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0A0000000A6114E15126D6B2D7.gif" manifest:media-type="image/gif"/>
  <manifest:file-entry manifest:full-path="Pictures/100000000000005000000010E101A7130EDAA4E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automatic-styles>
    <style:style style:name="Tábla8" style:family="table">
      <style:table-properties style:width="2.5479in" table:align="left"/>
    </style:style>
    <style:style style:name="Tábla8.A" style:family="table-column">
      <style:table-column-properties style:column-width="0.6368in"/>
    </style:style>
    <style:style style:name="Tábla8.D" style:family="table-column">
      <style:table-column-properties style:column-width="0.6375in"/>
    </style:style>
    <style:style style:name="Tábla8.A1" style:family="table-cell">
      <style:table-cell-properties fo:background-color="#999999" fo:padding="0.0382in" fo:border="0.05pt solid #000000">
        <style:background-image/>
      </style:table-cell-properties>
    </style:style>
    <style:style style:name="Tábla8.A2" style:family="table-cell">
      <style:table-cell-properties fo:background-color="#e6e6e6" fo:padding="0.0382in" fo:border-left="0.05pt solid #000000" fo:border-right="none" fo:border-top="none" fo:border-bottom="0.05pt solid #000000">
        <style:background-image/>
      </style:table-cell-properties>
    </style:style>
    <style:style style:name="Tábla8.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a8.A3" style:family="table-cell">
      <style:table-cell-properties fo:background-color="transparent" fo:padding="0.0382in" fo:border-left="0.05pt solid #000000" fo:border-right="none" fo:border-top="none" fo:border-bottom="0.05pt solid #000000">
        <style:background-image/>
      </style:table-cell-properties>
    </style:style>
    <style:style style:name="Tábla8.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a8.A7" style:family="table-cell">
      <style:table-cell-properties fo:padding="0.0382in" fo:border-left="0.05pt solid #000000" fo:border-right="none" fo:border-top="none" fo:border-bottom="0.05pt solid #000000"/>
    </style:style>
    <style:style style:name="Tábla8.B7" style:family="table-cell">
      <style:table-cell-properties fo:padding="0.0382in" fo:border-left="0.05pt solid #000000" fo:border-right="none" fo:border-top="none" fo:border-bottom="0.05pt solid #000000"/>
    </style:style>
    <style:style style:name="Tábla8.C7" style:family="table-cell">
      <style:table-cell-properties fo:background-color="#b3b3b3" fo:padding="0.0382in" fo:border-left="0.05pt solid #000000" fo:border-right="none" fo:border-top="none" fo:border-bottom="0.05pt solid #000000">
        <style:background-image/>
      </style:table-cell-properties>
    </style:style>
    <style:style style:name="Tábla8.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a1" style:family="table">
      <style:table-properties style:width="2.734in" table:align="left"/>
    </style:style>
    <style:style style:name="Tábla1.A" style:family="table-column">
      <style:table-column-properties style:column-width="0.6833in"/>
    </style:style>
    <style:style style:name="Tábla1.D" style:family="table-column">
      <style:table-column-properties style:column-width="0.684in"/>
    </style:style>
    <style:style style:name="Tábla1.1" style:family="table-row">
      <style:table-row-properties style:row-height="0.284in"/>
    </style:style>
    <style:style style:name="Tábla1.A1" style:family="table-cell">
      <style:table-cell-properties fo:background-color="#b3b3b3" fo:padding="0.0382in" fo:border="0.05pt solid #000000">
        <style:background-image/>
      </style:table-cell-properties>
    </style:style>
    <style:style style:name="Tábla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1.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1.A3" style:family="table-cell">
      <style:table-cell-properties style:vertical-align="middle" fo:padding="0.0382in" fo:border-left="0.05pt solid #000000" fo:border-right="none" fo:border-top="none" fo:border-bottom="0.05pt solid #000000"/>
    </style:style>
    <style:style style:name="Tábla1.B3" style:family="table-cell">
      <style:table-cell-properties style:vertical-align="middle" fo:padding="0.0382in" fo:border-left="0.05pt solid #000000" fo:border-right="none" fo:border-top="none" fo:border-bottom="0.05pt solid #000000"/>
    </style:style>
    <style:style style:name="Tábla1.C3" style:family="table-cell">
      <style:table-cell-properties style:vertical-align="middle" fo:padding="0.0382in" fo:border-left="0.05pt solid #000000" fo:border-right="none" fo:border-top="none" fo:border-bottom="0.05pt solid #000000"/>
    </style:style>
    <style:style style:name="Tábla1.D3" style:family="table-cell">
      <style:table-cell-properties style:vertical-align="middle" fo:padding="0.0382in" fo:border-left="0.05pt solid #000000" fo:border-right="0.05pt solid #000000" fo:border-top="none" fo:border-bottom="0.05pt solid #000000"/>
    </style:style>
    <style:style style:name="Tábla1.A4" style:family="table-cell">
      <style:table-cell-properties style:vertical-align="middle" fo:padding="0.0382in" fo:border-left="0.05pt solid #000000" fo:border-right="none" fo:border-top="none" fo:border-bottom="0.05pt solid #000000"/>
    </style:style>
    <style:style style:name="Tábla1.B4" style:family="table-cell">
      <style:table-cell-properties style:vertical-align="middle" fo:padding="0.0382in" fo:border-left="0.05pt solid #000000" fo:border-right="none" fo:border-top="none" fo:border-bottom="0.05pt solid #000000"/>
    </style:style>
    <style:style style:name="Tábla1.C4" style:family="table-cell">
      <style:table-cell-properties style:vertical-align="middle" fo:padding="0.0382in" fo:border-left="0.05pt solid #000000" fo:border-right="none" fo:border-top="none" fo:border-bottom="0.05pt solid #000000"/>
    </style:style>
    <style:style style:name="Tábla1.D4" style:family="table-cell">
      <style:table-cell-properties style:vertical-align="middle" fo:padding="0.0382in" fo:border-left="0.05pt solid #000000" fo:border-right="0.05pt solid #000000" fo:border-top="none" fo:border-bottom="0.05pt solid #000000"/>
    </style:style>
    <style:style style:name="Tábla1.A5" style:family="table-cell">
      <style:table-cell-properties style:vertical-align="middle" fo:padding="0.0382in" fo:border-left="0.05pt solid #000000" fo:border-right="none" fo:border-top="none" fo:border-bottom="0.05pt solid #000000"/>
    </style:style>
    <style:style style:name="Tábla1.B5" style:family="table-cell">
      <style:table-cell-properties style:vertical-align="middle" fo:padding="0.0382in" fo:border-left="0.05pt solid #000000" fo:border-right="none" fo:border-top="none" fo:border-bottom="0.05pt solid #000000"/>
    </style:style>
    <style:style style:name="Tábla1.C5" style:family="table-cell">
      <style:table-cell-properties style:vertical-align="middle" fo:padding="0.0382in" fo:border-left="0.05pt solid #000000" fo:border-right="none" fo:border-top="none" fo:border-bottom="0.05pt solid #000000"/>
    </style:style>
    <style:style style:name="Tábla1.D5" style:family="table-cell">
      <style:table-cell-properties style:vertical-align="middle" fo:padding="0.0382in" fo:border-left="0.05pt solid #000000" fo:border-right="0.05pt solid #000000" fo:border-top="none" fo:border-bottom="0.05pt solid #000000"/>
    </style:style>
    <style:style style:name="Tábla1.A6" style:family="table-cell">
      <style:table-cell-properties style:vertical-align="middle" fo:padding="0.0382in" fo:border-left="0.05pt solid #000000" fo:border-right="none" fo:border-top="none" fo:border-bottom="0.05pt solid #000000"/>
    </style:style>
    <style:style style:name="Tábla1.B6" style:family="table-cell">
      <style:table-cell-properties style:vertical-align="middle" fo:padding="0.0382in" fo:border-left="0.05pt solid #000000" fo:border-right="none" fo:border-top="none" fo:border-bottom="0.05pt solid #000000"/>
    </style:style>
    <style:style style:name="Tábla1.C6" style:family="table-cell">
      <style:table-cell-properties style:vertical-align="middle" fo:padding="0.0382in" fo:border-left="0.05pt solid #000000" fo:border-right="none" fo:border-top="none" fo:border-bottom="0.05pt solid #000000"/>
    </style:style>
    <style:style style:name="Tábla1.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1.A7" style:family="table-cell">
      <style:table-cell-properties style:vertical-align="middle" fo:padding="0.0382in" fo:border-left="0.05pt solid #000000" fo:border-right="none" fo:border-top="none" fo:border-bottom="0.05pt solid #000000"/>
    </style:style>
    <style:style style:name="Tábla1.B7" style:family="table-cell">
      <style:table-cell-properties style:vertical-align="middle" fo:padding="0.0382in" fo:border-left="0.05pt solid #000000" fo:border-right="none" fo:border-top="none" fo:border-bottom="0.05pt solid #000000"/>
    </style:style>
    <style:style style:name="Tábla1.C7" style:family="table-cell">
      <style:table-cell-properties style:vertical-align="middle" fo:padding="0.0382in" fo:border-left="0.05pt solid #000000" fo:border-right="none" fo:border-top="none" fo:border-bottom="0.05pt solid #000000"/>
    </style:style>
    <style:style style:name="Tábla1.A8" style:family="table-cell">
      <style:table-cell-properties style:vertical-align="middle" fo:padding="0.0382in" fo:border-left="0.05pt solid #000000" fo:border-right="none" fo:border-top="none" fo:border-bottom="0.05pt solid #000000"/>
    </style:style>
    <style:style style:name="Tábla1.B8" style:family="table-cell">
      <style:table-cell-properties style:vertical-align="middle" fo:background-color="#999999" fo:padding="0.0382in" fo:border-left="0.05pt solid #000000" fo:border-right="none" fo:border-top="none" fo:border-bottom="0.05pt solid #000000">
        <style:background-image/>
      </style:table-cell-properties>
    </style:style>
    <style:style style:name="Tábla1.D8" style:family="table-cell">
      <style:table-cell-properties style:vertical-align="middle" fo:background-color="#999999" fo:padding="0.0382in" fo:border-left="0.05pt solid #000000" fo:border-right="0.05pt solid #000000" fo:border-top="none" fo:border-bottom="0.05pt solid #000000">
        <style:background-image/>
      </style:table-cell-properties>
    </style:style>
    <style:style style:name="Tábla3" style:family="table">
      <style:table-properties style:width="2.734in" table:align="left"/>
    </style:style>
    <style:style style:name="Tábla3.A" style:family="table-column">
      <style:table-column-properties style:column-width="0.6833in"/>
    </style:style>
    <style:style style:name="Tábla3.D" style:family="table-column">
      <style:table-column-properties style:column-width="0.684in"/>
    </style:style>
    <style:style style:name="Tábla3.1" style:family="table-row">
      <style:table-row-properties style:row-height="0.4451in"/>
    </style:style>
    <style:style style:name="Tábla3.A1" style:family="table-cell">
      <style:table-cell-properties fo:background-color="#b3b3b3" fo:padding="0.0382in" fo:border="0.05pt solid #000000">
        <style:background-image/>
      </style:table-cell-properties>
    </style:style>
    <style:style style:name="Tábla3.A2" style:family="table-cell">
      <style:table-cell-properties style:vertical-align="middle" fo:padding="0.0382in" fo:border-left="0.05pt solid #000000" fo:border-right="none" fo:border-top="none" fo:border-bottom="0.05pt solid #000000"/>
    </style:style>
    <style:style style:name="Tábla3.D2" style:family="table-cell">
      <style:table-cell-properties style:vertical-align="middle" fo:padding="0.0382in" fo:border-left="0.05pt solid #000000" fo:border-right="0.05pt solid #000000" fo:border-top="none" fo:border-bottom="0.05pt solid #000000"/>
    </style:style>
    <style:style style:name="Táblázat32" style:family="table">
      <style:table-properties style:width="2.4889in" fo:break-before="column" table:align="left"/>
    </style:style>
    <style:style style:name="Táblázat32.A" style:family="table-column">
      <style:table-column-properties style:column-width="0.7194in"/>
    </style:style>
    <style:style style:name="Táblázat32.B" style:family="table-column">
      <style:table-column-properties style:column-width="0.4424in"/>
    </style:style>
    <style:style style:name="Táblázat32.A1" style:family="table-cell">
      <style:table-cell-properties fo:padding="0.0382in" fo:border-left="0.05pt solid #000000" fo:border-right="none" fo:border-top="0.05pt solid #000000" fo:border-bottom="0.05pt solid #000000"/>
    </style:style>
    <style:style style:name="Táblázat32.E1" style:family="table-cell">
      <style:table-cell-properties fo:padding="0.0382in" fo:border="0.05pt solid #000000"/>
    </style:style>
    <style:style style:name="Táblázat32.A2" style:family="table-cell">
      <style:table-cell-properties fo:padding="0.0382in" fo:border-left="0.05pt solid #000000" fo:border-right="none" fo:border-top="none" fo:border-bottom="0.05pt solid #000000"/>
    </style:style>
    <style:style style:name="Táblázat32.B2" style:family="table-cell">
      <style:table-cell-properties fo:padding-left="0.0396in" fo:padding-right="0.0396in" fo:padding-top="0.0396in" fo:padding-bottom="0in" fo:border-left="0.05pt solid #000000" fo:border-right="none" fo:border-top="none" fo:border-bottom="0.05pt solid #000000"/>
    </style:style>
    <style:style style:name="Táblázat32.E2" style:family="table-cell">
      <style:table-cell-properties fo:padding-left="0.0396in" fo:padding-right="0.0396in" fo:padding-top="0.0396in" fo:padding-bottom="0in" fo:border-left="0.05pt solid #000000" fo:border-right="0.05pt solid #000000" fo:border-top="none" fo:border-bottom="0.05pt solid #000000"/>
    </style:style>
    <style:style style:name="Táblázat43" style:family="table">
      <style:table-properties style:width="2.4889in" fo:break-before="column" table:align="left"/>
    </style:style>
    <style:style style:name="Táblázat43.A" style:family="table-column">
      <style:table-column-properties style:column-width="0.7194in"/>
    </style:style>
    <style:style style:name="Táblázat43.B" style:family="table-column">
      <style:table-column-properties style:column-width="0.4424in"/>
    </style:style>
    <style:style style:name="Táblázat43.A1" style:family="table-cell">
      <style:table-cell-properties fo:padding="0.0382in" fo:border-left="0.05pt solid #000000" fo:border-right="none" fo:border-top="0.05pt solid #000000" fo:border-bottom="0.05pt solid #000000"/>
    </style:style>
    <style:style style:name="Táblázat43.E1" style:family="table-cell">
      <style:table-cell-properties fo:padding="0.0382in" fo:border="0.05pt solid #000000"/>
    </style:style>
    <style:style style:name="Táblázat43.A2" style:family="table-cell">
      <style:table-cell-properties fo:padding="0.0382in" fo:border-left="0.05pt solid #000000" fo:border-right="none" fo:border-top="none" fo:border-bottom="0.05pt solid #000000"/>
    </style:style>
    <style:style style:name="Táblázat43.B2" style:family="table-cell">
      <style:table-cell-properties fo:padding-left="0.0396in" fo:padding-right="0.0396in" fo:padding-top="0.0396in" fo:padding-bottom="0in" fo:border-left="0.05pt solid #000000" fo:border-right="none" fo:border-top="none" fo:border-bottom="0.05pt solid #000000"/>
    </style:style>
    <style:style style:name="Táblázat43.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15" style:family="table">
      <style:table-properties style:width="3.0597in" style:rel-width="100%" fo:break-before="column" table:align="left"/>
    </style:style>
    <style:style style:name="Tábla15.A" style:family="table-column">
      <style:table-column-properties style:column-width="1.0847in" style:rel-column-width="1562*"/>
    </style:style>
    <style:style style:name="Tábla15.B" style:family="table-column">
      <style:table-column-properties style:column-width="0.4931in" style:rel-column-width="710*"/>
    </style:style>
    <style:style style:name="Tábla15.C" style:family="table-column">
      <style:table-column-properties style:column-width="0.4938in" style:rel-column-width="711*"/>
    </style:style>
    <style:style style:name="Tábla15.A1" style:family="table-cell">
      <style:table-cell-properties fo:padding="0.0382in" fo:border-left="0.05pt solid #000000" fo:border-right="none" fo:border-top="0.05pt solid #000000" fo:border-bottom="0.05pt solid #000000"/>
    </style:style>
    <style:style style:name="Tábla15.E1" style:family="table-cell">
      <style:table-cell-properties fo:padding="0.0382in" fo:border="0.05pt solid #000000"/>
    </style:style>
    <style:style style:name="Tábla15.A2" style:family="table-cell">
      <style:table-cell-properties fo:padding="0.0382in" fo:border-left="0.05pt solid #000000" fo:border-right="none" fo:border-top="none" fo:border-bottom="0.05pt solid #000000"/>
    </style:style>
    <style:style style:name="Tábla15.B2" style:family="table-cell">
      <style:table-cell-properties fo:padding-left="0.0396in" fo:padding-right="0.0396in" fo:padding-top="0.0396in" fo:padding-bottom="0in" fo:border-left="0.05pt solid #000000" fo:border-right="none" fo:border-top="none" fo:border-bottom="0.05pt solid #000000"/>
    </style:style>
    <style:style style:name="Tábla15.E2" style:family="table-cell">
      <style:table-cell-properties fo:padding-left="0.0396in" fo:padding-right="0.0396in" fo:padding-top="0.0396in" fo:padding-bottom="0in" fo:border-left="0.05pt solid #000000" fo:border-right="0.05pt solid #000000" fo:border-top="none" fo:border-bottom="0.05pt solid #000000"/>
    </style:style>
    <style:style style:name="Tábla5" style:family="table">
      <style:table-properties style:width="2.734in" table:align="left"/>
    </style:style>
    <style:style style:name="Tábla5.A" style:family="table-column">
      <style:table-column-properties style:column-width="0.6833in"/>
    </style:style>
    <style:style style:name="Tábla5.D" style:family="table-column">
      <style:table-column-properties style:column-width="0.684in"/>
    </style:style>
    <style:style style:name="Tábla5.1" style:family="table-row">
      <style:table-row-properties style:row-height="0.341in"/>
    </style:style>
    <style:style style:name="Tábla5.A1" style:family="table-cell">
      <style:table-cell-properties fo:background-color="#b3b3b3" fo:padding="0.0382in" fo:border="0.05pt solid #000000">
        <style:background-image/>
      </style:table-cell-properties>
    </style:style>
    <style:style style:name="Tábla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a5.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a5.A3" style:family="table-cell">
      <style:table-cell-properties style:vertical-align="middle" fo:padding="0.0382in" fo:border-left="0.05pt solid #000000" fo:border-right="none" fo:border-top="none" fo:border-bottom="0.05pt solid #000000"/>
    </style:style>
    <style:style style:name="Tábla5.B3" style:family="table-cell">
      <style:table-cell-properties style:vertical-align="middle" fo:padding="0.0382in" fo:border-left="0.05pt solid #000000" fo:border-right="none" fo:border-top="none" fo:border-bottom="0.05pt solid #000000"/>
    </style:style>
    <style:style style:name="Tábla5.C3" style:family="table-cell">
      <style:table-cell-properties style:vertical-align="middle" fo:padding="0.0382in" fo:border-left="0.05pt solid #000000" fo:border-right="none" fo:border-top="none" fo:border-bottom="0.05pt solid #000000"/>
    </style:style>
    <style:style style:name="Tábla5.D3" style:family="table-cell">
      <style:table-cell-properties style:vertical-align="middle" fo:padding="0.0382in" fo:border-left="0.05pt solid #000000" fo:border-right="0.05pt solid #000000" fo:border-top="none" fo:border-bottom="0.05pt solid #000000"/>
    </style:style>
    <style:style style:name="Tábla5.A4" style:family="table-cell">
      <style:table-cell-properties style:vertical-align="middle" fo:padding="0.0382in" fo:border-left="0.05pt solid #000000" fo:border-right="none" fo:border-top="none" fo:border-bottom="0.05pt solid #000000"/>
    </style:style>
    <style:style style:name="Tábla5.B4" style:family="table-cell">
      <style:table-cell-properties style:vertical-align="middle" fo:padding="0.0382in" fo:border-left="0.05pt solid #000000" fo:border-right="none" fo:border-top="none" fo:border-bottom="0.05pt solid #000000"/>
    </style:style>
    <style:style style:name="Tábla5.C4" style:family="table-cell">
      <style:table-cell-properties style:vertical-align="middle" fo:padding="0.0382in" fo:border-left="0.05pt solid #000000" fo:border-right="none" fo:border-top="none" fo:border-bottom="0.05pt solid #000000"/>
    </style:style>
    <style:style style:name="Tábla5.D4" style:family="table-cell">
      <style:table-cell-properties style:vertical-align="middle" fo:padding="0.0382in" fo:border-left="0.05pt solid #000000" fo:border-right="0.05pt solid #000000" fo:border-top="none" fo:border-bottom="0.05pt solid #000000"/>
    </style:style>
    <style:style style:name="Tábla5.A5" style:family="table-cell">
      <style:table-cell-properties style:vertical-align="middle" fo:padding="0.0382in" fo:border-left="0.05pt solid #000000" fo:border-right="none" fo:border-top="none" fo:border-bottom="0.05pt solid #000000"/>
    </style:style>
    <style:style style:name="Tábla5.B5" style:family="table-cell">
      <style:table-cell-properties style:vertical-align="middle" fo:padding="0.0382in" fo:border-left="0.05pt solid #000000" fo:border-right="none" fo:border-top="none" fo:border-bottom="0.05pt solid #000000"/>
    </style:style>
    <style:style style:name="Tábla5.C5" style:family="table-cell">
      <style:table-cell-properties style:vertical-align="middle" fo:padding="0.0382in" fo:border-left="0.05pt solid #000000" fo:border-right="none" fo:border-top="none" fo:border-bottom="0.05pt solid #000000"/>
    </style:style>
    <style:style style:name="Tábla5.D5" style:family="table-cell">
      <style:table-cell-properties style:vertical-align="middle" fo:padding="0.0382in" fo:border-left="0.05pt solid #000000" fo:border-right="0.05pt solid #000000" fo:border-top="none" fo:border-bottom="0.05pt solid #000000"/>
    </style:style>
    <style:style style:name="Tábla5.A6" style:family="table-cell">
      <style:table-cell-properties style:vertical-align="middle" fo:padding="0.0382in" fo:border-left="0.05pt solid #000000" fo:border-right="none" fo:border-top="none" fo:border-bottom="0.05pt solid #000000"/>
    </style:style>
    <style:style style:name="Tábla5.B6" style:family="table-cell">
      <style:table-cell-properties style:vertical-align="middle" fo:padding="0.0382in" fo:border-left="0.05pt solid #000000" fo:border-right="none" fo:border-top="none" fo:border-bottom="0.05pt solid #000000"/>
    </style:style>
    <style:style style:name="Tábla5.C6" style:family="table-cell">
      <style:table-cell-properties style:vertical-align="middle" fo:padding="0.0382in" fo:border-left="0.05pt solid #000000" fo:border-right="none" fo:border-top="none" fo:border-bottom="0.05pt solid #000000"/>
    </style:style>
    <style:style style:name="Tábla5.D6"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a5.A7" style:family="table-cell">
      <style:table-cell-properties style:vertical-align="middle" fo:padding="0.0382in" fo:border-left="0.05pt solid #000000" fo:border-right="none" fo:border-top="none" fo:border-bottom="0.05pt solid #000000"/>
    </style:style>
    <style:style style:name="Tábla5.B7" style:family="table-cell">
      <style:table-cell-properties style:vertical-align="middle" fo:background-color="#666666" fo:padding="0.0382in" fo:border-left="0.05pt solid #000000" fo:border-right="none" fo:border-top="none" fo:border-bottom="0.05pt solid #000000">
        <style:background-image/>
      </style:table-cell-properties>
    </style:style>
    <style:style style:name="Tábla5.D7" style:family="table-cell">
      <style:table-cell-properties style:vertical-align="middle" fo:background-color="#666666" fo:padding="0.0382in" fo:border-left="0.05pt solid #000000" fo:border-right="0.05pt solid #000000" fo:border-top="none" fo:border-bottom="0.05pt solid #000000">
        <style:background-image/>
      </style:table-cell-properties>
    </style:style>
    <style:style style:name="Tábla7" style:family="table">
      <style:table-properties style:width="2.734in" table:align="left"/>
    </style:style>
    <style:style style:name="Tábla7.A" style:family="table-column">
      <style:table-column-properties style:column-width="0.6833in"/>
    </style:style>
    <style:style style:name="Tábla7.D" style:family="table-column">
      <style:table-column-properties style:column-width="0.684in"/>
    </style:style>
    <style:style style:name="Tábla7.1" style:family="table-row">
      <style:table-row-properties style:row-height="0.4826in"/>
    </style:style>
    <style:style style:name="Tábla7.A1" style:family="table-cell">
      <style:table-cell-properties fo:background-color="#b3b3b3" fo:padding="0.0382in" fo:border="0.05pt solid #000000">
        <style:background-image/>
      </style:table-cell-properties>
    </style:style>
    <style:style style:name="Tábla7.A2" style:family="table-cell">
      <style:table-cell-properties style:vertical-align="middle" fo:padding="0.0382in" fo:border-left="0.05pt solid #000000" fo:border-right="none" fo:border-top="none" fo:border-bottom="0.05pt solid #000000"/>
    </style:style>
    <style:style style:name="Tábla7.D2" style:family="table-cell">
      <style:table-cell-properties style:vertical-align="middle" fo:padding="0.0382in" fo:border-left="0.05pt solid #000000" fo:border-right="0.05pt solid #000000" fo:border-top="none" fo:border-bottom="0.05pt solid #000000"/>
    </style:style>
    <style:style style:name="Táblázat20" style:family="table">
      <style:table-properties style:width="6.5833in" style:rel-width="100%" table:align="center"/>
    </style:style>
    <style:style style:name="Táblázat20.A" style:family="table-column">
      <style:table-column-properties style:column-width="6.5833in" style:rel-column-width="9637*"/>
    </style:style>
    <style:style style:name="Táblázat20.A1" style:family="table-cell">
      <style:table-cell-properties fo:padding="0.0382in" fo:border="0.05pt solid #000000"/>
    </style:style>
    <style:style style:name="Táblázat21" style:family="table">
      <style:table-properties style:width="3.2917in" style:rel-width="50%" table:align="center"/>
    </style:style>
    <style:style style:name="Táblázat21.A" style:family="table-column">
      <style:table-column-properties style:column-width="3.2917in" style:rel-column-width="4819*"/>
    </style:style>
    <style:style style:name="Táblázat21.A1" style:family="table-cell">
      <style:table-cell-properties fo:padding="0.0382in" fo:border="0.05pt solid #000000"/>
    </style:style>
    <style:style style:name="Táblázat29" style:family="table">
      <style:table-properties style:width="3.3799in" table:align="left"/>
    </style:style>
    <style:style style:name="Táblázat29.A" style:family="table-column">
      <style:table-column-properties style:column-width="1.1979in"/>
    </style:style>
    <style:style style:name="Táblázat29.B" style:family="table-column">
      <style:table-column-properties style:column-width="2.1819in"/>
    </style:style>
    <style:style style:name="Táblázat2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29.B1" style:family="table-cell">
      <style:table-cell-properties fo:background-color="#e6e6e6" fo:padding="0.0382in" fo:border="0.05pt solid #000000">
        <style:background-image/>
      </style:table-cell-properties>
    </style:style>
    <style:style style:name="Táblázat29.A2" style:family="table-cell">
      <style:table-cell-properties fo:padding="0.0382in" fo:border-left="0.05pt solid #000000" fo:border-right="none" fo:border-top="none" fo:border-bottom="0.05pt solid #000000"/>
    </style:style>
    <style:style style:name="Táblázat29.B2" style:family="table-cell">
      <style:table-cell-properties fo:padding="0.0382in" fo:border-left="0.05pt solid #000000" fo:border-right="0.05pt solid #000000" fo:border-top="none" fo:border-bottom="0.05pt solid #000000"/>
    </style:style>
    <style:style style:name="Táblázat29.A3" style:family="table-cell">
      <style:table-cell-properties fo:padding="0.0382in" fo:border-left="0.05pt solid #000000" fo:border-right="none" fo:border-top="none" fo:border-bottom="0.05pt solid #000000"/>
    </style:style>
    <style:style style:name="Táblázat29.B3" style:family="table-cell">
      <style:table-cell-properties fo:padding="0.0382in" fo:border-left="0.05pt solid #000000" fo:border-right="0.05pt solid #000000" fo:border-top="none" fo:border-bottom="0.05pt solid #000000"/>
    </style:style>
    <style:style style:name="Táblázat29.A4" style:family="table-cell">
      <style:table-cell-properties fo:padding="0.0382in" fo:border-left="0.05pt solid #000000" fo:border-right="none" fo:border-top="none" fo:border-bottom="0.05pt solid #000000"/>
    </style:style>
    <style:style style:name="Táblázat29.B4" style:family="table-cell">
      <style:table-cell-properties fo:padding="0.0382in" fo:border-left="0.05pt solid #000000" fo:border-right="0.05pt solid #000000" fo:border-top="none" fo:border-bottom="0.05pt solid #000000"/>
    </style:style>
    <style:style style:name="Táblázat29.A5" style:family="table-cell">
      <style:table-cell-properties fo:padding="0.0382in" fo:border-left="0.05pt solid #000000" fo:border-right="none" fo:border-top="none" fo:border-bottom="0.05pt solid #000000"/>
    </style:style>
    <style:style style:name="Táblázat29.B5" style:family="table-cell">
      <style:table-cell-properties fo:padding="0.0382in" fo:border-left="0.05pt solid #000000" fo:border-right="0.05pt solid #000000" fo:border-top="none" fo:border-bottom="0.05pt solid #000000"/>
    </style:style>
    <style:style style:name="Táblázat29.A6" style:family="table-cell">
      <style:table-cell-properties fo:padding="0.0382in" fo:border-left="0.05pt solid #000000" fo:border-right="none" fo:border-top="none" fo:border-bottom="0.05pt solid #000000"/>
    </style:style>
    <style:style style:name="Táblázat29.B6" style:family="table-cell">
      <style:table-cell-properties fo:padding="0.0382in" fo:border-left="0.05pt solid #000000" fo:border-right="0.05pt solid #000000" fo:border-top="none" fo:border-bottom="0.05pt solid #000000"/>
    </style:style>
    <style:style style:name="Táblázat29.A7" style:family="table-cell">
      <style:table-cell-properties fo:padding="0.0382in" fo:border-left="0.05pt solid #000000" fo:border-right="none" fo:border-top="none" fo:border-bottom="0.05pt solid #000000"/>
    </style:style>
    <style:style style:name="Táblázat29.B7" style:family="table-cell">
      <style:table-cell-properties fo:padding="0.0382in" fo:border-left="0.05pt solid #000000" fo:border-right="0.05pt solid #000000" fo:border-top="none" fo:border-bottom="0.05pt solid #000000"/>
    </style:style>
    <style:style style:name="Táblázat29.A8" style:family="table-cell">
      <style:table-cell-properties fo:padding="0.0382in" fo:border-left="0.05pt solid #000000" fo:border-right="none" fo:border-top="none" fo:border-bottom="0.05pt solid #000000"/>
    </style:style>
    <style:style style:name="Táblázat29.B8" style:family="table-cell">
      <style:table-cell-properties fo:padding="0.0382in" fo:border-left="0.05pt solid #000000" fo:border-right="0.05pt solid #000000" fo:border-top="none" fo:border-bottom="0.05pt solid #000000"/>
    </style:style>
    <style:style style:name="Táblázat29.A9" style:family="table-cell">
      <style:table-cell-properties fo:padding="0.0382in" fo:border-left="0.05pt solid #000000" fo:border-right="none" fo:border-top="none" fo:border-bottom="0.05pt solid #000000"/>
    </style:style>
    <style:style style:name="Táblázat29.B9" style:family="table-cell">
      <style:table-cell-properties fo:padding="0.0382in" fo:border-left="0.05pt solid #000000" fo:border-right="0.05pt solid #000000" fo:border-top="none" fo:border-bottom="0.05pt solid #000000"/>
    </style:style>
    <style:style style:name="Táblázat29.A10" style:family="table-cell">
      <style:table-cell-properties fo:padding="0.0382in" fo:border-left="0.05pt solid #000000" fo:border-right="none" fo:border-top="none" fo:border-bottom="0.05pt solid #000000"/>
    </style:style>
    <style:style style:name="Táblázat29.B10" style:family="table-cell">
      <style:table-cell-properties fo:padding="0.0382in" fo:border-left="0.05pt solid #000000" fo:border-right="0.05pt solid #000000" fo:border-top="none" fo:border-bottom="0.05pt solid #000000"/>
    </style:style>
    <style:style style:name="Táblázat29.A11" style:family="table-cell">
      <style:table-cell-properties fo:padding="0.0382in" fo:border-left="0.05pt solid #000000" fo:border-right="none" fo:border-top="none" fo:border-bottom="0.05pt solid #000000"/>
    </style:style>
    <style:style style:name="Táblázat29.B11" style:family="table-cell">
      <style:table-cell-properties fo:padding="0.0382in" fo:border-left="0.05pt solid #000000" fo:border-right="0.05pt solid #000000" fo:border-top="none" fo:border-bottom="0.05pt solid #000000"/>
    </style:style>
    <style:style style:name="Táblázat29.A12" style:family="table-cell">
      <style:table-cell-properties fo:padding="0.0382in" fo:border-left="0.05pt solid #000000" fo:border-right="none" fo:border-top="none" fo:border-bottom="0.05pt solid #000000"/>
    </style:style>
    <style:style style:name="Táblázat29.B12" style:family="table-cell">
      <style:table-cell-properties fo:padding="0.0382in" fo:border-left="0.05pt solid #000000" fo:border-right="0.05pt solid #000000" fo:border-top="none" fo:border-bottom="0.05pt solid #000000"/>
    </style:style>
    <style:style style:name="Táblázat29.A13" style:family="table-cell">
      <style:table-cell-properties fo:padding="0.0382in" fo:border-left="0.05pt solid #000000" fo:border-right="none" fo:border-top="none" fo:border-bottom="0.05pt solid #000000"/>
    </style:style>
    <style:style style:name="Táblázat29.B13" style:family="table-cell">
      <style:table-cell-properties fo:padding="0.0382in" fo:border-left="0.05pt solid #000000" fo:border-right="0.05pt solid #000000" fo:border-top="none" fo:border-bottom="0.05pt solid #000000"/>
    </style:style>
    <style:style style:name="Táblázat29.A14" style:family="table-cell">
      <style:table-cell-properties fo:padding="0.0382in" fo:border-left="0.05pt solid #000000" fo:border-right="none" fo:border-top="none" fo:border-bottom="0.05pt solid #000000"/>
    </style:style>
    <style:style style:name="Táblázat29.B14" style:family="table-cell">
      <style:table-cell-properties fo:padding="0.0382in" fo:border-left="0.05pt solid #000000" fo:border-right="0.05pt solid #000000" fo:border-top="none" fo:border-bottom="0.05pt solid #000000"/>
    </style:style>
    <style:style style:name="Táblázat29.A15" style:family="table-cell">
      <style:table-cell-properties fo:padding="0.0382in" fo:border-left="0.05pt solid #000000" fo:border-right="none" fo:border-top="none" fo:border-bottom="0.05pt solid #000000"/>
    </style:style>
    <style:style style:name="Táblázat29.B15" style:family="table-cell">
      <style:table-cell-properties fo:padding="0.0382in" fo:border-left="0.05pt solid #000000" fo:border-right="0.05pt solid #000000" fo:border-top="none" fo:border-bottom="0.05pt solid #000000"/>
    </style:style>
    <style:style style:name="Táblázat29.A16" style:family="table-cell">
      <style:table-cell-properties fo:padding="0.0382in" fo:border-left="0.05pt solid #000000" fo:border-right="none" fo:border-top="none" fo:border-bottom="0.05pt solid #000000"/>
    </style:style>
    <style:style style:name="Táblázat29.B16" style:family="table-cell">
      <style:table-cell-properties fo:padding="0.0382in" fo:border-left="0.05pt solid #000000" fo:border-right="0.05pt solid #000000" fo:border-top="none" fo:border-bottom="0.05pt solid #000000"/>
    </style:style>
    <style:style style:name="Táblázat29.A17" style:family="table-cell">
      <style:table-cell-properties fo:padding="0.0382in" fo:border-left="0.05pt solid #000000" fo:border-right="none" fo:border-top="none" fo:border-bottom="0.05pt solid #000000"/>
    </style:style>
    <style:style style:name="Táblázat29.B17" style:family="table-cell">
      <style:table-cell-properties fo:padding="0.0382in" fo:border-left="0.05pt solid #000000" fo:border-right="0.05pt solid #000000" fo:border-top="none" fo:border-bottom="0.05pt solid #000000"/>
    </style:style>
    <style:style style:name="Táblázat34" style:family="table">
      <style:table-properties style:width="5.1694in" table:align="left"/>
    </style:style>
    <style:style style:name="Táblázat34.A" style:family="table-column">
      <style:table-column-properties style:column-width="1.0319in"/>
    </style:style>
    <style:style style:name="Táblázat34.B" style:family="table-column">
      <style:table-column-properties style:column-width="1.5257in"/>
    </style:style>
    <style:style style:name="Táblázat34.C" style:family="table-column">
      <style:table-column-properties style:column-width="0.6528in"/>
    </style:style>
    <style:style style:name="Táblázat34.F" style:family="table-column">
      <style:table-column-properties style:column-width="0.6535in"/>
    </style:style>
    <style:style style:name="Táblázat3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áblázat34.F1" style:family="table-cell">
      <style:table-cell-properties fo:background-color="#e6e6e6" fo:padding="0.0382in" fo:border="0.05pt solid #000000">
        <style:background-image/>
      </style:table-cell-properties>
    </style:style>
    <style:style style:name="Táblázat34.A2" style:family="table-cell">
      <style:table-cell-properties fo:padding="0.0382in" fo:border-left="0.05pt solid #000000" fo:border-right="none" fo:border-top="none" fo:border-bottom="0.05pt solid #000000"/>
    </style:style>
    <style:style style:name="Táblázat34.B2" style:family="table-cell">
      <style:table-cell-properties fo:padding="0.0382in" fo:border-left="0.05pt solid #000000" fo:border-right="none" fo:border-top="none" fo:border-bottom="0.05pt solid #000000"/>
    </style:style>
    <style:style style:name="Táblázat34.C2" style:family="table-cell">
      <style:table-cell-properties fo:padding="0.0382in" fo:border-left="0.05pt solid #000000" fo:border-right="none" fo:border-top="none" fo:border-bottom="0.05pt solid #000000"/>
    </style:style>
    <style:style style:name="Táblázat34.D2" style:family="table-cell">
      <style:table-cell-properties fo:padding="0.0382in" fo:border-left="0.05pt solid #000000" fo:border-right="none" fo:border-top="none" fo:border-bottom="0.05pt solid #000000"/>
    </style:style>
    <style:style style:name="Táblázat34.E2" style:family="table-cell">
      <style:table-cell-properties fo:padding="0.0382in" fo:border-left="0.05pt solid #000000" fo:border-right="none" fo:border-top="none" fo:border-bottom="0.05pt solid #000000"/>
    </style:style>
    <style:style style:name="Táblázat34.F2" style:family="table-cell">
      <style:table-cell-properties fo:padding="0.0382in" fo:border-left="0.05pt solid #000000" fo:border-right="0.05pt solid #000000" fo:border-top="none" fo:border-bottom="0.05pt solid #000000"/>
    </style:style>
    <style:style style:name="Táblázat34.A3" style:family="table-cell">
      <style:table-cell-properties fo:padding="0.0382in" fo:border-left="0.05pt solid #000000" fo:border-right="none" fo:border-top="none" fo:border-bottom="0.05pt solid #000000"/>
    </style:style>
    <style:style style:name="Táblázat34.B3" style:family="table-cell">
      <style:table-cell-properties fo:padding="0.0382in" fo:border-left="0.05pt solid #000000" fo:border-right="none" fo:border-top="none" fo:border-bottom="0.05pt solid #000000"/>
    </style:style>
    <style:style style:name="Táblázat34.C3" style:family="table-cell">
      <style:table-cell-properties fo:padding="0.0382in" fo:border-left="0.05pt solid #000000" fo:border-right="none" fo:border-top="none" fo:border-bottom="0.05pt solid #000000"/>
    </style:style>
    <style:style style:name="Táblázat34.D3" style:family="table-cell">
      <style:table-cell-properties fo:padding="0.0382in" fo:border-left="0.05pt solid #000000" fo:border-right="none" fo:border-top="none" fo:border-bottom="0.05pt solid #000000"/>
    </style:style>
    <style:style style:name="Táblázat34.E3" style:family="table-cell">
      <style:table-cell-properties fo:padding="0.0382in" fo:border-left="0.05pt solid #000000" fo:border-right="none" fo:border-top="none" fo:border-bottom="0.05pt solid #000000"/>
    </style:style>
    <style:style style:name="Táblázat34.F3" style:family="table-cell">
      <style:table-cell-properties fo:padding="0.0382in" fo:border-left="0.05pt solid #000000" fo:border-right="0.05pt solid #000000" fo:border-top="none" fo:border-bottom="0.05pt solid #000000"/>
    </style:style>
    <style:style style:name="Táblázat34.A4" style:family="table-cell">
      <style:table-cell-properties fo:padding="0.0382in" fo:border-left="0.05pt solid #000000" fo:border-right="none" fo:border-top="none" fo:border-bottom="0.05pt solid #000000"/>
    </style:style>
    <style:style style:name="Táblázat34.B4" style:family="table-cell">
      <style:table-cell-properties fo:padding="0.0382in" fo:border-left="0.05pt solid #000000" fo:border-right="none" fo:border-top="none" fo:border-bottom="0.05pt solid #000000"/>
    </style:style>
    <style:style style:name="Táblázat34.C4" style:family="table-cell">
      <style:table-cell-properties fo:padding="0.0382in" fo:border-left="0.05pt solid #000000" fo:border-right="none" fo:border-top="none" fo:border-bottom="0.05pt solid #000000"/>
    </style:style>
    <style:style style:name="Táblázat34.D4" style:family="table-cell">
      <style:table-cell-properties fo:padding="0.0382in" fo:border-left="0.05pt solid #000000" fo:border-right="none" fo:border-top="none" fo:border-bottom="0.05pt solid #000000"/>
    </style:style>
    <style:style style:name="Táblázat34.E4" style:family="table-cell">
      <style:table-cell-properties fo:padding="0.0382in" fo:border-left="0.05pt solid #000000" fo:border-right="none" fo:border-top="none" fo:border-bottom="0.05pt solid #000000"/>
    </style:style>
    <style:style style:name="Táblázat34.F4" style:family="table-cell">
      <style:table-cell-properties fo:padding="0.0382in" fo:border-left="0.05pt solid #000000" fo:border-right="0.05pt solid #000000" fo:border-top="none" fo:border-bottom="0.05pt solid #000000"/>
    </style:style>
    <style:style style:name="Táblázat5" style:family="table">
      <style:table-properties style:width="6.45in" table:align="left" style:may-break-between-rows="false"/>
    </style:style>
    <style:style style:name="Táblázat5.A" style:family="table-column">
      <style:table-column-properties style:column-width="1.4722in"/>
    </style:style>
    <style:style style:name="Táblázat5.B" style:family="table-column">
      <style:table-column-properties style:column-width="4.9778in"/>
    </style:style>
    <style:style style:name="Táblázat5.A1" style:family="table-cell">
      <style:table-cell-properties fo:padding="0.0382in" fo:border="0.05pt solid #000000"/>
    </style:style>
    <style:style style:name="Táblázat5.A2"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5.B2" style:family="table-cell">
      <style:table-cell-properties fo:background-color="transparent" fo:padding="0.0382in" fo:border="0.05pt solid #000000">
        <style:background-image/>
      </style:table-cell-properties>
    </style:style>
    <style:style style:name="Táblázat5.A3" style:family="table-cell">
      <style:table-cell-properties style:vertical-align="middle" fo:padding="0.0382in" fo:border-left="0.05pt solid #000000" fo:border-right="none" fo:border-top="none" fo:border-bottom="0.05pt solid #000000"/>
    </style:style>
    <style:style style:name="Táblázat5.B3" style:family="table-cell">
      <style:table-cell-properties fo:padding="0.0382in" fo:border-left="0.05pt solid #000000" fo:border-right="0.05pt solid #000000" fo:border-top="none" fo:border-bottom="0.05pt solid #000000"/>
    </style:style>
    <style:style style:name="Táblázat5.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5.A5" style:family="table-cell">
      <style:table-cell-properties style:vertical-align="middle" fo:padding="0.0382in" fo:border-left="0.05pt solid #000000" fo:border-right="none" fo:border-top="none" fo:border-bottom="0.05pt solid #000000"/>
    </style:style>
    <style:style style:name="Táblázat5.B5" style:family="table-cell">
      <style:table-cell-properties fo:padding="0.0382in" fo:border-left="0.05pt solid #000000" fo:border-right="0.05pt solid #000000" fo:border-top="none" fo:border-bottom="0.05pt solid #000000"/>
    </style:style>
    <style:style style:name="Táblázat5.A6" style:family="table-cell">
      <style:table-cell-properties style:vertical-align="middle" fo:padding="0.0382in" fo:border-left="0.05pt solid #000000" fo:border-right="none" fo:border-top="none" fo:border-bottom="0.05pt solid #000000"/>
    </style:style>
    <style:style style:name="Táblázat5.B6" style:family="table-cell">
      <style:table-cell-properties fo:padding="0.0382in" fo:border-left="0.05pt solid #000000" fo:border-right="0.05pt solid #000000" fo:border-top="none" fo:border-bottom="0.05pt solid #000000"/>
    </style:style>
    <style:style style:name="Táblázat5.A7" style:family="table-cell">
      <style:table-cell-properties style:vertical-align="middle" fo:padding="0.0382in" fo:border-left="0.05pt solid #000000" fo:border-right="none" fo:border-top="none" fo:border-bottom="0.05pt solid #000000"/>
    </style:style>
    <style:style style:name="Táblázat5.B7" style:family="table-cell">
      <style:table-cell-properties fo:padding="0.0382in" fo:border-left="0.05pt solid #000000" fo:border-right="0.05pt solid #000000" fo:border-top="none" fo:border-bottom="0.05pt solid #000000"/>
    </style:style>
    <style:style style:name="Táblázat9" style:family="table">
      <style:table-properties style:width="6.45in" table:align="left" style:may-break-between-rows="false"/>
    </style:style>
    <style:style style:name="Táblázat9.A" style:family="table-column">
      <style:table-column-properties style:column-width="1.4722in"/>
    </style:style>
    <style:style style:name="Táblázat9.B" style:family="table-column">
      <style:table-column-properties style:column-width="4.9778in"/>
    </style:style>
    <style:style style:name="Táblázat9.A1" style:family="table-cell">
      <style:table-cell-properties fo:padding="0.0382in" fo:border="0.05pt solid #000000"/>
    </style:style>
    <style:style style:name="Táblázat9.A2" style:family="table-cell">
      <style:table-cell-properties style:vertical-align="middle" fo:padding="0.0382in" fo:border-left="0.05pt solid #000000" fo:border-right="none" fo:border-top="0.05pt solid #000000" fo:border-bottom="0.05pt solid #000000"/>
    </style:style>
    <style:style style:name="Táblázat9.A3" style:family="table-cell">
      <style:table-cell-properties style:vertical-align="middle" fo:padding="0.0382in" fo:border-left="0.05pt solid #000000" fo:border-right="none" fo:border-top="none" fo:border-bottom="0.05pt solid #000000"/>
    </style:style>
    <style:style style:name="Táblázat9.B3" style:family="table-cell">
      <style:table-cell-properties fo:padding="0.0382in" fo:border-left="0.05pt solid #000000" fo:border-right="0.05pt solid #000000" fo:border-top="none" fo:border-bottom="0.05pt solid #000000"/>
    </style:style>
    <style:style style:name="Táblázat9.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9.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9.B5" style:family="table-cell">
      <style:table-cell-properties fo:padding="0.0382in" fo:border-left="0.05pt solid #000000" fo:border-right="0.05pt solid #000000" fo:border-top="none" fo:border-bottom="0.05pt solid #000000"/>
    </style:style>
    <style:style style:name="Táblázat9.B6" style:family="table-cell">
      <style:table-cell-properties fo:padding="0.0382in" fo:border-left="0.05pt solid #000000" fo:border-right="0.05pt solid #000000" fo:border-top="none" fo:border-bottom="0.05pt solid #000000"/>
    </style:style>
    <style:style style:name="Táblázat9.B7" style:family="table-cell">
      <style:table-cell-properties fo:padding="0.0382in" fo:border-left="0.05pt solid #000000" fo:border-right="0.05pt solid #000000" fo:border-top="none" fo:border-bottom="0.05pt solid #000000"/>
    </style:style>
    <style:style style:name="Táblázat9.B8" style:family="table-cell">
      <style:table-cell-properties fo:padding="0.0382in" fo:border-left="0.05pt solid #000000" fo:border-right="0.05pt solid #000000" fo:border-top="none" fo:border-bottom="0.05pt solid #000000"/>
    </style:style>
    <style:style style:name="Táblázat9.B9" style:family="table-cell">
      <style:table-cell-properties fo:padding="0.0382in" fo:border-left="0.05pt solid #000000" fo:border-right="0.05pt solid #000000" fo:border-top="none" fo:border-bottom="0.05pt solid #000000"/>
    </style:style>
    <style:style style:name="Táblázat9.B10" style:family="table-cell">
      <style:table-cell-properties fo:padding="0.0382in" fo:border-left="0.05pt solid #000000" fo:border-right="0.05pt solid #000000" fo:border-top="none" fo:border-bottom="0.05pt solid #000000"/>
    </style:style>
    <style:style style:name="Táblázat9.B11" style:family="table-cell">
      <style:table-cell-properties fo:padding="0.0382in" fo:border-left="0.05pt solid #000000" fo:border-right="0.05pt solid #000000" fo:border-top="none" fo:border-bottom="0.05pt solid #000000"/>
    </style:style>
    <style:style style:name="Táblázat10" style:family="table">
      <style:table-properties style:width="6.1563in" table:align="left" style:may-break-between-rows="false"/>
    </style:style>
    <style:style style:name="Táblázat10.A" style:family="table-column">
      <style:table-column-properties style:column-width="1.4722in"/>
    </style:style>
    <style:style style:name="Táblázat10.B" style:family="table-column">
      <style:table-column-properties style:column-width="4.684in"/>
    </style:style>
    <style:style style:name="Táblázat10.A1" style:family="table-cell">
      <style:table-cell-properties fo:padding="0.0382in" fo:border="0.05pt solid #000000"/>
    </style:style>
    <style:style style:name="Táblázat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0.B2" style:family="table-cell">
      <style:table-cell-properties fo:padding="0.0382in" fo:border-left="0.05pt solid #000000" fo:border-right="0.05pt solid #000000" fo:border-top="none" fo:border-bottom="0.05pt solid #000000"/>
    </style:style>
    <style:style style:name="Táblázat10.B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10.A4" style:family="table-cell">
      <style:table-cell-properties style:vertical-align="middle" fo:padding="0.0382in" fo:border-left="0.05pt solid #000000" fo:border-right="none" fo:border-top="none" fo:border-bottom="0.05pt solid #000000"/>
    </style:style>
    <style:style style:name="Táblázat10.B4" style:family="table-cell">
      <style:table-cell-properties fo:padding="0.0382in" fo:border-left="0.05pt solid #000000" fo:border-right="0.05pt solid #000000" fo:border-top="none" fo:border-bottom="0.05pt solid #000000"/>
    </style:style>
    <style:style style:name="Táblázat10.A5" style:family="table-cell">
      <style:table-cell-properties style:vertical-align="middle" fo:padding="0.0382in" fo:border-left="0.05pt solid #000000" fo:border-right="none" fo:border-top="none" fo:border-bottom="0.05pt solid #000000"/>
    </style:style>
    <style:style style:name="Táblázat10.B5" style:family="table-cell">
      <style:table-cell-properties fo:padding="0.0382in" fo:border-left="0.05pt solid #000000" fo:border-right="0.05pt solid #000000" fo:border-top="none" fo:border-bottom="0.05pt solid #000000"/>
    </style:style>
    <style:style style:name="Táblázat10.A6" style:family="table-cell">
      <style:table-cell-properties style:vertical-align="middle" fo:padding="0.0382in" fo:border-left="0.05pt solid #000000" fo:border-right="none" fo:border-top="none" fo:border-bottom="0.05pt solid #000000"/>
    </style:style>
    <style:style style:name="Táblázat10.B6" style:family="table-cell">
      <style:table-cell-properties fo:padding="0.0382in" fo:border-left="0.05pt solid #000000" fo:border-right="0.05pt solid #000000" fo:border-top="none" fo:border-bottom="0.05pt solid #000000"/>
    </style:style>
    <style:style style:name="Táblázat10.A7" style:family="table-cell">
      <style:table-cell-properties style:vertical-align="middle" fo:padding="0.0382in" fo:border-left="0.05pt solid #000000" fo:border-right="none" fo:border-top="none" fo:border-bottom="0.05pt solid #000000"/>
    </style:style>
    <style:style style:name="Táblázat10.B7" style:family="table-cell">
      <style:table-cell-properties fo:padding="0.0382in" fo:border-left="0.05pt solid #000000" fo:border-right="0.05pt solid #000000" fo:border-top="none" fo:border-bottom="0.05pt solid #000000"/>
    </style:style>
    <style:style style:name="Táblázat10.A8" style:family="table-cell">
      <style:table-cell-properties style:vertical-align="middle" fo:padding="0.0382in" fo:border-left="0.05pt solid #000000" fo:border-right="none" fo:border-top="none" fo:border-bottom="0.05pt solid #000000"/>
    </style:style>
    <style:style style:name="Táblázat10.B8" style:family="table-cell">
      <style:table-cell-properties fo:padding="0.0382in" fo:border-left="0.05pt solid #000000" fo:border-right="0.05pt solid #000000" fo:border-top="none" fo:border-bottom="0.05pt solid #000000"/>
    </style:style>
    <style:style style:name="Táblázat10.A9" style:family="table-cell">
      <style:table-cell-properties style:vertical-align="middle" fo:padding="0.0382in" fo:border-left="0.05pt solid #000000" fo:border-right="none" fo:border-top="none" fo:border-bottom="0.05pt solid #000000"/>
    </style:style>
    <style:style style:name="Táblázat10.B9" style:family="table-cell">
      <style:table-cell-properties fo:padding="0.0382in" fo:border-left="0.05pt solid #000000" fo:border-right="0.05pt solid #000000" fo:border-top="none" fo:border-bottom="0.05pt solid #000000"/>
    </style:style>
    <style:style style:name="Táblázat10.A10" style:family="table-cell">
      <style:table-cell-properties style:vertical-align="middle" fo:padding="0.0382in" fo:border-left="0.05pt solid #000000" fo:border-right="none" fo:border-top="none" fo:border-bottom="0.05pt solid #000000"/>
    </style:style>
    <style:style style:name="Táblázat10.B10" style:family="table-cell">
      <style:table-cell-properties fo:padding="0.0382in" fo:border-left="0.05pt solid #000000" fo:border-right="0.05pt solid #000000" fo:border-top="none" fo:border-bottom="0.05pt solid #000000"/>
    </style:style>
    <style:style style:name="Táblázat10.A11" style:family="table-cell">
      <style:table-cell-properties style:vertical-align="middle" fo:padding="0.0382in" fo:border-left="0.05pt solid #000000" fo:border-right="none" fo:border-top="none" fo:border-bottom="0.05pt solid #000000"/>
    </style:style>
    <style:style style:name="Táblázat10.B11" style:family="table-cell">
      <style:table-cell-properties fo:padding="0.0382in" fo:border-left="0.05pt solid #000000" fo:border-right="0.05pt solid #000000" fo:border-top="none" fo:border-bottom="0.05pt solid #000000"/>
    </style:style>
    <style:style style:name="Támadó_5f_CÉ" style:display-name="Támadó_CÉ" style:family="table">
      <style:table-properties style:width="6.3917in" table:align="left" style:may-break-between-rows="false"/>
    </style:style>
    <style:style style:name="Támadó_5f_CÉ.A" style:display-name="Támadó_CÉ.A" style:family="table-column">
      <style:table-column-properties style:column-width="1.5632in"/>
    </style:style>
    <style:style style:name="Támadó_5f_CÉ.B" style:display-name="Támadó_CÉ.B" style:family="table-column">
      <style:table-column-properties style:column-width="4.8285in"/>
    </style:style>
    <style:style style:name="Támadó_5f_CÉ.A1" style:display-name="Támadó_CÉ.A1" style:family="table-cell">
      <style:table-cell-properties fo:padding="0.0382in" fo:border="0.05pt solid #000000"/>
    </style:style>
    <style:style style:name="Támadó_5f_CÉ.A2" style:display-name="Támadó_CÉ.A2" style:family="table-cell">
      <style:table-cell-properties fo:background-color="#e6e6e6" fo:padding="0.0382in" fo:border-left="0.05pt solid #000000" fo:border-right="none" fo:border-top="none" fo:border-bottom="0.05pt solid #000000">
        <style:background-image/>
      </style:table-cell-properties>
    </style:style>
    <style:style style:name="Támadó_5f_CÉ.B2" style:display-name="Támadó_CÉ.B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madó_5f_CÉ.A3" style:display-name="Támadó_CÉ.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madó_5f_CÉ.B3" style:display-name="Támadó_CÉ.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madó_5f_CÉ.A4" style:display-name="Támadó_CÉ.A4" style:family="table-cell">
      <style:table-cell-properties style:vertical-align="middle" fo:padding="0.0382in" fo:border-left="0.05pt solid #000000" fo:border-right="none" fo:border-top="none" fo:border-bottom="0.05pt solid #000000"/>
    </style:style>
    <style:style style:name="Támadó_5f_CÉ.B4" style:display-name="Támadó_CÉ.B4" style:family="table-cell">
      <style:table-cell-properties style:vertical-align="middle" fo:padding="0.0382in" fo:border-left="0.05pt solid #000000" fo:border-right="0.05pt solid #000000" fo:border-top="none" fo:border-bottom="0.05pt solid #000000"/>
    </style:style>
    <style:style style:name="Támadó_5f_CÉ.A5" style:display-name="Támadó_CÉ.A5" style:family="table-cell">
      <style:table-cell-properties style:vertical-align="middle" fo:padding="0.0382in" fo:border-left="0.05pt solid #000000" fo:border-right="none" fo:border-top="none" fo:border-bottom="0.05pt solid #000000"/>
    </style:style>
    <style:style style:name="Támadó_5f_CÉ.B5" style:display-name="Támadó_CÉ.B5" style:family="table-cell">
      <style:table-cell-properties style:vertical-align="middle" fo:padding="0.0382in" fo:border-left="0.05pt solid #000000" fo:border-right="0.05pt solid #000000" fo:border-top="none" fo:border-bottom="0.05pt solid #000000"/>
    </style:style>
    <style:style style:name="Támadó_5f_CÉ.A6" style:display-name="Támadó_CÉ.A6" style:family="table-cell">
      <style:table-cell-properties style:vertical-align="middle" fo:padding="0.0382in" fo:border-left="0.05pt solid #000000" fo:border-right="none" fo:border-top="none" fo:border-bottom="0.05pt solid #000000"/>
    </style:style>
    <style:style style:name="Támadó_5f_CÉ.B6" style:display-name="Támadó_CÉ.B6" style:family="table-cell">
      <style:table-cell-properties style:vertical-align="middle" fo:padding="0.0382in" fo:border-left="0.05pt solid #000000" fo:border-right="0.05pt solid #000000" fo:border-top="none" fo:border-bottom="0.05pt solid #000000"/>
    </style:style>
    <style:style style:name="Támadó_5f_CÉ.A7" style:display-name="Támadó_CÉ.A7" style:family="table-cell">
      <style:table-cell-properties style:vertical-align="middle" fo:padding="0.0382in" fo:border-left="0.05pt solid #000000" fo:border-right="none" fo:border-top="none" fo:border-bottom="0.05pt solid #000000"/>
    </style:style>
    <style:style style:name="Támadó_5f_CÉ.B7" style:display-name="Támadó_CÉ.B7" style:family="table-cell">
      <style:table-cell-properties style:vertical-align="middle" fo:padding="0.0382in" fo:border-left="0.05pt solid #000000" fo:border-right="0.05pt solid #000000" fo:border-top="none" fo:border-bottom="0.05pt solid #000000"/>
    </style:style>
    <style:style style:name="Támadó_5f_CÉ.A8" style:display-name="Támadó_CÉ.A8" style:family="table-cell">
      <style:table-cell-properties style:vertical-align="middle" fo:padding="0.0382in" fo:border-left="0.05pt solid #000000" fo:border-right="none" fo:border-top="none" fo:border-bottom="0.05pt solid #000000"/>
    </style:style>
    <style:style style:name="Támadó_5f_CÉ.B8" style:display-name="Támadó_CÉ.B8" style:family="table-cell">
      <style:table-cell-properties style:vertical-align="middle" fo:padding="0.0382in" fo:border-left="0.05pt solid #000000" fo:border-right="0.05pt solid #000000" fo:border-top="none" fo:border-bottom="0.05pt solid #000000"/>
    </style:style>
    <style:style style:name="Támadó_5f_CÉ.A9" style:display-name="Támadó_CÉ.A9" style:family="table-cell">
      <style:table-cell-properties style:vertical-align="middle" fo:padding="0.0382in" fo:border-left="0.05pt solid #000000" fo:border-right="none" fo:border-top="none" fo:border-bottom="0.05pt solid #000000"/>
    </style:style>
    <style:style style:name="Támadó_5f_CÉ.B9" style:display-name="Támadó_CÉ.B9" style:family="table-cell">
      <style:table-cell-properties style:vertical-align="middle" fo:padding="0.0382in" fo:border-left="0.05pt solid #000000" fo:border-right="0.05pt solid #000000" fo:border-top="none" fo:border-bottom="0.05pt solid #000000"/>
    </style:style>
    <style:style style:name="Támadó_5f_CÉ.A10" style:display-name="Támadó_CÉ.A10" style:family="table-cell">
      <style:table-cell-properties style:vertical-align="middle" fo:padding="0.0382in" fo:border-left="0.05pt solid #000000" fo:border-right="none" fo:border-top="none" fo:border-bottom="0.05pt solid #000000"/>
    </style:style>
    <style:style style:name="Támadó_5f_CÉ.B10" style:display-name="Támadó_CÉ.B10" style:family="table-cell">
      <style:table-cell-properties style:vertical-align="middle" fo:padding="0.0382in" fo:border-left="0.05pt solid #000000" fo:border-right="0.05pt solid #000000" fo:border-top="none" fo:border-bottom="0.05pt solid #000000"/>
    </style:style>
    <style:style style:name="Támadó_5f_CÉ.A11" style:display-name="Támadó_CÉ.A11" style:family="table-cell">
      <style:table-cell-properties style:vertical-align="middle" fo:padding="0.0382in" fo:border-left="0.05pt solid #000000" fo:border-right="none" fo:border-top="none" fo:border-bottom="0.05pt solid #000000"/>
    </style:style>
    <style:style style:name="Támadó_5f_CÉ.B11" style:display-name="Támadó_CÉ.B11" style:family="table-cell">
      <style:table-cell-properties style:vertical-align="middle" fo:padding="0.0382in" fo:border-left="0.05pt solid #000000" fo:border-right="0.05pt solid #000000" fo:border-top="none" fo:border-bottom="0.05pt solid #000000"/>
    </style:style>
    <style:style style:name="Táblázat3" style:family="table">
      <style:table-properties style:width="4.6083in" style:rel-width="70%" table:align="center"/>
    </style:style>
    <style:style style:name="Táblázat3.A" style:family="table-column">
      <style:table-column-properties style:column-width="4.6083in" style:rel-column-width="6636*"/>
    </style:style>
    <style:style style:name="Táblázat3.A1" style:family="table-cell">
      <style:table-cell-properties fo:padding="0.0382in" fo:border="0.05pt solid #000000"/>
    </style:style>
    <style:style style:name="Táblázat61" style:family="table">
      <style:table-properties style:width="4.6083in" fo:margin-left="0.9875in" fo:margin-right="0.9875in" table:align="margins"/>
    </style:style>
    <style:style style:name="Táblázat61.A" style:family="table-column">
      <style:table-column-properties style:column-width="4.6083in" style:rel-column-width="65535*"/>
    </style:style>
    <style:style style:name="Táblázat61.A1" style:family="table-cell">
      <style:table-cell-properties fo:padding="0.0382in" fo:border="0.05pt solid #000000"/>
    </style:style>
    <style:style style:name="Táblázat4" style:family="table">
      <style:table-properties style:width="6.7806in" fo:margin-left="0in" fo:margin-right="-0.1972in" table:align="margins"/>
    </style:style>
    <style:style style:name="Táblázat4.A" style:family="table-column">
      <style:table-column-properties style:column-width="1.4875in" style:rel-column-width="14378*"/>
    </style:style>
    <style:style style:name="Táblázat4.B" style:family="table-column">
      <style:table-column-properties style:column-width="5.2931in" style:rel-column-width="51157*"/>
    </style:style>
    <style:style style:name="Táblázat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B1" style:family="table-cell">
      <style:table-cell-properties style:vertical-align="middle" fo:background-color="#cccccc" fo:padding="0.0382in" fo:border="0.05pt solid #000000">
        <style:background-image/>
      </style:table-cell-properties>
    </style:style>
    <style:style style:name="Táblázat4.A2" style:family="table-cell">
      <style:table-cell-properties style:vertical-align="middle" fo:padding="0in" fo:border-left="0.05pt solid #000000" fo:border-right="none" fo:border-top="none" fo:border-bottom="0.05pt solid #000000"/>
    </style:style>
    <style:style style:name="Táblázat4.B2" style:family="table-cell">
      <style:table-cell-properties style:vertical-align="middle" fo:padding="0in" fo:border-left="0.05pt solid #000000" fo:border-right="0.05pt solid #000000" fo:border-top="none" fo:border-bottom="0.05pt solid #000000"/>
    </style:style>
    <style:style style:name="Táblázat4.A3" style:family="table-cell">
      <style:table-cell-properties style:vertical-align="middle" fo:padding="0in" fo:border-left="0.05pt solid #000000" fo:border-right="none" fo:border-top="none" fo:border-bottom="0.05pt solid #000000"/>
    </style:style>
    <style:style style:name="Táblázat4.B3" style:family="table-cell">
      <style:table-cell-properties style:vertical-align="middle" fo:padding="0in" fo:border-left="0.05pt solid #000000" fo:border-right="0.05pt solid #000000" fo:border-top="none" fo:border-bottom="0.05pt solid #000000"/>
    </style:style>
    <style:style style:name="Táblázat7" style:family="table">
      <style:table-properties style:width="4.1201in" table:align="left"/>
    </style:style>
    <style:style style:name="Táblázat7.A" style:family="table-column">
      <style:table-column-properties style:column-width="1.7889in"/>
    </style:style>
    <style:style style:name="Táblázat7.B" style:family="table-column">
      <style:table-column-properties style:column-width="2.3313in"/>
    </style:style>
    <style:style style:name="Táblázat7.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7.B1" style:family="table-cell">
      <style:table-cell-properties style:vertical-align="middle" fo:background-color="#e6e6e6" fo:padding="0in" fo:border="0.05pt solid #000000">
        <style:background-image/>
      </style:table-cell-properties>
    </style:style>
    <style:style style:name="Táblázat7.A2" style:family="table-cell">
      <style:table-cell-properties style:vertical-align="middle" fo:padding="0in" fo:border-left="0.05pt solid #000000" fo:border-right="none" fo:border-top="none" fo:border-bottom="0.05pt solid #000000"/>
    </style:style>
    <style:style style:name="Táblázat7.B2" style:family="table-cell">
      <style:table-cell-properties style:vertical-align="middle" fo:padding="0in" fo:border-left="0.05pt solid #000000" fo:border-right="0.05pt solid #000000" fo:border-top="none" fo:border-bottom="0.05pt solid #000000"/>
    </style:style>
    <style:style style:name="Táblázat7.A3" style:family="table-cell">
      <style:table-cell-properties style:vertical-align="middle" fo:padding="0in" fo:border-left="0.05pt solid #000000" fo:border-right="none" fo:border-top="none" fo:border-bottom="0.05pt solid #000000"/>
    </style:style>
    <style:style style:name="Táblázat7.B3" style:family="table-cell">
      <style:table-cell-properties style:vertical-align="middle" fo:padding="0in" fo:border-left="0.05pt solid #000000" fo:border-right="0.05pt solid #000000" fo:border-top="none" fo:border-bottom="0.05pt solid #000000"/>
    </style:style>
    <style:style style:name="Táblázat7.A4" style:family="table-cell">
      <style:table-cell-properties style:vertical-align="middle" fo:padding="0in" fo:border-left="0.05pt solid #000000" fo:border-right="none" fo:border-top="none" fo:border-bottom="0.05pt solid #000000"/>
    </style:style>
    <style:style style:name="Táblázat7.B4" style:family="table-cell">
      <style:table-cell-properties style:vertical-align="middle" fo:padding="0in" fo:border-left="0.05pt solid #000000" fo:border-right="0.05pt solid #000000" fo:border-top="none" fo:border-bottom="0.05pt solid #000000"/>
    </style:style>
    <style:style style:name="Táblázat33" style:family="table">
      <style:table-properties style:width="5.7563in" table:align="left"/>
    </style:style>
    <style:style style:name="Táblázat33.A" style:family="table-column">
      <style:table-column-properties style:column-width="5.7563in"/>
    </style:style>
    <style:style style:name="Táblázat33.A1" style:family="table-cell">
      <style:table-cell-properties style:vertical-align="middle" fo:background-color="#cccccc" fo:padding="0in" fo:border="0.05pt solid #000000">
        <style:background-image/>
      </style:table-cell-properties>
    </style:style>
    <style:style style:name="Táblázat33.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áblázat66" style:family="table">
      <style:table-properties style:width="4.1201in" table:align="left"/>
    </style:style>
    <style:style style:name="Táblázat66.A" style:family="table-column">
      <style:table-column-properties style:column-width="1.7889in"/>
    </style:style>
    <style:style style:name="Táblázat66.B" style:family="table-column">
      <style:table-column-properties style:column-width="2.3313in"/>
    </style:style>
    <style:style style:name="Táblázat66.A1" style:family="table-cell">
      <style:table-cell-properties style:vertical-align="middle" fo:background-color="#e6e6e6" fo:padding="0in" fo:border-left="0.05pt solid #000000" fo:border-right="none" fo:border-top="0.05pt solid #000000" fo:border-bottom="0.05pt solid #000000">
        <style:background-image/>
      </style:table-cell-properties>
    </style:style>
    <style:style style:name="Táblázat66.B1" style:family="table-cell">
      <style:table-cell-properties style:vertical-align="middle" fo:background-color="#e6e6e6" fo:padding="0in" fo:border="0.05pt solid #000000">
        <style:background-image/>
      </style:table-cell-properties>
    </style:style>
    <style:style style:name="Táblázat66.A2" style:family="table-cell">
      <style:table-cell-properties style:vertical-align="middle" fo:padding="0in" fo:border-left="0.05pt solid #000000" fo:border-right="none" fo:border-top="none" fo:border-bottom="0.05pt solid #000000"/>
    </style:style>
    <style:style style:name="Táblázat66.B2" style:family="table-cell">
      <style:table-cell-properties style:vertical-align="middle" fo:padding="0in" fo:border-left="0.05pt solid #000000" fo:border-right="0.05pt solid #000000" fo:border-top="none" fo:border-bottom="0.05pt solid #000000"/>
    </style:style>
    <style:style style:name="Táblázat66.A3" style:family="table-cell">
      <style:table-cell-properties style:vertical-align="middle" fo:padding="0in" fo:border-left="0.05pt solid #000000" fo:border-right="none" fo:border-top="none" fo:border-bottom="0.05pt solid #000000"/>
    </style:style>
    <style:style style:name="Táblázat66.B3" style:family="table-cell">
      <style:table-cell-properties style:vertical-align="middle" fo:padding="0in" fo:border-left="0.05pt solid #000000" fo:border-right="0.05pt solid #000000" fo:border-top="none" fo:border-bottom="0.05pt solid #000000"/>
    </style:style>
    <style:style style:name="Táblázat66.A4" style:family="table-cell">
      <style:table-cell-properties style:vertical-align="middle" fo:padding="0in" fo:border-left="0.05pt solid #000000" fo:border-right="none" fo:border-top="none" fo:border-bottom="0.05pt solid #000000"/>
    </style:style>
    <style:style style:name="Táblázat66.B4" style:family="table-cell">
      <style:table-cell-properties style:vertical-align="middle" fo:padding="0in" fo:border-left="0.05pt solid #000000" fo:border-right="0.05pt solid #000000" fo:border-top="none" fo:border-bottom="0.05pt solid #000000"/>
    </style:style>
    <style:style style:name="Táblázat8" style:family="table">
      <style:table-properties style:width="4.6083in" style:rel-width="70%" table:align="center"/>
    </style:style>
    <style:style style:name="Táblázat8.A" style:family="table-column">
      <style:table-column-properties style:column-width="4.6083in" style:rel-column-width="6745*"/>
    </style:style>
    <style:style style:name="Táblázat8.A1" style:family="table-cell">
      <style:table-cell-properties fo:padding="0.0382in" fo:border="2.5pt solid #000000"/>
    </style:style>
    <style:style style:name="Táblázat19" style:family="table">
      <style:table-properties style:width="6.5715in" table:align="left"/>
    </style:style>
    <style:style style:name="Táblázat19.A" style:family="table-column">
      <style:table-column-properties style:column-width="1.4194in"/>
    </style:style>
    <style:style style:name="Táblázat19.B" style:family="table-column">
      <style:table-column-properties style:column-width="5.1521in"/>
    </style:style>
    <style:style style:name="Táblázat19.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9.B1" style:family="table-cell">
      <style:table-cell-properties style:vertical-align="middle" fo:background-color="#cccccc" fo:padding="0.0382in" fo:border="0.05pt solid #000000">
        <style:background-image/>
      </style:table-cell-properties>
    </style:style>
    <style:style style:name="Táblázat19.A2" style:family="table-cell">
      <style:table-cell-properties style:vertical-align="middle" fo:padding="0.0382in" fo:border-left="0.05pt solid #000000" fo:border-right="none" fo:border-top="none" fo:border-bottom="0.05pt solid #000000"/>
    </style:style>
    <style:style style:name="Táblázat19.B2" style:family="table-cell">
      <style:table-cell-properties style:vertical-align="middle" fo:padding="0.0382in" fo:border-left="0.05pt solid #000000" fo:border-right="0.05pt solid #000000" fo:border-top="none" fo:border-bottom="0.05pt solid #000000"/>
    </style:style>
    <style:style style:name="Táblázat19.A3" style:family="table-cell">
      <style:table-cell-properties style:vertical-align="middle" fo:padding="0.0382in" fo:border-left="0.05pt solid #000000" fo:border-right="none" fo:border-top="none" fo:border-bottom="0.05pt solid #000000"/>
    </style:style>
    <style:style style:name="Táblázat19.B3" style:family="table-cell">
      <style:table-cell-properties style:vertical-align="middle" fo:padding="0.0382in" fo:border-left="0.05pt solid #000000" fo:border-right="0.05pt solid #000000" fo:border-top="none" fo:border-bottom="0.05pt solid #000000"/>
    </style:style>
    <style:style style:name="Táblázat49" style:family="table">
      <style:table-properties style:width="2.7799in" table:align="margins" style:may-break-between-rows="false"/>
    </style:style>
    <style:style style:name="Táblázat49.A" style:family="table-column">
      <style:table-column-properties style:column-width="0.9264in" style:rel-column-width="21844*"/>
    </style:style>
    <style:style style:name="Táblázat49.B" style:family="table-column">
      <style:table-column-properties style:column-width="0.9264in" style:rel-column-width="21846*"/>
    </style:style>
    <style:style style:name="Táblázat49.C" style:family="table-column">
      <style:table-column-properties style:column-width="0.9264in" style:rel-column-width="21845*"/>
    </style:style>
    <style:style style:name="Táblázat49.A1" style:family="table-cell">
      <style:table-cell-properties style:vertical-align="middle" fo:padding-left="0in" fo:padding-right="0in" fo:padding-top="0.0118in" fo:padding-bottom="0.0118in" fo:border-left="0.05pt solid #000000" fo:border-right="none" fo:border-top="0.05pt solid #000000" fo:border-bottom="0.05pt solid #000000"/>
    </style:style>
    <style:style style:name="Táblázat49.C1" style:family="table-cell">
      <style:table-cell-properties style:vertical-align="middle" fo:padding-left="0in" fo:padding-right="0in" fo:padding-top="0.0118in" fo:padding-bottom="0.0118in" fo:border="0.05pt solid #000000"/>
    </style:style>
    <style:style style:name="Táblázat49.A2" style:family="table-cell">
      <style:table-cell-properties fo:padding-left="0in" fo:padding-right="0in" fo:padding-top="0.0118in" fo:padding-bottom="0.0118in" fo:border-left="0.05pt solid #000000" fo:border-right="none" fo:border-top="none" fo:border-bottom="0.05pt solid #000000"/>
    </style:style>
    <style:style style:name="Táblázat49.B2" style:family="table-cell">
      <style:table-cell-properties fo:padding-left="0in" fo:padding-right="0in" fo:padding-top="0.0118in" fo:padding-bottom="0.0118in" fo:border-left="0.05pt solid #000000" fo:border-right="none" fo:border-top="none" fo:border-bottom="0.05pt solid #000000"/>
    </style:style>
    <style:style style:name="Táblázat49.C2"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3" style:family="table-cell">
      <style:table-cell-properties fo:padding-left="0in" fo:padding-right="0in" fo:padding-top="0.0118in" fo:padding-bottom="0.0118in" fo:border-left="0.05pt solid #000000" fo:border-right="none" fo:border-top="none" fo:border-bottom="0.05pt solid #000000"/>
    </style:style>
    <style:style style:name="Táblázat49.B3" style:family="table-cell">
      <style:table-cell-properties fo:padding-left="0in" fo:padding-right="0in" fo:padding-top="0.0118in" fo:padding-bottom="0.0118in" fo:border-left="0.05pt solid #000000" fo:border-right="none" fo:border-top="none" fo:border-bottom="0.05pt solid #000000"/>
    </style:style>
    <style:style style:name="Táblázat49.C3"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4" style:family="table-cell">
      <style:table-cell-properties fo:padding-left="0in" fo:padding-right="0in" fo:padding-top="0.0118in" fo:padding-bottom="0.0118in" fo:border-left="0.05pt solid #000000" fo:border-right="none" fo:border-top="none" fo:border-bottom="0.05pt solid #000000"/>
    </style:style>
    <style:style style:name="Táblázat49.B4" style:family="table-cell">
      <style:table-cell-properties fo:padding-left="0in" fo:padding-right="0in" fo:padding-top="0.0118in" fo:padding-bottom="0.0118in" fo:border-left="0.05pt solid #000000" fo:border-right="none" fo:border-top="none" fo:border-bottom="0.05pt solid #000000"/>
    </style:style>
    <style:style style:name="Táblázat49.C4"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5" style:family="table-cell">
      <style:table-cell-properties fo:padding-left="0in" fo:padding-right="0in" fo:padding-top="0.0118in" fo:padding-bottom="0.0118in" fo:border-left="0.05pt solid #000000" fo:border-right="none" fo:border-top="none" fo:border-bottom="0.05pt solid #000000"/>
    </style:style>
    <style:style style:name="Táblázat49.B5" style:family="table-cell">
      <style:table-cell-properties fo:padding-left="0in" fo:padding-right="0in" fo:padding-top="0.0118in" fo:padding-bottom="0.0118in" fo:border-left="0.05pt solid #000000" fo:border-right="none" fo:border-top="none" fo:border-bottom="0.05pt solid #000000"/>
    </style:style>
    <style:style style:name="Táblázat49.C5"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6" style:family="table-cell">
      <style:table-cell-properties fo:padding-left="0in" fo:padding-right="0in" fo:padding-top="0.0118in" fo:padding-bottom="0.0118in" fo:border-left="0.05pt solid #000000" fo:border-right="none" fo:border-top="none" fo:border-bottom="0.05pt solid #000000"/>
    </style:style>
    <style:style style:name="Táblázat49.B6" style:family="table-cell">
      <style:table-cell-properties fo:padding-left="0in" fo:padding-right="0in" fo:padding-top="0.0118in" fo:padding-bottom="0.0118in" fo:border-left="0.05pt solid #000000" fo:border-right="none" fo:border-top="none" fo:border-bottom="0.05pt solid #000000"/>
    </style:style>
    <style:style style:name="Táblázat49.C6"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7" style:family="table-cell">
      <style:table-cell-properties fo:padding-left="0in" fo:padding-right="0in" fo:padding-top="0.0118in" fo:padding-bottom="0.0118in" fo:border-left="0.05pt solid #000000" fo:border-right="none" fo:border-top="none" fo:border-bottom="0.05pt solid #000000"/>
    </style:style>
    <style:style style:name="Táblázat49.B7" style:family="table-cell">
      <style:table-cell-properties fo:padding-left="0in" fo:padding-right="0in" fo:padding-top="0.0118in" fo:padding-bottom="0.0118in" fo:border-left="0.05pt solid #000000" fo:border-right="none" fo:border-top="none" fo:border-bottom="0.05pt solid #000000"/>
    </style:style>
    <style:style style:name="Táblázat49.C7"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8" style:family="table-cell">
      <style:table-cell-properties fo:padding-left="0in" fo:padding-right="0in" fo:padding-top="0.0118in" fo:padding-bottom="0.0118in" fo:border-left="0.05pt solid #000000" fo:border-right="none" fo:border-top="none" fo:border-bottom="0.05pt solid #000000"/>
    </style:style>
    <style:style style:name="Táblázat49.B8" style:family="table-cell">
      <style:table-cell-properties fo:padding-left="0in" fo:padding-right="0in" fo:padding-top="0.0118in" fo:padding-bottom="0.0118in" fo:border-left="0.05pt solid #000000" fo:border-right="none" fo:border-top="none" fo:border-bottom="0.05pt solid #000000"/>
    </style:style>
    <style:style style:name="Táblázat49.C8"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9" style:family="table-cell">
      <style:table-cell-properties fo:padding-left="0in" fo:padding-right="0in" fo:padding-top="0.0118in" fo:padding-bottom="0.0118in" fo:border-left="0.05pt solid #000000" fo:border-right="none" fo:border-top="none" fo:border-bottom="0.05pt solid #000000"/>
    </style:style>
    <style:style style:name="Táblázat49.B9" style:family="table-cell">
      <style:table-cell-properties fo:padding-left="0in" fo:padding-right="0in" fo:padding-top="0.0118in" fo:padding-bottom="0.0118in" fo:border-left="0.05pt solid #000000" fo:border-right="none" fo:border-top="none" fo:border-bottom="0.05pt solid #000000"/>
    </style:style>
    <style:style style:name="Táblázat49.C9"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0" style:family="table-cell">
      <style:table-cell-properties fo:padding-left="0in" fo:padding-right="0in" fo:padding-top="0.0118in" fo:padding-bottom="0.0118in" fo:border-left="0.05pt solid #000000" fo:border-right="none" fo:border-top="none" fo:border-bottom="0.05pt solid #000000"/>
    </style:style>
    <style:style style:name="Táblázat49.B10" style:family="table-cell">
      <style:table-cell-properties fo:padding-left="0in" fo:padding-right="0in" fo:padding-top="0.0118in" fo:padding-bottom="0.0118in" fo:border-left="0.05pt solid #000000" fo:border-right="none" fo:border-top="none" fo:border-bottom="0.05pt solid #000000"/>
    </style:style>
    <style:style style:name="Táblázat49.C10" style:family="table-cell">
      <style:table-cell-properties fo:padding-left="0in" fo:padding-right="0in" fo:padding-top="0.0118in" fo:padding-bottom="0.0118in" fo:border-left="0.05pt solid #000000" fo:border-right="0.05pt solid #000000" fo:border-top="none" fo:border-bottom="0.05pt solid #000000"/>
    </style:style>
    <style:style style:name="Táblázat49.A11" style:family="table-cell">
      <style:table-cell-properties fo:padding-left="0in" fo:padding-right="0in" fo:padding-top="0.0118in" fo:padding-bottom="0.0118in" fo:border-left="0.05pt solid #000000" fo:border-right="none" fo:border-top="none" fo:border-bottom="0.05pt solid #000000"/>
    </style:style>
    <style:style style:name="Táblázat49.B11" style:family="table-cell">
      <style:table-cell-properties fo:padding-left="0in" fo:padding-right="0in" fo:padding-top="0.0118in" fo:padding-bottom="0.0118in" fo:border-left="0.05pt solid #000000" fo:border-right="none" fo:border-top="none" fo:border-bottom="0.05pt solid #000000"/>
    </style:style>
    <style:style style:name="Táblázat49.C11" style:family="table-cell">
      <style:table-cell-properties fo:padding-left="0in" fo:padding-right="0in" fo:padding-top="0.0118in" fo:padding-bottom="0.0118in" fo:border-left="0.05pt solid #000000" fo:border-right="0.05pt solid #000000" fo:border-top="none" fo:border-bottom="0.05pt solid #000000"/>
    </style:style>
    <style:style style:name="Táblázat14" style:family="table">
      <style:table-properties style:width="4.6083in" style:rel-width="70%" table:align="center"/>
    </style:style>
    <style:style style:name="Táblázat14.A" style:family="table-column">
      <style:table-column-properties style:column-width="4.6083in" style:rel-column-width="6745*"/>
    </style:style>
    <style:style style:name="Táblázat14.A1" style:family="table-cell">
      <style:table-cell-properties fo:padding="0.0382in" fo:border="2.5pt solid #000000"/>
    </style:style>
    <style:style style:name="Táblázat38" style:family="table">
      <style:table-properties style:width="5.7563in" table:align="left"/>
    </style:style>
    <style:style style:name="Táblázat38.A" style:family="table-column">
      <style:table-column-properties style:column-width="5.7563in"/>
    </style:style>
    <style:style style:name="Táblázat38.A1" style:family="table-cell">
      <style:table-cell-properties style:vertical-align="middle" fo:background-color="#cccccc" fo:padding="0in" fo:border="0.05pt solid #000000">
        <style:background-image/>
      </style:table-cell-properties>
    </style:style>
    <style:style style:name="Táblázat38.A2"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 style:family="table">
      <style:table-properties style:width="2.734in" fo:break-before="column" table:align="left"/>
    </style:style>
    <style:style style:name="Table10.A" style:family="table-column">
      <style:table-column-properties style:column-width="0.6833in"/>
    </style:style>
    <style:style style:name="Table10.D" style:family="table-column">
      <style:table-column-properties style:column-width="0.684in"/>
    </style:style>
    <style:style style:name="Table10.1" style:family="table-row">
      <style:table-row-properties style:row-height="0.284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0.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in" fo:border-left="0.05pt solid #000000" fo:border-right="none" fo:border-top="none" fo:border-bottom="0.05pt solid #000000"/>
    </style:style>
    <style:style style:name="Table10.B3" style:family="table-cell">
      <style:table-cell-properties style:vertical-align="middle" fo:padding="0in" fo:border-left="0.05pt solid #000000" fo:border-right="none" fo:border-top="none" fo:border-bottom="0.05pt solid #000000"/>
    </style:style>
    <style:style style:name="Table10.C3" style:family="table-cell">
      <style:table-cell-properties style:vertical-align="middle" fo:padding="0in" fo:border-left="0.05pt solid #000000" fo:border-right="none" fo:border-top="none" fo:border-bottom="0.05pt solid #000000"/>
    </style:style>
    <style:style style:name="Table10.D3" style:family="table-cell">
      <style:table-cell-properties style:vertical-align="middle" fo:padding="0in" fo:border-left="0.05pt solid #000000" fo:border-right="0.05pt solid #000000" fo:border-top="none" fo:border-bottom="0.05pt solid #000000"/>
    </style:style>
    <style:style style:name="Table10.A4" style:family="table-cell">
      <style:table-cell-properties style:vertical-align="middle" fo:padding="0in" fo:border-left="0.05pt solid #000000" fo:border-right="none" fo:border-top="none" fo:border-bottom="0.05pt solid #000000"/>
    </style:style>
    <style:style style:name="Table10.B4" style:family="table-cell">
      <style:table-cell-properties style:vertical-align="middle" fo:padding="0in" fo:border-left="0.05pt solid #000000" fo:border-right="none" fo:border-top="none" fo:border-bottom="0.05pt solid #000000"/>
    </style:style>
    <style:style style:name="Table10.C4" style:family="table-cell">
      <style:table-cell-properties style:vertical-align="middle" fo:padding="0in" fo:border-left="0.05pt solid #000000" fo:border-right="none" fo:border-top="none" fo:border-bottom="0.05pt solid #000000"/>
    </style:style>
    <style:style style:name="Table10.D4" style:family="table-cell">
      <style:table-cell-properties style:vertical-align="middle" fo:padding="0in" fo:border-left="0.05pt solid #000000" fo:border-right="0.05pt solid #000000" fo:border-top="none" fo:border-bottom="0.05pt solid #000000"/>
    </style:style>
    <style:style style:name="Table10.A5" style:family="table-cell">
      <style:table-cell-properties style:vertical-align="middle" fo:padding="0in" fo:border-left="0.05pt solid #000000" fo:border-right="none" fo:border-top="none" fo:border-bottom="0.05pt solid #000000"/>
    </style:style>
    <style:style style:name="Table10.B5" style:family="table-cell">
      <style:table-cell-properties style:vertical-align="middle" fo:padding="0in" fo:border-left="0.05pt solid #000000" fo:border-right="none" fo:border-top="none" fo:border-bottom="0.05pt solid #000000"/>
    </style:style>
    <style:style style:name="Table10.C5" style:family="table-cell">
      <style:table-cell-properties style:vertical-align="middle" fo:padding="0in" fo:border-left="0.05pt solid #000000" fo:border-right="none" fo:border-top="none" fo:border-bottom="0.05pt solid #000000"/>
    </style:style>
    <style:style style:name="Table10.D5" style:family="table-cell">
      <style:table-cell-properties style:vertical-align="middle" fo:padding="0in" fo:border-left="0.05pt solid #000000" fo:border-right="0.05pt solid #000000" fo:border-top="none" fo:border-bottom="0.05pt solid #000000"/>
    </style:style>
    <style:style style:name="Table10.A6" style:family="table-cell">
      <style:table-cell-properties style:vertical-align="middle" fo:padding="0in" fo:border-left="0.05pt solid #000000" fo:border-right="none" fo:border-top="none" fo:border-bottom="0.05pt solid #000000"/>
    </style:style>
    <style:style style:name="Table10.B6" style:family="table-cell">
      <style:table-cell-properties style:vertical-align="middle" fo:padding="0in" fo:border-left="0.05pt solid #000000" fo:border-right="none" fo:border-top="none" fo:border-bottom="0.05pt solid #000000"/>
    </style:style>
    <style:style style:name="Table10.C6" style:family="table-cell">
      <style:table-cell-properties style:vertical-align="middle" fo:padding="0in" fo:border-left="0.05pt solid #000000" fo:border-right="none" fo:border-top="none" fo:border-bottom="0.05pt solid #000000"/>
    </style:style>
    <style:style style:name="Table10.D6"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0.A7" style:family="table-cell">
      <style:table-cell-properties style:vertical-align="middle" fo:padding="0in" fo:border-left="0.05pt solid #000000" fo:border-right="none" fo:border-top="none" fo:border-bottom="0.05pt solid #000000"/>
    </style:style>
    <style:style style:name="Table10.B7"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0.C7" style:family="table-cell">
      <style:table-cell-properties style:vertical-align="middle" fo:background-color="#999999" fo:padding="0in" fo:border-left="0.05pt solid #000000" fo:border-right="none" fo:border-top="none" fo:border-bottom="0.05pt solid #000000">
        <style:background-image/>
      </style:table-cell-properties>
    </style:style>
    <style:style style:name="Table10.D7" style:family="table-cell">
      <style:table-cell-properties style:vertical-align="middle" fo:background-color="#999999" fo:padding="0in" fo:border-left="0.05pt solid #000000" fo:border-right="0.05pt solid #000000" fo:border-top="none" fo:border-bottom="0.05pt solid #000000">
        <style:background-image/>
      </style:table-cell-properties>
    </style:style>
    <style:style style:name="Table11" style:family="table">
      <style:table-properties style:width="2.734in" table:align="left"/>
    </style:style>
    <style:style style:name="Table11.A" style:family="table-column">
      <style:table-column-properties style:column-width="0.6833in"/>
    </style:style>
    <style:style style:name="Table11.D" style:family="table-column">
      <style:table-column-properties style:column-width="0.684in"/>
    </style:style>
    <style:style style:name="Table11.1" style:family="table-row">
      <style:table-row-properties style:row-height="0.445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style:vertical-align="middle" fo:padding="0in" fo:border-left="0.05pt solid #000000" fo:border-right="none" fo:border-top="none" fo:border-bottom="0.05pt solid #000000"/>
    </style:style>
    <style:style style:name="Table11.D2" style:family="table-cell">
      <style:table-cell-properties style:vertical-align="middle" fo:padding="0in" fo:border-left="0.05pt solid #000000" fo:border-right="0.05pt solid #000000" fo:border-top="none" fo:border-bottom="0.05pt solid #000000"/>
    </style:style>
    <style:style style:name="Table12" style:family="table">
      <style:table-properties style:width="2.734in" fo:break-before="column" table:align="left"/>
    </style:style>
    <style:style style:name="Table12.A" style:family="table-column">
      <style:table-column-properties style:column-width="0.6833in"/>
    </style:style>
    <style:style style:name="Table12.D" style:family="table-column">
      <style:table-column-properties style:column-width="0.684in"/>
    </style:style>
    <style:style style:name="Table12.1" style:family="table-row">
      <style:table-row-properties style:row-height="0.284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able12.D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able12.A3" style:family="table-cell">
      <style:table-cell-properties style:vertical-align="middle" fo:padding="0in" fo:border-left="0.05pt solid #000000" fo:border-right="none" fo:border-top="none" fo:border-bottom="0.05pt solid #000000"/>
    </style:style>
    <style:style style:name="Table12.B3" style:family="table-cell">
      <style:table-cell-properties style:vertical-align="middle" fo:padding="0in" fo:border-left="0.05pt solid #000000" fo:border-right="none" fo:border-top="none" fo:border-bottom="0.05pt solid #000000"/>
    </style:style>
    <style:style style:name="Table12.C3" style:family="table-cell">
      <style:table-cell-properties style:vertical-align="middle" fo:padding="0in" fo:border-left="0.05pt solid #000000" fo:border-right="none" fo:border-top="none" fo:border-bottom="0.05pt solid #000000"/>
    </style:style>
    <style:style style:name="Table12.D3" style:family="table-cell">
      <style:table-cell-properties style:vertical-align="middle" fo:padding="0in" fo:border-left="0.05pt solid #000000" fo:border-right="0.05pt solid #000000" fo:border-top="none" fo:border-bottom="0.05pt solid #000000"/>
    </style:style>
    <style:style style:name="Table12.A4" style:family="table-cell">
      <style:table-cell-properties style:vertical-align="middle" fo:padding="0in" fo:border-left="0.05pt solid #000000" fo:border-right="none" fo:border-top="none" fo:border-bottom="0.05pt solid #000000"/>
    </style:style>
    <style:style style:name="Table12.B4" style:family="table-cell">
      <style:table-cell-properties style:vertical-align="middle" fo:padding="0in" fo:border-left="0.05pt solid #000000" fo:border-right="none" fo:border-top="none" fo:border-bottom="0.05pt solid #000000"/>
    </style:style>
    <style:style style:name="Table12.C4" style:family="table-cell">
      <style:table-cell-properties style:vertical-align="middle" fo:padding="0in" fo:border-left="0.05pt solid #000000" fo:border-right="none" fo:border-top="none" fo:border-bottom="0.05pt solid #000000"/>
    </style:style>
    <style:style style:name="Table12.D4" style:family="table-cell">
      <style:table-cell-properties style:vertical-align="middle" fo:padding="0in" fo:border-left="0.05pt solid #000000" fo:border-right="0.05pt solid #000000" fo:border-top="none" fo:border-bottom="0.05pt solid #000000"/>
    </style:style>
    <style:style style:name="Table12.A5" style:family="table-cell">
      <style:table-cell-properties style:vertical-align="middle" fo:padding="0in" fo:border-left="0.05pt solid #000000" fo:border-right="none" fo:border-top="none" fo:border-bottom="0.05pt solid #000000"/>
    </style:style>
    <style:style style:name="Table12.B5" style:family="table-cell">
      <style:table-cell-properties style:vertical-align="middle" fo:padding="0in" fo:border-left="0.05pt solid #000000" fo:border-right="none" fo:border-top="none" fo:border-bottom="0.05pt solid #000000"/>
    </style:style>
    <style:style style:name="Table12.C5" style:family="table-cell">
      <style:table-cell-properties style:vertical-align="middle" fo:padding="0in" fo:border-left="0.05pt solid #000000" fo:border-right="none" fo:border-top="none" fo:border-bottom="0.05pt solid #000000"/>
    </style:style>
    <style:style style:name="Table12.D5" style:family="table-cell">
      <style:table-cell-properties style:vertical-align="middle" fo:background-color="transparent" fo:padding="0in" fo:border-left="0.05pt solid #000000" fo:border-right="0.05pt solid #000000" fo:border-top="none" fo:border-bottom="0.05pt solid #000000">
        <style:background-image/>
      </style:table-cell-properties>
    </style:style>
    <style:style style:name="Table12.A6" style:family="table-cell">
      <style:table-cell-properties style:vertical-align="middle" fo:background-color="transparent" fo:padding="0in" fo:border-left="0.05pt solid #000000" fo:border-right="none" fo:border-top="none" fo:border-bottom="0.05pt solid #000000">
        <style:background-image/>
      </style:table-cell-properties>
    </style:style>
    <style:style style:name="Table12.C6" style:family="table-cell">
      <style:table-cell-properties style:vertical-align="middle" fo:background-color="#b3b3b3" fo:padding="0in" fo:border-left="0.05pt solid #000000" fo:border-right="none" fo:border-top="none" fo:border-bottom="0.05pt solid #000000">
        <style:background-image/>
      </style:table-cell-properties>
    </style:style>
    <style:style style:name="Table12.D6" style:family="table-cell">
      <style:table-cell-properties style:vertical-align="middle" fo:background-color="#b3b3b3" fo:padding="0in" fo:border-left="0.05pt solid #000000" fo:border-right="0.05pt solid #000000" fo:border-top="none" fo:border-bottom="0.05pt solid #000000">
        <style:background-image/>
      </style:table-cell-properties>
    </style:style>
    <style:style style:name="Table13" style:family="table">
      <style:table-properties style:width="2.734in" table:align="left"/>
    </style:style>
    <style:style style:name="Table13.A" style:family="table-column">
      <style:table-column-properties style:column-width="0.6833in"/>
    </style:style>
    <style:style style:name="Table13.D" style:family="table-column">
      <style:table-column-properties style:column-width="0.684in"/>
    </style:style>
    <style:style style:name="Table13.1" style:family="table-row">
      <style:table-row-properties style:row-height="0.445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style:vertical-align="middle" fo:padding="0in" fo:border-left="0.05pt solid #000000" fo:border-right="none" fo:border-top="none" fo:border-bottom="0.05pt solid #000000"/>
    </style:style>
    <style:style style:name="Table13.D2" style:family="table-cell">
      <style:table-cell-properties style:vertical-align="middle" fo:padding="0in" fo:border-left="0.05pt solid #000000" fo:border-right="0.05pt solid #000000" fo:border-top="none" fo:border-bottom="0.05pt solid #000000"/>
    </style:style>
    <style:style style:name="Táblázat1" style:family="table">
      <style:table-properties style:width="6.5833in" table:align="margins"/>
    </style:style>
    <style:style style:name="Táblázat1.A" style:family="table-column">
      <style:table-column-properties style:column-width="1.4007in" style:rel-column-width="13946*"/>
    </style:style>
    <style:style style:name="Táblázat1.B" style:family="table-column">
      <style:table-column-properties style:column-width="1.5167in" style:rel-column-width="15101*"/>
    </style:style>
    <style:style style:name="Táblázat1.C" style:family="table-column">
      <style:table-column-properties style:column-width="3.6653in" style:rel-column-width="36488*"/>
    </style:style>
    <style:style style:name="Táblázat1.1" style:family="table-row">
      <style:table-row-properties fo:keep-together="always"/>
    </style:style>
    <style:style style:name="Táblázat1.A1" style:family="table-cell">
      <style:table-cell-properties fo:padding="0.0382in" fo:border-left="0.05pt solid #000000" fo:border-right="none" fo:border-top="0.05pt solid #000000" fo:border-bottom="0.05pt solid #000000"/>
    </style:style>
    <style:style style:name="Táblázat1.C1" style:family="table-cell">
      <style:table-cell-properties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C2" style:family="table-cell">
      <style:table-cell-properties style:vertical-align="middle" fo:padding="0.0382in" fo:border-left="0.05pt solid #000000" fo:border-right="0.05pt solid #000000" fo:border-top="none" fo:border-bottom="0.05pt solid #000000"/>
    </style:style>
    <style:style style:name="Táblázat1.B19"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C19"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39" style:family="table">
      <style:table-properties style:width="3.5882in" table:align="margins"/>
    </style:style>
    <style:style style:name="Táblázat39.A" style:family="table-column">
      <style:table-column-properties style:column-width="1.7938in" style:rel-column-width="32767*"/>
    </style:style>
    <style:style style:name="Táblázat39.B" style:family="table-column">
      <style:table-column-properties style:column-width="1.7944in" style:rel-column-width="32768*"/>
    </style:style>
    <style:style style:name="Táblázat39.A1" style:family="table-cell">
      <style:table-cell-properties fo:padding="0in" fo:border-left="0.05pt solid #000000" fo:border-right="none" fo:border-top="0.05pt solid #000000" fo:border-bottom="0.05pt solid #000000"/>
    </style:style>
    <style:style style:name="Táblázat39.B1" style:family="table-cell">
      <style:table-cell-properties fo:padding="0in" fo:border="0.05pt solid #000000"/>
    </style:style>
    <style:style style:name="Táblázat39.A2" style:family="table-cell">
      <style:table-cell-properties style:vertical-align="middle" fo:padding="0in" fo:border-left="0.05pt solid #000000" fo:border-right="none" fo:border-top="none" fo:border-bottom="0.05pt solid #000000"/>
    </style:style>
    <style:style style:name="Táblázat39.B2" style:family="table-cell">
      <style:table-cell-properties style:vertical-align="middle" fo:padding="0in" fo:border-left="0.05pt solid #000000" fo:border-right="0.05pt solid #000000" fo:border-top="none" fo:border-bottom="0.05pt solid #000000"/>
    </style:style>
    <style:style style:name="Táblázat27" style:family="table">
      <style:table-properties style:width="4.2792in" style:rel-width="65%" table:align="center"/>
    </style:style>
    <style:style style:name="Táblázat27.A" style:family="table-column">
      <style:table-column-properties style:column-width="4.2792in" style:rel-column-width="6361*"/>
    </style:style>
    <style:style style:name="Táblázat27.A1" style:family="table-cell">
      <style:table-cell-properties fo:padding="0.0382in" fo:border="0.05pt solid #000000"/>
    </style:style>
    <style:style style:name="Táblázat70" style:family="table">
      <style:table-properties style:width="2.6521in" table:align="left"/>
    </style:style>
    <style:style style:name="Táblázat70.A" style:family="table-column">
      <style:table-column-properties style:column-width="2.0194in"/>
    </style:style>
    <style:style style:name="Táblázat70.B" style:family="table-column">
      <style:table-column-properties style:column-width="0.6326in"/>
    </style:style>
    <style:style style:name="Táblázat70.A1" style:family="table-cell">
      <style:table-cell-properties fo:padding="0.0194in" fo:border-left="0.05pt solid #000000" fo:border-right="none" fo:border-top="0.05pt solid #000000" fo:border-bottom="0.05pt solid #000000"/>
    </style:style>
    <style:style style:name="Táblázat70.B1" style:family="table-cell">
      <style:table-cell-properties fo:padding="0.0194in" fo:border="0.05pt solid #000000"/>
    </style:style>
    <style:style style:name="Táblázat70.A2" style:family="table-cell">
      <style:table-cell-properties fo:padding="0.0194in" fo:border-left="0.05pt solid #000000" fo:border-right="none" fo:border-top="none" fo:border-bottom="0.05pt solid #000000"/>
    </style:style>
    <style:style style:name="Táblázat70.B2" style:family="table-cell">
      <style:table-cell-properties fo:padding="0.0194in" fo:border-left="0.05pt solid #000000" fo:border-right="0.05pt solid #000000" fo:border-top="none" fo:border-bottom="0.05pt solid #000000"/>
    </style:style>
    <style:style style:name="Táblázat70.8" style:family="table-row">
      <style:table-row-properties style:min-row-height="0.1924in"/>
    </style:style>
    <style:style style:name="Táblázat71" style:family="table">
      <style:table-properties style:width="2.6521in" fo:break-before="column" table:align="left"/>
    </style:style>
    <style:style style:name="Táblázat71.A" style:family="table-column">
      <style:table-column-properties style:column-width="2.0194in"/>
    </style:style>
    <style:style style:name="Táblázat71.B" style:family="table-column">
      <style:table-column-properties style:column-width="0.6326in"/>
    </style:style>
    <style:style style:name="Táblázat71.A1" style:family="table-cell">
      <style:table-cell-properties fo:padding="0.0194in" fo:border-left="0.05pt solid #000000" fo:border-right="none" fo:border-top="0.05pt solid #000000" fo:border-bottom="0.05pt solid #000000"/>
    </style:style>
    <style:style style:name="Táblázat71.B1" style:family="table-cell">
      <style:table-cell-properties fo:padding="0.0194in" fo:border="0.05pt solid #000000"/>
    </style:style>
    <style:style style:name="Táblázat71.A2" style:family="table-cell">
      <style:table-cell-properties fo:background-color="transparent" fo:padding="0.0194in" fo:border-left="0.05pt solid #000000" fo:border-right="none" fo:border-top="none" fo:border-bottom="0.05pt solid #000000">
        <style:background-image/>
      </style:table-cell-properties>
    </style:style>
    <style:style style:name="Táblázat71.B2" style:family="table-cell">
      <style:table-cell-properties fo:background-color="transparent" fo:padding="0.0194in" fo:border-left="0.05pt solid #000000" fo:border-right="0.05pt solid #000000" fo:border-top="none" fo:border-bottom="0.05pt solid #000000">
        <style:background-image/>
      </style:table-cell-properties>
    </style:style>
    <style:style style:name="Táblázat71.8" style:family="table-row">
      <style:table-row-properties style:min-row-height="0.1924in"/>
    </style:style>
    <style:style style:name="Táblázat2" style:family="table">
      <style:table-properties style:width="6.9611in" fo:margin-left="-0.1583in" fo:margin-right="-0.2194in" table:align="margins" style:may-break-between-rows="false"/>
    </style:style>
    <style:style style:name="Táblázat2.A" style:family="table-column">
      <style:table-column-properties style:column-width="1.2847in" style:rel-column-width="12094*"/>
    </style:style>
    <style:style style:name="Táblázat2.B" style:family="table-column">
      <style:table-column-properties style:column-width="2.7347in" style:rel-column-width="25745*"/>
    </style:style>
    <style:style style:name="Táblázat2.C" style:family="table-column">
      <style:table-column-properties style:column-width="0.7639in" style:rel-column-width="7191*"/>
    </style:style>
    <style:style style:name="Táblázat2.D" style:family="table-column">
      <style:table-column-properties style:column-width="2.1778in" style:rel-column-width="20505*"/>
    </style:style>
    <style:style style:name="Táblázat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D1" style:family="table-cell">
      <style:table-cell-properties style:vertical-align="middle" fo:background-color="#cccccc" fo:padding="0.0382in" fo:border="0.05pt solid #000000">
        <style:background-image/>
      </style:table-cell-properties>
    </style:style>
    <style:style style:name="Táblázat2.A2" style:family="table-cell">
      <style:table-cell-properties style:vertical-align="middle" fo:padding="0.0382in" fo:border-left="0.05pt solid #000000" fo:border-right="none" fo:border-top="none" fo:border-bottom="0.05pt solid #000000"/>
    </style:style>
    <style:style style:name="Táblázat2.B2" style:family="table-cell">
      <style:table-cell-properties style:vertical-align="middle" fo:padding="0.0382in" fo:border-left="0.05pt solid #000000" fo:border-right="none" fo:border-top="none" fo:border-bottom="0.05pt solid #000000"/>
    </style:style>
    <style:style style:name="Táblázat2.C2" style:family="table-cell">
      <style:table-cell-properties style:vertical-align="middle" fo:padding="0.0382in" fo:border-left="0.05pt solid #000000" fo:border-right="none" fo:border-top="none" fo:border-bottom="0.05pt solid #000000"/>
    </style:style>
    <style:style style:name="Táblázat2.D2" style:family="table-cell">
      <style:table-cell-properties style:vertical-align="middle" fo:padding="0.0382in" fo:border-left="0.05pt solid #000000" fo:border-right="0.05pt solid #000000" fo:border-top="none" fo:border-bottom="0.05pt solid #000000"/>
    </style:style>
    <style:style style:name="Táblázat2.A3" style:family="table-cell">
      <style:table-cell-properties style:vertical-align="middle" fo:padding="0.0382in" fo:border-left="0.05pt solid #000000" fo:border-right="none" fo:border-top="none" fo:border-bottom="0.05pt solid #000000"/>
    </style:style>
    <style:style style:name="Táblázat2.B3" style:family="table-cell">
      <style:table-cell-properties style:vertical-align="middle" fo:padding="0.0382in" fo:border-left="0.05pt solid #000000" fo:border-right="none" fo:border-top="none" fo:border-bottom="0.05pt solid #000000"/>
    </style:style>
    <style:style style:name="Táblázat2.C3" style:family="table-cell">
      <style:table-cell-properties style:vertical-align="middle" fo:padding="0.0382in" fo:border-left="0.05pt solid #000000" fo:border-right="none" fo:border-top="none" fo:border-bottom="0.05pt solid #000000"/>
    </style:style>
    <style:style style:name="Táblázat2.D3" style:family="table-cell">
      <style:table-cell-properties style:vertical-align="middle" fo:padding="0.0382in" fo:border-left="0.05pt solid #000000" fo:border-right="0.05pt solid #000000" fo:border-top="none" fo:border-bottom="0.05pt solid #000000"/>
    </style:style>
    <style:style style:name="Táblázat2.A4" style:family="table-cell">
      <style:table-cell-properties style:vertical-align="middle" fo:padding="0.0382in" fo:border-left="0.05pt solid #000000" fo:border-right="none" fo:border-top="none" fo:border-bottom="0.05pt solid #000000"/>
    </style:style>
    <style:style style:name="Táblázat2.B4" style:family="table-cell">
      <style:table-cell-properties style:vertical-align="middle" fo:padding="0.0382in" fo:border-left="0.05pt solid #000000" fo:border-right="none" fo:border-top="none" fo:border-bottom="0.05pt solid #000000"/>
    </style:style>
    <style:style style:name="Táblázat2.C4" style:family="table-cell">
      <style:table-cell-properties style:vertical-align="middle" fo:padding="0.0382in" fo:border-left="0.05pt solid #000000" fo:border-right="none" fo:border-top="none" fo:border-bottom="0.05pt solid #000000"/>
    </style:style>
    <style:style style:name="Táblázat2.D4" style:family="table-cell">
      <style:table-cell-properties style:vertical-align="middle" fo:padding="0.0382in" fo:border-left="0.05pt solid #000000" fo:border-right="0.05pt solid #000000" fo:border-top="none" fo:border-bottom="0.05pt solid #000000"/>
    </style:style>
    <style:style style:name="Táblázat2.A5" style:family="table-cell">
      <style:table-cell-properties style:vertical-align="middle" fo:padding="0.0382in" fo:border-left="0.05pt solid #000000" fo:border-right="none" fo:border-top="none" fo:border-bottom="0.05pt solid #000000"/>
    </style:style>
    <style:style style:name="Táblázat2.B5" style:family="table-cell">
      <style:table-cell-properties style:vertical-align="middle" fo:padding="0.0382in" fo:border-left="0.05pt solid #000000" fo:border-right="none" fo:border-top="none" fo:border-bottom="0.05pt solid #000000"/>
    </style:style>
    <style:style style:name="Táblázat2.C5" style:family="table-cell">
      <style:table-cell-properties style:vertical-align="middle" fo:padding="0.0382in" fo:border-left="0.05pt solid #000000" fo:border-right="none" fo:border-top="none" fo:border-bottom="0.05pt solid #000000"/>
    </style:style>
    <style:style style:name="Táblázat2.D5" style:family="table-cell">
      <style:table-cell-properties style:vertical-align="middle" fo:padding="0.0382in" fo:border-left="0.05pt solid #000000" fo:border-right="0.05pt solid #000000" fo:border-top="none" fo:border-bottom="0.05pt solid #000000"/>
    </style:style>
    <style:style style:name="Táblázat2.A6" style:family="table-cell">
      <style:table-cell-properties style:vertical-align="middle" fo:padding="0.0382in" fo:border-left="0.05pt solid #000000" fo:border-right="none" fo:border-top="none" fo:border-bottom="0.05pt solid #000000"/>
    </style:style>
    <style:style style:name="Táblázat2.B6" style:family="table-cell">
      <style:table-cell-properties style:vertical-align="middle" fo:padding="0.0382in" fo:border-left="0.05pt solid #000000" fo:border-right="none" fo:border-top="none" fo:border-bottom="0.05pt solid #000000"/>
    </style:style>
    <style:style style:name="Táblázat2.C6" style:family="table-cell">
      <style:table-cell-properties style:vertical-align="middle" fo:padding="0.0382in" fo:border-left="0.05pt solid #000000" fo:border-right="none" fo:border-top="none" fo:border-bottom="0.05pt solid #000000"/>
    </style:style>
    <style:style style:name="Táblázat2.D6" style:family="table-cell">
      <style:table-cell-properties style:vertical-align="middle" fo:padding="0.0382in" fo:border-left="0.05pt solid #000000" fo:border-right="0.05pt solid #000000" fo:border-top="none" fo:border-bottom="0.05pt solid #000000"/>
    </style:style>
    <style:style style:name="Táblázat24" style:family="table">
      <style:table-properties style:width="3.2035in" fo:margin-left="0in" fo:margin-right="0.009in" table:align="margins" style:may-break-between-rows="false"/>
    </style:style>
    <style:style style:name="Táblázat24.A" style:family="table-column">
      <style:table-column-properties style:column-width="1.259in" style:rel-column-width="25756*"/>
    </style:style>
    <style:style style:name="Táblázat24.B" style:family="table-column">
      <style:table-column-properties style:column-width="1.9444in" style:rel-column-width="39779*"/>
    </style:style>
    <style:style style:name="Táblázat24.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24.B1" style:family="table-cell">
      <style:table-cell-properties style:vertical-align="middle" fo:background-color="#cccccc" fo:padding="0.0382in" fo:border="0.05pt solid #000000">
        <style:background-image/>
      </style:table-cell-properties>
    </style:style>
    <style:style style:name="Táblázat24.A2" style:family="table-cell">
      <style:table-cell-properties style:vertical-align="middle" fo:padding="0.0382in" fo:border-left="0.05pt solid #000000" fo:border-right="none" fo:border-top="none" fo:border-bottom="0.05pt solid #000000"/>
    </style:style>
    <style:style style:name="Táblázat24.B2" style:family="table-cell">
      <style:table-cell-properties style:vertical-align="middle" fo:padding="0.0382in" fo:border-left="0.05pt solid #000000" fo:border-right="0.05pt solid #000000" fo:border-top="none" fo:border-bottom="0.05pt solid #000000"/>
    </style:style>
    <style:style style:name="Táblázat24.A3" style:family="table-cell">
      <style:table-cell-properties style:vertical-align="middle" fo:padding="0.0382in" fo:border-left="0.05pt solid #000000" fo:border-right="none" fo:border-top="none" fo:border-bottom="0.05pt solid #000000"/>
    </style:style>
    <style:style style:name="Táblázat24.B3" style:family="table-cell">
      <style:table-cell-properties style:vertical-align="middle" fo:padding="0.0382in" fo:border-left="0.05pt solid #000000" fo:border-right="0.05pt solid #000000" fo:border-top="none" fo:border-bottom="0.05pt solid #000000"/>
    </style:style>
    <style:style style:name="Táblázat24.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24.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41" style:family="table">
      <style:table-properties style:width="3.4111in" fo:margin-left="0in" fo:margin-right="0in" table:align="margins" style:may-break-between-rows="false"/>
    </style:style>
    <style:style style:name="Táblázat41.A" style:family="table-column">
      <style:table-column-properties style:column-width="1.2326in" style:rel-column-width="23681*"/>
    </style:style>
    <style:style style:name="Táblázat41.B" style:family="table-column">
      <style:table-column-properties style:column-width="2.1785in" style:rel-column-width="41854*"/>
    </style:style>
    <style:style style:name="Táblázat4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41.B1" style:family="table-cell">
      <style:table-cell-properties style:vertical-align="middle" fo:background-color="#cccccc" fo:padding="0.0382in" fo:border="0.05pt solid #000000">
        <style:background-image/>
      </style:table-cell-properties>
    </style:style>
    <style:style style:name="Táblázat41.A2" style:family="table-cell">
      <style:table-cell-properties style:vertical-align="middle" fo:padding="0.0382in" fo:border-left="0.05pt solid #000000" fo:border-right="none" fo:border-top="none" fo:border-bottom="0.05pt solid #000000"/>
    </style:style>
    <style:style style:name="Táblázat41.B2" style:family="table-cell">
      <style:table-cell-properties style:vertical-align="middle" fo:padding="0.0382in" fo:border-left="0.05pt solid #000000" fo:border-right="0.05pt solid #000000" fo:border-top="none" fo:border-bottom="0.05pt solid #000000"/>
    </style:style>
    <style:style style:name="Táblázat41.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41.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 style:family="table">
      <style:table-properties style:width="5.5958in" style:rel-width="85%" table:align="center" style:may-break-between-rows="false"/>
    </style:style>
    <style:style style:name="Táblázat6.A" style:family="table-column">
      <style:table-column-properties style:column-width="5.5958in" style:rel-column-width="7964*"/>
    </style:style>
    <style:style style:name="Táblázat6.A1" style:family="table-cell">
      <style:table-cell-properties style:vertical-align="middle" fo:padding="0.0382in" fo:border="0.05pt solid #000000"/>
    </style:style>
    <style:style style:name="Táblázat13" style:family="table">
      <style:table-properties style:width="7.9924in" fo:margin-left="-0.2931in" fo:margin-right="-0.4861in" table:align="margins" style:may-break-between-rows="true"/>
    </style:style>
    <style:style style:name="Táblázat13.A" style:family="table-column">
      <style:table-column-properties style:column-width="1.3979in" style:rel-column-width="11462*"/>
    </style:style>
    <style:style style:name="Táblázat13.B" style:family="table-column">
      <style:table-column-properties style:column-width="0.5625in" style:rel-column-width="4612*"/>
    </style:style>
    <style:style style:name="Táblázat13.C" style:family="table-column">
      <style:table-column-properties style:column-width="0.9931in" style:rel-column-width="8141*"/>
    </style:style>
    <style:style style:name="Táblázat13.D" style:family="table-column">
      <style:table-column-properties style:column-width="5.0389in" style:rel-column-width="41320*"/>
    </style:style>
    <style:style style:name="Táblázat13.1" style:family="table-row">
      <style:table-row-properties style:min-row-height="0.3958in" fo:keep-together="always"/>
    </style:style>
    <style:style style:name="Táblázat13.A1" style:family="table-cell">
      <style:table-cell-properties style:vertical-align="middle" fo:background-color="#cccccc" fo:padding="0.0382in" fo:border="1pt solid #000000">
        <style:background-image/>
      </style:table-cell-properties>
    </style:style>
    <style:style style:name="Táblázat13.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3.D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3.3" style:family="table-row">
      <style:table-row-properties fo:keep-together="always"/>
    </style:style>
    <style:style style:name="Táblázat13.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3.D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13.4" style:family="table-row">
      <style:table-row-properties fo:keep-together="always"/>
    </style:style>
    <style:style style:name="Táblázat13.A4" style:family="table-cell">
      <style:table-cell-properties style:vertical-align="middle" fo:background-color="#ff0000" fo:padding="0.0382in" fo:border-left="1pt solid #000000" fo:border-right="none" fo:border-top="none" fo:border-bottom="1pt solid #000000">
        <style:background-image/>
      </style:table-cell-properties>
    </style:style>
    <style:style style:name="Táblázat13.D4" style:family="table-cell">
      <style:table-cell-properties style:vertical-align="middle" fo:background-color="#ff0000" fo:padding="0.0382in" fo:border-left="1pt solid #000000" fo:border-right="1pt solid #000000" fo:border-top="none" fo:border-bottom="1pt solid #000000">
        <style:background-image/>
      </style:table-cell-properties>
    </style:style>
    <style:style style:name="Táblázat13.5" style:family="table-row">
      <style:table-row-properties fo:keep-together="always"/>
    </style:style>
    <style:style style:name="Táblázat13.6" style:family="table-row">
      <style:table-row-properties fo:keep-together="always"/>
    </style:style>
    <style:style style:name="Táblázat13.7" style:family="table-row">
      <style:table-row-properties fo:keep-together="always"/>
    </style:style>
    <style:style style:name="Táblázat13.A7" style:family="table-cell">
      <style:table-cell-properties style:vertical-align="middle" fo:background-color="#e6e6e6" fo:padding="0.0382in" fo:border-left="1pt solid #000000" fo:border-right="none" fo:border-top="none" fo:border-bottom="1pt solid #000000">
        <style:background-image/>
      </style:table-cell-properties>
    </style:style>
    <style:style style:name="Táblázat13.D7" style:family="table-cell">
      <style:table-cell-properties style:vertical-align="middle" fo:background-color="#e6e6e6" fo:padding="0.0382in" fo:border-left="1pt solid #000000" fo:border-right="1pt solid #000000" fo:border-top="none" fo:border-bottom="1pt solid #000000">
        <style:background-image/>
      </style:table-cell-properties>
    </style:style>
    <style:style style:name="Táblázat13.8" style:family="table-row">
      <style:table-row-properties fo:keep-together="always"/>
    </style:style>
    <style:style style:name="Táblázat13.9" style:family="table-row">
      <style:table-row-properties fo:keep-together="always"/>
    </style:style>
    <style:style style:name="Táblázat13.10" style:family="table-row">
      <style:table-row-properties fo:keep-together="always"/>
    </style:style>
    <style:style style:name="Táblázat13.11" style:family="table-row">
      <style:table-row-properties fo:keep-together="always"/>
    </style:style>
    <style:style style:name="Táblázat13.12" style:family="table-row">
      <style:table-row-properties fo:keep-together="always"/>
    </style:style>
    <style:style style:name="Táblázat13.13" style:family="table-row">
      <style:table-row-properties fo:keep-together="always"/>
    </style:style>
    <style:style style:name="Táblázat18" style:family="table">
      <style:table-properties style:width="7.9924in" fo:margin-left="-0.2931in" fo:margin-right="-0.4861in" table:align="margins" style:may-break-between-rows="true"/>
    </style:style>
    <style:style style:name="Táblázat18.A" style:family="table-column">
      <style:table-column-properties style:column-width="1.3979in" style:rel-column-width="11462*"/>
    </style:style>
    <style:style style:name="Táblázat18.B" style:family="table-column">
      <style:table-column-properties style:column-width="0.5625in" style:rel-column-width="4612*"/>
    </style:style>
    <style:style style:name="Táblázat18.C" style:family="table-column">
      <style:table-column-properties style:column-width="0.5201in" style:rel-column-width="4264*"/>
    </style:style>
    <style:style style:name="Táblázat18.D" style:family="table-column">
      <style:table-column-properties style:column-width="0.9458in" style:rel-column-width="7755*"/>
    </style:style>
    <style:style style:name="Táblázat18.E" style:family="table-column">
      <style:table-column-properties style:column-width="4.566in" style:rel-column-width="37442*"/>
    </style:style>
    <style:style style:name="Táblázat18.1" style:family="table-row">
      <style:table-row-properties fo:keep-together="always"/>
    </style:style>
    <style:style style:name="Táblázat18.A1" style:family="table-cell">
      <style:table-cell-properties style:vertical-align="middle" fo:background-color="#cccccc" fo:padding="0.0382in" fo:border="1pt solid #000000">
        <style:background-image/>
      </style:table-cell-properties>
    </style:style>
    <style:style style:name="Táblázat18.2" style:family="table-row">
      <style:table-row-properties style:min-row-height="0.3958in" fo:keep-together="always"/>
    </style:style>
    <style:style style:name="Táblázat18.A2" style:family="table-cell">
      <style:table-cell-properties style:vertical-align="middle" fo:background-color="#cccccc" fo:padding="0.0382in" fo:border-left="1pt solid #000000" fo:border-right="none" fo:border-top="none" fo:border-bottom="1pt solid #000000">
        <style:background-image/>
      </style:table-cell-properties>
    </style:style>
    <style:style style:name="Táblázat18.E2" style:family="table-cell">
      <style:table-cell-properties style:vertical-align="middle" fo:background-color="#cccccc" fo:padding="0.0382in" fo:border-left="1pt solid #000000" fo:border-right="1pt solid #000000" fo:border-top="none" fo:border-bottom="1pt solid #000000">
        <style:background-image/>
      </style:table-cell-properties>
    </style:style>
    <style:style style:name="Táblázat18.A3"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18.E3"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5" style:family="table">
      <style:table-properties style:width="2.6417in" fo:margin-left="0.2681in" fo:margin-right="4.4688in" table:align="margins" style:may-break-between-rows="false"/>
    </style:style>
    <style:style style:name="Táblázat45.A" style:family="table-column">
      <style:table-column-properties style:column-width="1.3007in" style:rel-column-width="32274*"/>
    </style:style>
    <style:style style:name="Táblázat45.B" style:family="table-column">
      <style:table-column-properties style:column-width="1.341in" style:rel-column-width="33261*"/>
    </style:style>
    <style:style style:name="Táblázat45.A1" style:family="table-cell">
      <style:table-cell-properties fo:background-color="#e6e6e6" fo:padding="0in" fo:border-left="0.05pt solid #000000" fo:border-right="none" fo:border-top="0.05pt solid #000000" fo:border-bottom="0.05pt solid #000000">
        <style:background-image/>
      </style:table-cell-properties>
    </style:style>
    <style:style style:name="Táblázat45.B1" style:family="table-cell">
      <style:table-cell-properties fo:background-color="#e6e6e6" fo:padding="0in" fo:border="0.05pt solid #000000">
        <style:background-image/>
      </style:table-cell-properties>
    </style:style>
    <style:style style:name="Táblázat45.A2" style:family="table-cell">
      <style:table-cell-properties fo:padding="0in" fo:border-left="0.05pt solid #000000" fo:border-right="none" fo:border-top="none" fo:border-bottom="0.05pt solid #000000"/>
    </style:style>
    <style:style style:name="Táblázat45.B2" style:family="table-cell">
      <style:table-cell-properties fo:padding="0in" fo:border-left="0.05pt solid #000000" fo:border-right="0.05pt solid #000000" fo:border-top="none" fo:border-bottom="0.05pt solid #000000"/>
    </style:style>
    <style:style style:name="Táblázat45.A3" style:family="table-cell">
      <style:table-cell-properties fo:padding="0in" fo:border-left="0.05pt solid #000000" fo:border-right="none" fo:border-top="none" fo:border-bottom="0.05pt solid #000000"/>
    </style:style>
    <style:style style:name="Táblázat45.B3" style:family="table-cell">
      <style:table-cell-properties fo:padding="0in" fo:border-left="0.05pt solid #000000" fo:border-right="0.05pt solid #000000" fo:border-top="none" fo:border-bottom="0.05pt solid #000000"/>
    </style:style>
    <style:style style:name="Táblázat45.A4" style:family="table-cell">
      <style:table-cell-properties fo:padding="0in" fo:border-left="0.05pt solid #000000" fo:border-right="none" fo:border-top="none" fo:border-bottom="0.05pt solid #000000"/>
    </style:style>
    <style:style style:name="Táblázat45.B4" style:family="table-cell">
      <style:table-cell-properties fo:padding="0in" fo:border-left="0.05pt solid #000000" fo:border-right="0.05pt solid #000000" fo:border-top="none" fo:border-bottom="0.05pt solid #000000"/>
    </style:style>
    <style:style style:name="Táblázat45.A5" style:family="table-cell">
      <style:table-cell-properties fo:padding="0in" fo:border-left="0.05pt solid #000000" fo:border-right="none" fo:border-top="none" fo:border-bottom="0.05pt solid #000000"/>
    </style:style>
    <style:style style:name="Táblázat45.B5" style:family="table-cell">
      <style:table-cell-properties fo:padding="0in" fo:border-left="0.05pt solid #000000" fo:border-right="0.05pt solid #000000" fo:border-top="none" fo:border-bottom="0.05pt solid #000000"/>
    </style:style>
    <style:style style:name="Táblázat45.A6" style:family="table-cell">
      <style:table-cell-properties fo:padding="0in" fo:border-left="0.05pt solid #000000" fo:border-right="none" fo:border-top="none" fo:border-bottom="0.05pt solid #000000"/>
    </style:style>
    <style:style style:name="Táblázat45.B6" style:family="table-cell">
      <style:table-cell-properties fo:padding="0in" fo:border-left="0.05pt solid #000000" fo:border-right="0.05pt solid #000000" fo:border-top="none" fo:border-bottom="0.05pt solid #000000"/>
    </style:style>
    <style:style style:name="Táblázat22" style:family="table">
      <style:table-properties style:width="6.5833in" table:align="margins" style:may-break-between-rows="false"/>
    </style:style>
    <style:style style:name="Táblázat22.A" style:family="table-column">
      <style:table-column-properties style:column-width="6.5833in" style:rel-column-width="65535*"/>
    </style:style>
    <style:style style:name="Táblázat22.A1" style:family="table-cell">
      <style:table-cell-properties fo:padding="0.0382in" fo:border="0.05pt solid #000000"/>
    </style:style>
    <style:style style:name="Táblázat16" style:family="table">
      <style:table-properties style:width="3.2035in" fo:margin-left="0in" fo:margin-right="0.009in" table:align="margins" style:may-break-between-rows="false"/>
    </style:style>
    <style:style style:name="Táblázat16.A" style:family="table-column">
      <style:table-column-properties style:column-width="1.259in" style:rel-column-width="25756*"/>
    </style:style>
    <style:style style:name="Táblázat16.B" style:family="table-column">
      <style:table-column-properties style:column-width="1.9444in" style:rel-column-width="39779*"/>
    </style:style>
    <style:style style:name="Táblázat16.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6.B1" style:family="table-cell">
      <style:table-cell-properties style:vertical-align="middle" fo:background-color="#cccccc" fo:padding="0.0382in" fo:border="0.05pt solid #000000">
        <style:background-image/>
      </style:table-cell-properties>
    </style:style>
    <style:style style:name="Táblázat16.A2" style:family="table-cell">
      <style:table-cell-properties style:vertical-align="middle" fo:padding="0.0382in" fo:border-left="0.05pt solid #000000" fo:border-right="none" fo:border-top="none" fo:border-bottom="0.05pt solid #000000"/>
    </style:style>
    <style:style style:name="Táblázat16.B2" style:family="table-cell">
      <style:table-cell-properties style:vertical-align="middle" fo:padding="0.0382in" fo:border-left="0.05pt solid #000000" fo:border-right="0.05pt solid #000000" fo:border-top="none" fo:border-bottom="0.05pt solid #000000"/>
    </style:style>
    <style:style style:name="Táblázat16.A3" style:family="table-cell">
      <style:table-cell-properties style:vertical-align="middle" fo:padding="0.0382in" fo:border-left="0.05pt solid #000000" fo:border-right="none" fo:border-top="none" fo:border-bottom="0.05pt solid #000000"/>
    </style:style>
    <style:style style:name="Táblázat16.B3" style:family="table-cell">
      <style:table-cell-properties style:vertical-align="middle" fo:padding="0.0382in" fo:border-left="0.05pt solid #000000" fo:border-right="0.05pt solid #000000" fo:border-top="none" fo:border-bottom="0.05pt solid #000000"/>
    </style:style>
    <style:style style:name="Táblázat16.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6.B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7" style:family="table">
      <style:table-properties style:width="3.4111in" fo:margin-left="0in" fo:margin-right="0in" table:align="margins" style:may-break-between-rows="false"/>
    </style:style>
    <style:style style:name="Táblázat17.A" style:family="table-column">
      <style:table-column-properties style:column-width="1.1861in" style:rel-column-width="22787*"/>
    </style:style>
    <style:style style:name="Táblázat17.B" style:family="table-column">
      <style:table-column-properties style:column-width="2.225in" style:rel-column-width="42748*"/>
    </style:style>
    <style:style style:name="Táblázat17.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7.B1" style:family="table-cell">
      <style:table-cell-properties style:vertical-align="middle" fo:background-color="#cccccc" fo:padding="0.0382in" fo:border="0.05pt solid #000000">
        <style:background-image/>
      </style:table-cell-properties>
    </style:style>
    <style:style style:name="Táblázat17.A2" style:family="table-cell">
      <style:table-cell-properties style:vertical-align="middle" fo:padding="0.0382in" fo:border-left="0.05pt solid #000000" fo:border-right="none" fo:border-top="none" fo:border-bottom="0.05pt solid #000000"/>
    </style:style>
    <style:style style:name="Táblázat17.B2" style:family="table-cell">
      <style:table-cell-properties style:vertical-align="middle" fo:padding="0.0382in" fo:border-left="0.05pt solid #000000" fo:border-right="0.05pt solid #000000" fo:border-top="none" fo:border-bottom="0.05pt solid #000000"/>
    </style:style>
    <style:style style:name="Táblázat17.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7.B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5" style:family="table">
      <style:table-properties style:width="3.95in" style:rel-width="60%" table:align="center"/>
    </style:style>
    <style:style style:name="Táblázat35.A" style:family="table-column">
      <style:table-column-properties style:column-width="3.95in" style:rel-column-width="5783*"/>
    </style:style>
    <style:style style:name="Táblázat35.A1" style:family="table-cell">
      <style:table-cell-properties fo:padding="0.0382in" fo:border="1pt solid #000000"/>
    </style:style>
    <style:style style:name="Táblázat25" style:family="table">
      <style:table-properties style:width="3.95in" style:rel-width="60%" table:align="center"/>
    </style:style>
    <style:style style:name="Táblázat25.A" style:family="table-column">
      <style:table-column-properties style:column-width="3.95in" style:rel-column-width="5783*"/>
    </style:style>
    <style:style style:name="Táblázat25.A1" style:family="table-cell">
      <style:table-cell-properties fo:padding="0.0382in" fo:border="1pt solid #000000"/>
    </style:style>
    <style:style style:name="Táblázat56" style:family="table">
      <style:table-properties style:width="5.1201in" fo:margin-left="-0.0208in" fo:margin-right="1.484in" table:align="margins" style:writing-mode="lr-tb"/>
    </style:style>
    <style:style style:name="Táblázat56.A" style:family="table-column">
      <style:table-column-properties style:column-width="1.3111in" style:rel-column-width="16781*"/>
    </style:style>
    <style:style style:name="Táblázat56.B" style:family="table-column">
      <style:table-column-properties style:column-width="0.9007in" style:rel-column-width="11528*"/>
    </style:style>
    <style:style style:name="Táblázat56.C" style:family="table-column">
      <style:table-column-properties style:column-width="0.575in" style:rel-column-width="7359*"/>
    </style:style>
    <style:style style:name="Táblázat56.D" style:family="table-column">
      <style:table-column-properties style:column-width="0.7778in" style:rel-column-width="9955*"/>
    </style:style>
    <style:style style:name="Táblázat56.F" style:family="table-column">
      <style:table-column-properties style:column-width="0.7778in" style:rel-column-width="9957*"/>
    </style:style>
    <style:style style:name="Táblázat56.1" style:family="table-row">
      <style:table-row-properties style:min-row-height="0.1681in" fo:keep-together="auto"/>
    </style:style>
    <style:style style:name="Táblázat56.A1" style:family="table-cell">
      <style:table-cell-properties style:vertical-align="middle" fo:padding="0.0194in" fo:border-left="0.05pt solid #000000" fo:border-right="none" fo:border-top="0.05pt solid #000000" fo:border-bottom="0.05pt solid #000000"/>
    </style:style>
    <style:style style:name="Táblázat56.D1" style:family="table-cell">
      <style:table-cell-properties style:vertical-align="bottom" fo:padding="0.0194in" fo:border-left="0.05pt solid #000000" fo:border-right="none" fo:border-top="0.05pt solid #000000" fo:border-bottom="0.05pt solid #000000"/>
    </style:style>
    <style:style style:name="Táblázat56.F1" style:family="table-cell">
      <style:table-cell-properties style:vertical-align="bottom" fo:padding="0.0194in" fo:border="0.05pt solid #000000"/>
    </style:style>
    <style:style style:name="Táblázat56.2" style:family="table-row">
      <style:table-row-properties fo:keep-together="auto"/>
    </style:style>
    <style:style style:name="Táblázat56.D2" style:family="table-cell">
      <style:table-cell-properties style:vertical-align="bottom" fo:padding="0.0194in" fo:border-left="0.05pt solid #000000" fo:border-right="none" fo:border-top="none" fo:border-bottom="0.05pt solid #000000"/>
    </style:style>
    <style:style style:name="Táblázat56.F2" style:family="table-cell">
      <style:table-cell-properties style:vertical-align="bottom" fo:padding="0.0194in" fo:border-left="0.05pt solid #000000" fo:border-right="0.05pt solid #000000" fo:border-top="none" fo:border-bottom="0.05pt solid #000000"/>
    </style:style>
    <style:style style:name="Táblázat56.3" style:family="table-row">
      <style:table-row-properties fo:keep-together="auto"/>
    </style:style>
    <style:style style:name="Tábla14" style:family="table">
      <style:table-properties style:width="3.95in" style:rel-width="60%" table:align="center"/>
    </style:style>
    <style:style style:name="Tábla14.A" style:family="table-column">
      <style:table-column-properties style:column-width="3.95in" style:rel-column-width="5783*"/>
    </style:style>
    <style:style style:name="Tábla14.A1" style:family="table-cell">
      <style:table-cell-properties fo:padding="0.0382in" fo:border="0.05pt solid #000000"/>
    </style:style>
    <style:style style:name="Táblázat47" style:family="table">
      <style:table-properties style:width="3.95in" style:rel-width="60%" table:align="center"/>
    </style:style>
    <style:style style:name="Táblázat47.A" style:family="table-column">
      <style:table-column-properties style:column-width="3.95in" style:rel-column-width="5783*"/>
    </style:style>
    <style:style style:name="Táblázat47.A1" style:family="table-cell">
      <style:table-cell-properties fo:padding="0.0382in" fo:border="0.05pt solid #000000"/>
    </style:style>
    <style:style style:name="Táblázat31" style:family="table">
      <style:table-properties style:width="7.9153in" fo:margin-left="-0.2542in" fo:margin-right="-0.1333in" table:align="margins" style:may-break-between-rows="true"/>
    </style:style>
    <style:style style:name="Táblázat31.A" style:family="table-column">
      <style:table-column-properties style:column-width="1.1556in" style:rel-column-width="9567*"/>
    </style:style>
    <style:style style:name="Táblázat31.B" style:family="table-column">
      <style:table-column-properties style:column-width="0.8139in" style:rel-column-width="6738*"/>
    </style:style>
    <style:style style:name="Táblázat31.C" style:family="table-column">
      <style:table-column-properties style:column-width="0.4451in" style:rel-column-width="3685*"/>
    </style:style>
    <style:style style:name="Táblázat31.D" style:family="table-column">
      <style:table-column-properties style:column-width="0.5021in" style:rel-column-width="4157*"/>
    </style:style>
    <style:style style:name="Táblázat31.E" style:family="table-column">
      <style:table-column-properties style:column-width="0.4167in" style:rel-column-width="3449*"/>
    </style:style>
    <style:style style:name="Táblázat31.F" style:family="table-column">
      <style:table-column-properties style:column-width="0.7292in" style:rel-column-width="6037*"/>
    </style:style>
    <style:style style:name="Táblázat31.H" style:family="table-column">
      <style:table-column-properties style:column-width="0.4639in" style:rel-column-width="3840*"/>
    </style:style>
    <style:style style:name="Táblázat31.J" style:family="table-column">
      <style:table-column-properties style:column-width="0.4924in" style:rel-column-width="4076*"/>
    </style:style>
    <style:style style:name="Táblázat31.K" style:family="table-column">
      <style:table-column-properties style:column-width="2.0069in" style:rel-column-width="16616*"/>
    </style:style>
    <style:style style:name="Táblázat31.1" style:family="table-row">
      <style:table-row-properties fo:keep-together="always"/>
    </style:style>
    <style:style style:name="Táblázat31.A1" style:family="table-cell">
      <style:table-cell-properties style:vertical-align="middle" fo:background-color="#e6e6e6" fo:padding="0.0382in" fo:border="0.05pt solid #000000">
        <style:background-image/>
      </style:table-cell-properties>
    </style:style>
    <style:style style:name="Táblázat31.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1.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31.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31.A3" style:family="table-cell">
      <style:table-cell-properties style:vertical-align="middle" fo:padding="0.0382in" fo:border-left="0.05pt solid #000000" fo:border-right="none" fo:border-top="none" fo:border-bottom="0.05pt solid #000000"/>
    </style:style>
    <style:style style:name="Táblázat31.C3" style:family="table-cell">
      <style:table-cell-properties style:vertical-align="middle" fo:padding="0.0382in" fo:border-left="0.05pt solid #000000" fo:border-right="none" fo:border-top="none" fo:border-bottom="0.05pt solid #000000"/>
    </style:style>
    <style:style style:name="Táblázat31.D3" style:family="table-cell">
      <style:table-cell-properties style:vertical-align="middle" fo:padding="0.0382in" fo:border-left="0.05pt solid #000000" fo:border-right="none" fo:border-top="none" fo:border-bottom="0.05pt solid #000000"/>
    </style:style>
    <style:style style:name="Táblázat31.E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31.G3" style:family="table-cell">
      <style:table-cell-properties style:vertical-align="middle" fo:padding="0.0382in" fo:border-left="0.05pt solid #000000" fo:border-right="none" fo:border-top="none" fo:border-bottom="0.05pt solid #000000"/>
    </style:style>
    <style:style style:name="Táblázat31.H3" style:family="table-cell">
      <style:table-cell-properties style:vertical-align="middle" fo:padding="0.0382in" fo:border-left="0.05pt solid #000000" fo:border-right="none" fo:border-top="none" fo:border-bottom="0.05pt solid #000000"/>
    </style:style>
    <style:style style:name="Táblázat31.I3" style:family="table-cell">
      <style:table-cell-properties style:vertical-align="middle" fo:padding="0.0382in" fo:border-left="0.05pt solid #000000" fo:border-right="none" fo:border-top="none" fo:border-bottom="0.05pt solid #000000"/>
    </style:style>
    <style:style style:name="Táblázat31.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31.A4" style:family="table-cell">
      <style:table-cell-properties style:vertical-align="middle" fo:padding="0.0382in" fo:border-left="0.05pt solid #000000" fo:border-right="none" fo:border-top="none" fo:border-bottom="0.05pt solid #000000"/>
    </style:style>
    <style:style style:name="Táblázat31.C4" style:family="table-cell">
      <style:table-cell-properties style:vertical-align="middle" fo:padding="0.0382in" fo:border-left="0.05pt solid #000000" fo:border-right="none" fo:border-top="none" fo:border-bottom="0.05pt solid #000000"/>
    </style:style>
    <style:style style:name="Táblázat31.D4" style:family="table-cell">
      <style:table-cell-properties style:vertical-align="middle" fo:padding="0.0382in" fo:border-left="0.05pt solid #000000" fo:border-right="none" fo:border-top="none" fo:border-bottom="0.05pt solid #000000"/>
    </style:style>
    <style:style style:name="Táblázat31.G4" style:family="table-cell">
      <style:table-cell-properties style:vertical-align="middle" fo:padding="0.0382in" fo:border-left="0.05pt solid #000000" fo:border-right="none" fo:border-top="none" fo:border-bottom="0.05pt solid #000000"/>
    </style:style>
    <style:style style:name="Táblázat31.H4" style:family="table-cell">
      <style:table-cell-properties style:vertical-align="middle" fo:padding="0.0382in" fo:border-left="0.05pt solid #000000" fo:border-right="none" fo:border-top="none" fo:border-bottom="0.05pt solid #000000"/>
    </style:style>
    <style:style style:name="Táblázat31.I4" style:family="table-cell">
      <style:table-cell-properties style:vertical-align="middle" fo:padding="0.0382in" fo:border-left="0.05pt solid #000000" fo:border-right="none" fo:border-top="none" fo:border-bottom="0.05pt solid #000000"/>
    </style:style>
    <style:style style:name="Táblázat31.A5" style:family="table-cell">
      <style:table-cell-properties style:vertical-align="middle" fo:padding="0.0382in" fo:border-left="0.05pt solid #000000" fo:border-right="none" fo:border-top="none" fo:border-bottom="0.05pt solid #000000"/>
    </style:style>
    <style:style style:name="Táblázat31.A6" style:family="table-cell">
      <style:table-cell-properties style:vertical-align="middle" fo:padding="0.0382in" fo:border-left="0.05pt solid #000000" fo:border-right="none" fo:border-top="none" fo:border-bottom="0.05pt solid #000000"/>
    </style:style>
    <style:style style:name="Táblázat31.A7" style:family="table-cell">
      <style:table-cell-properties style:vertical-align="middle" fo:padding="0.0382in" fo:border-left="0.05pt solid #000000" fo:border-right="none" fo:border-top="none" fo:border-bottom="0.05pt solid #000000"/>
    </style:style>
    <style:style style:name="Táblázat31.G7" style:family="table-cell">
      <style:table-cell-properties style:vertical-align="middle" fo:padding="0.0382in" fo:border-left="0.05pt solid #000000" fo:border-right="none" fo:border-top="none" fo:border-bottom="0.05pt solid #000000"/>
    </style:style>
    <style:style style:name="Táblázat31.H7" style:family="table-cell">
      <style:table-cell-properties style:vertical-align="middle" fo:padding="0.0382in" fo:border-left="0.05pt solid #000000" fo:border-right="none" fo:border-top="none" fo:border-bottom="0.05pt solid #000000"/>
    </style:style>
    <style:style style:name="Táblázat31.I7" style:family="table-cell">
      <style:table-cell-properties style:vertical-align="middle" fo:padding="0.0382in" fo:border-left="0.05pt solid #000000" fo:border-right="none" fo:border-top="none" fo:border-bottom="0.05pt solid #000000"/>
    </style:style>
    <style:style style:name="Táblázat31.A8" style:family="table-cell">
      <style:table-cell-properties style:vertical-align="middle" fo:padding="0.0382in" fo:border-left="0.05pt solid #000000" fo:border-right="none" fo:border-top="none" fo:border-bottom="0.05pt solid #000000"/>
    </style:style>
    <style:style style:name="Táblázat31.C8" style:family="table-cell">
      <style:table-cell-properties style:vertical-align="middle" fo:padding="0.0382in" fo:border-left="0.05pt solid #000000" fo:border-right="none" fo:border-top="none" fo:border-bottom="0.05pt solid #000000"/>
    </style:style>
    <style:style style:name="Táblázat31.D8" style:family="table-cell">
      <style:table-cell-properties style:vertical-align="middle" fo:padding="0.0382in" fo:border-left="0.05pt solid #000000" fo:border-right="none" fo:border-top="none" fo:border-bottom="0.05pt solid #000000"/>
    </style:style>
    <style:style style:name="Táblázat31.G8" style:family="table-cell">
      <style:table-cell-properties style:vertical-align="middle" fo:padding="0.0382in" fo:border-left="0.05pt solid #000000" fo:border-right="none" fo:border-top="none" fo:border-bottom="0.05pt solid #000000"/>
    </style:style>
    <style:style style:name="Táblázat31.H8" style:family="table-cell">
      <style:table-cell-properties style:vertical-align="middle" fo:padding="0.0382in" fo:border-left="0.05pt solid #000000" fo:border-right="none" fo:border-top="none" fo:border-bottom="0.05pt solid #000000"/>
    </style:style>
    <style:style style:name="Táblázat31.I8" style:family="table-cell">
      <style:table-cell-properties style:vertical-align="middle" fo:padding="0.0382in" fo:border-left="0.05pt solid #000000" fo:border-right="none" fo:border-top="none" fo:border-bottom="0.05pt solid #000000"/>
    </style:style>
    <style:style style:name="Táblázat31.A9" style:family="table-cell">
      <style:table-cell-properties style:vertical-align="middle" fo:padding="0.0382in" fo:border-left="0.05pt solid #000000" fo:border-right="none" fo:border-top="none" fo:border-bottom="0.05pt solid #000000"/>
    </style:style>
    <style:style style:name="Táblázat31.C9" style:family="table-cell">
      <style:table-cell-properties style:vertical-align="middle" fo:padding="0.0382in" fo:border-left="0.05pt solid #000000" fo:border-right="none" fo:border-top="none" fo:border-bottom="0.05pt solid #000000"/>
    </style:style>
    <style:style style:name="Táblázat31.D9" style:family="table-cell">
      <style:table-cell-properties style:vertical-align="middle" fo:padding="0.0382in" fo:border-left="0.05pt solid #000000" fo:border-right="none" fo:border-top="none" fo:border-bottom="0.05pt solid #000000"/>
    </style:style>
    <style:style style:name="Táblázat31.G9" style:family="table-cell">
      <style:table-cell-properties style:vertical-align="middle" fo:padding="0.0382in" fo:border-left="0.05pt solid #000000" fo:border-right="none" fo:border-top="none" fo:border-bottom="0.05pt solid #000000"/>
    </style:style>
    <style:style style:name="Táblázat31.H9" style:family="table-cell">
      <style:table-cell-properties style:vertical-align="middle" fo:padding="0.0382in" fo:border-left="0.05pt solid #000000" fo:border-right="none" fo:border-top="none" fo:border-bottom="0.05pt solid #000000"/>
    </style:style>
    <style:style style:name="Táblázat31.I9" style:family="table-cell">
      <style:table-cell-properties style:vertical-align="middle" fo:padding="0.0382in" fo:border-left="0.05pt solid #000000" fo:border-right="none" fo:border-top="none" fo:border-bottom="0.05pt solid #000000"/>
    </style:style>
    <style:style style:name="Táblázat31.A10" style:family="table-cell">
      <style:table-cell-properties style:vertical-align="middle" fo:padding="0.0382in" fo:border-left="0.05pt solid #000000" fo:border-right="none" fo:border-top="none" fo:border-bottom="0.05pt solid #000000"/>
    </style:style>
    <style:style style:name="Táblázat31.C10" style:family="table-cell">
      <style:table-cell-properties style:vertical-align="middle" fo:padding="0.0382in" fo:border-left="0.05pt solid #000000" fo:border-right="none" fo:border-top="none" fo:border-bottom="0.05pt solid #000000"/>
    </style:style>
    <style:style style:name="Táblázat31.D10" style:family="table-cell">
      <style:table-cell-properties style:vertical-align="middle" fo:padding="0.0382in" fo:border-left="0.05pt solid #000000" fo:border-right="none" fo:border-top="none" fo:border-bottom="0.05pt solid #000000"/>
    </style:style>
    <style:style style:name="Táblázat31.G10" style:family="table-cell">
      <style:table-cell-properties style:vertical-align="middle" fo:padding="0.0382in" fo:border-left="0.05pt solid #000000" fo:border-right="none" fo:border-top="none" fo:border-bottom="0.05pt solid #000000"/>
    </style:style>
    <style:style style:name="Táblázat31.H10" style:family="table-cell">
      <style:table-cell-properties style:vertical-align="middle" fo:padding="0.0382in" fo:border-left="0.05pt solid #000000" fo:border-right="none" fo:border-top="none" fo:border-bottom="0.05pt solid #000000"/>
    </style:style>
    <style:style style:name="Táblázat31.I10" style:family="table-cell">
      <style:table-cell-properties style:vertical-align="middle" fo:padding="0.0382in" fo:border-left="0.05pt solid #000000" fo:border-right="none" fo:border-top="none" fo:border-bottom="0.05pt solid #000000"/>
    </style:style>
    <style:style style:name="Táblázat31.A11" style:family="table-cell">
      <style:table-cell-properties style:vertical-align="middle" fo:padding="0.0382in" fo:border-left="0.05pt solid #000000" fo:border-right="none" fo:border-top="none" fo:border-bottom="0.05pt solid #000000"/>
    </style:style>
    <style:style style:name="Táblázat31.C11" style:family="table-cell">
      <style:table-cell-properties style:vertical-align="middle" fo:padding="0.0382in" fo:border-left="0.05pt solid #000000" fo:border-right="none" fo:border-top="none" fo:border-bottom="0.05pt solid #000000"/>
    </style:style>
    <style:style style:name="Táblázat31.D11" style:family="table-cell">
      <style:table-cell-properties style:vertical-align="middle" fo:padding="0.0382in" fo:border-left="0.05pt solid #000000" fo:border-right="none" fo:border-top="none" fo:border-bottom="0.05pt solid #000000"/>
    </style:style>
    <style:style style:name="Táblázat31.G11" style:family="table-cell">
      <style:table-cell-properties style:vertical-align="middle" fo:padding="0.0382in" fo:border-left="0.05pt solid #000000" fo:border-right="none" fo:border-top="none" fo:border-bottom="0.05pt solid #000000"/>
    </style:style>
    <style:style style:name="Táblázat31.H11" style:family="table-cell">
      <style:table-cell-properties style:vertical-align="middle" fo:padding="0.0382in" fo:border-left="0.05pt solid #000000" fo:border-right="none" fo:border-top="none" fo:border-bottom="0.05pt solid #000000"/>
    </style:style>
    <style:style style:name="Táblázat31.I11" style:family="table-cell">
      <style:table-cell-properties style:vertical-align="middle" fo:padding="0.0382in" fo:border-left="0.05pt solid #000000" fo:border-right="none" fo:border-top="none" fo:border-bottom="0.05pt solid #000000"/>
    </style:style>
    <style:style style:name="Táblázat31.A12" style:family="table-cell">
      <style:table-cell-properties style:vertical-align="middle" fo:padding="0.0382in" fo:border-left="0.05pt solid #000000" fo:border-right="none" fo:border-top="none" fo:border-bottom="0.05pt solid #000000"/>
    </style:style>
    <style:style style:name="Táblázat31.C12" style:family="table-cell">
      <style:table-cell-properties style:vertical-align="middle" fo:padding="0.0382in" fo:border-left="0.05pt solid #000000" fo:border-right="none" fo:border-top="none" fo:border-bottom="0.05pt solid #000000"/>
    </style:style>
    <style:style style:name="Táblázat31.D12" style:family="table-cell">
      <style:table-cell-properties style:vertical-align="middle" fo:padding="0.0382in" fo:border-left="0.05pt solid #000000" fo:border-right="none" fo:border-top="none" fo:border-bottom="0.05pt solid #000000"/>
    </style:style>
    <style:style style:name="Táblázat31.G12" style:family="table-cell">
      <style:table-cell-properties style:vertical-align="middle" fo:padding="0.0382in" fo:border-left="0.05pt solid #000000" fo:border-right="none" fo:border-top="none" fo:border-bottom="0.05pt solid #000000"/>
    </style:style>
    <style:style style:name="Táblázat31.H12" style:family="table-cell">
      <style:table-cell-properties style:vertical-align="middle" fo:padding="0.0382in" fo:border-left="0.05pt solid #000000" fo:border-right="none" fo:border-top="none" fo:border-bottom="0.05pt solid #000000"/>
    </style:style>
    <style:style style:name="Táblázat31.I12" style:family="table-cell">
      <style:table-cell-properties style:vertical-align="middle" fo:padding="0.0382in" fo:border-left="0.05pt solid #000000" fo:border-right="none" fo:border-top="none" fo:border-bottom="0.05pt solid #000000"/>
    </style:style>
    <style:style style:name="Táblázat31.A13" style:family="table-cell">
      <style:table-cell-properties style:vertical-align="middle" fo:padding="0.0382in" fo:border-left="0.05pt solid #000000" fo:border-right="none" fo:border-top="none" fo:border-bottom="0.05pt solid #000000"/>
    </style:style>
    <style:style style:name="Táblázat31.C13" style:family="table-cell">
      <style:table-cell-properties style:vertical-align="middle" fo:padding="0.0382in" fo:border-left="0.05pt solid #000000" fo:border-right="none" fo:border-top="none" fo:border-bottom="0.05pt solid #000000"/>
    </style:style>
    <style:style style:name="Táblázat31.D13" style:family="table-cell">
      <style:table-cell-properties style:vertical-align="middle" fo:padding="0.0382in" fo:border-left="0.05pt solid #000000" fo:border-right="none" fo:border-top="none" fo:border-bottom="0.05pt solid #000000"/>
    </style:style>
    <style:style style:name="Táblázat31.G13" style:family="table-cell">
      <style:table-cell-properties style:vertical-align="middle" fo:padding="0.0382in" fo:border-left="0.05pt solid #000000" fo:border-right="none" fo:border-top="none" fo:border-bottom="0.05pt solid #000000"/>
    </style:style>
    <style:style style:name="Táblázat31.H13" style:family="table-cell">
      <style:table-cell-properties style:vertical-align="middle" fo:padding="0.0382in" fo:border-left="0.05pt solid #000000" fo:border-right="none" fo:border-top="none" fo:border-bottom="0.05pt solid #000000"/>
    </style:style>
    <style:style style:name="Táblázat31.I13" style:family="table-cell">
      <style:table-cell-properties style:vertical-align="middle" fo:padding="0.0382in" fo:border-left="0.05pt solid #000000" fo:border-right="none" fo:border-top="none" fo:border-bottom="0.05pt solid #000000"/>
    </style:style>
    <style:style style:name="Táblázat31.A14" style:family="table-cell">
      <style:table-cell-properties style:vertical-align="middle" fo:padding="0.0382in" fo:border-left="0.05pt solid #000000" fo:border-right="none" fo:border-top="none" fo:border-bottom="0.05pt solid #000000"/>
    </style:style>
    <style:style style:name="Táblázat31.C14" style:family="table-cell">
      <style:table-cell-properties style:vertical-align="middle" fo:padding="0.0382in" fo:border-left="0.05pt solid #000000" fo:border-right="none" fo:border-top="none" fo:border-bottom="0.05pt solid #000000"/>
    </style:style>
    <style:style style:name="Táblázat31.D14" style:family="table-cell">
      <style:table-cell-properties style:vertical-align="middle" fo:padding="0.0382in" fo:border-left="0.05pt solid #000000" fo:border-right="none" fo:border-top="none" fo:border-bottom="0.05pt solid #000000"/>
    </style:style>
    <style:style style:name="Táblázat31.G14" style:family="table-cell">
      <style:table-cell-properties style:vertical-align="middle" fo:padding="0.0382in" fo:border-left="0.05pt solid #000000" fo:border-right="none" fo:border-top="none" fo:border-bottom="0.05pt solid #000000"/>
    </style:style>
    <style:style style:name="Táblázat31.H14" style:family="table-cell">
      <style:table-cell-properties style:vertical-align="middle" fo:padding="0.0382in" fo:border-left="0.05pt solid #000000" fo:border-right="none" fo:border-top="none" fo:border-bottom="0.05pt solid #000000"/>
    </style:style>
    <style:style style:name="Táblázat31.I14" style:family="table-cell">
      <style:table-cell-properties style:vertical-align="middle" fo:padding="0.0382in" fo:border-left="0.05pt solid #000000" fo:border-right="none" fo:border-top="none" fo:border-bottom="0.05pt solid #000000"/>
    </style:style>
    <style:style style:name="Táblázat31.A15" style:family="table-cell">
      <style:table-cell-properties style:vertical-align="middle" fo:padding="0.0382in" fo:border-left="0.05pt solid #000000" fo:border-right="none" fo:border-top="none" fo:border-bottom="0.05pt solid #000000"/>
    </style:style>
    <style:style style:name="Táblázat31.G15" style:family="table-cell">
      <style:table-cell-properties style:vertical-align="middle" fo:padding="0.0382in" fo:border-left="0.05pt solid #000000" fo:border-right="none" fo:border-top="none" fo:border-bottom="0.05pt solid #000000"/>
    </style:style>
    <style:style style:name="Táblázat31.H15" style:family="table-cell">
      <style:table-cell-properties style:vertical-align="middle" fo:padding="0.0382in" fo:border-left="0.05pt solid #000000" fo:border-right="none" fo:border-top="none" fo:border-bottom="0.05pt solid #000000"/>
    </style:style>
    <style:style style:name="Táblázat31.I15" style:family="table-cell">
      <style:table-cell-properties style:vertical-align="middle" fo:padding="0.0382in" fo:border-left="0.05pt solid #000000" fo:border-right="none" fo:border-top="none" fo:border-bottom="0.05pt solid #000000"/>
    </style:style>
    <style:style style:name="Táblázat31.A16" style:family="table-cell">
      <style:table-cell-properties style:vertical-align="middle" fo:padding="0.0382in" fo:border-left="0.05pt solid #000000" fo:border-right="none" fo:border-top="none" fo:border-bottom="0.05pt solid #000000"/>
    </style:style>
    <style:style style:name="Táblázat31.G16" style:family="table-cell">
      <style:table-cell-properties style:vertical-align="middle" fo:padding="0.0382in" fo:border-left="0.05pt solid #000000" fo:border-right="none" fo:border-top="none" fo:border-bottom="0.05pt solid #000000"/>
    </style:style>
    <style:style style:name="Táblázat31.H16" style:family="table-cell">
      <style:table-cell-properties style:vertical-align="middle" fo:padding="0.0382in" fo:border-left="0.05pt solid #000000" fo:border-right="none" fo:border-top="none" fo:border-bottom="0.05pt solid #000000"/>
    </style:style>
    <style:style style:name="Táblázat31.I16" style:family="table-cell">
      <style:table-cell-properties style:vertical-align="middle" fo:padding="0.0382in" fo:border-left="0.05pt solid #000000" fo:border-right="none" fo:border-top="none" fo:border-bottom="0.05pt solid #000000"/>
    </style:style>
    <style:style style:name="Táblázat31.A17" style:family="table-cell">
      <style:table-cell-properties style:vertical-align="middle" fo:padding="0.0382in" fo:border-left="0.05pt solid #000000" fo:border-right="none" fo:border-top="none" fo:border-bottom="0.05pt solid #000000"/>
    </style:style>
    <style:style style:name="Táblázat31.G17" style:family="table-cell">
      <style:table-cell-properties style:vertical-align="middle" fo:padding="0.0382in" fo:border-left="0.05pt solid #000000" fo:border-right="none" fo:border-top="none" fo:border-bottom="0.05pt solid #000000"/>
    </style:style>
    <style:style style:name="Táblázat31.H17" style:family="table-cell">
      <style:table-cell-properties style:vertical-align="middle" fo:padding="0.0382in" fo:border-left="0.05pt solid #000000" fo:border-right="none" fo:border-top="none" fo:border-bottom="0.05pt solid #000000"/>
    </style:style>
    <style:style style:name="Táblázat31.I17" style:family="table-cell">
      <style:table-cell-properties style:vertical-align="middle" fo:padding="0.0382in" fo:border-left="0.05pt solid #000000" fo:border-right="none" fo:border-top="none" fo:border-bottom="0.05pt solid #000000"/>
    </style:style>
    <style:style style:name="Táblázat31.A18"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1.K18"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31.A19" style:family="table-cell">
      <style:table-cell-properties style:vertical-align="middle" fo:padding="0.0382in" fo:border-left="0.05pt solid #000000" fo:border-right="none" fo:border-top="none" fo:border-bottom="0.05pt solid #000000"/>
    </style:style>
    <style:style style:name="Táblázat31.G19" style:family="table-cell">
      <style:table-cell-properties style:vertical-align="middle" fo:padding="0.0382in" fo:border-left="0.05pt solid #000000" fo:border-right="none" fo:border-top="none" fo:border-bottom="0.05pt solid #000000"/>
    </style:style>
    <style:style style:name="Táblázat31.H19" style:family="table-cell">
      <style:table-cell-properties style:vertical-align="middle" fo:padding="0.0382in" fo:border-left="0.05pt solid #000000" fo:border-right="none" fo:border-top="none" fo:border-bottom="0.05pt solid #000000"/>
    </style:style>
    <style:style style:name="Táblázat31.I19" style:family="table-cell">
      <style:table-cell-properties style:vertical-align="middle" fo:padding="0.0382in" fo:border-left="0.05pt solid #000000" fo:border-right="none" fo:border-top="none" fo:border-bottom="0.05pt solid #000000"/>
    </style:style>
    <style:style style:name="Táblázat31.A20" style:family="table-cell">
      <style:table-cell-properties style:vertical-align="middle" fo:padding="0.0382in" fo:border-left="0.05pt solid #000000" fo:border-right="none" fo:border-top="none" fo:border-bottom="0.05pt solid #000000"/>
    </style:style>
    <style:style style:name="Táblázat58" style:family="table">
      <style:table-properties style:width="7.8882in" fo:margin-left="-0.2347in" fo:margin-right="-0.1257in" fo:break-before="page" table:align="margins" style:may-break-between-rows="true"/>
    </style:style>
    <style:style style:name="Táblázat58.A" style:family="table-column">
      <style:table-column-properties style:column-width="1.1625in" style:rel-column-width="9658*"/>
    </style:style>
    <style:style style:name="Táblázat58.B" style:family="table-column">
      <style:table-column-properties style:column-width="0.7785in" style:rel-column-width="6467*"/>
    </style:style>
    <style:style style:name="Táblázat58.C" style:family="table-column">
      <style:table-column-properties style:column-width="0.4451in" style:rel-column-width="3698*"/>
    </style:style>
    <style:style style:name="Táblázat58.D" style:family="table-column">
      <style:table-column-properties style:column-width="0.5021in" style:rel-column-width="4171*"/>
    </style:style>
    <style:style style:name="Táblázat58.E" style:family="table-column">
      <style:table-column-properties style:column-width="0.4167in" style:rel-column-width="3461*"/>
    </style:style>
    <style:style style:name="Táblázat58.F" style:family="table-column">
      <style:table-column-properties style:column-width="0.7292in" style:rel-column-width="6057*"/>
    </style:style>
    <style:style style:name="Táblázat58.G" style:family="table-column">
      <style:table-column-properties style:column-width="0.4514in" style:rel-column-width="3750*"/>
    </style:style>
    <style:style style:name="Táblázat58.J" style:family="table-column">
      <style:table-column-properties style:column-width="0.484in" style:rel-column-width="4021*"/>
    </style:style>
    <style:style style:name="Táblázat58.K" style:family="table-column">
      <style:table-column-properties style:column-width="2.0167in" style:rel-column-width="16752*"/>
    </style:style>
    <style:style style:name="Táblázat58.1" style:family="table-row">
      <style:table-row-properties fo:keep-together="always"/>
    </style:style>
    <style:style style:name="Táblázat58.A1" style:family="table-cell">
      <style:table-cell-properties style:vertical-align="middle" fo:background-color="#e6e6e6" fo:padding="0.0382in" fo:border="0.05pt solid #000000">
        <style:background-image/>
      </style:table-cell-properties>
    </style:style>
    <style:style style:name="Táblázat58.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8.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8.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8.A3" style:family="table-cell">
      <style:table-cell-properties style:vertical-align="middle" fo:padding="0.0382in" fo:border-left="0.05pt solid #000000" fo:border-right="none" fo:border-top="none" fo:border-bottom="0.05pt solid #000000"/>
    </style:style>
    <style:style style:name="Táblázat58.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58.K3"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58.A4" style:family="table-cell">
      <style:table-cell-properties style:vertical-align="middle" fo:padding="0.0382in" fo:border-left="0.05pt solid #000000" fo:border-right="none" fo:border-top="none" fo:border-bottom="0.05pt solid #000000"/>
    </style:style>
    <style:style style:name="Táblázat58.C4" style:family="table-cell">
      <style:table-cell-properties style:vertical-align="middle" fo:padding="0.0382in" fo:border-left="0.05pt solid #000000" fo:border-right="none" fo:border-top="none" fo:border-bottom="0.05pt solid #000000"/>
    </style:style>
    <style:style style:name="Táblázat58.D4" style:family="table-cell">
      <style:table-cell-properties style:vertical-align="middle" fo:padding="0.0382in" fo:border-left="0.05pt solid #000000" fo:border-right="none" fo:border-top="none" fo:border-bottom="0.05pt solid #000000"/>
    </style:style>
    <style:style style:name="Táblázat58.E4" style:family="table-cell">
      <style:table-cell-properties style:vertical-align="middle" fo:padding="0.0382in" fo:border-left="0.05pt solid #000000" fo:border-right="none" fo:border-top="none" fo:border-bottom="0.05pt solid #000000"/>
    </style:style>
    <style:style style:name="Táblázat58.F4" style:family="table-cell">
      <style:table-cell-properties style:vertical-align="middle" fo:padding="0.0382in" fo:border-left="0.05pt solid #000000" fo:border-right="none" fo:border-top="none" fo:border-bottom="0.05pt solid #000000"/>
    </style:style>
    <style:style style:name="Táblázat58.G4" style:family="table-cell">
      <style:table-cell-properties style:vertical-align="middle" fo:padding="0.0382in" fo:border-left="0.05pt solid #000000" fo:border-right="none" fo:border-top="none" fo:border-bottom="0.05pt solid #000000"/>
    </style:style>
    <style:style style:name="Táblázat58.H4" style:family="table-cell">
      <style:table-cell-properties style:vertical-align="middle" fo:padding="0.0382in" fo:border-left="0.05pt solid #000000" fo:border-right="none" fo:border-top="none" fo:border-bottom="0.05pt solid #000000"/>
    </style:style>
    <style:style style:name="Táblázat58.I4" style:family="table-cell">
      <style:table-cell-properties style:vertical-align="middle" fo:padding="0.0382in" fo:border-left="0.05pt solid #000000" fo:border-right="none" fo:border-top="none" fo:border-bottom="0.05pt solid #000000"/>
    </style:style>
    <style:style style:name="Táblázat58.A5" style:family="table-cell">
      <style:table-cell-properties style:vertical-align="middle" fo:padding="0.0382in" fo:border-left="0.05pt solid #000000" fo:border-right="none" fo:border-top="none" fo:border-bottom="0.05pt solid #000000"/>
    </style:style>
    <style:style style:name="Táblázat58.C5" style:family="table-cell">
      <style:table-cell-properties style:vertical-align="middle" fo:padding="0.0382in" fo:border-left="0.05pt solid #000000" fo:border-right="none" fo:border-top="none" fo:border-bottom="0.05pt solid #000000"/>
    </style:style>
    <style:style style:name="Táblázat58.D5" style:family="table-cell">
      <style:table-cell-properties style:vertical-align="middle" fo:padding="0.0382in" fo:border-left="0.05pt solid #000000" fo:border-right="none" fo:border-top="none" fo:border-bottom="0.05pt solid #000000"/>
    </style:style>
    <style:style style:name="Táblázat58.E5" style:family="table-cell">
      <style:table-cell-properties style:vertical-align="middle" fo:padding="0.0382in" fo:border-left="0.05pt solid #000000" fo:border-right="none" fo:border-top="none" fo:border-bottom="0.05pt solid #000000"/>
    </style:style>
    <style:style style:name="Táblázat58.F5" style:family="table-cell">
      <style:table-cell-properties style:vertical-align="middle" fo:padding="0.0382in" fo:border-left="0.05pt solid #000000" fo:border-right="none" fo:border-top="none" fo:border-bottom="0.05pt solid #000000"/>
    </style:style>
    <style:style style:name="Táblázat58.G5" style:family="table-cell">
      <style:table-cell-properties style:vertical-align="middle" fo:padding="0.0382in" fo:border-left="0.05pt solid #000000" fo:border-right="none" fo:border-top="none" fo:border-bottom="0.05pt solid #000000"/>
    </style:style>
    <style:style style:name="Táblázat58.H5" style:family="table-cell">
      <style:table-cell-properties style:vertical-align="middle" fo:padding="0.0382in" fo:border-left="0.05pt solid #000000" fo:border-right="none" fo:border-top="none" fo:border-bottom="0.05pt solid #000000"/>
    </style:style>
    <style:style style:name="Táblázat58.I5" style:family="table-cell">
      <style:table-cell-properties style:vertical-align="middle" fo:padding="0.0382in" fo:border-left="0.05pt solid #000000" fo:border-right="none" fo:border-top="none" fo:border-bottom="0.05pt solid #000000"/>
    </style:style>
    <style:style style:name="Táblázat58.J5" style:family="table-cell">
      <style:table-cell-properties style:vertical-align="middle" fo:padding="0.0382in" fo:border-left="0.05pt solid #000000" fo:border-right="none" fo:border-top="none" fo:border-bottom="0.05pt solid #000000"/>
    </style:style>
    <style:style style:name="Táblázat58.A6" style:family="table-cell">
      <style:table-cell-properties style:vertical-align="middle" fo:padding="0.0382in" fo:border-left="0.05pt solid #000000" fo:border-right="none" fo:border-top="none" fo:border-bottom="0.05pt solid #000000"/>
    </style:style>
    <style:style style:name="Táblázat58.C6" style:family="table-cell">
      <style:table-cell-properties style:vertical-align="middle" fo:padding="0.0382in" fo:border-left="0.05pt solid #000000" fo:border-right="none" fo:border-top="none" fo:border-bottom="0.05pt solid #000000"/>
    </style:style>
    <style:style style:name="Táblázat58.D6" style:family="table-cell">
      <style:table-cell-properties style:vertical-align="middle" fo:padding="0.0382in" fo:border-left="0.05pt solid #000000" fo:border-right="none" fo:border-top="none" fo:border-bottom="0.05pt solid #000000"/>
    </style:style>
    <style:style style:name="Táblázat58.E6" style:family="table-cell">
      <style:table-cell-properties style:vertical-align="middle" fo:padding="0.0382in" fo:border-left="0.05pt solid #000000" fo:border-right="none" fo:border-top="none" fo:border-bottom="0.05pt solid #000000"/>
    </style:style>
    <style:style style:name="Táblázat58.F6" style:family="table-cell">
      <style:table-cell-properties style:vertical-align="middle" fo:padding="0.0382in" fo:border-left="0.05pt solid #000000" fo:border-right="none" fo:border-top="none" fo:border-bottom="0.05pt solid #000000"/>
    </style:style>
    <style:style style:name="Táblázat58.G6" style:family="table-cell">
      <style:table-cell-properties style:vertical-align="middle" fo:padding="0.0382in" fo:border-left="0.05pt solid #000000" fo:border-right="none" fo:border-top="none" fo:border-bottom="0.05pt solid #000000"/>
    </style:style>
    <style:style style:name="Táblázat58.H6" style:family="table-cell">
      <style:table-cell-properties style:vertical-align="middle" fo:padding="0.0382in" fo:border-left="0.05pt solid #000000" fo:border-right="none" fo:border-top="none" fo:border-bottom="0.05pt solid #000000"/>
    </style:style>
    <style:style style:name="Táblázat58.I6" style:family="table-cell">
      <style:table-cell-properties style:vertical-align="middle" fo:padding="0.0382in" fo:border-left="0.05pt solid #000000" fo:border-right="none" fo:border-top="none" fo:border-bottom="0.05pt solid #000000"/>
    </style:style>
    <style:style style:name="Táblázat58.A7" style:family="table-cell">
      <style:table-cell-properties style:vertical-align="middle" fo:padding="0.0382in" fo:border-left="0.05pt solid #000000" fo:border-right="none" fo:border-top="none" fo:border-bottom="0.05pt solid #000000"/>
    </style:style>
    <style:style style:name="Táblázat58.C7" style:family="table-cell">
      <style:table-cell-properties style:vertical-align="middle" fo:padding="0.0382in" fo:border-left="0.05pt solid #000000" fo:border-right="none" fo:border-top="none" fo:border-bottom="0.05pt solid #000000"/>
    </style:style>
    <style:style style:name="Táblázat58.D7" style:family="table-cell">
      <style:table-cell-properties style:vertical-align="middle" fo:padding="0.0382in" fo:border-left="0.05pt solid #000000" fo:border-right="none" fo:border-top="none" fo:border-bottom="0.05pt solid #000000"/>
    </style:style>
    <style:style style:name="Táblázat58.E7" style:family="table-cell">
      <style:table-cell-properties style:vertical-align="middle" fo:padding="0.0382in" fo:border-left="0.05pt solid #000000" fo:border-right="none" fo:border-top="none" fo:border-bottom="0.05pt solid #000000"/>
    </style:style>
    <style:style style:name="Táblázat58.F7" style:family="table-cell">
      <style:table-cell-properties style:vertical-align="middle" fo:padding="0.0382in" fo:border-left="0.05pt solid #000000" fo:border-right="none" fo:border-top="none" fo:border-bottom="0.05pt solid #000000"/>
    </style:style>
    <style:style style:name="Táblázat58.G7" style:family="table-cell">
      <style:table-cell-properties style:vertical-align="middle" fo:padding="0.0382in" fo:border-left="0.05pt solid #000000" fo:border-right="none" fo:border-top="none" fo:border-bottom="0.05pt solid #000000"/>
    </style:style>
    <style:style style:name="Táblázat58.H7" style:family="table-cell">
      <style:table-cell-properties style:vertical-align="middle" fo:padding="0.0382in" fo:border-left="0.05pt solid #000000" fo:border-right="none" fo:border-top="none" fo:border-bottom="0.05pt solid #000000"/>
    </style:style>
    <style:style style:name="Táblázat58.I7" style:family="table-cell">
      <style:table-cell-properties style:vertical-align="middle" fo:padding="0.0382in" fo:border-left="0.05pt solid #000000" fo:border-right="none" fo:border-top="none" fo:border-bottom="0.05pt solid #000000"/>
    </style:style>
    <style:style style:name="Táblázat58.A8" style:family="table-cell">
      <style:table-cell-properties style:vertical-align="middle" fo:padding="0.0382in" fo:border-left="0.05pt solid #000000" fo:border-right="none" fo:border-top="none" fo:border-bottom="0.05pt solid #000000"/>
    </style:style>
    <style:style style:name="Táblázat58.C8" style:family="table-cell">
      <style:table-cell-properties style:vertical-align="middle" fo:padding="0.0382in" fo:border-left="0.05pt solid #000000" fo:border-right="none" fo:border-top="none" fo:border-bottom="0.05pt solid #000000"/>
    </style:style>
    <style:style style:name="Táblázat58.D8" style:family="table-cell">
      <style:table-cell-properties style:vertical-align="middle" fo:padding="0.0382in" fo:border-left="0.05pt solid #000000" fo:border-right="none" fo:border-top="none" fo:border-bottom="0.05pt solid #000000"/>
    </style:style>
    <style:style style:name="Táblázat58.E8" style:family="table-cell">
      <style:table-cell-properties style:vertical-align="middle" fo:padding="0.0382in" fo:border-left="0.05pt solid #000000" fo:border-right="none" fo:border-top="none" fo:border-bottom="0.05pt solid #000000"/>
    </style:style>
    <style:style style:name="Táblázat58.F8" style:family="table-cell">
      <style:table-cell-properties style:vertical-align="middle" fo:padding="0.0382in" fo:border-left="0.05pt solid #000000" fo:border-right="none" fo:border-top="none" fo:border-bottom="0.05pt solid #000000"/>
    </style:style>
    <style:style style:name="Táblázat58.G8" style:family="table-cell">
      <style:table-cell-properties style:vertical-align="middle" fo:padding="0.0382in" fo:border-left="0.05pt solid #000000" fo:border-right="none" fo:border-top="none" fo:border-bottom="0.05pt solid #000000"/>
    </style:style>
    <style:style style:name="Táblázat58.H8" style:family="table-cell">
      <style:table-cell-properties style:vertical-align="middle" fo:padding="0.0382in" fo:border-left="0.05pt solid #000000" fo:border-right="none" fo:border-top="none" fo:border-bottom="0.05pt solid #000000"/>
    </style:style>
    <style:style style:name="Táblázat58.I8" style:family="table-cell">
      <style:table-cell-properties style:vertical-align="middle" fo:padding="0.0382in" fo:border-left="0.05pt solid #000000" fo:border-right="none" fo:border-top="none" fo:border-bottom="0.05pt solid #000000"/>
    </style:style>
    <style:style style:name="Táblázat58.A9" style:family="table-cell">
      <style:table-cell-properties style:vertical-align="middle" fo:padding="0.0382in" fo:border-left="0.05pt solid #000000" fo:border-right="none" fo:border-top="none" fo:border-bottom="0.05pt solid #000000"/>
    </style:style>
    <style:style style:name="Táblázat58.C9" style:family="table-cell">
      <style:table-cell-properties style:vertical-align="middle" fo:padding="0.0382in" fo:border-left="0.05pt solid #000000" fo:border-right="none" fo:border-top="none" fo:border-bottom="0.05pt solid #000000"/>
    </style:style>
    <style:style style:name="Táblázat58.D9" style:family="table-cell">
      <style:table-cell-properties style:vertical-align="middle" fo:padding="0.0382in" fo:border-left="0.05pt solid #000000" fo:border-right="none" fo:border-top="none" fo:border-bottom="0.05pt solid #000000"/>
    </style:style>
    <style:style style:name="Táblázat58.E9" style:family="table-cell">
      <style:table-cell-properties style:vertical-align="middle" fo:padding="0.0382in" fo:border-left="0.05pt solid #000000" fo:border-right="none" fo:border-top="none" fo:border-bottom="0.05pt solid #000000"/>
    </style:style>
    <style:style style:name="Táblázat58.F9" style:family="table-cell">
      <style:table-cell-properties style:vertical-align="middle" fo:padding="0.0382in" fo:border-left="0.05pt solid #000000" fo:border-right="none" fo:border-top="none" fo:border-bottom="0.05pt solid #000000"/>
    </style:style>
    <style:style style:name="Táblázat58.G9" style:family="table-cell">
      <style:table-cell-properties style:vertical-align="middle" fo:padding="0.0382in" fo:border-left="0.05pt solid #000000" fo:border-right="none" fo:border-top="none" fo:border-bottom="0.05pt solid #000000"/>
    </style:style>
    <style:style style:name="Táblázat58.H9" style:family="table-cell">
      <style:table-cell-properties style:vertical-align="middle" fo:padding="0.0382in" fo:border-left="0.05pt solid #000000" fo:border-right="none" fo:border-top="none" fo:border-bottom="0.05pt solid #000000"/>
    </style:style>
    <style:style style:name="Táblázat58.I9" style:family="table-cell">
      <style:table-cell-properties style:vertical-align="middle" fo:padding="0.0382in" fo:border-left="0.05pt solid #000000" fo:border-right="none" fo:border-top="none" fo:border-bottom="0.05pt solid #000000"/>
    </style:style>
    <style:style style:name="Táblázat58.A10" style:family="table-cell">
      <style:table-cell-properties style:vertical-align="middle" fo:padding="0.0382in" fo:border-left="0.05pt solid #000000" fo:border-right="none" fo:border-top="none" fo:border-bottom="0.05pt solid #000000"/>
    </style:style>
    <style:style style:name="Táblázat58.C10" style:family="table-cell">
      <style:table-cell-properties style:vertical-align="middle" fo:padding="0.0382in" fo:border-left="0.05pt solid #000000" fo:border-right="none" fo:border-top="none" fo:border-bottom="0.05pt solid #000000"/>
    </style:style>
    <style:style style:name="Táblázat58.D10" style:family="table-cell">
      <style:table-cell-properties style:vertical-align="middle" fo:padding="0.0382in" fo:border-left="0.05pt solid #000000" fo:border-right="none" fo:border-top="none" fo:border-bottom="0.05pt solid #000000"/>
    </style:style>
    <style:style style:name="Táblázat58.E10" style:family="table-cell">
      <style:table-cell-properties style:vertical-align="middle" fo:padding="0.0382in" fo:border-left="0.05pt solid #000000" fo:border-right="none" fo:border-top="none" fo:border-bottom="0.05pt solid #000000"/>
    </style:style>
    <style:style style:name="Táblázat58.F10" style:family="table-cell">
      <style:table-cell-properties style:vertical-align="middle" fo:padding="0.0382in" fo:border-left="0.05pt solid #000000" fo:border-right="none" fo:border-top="none" fo:border-bottom="0.05pt solid #000000"/>
    </style:style>
    <style:style style:name="Táblázat58.G10" style:family="table-cell">
      <style:table-cell-properties style:vertical-align="middle" fo:padding="0.0382in" fo:border-left="0.05pt solid #000000" fo:border-right="none" fo:border-top="none" fo:border-bottom="0.05pt solid #000000"/>
    </style:style>
    <style:style style:name="Táblázat58.H10" style:family="table-cell">
      <style:table-cell-properties style:vertical-align="middle" fo:padding="0.0382in" fo:border-left="0.05pt solid #000000" fo:border-right="none" fo:border-top="none" fo:border-bottom="0.05pt solid #000000"/>
    </style:style>
    <style:style style:name="Táblázat58.I10" style:family="table-cell">
      <style:table-cell-properties style:vertical-align="middle" fo:padding="0.0382in" fo:border-left="0.05pt solid #000000" fo:border-right="none" fo:border-top="none" fo:border-bottom="0.05pt solid #000000"/>
    </style:style>
    <style:style style:name="Táblázat58.A11" style:family="table-cell">
      <style:table-cell-properties style:vertical-align="middle" fo:padding="0.0382in" fo:border-left="0.05pt solid #000000" fo:border-right="none" fo:border-top="none" fo:border-bottom="0.05pt solid #000000"/>
    </style:style>
    <style:style style:name="Táblázat58.C11" style:family="table-cell">
      <style:table-cell-properties style:vertical-align="middle" fo:padding="0.0382in" fo:border-left="0.05pt solid #000000" fo:border-right="none" fo:border-top="none" fo:border-bottom="0.05pt solid #000000"/>
    </style:style>
    <style:style style:name="Táblázat58.D11" style:family="table-cell">
      <style:table-cell-properties style:vertical-align="middle" fo:padding="0.0382in" fo:border-left="0.05pt solid #000000" fo:border-right="none" fo:border-top="none" fo:border-bottom="0.05pt solid #000000"/>
    </style:style>
    <style:style style:name="Táblázat58.E11" style:family="table-cell">
      <style:table-cell-properties style:vertical-align="middle" fo:padding="0.0382in" fo:border-left="0.05pt solid #000000" fo:border-right="none" fo:border-top="none" fo:border-bottom="0.05pt solid #000000"/>
    </style:style>
    <style:style style:name="Táblázat58.F11" style:family="table-cell">
      <style:table-cell-properties style:vertical-align="middle" fo:padding="0.0382in" fo:border-left="0.05pt solid #000000" fo:border-right="none" fo:border-top="none" fo:border-bottom="0.05pt solid #000000"/>
    </style:style>
    <style:style style:name="Táblázat58.G11" style:family="table-cell">
      <style:table-cell-properties style:vertical-align="middle" fo:padding="0.0382in" fo:border-left="0.05pt solid #000000" fo:border-right="none" fo:border-top="none" fo:border-bottom="0.05pt solid #000000"/>
    </style:style>
    <style:style style:name="Táblázat58.H11" style:family="table-cell">
      <style:table-cell-properties style:vertical-align="middle" fo:padding="0.0382in" fo:border-left="0.05pt solid #000000" fo:border-right="none" fo:border-top="none" fo:border-bottom="0.05pt solid #000000"/>
    </style:style>
    <style:style style:name="Táblázat58.I11" style:family="table-cell">
      <style:table-cell-properties style:vertical-align="middle" fo:padding="0.0382in" fo:border-left="0.05pt solid #000000" fo:border-right="none" fo:border-top="none" fo:border-bottom="0.05pt solid #000000"/>
    </style:style>
    <style:style style:name="Táblázat58.A12" style:family="table-cell">
      <style:table-cell-properties style:vertical-align="middle" fo:padding="0.0382in" fo:border-left="0.05pt solid #000000" fo:border-right="none" fo:border-top="none" fo:border-bottom="0.05pt solid #000000"/>
    </style:style>
    <style:style style:name="Táblázat58.A13" style:family="table-cell">
      <style:table-cell-properties style:vertical-align="middle" fo:padding="0.0382in" fo:border-left="0.05pt solid #000000" fo:border-right="none" fo:border-top="none" fo:border-bottom="0.05pt solid #000000"/>
    </style:style>
    <style:style style:name="Táblázat58.C1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8.A14" style:family="table-cell">
      <style:table-cell-properties style:vertical-align="middle" fo:padding="0.0382in" fo:border-left="0.05pt solid #000000" fo:border-right="none" fo:border-top="none" fo:border-bottom="0.05pt solid #000000"/>
    </style:style>
    <style:style style:name="Táblázat58.A15" style:family="table-cell">
      <style:table-cell-properties style:vertical-align="middle" fo:padding="0.0382in" fo:border-left="0.05pt solid #000000" fo:border-right="none" fo:border-top="none" fo:border-bottom="0.05pt solid #000000"/>
    </style:style>
    <style:style style:name="Táblázat58.C15" style:family="table-cell">
      <style:table-cell-properties style:vertical-align="middle" fo:padding="0.0382in" fo:border-left="0.05pt solid #000000" fo:border-right="none" fo:border-top="none" fo:border-bottom="0.05pt solid #000000"/>
    </style:style>
    <style:style style:name="Táblázat58.D15" style:family="table-cell">
      <style:table-cell-properties style:vertical-align="middle" fo:padding="0.0382in" fo:border-left="0.05pt solid #000000" fo:border-right="none" fo:border-top="none" fo:border-bottom="0.05pt solid #000000"/>
    </style:style>
    <style:style style:name="Táblázat58.E15" style:family="table-cell">
      <style:table-cell-properties style:vertical-align="middle" fo:padding="0.0382in" fo:border-left="0.05pt solid #000000" fo:border-right="none" fo:border-top="none" fo:border-bottom="0.05pt solid #000000"/>
    </style:style>
    <style:style style:name="Táblázat58.F15" style:family="table-cell">
      <style:table-cell-properties style:vertical-align="middle" fo:padding="0.0382in" fo:border-left="0.05pt solid #000000" fo:border-right="none" fo:border-top="none" fo:border-bottom="0.05pt solid #000000"/>
    </style:style>
    <style:style style:name="Táblázat58.G15" style:family="table-cell">
      <style:table-cell-properties style:vertical-align="middle" fo:padding="0.0382in" fo:border-left="0.05pt solid #000000" fo:border-right="none" fo:border-top="none" fo:border-bottom="0.05pt solid #000000"/>
    </style:style>
    <style:style style:name="Táblázat58.H15" style:family="table-cell">
      <style:table-cell-properties style:vertical-align="middle" fo:padding="0.0382in" fo:border-left="0.05pt solid #000000" fo:border-right="none" fo:border-top="none" fo:border-bottom="0.05pt solid #000000"/>
    </style:style>
    <style:style style:name="Táblázat58.I15" style:family="table-cell">
      <style:table-cell-properties style:vertical-align="middle" fo:padding="0.0382in" fo:border-left="0.05pt solid #000000" fo:border-right="none" fo:border-top="none" fo:border-bottom="0.05pt solid #000000"/>
    </style:style>
    <style:style style:name="Táblázat58.A16" style:family="table-cell">
      <style:table-cell-properties style:vertical-align="middle" fo:padding="0.0382in" fo:border-left="0.05pt solid #000000" fo:border-right="none" fo:border-top="none" fo:border-bottom="0.05pt solid #000000"/>
    </style:style>
    <style:style style:name="Táblázat58.A17" style:family="table-cell">
      <style:table-cell-properties style:vertical-align="middle" fo:padding="0.0382in" fo:border-left="0.05pt solid #000000" fo:border-right="none" fo:border-top="none" fo:border-bottom="0.05pt solid #000000"/>
    </style:style>
    <style:style style:name="Táblázat58.K17"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8.A18" style:family="table-cell">
      <style:table-cell-properties style:vertical-align="middle" fo:padding="0.0382in" fo:border-left="0.05pt solid #000000" fo:border-right="none" fo:border-top="none" fo:border-bottom="0.05pt solid #000000"/>
    </style:style>
    <style:style style:name="Táblázat58.C18" style:family="table-cell">
      <style:table-cell-properties style:vertical-align="middle" fo:padding="0.0382in" fo:border-left="0.05pt solid #000000" fo:border-right="none" fo:border-top="none" fo:border-bottom="0.05pt solid #000000"/>
    </style:style>
    <style:style style:name="Táblázat58.D18" style:family="table-cell">
      <style:table-cell-properties style:vertical-align="middle" fo:padding="0.0382in" fo:border-left="0.05pt solid #000000" fo:border-right="none" fo:border-top="none" fo:border-bottom="0.05pt solid #000000"/>
    </style:style>
    <style:style style:name="Táblázat58.E18" style:family="table-cell">
      <style:table-cell-properties style:vertical-align="middle" fo:padding="0.0382in" fo:border-left="0.05pt solid #000000" fo:border-right="none" fo:border-top="none" fo:border-bottom="0.05pt solid #000000"/>
    </style:style>
    <style:style style:name="Táblázat58.F18" style:family="table-cell">
      <style:table-cell-properties style:vertical-align="middle" fo:padding="0.0382in" fo:border-left="0.05pt solid #000000" fo:border-right="none" fo:border-top="none" fo:border-bottom="0.05pt solid #000000"/>
    </style:style>
    <style:style style:name="Táblázat58.G18" style:family="table-cell">
      <style:table-cell-properties style:vertical-align="middle" fo:padding="0.0382in" fo:border-left="0.05pt solid #000000" fo:border-right="none" fo:border-top="none" fo:border-bottom="0.05pt solid #000000"/>
    </style:style>
    <style:style style:name="Táblázat58.H18" style:family="table-cell">
      <style:table-cell-properties style:vertical-align="middle" fo:padding="0.0382in" fo:border-left="0.05pt solid #000000" fo:border-right="none" fo:border-top="none" fo:border-bottom="0.05pt solid #000000"/>
    </style:style>
    <style:style style:name="Táblázat58.I18" style:family="table-cell">
      <style:table-cell-properties style:vertical-align="middle" fo:padding="0.0382in" fo:border-left="0.05pt solid #000000" fo:border-right="none" fo:border-top="none" fo:border-bottom="0.05pt solid #000000"/>
    </style:style>
    <style:style style:name="Táblázat58.A19" style:family="table-cell">
      <style:table-cell-properties style:vertical-align="middle" fo:padding="0.0382in" fo:border-left="0.05pt solid #000000" fo:border-right="none" fo:border-top="none" fo:border-bottom="0.05pt solid #000000"/>
    </style:style>
    <style:style style:name="Táblázat58.C19" style:family="table-cell">
      <style:table-cell-properties style:vertical-align="middle" fo:padding="0.0382in" fo:border-left="0.05pt solid #000000" fo:border-right="none" fo:border-top="none" fo:border-bottom="0.05pt solid #000000"/>
    </style:style>
    <style:style style:name="Táblázat58.D19" style:family="table-cell">
      <style:table-cell-properties style:vertical-align="middle" fo:padding="0.0382in" fo:border-left="0.05pt solid #000000" fo:border-right="none" fo:border-top="none" fo:border-bottom="0.05pt solid #000000"/>
    </style:style>
    <style:style style:name="Táblázat58.E19" style:family="table-cell">
      <style:table-cell-properties style:vertical-align="middle" fo:padding="0.0382in" fo:border-left="0.05pt solid #000000" fo:border-right="none" fo:border-top="none" fo:border-bottom="0.05pt solid #000000"/>
    </style:style>
    <style:style style:name="Táblázat58.F19" style:family="table-cell">
      <style:table-cell-properties style:vertical-align="middle" fo:padding="0.0382in" fo:border-left="0.05pt solid #000000" fo:border-right="none" fo:border-top="none" fo:border-bottom="0.05pt solid #000000"/>
    </style:style>
    <style:style style:name="Táblázat58.G19" style:family="table-cell">
      <style:table-cell-properties style:vertical-align="middle" fo:padding="0.0382in" fo:border-left="0.05pt solid #000000" fo:border-right="none" fo:border-top="none" fo:border-bottom="0.05pt solid #000000"/>
    </style:style>
    <style:style style:name="Táblázat58.H19" style:family="table-cell">
      <style:table-cell-properties style:vertical-align="middle" fo:padding="0.0382in" fo:border-left="0.05pt solid #000000" fo:border-right="none" fo:border-top="none" fo:border-bottom="0.05pt solid #000000"/>
    </style:style>
    <style:style style:name="Táblázat58.I19" style:family="table-cell">
      <style:table-cell-properties style:vertical-align="middle" fo:padding="0.0382in" fo:border-left="0.05pt solid #000000" fo:border-right="none" fo:border-top="none" fo:border-bottom="0.05pt solid #000000"/>
    </style:style>
    <style:style style:name="Táblázat58.A20" style:family="table-cell">
      <style:table-cell-properties style:vertical-align="middle" fo:padding="0.0382in" fo:border-left="0.05pt solid #000000" fo:border-right="none" fo:border-top="none" fo:border-bottom="0.05pt solid #000000"/>
    </style:style>
    <style:style style:name="Táblázat58.C20" style:family="table-cell">
      <style:table-cell-properties style:vertical-align="middle" fo:padding="0.0382in" fo:border-left="0.05pt solid #000000" fo:border-right="none" fo:border-top="none" fo:border-bottom="0.05pt solid #000000"/>
    </style:style>
    <style:style style:name="Táblázat58.D20" style:family="table-cell">
      <style:table-cell-properties style:vertical-align="middle" fo:padding="0.0382in" fo:border-left="0.05pt solid #000000" fo:border-right="none" fo:border-top="none" fo:border-bottom="0.05pt solid #000000"/>
    </style:style>
    <style:style style:name="Táblázat58.E20" style:family="table-cell">
      <style:table-cell-properties style:vertical-align="middle" fo:padding="0.0382in" fo:border-left="0.05pt solid #000000" fo:border-right="none" fo:border-top="none" fo:border-bottom="0.05pt solid #000000"/>
    </style:style>
    <style:style style:name="Táblázat58.F20" style:family="table-cell">
      <style:table-cell-properties style:vertical-align="middle" fo:padding="0.0382in" fo:border-left="0.05pt solid #000000" fo:border-right="none" fo:border-top="none" fo:border-bottom="0.05pt solid #000000"/>
    </style:style>
    <style:style style:name="Táblázat58.G20" style:family="table-cell">
      <style:table-cell-properties style:vertical-align="middle" fo:padding="0.0382in" fo:border-left="0.05pt solid #000000" fo:border-right="none" fo:border-top="none" fo:border-bottom="0.05pt solid #000000"/>
    </style:style>
    <style:style style:name="Táblázat58.H20" style:family="table-cell">
      <style:table-cell-properties style:vertical-align="middle" fo:padding="0.0382in" fo:border-left="0.05pt solid #000000" fo:border-right="none" fo:border-top="none" fo:border-bottom="0.05pt solid #000000"/>
    </style:style>
    <style:style style:name="Táblázat58.I20" style:family="table-cell">
      <style:table-cell-properties style:vertical-align="middle" fo:padding="0.0382in" fo:border-left="0.05pt solid #000000" fo:border-right="none" fo:border-top="none" fo:border-bottom="0.05pt solid #000000"/>
    </style:style>
    <style:style style:name="Táblázat58.A21" style:family="table-cell">
      <style:table-cell-properties style:vertical-align="middle" fo:padding="0.0382in" fo:border-left="0.05pt solid #000000" fo:border-right="none" fo:border-top="none" fo:border-bottom="0.05pt solid #000000"/>
    </style:style>
    <style:style style:name="Táblázat58.A22" style:family="table-cell">
      <style:table-cell-properties style:vertical-align="middle" fo:padding="0.0382in" fo:border-left="0.05pt solid #000000" fo:border-right="none" fo:border-top="none" fo:border-bottom="0.05pt solid #000000"/>
    </style:style>
    <style:style style:name="Táblázat58.C22" style:family="table-cell">
      <style:table-cell-properties style:vertical-align="middle" fo:padding="0.0382in" fo:border-left="0.05pt solid #000000" fo:border-right="none" fo:border-top="none" fo:border-bottom="0.05pt solid #000000"/>
    </style:style>
    <style:style style:name="Táblázat58.D22" style:family="table-cell">
      <style:table-cell-properties style:vertical-align="middle" fo:padding="0.0382in" fo:border-left="0.05pt solid #000000" fo:border-right="none" fo:border-top="none" fo:border-bottom="0.05pt solid #000000"/>
    </style:style>
    <style:style style:name="Táblázat58.E22" style:family="table-cell">
      <style:table-cell-properties style:vertical-align="middle" fo:padding="0.0382in" fo:border-left="0.05pt solid #000000" fo:border-right="none" fo:border-top="none" fo:border-bottom="0.05pt solid #000000"/>
    </style:style>
    <style:style style:name="Táblázat58.F22" style:family="table-cell">
      <style:table-cell-properties style:vertical-align="middle" fo:padding="0.0382in" fo:border-left="0.05pt solid #000000" fo:border-right="none" fo:border-top="none" fo:border-bottom="0.05pt solid #000000"/>
    </style:style>
    <style:style style:name="Táblázat58.G22" style:family="table-cell">
      <style:table-cell-properties style:vertical-align="middle" fo:padding="0.0382in" fo:border-left="0.05pt solid #000000" fo:border-right="none" fo:border-top="none" fo:border-bottom="0.05pt solid #000000"/>
    </style:style>
    <style:style style:name="Táblázat58.H22" style:family="table-cell">
      <style:table-cell-properties style:vertical-align="middle" fo:padding="0.0382in" fo:border-left="0.05pt solid #000000" fo:border-right="none" fo:border-top="none" fo:border-bottom="0.05pt solid #000000"/>
    </style:style>
    <style:style style:name="Táblázat58.A23" style:family="table-cell">
      <style:table-cell-properties style:vertical-align="middle" fo:padding="0.0382in" fo:border-left="0.05pt solid #000000" fo:border-right="none" fo:border-top="none" fo:border-bottom="0.05pt solid #000000"/>
    </style:style>
    <style:style style:name="Táblázat58.A24" style:family="table-cell">
      <style:table-cell-properties style:vertical-align="middle" fo:padding="0.0382in" fo:border-left="0.05pt solid #000000" fo:border-right="none" fo:border-top="none" fo:border-bottom="0.05pt solid #000000"/>
    </style:style>
    <style:style style:name="Táblázat58.A25" style:family="table-cell">
      <style:table-cell-properties style:vertical-align="middle" fo:padding="0.0382in" fo:border-left="0.05pt solid #000000" fo:border-right="none" fo:border-top="none" fo:border-bottom="0.05pt solid #000000"/>
    </style:style>
    <style:style style:name="Táblázat58.A26" style:family="table-cell">
      <style:table-cell-properties style:vertical-align="middle" fo:padding="0.0382in" fo:border-left="0.05pt solid #000000" fo:border-right="none" fo:border-top="none" fo:border-bottom="0.05pt solid #000000"/>
    </style:style>
    <style:style style:name="Táblázat58.A27" style:family="table-cell">
      <style:table-cell-properties style:vertical-align="middle" fo:padding="0.0382in" fo:border-left="0.05pt solid #000000" fo:border-right="none" fo:border-top="none" fo:border-bottom="0.05pt solid #000000"/>
    </style:style>
    <style:style style:name="Táblázat15" style:family="table">
      <style:table-properties style:width="7.8875in" fo:margin-left="-0.2347in" fo:margin-right="-0.125in" table:align="margins" style:may-break-between-rows="true"/>
    </style:style>
    <style:style style:name="Táblázat15.A" style:family="table-column">
      <style:table-column-properties style:column-width="1.1361in" style:rel-column-width="9439*"/>
    </style:style>
    <style:style style:name="Táblázat15.B" style:family="table-column">
      <style:table-column-properties style:column-width="0.8146in" style:rel-column-width="6768*"/>
    </style:style>
    <style:style style:name="Táblázat15.C" style:family="table-column">
      <style:table-column-properties style:column-width="0.4451in" style:rel-column-width="3698*"/>
    </style:style>
    <style:style style:name="Táblázat15.D" style:family="table-column">
      <style:table-column-properties style:column-width="0.5021in" style:rel-column-width="4171*"/>
    </style:style>
    <style:style style:name="Táblázat15.E" style:family="table-column">
      <style:table-column-properties style:column-width="0.4167in" style:rel-column-width="3461*"/>
    </style:style>
    <style:style style:name="Táblázat15.F" style:family="table-column">
      <style:table-column-properties style:column-width="0.7292in" style:rel-column-width="6058*"/>
    </style:style>
    <style:style style:name="Táblázat15.G" style:family="table-column">
      <style:table-column-properties style:column-width="0.4514in" style:rel-column-width="3750*"/>
    </style:style>
    <style:style style:name="Táblázat15.J" style:family="table-column">
      <style:table-column-properties style:column-width="0.4826in" style:rel-column-width="4010*"/>
    </style:style>
    <style:style style:name="Táblázat15.K" style:family="table-column">
      <style:table-column-properties style:column-width="2.0076in" style:rel-column-width="16680*"/>
    </style:style>
    <style:style style:name="Táblázat15.1" style:family="table-row">
      <style:table-row-properties fo:keep-together="always"/>
    </style:style>
    <style:style style:name="Táblázat15.A1" style:family="table-cell">
      <style:table-cell-properties style:vertical-align="middle" fo:background-color="#e6e6e6" fo:padding="0.0382in" fo:border="0.05pt solid #000000">
        <style:background-image/>
      </style:table-cell-properties>
    </style:style>
    <style:style style:name="Táblázat15.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1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15.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15.A3" style:family="table-cell">
      <style:table-cell-properties style:vertical-align="middle" fo:padding="0.0382in" fo:border-left="0.05pt solid #000000" fo:border-right="none" fo:border-top="none" fo:border-bottom="0.05pt solid #000000"/>
    </style:style>
    <style:style style:name="Táblázat15.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15.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15.A4" style:family="table-cell">
      <style:table-cell-properties style:vertical-align="middle" fo:padding="0.0382in" fo:border-left="0.05pt solid #000000" fo:border-right="none" fo:border-top="none" fo:border-bottom="0.05pt solid #000000"/>
    </style:style>
    <style:style style:name="Táblázat15.A5" style:family="table-cell">
      <style:table-cell-properties style:vertical-align="middle" fo:padding="0.0382in" fo:border-left="0.05pt solid #000000" fo:border-right="none" fo:border-top="none" fo:border-bottom="0.05pt solid #000000"/>
    </style:style>
    <style:style style:name="Táblázat15.A6" style:family="table-cell">
      <style:table-cell-properties style:vertical-align="middle" fo:padding="0.0382in" fo:border-left="0.05pt solid #000000" fo:border-right="none" fo:border-top="none" fo:border-bottom="0.05pt solid #000000"/>
    </style:style>
    <style:style style:name="Táblázat15.B6"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5.A7" style:family="table-cell">
      <style:table-cell-properties style:vertical-align="middle" fo:padding="0.0382in" fo:border-left="0.05pt solid #000000" fo:border-right="none" fo:border-top="none" fo:border-bottom="0.05pt solid #000000"/>
    </style:style>
    <style:style style:name="Táblázat15.A8" style:family="table-cell">
      <style:table-cell-properties style:vertical-align="middle" fo:padding="0.0382in" fo:border-left="0.05pt solid #000000" fo:border-right="none" fo:border-top="none" fo:border-bottom="0.05pt solid #000000"/>
    </style:style>
    <style:style style:name="Táblázat15.A9" style:family="table-cell">
      <style:table-cell-properties style:vertical-align="middle" fo:padding="0.0382in" fo:border-left="0.05pt solid #000000" fo:border-right="none" fo:border-top="none" fo:border-bottom="0.05pt solid #000000"/>
    </style:style>
    <style:style style:name="Táblázat15.A10" style:family="table-cell">
      <style:table-cell-properties style:vertical-align="middle" fo:padding="0.0382in" fo:border-left="0.05pt solid #000000" fo:border-right="none" fo:border-top="none" fo:border-bottom="0.05pt solid #000000"/>
    </style:style>
    <style:style style:name="Táblázat15.A11" style:family="table-cell">
      <style:table-cell-properties style:vertical-align="middle" fo:padding="0.0382in" fo:border-left="0.05pt solid #000000" fo:border-right="none" fo:border-top="none" fo:border-bottom="0.05pt solid #000000"/>
    </style:style>
    <style:style style:name="Táblázat15.A12" style:family="table-cell">
      <style:table-cell-properties style:vertical-align="middle" fo:padding="0.0382in" fo:border-left="0.05pt solid #000000" fo:border-right="none" fo:border-top="none" fo:border-bottom="0.05pt solid #000000"/>
    </style:style>
    <style:style style:name="Táblázat15.C12" style:family="table-cell">
      <style:table-cell-properties style:vertical-align="middle" fo:padding="0.0382in" fo:border-left="0.05pt solid #000000" fo:border-right="none" fo:border-top="none" fo:border-bottom="0.05pt solid #000000"/>
    </style:style>
    <style:style style:name="Táblázat15.D12" style:family="table-cell">
      <style:table-cell-properties style:vertical-align="middle" fo:padding="0.0382in" fo:border-left="0.05pt solid #000000" fo:border-right="none" fo:border-top="none" fo:border-bottom="0.05pt solid #000000"/>
    </style:style>
    <style:style style:name="Táblázat15.E12" style:family="table-cell">
      <style:table-cell-properties style:vertical-align="middle" fo:padding="0.0382in" fo:border-left="0.05pt solid #000000" fo:border-right="none" fo:border-top="none" fo:border-bottom="0.05pt solid #000000"/>
    </style:style>
    <style:style style:name="Táblázat15.F12" style:family="table-cell">
      <style:table-cell-properties style:vertical-align="middle" fo:padding="0.0382in" fo:border-left="0.05pt solid #000000" fo:border-right="none" fo:border-top="none" fo:border-bottom="0.05pt solid #000000"/>
    </style:style>
    <style:style style:name="Táblázat15.G12" style:family="table-cell">
      <style:table-cell-properties style:vertical-align="middle" fo:padding="0.0382in" fo:border-left="0.05pt solid #000000" fo:border-right="none" fo:border-top="none" fo:border-bottom="0.05pt solid #000000"/>
    </style:style>
    <style:style style:name="Táblázat15.H12" style:family="table-cell">
      <style:table-cell-properties style:vertical-align="middle" fo:padding="0.0382in" fo:border-left="0.05pt solid #000000" fo:border-right="none" fo:border-top="none" fo:border-bottom="0.05pt solid #000000"/>
    </style:style>
    <style:style style:name="Táblázat15.I12" style:family="table-cell">
      <style:table-cell-properties style:vertical-align="middle" fo:padding="0.0382in" fo:border-left="0.05pt solid #000000" fo:border-right="none" fo:border-top="none" fo:border-bottom="0.05pt solid #000000"/>
    </style:style>
    <style:style style:name="Táblázat15.J12" style:family="table-cell">
      <style:table-cell-properties style:vertical-align="middle" fo:padding="0.0382in" fo:border-left="0.05pt solid #000000" fo:border-right="none" fo:border-top="none" fo:border-bottom="0.05pt solid #000000"/>
    </style:style>
    <style:style style:name="Táblázat15.A13" style:family="table-cell">
      <style:table-cell-properties style:vertical-align="middle" fo:padding="0.0382in" fo:border-left="0.05pt solid #000000" fo:border-right="none" fo:border-top="none" fo:border-bottom="0.05pt solid #000000"/>
    </style:style>
    <style:style style:name="Táblázat15.C13" style:family="table-cell">
      <style:table-cell-properties style:vertical-align="middle" fo:padding="0.0382in" fo:border-left="0.05pt solid #000000" fo:border-right="none" fo:border-top="none" fo:border-bottom="0.05pt solid #000000"/>
    </style:style>
    <style:style style:name="Táblázat15.D13" style:family="table-cell">
      <style:table-cell-properties style:vertical-align="middle" fo:padding="0.0382in" fo:border-left="0.05pt solid #000000" fo:border-right="none" fo:border-top="none" fo:border-bottom="0.05pt solid #000000"/>
    </style:style>
    <style:style style:name="Táblázat15.E13" style:family="table-cell">
      <style:table-cell-properties style:vertical-align="middle" fo:padding="0.0382in" fo:border-left="0.05pt solid #000000" fo:border-right="none" fo:border-top="none" fo:border-bottom="0.05pt solid #000000"/>
    </style:style>
    <style:style style:name="Táblázat15.F13" style:family="table-cell">
      <style:table-cell-properties style:vertical-align="middle" fo:padding="0.0382in" fo:border-left="0.05pt solid #000000" fo:border-right="none" fo:border-top="none" fo:border-bottom="0.05pt solid #000000"/>
    </style:style>
    <style:style style:name="Táblázat15.G13" style:family="table-cell">
      <style:table-cell-properties style:vertical-align="middle" fo:padding="0.0382in" fo:border-left="0.05pt solid #000000" fo:border-right="none" fo:border-top="none" fo:border-bottom="0.05pt solid #000000"/>
    </style:style>
    <style:style style:name="Táblázat15.H13" style:family="table-cell">
      <style:table-cell-properties style:vertical-align="middle" fo:padding="0.0382in" fo:border-left="0.05pt solid #000000" fo:border-right="none" fo:border-top="none" fo:border-bottom="0.05pt solid #000000"/>
    </style:style>
    <style:style style:name="Táblázat15.I13" style:family="table-cell">
      <style:table-cell-properties style:vertical-align="middle" fo:padding="0.0382in" fo:border-left="0.05pt solid #000000" fo:border-right="none" fo:border-top="none" fo:border-bottom="0.05pt solid #000000"/>
    </style:style>
    <style:style style:name="Táblázat15.J13" style:family="table-cell">
      <style:table-cell-properties style:vertical-align="middle" fo:padding="0.0382in" fo:border-left="0.05pt solid #000000" fo:border-right="none" fo:border-top="none" fo:border-bottom="0.05pt solid #000000"/>
    </style:style>
    <style:style style:name="Táblázat15.K13" style:family="table-cell">
      <style:table-cell-properties style:vertical-align="middle" fo:padding="0.0382in" fo:border-left="0.05pt solid #000000" fo:border-right="0.05pt solid #000000" fo:border-top="none" fo:border-bottom="0.05pt solid #000000"/>
    </style:style>
    <style:style style:name="Táblázat15.A14" style:family="table-cell">
      <style:table-cell-properties style:vertical-align="middle" fo:padding="0.0382in" fo:border-left="0.05pt solid #000000" fo:border-right="none" fo:border-top="none" fo:border-bottom="0.05pt solid #000000"/>
    </style:style>
    <style:style style:name="Táblázat15.C14" style:family="table-cell">
      <style:table-cell-properties style:vertical-align="middle" fo:padding="0.0382in" fo:border-left="0.05pt solid #000000" fo:border-right="none" fo:border-top="none" fo:border-bottom="0.05pt solid #000000"/>
    </style:style>
    <style:style style:name="Táblázat15.D14" style:family="table-cell">
      <style:table-cell-properties style:vertical-align="middle" fo:padding="0.0382in" fo:border-left="0.05pt solid #000000" fo:border-right="none" fo:border-top="none" fo:border-bottom="0.05pt solid #000000"/>
    </style:style>
    <style:style style:name="Táblázat15.E14" style:family="table-cell">
      <style:table-cell-properties style:vertical-align="middle" fo:padding="0.0382in" fo:border-left="0.05pt solid #000000" fo:border-right="none" fo:border-top="none" fo:border-bottom="0.05pt solid #000000"/>
    </style:style>
    <style:style style:name="Táblázat15.F14" style:family="table-cell">
      <style:table-cell-properties style:vertical-align="middle" fo:padding="0.0382in" fo:border-left="0.05pt solid #000000" fo:border-right="none" fo:border-top="none" fo:border-bottom="0.05pt solid #000000"/>
    </style:style>
    <style:style style:name="Táblázat15.G14" style:family="table-cell">
      <style:table-cell-properties style:vertical-align="middle" fo:padding="0.0382in" fo:border-left="0.05pt solid #000000" fo:border-right="none" fo:border-top="none" fo:border-bottom="0.05pt solid #000000"/>
    </style:style>
    <style:style style:name="Táblázat15.H14" style:family="table-cell">
      <style:table-cell-properties style:vertical-align="middle" fo:padding="0.0382in" fo:border-left="0.05pt solid #000000" fo:border-right="none" fo:border-top="none" fo:border-bottom="0.05pt solid #000000"/>
    </style:style>
    <style:style style:name="Táblázat15.I14" style:family="table-cell">
      <style:table-cell-properties style:vertical-align="middle" fo:padding="0.0382in" fo:border-left="0.05pt solid #000000" fo:border-right="none" fo:border-top="none" fo:border-bottom="0.05pt solid #000000"/>
    </style:style>
    <style:style style:name="Táblázat15.J14" style:family="table-cell">
      <style:table-cell-properties style:vertical-align="middle" fo:padding="0.0382in" fo:border-left="0.05pt solid #000000" fo:border-right="none" fo:border-top="none" fo:border-bottom="0.05pt solid #000000"/>
    </style:style>
    <style:style style:name="Táblázat15.K14" style:family="table-cell">
      <style:table-cell-properties style:vertical-align="middle" fo:padding="0.0382in" fo:border-left="0.05pt solid #000000" fo:border-right="0.05pt solid #000000" fo:border-top="none" fo:border-bottom="0.05pt solid #000000"/>
    </style:style>
    <style:style style:name="Táblázat15.A15" style:family="table-cell">
      <style:table-cell-properties style:vertical-align="middle" fo:padding="0.0382in" fo:border-left="0.05pt solid #000000" fo:border-right="none" fo:border-top="none" fo:border-bottom="0.05pt solid #000000"/>
    </style:style>
    <style:style style:name="Táblázat15.A16" style:family="table-cell">
      <style:table-cell-properties style:vertical-align="middle" fo:padding="0.0382in" fo:border-left="0.05pt solid #000000" fo:border-right="none" fo:border-top="none" fo:border-bottom="0.05pt solid #000000"/>
    </style:style>
    <style:style style:name="Táblázat30" style:family="table">
      <style:table-properties style:width="6.0132in" table:align="left"/>
    </style:style>
    <style:style style:name="Táblázat30.A" style:family="table-column">
      <style:table-column-properties style:column-width="1.3958in"/>
    </style:style>
    <style:style style:name="Táblázat30.B" style:family="table-column">
      <style:table-column-properties style:column-width="0.6271in"/>
    </style:style>
    <style:style style:name="Táblázat30.E" style:family="table-column">
      <style:table-column-properties style:column-width="2.7361in"/>
    </style:style>
    <style:style style:name="Táblázat30.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30.E1" style:family="table-cell">
      <style:table-cell-properties style:vertical-align="middle" fo:background-color="#cccccc" fo:padding="0.0382in" fo:border="0.05pt solid #000000">
        <style:background-image/>
      </style:table-cell-properties>
    </style:style>
    <style:style style:name="Táblázat30.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30.B2" style:family="table-cell">
      <style:table-cell-properties style:vertical-align="middle" fo:padding="0.0382in" fo:border-left="0.05pt solid #000000" fo:border-right="none" fo:border-top="none" fo:border-bottom="0.05pt solid #000000"/>
    </style:style>
    <style:style style:name="Táblázat30.C2" style:family="table-cell">
      <style:table-cell-properties style:vertical-align="middle" fo:padding="0.0382in" fo:border-left="0.05pt solid #000000" fo:border-right="none" fo:border-top="none" fo:border-bottom="0.05pt solid #000000"/>
    </style:style>
    <style:style style:name="Táblázat30.D2" style:family="table-cell">
      <style:table-cell-properties style:vertical-align="middle" fo:padding="0.0382in" fo:border-left="0.05pt solid #000000" fo:border-right="none" fo:border-top="none" fo:border-bottom="0.05pt solid #000000"/>
    </style:style>
    <style:style style:name="Táblázat30.E2" style:family="table-cell">
      <style:table-cell-properties style:vertical-align="middle" fo:padding="0.0382in" fo:border-left="0.05pt solid #000000" fo:border-right="0.05pt solid #000000" fo:border-top="none" fo:border-bottom="0.05pt solid #000000"/>
    </style:style>
    <style:style style:name="Táblázat30.B3" style:family="table-cell">
      <style:table-cell-properties style:vertical-align="middle" fo:padding="0.0382in" fo:border-left="0.05pt solid #000000" fo:border-right="none" fo:border-top="none" fo:border-bottom="0.05pt solid #000000"/>
    </style:style>
    <style:style style:name="Táblázat30.C3" style:family="table-cell">
      <style:table-cell-properties style:vertical-align="middle" fo:padding="0.0382in" fo:border-left="0.05pt solid #000000" fo:border-right="none" fo:border-top="none" fo:border-bottom="0.05pt solid #000000"/>
    </style:style>
    <style:style style:name="Táblázat30.D3" style:family="table-cell">
      <style:table-cell-properties style:vertical-align="middle" fo:padding="0.0382in" fo:border-left="0.05pt solid #000000" fo:border-right="none" fo:border-top="none" fo:border-bottom="0.05pt solid #000000"/>
    </style:style>
    <style:style style:name="Táblázat30.E3" style:family="table-cell">
      <style:table-cell-properties style:vertical-align="middle" fo:padding="0.0382in" fo:border-left="0.05pt solid #000000" fo:border-right="0.05pt solid #000000" fo:border-top="none" fo:border-bottom="0.05pt solid #000000"/>
    </style:style>
    <style:style style:name="Táblázat30.B4" style:family="table-cell">
      <style:table-cell-properties style:vertical-align="middle" fo:padding="0.0382in" fo:border-left="0.05pt solid #000000" fo:border-right="none" fo:border-top="none" fo:border-bottom="0.05pt solid #000000"/>
    </style:style>
    <style:style style:name="Táblázat30.C4" style:family="table-cell">
      <style:table-cell-properties style:vertical-align="middle" fo:padding="0.0382in" fo:border-left="0.05pt solid #000000" fo:border-right="none" fo:border-top="none" fo:border-bottom="0.05pt solid #000000"/>
    </style:style>
    <style:style style:name="Táblázat30.D4" style:family="table-cell">
      <style:table-cell-properties style:vertical-align="middle" fo:padding="0.0382in" fo:border-left="0.05pt solid #000000" fo:border-right="none" fo:border-top="none" fo:border-bottom="0.05pt solid #000000"/>
    </style:style>
    <style:style style:name="Táblázat30.E4" style:family="table-cell">
      <style:table-cell-properties style:vertical-align="middle" fo:padding="0.0382in" fo:border-left="0.05pt solid #000000" fo:border-right="0.05pt solid #000000" fo:border-top="none" fo:border-bottom="0.05pt solid #000000"/>
    </style:style>
    <style:style style:name="Táblázat30.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30.E5"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 style:family="table">
      <style:table-properties style:width="7.7361in" fo:margin-left="-0.6313in" fo:margin-right="-0.5215in" table:align="margins" style:may-break-between-rows="true"/>
    </style:style>
    <style:style style:name="Táblázat69.A" style:family="table-column">
      <style:table-column-properties style:column-width="1.0889in" style:rel-column-width="9224*"/>
    </style:style>
    <style:style style:name="Táblázat69.B" style:family="table-column">
      <style:table-column-properties style:column-width="0.7764in" style:rel-column-width="6577*"/>
    </style:style>
    <style:style style:name="Táblázat69.C" style:family="table-column">
      <style:table-column-properties style:column-width="0.4361in" style:rel-column-width="3694*"/>
    </style:style>
    <style:style style:name="Táblázat69.D" style:family="table-column">
      <style:table-column-properties style:column-width="0.5299in" style:rel-column-width="4488*"/>
    </style:style>
    <style:style style:name="Táblázat69.E" style:family="table-column">
      <style:table-column-properties style:column-width="0.3979in" style:rel-column-width="3370*"/>
    </style:style>
    <style:style style:name="Táblázat69.F" style:family="table-column">
      <style:table-column-properties style:column-width="0.7104in" style:rel-column-width="6018*"/>
    </style:style>
    <style:style style:name="Táblázat69.G" style:family="table-column">
      <style:table-column-properties style:column-width="0.459in" style:rel-column-width="3888*"/>
    </style:style>
    <style:style style:name="Táblázat69.K" style:family="table-column">
      <style:table-column-properties style:column-width="1.9611in" style:rel-column-width="16612*"/>
    </style:style>
    <style:style style:name="Táblázat69.1" style:family="table-row">
      <style:table-row-properties fo:keep-together="always"/>
    </style:style>
    <style:style style:name="Táblázat69.A1" style:family="table-cell">
      <style:table-cell-properties style:vertical-align="middle" fo:background-color="#e6e6e6" fo:padding="0.0382in" fo:border="0.05pt solid #000000">
        <style:background-image/>
      </style:table-cell-properties>
    </style:style>
    <style:style style:name="Táblázat6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6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69.A3" style:family="table-cell">
      <style:table-cell-properties style:vertical-align="middle" fo:padding="0.0382in" fo:border-left="0.05pt solid #000000" fo:border-right="none" fo:border-top="none" fo:border-bottom="0.05pt solid #000000"/>
    </style:style>
    <style:style style:name="Táblázat6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69.A4" style:family="table-cell">
      <style:table-cell-properties style:vertical-align="middle" fo:padding="0.0382in" fo:border-left="0.05pt solid #000000" fo:border-right="none" fo:border-top="none" fo:border-bottom="0.05pt solid #000000"/>
    </style:style>
    <style:style style:name="Táblázat69.D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9.A5" style:family="table-cell">
      <style:table-cell-properties style:vertical-align="middle" fo:padding="0.0382in" fo:border-left="0.05pt solid #000000" fo:border-right="none" fo:border-top="none" fo:border-bottom="0.05pt solid #000000"/>
    </style:style>
    <style:style style:name="Táblázat69.K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69.A6" style:family="table-cell">
      <style:table-cell-properties style:vertical-align="middle" fo:padding="0.0382in" fo:border-left="0.05pt solid #000000" fo:border-right="none" fo:border-top="none" fo:border-bottom="0.05pt solid #000000"/>
    </style:style>
    <style:style style:name="Táblázat69.A7" style:family="table-cell">
      <style:table-cell-properties style:vertical-align="middle" fo:padding="0.0382in" fo:border-left="0.05pt solid #000000" fo:border-right="none" fo:border-top="none" fo:border-bottom="0.05pt solid #000000"/>
    </style:style>
    <style:style style:name="Táblázat69.A8" style:family="table-cell">
      <style:table-cell-properties style:vertical-align="middle" fo:padding="0.0382in" fo:border-left="0.05pt solid #000000" fo:border-right="none" fo:border-top="none" fo:border-bottom="0.05pt solid #000000"/>
    </style:style>
    <style:style style:name="Táblázat59" style:family="table">
      <style:table-properties style:width="7.7361in" fo:margin-left="-0.6313in" fo:margin-right="-0.5215in" table:align="margins" style:may-break-between-rows="true"/>
    </style:style>
    <style:style style:name="Táblázat59.A" style:family="table-column">
      <style:table-column-properties style:column-width="1.0889in" style:rel-column-width="9224*"/>
    </style:style>
    <style:style style:name="Táblázat59.B" style:family="table-column">
      <style:table-column-properties style:column-width="0.7764in" style:rel-column-width="6577*"/>
    </style:style>
    <style:style style:name="Táblázat59.C" style:family="table-column">
      <style:table-column-properties style:column-width="0.4361in" style:rel-column-width="3694*"/>
    </style:style>
    <style:style style:name="Táblázat59.D" style:family="table-column">
      <style:table-column-properties style:column-width="0.5299in" style:rel-column-width="4488*"/>
    </style:style>
    <style:style style:name="Táblázat59.E" style:family="table-column">
      <style:table-column-properties style:column-width="0.3979in" style:rel-column-width="3370*"/>
    </style:style>
    <style:style style:name="Táblázat59.F" style:family="table-column">
      <style:table-column-properties style:column-width="0.7104in" style:rel-column-width="6018*"/>
    </style:style>
    <style:style style:name="Táblázat59.G" style:family="table-column">
      <style:table-column-properties style:column-width="0.459in" style:rel-column-width="3888*"/>
    </style:style>
    <style:style style:name="Táblázat59.K" style:family="table-column">
      <style:table-column-properties style:column-width="1.9611in" style:rel-column-width="16612*"/>
    </style:style>
    <style:style style:name="Táblázat59.1" style:family="table-row">
      <style:table-row-properties fo:keep-together="always"/>
    </style:style>
    <style:style style:name="Táblázat59.A1" style:family="table-cell">
      <style:table-cell-properties style:vertical-align="middle" fo:background-color="#e6e6e6" fo:padding="0.0382in" fo:border="0.05pt solid #000000">
        <style:background-image/>
      </style:table-cell-properties>
    </style:style>
    <style:style style:name="Táblázat59.A2" style:family="table-cell">
      <style:table-cell-properties style:vertical-align="middle" fo:background-color="#e6e6e6" fo:padding="0.0382in" fo:border-left="0.05pt solid #000000" fo:border-right="none" fo:border-top="none" fo:border-bottom="0.05pt solid #000000">
        <style:background-image/>
      </style:table-cell-properties>
    </style:style>
    <style:style style:name="Táblázat59.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59.K2" style:family="table-cell">
      <style:table-cell-properties style:vertical-align="middle" fo:background-color="#e6e6e6" fo:padding="0.0382in" fo:border-left="0.05pt solid #000000" fo:border-right="0.05pt solid #000000" fo:border-top="none" fo:border-bottom="0.05pt solid #000000">
        <style:background-image/>
      </style:table-cell-properties>
    </style:style>
    <style:style style:name="Táblázat59.A3" style:family="table-cell">
      <style:table-cell-properties style:vertical-align="middle" fo:padding="0.0382in" fo:border-left="0.05pt solid #000000" fo:border-right="none" fo:border-top="none" fo:border-bottom="0.05pt solid #000000"/>
    </style:style>
    <style:style style:name="Táblázat59.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59.K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áblázat59.A4" style:family="table-cell">
      <style:table-cell-properties style:vertical-align="middle" fo:padding="0.0382in" fo:border-left="0.05pt solid #000000" fo:border-right="none" fo:border-top="none" fo:border-bottom="0.05pt solid #000000"/>
    </style:style>
    <style:style style:name="Táblázat59.A5" style:family="table-cell">
      <style:table-cell-properties style:vertical-align="middle" fo:padding="0.0382in" fo:border-left="0.05pt solid #000000" fo:border-right="none" fo:border-top="none" fo:border-bottom="0.05pt solid #000000"/>
    </style:style>
    <style:style style:name="Táblázat63" style:family="table">
      <style:table-properties style:width="7.8757in" fo:margin-left="-0.159in" fo:margin-right="-0.1889in" table:align="margins" style:may-break-between-rows="false"/>
    </style:style>
    <style:style style:name="Táblázat63.A" style:family="table-column">
      <style:table-column-properties style:column-width="1.0986in" style:rel-column-width="9141*"/>
    </style:style>
    <style:style style:name="Táblázat63.B" style:family="table-column">
      <style:table-column-properties style:column-width="0.7479in" style:rel-column-width="6223*"/>
    </style:style>
    <style:style style:name="Táblázat63.C" style:family="table-column">
      <style:table-column-properties style:column-width="0.4549in" style:rel-column-width="3784*"/>
    </style:style>
    <style:style style:name="Táblázat63.D" style:family="table-column">
      <style:table-column-properties style:column-width="0.5299in" style:rel-column-width="4409*"/>
    </style:style>
    <style:style style:name="Táblázat63.E" style:family="table-column">
      <style:table-column-properties style:column-width="0.5451in" style:rel-column-width="4536*"/>
    </style:style>
    <style:style style:name="Táblázat63.J" style:family="table-column">
      <style:table-column-properties style:column-width="0.5035in" style:rel-column-width="4189*"/>
    </style:style>
    <style:style style:name="Táblázat63.K" style:family="table-column">
      <style:table-column-properties style:column-width="1.816in" style:rel-column-width="15109*"/>
    </style:style>
    <style:style style:name="Táblázat63.A1" style:family="table-cell">
      <style:table-cell-properties style:vertical-align="middle" fo:background-color="#cccccc" fo:padding="0.0382in" fo:border="0.05pt solid #000000">
        <style:background-image/>
      </style:table-cell-properties>
    </style:style>
    <style:style style:name="Táblázat63.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3.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3.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3.A3" style:family="table-cell">
      <style:table-cell-properties style:vertical-align="middle" fo:padding="0.0382in" fo:border-left="0.05pt solid #000000" fo:border-right="none" fo:border-top="none" fo:border-bottom="0.05pt solid #000000"/>
    </style:style>
    <style:style style:name="Táblázat63.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3.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3.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3.J3" style:family="table-cell">
      <style:table-cell-properties fo:background-color="#ff0000" fo:padding="0.0382in" fo:border-left="0.05pt solid #000000" fo:border-right="none" fo:border-top="none" fo:border-bottom="0.05pt solid #000000">
        <style:background-image/>
      </style:table-cell-properties>
    </style:style>
    <style:style style:name="Táblázat63.K3" style:family="table-cell">
      <style:table-cell-properties fo:padding="0.0382in" fo:border-left="0.05pt solid #000000" fo:border-right="0.05pt solid #000000" fo:border-top="none" fo:border-bottom="0.05pt solid #000000"/>
    </style:style>
    <style:style style:name="Táblázat63.A4" style:family="table-cell">
      <style:table-cell-properties style:vertical-align="middle" fo:padding="0.0382in" fo:border-left="0.05pt solid #000000" fo:border-right="none" fo:border-top="none" fo:border-bottom="0.05pt solid #000000"/>
    </style:style>
    <style:style style:name="Táblázat63.J4" style:family="table-cell">
      <style:table-cell-properties fo:background-color="#ff0000" fo:padding="0.0382in" fo:border-left="0.05pt solid #000000" fo:border-right="none" fo:border-top="none" fo:border-bottom="0.05pt solid #000000">
        <style:background-image/>
      </style:table-cell-properties>
    </style:style>
    <style:style style:name="Táblázat63.K4" style:family="table-cell">
      <style:table-cell-properties fo:padding="0.0382in" fo:border-left="0.05pt solid #000000" fo:border-right="0.05pt solid #000000" fo:border-top="none" fo:border-bottom="0.05pt solid #000000"/>
    </style:style>
    <style:style style:name="Táblázat63.A5" style:family="table-cell">
      <style:table-cell-properties style:vertical-align="middle" fo:padding="0.0382in" fo:border-left="0.05pt solid #000000" fo:border-right="none" fo:border-top="none" fo:border-bottom="0.05pt solid #000000"/>
    </style:style>
    <style:style style:name="Táblázat63.J5" style:family="table-cell">
      <style:table-cell-properties fo:background-color="#ff0000" fo:padding="0.0382in" fo:border-left="0.05pt solid #000000" fo:border-right="none" fo:border-top="none" fo:border-bottom="0.05pt solid #000000">
        <style:background-image/>
      </style:table-cell-properties>
    </style:style>
    <style:style style:name="Táblázat63.K5" style:family="table-cell">
      <style:table-cell-properties fo:padding="0.0382in" fo:border-left="0.05pt solid #000000" fo:border-right="0.05pt solid #000000" fo:border-top="none" fo:border-bottom="0.05pt solid #000000"/>
    </style:style>
    <style:style style:name="Táblázat72" style:family="table">
      <style:table-properties style:width="7.8757in" fo:margin-left="-0.159in" fo:margin-right="-0.1889in" table:align="margins" style:may-break-between-rows="false"/>
    </style:style>
    <style:style style:name="Táblázat72.A" style:family="table-column">
      <style:table-column-properties style:column-width="1.0986in" style:rel-column-width="9141*"/>
    </style:style>
    <style:style style:name="Táblázat72.B" style:family="table-column">
      <style:table-column-properties style:column-width="0.7479in" style:rel-column-width="6223*"/>
    </style:style>
    <style:style style:name="Táblázat72.C" style:family="table-column">
      <style:table-column-properties style:column-width="0.4549in" style:rel-column-width="3784*"/>
    </style:style>
    <style:style style:name="Táblázat72.D" style:family="table-column">
      <style:table-column-properties style:column-width="0.5299in" style:rel-column-width="4409*"/>
    </style:style>
    <style:style style:name="Táblázat72.E" style:family="table-column">
      <style:table-column-properties style:column-width="0.5451in" style:rel-column-width="4536*"/>
    </style:style>
    <style:style style:name="Táblázat72.J" style:family="table-column">
      <style:table-column-properties style:column-width="0.5035in" style:rel-column-width="4189*"/>
    </style:style>
    <style:style style:name="Táblázat72.K" style:family="table-column">
      <style:table-column-properties style:column-width="1.816in" style:rel-column-width="15109*"/>
    </style:style>
    <style:style style:name="Táblázat72.A1" style:family="table-cell">
      <style:table-cell-properties style:vertical-align="middle" fo:background-color="#cccccc" fo:padding="0.0382in" fo:border="0.05pt solid #000000">
        <style:background-image/>
      </style:table-cell-properties>
    </style:style>
    <style:style style:name="Táblázat72.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72.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72.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72.A3" style:family="table-cell">
      <style:table-cell-properties style:vertical-align="middle" fo:padding="0.0382in" fo:border-left="0.05pt solid #000000" fo:border-right="none" fo:border-top="none" fo:border-bottom="0.05pt solid #000000"/>
    </style:style>
    <style:style style:name="Táblázat72.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72.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72.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72.J3" style:family="table-cell">
      <style:table-cell-properties fo:background-color="#ff0000" fo:padding="0.0382in" fo:border-left="0.05pt solid #000000" fo:border-right="none" fo:border-top="none" fo:border-bottom="0.05pt solid #000000">
        <style:background-image/>
      </style:table-cell-properties>
    </style:style>
    <style:style style:name="Táblázat72.K3" style:family="table-cell">
      <style:table-cell-properties fo:padding="0.0382in" fo:border-left="0.05pt solid #000000" fo:border-right="0.05pt solid #000000" fo:border-top="none" fo:border-bottom="0.05pt solid #000000"/>
    </style:style>
    <style:style style:name="Táblázat72.A4" style:family="table-cell">
      <style:table-cell-properties style:vertical-align="middle" fo:padding="0.0382in" fo:border-left="0.05pt solid #000000" fo:border-right="none" fo:border-top="none" fo:border-bottom="0.05pt solid #000000"/>
    </style:style>
    <style:style style:name="Táblázat72.J4" style:family="table-cell">
      <style:table-cell-properties fo:background-color="#ff0000" fo:padding="0.0382in" fo:border-left="0.05pt solid #000000" fo:border-right="none" fo:border-top="none" fo:border-bottom="0.05pt solid #000000">
        <style:background-image/>
      </style:table-cell-properties>
    </style:style>
    <style:style style:name="Táblázat72.K4" style:family="table-cell">
      <style:table-cell-properties fo:padding="0.0382in" fo:border-left="0.05pt solid #000000" fo:border-right="0.05pt solid #000000" fo:border-top="none" fo:border-bottom="0.05pt solid #000000"/>
    </style:style>
    <style:style style:name="Táblázat72.A5" style:family="table-cell">
      <style:table-cell-properties style:vertical-align="middle" fo:padding="0.0382in" fo:border-left="0.05pt solid #000000" fo:border-right="none" fo:border-top="none" fo:border-bottom="0.05pt solid #000000"/>
    </style:style>
    <style:style style:name="Táblázat72.J5" style:family="table-cell">
      <style:table-cell-properties fo:background-color="#ff0000" fo:padding="0.0382in" fo:border-left="0.05pt solid #000000" fo:border-right="none" fo:border-top="none" fo:border-bottom="0.05pt solid #000000">
        <style:background-image/>
      </style:table-cell-properties>
    </style:style>
    <style:style style:name="Táblázat72.K5" style:family="table-cell">
      <style:table-cell-properties fo:padding="0.0382in" fo:border-left="0.05pt solid #000000" fo:border-right="0.05pt solid #000000" fo:border-top="none" fo:border-bottom="0.05pt solid #000000"/>
    </style:style>
    <style:style style:name="Táblázat72.A6" style:family="table-cell">
      <style:table-cell-properties style:vertical-align="middle" fo:padding="0.0382in" fo:border-left="0.05pt solid #000000" fo:border-right="none" fo:border-top="none" fo:border-bottom="0.05pt solid #000000"/>
    </style:style>
    <style:style style:name="Táblázat72.J6" style:family="table-cell">
      <style:table-cell-properties fo:background-color="#ff0000" fo:padding="0.0382in" fo:border-left="0.05pt solid #000000" fo:border-right="none" fo:border-top="none" fo:border-bottom="0.05pt solid #000000">
        <style:background-image/>
      </style:table-cell-properties>
    </style:style>
    <style:style style:name="Táblázat72.K6" style:family="table-cell">
      <style:table-cell-properties fo:padding="0.0382in" fo:border-left="0.05pt solid #000000" fo:border-right="0.05pt solid #000000" fo:border-top="none" fo:border-bottom="0.05pt solid #000000"/>
    </style:style>
    <style:style style:name="Táblázat72.A7" style:family="table-cell">
      <style:table-cell-properties style:vertical-align="middle" fo:padding="0.0382in" fo:border-left="0.05pt solid #000000" fo:border-right="none" fo:border-top="none" fo:border-bottom="0.05pt solid #000000"/>
    </style:style>
    <style:style style:name="Táblázat72.J7" style:family="table-cell">
      <style:table-cell-properties fo:background-color="#ff0000" fo:padding="0.0382in" fo:border-left="0.05pt solid #000000" fo:border-right="none" fo:border-top="none" fo:border-bottom="0.05pt solid #000000">
        <style:background-image/>
      </style:table-cell-properties>
    </style:style>
    <style:style style:name="Táblázat72.K7" style:family="table-cell">
      <style:table-cell-properties fo:padding="0.0382in" fo:border-left="0.05pt solid #000000" fo:border-right="0.05pt solid #000000" fo:border-top="none" fo:border-bottom="0.05pt solid #000000"/>
    </style:style>
    <style:style style:name="Táblázat72.A8" style:family="table-cell">
      <style:table-cell-properties style:vertical-align="middle" fo:padding="0.0382in" fo:border-left="0.05pt solid #000000" fo:border-right="none" fo:border-top="none" fo:border-bottom="0.05pt solid #000000"/>
    </style:style>
    <style:style style:name="Táblázat72.J8" style:family="table-cell">
      <style:table-cell-properties fo:background-color="#ff0000" fo:padding="0.0382in" fo:border-left="0.05pt solid #000000" fo:border-right="none" fo:border-top="none" fo:border-bottom="0.05pt solid #000000">
        <style:background-image/>
      </style:table-cell-properties>
    </style:style>
    <style:style style:name="Táblázat72.K8" style:family="table-cell">
      <style:table-cell-properties fo:padding="0.0382in" fo:border-left="0.05pt solid #000000" fo:border-right="0.05pt solid #000000" fo:border-top="none" fo:border-bottom="0.05pt solid #000000"/>
    </style:style>
    <style:style style:name="Táblázat72.A9" style:family="table-cell">
      <style:table-cell-properties style:vertical-align="middle" fo:padding="0.0382in" fo:border-left="0.05pt solid #000000" fo:border-right="none" fo:border-top="none" fo:border-bottom="0.05pt solid #000000"/>
    </style:style>
    <style:style style:name="Táblázat72.J9" style:family="table-cell">
      <style:table-cell-properties fo:background-color="#ff0000" fo:padding="0.0382in" fo:border-left="0.05pt solid #000000" fo:border-right="none" fo:border-top="none" fo:border-bottom="0.05pt solid #000000">
        <style:background-image/>
      </style:table-cell-properties>
    </style:style>
    <style:style style:name="Táblázat72.K9" style:family="table-cell">
      <style:table-cell-properties fo:padding="0.0382in" fo:border-left="0.05pt solid #000000" fo:border-right="0.05pt solid #000000" fo:border-top="none" fo:border-bottom="0.05pt solid #000000"/>
    </style:style>
    <style:style style:name="Táblázat72.A10" style:family="table-cell">
      <style:table-cell-properties style:vertical-align="middle" fo:padding="0.0382in" fo:border-left="0.05pt solid #000000" fo:border-right="none" fo:border-top="none" fo:border-bottom="0.05pt solid #000000"/>
    </style:style>
    <style:style style:name="Táblázat72.J10" style:family="table-cell">
      <style:table-cell-properties fo:background-color="#ff0000" fo:padding="0.0382in" fo:border-left="0.05pt solid #000000" fo:border-right="none" fo:border-top="none" fo:border-bottom="0.05pt solid #000000">
        <style:background-image/>
      </style:table-cell-properties>
    </style:style>
    <style:style style:name="Táblázat72.K10" style:family="table-cell">
      <style:table-cell-properties fo:padding="0.0382in" fo:border-left="0.05pt solid #000000" fo:border-right="0.05pt solid #000000" fo:border-top="none" fo:border-bottom="0.05pt solid #000000"/>
    </style:style>
    <style:style style:name="Táblázat60" style:family="table">
      <style:table-properties style:width="7.8757in" fo:margin-left="-0.159in" fo:margin-right="-0.1889in" table:align="margins" style:may-break-between-rows="false"/>
    </style:style>
    <style:style style:name="Táblázat60.A" style:family="table-column">
      <style:table-column-properties style:column-width="1.0986in" style:rel-column-width="9141*"/>
    </style:style>
    <style:style style:name="Táblázat60.B" style:family="table-column">
      <style:table-column-properties style:column-width="0.7479in" style:rel-column-width="6223*"/>
    </style:style>
    <style:style style:name="Táblázat60.C" style:family="table-column">
      <style:table-column-properties style:column-width="0.4549in" style:rel-column-width="3784*"/>
    </style:style>
    <style:style style:name="Táblázat60.D" style:family="table-column">
      <style:table-column-properties style:column-width="0.5299in" style:rel-column-width="4409*"/>
    </style:style>
    <style:style style:name="Táblázat60.E" style:family="table-column">
      <style:table-column-properties style:column-width="0.5451in" style:rel-column-width="4536*"/>
    </style:style>
    <style:style style:name="Táblázat60.J" style:family="table-column">
      <style:table-column-properties style:column-width="0.5035in" style:rel-column-width="4189*"/>
    </style:style>
    <style:style style:name="Táblázat60.K" style:family="table-column">
      <style:table-column-properties style:column-width="1.816in" style:rel-column-width="15109*"/>
    </style:style>
    <style:style style:name="Táblázat60.A1" style:family="table-cell">
      <style:table-cell-properties style:vertical-align="middle" fo:background-color="#cccccc" fo:padding="0.0382in" fo:border="0.05pt solid #000000">
        <style:background-image/>
      </style:table-cell-properties>
    </style:style>
    <style:style style:name="Táblázat60.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0.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0.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0.A3" style:family="table-cell">
      <style:table-cell-properties style:vertical-align="middle" fo:padding="0.0382in" fo:border-left="0.05pt solid #000000" fo:border-right="none" fo:border-top="none" fo:border-bottom="0.05pt solid #000000"/>
    </style:style>
    <style:style style:name="Táblázat60.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0.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0.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0.J3" style:family="table-cell">
      <style:table-cell-properties fo:background-color="#ff0000" fo:padding="0.0382in" fo:border-left="0.05pt solid #000000" fo:border-right="none" fo:border-top="none" fo:border-bottom="0.05pt solid #000000">
        <style:background-image/>
      </style:table-cell-properties>
    </style:style>
    <style:style style:name="Táblázat60.K3" style:family="table-cell">
      <style:table-cell-properties fo:padding="0.0382in" fo:border-left="0.05pt solid #000000" fo:border-right="0.05pt solid #000000" fo:border-top="none" fo:border-bottom="0.05pt solid #000000"/>
    </style:style>
    <style:style style:name="Táblázat60.A4" style:family="table-cell">
      <style:table-cell-properties style:vertical-align="middle" fo:padding="0.0382in" fo:border-left="0.05pt solid #000000" fo:border-right="none" fo:border-top="none" fo:border-bottom="0.05pt solid #000000"/>
    </style:style>
    <style:style style:name="Táblázat60.J4" style:family="table-cell">
      <style:table-cell-properties fo:background-color="#ff0000" fo:padding="0.0382in" fo:border-left="0.05pt solid #000000" fo:border-right="none" fo:border-top="none" fo:border-bottom="0.05pt solid #000000">
        <style:background-image/>
      </style:table-cell-properties>
    </style:style>
    <style:style style:name="Táblázat60.K4" style:family="table-cell">
      <style:table-cell-properties fo:padding="0.0382in" fo:border-left="0.05pt solid #000000" fo:border-right="0.05pt solid #000000" fo:border-top="none" fo:border-bottom="0.05pt solid #000000"/>
    </style:style>
    <style:style style:name="Táblázat60.A5" style:family="table-cell">
      <style:table-cell-properties style:vertical-align="middle" fo:padding="0.0382in" fo:border-left="0.05pt solid #000000" fo:border-right="none" fo:border-top="none" fo:border-bottom="0.05pt solid #000000"/>
    </style:style>
    <style:style style:name="Táblázat60.J5" style:family="table-cell">
      <style:table-cell-properties fo:background-color="#ff0000" fo:padding="0.0382in" fo:border-left="0.05pt solid #000000" fo:border-right="none" fo:border-top="none" fo:border-bottom="0.05pt solid #000000">
        <style:background-image/>
      </style:table-cell-properties>
    </style:style>
    <style:style style:name="Táblázat60.K5" style:family="table-cell">
      <style:table-cell-properties fo:padding="0.0382in" fo:border-left="0.05pt solid #000000" fo:border-right="0.05pt solid #000000" fo:border-top="none" fo:border-bottom="0.05pt solid #000000"/>
    </style:style>
    <style:style style:name="Táblázat64" style:family="table">
      <style:table-properties style:width="7.8694in" fo:margin-left="-0.6313in" fo:margin-right="-0.6549in" table:align="margins" style:may-break-between-rows="false"/>
    </style:style>
    <style:style style:name="Táblázat64.A" style:family="table-column">
      <style:table-column-properties style:column-width="1.0986in" style:rel-column-width="9148*"/>
    </style:style>
    <style:style style:name="Táblázat64.B" style:family="table-column">
      <style:table-column-properties style:column-width="0.7479in" style:rel-column-width="6228*"/>
    </style:style>
    <style:style style:name="Táblázat64.C" style:family="table-column">
      <style:table-column-properties style:column-width="0.4549in" style:rel-column-width="3787*"/>
    </style:style>
    <style:style style:name="Táblázat64.D" style:family="table-column">
      <style:table-column-properties style:column-width="0.5299in" style:rel-column-width="4412*"/>
    </style:style>
    <style:style style:name="Táblázat64.E" style:family="table-column">
      <style:table-column-properties style:column-width="0.5493in" style:rel-column-width="4574*"/>
    </style:style>
    <style:style style:name="Táblázat64.G" style:family="table-column">
      <style:table-column-properties style:column-width="0.5396in" style:rel-column-width="4493*"/>
    </style:style>
    <style:style style:name="Táblázat64.H" style:family="table-column">
      <style:table-column-properties style:column-width="0.5403in" style:rel-column-width="4499*"/>
    </style:style>
    <style:style style:name="Táblázat64.J" style:family="table-column">
      <style:table-column-properties style:column-width="0.5014in" style:rel-column-width="4175*"/>
    </style:style>
    <style:style style:name="Táblázat64.K" style:family="table-column">
      <style:table-column-properties style:column-width="1.8097in" style:rel-column-width="15071*"/>
    </style:style>
    <style:style style:name="Táblázat64.A1" style:family="table-cell">
      <style:table-cell-properties style:vertical-align="middle" fo:background-color="#cccccc" fo:padding="0.0382in" fo:border="0.05pt solid #000000">
        <style:background-image/>
      </style:table-cell-properties>
    </style:style>
    <style:style style:name="Táblázat64.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4.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4.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4.A3" style:family="table-cell">
      <style:table-cell-properties style:vertical-align="middle" fo:padding="0.0382in" fo:border-left="0.05pt solid #000000" fo:border-right="none" fo:border-top="none" fo:border-bottom="0.05pt solid #000000"/>
    </style:style>
    <style:style style:name="Táblázat64.C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4.H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4.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4.J3" style:family="table-cell">
      <style:table-cell-properties fo:background-color="#ff0000" fo:padding="0.0382in" fo:border-left="0.05pt solid #000000" fo:border-right="none" fo:border-top="none" fo:border-bottom="0.05pt solid #000000">
        <style:background-image/>
      </style:table-cell-properties>
    </style:style>
    <style:style style:name="Táblázat64.K3" style:family="table-cell">
      <style:table-cell-properties fo:padding="0.0382in" fo:border-left="0.05pt solid #000000" fo:border-right="0.05pt solid #000000" fo:border-top="none" fo:border-bottom="0.05pt solid #000000"/>
    </style:style>
    <style:style style:name="Táblázat64.A4" style:family="table-cell">
      <style:table-cell-properties style:vertical-align="middle" fo:padding="0.0382in" fo:border-left="0.05pt solid #000000" fo:border-right="none" fo:border-top="none" fo:border-bottom="0.05pt solid #000000"/>
    </style:style>
    <style:style style:name="Táblázat64.J4" style:family="table-cell">
      <style:table-cell-properties fo:background-color="#ff0000" fo:padding="0.0382in" fo:border-left="0.05pt solid #000000" fo:border-right="none" fo:border-top="none" fo:border-bottom="0.05pt solid #000000">
        <style:background-image/>
      </style:table-cell-properties>
    </style:style>
    <style:style style:name="Táblázat64.K4" style:family="table-cell">
      <style:table-cell-properties fo:padding="0.0382in" fo:border-left="0.05pt solid #000000" fo:border-right="0.05pt solid #000000" fo:border-top="none" fo:border-bottom="0.05pt solid #000000"/>
    </style:style>
    <style:style style:name="Táblázat64.A5" style:family="table-cell">
      <style:table-cell-properties style:vertical-align="middle" fo:padding="0.0382in" fo:border-left="0.05pt solid #000000" fo:border-right="none" fo:border-top="none" fo:border-bottom="0.05pt solid #000000"/>
    </style:style>
    <style:style style:name="Táblázat64.J5" style:family="table-cell">
      <style:table-cell-properties fo:background-color="#ff0000" fo:padding="0.0382in" fo:border-left="0.05pt solid #000000" fo:border-right="none" fo:border-top="none" fo:border-bottom="0.05pt solid #000000">
        <style:background-image/>
      </style:table-cell-properties>
    </style:style>
    <style:style style:name="Táblázat64.K5" style:family="table-cell">
      <style:table-cell-properties fo:padding="0.0382in" fo:border-left="0.05pt solid #000000" fo:border-right="0.05pt solid #000000" fo:border-top="none" fo:border-bottom="0.05pt solid #000000"/>
    </style:style>
    <style:style style:name="Táblázat64.A6" style:family="table-cell">
      <style:table-cell-properties style:vertical-align="middle" fo:padding="0.0382in" fo:border-left="0.05pt solid #000000" fo:border-right="none" fo:border-top="none" fo:border-bottom="0.05pt solid #000000"/>
    </style:style>
    <style:style style:name="Táblázat64.J6" style:family="table-cell">
      <style:table-cell-properties fo:background-color="#ff0000" fo:padding="0.0382in" fo:border-left="0.05pt solid #000000" fo:border-right="none" fo:border-top="none" fo:border-bottom="0.05pt solid #000000">
        <style:background-image/>
      </style:table-cell-properties>
    </style:style>
    <style:style style:name="Táblázat64.K6" style:family="table-cell">
      <style:table-cell-properties fo:padding="0.0382in" fo:border-left="0.05pt solid #000000" fo:border-right="0.05pt solid #000000" fo:border-top="none" fo:border-bottom="0.05pt solid #000000"/>
    </style:style>
    <style:style style:name="Táblázat64.A7" style:family="table-cell">
      <style:table-cell-properties style:vertical-align="middle" fo:padding="0.0382in" fo:border-left="0.05pt solid #000000" fo:border-right="none" fo:border-top="none" fo:border-bottom="0.05pt solid #000000"/>
    </style:style>
    <style:style style:name="Táblázat64.J7" style:family="table-cell">
      <style:table-cell-properties fo:background-color="#ff0000" fo:padding="0.0382in" fo:border-left="0.05pt solid #000000" fo:border-right="none" fo:border-top="none" fo:border-bottom="0.05pt solid #000000">
        <style:background-image/>
      </style:table-cell-properties>
    </style:style>
    <style:style style:name="Táblázat64.K7" style:family="table-cell">
      <style:table-cell-properties fo:padding="0.0382in" fo:border-left="0.05pt solid #000000" fo:border-right="0.05pt solid #000000" fo:border-top="none" fo:border-bottom="0.05pt solid #000000"/>
    </style:style>
    <style:style style:name="Táblázat64.A8" style:family="table-cell">
      <style:table-cell-properties style:vertical-align="middle" fo:padding="0.0382in" fo:border-left="0.05pt solid #000000" fo:border-right="none" fo:border-top="none" fo:border-bottom="0.05pt solid #000000"/>
    </style:style>
    <style:style style:name="Táblázat64.J8" style:family="table-cell">
      <style:table-cell-properties fo:background-color="#ff0000" fo:padding="0.0382in" fo:border-left="0.05pt solid #000000" fo:border-right="none" fo:border-top="none" fo:border-bottom="0.05pt solid #000000">
        <style:background-image/>
      </style:table-cell-properties>
    </style:style>
    <style:style style:name="Táblázat64.K8" style:family="table-cell">
      <style:table-cell-properties fo:padding="0.0382in" fo:border-left="0.05pt solid #000000" fo:border-right="0.05pt solid #000000" fo:border-top="none" fo:border-bottom="0.05pt solid #000000"/>
    </style:style>
    <style:style style:name="Táblázat65" style:family="table">
      <style:table-properties style:width="7.8694in" fo:margin-left="-0.6313in" fo:margin-right="-0.6549in" table:align="margins" style:may-break-between-rows="false"/>
    </style:style>
    <style:style style:name="Táblázat65.A" style:family="table-column">
      <style:table-column-properties style:column-width="1.0986in" style:rel-column-width="9148*"/>
    </style:style>
    <style:style style:name="Táblázat65.B" style:family="table-column">
      <style:table-column-properties style:column-width="0.7479in" style:rel-column-width="6228*"/>
    </style:style>
    <style:style style:name="Táblázat65.C" style:family="table-column">
      <style:table-column-properties style:column-width="0.4549in" style:rel-column-width="3787*"/>
    </style:style>
    <style:style style:name="Táblázat65.D" style:family="table-column">
      <style:table-column-properties style:column-width="0.5299in" style:rel-column-width="4412*"/>
    </style:style>
    <style:style style:name="Táblázat65.E" style:family="table-column">
      <style:table-column-properties style:column-width="0.5493in" style:rel-column-width="4574*"/>
    </style:style>
    <style:style style:name="Táblázat65.G" style:family="table-column">
      <style:table-column-properties style:column-width="0.5396in" style:rel-column-width="4493*"/>
    </style:style>
    <style:style style:name="Táblázat65.H" style:family="table-column">
      <style:table-column-properties style:column-width="0.5403in" style:rel-column-width="4499*"/>
    </style:style>
    <style:style style:name="Táblázat65.J" style:family="table-column">
      <style:table-column-properties style:column-width="0.5014in" style:rel-column-width="4175*"/>
    </style:style>
    <style:style style:name="Táblázat65.K" style:family="table-column">
      <style:table-column-properties style:column-width="1.8097in" style:rel-column-width="15071*"/>
    </style:style>
    <style:style style:name="Táblázat65.A1" style:family="table-cell">
      <style:table-cell-properties style:vertical-align="middle" fo:background-color="#cccccc" fo:padding="0.0382in" fo:border="0.05pt solid #000000">
        <style:background-image/>
      </style:table-cell-properties>
    </style:style>
    <style:style style:name="Táblázat65.A2"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áblázat65.B2" style:family="table-cell">
      <style:table-cell-properties style:vertical-align="middle" fo:background-color="#b84747" fo:padding="0.0382in" fo:border-left="0.05pt solid #000000" fo:border-right="none" fo:border-top="none" fo:border-bottom="0.05pt solid #000000">
        <style:background-image/>
      </style:table-cell-properties>
    </style:style>
    <style:style style:name="Táblázat65.K2" style:family="table-cell">
      <style:table-cell-properties style:vertical-align="middle" fo:background-color="#cccccc" fo:padding="0.0382in" fo:border-left="0.05pt solid #000000" fo:border-right="0.05pt solid #000000" fo:border-top="none" fo:border-bottom="0.05pt solid #000000">
        <style:background-image/>
      </style:table-cell-properties>
    </style:style>
    <style:style style:name="Táblázat65.A3" style:family="table-cell">
      <style:table-cell-properties style:vertical-align="middle" fo:padding="0.0382in" fo:border-left="0.05pt solid #000000" fo:border-right="none" fo:border-top="none" fo:border-bottom="0.05pt solid #000000"/>
    </style:style>
    <style:style style:name="Táblázat65.C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65.I3" style:family="table-cell">
      <style:table-cell-properties style:vertical-align="middle" fo:background-color="#ff9966" fo:padding="0.0382in" fo:border-left="0.05pt solid #000000" fo:border-right="none" fo:border-top="none" fo:border-bottom="0.05pt solid #000000">
        <style:background-image/>
      </style:table-cell-properties>
    </style:style>
    <style:style style:name="Táblázat65.J3" style:family="table-cell">
      <style:table-cell-properties fo:background-color="#ff0000" fo:padding="0.0382in" fo:border-left="0.05pt solid #000000" fo:border-right="none" fo:border-top="none" fo:border-bottom="0.05pt solid #000000">
        <style:background-image/>
      </style:table-cell-properties>
    </style:style>
    <style:style style:name="Táblázat65.K3" style:family="table-cell">
      <style:table-cell-properties fo:padding="0.0382in" fo:border-left="0.05pt solid #000000" fo:border-right="0.05pt solid #000000" fo:border-top="none" fo:border-bottom="0.05pt solid #000000"/>
    </style:style>
    <style:style style:name="Táblázat65.A4" style:family="table-cell">
      <style:table-cell-properties style:vertical-align="middle" fo:padding="0.0382in" fo:border-left="0.05pt solid #000000" fo:border-right="none" fo:border-top="none" fo:border-bottom="0.05pt solid #000000"/>
    </style:style>
    <style:style style:name="Táblázat65.E4"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áblázat65.J4" style:family="table-cell">
      <style:table-cell-properties fo:background-color="#ff0000" fo:padding="0.0382in" fo:border-left="0.05pt solid #000000" fo:border-right="none" fo:border-top="none" fo:border-bottom="0.05pt solid #000000">
        <style:background-image/>
      </style:table-cell-properties>
    </style:style>
    <style:style style:name="Táblázat65.K4" style:family="table-cell">
      <style:table-cell-properties fo:padding="0.0382in" fo:border-left="0.05pt solid #000000" fo:border-right="0.05pt solid #000000" fo:border-top="none" fo:border-bottom="0.05pt solid #000000"/>
    </style:style>
    <style:style style:name="Táblázat65.A5" style:family="table-cell">
      <style:table-cell-properties style:vertical-align="middle" fo:padding="0.0382in" fo:border-left="0.05pt solid #000000" fo:border-right="none" fo:border-top="none" fo:border-bottom="0.05pt solid #000000"/>
    </style:style>
    <style:style style:name="Táblázat65.J5" style:family="table-cell">
      <style:table-cell-properties fo:background-color="#ff0000" fo:padding="0.0382in" fo:border-left="0.05pt solid #000000" fo:border-right="none" fo:border-top="none" fo:border-bottom="0.05pt solid #000000">
        <style:background-image/>
      </style:table-cell-properties>
    </style:style>
    <style:style style:name="Táblázat65.K5" style:family="table-cell">
      <style:table-cell-properties fo:padding="0.0382in" fo:border-left="0.05pt solid #000000" fo:border-right="0.05pt solid #000000" fo:border-top="none" fo:border-bottom="0.05pt solid #000000"/>
    </style:style>
    <style:style style:name="Táblázat65.A6" style:family="table-cell">
      <style:table-cell-properties style:vertical-align="middle" fo:padding="0.0382in" fo:border-left="0.05pt solid #000000" fo:border-right="none" fo:border-top="none" fo:border-bottom="0.05pt solid #000000"/>
    </style:style>
    <style:style style:name="Táblázat65.J6" style:family="table-cell">
      <style:table-cell-properties fo:background-color="#ff0000" fo:padding="0.0382in" fo:border-left="0.05pt solid #000000" fo:border-right="none" fo:border-top="none" fo:border-bottom="0.05pt solid #000000">
        <style:background-image/>
      </style:table-cell-properties>
    </style:style>
    <style:style style:name="Táblázat65.K6" style:family="table-cell">
      <style:table-cell-properties fo:padding="0.0382in" fo:border-left="0.05pt solid #000000" fo:border-right="0.05pt solid #000000" fo:border-top="none" fo:border-bottom="0.05pt solid #000000"/>
    </style:style>
    <style:style style:name="Táblázat65.A7" style:family="table-cell">
      <style:table-cell-properties style:vertical-align="middle" fo:padding="0.0382in" fo:border-left="0.05pt solid #000000" fo:border-right="none" fo:border-top="none" fo:border-bottom="0.05pt solid #000000"/>
    </style:style>
    <style:style style:name="Táblázat65.J7" style:family="table-cell">
      <style:table-cell-properties fo:background-color="#ff0000" fo:padding="0.0382in" fo:border-left="0.05pt solid #000000" fo:border-right="none" fo:border-top="none" fo:border-bottom="0.05pt solid #000000">
        <style:background-image/>
      </style:table-cell-properties>
    </style:style>
    <style:style style:name="Táblázat65.K7" style:family="table-cell">
      <style:table-cell-properties fo:padding="0.0382in" fo:border-left="0.05pt solid #000000" fo:border-right="0.05pt solid #000000" fo:border-top="none" fo:border-bottom="0.05pt solid #000000"/>
    </style:style>
    <style:style style:name="SFÉ_5f_summa" style:display-name="SFÉ_summa" style:family="table">
      <style:table-properties style:width="6.5833in" table:align="margins" style:may-break-between-rows="false"/>
    </style:style>
    <style:style style:name="SFÉ_5f_summa.A" style:display-name="SFÉ_summa.A" style:family="table-column">
      <style:table-column-properties style:column-width="1.2979in" style:rel-column-width="12919*"/>
    </style:style>
    <style:style style:name="SFÉ_5f_summa.B" style:display-name="SFÉ_summa.B" style:family="table-column">
      <style:table-column-properties style:column-width="1.9938in" style:rel-column-width="19848*"/>
    </style:style>
    <style:style style:name="SFÉ_5f_summa.C" style:display-name="SFÉ_summa.C" style:family="table-column">
      <style:table-column-properties style:column-width="1.6451in" style:rel-column-width="16380*"/>
    </style:style>
    <style:style style:name="SFÉ_5f_summa.D" style:display-name="SFÉ_summa.D" style:family="table-column">
      <style:table-column-properties style:column-width="1.6465in" style:rel-column-width="16388*"/>
    </style:style>
    <style:style style:name="SFÉ_5f_summa.A1" style:display-name="SFÉ_summa.A1" style:family="table-cell">
      <style:table-cell-properties fo:padding="0.0382in" fo:border="0.05pt solid #000000"/>
    </style:style>
    <style:style style:name="SFÉ_5f_summa.A2" style:display-name="SFÉ_summa.A2" style:family="table-cell">
      <style:table-cell-properties fo:padding="0.0382in" fo:border-left="0.05pt solid #000000" fo:border-right="none" fo:border-top="none" fo:border-bottom="0.05pt solid #000000"/>
    </style:style>
    <style:style style:name="SFÉ_5f_summa.D2" style:display-name="SFÉ_summa.D2" style:family="table-cell">
      <style:table-cell-properties fo:padding="0.0382in" fo:border-left="0.05pt solid #000000" fo:border-right="0.05pt solid #000000" fo:border-top="none" fo:border-bottom="0.05pt solid #000000"/>
    </style:style>
    <style:style style:name="Table1" style:family="table">
      <style:table-properties style:width="4.5681in" fo:margin-left="0in" fo:margin-right="2.0153in" table:align="margins" style:may-break-between-rows="true"/>
    </style:style>
    <style:style style:name="Table1.A" style:family="table-column">
      <style:table-column-properties style:column-width="1.1799in" style:rel-column-width="16931*"/>
    </style:style>
    <style:style style:name="Table1.B" style:family="table-column">
      <style:table-column-properties style:column-width="0.6611in" style:rel-column-width="9487*"/>
    </style:style>
    <style:style style:name="Table1.E" style:family="table-column">
      <style:table-column-properties style:column-width="1.4042in" style:rel-column-width="20143*"/>
    </style:style>
    <style:style style:name="Table1.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cccc"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4.7181in" fo:margin-left="0in" fo:margin-right="1.8653in" table:align="margins" style:may-break-between-rows="true"/>
    </style:style>
    <style:style style:name="Table2.A" style:family="table-column">
      <style:table-column-properties style:column-width="1.2076in" style:rel-column-width="16778*"/>
    </style:style>
    <style:style style:name="Table2.B" style:family="table-column">
      <style:table-column-properties style:column-width="0.534in" style:rel-column-width="7416*"/>
    </style:style>
    <style:style style:name="Table2.C" style:family="table-column">
      <style:table-column-properties style:column-width="2.9764in" style:rel-column-width="41341*"/>
    </style:style>
    <style:style style:name="Table2.A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382in" fo:border="0.05pt solid #000000">
        <style:background-image/>
      </style:table-cell-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2.2604in" table:align="left" style:may-break-between-rows="false"/>
    </style:style>
    <style:style style:name="Table3.A" style:family="table-column">
      <style:table-column-properties style:column-width="1.2917in"/>
    </style:style>
    <style:style style:name="Table3.B" style:family="table-column">
      <style:table-column-properties style:column-width="0.9688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 style:family="table">
      <style:table-properties style:width="6.5847in" fo:margin-left="0in" fo:margin-right="-0.0014in" table:align="margins" style:may-break-between-rows="true"/>
    </style:style>
    <style:style style:name="Table4.A" style:family="table-column">
      <style:table-column-properties style:column-width="1.9979in" style:rel-column-width="19886*"/>
    </style:style>
    <style:style style:name="Table4.B" style:family="table-column">
      <style:table-column-properties style:column-width="4.5868in" style:rel-column-width="45649*"/>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5" style:family="table">
      <style:table-properties style:width="6.5833in" table:align="margins" style:may-break-between-rows="false"/>
    </style:style>
    <style:style style:name="Table5.A" style:family="table-column">
      <style:table-column-properties style:column-width="0.3069in" style:rel-column-width="3053*"/>
    </style:style>
    <style:style style:name="Table5.B" style:family="table-column">
      <style:table-column-properties style:column-width="1.716in" style:rel-column-width="17079*"/>
    </style:style>
    <style:style style:name="Table5.C" style:family="table-column">
      <style:table-column-properties style:column-width="0.9118in" style:rel-column-width="9080*"/>
    </style:style>
    <style:style style:name="Table5.G" style:family="table-column">
      <style:table-column-properties style:column-width="0.9125in" style:rel-column-width="9083*"/>
    </style:style>
    <style:style style:name="Table5.A1" style:family="table-cell">
      <style:table-cell-properties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B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able5.G2" style:family="table-cell">
      <style:table-cell-properties style:vertical-align="middle" fo:padding="0.0382in" fo:border-left="0.05pt solid #000000" fo:border-right="0.05pt solid #000000" fo:border-top="none" fo:border-bottom="0.05pt solid #000000"/>
    </style:style>
    <style:style style:name="Table5.B3" style:family="table-cell">
      <style:table-cell-properties style:vertical-align="middle" fo:background-color="#cccccc" fo:padding="0.0382in" fo:border-left="0.05pt solid #000000" fo:border-right="none" fo:border-top="none" fo:border-bottom="0.05pt solid #000000">
        <style:background-image/>
      </style:table-cell-properties>
    </style:style>
    <style:style style:name="Table5.G3" style:family="table-cell">
      <style:table-cell-properties style:vertical-align="middle" fo:padding="0.0382in" fo:border-left="0.05pt solid #000000" fo:border-right="0.05pt solid #000000" fo:border-top="none" fo:border-bottom="0.05pt solid #000000"/>
    </style:style>
    <style:style style:name="Table5.G4" style:family="table-cell">
      <style:table-cell-properties style:vertical-align="middle" fo:padding="0.0382in" fo:border-left="0.05pt solid #000000" fo:border-right="0.05pt solid #000000" fo:border-top="none" fo:border-bottom="0.05pt solid #000000"/>
    </style:style>
    <style:style style:name="Table5.G5"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5833in" table:align="margins" style:may-break-between-rows="false"/>
    </style:style>
    <style:style style:name="Table6.A" style:family="table-column">
      <style:table-column-properties style:column-width="0.3069in" style:rel-column-width="3054*"/>
    </style:style>
    <style:style style:name="Table6.B" style:family="table-column">
      <style:table-column-properties style:column-width="1.725in" style:rel-column-width="17171*"/>
    </style:style>
    <style:style style:name="Table6.C" style:family="table-column">
      <style:table-column-properties style:column-width="0.9104in" style:rel-column-width="9061*"/>
    </style:style>
    <style:style style:name="Table6.G" style:family="table-column">
      <style:table-column-properties style:column-width="0.9104in" style:rel-column-width="9066*"/>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6.G1" style:family="table-cell">
      <style:table-cell-properties style:vertical-align="middle" fo:padding="0.0382in" fo:border="0.05pt solid #000000"/>
    </style:style>
    <style:style style:name="Table7" style:family="table">
      <style:table-properties style:width="4.125in" table:align="left" style:may-break-between-rows="false"/>
    </style:style>
    <style:style style:name="Table7.A" style:family="table-column">
      <style:table-column-properties style:column-width="1.1875in"/>
    </style:style>
    <style:style style:name="Table7.B" style:family="table-column">
      <style:table-column-properties style:column-width="0.9458in"/>
    </style:style>
    <style:style style:name="Table7.C" style:family="table-column">
      <style:table-column-properties style:column-width="0.8563in"/>
    </style:style>
    <style:style style:name="Table7.D" style:family="table-column">
      <style:table-column-properties style:column-width="1.1354in"/>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D2" style:family="table-cell">
      <style:table-cell-properties style:vertical-align="middle" fo:padding="0.0382in" fo:border-left="0.05pt solid #000000" fo:border-right="0.05pt solid #000000" fo:border-top="none" fo:border-bottom="0.05pt solid #000000"/>
    </style:style>
    <style:style style:name="Table7.B3" style:family="table-cell">
      <style:table-cell-properties style:vertical-align="middle" fo:background-color="#ff0000" fo:padding="0.0382in" fo:border-left="0.05pt solid #000000" fo:border-right="none" fo:border-top="none" fo:border-bottom="0.05pt solid #000000">
        <style:background-image/>
      </style:table-cell-properties>
    </style:style>
    <style:style style:name="Table7.D3" style:family="table-cell">
      <style:table-cell-properties style:vertical-align="middle" fo:background-color="#ff0000" fo:padding="0.0382in" fo:border-left="0.05pt solid #000000" fo:border-right="0.05pt solid #000000" fo:border-top="none" fo:border-bottom="0.05pt solid #000000">
        <style:background-image/>
      </style:table-cell-properties>
    </style:style>
    <style:style style:name="Table8" style:family="table">
      <style:table-properties style:width="5.5958in" style:rel-width="85%" table:align="center" style:may-break-between-rows="false"/>
    </style:style>
    <style:style style:name="Table8.A" style:family="table-column">
      <style:table-column-properties style:column-width="5.5958in" style:rel-column-width="8095*"/>
    </style:style>
    <style:style style:name="Table8.A1" style:family="table-cell">
      <style:table-cell-properties fo:padding="0.0382in" fo:border="0.05pt solid #000000"/>
    </style:style>
    <style:style style:name="Table9" style:family="table">
      <style:table-properties style:width="2.134in" table:align="left" style:may-break-between-rows="false"/>
    </style:style>
    <style:style style:name="Table9.A" style:family="table-column">
      <style:table-column-properties style:column-width="0.9604in"/>
    </style:style>
    <style:style style:name="Table9.B" style:family="table-column">
      <style:table-column-properties style:column-width="1.1736in"/>
    </style:style>
    <style:style style:name="Table9.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9.B1" style:family="table-cell">
      <style:table-cell-properties fo:background-color="#cccccc"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align="center" style:justify-single-word="false" fo:text-indent="0in" style:auto-text-indent="false"/>
    </style:style>
    <style:style style:name="P4" style:family="paragraph" style:parent-style-name="Text_20_body">
      <style:paragraph-properties fo:margin-left="0in" fo:margin-right="0in" fo:text-align="center" style:justify-single-word="false" fo:text-indent="0in" style:auto-text-indent="false" fo:break-before="column"/>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ab-stops>
          <style:tab-stop style:position="0.1043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ext_20_body">
      <style:paragraph-properties fo:margin-left="0.478in" fo:margin-right="0.5209in" fo:text-align="center" style:justify-single-word="false" fo:text-indent="0.0437in" style:auto-text-indent="false"/>
    </style:style>
    <style:style style:name="P9" style:family="paragraph" style:parent-style-name="Table_20_Contents">
      <style:paragraph-properties fo:text-align="center" style:justify-single-word="false"/>
      <style:text-properties officeooo:paragraph-rsid="002f7916"/>
    </style:style>
    <style:style style:name="P10" style:family="paragraph" style:parent-style-name="Text_20_body">
      <style:paragraph-properties fo:margin-left="0in" fo:margin-right="0in" fo:text-indent="0in" style:auto-text-indent="false"/>
    </style:style>
    <style:style style:name="P11" style:family="paragraph" style:parent-style-name="Text_20_body">
      <loext:graphic-properties draw:fill="solid" draw:fill-color="#ff0000" draw:opacity="100%"/>
      <style:paragraph-properties fo:margin-left="0in" fo:margin-right="0in" fo:text-indent="0in" style:auto-text-indent="false" fo:background-color="#ff0000"/>
    </style:style>
    <style:style style:name="P12" style:family="paragraph" style:parent-style-name="Text_20_body">
      <style:paragraph-properties fo:margin-left="0in" fo:margin-right="0in" fo:margin-top="0in" fo:margin-bottom="0in" style:contextual-spacing="false" fo:text-indent="0in" style:auto-text-indent="false"/>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column"/>
    </style:style>
    <style:style style:name="P15" style:family="paragraph" style:parent-style-name="Standard">
      <style:paragraph-properties fo:margin-left="0in" fo:margin-right="0in" fo:margin-top="0in" fo:margin-bottom="0.0193in" style:contextual-spacing="false" fo:text-indent="0in" style:auto-text-indent="false"/>
    </style:style>
    <style:style style:name="P16" style:family="paragraph" style:parent-style-name="Text_20_body">
      <style:paragraph-properties fo:margin-left="0in" fo:margin-right="0in" fo:text-align="center" style:justify-single-word="false" fo:text-indent="0in" style:auto-text-indent="false"/>
      <style:text-properties fo:font-size="9pt" style:text-underline-style="none" style:font-size-asian="9pt" style:font-size-complex="9pt"/>
    </style:style>
    <style:style style:name="P17" style:family="paragraph" style:parent-style-name="_5b_RPG_5d__20_Táblázattartalom_20_1">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18" style:family="paragraph" style:parent-style-name="_5b_RPG_5d__20_Táblázattartalom_20_1">
      <style:paragraph-properties fo:line-height="0.1965in" fo:text-align="start" style:justify-single-word="false"/>
      <style:text-properties fo:font-size="9pt" fo:font-weight="normal" style:font-size-asian="9pt" style:font-weight-asian="normal" style:font-size-complex="9pt" style:font-weight-complex="normal"/>
    </style:style>
    <style:style style:name="P19" style:family="paragraph" style:parent-style-name="_5b_RPG_5d__20_Táblázattartalom_20_1">
      <style:paragraph-properties fo:margin-left="0in" fo:margin-right="-0.0035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20" style:family="paragraph" style:parent-style-name="_5b_RPG_5d__20_Táblázattartalom_20_1">
      <style:paragraph-properties fo:line-height="0.1965in"/>
      <style:text-properties fo:font-size="9pt" fo:font-weight="normal" style:font-size-asian="9pt" style:font-weight-asian="normal" style:font-size-complex="9pt" style:font-weight-complex="normal"/>
    </style:style>
    <style:style style:name="P21" style:family="paragraph" style:parent-style-name="_5b_RPG_5d__20_Táblázattartalom_20_1">
      <style:paragraph-properties fo:margin-left="0.0091in" fo:margin-right="0in" fo:line-height="0.1965in" fo:text-align="justify" style:justify-single-word="false" fo:text-indent="0in" style:auto-text-indent="false"/>
      <style:text-properties fo:font-size="9pt" fo:font-weight="normal" style:font-size-asian="9pt" style:font-weight-asian="normal" style:font-size-complex="9pt" style:font-weight-complex="normal"/>
    </style:style>
    <style:style style:name="P22" style:family="paragraph" style:parent-style-name="Text_20_body">
      <style:text-properties fo:font-size="9pt" fo:font-weight="normal" style:font-size-asian="9pt" style:font-weight-asian="normal" style:font-size-complex="9pt" style:font-weight-complex="normal"/>
    </style:style>
    <style:style style:name="P23" style:family="paragraph" style:parent-style-name="_5b_RPG_5d__20_Táblázattartalom_20_-_20_saját_20_-_20_1">
      <style:paragraph-properties fo:text-align="start" style:justify-single-word="false"/>
      <style:text-properties fo:font-size="9pt" fo:font-weight="normal" style:font-size-asian="9pt" style:font-weight-asian="normal" style:font-size-complex="9pt" style:font-weight-complex="normal"/>
    </style:style>
    <style:style style:name="P24" style:family="paragraph" style:parent-style-name="_5b_RPG_5d__20_Táblázattartalom_20_-_20_saját_20_-_20_1">
      <style:paragraph-properties fo:text-align="start" style:justify-single-word="false" fo:keep-together="always" fo:widows="0" style:shadow="none" fo:keep-with-next="auto"/>
      <style:text-properties fo:font-size="9pt" fo:font-weight="normal" style:font-size-asian="9pt" style:font-weight-asian="normal" style:font-size-complex="9pt" style:font-weight-complex="normal"/>
    </style:style>
    <style:style style:name="P25" style:family="paragraph" style:parent-style-name="_5b_RPG_5d__20_Táblázattartalom_20_1">
      <style:text-properties fo:font-size="9pt" fo:font-weight="normal" style:font-size-asian="9pt" style:font-weight-asian="normal" style:font-size-complex="9pt" style:font-weight-complex="normal"/>
    </style:style>
    <style:style style:name="P26" style:family="paragraph" style:parent-style-name="Text_20_body">
      <style:paragraph-properties fo:margin-top="0in" fo:margin-bottom="0in" style:contextual-spacing="false" fo:text-align="center" style:justify-single-word="false"/>
      <style:text-properties fo:font-size="9pt" fo:font-weight="normal" officeooo:paragraph-rsid="00349e0d" style:font-size-asian="9pt" style:font-weight-asian="normal" style:font-size-complex="9pt" style:font-weight-complex="normal"/>
    </style:style>
    <style:style style:name="P27" style:family="paragraph" style:parent-style-name="Text_20_body">
      <style:text-properties fo:font-size="9pt" fo:font-weight="normal" officeooo:paragraph-rsid="00349e0d" style:font-size-asian="9pt" style:font-weight-asian="normal" style:font-size-complex="9pt" style:font-weight-complex="normal"/>
    </style:style>
    <style:style style:name="P28" style:family="paragraph" style:parent-style-name="_5b_RPG_5d__20_Táblázattartalom_20_-_20_saját_20_-_20_1">
      <style:paragraph-properties fo:text-align="start" style:justify-single-word="false"/>
      <style:text-properties fo:font-size="9pt" fo:font-weight="normal" fo:background-color="#ff0000" style:font-size-asian="9pt" style:font-weight-asian="normal" style:font-size-complex="9pt" style:font-weight-complex="normal"/>
    </style:style>
    <style:style style:name="P29" style:family="paragraph" style:parent-style-name="_5b_RPG_5d__20_Táblázattartalom_20_-_20_saját_20_-_20_1">
      <style:paragraph-properties fo:text-align="start" style:justify-single-word="false"/>
      <style:text-properties fo:font-size="9pt" fo:font-weight="normal" fo:background-color="transparent" style:font-size-asian="9pt" style:font-weight-asian="normal" style:font-size-complex="9pt" style:font-weight-complex="normal"/>
    </style:style>
    <style:style style:name="P30" style:family="paragraph" style:parent-style-name="_5b_RPG_5d__20_Táblázattartalom_20_1">
      <style:paragraph-properties fo:line-height="0.1965in"/>
      <style:text-properties fo:font-size="9pt" fo:font-weight="normal" fo:background-color="transparent"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font-size="9pt" style:font-size-asian="9pt" style:font-size-complex="9pt"/>
    </style:style>
    <style:style style:name="P32" style:family="paragraph" style:parent-style-name="Standard">
      <style:text-properties fo:font-size="9pt" style:font-size-asian="9pt" style:font-size-complex="9pt"/>
    </style:style>
    <style:style style:name="P33" style:family="paragraph" style:parent-style-name="Standard">
      <style:paragraph-properties fo:text-align="center" style:justify-single-word="false"/>
      <style:text-properties fo:font-size="9pt" style:font-size-asian="9pt" style:font-size-complex="9pt"/>
    </style:style>
    <style:style style:name="P34" style:family="paragraph" style:parent-style-name="Text_20_body">
      <style:paragraph-properties fo:text-align="center" style:justify-single-word="false"/>
      <style:text-properties fo:font-size="9pt" style:font-size-asian="9pt" style:font-size-complex="9pt"/>
    </style:style>
    <style:style style:name="P35" style:family="paragraph" style:parent-style-name="Text_20_body">
      <style:paragraph-properties fo:margin-top="0in" fo:margin-bottom="0in" style:contextual-spacing="false" fo:text-align="center" style:justify-single-word="false"/>
      <style:text-properties fo:font-size="9pt" style:font-size-asian="9pt" style:font-size-complex="9pt"/>
    </style:style>
    <style:style style:name="P36" style:family="paragraph" style:parent-style-name="Text_20_body">
      <style:text-properties fo:font-size="9pt" style:font-size-asian="9pt" style:font-size-complex="9pt"/>
    </style:style>
    <style:style style:name="P37" style:family="paragraph" style:parent-style-name="_5b_RPG_5d__20_Táblázattartalom_20_-_20_saját_20_-_20_1">
      <style:text-properties fo:font-size="9pt" style:font-size-asian="9pt" style:font-size-complex="9pt"/>
    </style:style>
    <style:style style:name="P38" style:family="paragraph" style:parent-style-name="_5b_RPG_5d__20_Táblázattartalom_20_-_20_saját_20_-_20_1">
      <loext:graphic-properties draw:fill="solid" draw:fill-color="#ff9966" draw:opacity="100%"/>
      <style:paragraph-properties fo:background-color="#ff9966"/>
      <style:text-properties fo:font-size="9pt" style:font-size-asian="9pt" style:font-size-complex="9pt"/>
    </style:style>
    <style:style style:name="P39" style:family="paragraph" style:parent-style-name="_5b_RPG_5d__20_Táblázattartalom_20_-_20_saját_20_-_20_1">
      <loext:graphic-properties draw:fill="solid" draw:fill-color="#ff0000" draw:opacity="100%"/>
      <style:paragraph-properties fo:background-color="#ff0000"/>
      <style:text-properties fo:font-size="9pt" style:font-size-asian="9pt" style:font-size-complex="9pt"/>
    </style:style>
    <style:style style:name="P40" style:family="paragraph" style:parent-style-name="_5b_RPG_5d__20_Táblázattartalom_20_-_20_saját_20_-_20_1">
      <style:paragraph-properties fo:text-align="start" style:justify-single-word="false"/>
      <style:text-properties fo:font-size="9pt" style:font-size-asian="9pt" style:font-size-complex="9pt"/>
    </style:style>
    <style:style style:name="P41" style:family="paragraph" style:parent-style-name="_5b_RPG_5d__20_Táblázattartalom_20_1">
      <style:text-properties fo:font-size="9pt" style:font-size-asian="9pt" style:font-size-complex="9pt"/>
    </style:style>
    <style:style style:name="P42" style:family="paragraph" style:parent-style-name="_5b_RPG_5d__20_Szabály_20_kiemelés">
      <style:text-properties fo:font-size="9pt" style:font-size-asian="9pt" style:font-size-complex="9pt"/>
    </style:style>
    <style:style style:name="P43" style:family="paragraph" style:parent-style-name="_5b_RPG_5d__20_Táblázattartalom_20_-_20_saját_20_-_20_1">
      <style:paragraph-properties fo:keep-together="always" fo:widows="0" style:shadow="none" fo:keep-with-next="auto"/>
      <style:text-properties fo:font-size="9pt" style:font-size-asian="9pt" style:font-size-complex="9pt"/>
    </style:style>
    <style:style style:name="P44" style:family="paragraph" style:parent-style-name="Text_20_body">
      <style:text-properties fo:font-size="9pt" officeooo:paragraph-rsid="00349e0d" style:font-size-asian="9pt" style:font-size-complex="9pt"/>
    </style:style>
    <style:style style:name="P45" style:family="paragraph" style:parent-style-name="Standard">
      <style:paragraph-properties fo:margin-left="0in" fo:margin-right="0in" fo:text-indent="0in" style:auto-text-indent="false"/>
      <style:text-properties fo:font-size="9pt" officeooo:paragraph-rsid="0041511d" style:font-size-asian="9pt" style:font-size-complex="9pt"/>
    </style:style>
    <style:style style:name="P46" style:family="paragraph" style:parent-style-name="Standard">
      <style:text-properties fo:font-size="9pt" fo:background-color="transparent" style:font-size-asian="9pt" style:font-size-complex="9pt"/>
    </style:style>
    <style:style style:name="P47" style:family="paragraph" style:parent-style-name="_5b_RPG_5d__20_Táblázattartalom_20_-_20_saját_20_-_20_1">
      <style:text-properties fo:font-size="9pt" fo:background-color="transparent" style:font-size-asian="9pt" style:font-size-complex="9pt"/>
    </style:style>
    <style:style style:name="P48" style:family="paragraph" style:parent-style-name="_5b_RPG_5d__20_Táblázattartalom_20_-_20_saját_20_-_20_1">
      <style:paragraph-properties fo:text-align="start" style:justify-single-word="false"/>
      <style:text-properties fo:font-size="9pt" fo:background-color="transparent" style:font-size-asian="9pt" style:font-size-complex="9pt"/>
    </style:style>
    <style:style style:name="P49" style:family="paragraph" style:parent-style-name="_5b_RPG_5d__20_Táblázattartalom_20_-_20_saját_20_-_20_1">
      <loext:graphic-properties draw:fill="solid" draw:fill-color="#ffff99" draw:opacity="100%"/>
      <style:paragraph-properties fo:text-align="start" style:justify-single-word="false" fo:background-color="#ffff99"/>
      <style:text-properties fo:font-size="9pt" fo:background-color="transparent" style:font-size-asian="9pt" style:font-size-complex="9pt"/>
    </style:style>
    <style:style style:name="P50" style:family="paragraph" style:parent-style-name="_5b_RPG_5d__20_Táblázattartalom_20_-_20_saját_20_-_20_1">
      <style:paragraph-properties fo:keep-together="always" fo:widows="0" style:shadow="none" fo:keep-with-next="auto"/>
      <style:text-properties fo:font-size="9pt" fo:background-color="transparent" style:font-size-asian="9pt" style:font-size-complex="9pt"/>
    </style:style>
    <style:style style:name="P51" style:family="paragraph" style:parent-style-name="Standard">
      <style:text-properties fo:font-size="9pt" fo:background-color="#ff0000" style:font-size-asian="9pt" style:font-size-complex="9pt"/>
    </style:style>
    <style:style style:name="P52" style:family="paragraph" style:parent-style-name="_5b_RPG_5d__20_Táblázattartalom_20_-_20_saját_20_-_20_1">
      <style:paragraph-properties fo:text-align="start" style:justify-single-word="false"/>
      <style:text-properties fo:font-size="9pt" fo:background-color="#ff0000" style:font-size-asian="9pt" style:font-size-complex="9pt"/>
    </style:style>
    <style:style style:name="P53" style:family="paragraph" style:parent-style-name="Standard">
      <style:text-properties fo:font-size="9pt" fo:font-weight="bold" style:font-size-asian="9pt" style:font-weight-asian="bold" style:font-size-complex="9pt" style:font-weight-complex="bold"/>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Table_20_Contents">
      <style:paragraph-properties fo:margin-top="0.028in" fo:margin-bottom="0.028in" style:contextual-spacing="false" fo:text-align="center" style:justify-single-word="false"/>
      <style:text-properties fo:font-size="9pt" fo:font-weight="bold" officeooo:paragraph-rsid="00349e0d" style:font-size-asian="9pt" style:font-weight-asian="bold" style:font-size-complex="9pt" style:font-weight-complex="bold"/>
    </style:style>
    <style:style style:name="P5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57" style:family="paragraph" style:parent-style-name="_5b_RPG_5d__20_Táblázattartalom_20_-_20_saját_20_-_20_1">
      <style:text-properties fo:font-size="9pt" fo:font-style="normal" style:font-size-asian="9pt" style:font-style-asian="normal" style:font-size-complex="9pt" style:font-style-complex="normal"/>
    </style:style>
    <style:style style:name="P58" style:family="paragraph" style:parent-style-name="_5b_RPG_5d__20_Táblázattartalom_20_-_20_módosítók">
      <style:text-properties fo:font-size="9pt" fo:font-style="normal" style:font-size-asian="9pt" style:font-style-asian="normal" style:font-size-complex="9pt" style:font-style-complex="normal"/>
    </style:style>
    <style:style style:name="P59" style:family="paragraph" style:parent-style-name="Table_20_Contents">
      <style:paragraph-properties fo:text-align="center" style:justify-single-word="false"/>
      <style:text-properties fo:font-size="9pt" fo:font-style="normal" fo:font-weight="bold" style:font-size-asian="10.5pt" style:font-style-asian="normal" style:font-weight-asian="bold" style:font-style-complex="normal" style:font-weight-complex="bold"/>
    </style:style>
    <style:style style:name="P60" style:family="paragraph" style:parent-style-name="_5b_RPG_5d__20_Táblázattartalom_20_-_20_saját_20_-_20_1">
      <style:text-properties fo:font-size="9pt" fo:font-style="normal" fo:font-weight="bold" style:font-size-asian="9pt" style:font-style-asian="normal" style:font-weight-asian="bold" style:font-size-complex="9pt" style:font-style-complex="normal" style:font-weight-complex="bold"/>
    </style:style>
    <style:style style:name="P61" style:family="paragraph" style:parent-style-name="Table_20_Contents">
      <style:paragraph-properties fo:text-align="center" style:justify-single-word="false"/>
      <style:text-properties fo:font-size="9pt" fo:font-style="normal" fo:background-color="#ff9966" style:font-size-asian="10.5pt" style:font-style-asian="normal" style:font-style-complex="normal"/>
    </style:style>
    <style:style style:name="P62" style:family="paragraph" style:parent-style-name="_5b_RPG_5d__20_Táblázattartalom_20_-_20_saját_20_-_20_1">
      <style:text-properties fo:font-size="9pt" fo:font-style="normal" fo:background-color="transparent" style:font-size-asian="9pt" style:font-style-asian="normal" style:font-size-complex="9pt" style:font-style-complex="normal"/>
    </style:style>
    <style:style style:name="P63" style:family="paragraph" style:parent-style-name="_5b_RPG_5d__20_Táblázattartalom_20_-_20_saját_20_-_20_1">
      <style:text-properties fo:font-size="9pt" fo:font-style="italic" style:font-size-asian="9pt" style:font-style-asian="italic" style:font-size-complex="9pt" style:font-style-complex="italic"/>
    </style:style>
    <style:style style:name="P64" style:family="paragraph" style:parent-style-name="_5b_RPG_5d__20_Táblázattartalom_20_-_20_saját_20_-_20_1">
      <style:text-properties fo:font-size="9pt" fo:font-style="italic" fo:background-color="transparent" style:font-size-asian="9pt" style:font-style-asian="italic" style:font-size-complex="9pt" style:font-style-complex="italic"/>
    </style:style>
    <style:style style:name="P65" style:family="paragraph" style:parent-style-name="Text_20_body">
      <style:paragraph-properties fo:margin-left="0in" fo:margin-right="0in" fo:text-indent="0in" style:auto-text-indent="false"/>
      <style:text-properties fo:font-size="3pt" style:font-size-asian="3pt" style:font-size-complex="3pt"/>
    </style:style>
    <style:style style:name="P66" style:family="paragraph" style:parent-style-name="Text_20_body">
      <style:paragraph-properties fo:margin-left="0in" fo:margin-right="0in" fo:text-indent="0in" style:auto-text-indent="false"/>
      <style:text-properties fo:font-size="5pt" style:font-size-asian="5pt" style:font-size-complex="5pt"/>
    </style:style>
    <style:style style:name="P67" style:family="paragraph" style:parent-style-name="Text_20_body">
      <style:paragraph-properties fo:margin-left="0in" fo:margin-right="0in" fo:text-align="center" style:justify-single-word="false" fo:text-indent="0in" style:auto-text-indent="false"/>
      <style:text-properties fo:font-size="5pt" style:font-size-asian="5pt" style:font-size-complex="5pt"/>
    </style:style>
    <style:style style:name="P68" style:family="paragraph" style:parent-style-name="Standard">
      <style:text-properties fo:font-size="5pt" style:font-size-asian="5pt" style:font-size-complex="5pt"/>
    </style:style>
    <style:style style:name="P69" style:family="paragraph" style:parent-style-name="Text_20_body">
      <style:paragraph-properties fo:margin-left="0in" fo:margin-right="0in" fo:text-align="start" style:justify-single-word="false" fo:text-indent="0in" style:auto-text-indent="false"/>
    </style:style>
    <style:style style:name="P70" style:family="paragraph" style:parent-style-name="Text_20_body">
      <style:paragraph-properties fo:margin-left="0in" fo:margin-right="0in" fo:text-align="start" style:justify-single-word="false" fo:text-indent="0in" style:auto-text-indent="false"/>
      <style:text-properties fo:color="#ffffff" loext:opacity="100%"/>
    </style:style>
    <style:style style:name="P71"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fo:font-size="8pt" fo:background-color="transparent" style:font-size-asian="8pt" style:font-size-complex="8pt"/>
    </style:style>
    <style:style style:name="P72"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ffffff" loext:opacity="100%" style:font-name="Arial" fo:font-size="8pt" fo:font-style="normal" fo:font-weight="bold" style:font-size-asian="8pt" style:font-style-asian="normal" style:font-weight-asian="bold" style:font-size-complex="8pt" style:font-style-complex="normal" style:font-weight-complex="bold"/>
    </style:style>
    <style:style style:name="P74" style:family="paragraph" style:parent-style-name="Text_20_body">
      <style:text-properties fo:color="#ffffff" loext:opacity="100%" fo:background-color="transparent"/>
    </style:style>
    <style:style style:name="P75" style:family="paragraph" style:parent-style-name="Text_20_body">
      <style:paragraph-properties fo:margin-left="0in" fo:margin-right="0in" fo:text-align="start" style:justify-single-word="false" fo:text-indent="0in" style:auto-text-indent="false"/>
      <style:text-properties fo:font-size="8pt" fo:font-style="normal" fo:font-weight="normal" fo:background-color="#ff6633" style:font-size-asian="8pt" style:font-style-asian="normal" style:font-weight-asian="normal" style:font-size-complex="8pt" style:font-style-complex="normal" style:font-weight-complex="normal"/>
    </style:style>
    <style:style style:name="P76" style:family="paragraph" style:parent-style-name="Text_20_body">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7" style:family="paragraph" style:parent-style-name="_5b_RPG_5d__20_Táblázattartalom_20_1">
      <style:paragraph-properties fo:text-align="start" style:justify-single-word="false"/>
      <style:text-properties fo:font-size="8pt" fo:font-style="normal" fo:font-weight="normal" style:font-size-asian="8pt" style:font-style-asian="normal" style:font-weight-asian="normal" style:font-size-complex="8pt" style:font-style-complex="normal" style:font-weight-complex="normal"/>
    </style:style>
    <style:style style:name="P78" style:family="paragraph" style:parent-style-name="_5b_RPG_5d__20_Táblázattartalom_20_1">
      <style:paragraph-properties fo:text-align="start" style:justify-single-word="false"/>
      <style:text-properties fo:font-size="8pt" fo:font-style="normal" fo:font-weight="normal" fo:background-color="#ff0000" style:font-size-asian="8pt" style:font-style-asian="normal" style:font-weight-asian="normal" style:font-size-complex="8pt" style:font-style-complex="normal" style:font-weight-complex="normal"/>
    </style:style>
    <style:style style:name="P79" style:family="paragraph" style:parent-style-name="_5b_RPG_5d__20_Táblázattartalom_20_1">
      <style:text-properties fo:font-size="8pt" fo:font-style="normal" officeooo:paragraph-rsid="0041511d" style:font-size-asian="8pt" style:font-style-asian="normal" style:font-size-complex="8pt" style:font-style-complex="normal"/>
    </style:style>
    <style:style style:name="P80" style:family="paragraph" style:parent-style-name="_5b_RPG_5d__20_Táblázattartalom_20_1">
      <style:text-properties fo:font-size="8pt" fo:font-style="normal" fo:font-weight="bold" officeooo:paragraph-rsid="0041511d" style:font-size-asian="8pt" style:font-style-asian="normal" style:font-weight-asian="bold" style:font-size-complex="8pt" style:font-style-complex="normal" style:font-weight-complex="bold"/>
    </style:style>
    <style:style style:name="P81" style:family="paragraph" style:parent-style-name="_5b_RPG_5d__20_Táblázattartalom_20_1">
      <style:text-properties fo:font-size="8pt" fo:font-style="normal" officeooo:paragraph-rsid="0041511d" fo:background-color="transparent" style:font-size-asian="8pt" style:font-style-asian="normal" style:font-size-complex="8pt" style:font-style-complex="normal"/>
    </style:style>
    <style:style style:name="P82" style:family="paragraph" style:parent-style-name="_5b_RPG_5d__20_Táblázattartalom_20_1">
      <style:text-properties fo:font-size="8pt" fo:font-style="normal" officeooo:paragraph-rsid="0041511d" fo:background-color="#cccccc" style:font-size-asian="8pt" style:font-style-asian="normal" style:font-size-complex="8pt" style:font-style-complex="normal"/>
    </style:style>
    <style:style style:name="P83" style:family="paragraph" style:parent-style-name="Text_20_body">
      <style:paragraph-properties fo:margin-left="0in" fo:margin-right="0in" fo:text-indent="0in" style:auto-text-indent="false"/>
      <style:text-properties fo:font-size="8pt" style:font-size-asian="8pt" style:font-size-complex="8pt"/>
    </style:style>
    <style:style style:name="P84"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font-size-asian="8pt" style:font-size-complex="8pt"/>
    </style:style>
    <style:style style:name="P85"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font-size="8pt" style:font-size-asian="8pt" style:font-size-complex="8pt"/>
    </style:style>
    <style:style style:name="P86"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font-size="8pt" style:font-size-asian="8pt" style:font-size-complex="8pt"/>
    </style:style>
    <style:style style:name="P87" style:family="paragraph" style:parent-style-name="Text_20_body">
      <style:paragraph-properties fo:margin-top="0in" fo:margin-bottom="0in" style:contextual-spacing="false" fo:text-align="center" style:justify-single-word="false"/>
      <style:text-properties fo:font-size="8pt" style:font-size-asian="8pt" style:font-size-complex="8pt"/>
    </style:style>
    <style:style style:name="P88" style:family="paragraph" style:parent-style-name="_5b_RPG_5d__20_Táblázattartalom_20_-_20_saját_20_-_20_1">
      <style:paragraph-properties style:shadow="none"/>
      <style:text-properties fo:font-size="8pt" style:font-size-asian="8pt" style:font-size-complex="8pt"/>
    </style:style>
    <style:style style:name="P89" style:family="paragraph" style:parent-style-name="_5b_RPG_5d__20_Táblázattartalom_20_1">
      <style:text-properties fo:font-size="8pt" style:font-size-asian="8pt" style:font-size-complex="8pt"/>
    </style:style>
    <style:style style:name="P90" style:family="paragraph" style:parent-style-name="_5b_RPG_5d__20_Táblázattartalom_20_-_20_fejléc">
      <style:text-properties fo:font-size="8pt" style:font-size-asian="8pt" style:font-size-complex="8pt"/>
    </style:style>
    <style:style style:name="P91" style:family="paragraph" style:parent-style-name="_5b_RPG_5d__20_Táblázattartalom_20_-_20_saját_20_-_20_1">
      <style:text-properties fo:font-size="8pt" style:font-size-asian="8pt" style:font-size-complex="8pt"/>
    </style:style>
    <style:style style:name="P92" style:family="paragraph" style:parent-style-name="_5b_RPG_5d__20_Táblázattartalom_20_-_20_saját_20_-_20_1">
      <style:paragraph-properties fo:margin-left="0in" fo:margin-right="0in" fo:text-align="start" style:justify-single-word="false" fo:text-indent="0in" style:auto-text-indent="false"/>
      <style:text-properties fo:font-size="8pt"/>
    </style:style>
    <style:style style:name="P93" style:family="paragraph" style:parent-style-name="_5b_RPG_5d__20_Táblázattartalom_20_-_20_saját_20_-_20_1">
      <style:paragraph-properties fo:margin-left="0in" fo:margin-right="0in" fo:text-align="start" style:justify-single-word="false" fo:widows="0" fo:text-indent="0in" style:auto-text-indent="false" style:shadow="none"/>
      <style:text-properties fo:font-size="8pt"/>
    </style:style>
    <style:style style:name="P94" style:family="paragraph" style:parent-style-name="_5b_RPG_5d__20_Táblázattartalom_20_-_20_saját_20_-_20_1">
      <style:paragraph-properties fo:margin-left="0in" fo:margin-right="0in" fo:text-align="start" style:justify-single-word="false" fo:keep-together="always" fo:widows="0" fo:text-indent="0in" style:auto-text-indent="false" style:shadow="none" fo:keep-with-next="auto"/>
      <style:text-properties fo:font-size="8pt"/>
    </style:style>
    <style:style style:name="P95" style:family="paragraph" style:parent-style-name="_5b_RPG_5d__20_Táblázattartalom_20_-_20_saját_20_-_20_1">
      <style:paragraph-properties fo:text-align="start" style:justify-single-word="false"/>
      <style:text-properties fo:font-size="8pt"/>
    </style:style>
    <style:style style:name="P96" style:family="paragraph" style:parent-style-name="_5b_RPG_5d__20_Táblázattartalom_20_-_20_saját_20_-_20_1">
      <loext:graphic-properties draw:fill="solid" draw:fill-color="#ff0000" draw:opacity="100%"/>
      <style:paragraph-properties fo:text-align="start" style:justify-single-word="false" fo:background-color="#ff0000"/>
      <style:text-properties fo:font-size="8pt"/>
    </style:style>
    <style:style style:name="P97"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transparent"/>
    </style:style>
    <style:style style:name="P98" style:family="paragraph" style:parent-style-name="_5b_RPG_5d__20_Táblázattartalom_20_-_20_saját_20_-_20_1">
      <style:paragraph-properties fo:text-align="start" style:justify-single-word="false"/>
      <style:text-properties fo:font-size="8pt" fo:background-color="transparent"/>
    </style:style>
    <style:style style:name="P99" style:family="paragraph" style:parent-style-name="_5b_RPG_5d__20_Táblázattartalom_20_-_20_saját_20_-_20_1">
      <style:paragraph-properties fo:text-align="start" style:justify-single-word="false"/>
      <style:text-properties fo:font-size="8pt" fo:background-color="transparent" style:font-size-asian="8pt" style:font-size-complex="8pt"/>
    </style:style>
    <style:style style:name="P100" style:family="paragraph" style:parent-style-name="_5b_RPG_5d__20_Táblázattartalom_20_-_20_saját_20_-_20_1">
      <style:text-properties fo:font-size="8pt" fo:background-color="transparent" style:font-size-asian="8pt" style:font-size-complex="8pt"/>
    </style:style>
    <style:style style:name="P101"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102" style:family="paragraph" style:parent-style-name="_5b_RPG_5d__20_Táblázattartalom_20_-_20_saját_20_-_20_1">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103" style:family="paragraph" style:parent-style-name="_5b_RPG_5d__20_Táblázattartalom_20_-_20_saját_20_-_20_1">
      <style:paragraph-properties fo:text-align="start" style:justify-single-word="false"/>
      <style:text-properties fo:font-size="8pt" fo:font-weight="normal" fo:background-color="transparent" style:font-weight-asian="normal" style:font-weight-complex="normal"/>
    </style:style>
    <style:style style:name="P104"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fo:background-color="transparent" style:font-weight-asian="normal" style:font-weight-complex="normal"/>
    </style:style>
    <style:style style:name="P105" style:family="paragraph" style:parent-style-name="_5b_RPG_5d__20_Táblázattartalom_20_-_20_saját_20_-_20_1">
      <style:paragraph-properties fo:text-align="start" style:justify-single-word="false">
        <style:tab-stops>
          <style:tab-stop style:position="0.3217in"/>
        </style:tab-stops>
      </style:paragraph-properties>
      <style:text-properties fo:font-size="8pt" fo:font-weight="normal" officeooo:paragraph-rsid="001c5808" fo:background-color="transparent" style:font-weight-asian="normal" style:font-weight-complex="normal"/>
    </style:style>
    <style:style style:name="P106" style:family="paragraph" style:parent-style-name="_5b_RPG_5d__20_Táblázattartalom_20_1">
      <style:paragraph-properties fo:text-align="start" style:justify-single-word="false"/>
      <style:text-properties fo:font-size="8pt" fo:font-weight="normal" style:font-size-asian="8pt" style:font-weight-asian="normal" style:font-size-complex="8pt" style:font-weight-complex="normal"/>
    </style:style>
    <style:style style:name="P107" style:family="paragraph" style:parent-style-name="_5b_RPG_5d__20_Táblázattartalom_20_1">
      <style:text-properties fo:font-size="8pt" fo:font-weight="normal" style:font-size-asian="8pt" style:font-weight-asian="normal" style:font-size-complex="8pt" style:font-weight-complex="normal"/>
    </style:style>
    <style:style style:name="P108" style:family="paragraph" style:parent-style-name="_5b_RPG_5d__20_Táblázattartalom_20_-_20_saját_20_-_20_1">
      <style:paragraph-properties fo:margin-left="0in" fo:margin-right="0in" fo:text-align="center" style:justify-single-word="false" fo:text-indent="0in" style:auto-text-indent="false"/>
      <style:text-properties fo:font-size="8pt" fo:background-color="#ff0000"/>
    </style:style>
    <style:style style:name="P109" style:family="paragraph" style:parent-style-name="_5b_RPG_5d__20_Táblázattartalom_20_-_20_saját_20_-_20_1">
      <style:paragraph-properties fo:margin-left="0in" fo:margin-right="0in" fo:text-align="start" style:justify-single-word="false" fo:text-indent="0in" style:auto-text-indent="false"/>
      <style:text-properties fo:font-size="8pt" fo:background-color="#ff0000"/>
    </style:style>
    <style:style style:name="P110" style:family="paragraph" style:parent-style-name="_5b_RPG_5d__20_Táblázattartalom_20_-_20_saját_20_-_20_1">
      <style:paragraph-properties style:shadow="none"/>
      <style:text-properties fo:font-size="8pt" fo:font-style="italic" style:font-size-asian="8pt" style:font-style-asian="italic" style:font-size-complex="8pt" style:font-style-complex="italic"/>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_5b_RPG_5d__20_Táblázattartalom_20_1">
      <style:text-properties fo:font-size="8pt" fo:font-weight="bold" style:font-size-asian="8pt" style:font-weight-asian="bold" style:font-size-complex="8pt" style:font-weight-complex="bold"/>
    </style:style>
    <style:style style:name="P113" style:family="paragraph" style:parent-style-name="_5b_RPG_5d__20_Táblázattartalom_20_-_20_saját_20_-_20_1">
      <style:paragraph-properties fo:text-align="start" style:justify-single-word="false"/>
      <style:text-properties fo:font-size="8pt" fo:font-weight="bold" fo:background-color="transparent" style:font-weight-asian="bold" style:font-weight-complex="bold"/>
    </style:style>
    <style:style style:name="P114" style:family="paragraph" style:parent-style-name="Text_20_body">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115" style:family="paragraph" style:parent-style-name="Text_20_body">
      <loext:graphic-properties draw:fill="solid" draw:fill-color="#ff0000" draw:opacity="100%"/>
      <style:paragraph-properties fo:background-color="#ff0000"/>
      <style:text-properties fo:font-size="12pt" officeooo:paragraph-rsid="0041511d" style:font-size-asian="12pt" style:font-size-complex="12pt"/>
    </style:style>
    <style:style style:name="P116" style:family="paragraph" style:parent-style-name="_5b_RPG_5d__20_Táblázattartalom_20_-_20_saját_20_-_20_1">
      <style:text-properties fo:font-size="12pt" fo:font-weight="bold" style:font-size-asian="12pt" style:font-weight-asian="bold" style:font-size-complex="12pt" style:font-weight-complex="bold"/>
    </style:style>
    <style:style style:name="P117" style:family="paragraph" style:parent-style-name="Text_20_body">
      <style:paragraph-properties fo:margin-left="0in" fo:margin-right="0in" fo:text-indent="0in" style:auto-text-indent="false"/>
      <style:text-properties fo:font-size="11pt" fo:font-weight="bold" style:font-size-asian="11pt" style:font-weight-asian="bold" style:font-size-complex="11pt" style:font-weight-complex="bold"/>
    </style:style>
    <style:style style:name="P118" style:family="paragraph" style:parent-style-name="Table_20_Contents">
      <style:paragraph-properties fo:margin-top="0in" fo:margin-bottom="0in" style:contextual-spacing="false" fo:text-align="center" style:justify-single-word="false"/>
      <style:text-properties fo:font-size="11pt" fo:font-weight="bold" officeooo:paragraph-rsid="00349e0d" style:font-size-asian="11pt" style:font-weight-asian="bold" style:font-size-complex="11pt" style:font-weight-complex="bold"/>
    </style:style>
    <style:style style:name="P119" style:family="paragraph" style:parent-style-name="Standard">
      <style:paragraph-properties fo:margin-left="0in" fo:margin-right="0in" fo:text-indent="0in" style:auto-text-indent="false"/>
      <style:text-properties fo:font-size="11pt" style:font-size-asian="11pt" style:font-size-complex="11pt"/>
    </style:style>
    <style:style style:name="P120" style:family="paragraph" style:parent-style-name="Text_20_body">
      <style:text-properties fo:font-size="11pt" style:font-size-asian="11pt" style:font-size-complex="11pt"/>
    </style:style>
    <style:style style:name="P121" style:family="paragraph" style:parent-style-name="Table_20_Contents">
      <style:paragraph-properties fo:margin-top="0in" fo:margin-bottom="0in" style:contextual-spacing="false" fo:text-align="center" style:justify-single-word="false"/>
      <style:text-properties fo:font-size="11pt" officeooo:paragraph-rsid="00349e0d" style:font-size-asian="11pt" style:font-size-complex="11pt"/>
    </style:style>
    <style:style style:name="P122" style:family="paragraph" style:parent-style-name="Table_20_Contents">
      <loext:graphic-properties draw:fill="solid" draw:fill-color="#ff0000" draw:opacity="100%"/>
      <style:paragraph-properties fo:margin-top="0in" fo:margin-bottom="0in" style:contextual-spacing="false" fo:text-align="center" style:justify-single-word="false" fo:background-color="#ff0000"/>
      <style:text-properties fo:font-size="11pt" officeooo:paragraph-rsid="00349e0d" style:font-size-asian="11pt" style:font-size-complex="11pt"/>
    </style:style>
    <style:style style:name="P123" style:family="paragraph" style:parent-style-name="Text_20_body">
      <style:paragraph-properties fo:margin-left="0.061in" fo:margin-right="0in" fo:text-align="justify" style:justify-single-word="false" fo:text-indent="-0.0693in" style:auto-text-indent="false">
        <style:tab-stops/>
      </style:paragraph-properties>
      <style:text-properties fo:font-size="11pt" style:font-size-asian="11pt" style:font-size-complex="11pt"/>
    </style:style>
    <style:style style:name="P124" style:family="paragraph" style:parent-style-name="Text_20_body">
      <style:paragraph-properties fo:margin-top="0in" fo:margin-bottom="0.0472in" style:contextual-spacing="false"/>
      <style:text-properties fo:font-size="11pt" officeooo:paragraph-rsid="00349e0d" style:font-size-asian="11pt" style:font-size-complex="11pt"/>
    </style:style>
    <style:style style:name="P125" style:family="paragraph" style:parent-style-name="Text_20_body">
      <style:text-properties fo:font-size="11pt" officeooo:paragraph-rsid="00349e0d" style:font-size-asian="11pt" style:font-size-complex="11pt"/>
    </style:style>
    <style:style style:name="P126" style:family="paragraph" style:parent-style-name="Text_20_body">
      <style:paragraph-properties fo:margin-top="0in" fo:margin-bottom="0.0665in" style:contextual-spacing="false"/>
      <style:text-properties fo:font-size="11pt" officeooo:paragraph-rsid="00349e0d" style:font-size-asian="11pt" style:font-size-complex="11pt"/>
    </style:style>
    <style:style style:name="P127" style:family="paragraph" style:parent-style-name="Text_20_body">
      <style:paragraph-properties fo:text-align="justify" style:justify-single-word="false"/>
      <style:text-properties fo:font-size="11pt" fo:background-color="transparent" style:font-size-asian="11pt" style:font-size-complex="11pt"/>
    </style:style>
    <style:style style:name="P128" style:family="paragraph" style:parent-style-name="Text_20_body">
      <style:text-properties fo:font-size="11pt" fo:background-color="#ff0000" style:font-size-asian="11pt" style:font-size-complex="11pt"/>
    </style:style>
    <style:style style:name="P129" style:family="paragraph" style:parent-style-name="Text_20_body">
      <style:paragraph-properties fo:margin-top="0in" fo:margin-bottom="0.0665in" style:contextual-spacing="false"/>
      <style:text-properties fo:font-size="11pt" style:text-underline-style="solid" style:text-underline-width="auto" style:text-underline-color="font-color" fo:font-weight="bold" officeooo:paragraph-rsid="00349e0d" style:font-size-asian="11pt" style:font-weight-asian="bold" style:font-size-complex="11pt" style:font-weight-complex="bold"/>
    </style:style>
    <style:style style:name="P130" style:family="paragraph" style:parent-style-name="Text_20_body">
      <style:paragraph-properties fo:margin-top="0in" fo:margin-bottom="0.0665in" style:contextual-spacing="false"/>
      <style:text-properties fo:font-size="11pt" style:text-underline-style="none" fo:font-weight="normal" officeooo:paragraph-rsid="00349e0d" style:font-size-asian="11pt" style:font-weight-asian="normal" style:font-size-complex="11pt" style:font-weight-complex="normal"/>
    </style:style>
    <style:style style:name="P131" style:family="paragraph" style:parent-style-name="Text_20_body">
      <style:paragraph-properties fo:margin-top="0in" fo:margin-bottom="0.0472in" style:contextual-spacing="false"/>
      <style:text-properties fo:font-size="11pt" fo:font-style="normal" officeooo:paragraph-rsid="00349e0d" style:font-size-asian="11pt" style:font-style-asian="normal" style:font-size-complex="11pt" style:font-style-complex="normal"/>
    </style:style>
    <style:style style:name="P132" style:family="paragraph" style:parent-style-name="Text_20_body">
      <style:paragraph-properties fo:margin-top="0in" fo:margin-bottom="0.0472in" style:contextual-spacing="false"/>
      <style:text-properties fo:font-size="11pt" fo:font-style="normal" style:text-underline-style="solid" style:text-underline-width="auto" style:text-underline-color="font-color" fo:font-weight="bold" officeooo:paragraph-rsid="00349e0d" style:font-size-asian="11pt" style:font-style-asian="normal" style:font-weight-asian="bold" style:font-size-complex="11pt" style:font-style-complex="normal" style:font-weight-complex="bold"/>
    </style:style>
    <style:style style:name="P133" style:family="paragraph" style:parent-style-name="Text_20_body">
      <style:paragraph-properties fo:margin-top="0in" fo:margin-bottom="0.0472in" style:contextual-spacing="false"/>
      <style:text-properties fo:font-size="11pt" fo:font-style="normal" style:text-underline-style="none" fo:font-weight="normal" officeooo:paragraph-rsid="00349e0d" style:font-size-asian="11pt" style:font-style-asian="normal" style:font-weight-asian="normal" style:font-size-complex="11pt" style:font-style-complex="normal" style:font-weight-complex="normal"/>
    </style:style>
    <style:style style:name="P134" style:family="paragraph" style:parent-style-name="Text_20_body">
      <style:paragraph-properties fo:margin-left="0in" fo:margin-right="0in" fo:text-indent="0in" style:auto-text-indent="false"/>
      <style:text-properties style:use-window-font-color="true" loext:opacity="0%" fo:font-size="11pt" fo:font-weight="normal" style:font-size-asian="11pt" style:font-weight-asian="normal" style:font-size-complex="11pt" style:font-weight-complex="normal"/>
    </style:style>
    <style:style style:name="P135" style:family="paragraph" style:parent-style-name="Text_20_body">
      <style:text-properties style:use-window-font-color="true" loext:opacity="0%" fo:font-size="11pt" fo:font-weight="normal" style:font-size-asian="11pt" style:font-weight-asian="normal" style:font-size-complex="11pt" style:font-weight-complex="normal"/>
    </style:style>
    <style:style style:name="P136" style:family="paragraph" style:parent-style-name="_5b_RPG_5d__20_Táblázattartalom_20_1">
      <style:paragraph-properties fo:margin-left="0in" fo:margin-right="0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7" style:family="paragraph" style:parent-style-name="_5b_RPG_5d__20_Táblázattartalom_20_1">
      <style:paragraph-properties fo:margin-left="0in" fo:margin-right="0in" fo:line-height="0.1965in" fo:text-align="start" style:justify-single-word="false" fo:text-indent="0in" style:auto-text-indent="false"/>
      <style:text-properties style:use-window-font-color="true" loext:opacity="0%" fo:font-size="9pt" fo:font-weight="normal" style:font-size-asian="9pt" style:font-weight-asian="normal" style:font-size-complex="9pt" style:font-weight-complex="normal"/>
    </style:style>
    <style:style style:name="P138" style:family="paragraph" style:parent-style-name="_5b_RPG_5d__20_Táblázattartalom_20_1">
      <style:paragraph-properties fo:line-height="0.1965in"/>
      <style:text-properties style:use-window-font-color="true" loext:opacity="0%" fo:font-size="9pt" fo:font-weight="normal" style:font-size-asian="9pt" style:font-weight-asian="normal" style:font-size-complex="9pt" style:font-weight-complex="normal"/>
    </style:style>
    <style:style style:name="P139" style:family="paragraph" style:parent-style-name="_5b_RPG_5d__20_Táblázattartalom_20_1">
      <style:text-properties style:use-window-font-color="true" loext:opacity="0%" fo:font-size="9pt" fo:font-weight="normal" style:font-size-asian="9pt" style:font-weight-asian="normal" style:font-size-complex="9pt" style:font-weight-complex="normal"/>
    </style:style>
    <style:style style:name="P140" style:family="paragraph" style:parent-style-name="_5b_RPG_5d__20_Táblázattartalom_20_-_20_saját_20_-_20_1">
      <style:text-properties style:use-window-font-color="true" loext:opacity="0%" fo:font-size="9pt" fo:background-color="transparent" style:font-size-asian="9pt" style:font-size-complex="9pt"/>
    </style:style>
    <style:style style:name="P141" style:family="paragraph" style:parent-style-name="Standard">
      <style:paragraph-properties fo:text-align="center" style:justify-single-word="false"/>
      <style:text-properties style:use-window-font-color="true" loext:opacity="0%" fo:font-size="10pt" fo:background-color="transparent" style:font-size-asian="10pt" style:font-size-complex="10pt"/>
    </style:style>
    <style:style style:name="P142" style:family="paragraph" style:parent-style-name="Text_20_body">
      <style:text-properties style:use-window-font-color="true" loext:opacity="0%"/>
    </style:style>
    <style:style style:name="P143" style:family="paragraph" style:parent-style-name="Text_20_body">
      <style:text-properties style:use-window-font-color="true" loext:opacity="0%" fo:background-color="#ff0000"/>
    </style:style>
    <style:style style:name="P144" style:family="paragraph" style:parent-style-name="Text_20_body">
      <style:paragraph-properties fo:text-align="center" style:justify-single-word="false"/>
      <style:text-properties style:use-window-font-color="true" loext:opacity="0%"/>
    </style:style>
    <style:style style:name="P145" style:family="paragraph" style:parent-style-name="Text_20_body">
      <style:text-properties style:use-window-font-color="true" loext:opacity="0%" fo:background-color="transparent"/>
    </style:style>
    <style:style style:name="P146" style:family="paragraph" style:parent-style-name="Text_20_body">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147" style:family="paragraph" style:parent-style-name="Text_20_body">
      <style:text-properties style:use-window-font-color="true" loext:opacity="0%" fo:font-weight="bold" fo:background-color="transparent" style:font-weight-asian="bold" style:font-weight-complex="bold"/>
    </style:style>
    <style:style style:name="P148" style:family="paragraph" style:parent-style-name="_5b_RPG_5d__20_Táblázattartalom_20_-_20_saját_20_-_20_1">
      <style:text-properties style:use-window-font-color="true" loext:opacity="0%" fo:font-style="normal" fo:background-color="transparent" style:font-style-asian="normal" style:font-style-complex="normal"/>
    </style:style>
    <style:style style:name="P149" style:family="paragraph" style:parent-style-name="Text_20_body">
      <style:paragraph-properties fo:margin-left="0in" fo:margin-right="0in" fo:margin-top="0in" fo:margin-bottom="0in" style:contextual-spacing="false" fo:text-indent="0.0783in" style:auto-text-indent="false"/>
      <style:text-properties style:use-window-font-color="true" loext:opacity="0%"/>
    </style:style>
    <style:style style:name="P150" style:family="paragraph" style:parent-style-name="Text_20_body">
      <loext:graphic-properties draw:fill="solid" draw:fill-color="#ff0000" draw:opacity="100%"/>
      <style:paragraph-properties fo:background-color="#ff0000"/>
      <style:text-properties style:use-window-font-color="true" loext:opacity="0%" fo:font-weight="normal" style:font-weight-asian="normal" style:font-weight-complex="normal"/>
    </style:style>
    <style:style style:name="P151" style:family="paragraph" style:parent-style-name="Text_20_body">
      <style:paragraph-properties fo:margin-left="0in" fo:margin-right="0in" fo:text-indent="0in" style:auto-text-indent="false"/>
      <style:text-properties fo:background-color="#ff9966"/>
    </style:style>
    <style:style style:name="P152" style:family="paragraph" style:parent-style-name="Text_20_body">
      <style:text-properties fo:background-color="#ff9966"/>
    </style:style>
    <style:style style:name="P153" style:family="paragraph" style:parent-style-name="Text_20_body">
      <style:paragraph-properties fo:margin-left="0in" fo:margin-right="0in" fo:text-indent="0in" style:auto-text-indent="false"/>
      <style:text-properties style:text-underline-style="none"/>
    </style:style>
    <style:style style:name="P154" style:family="paragraph" style:parent-style-name="Text_20_body">
      <style:text-properties style:text-underline-style="none" fo:font-weight="bold" style:font-weight-asian="bold" style:font-weight-complex="bold"/>
    </style:style>
    <style:style style:name="P155" style:family="paragraph" style:parent-style-name="Standard">
      <style:paragraph-properties fo:margin-left="0in" fo:margin-right="0in" fo:text-indent="0.0398in" style:auto-text-indent="false"/>
      <style:text-properties style:font-name="Mufferaw1"/>
    </style:style>
    <style:style style:name="P156" style:family="paragraph" style:parent-style-name="Text_20_body">
      <style:paragraph-properties fo:margin-left="0in" fo:margin-right="0in" fo:text-indent="0in" style:auto-text-indent="false"/>
      <style:text-properties style:font-name="Mufferaw1" officeooo:paragraph-rsid="0041511d"/>
    </style:style>
    <style:style style:name="P157" style:family="paragraph" style:parent-style-name="Text_20_body">
      <style:paragraph-properties fo:margin-left="0in" fo:margin-right="0in" fo:text-indent="0in" style:auto-text-indent="false"/>
      <style:text-properties style:font-name="Nimbus Roman No9 L" fo:font-size="6pt" style:font-name-asian="Arial Unicode MS" style:font-size-asian="6pt" style:font-name-complex="Tahoma" style:font-size-complex="6pt"/>
    </style:style>
    <style:style style:name="P158" style:family="paragraph" style:parent-style-name="Text_20_body">
      <style:paragraph-properties fo:margin-left="0in" fo:margin-right="0in" fo:margin-top="0in" fo:margin-bottom="0in" style:contextual-spacing="false" fo:text-indent="0in" style:auto-text-indent="false">
        <style:tab-stops>
          <style:tab-stop style:position="6.6925in"/>
        </style:tab-stops>
      </style:paragraph-properties>
    </style:style>
    <style:style style:name="P159" style:family="paragraph" style:parent-style-name="Text_20_body">
      <style:paragraph-properties>
        <style:tab-stops>
          <style:tab-stop style:position="6.6925in"/>
        </style:tab-stops>
      </style:paragraph-properties>
    </style:style>
    <style:style style:name="P160"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background-color="transparent" style:font-size-asian="10pt" style:font-style-asian="normal" style:font-size-complex="10pt" style:font-style-complex="normal"/>
    </style:style>
    <style:style style:name="P161" style:family="paragraph" style:parent-style-name="Text_20_body">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2" style:family="paragraph" style:parent-style-name="Text_20_body">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164" style:family="paragraph" style:parent-style-name="Table_20_Contents">
      <style:paragraph-properties fo:text-align="center" style:justify-single-word="false"/>
      <style:text-properties style:font-name="Times New Roman" fo:font-size="10pt" fo:font-style="normal" fo:font-weight="bold" fo:background-color="transparent" style:font-size-asian="10pt" style:font-style-asian="normal" style:font-weight-asian="bold" style:font-size-complex="10pt" style:font-style-complex="normal" style:font-weight-complex="bold"/>
    </style:style>
    <style:style style:name="P165" style:family="paragraph" style:parent-style-name="Text_20_body">
      <style:paragraph-properties fo:break-before="page"/>
      <style:text-properties style:font-name="Times New Roman" fo:font-size="10pt" fo:font-style="normal" style:font-size-asian="10pt" style:font-style-asian="normal" style:font-size-complex="10pt" style:font-style-complex="normal"/>
    </style:style>
    <style:style style:name="P166" style:family="paragraph" style:parent-style-name="Table_20_Contents">
      <style:paragraph-properties fo:text-align="center" style:justify-single-word="false"/>
      <style:text-properties style:font-name="Times New Roman" fo:font-size="10pt" fo:font-style="normal" style:font-size-asian="10pt" style:font-style-asian="normal" style:font-size-complex="10pt" style:font-style-complex="normal"/>
    </style:style>
    <style:style style:name="P167" style:family="paragraph" style:parent-style-name="Text_20_body">
      <style:text-properties style:font-name="Times New Roman" fo:font-size="10pt" fo:font-style="normal" officeooo:rsid="003266e0" officeooo:paragraph-rsid="003266e0" style:font-size-asian="10pt" style:font-style-asian="normal" style:font-size-complex="10pt" style:font-style-complex="normal"/>
    </style:style>
    <style:style style:name="P168" style:family="paragraph" style:parent-style-name="Table_20_Contents">
      <style:paragraph-properties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169" style:family="paragraph" style:parent-style-name="Table_20_Contents">
      <style:paragraph-properties fo:text-align="center" style:justify-single-word="false"/>
      <style:text-properties style:font-name="Times New Roman" fo:font-size="10pt" fo:font-style="normal" fo:background-color="#ff6633" style:font-size-asian="10pt" style:font-style-asian="normal" style:font-size-complex="10pt" style:font-style-complex="normal"/>
    </style:style>
    <style:style style:name="P170" style:family="paragraph" style:parent-style-name="_5b_RPG_5d__20_Táblázattartalom_20_-_20_saját_20_-_20_1">
      <style:paragraph-properties fo:margin-left="0in" fo:margin-right="0in" fo:text-align="start" style:justify-single-word="false" fo:text-indent="0in" style:auto-text-indent="false"/>
      <style:text-properties fo:font-size="6pt" style:font-size-asian="6pt" style:font-size-complex="6pt"/>
    </style:style>
    <style:style style:name="P171" style:family="paragraph" style:parent-style-name="Standard">
      <style:text-properties fo:font-size="6pt" style:font-size-asian="6pt" style:font-size-complex="6pt"/>
    </style:style>
    <style:style style:name="P172" style:family="paragraph" style:parent-style-name="Text_20_body">
      <style:text-properties fo:font-size="6pt" officeooo:paragraph-rsid="00349e0d" style:font-size-asian="5.25pt" style:font-size-complex="6pt"/>
    </style:style>
    <style:style style:name="P173" style:family="paragraph" style:parent-style-name="_5b_RPG_5d__20_Táblázattartalom_20_-_20_saját_20_-_20_1">
      <style:paragraph-properties fo:text-align="start" style:justify-single-word="false"/>
      <style:text-properties fo:font-size="6pt" fo:font-weight="bold" fo:background-color="transparent" style:font-size-asian="6pt" style:font-weight-asian="bold" style:font-size-complex="6pt" style:font-weight-complex="bold"/>
    </style:style>
    <style:style style:name="P174" style:family="paragraph" style:parent-style-name="_5b_RPG_5d__20_Táblázattartalom_20_-_20_saját_20_-_20_1">
      <style:paragraph-properties fo:text-align="start" style:justify-single-word="false"/>
      <style:text-properties fo:font-size="6pt" fo:background-color="transparent" style:font-size-asian="6pt" style:font-size-complex="6pt"/>
    </style:style>
    <style:style style:name="P175" style:family="paragraph" style:parent-style-name="Text_20_body">
      <style:paragraph-properties fo:break-before="page"/>
    </style:style>
    <style:style style:name="P176" style:family="paragraph" style:parent-style-name="Standard">
      <style:paragraph-properties fo:break-before="page"/>
      <style:text-properties fo:font-size="10pt"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start" style:justify-single-word="false" style:text-autospace="none"/>
      <style:text-properties fo:font-size="10pt" style:font-size-asian="10pt" style:font-size-complex="10pt"/>
    </style:style>
    <style:style style:name="P179" style:family="paragraph" style:parent-style-name="Standard">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0" style:family="paragraph" style:parent-style-name="Table_20_Contents">
      <style:paragraph-properties fo:margin-top="0.028in" fo:margin-bottom="0.028in" style:contextual-spacing="false" fo:text-align="start" style:justify-single-word="false" style:text-autospace="none"/>
      <style:text-properties fo:font-size="10pt" officeooo:paragraph-rsid="00349e0d" style:font-size-asian="10pt" style:font-size-complex="10pt"/>
    </style:style>
    <style:style style:name="P181" style:family="paragraph" style:parent-style-name="Table_20_Contents">
      <style:paragraph-properties fo:margin-top="0.028in" fo:margin-bottom="0.028in" style:contextual-spacing="false" fo:text-align="start" style:justify-single-word="false"/>
      <style:text-properties fo:font-size="10pt" officeooo:paragraph-rsid="00349e0d" style:font-size-asian="10pt" style:font-size-complex="10pt"/>
    </style:style>
    <style:style style:name="P182" style:family="paragraph" style:parent-style-name="Table_20_Contents">
      <style:paragraph-properties fo:margin-top="0in" fo:margin-bottom="0in" style:contextual-spacing="false" fo:text-align="start" style:justify-single-word="false"/>
      <style:text-properties fo:font-size="10pt" officeooo:paragraph-rsid="00349e0d" style:font-size-asian="10pt" style:font-size-complex="10pt"/>
    </style:style>
    <style:style style:name="P183" style:family="paragraph" style:parent-style-name="Standard">
      <style:paragraph-properties fo:text-align="center" style:justify-single-word="false"/>
      <style:text-properties fo:font-size="10pt" style:font-size-asian="10pt" style:font-size-complex="10pt"/>
    </style:style>
    <style:style style:name="P184" style:family="paragraph" style:parent-style-name="Standard">
      <loext:graphic-properties draw:fill="solid" draw:fill-color="#ff0000" draw:opacity="100%"/>
      <style:paragraph-properties fo:text-align="center" style:justify-single-word="false" fo:background-color="#ff0000"/>
      <style:text-properties fo:font-size="10pt" style:font-size-asian="10pt" style:font-size-complex="10pt"/>
    </style:style>
    <style:style style:name="P185" style:family="paragraph" style:parent-style-name="Standard">
      <style:paragraph-properties fo:text-align="center" style:justify-single-word="false" style:text-autospace="none"/>
      <style:text-properties fo:font-size="10pt" style:font-size-asian="10pt" style:font-size-complex="10pt"/>
    </style:style>
    <style:style style:name="P186" style:family="paragraph" style:parent-style-name="Table_20_Contents">
      <style:paragraph-properties fo:text-align="center" style:justify-single-word="false"/>
      <style:text-properties fo:font-size="10pt" style:font-size-asian="10pt" style:font-size-complex="10pt"/>
    </style:style>
    <style:style style:name="P187" style:family="paragraph" style:parent-style-name="Table_20_Contents">
      <style:paragraph-properties fo:margin-top="0.028in" fo:margin-bottom="0.028in" style:contextual-spacing="false" fo:text-align="center" style:justify-single-word="false"/>
      <style:text-properties fo:font-size="10pt" officeooo:paragraph-rsid="00349e0d" style:font-size-asian="10pt" style:font-size-complex="10pt"/>
    </style:style>
    <style:style style:name="P188" style:family="paragraph" style:parent-style-name="Standard">
      <style:paragraph-properties fo:text-align="center" style:justify-single-word="false"/>
      <style:text-properties fo:font-size="10pt" officeooo:rsid="001b20dc" officeooo:paragraph-rsid="001b20dc" style:font-size-asian="10pt" style:font-size-complex="10pt"/>
    </style:style>
    <style:style style:name="P189" style:family="paragraph" style:parent-style-name="Text_20_body">
      <style:text-properties fo:font-size="10pt" style:font-size-asian="10pt" style:font-size-complex="10pt"/>
    </style:style>
    <style:style style:name="P190" style:family="paragraph" style:parent-style-name="_5b_RPG_5d__20_Táblázattartalom_20_1">
      <style:text-properties fo:font-size="10pt" style:font-size-asian="10pt" style:font-size-complex="10pt"/>
    </style:style>
    <style:style style:name="P191" style:family="paragraph" style:parent-style-name="Text_20_body">
      <style:paragraph-properties fo:break-before="column"/>
      <style:text-properties fo:font-size="10pt" style:font-size-asian="10pt" style:font-size-complex="10pt"/>
    </style:style>
    <style:style style:name="P192" style:family="paragraph" style:parent-style-name="Text_20_body">
      <style:paragraph-properties fo:margin-top="0in" fo:margin-bottom="0in" style:contextual-spacing="false"/>
      <style:text-properties fo:font-size="10pt" style:font-size-asian="10pt" style:font-size-complex="10pt"/>
    </style:style>
    <style:style style:name="P193" style:family="paragraph" style:parent-style-name="Standard">
      <style:paragraph-properties fo:text-align="center" style:justify-single-word="false" style:text-autospace="none"/>
      <style:text-properties fo:font-size="10pt" fo:font-weight="bold" style:font-size-asian="10pt" style:font-weight-asian="bold" style:font-size-complex="10pt" style:font-weight-complex="bold"/>
    </style:style>
    <style:style style:name="P194"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5" style:family="paragraph" style:parent-style-name="Table_20_Contents">
      <style:paragraph-properties fo:margin-top="0.028in" fo:margin-bottom="0.028in" style:contextual-spacing="false" fo:text-align="center" style:justify-single-word="false"/>
      <style:text-properties fo:font-size="10pt" fo:font-weight="bold" officeooo:paragraph-rsid="00349e0d" style:font-size-asian="10pt" style:font-weight-asian="bold" style:font-size-complex="10pt" style:font-weight-complex="bold"/>
    </style:style>
    <style:style style:name="P196" style:family="paragraph" style:parent-style-name="Standard">
      <style:paragraph-properties fo:text-align="center" style:justify-single-word="false"/>
      <style:text-properties fo:font-size="10pt" fo:background-color="transparent" style:font-size-asian="10pt" style:font-size-complex="10pt"/>
    </style:style>
    <style:style style:name="P197" style:family="paragraph" style:parent-style-name="Table_20_Contents">
      <style:paragraph-properties fo:text-align="center" style:justify-single-word="false"/>
      <style:text-properties fo:font-size="10pt" fo:background-color="transparent" style:font-size-asian="10pt" style:font-size-complex="10pt"/>
    </style:style>
    <style:style style:name="P198" style:family="paragraph" style:parent-style-name="Standard">
      <style:paragraph-properties fo:text-align="center" style:justify-single-word="false"/>
      <style:text-properties fo:font-size="10pt" fo:background-color="#ff0000" style:font-size-asian="10pt" style:font-size-complex="10pt"/>
    </style:style>
    <style:style style:name="P199" style:family="paragraph" style:parent-style-name="Text_20_body">
      <style:text-properties fo:font-size="10pt" fo:font-style="italic" officeooo:paragraph-rsid="00349e0d" style:font-size-asian="10pt" style:font-style-asian="italic" style:font-size-complex="10pt" style:font-style-complex="italic"/>
    </style:style>
    <style:style style:name="P200" style:family="paragraph" style:parent-style-name="Text_20_body">
      <style:paragraph-properties fo:text-align="center" style:justify-single-word="false">
        <style:tab-stops>
          <style:tab-stop style:position="0.1043in"/>
        </style:tab-stops>
      </style:paragraph-properties>
      <style:text-properties fo:font-size="10pt" fo:font-weight="normal" style:font-size-asian="10pt" style:font-weight-asian="normal" style:font-size-complex="10pt" style:font-weight-complex="normal"/>
    </style:style>
    <style:style style:name="P201" style:family="paragraph" style:parent-style-name="Table_20_Contents">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text-align="center" style:justify-single-word="false"/>
      <style:text-properties fo:font-size="10pt" fo:font-style="normal" fo:background-color="#ff9966" style:font-size-asian="10pt" style:font-style-asian="normal" style:font-size-complex="10pt" style:font-style-complex="normal"/>
    </style:style>
    <style:style style:name="P203" style:family="paragraph" style:parent-style-name="Table_20_Contents">
      <style:paragraph-properties fo:text-align="center" style:justify-single-word="false"/>
      <style:text-properties fo:font-size="10pt" fo:font-style="normal" fo:background-color="transparent" style:font-size-asian="10pt" style:font-style-asian="normal" style:font-size-complex="10pt" style:font-style-complex="normal"/>
    </style:style>
    <style:style style:name="P204" style:family="paragraph" style:parent-style-name="Text_20_body">
      <style:paragraph-properties fo:break-before="page"/>
      <style:text-properties fo:font-weight="bold" style:font-weight-asian="bold" style:font-weight-complex="bold"/>
    </style:style>
    <style:style style:name="P205" style:family="paragraph" style:parent-style-name="Text_20_body">
      <style:text-properties fo:font-weight="bold" style:font-weight-asian="bold" style:font-weight-complex="bold"/>
    </style:style>
    <style:style style:name="P206" style:family="paragraph" style:parent-style-name="Text_20_body">
      <loext:graphic-properties draw:fill="solid" draw:fill-color="#ff6633" draw:opacity="100%"/>
      <style:paragraph-properties fo:background-color="#ff6633"/>
      <style:text-properties fo:font-weight="bold" style:font-weight-asian="bold" style:font-weight-complex="bold"/>
    </style:style>
    <style:style style:name="P207" style:family="paragraph" style:parent-style-name="Text_20_body">
      <style:paragraph-properties fo:text-align="center" style:justify-single-word="false"/>
      <style:text-properties fo:font-weight="bold" style:font-weight-asian="bold" style:font-weight-complex="bold"/>
    </style:style>
    <style:style style:name="P208" style:family="paragraph" style:parent-style-name="_5b_RPG_5d__20_Táblázattartalom_20_1">
      <style:text-properties fo:font-weight="bold" style:font-weight-asian="bold" style:font-weight-complex="bold"/>
    </style:style>
    <style:style style:name="P209" style:family="paragraph" style:parent-style-name="Table_20_Contents">
      <style:text-properties fo:font-weight="bold" officeooo:rsid="00139b11" officeooo:paragraph-rsid="00349e0d" style:font-weight-asian="bold" style:font-weight-complex="bold"/>
    </style:style>
    <style:style style:name="P210" style:family="paragraph" style:parent-style-name="Text_20_body">
      <style:text-properties fo:font-weight="bold" officeooo:paragraph-rsid="00349e0d" style:font-weight-asian="bold" style:font-weight-complex="bold"/>
    </style:style>
    <style:style style:name="P211" style:family="paragraph" style:parent-style-name="Text_20_body">
      <style:text-properties fo:font-weight="bold" fo:background-color="#ff0000" style:font-weight-asian="bold" style:font-weight-complex="bold"/>
    </style:style>
    <style:style style:name="P212" style:family="paragraph" style:parent-style-name="Text_20_body">
      <style:text-properties fo:font-weight="bold" officeooo:paragraph-rsid="00349e0d" fo:background-color="transparent" style:font-weight-asian="bold" style:font-weight-complex="bold"/>
    </style:style>
    <style:style style:name="P213" style:family="paragraph" style:parent-style-name="Standard">
      <style:paragraph-properties fo:text-align="center" style:justify-single-word="false" style:text-autospace="none"/>
      <style:text-properties fo:color="#666666" loext:opacity="100%" fo:font-size="10pt" fo:font-weight="bold" style:font-size-asian="10pt" style:font-weight-asian="bold" style:font-size-complex="10pt" style:font-weight-complex="bold"/>
    </style:style>
    <style:style style:name="P214" style:family="paragraph" style:parent-style-name="Standard">
      <style:paragraph-properties fo:text-align="center" style:justify-single-word="false" style:text-autospace="none"/>
      <style:text-properties fo:color="#666666" loext:opacity="100%" fo:font-size="10pt" style:font-size-asian="10pt" style:font-size-complex="10pt"/>
    </style:style>
    <style:style style:name="P215" style:family="paragraph" style:parent-style-name="Standard">
      <style:text-properties fo:background-color="#ff0000"/>
    </style:style>
    <style:style style:name="P216" style:family="paragraph" style:parent-style-name="Text_20_body">
      <style:text-properties fo:background-color="#ff0000"/>
    </style:style>
    <style:style style:name="P217" style:family="paragraph" style:parent-style-name="Text_20_body">
      <style:text-properties officeooo:paragraph-rsid="00349e0d" fo:background-color="#ff0000"/>
    </style:style>
    <style:style style:name="P218" style:family="paragraph" style:parent-style-name="Text_20_body">
      <style:text-properties officeooo:paragraph-rsid="0041511d" fo:background-color="#ff0000"/>
    </style:style>
    <style:style style:name="P219" style:family="paragraph" style:parent-style-name="Standard">
      <style:text-properties fo:font-weight="normal" style:font-weight-asian="normal" style:font-weight-complex="normal"/>
    </style:style>
    <style:style style:name="P220" style:family="paragraph" style:parent-style-name="Text_20_body">
      <style:text-properties fo:font-weight="normal" style:font-weight-asian="normal" style:font-weight-complex="normal"/>
    </style:style>
    <style:style style:name="P221" style:family="paragraph" style:parent-style-name="_5b_RPG_5d__20_Táblázattartalom_20_1">
      <style:paragraph-properties fo:text-align="start" style:justify-single-word="false"/>
      <style:text-properties fo:font-weight="normal" style:font-weight-asian="normal" style:font-weight-complex="normal"/>
    </style:style>
    <style:style style:name="P222" style:family="paragraph" style:parent-style-name="_5b_RPG_5d__20_Táblázattartalom_20_1">
      <style:text-properties fo:font-weight="normal" style:font-weight-asian="normal" style:font-weight-complex="normal"/>
    </style:style>
    <style:style style:name="P223" style:family="paragraph" style:parent-style-name="Text_20_body">
      <style:paragraph-properties fo:margin-left="0in" fo:margin-right="0in" fo:text-align="center" style:justify-single-word="false" fo:text-indent="0.0783in" style:auto-text-indent="false"/>
      <style:text-properties fo:font-weight="normal" style:font-weight-asian="normal" style:font-weight-complex="normal"/>
    </style:style>
    <style:style style:name="P224" style:family="paragraph" style:parent-style-name="Text_20_body">
      <style:paragraph-properties fo:margin-top="0in" fo:margin-bottom="0in" style:contextual-spacing="false" fo:text-align="center" style:justify-single-word="false"/>
      <style:text-properties fo:font-weight="normal" officeooo:paragraph-rsid="00349e0d" style:font-weight-asian="normal" style:font-weight-complex="normal"/>
    </style:style>
    <style:style style:name="P225" style:family="paragraph" style:parent-style-name="Text_20_body">
      <style:paragraph-properties fo:margin-top="0in" fo:margin-bottom="0in" style:contextual-spacing="false"/>
      <style:text-properties fo:font-weight="normal" style:font-weight-asian="normal" style:font-weight-complex="normal"/>
    </style:style>
    <style:style style:name="P226" style:family="paragraph" style:parent-style-name="_5b_RPG_5d__20_Táblázattartalom_20_1">
      <style:paragraph-properties fo:margin-top="0in" fo:margin-bottom="0.0783in" style:contextual-spacing="false" fo:line-height="150%" fo:text-align="start" style:justify-single-word="false"/>
      <style:text-properties fo:font-weight="normal" style:font-weight-asian="normal" style:font-weight-complex="normal"/>
    </style:style>
    <style:style style:name="P227" style:family="paragraph" style:parent-style-name="Text_20_body">
      <style:text-properties fo:font-weight="normal" officeooo:paragraph-rsid="00349e0d" style:font-weight-asian="normal" style:font-weight-complex="normal"/>
    </style:style>
    <style:style style:name="P228"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29" style:family="paragraph" style:parent-style-name="Text_20_body">
      <style:paragraph-properties fo:text-align="start" style:justify-single-word="false"/>
      <style:text-properties fo:font-weight="normal" fo:background-color="#ff0000" style:font-weight-asian="normal" style:font-weight-complex="normal"/>
    </style:style>
    <style:style style:name="P230" style:family="paragraph" style:parent-style-name="Text_20_body">
      <style:text-properties style:font-name="Arial" fo:font-size="10pt" fo:font-style="normal" style:font-size-asian="10pt" style:font-style-asian="normal" style:font-size-complex="10pt" style:font-style-complex="normal"/>
    </style:style>
    <style:style style:name="P231"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style:font-size-asian="10pt" style:font-style-asian="normal" style:font-size-complex="10pt" style:font-style-complex="normal"/>
    </style:style>
    <style:style style:name="P232" style:family="paragraph" style:parent-style-name="Standard">
      <style:paragraph-properties fo:margin-top="0.028in" fo:margin-bottom="0.028in" style:contextual-spacing="false" fo:text-align="start" style:justify-single-word="false" style:text-autospace="none"/>
      <style:text-properties style:font-name="Arial" fo:font-size="10pt" fo:font-style="normal" officeooo:paragraph-rsid="00349e0d" style:font-size-asian="10pt" style:font-style-asian="normal" style:font-size-complex="10pt" style:font-style-complex="normal"/>
    </style:style>
    <style:style style:name="P233" style:family="paragraph" style:parent-style-name="Table_20_Contents">
      <style:paragraph-properties fo:margin-top="0.028in" fo:margin-bottom="0.028in" style:contextual-spacing="false"/>
      <style:text-properties style:font-name="Arial" fo:font-size="10pt" fo:font-style="normal" officeooo:paragraph-rsid="00349e0d" style:font-size-asian="10pt" style:font-style-asian="normal" style:font-size-complex="10pt" style:font-style-complex="normal"/>
    </style:style>
    <style:style style:name="P234" style:family="paragraph" style:parent-style-name="Text_20_body">
      <style:text-properties style:font-name="Arial" fo:font-size="10pt" fo:font-style="normal" fo:background-color="transparent" style:font-size-asian="10pt" style:font-style-asian="normal" style:font-size-complex="10pt" style:font-style-complex="normal"/>
    </style:style>
    <style:style style:name="P235" style:family="paragraph" style:parent-style-name="Table_20_Contents">
      <style:paragraph-properties fo:margin-top="0.028in" fo:margin-bottom="0.028in" style:contextual-spacing="false" fo:text-align="center" style:justify-single-word="false"/>
      <style:text-properties style:font-name="Arial" fo:font-size="10pt" fo:font-style="normal" officeooo:paragraph-rsid="00349e0d" fo:background-color="transparent" style:font-size-asian="10pt" style:font-style-asian="normal" style:font-size-complex="10pt" style:font-style-complex="normal"/>
    </style:style>
    <style:style style:name="P236" style:family="paragraph" style:parent-style-name="Table_20_Contents">
      <style:paragraph-properties fo:margin-top="0.028in" fo:margin-bottom="0.028in" style:contextual-spacing="false" fo:text-align="center" style:justify-single-word="false"/>
      <style:text-properties style:font-name="Arial" fo:font-size="10pt" fo:font-style="normal" fo:font-weight="bold" officeooo:paragraph-rsid="00349e0d" style:font-size-asian="10pt" style:font-style-asian="normal" style:font-weight-asian="bold" style:font-size-complex="10pt" style:font-style-complex="normal" style:font-weight-complex="bold"/>
    </style:style>
    <style:style style:name="P237" style:family="paragraph" style:parent-style-name="Table_20_Heading">
      <style:paragraph-properties fo:text-align="center" style:justify-single-word="false"/>
      <style:text-properties style:font-name="Arial" fo:font-size="10pt" style:font-size-asian="10pt" style:font-size-complex="10pt"/>
    </style:style>
    <style:style style:name="P238" style:family="paragraph" style:parent-style-name="_5b_RPG_5d__20_Táblázattartalom_20_-_20_saját_20_-_20_1">
      <style:text-properties style:font-name="Arial" fo:font-size="9pt" fo:font-style="normal" fo:font-weight="bold" style:font-size-asian="9pt" style:font-style-asian="normal" style:font-weight-asian="bold" style:font-size-complex="9pt" style:font-style-complex="normal" style:font-weight-complex="bold"/>
    </style:style>
    <style:style style:name="P239" style:family="paragraph" style:parent-style-name="_5b_RPG_5d__20_Táblázattartalom_20_-_20_saját_20_-_20_1">
      <style:paragraph-properties fo:keep-together="always" fo:widows="0" style:shadow="none" fo:keep-with-next="auto"/>
      <style:text-properties style:font-name="Arial" fo:font-size="9pt" fo:font-style="normal" fo:font-weight="bold" style:font-size-asian="9pt" style:font-style-asian="normal" style:font-weight-asian="bold" style:font-size-complex="9pt" style:font-style-complex="normal" style:font-weight-complex="bold"/>
    </style:style>
    <style:style style:name="P240" style:family="paragraph" style:parent-style-name="Table_20_Contents">
      <style:paragraph-properties fo:margin-top="0.028in" fo:margin-bottom="0.028in" style:contextual-spacing="false" fo:text-align="center" style:justify-single-word="false"/>
      <style:text-properties style:font-name="Arial" fo:font-size="9pt" fo:font-style="normal" fo:font-weight="bold" officeooo:paragraph-rsid="00349e0d" style:font-size-asian="9pt" style:font-style-asian="normal" style:font-weight-asian="bold" style:font-size-complex="9pt" style:font-style-complex="normal" style:font-weight-complex="bold"/>
    </style:style>
    <style:style style:name="P241" style:family="paragraph" style:parent-style-name="_5b_RPG_5d__20_Táblázattartalom_20_-_20_saját_20_-_20_1">
      <style:text-properties style:font-name="Arial" fo:font-size="9pt" fo:font-style="normal" fo:font-weight="bold" fo:background-color="transparent" style:font-size-asian="9pt" style:font-style-asian="normal" style:font-weight-asian="bold" style:font-size-complex="9pt" style:font-style-complex="normal" style:font-weight-complex="bold"/>
    </style:style>
    <style:style style:name="P242" style:family="paragraph" style:parent-style-name="Table_20_Contents">
      <style:paragraph-properties fo:text-align="center" style:justify-single-word="false"/>
      <style:text-properties style:font-name="Arial" fo:font-size="9pt" fo:font-style="normal" style:font-size-asian="9pt" style:font-style-asian="normal" style:font-size-complex="9pt" style:font-style-complex="normal"/>
    </style:style>
    <style:style style:name="P243"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244" style:family="paragraph" style:parent-style-name="_5b_RPG_5d__20_Táblázattartalom_20_-_20_saját_20_-_20_1">
      <style:text-properties style:font-name="Arial" fo:font-size="9pt" fo:font-style="normal" fo:font-weight="normal" style:font-size-asian="9pt" style:font-style-asian="normal" style:font-weight-asian="normal" style:font-size-complex="9pt" style:font-style-complex="normal" style:font-weight-complex="normal"/>
    </style:style>
    <style:style style:name="P24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246" style:family="paragraph" style:parent-style-name="Table_20_Contents">
      <style:paragraph-properties fo:text-align="center" style:justify-single-word="false"/>
      <style:text-properties style:font-name="Arial" fo:font-size="9pt" style:font-size-asian="9pt" style:font-size-complex="9pt"/>
    </style:style>
    <style:style style:name="P247" style:family="paragraph" style:parent-style-name="_5b_RPG_5d__20_Táblázattartalom_20_-_20_fejléc">
      <style:text-properties style:font-name="Arial"/>
    </style:style>
    <style:style style:name="P248" style:family="paragraph" style:parent-style-name="_5b_RPG_5d__20_Táblázattartalom_20_-_20_fejléc">
      <style:text-properties style:font-name="Arial" fo:font-size="8pt" style:font-size-asian="8pt" style:font-size-complex="8pt"/>
    </style:style>
    <style:style style:name="P249" style:family="paragraph" style:parent-style-name="_5b_RPG_5d__20_Táblázattartalom_20_-_20_saját_20_-_20_1">
      <style:text-properties style:font-name="Arial" fo:font-size="8pt" style:font-size-asian="8pt" style:font-size-complex="8pt"/>
    </style:style>
    <style:style style:name="P250" style:family="paragraph" style:parent-style-name="Text_20_body">
      <style:paragraph-properties fo:margin-top="0in" fo:margin-bottom="0in" style:contextual-spacing="false" fo:text-align="center" style:justify-single-word="false"/>
      <style:text-properties style:font-name="Arial" fo:font-size="8pt" fo:font-style="normal" style:font-size-asian="8pt" style:font-style-asian="normal" style:font-size-complex="8pt" style:font-style-complex="normal"/>
    </style:style>
    <style:style style:name="P251" style:family="paragraph" style:parent-style-name="_5b_RPG_5d__20_Táblázattartalom_20_-_20_saját_20_-_20_1">
      <style:text-properties style:font-name="Arial"/>
    </style:style>
    <style:style style:name="P252" style:family="paragraph" style:parent-style-name="Table_20_Contents">
      <style:paragraph-properties fo:margin-top="0.028in" fo:margin-bottom="0.028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3" style:family="paragraph" style:parent-style-name="Table_20_Contents">
      <style:paragraph-properties fo:margin-top="0in" fo:margin-bottom="0in" style:contextual-spacing="false" fo:text-align="center" style:justify-single-word="false"/>
      <style:text-properties style:font-name="Arial" fo:font-size="11pt" fo:font-style="normal" officeooo:paragraph-rsid="00349e0d" style:font-size-asian="11pt" style:font-style-asian="normal" style:font-size-complex="11pt" style:font-style-complex="normal"/>
    </style:style>
    <style:style style:name="P254" style:family="paragraph" style:parent-style-name="Table_20_Contents">
      <style:paragraph-properties fo:margin-top="0.028in" fo:margin-bottom="0.028in" style:contextual-spacing="false" fo:text-align="start" style:justify-single-word="false"/>
      <style:text-properties style:font-name="Arial" fo:font-size="11pt" fo:font-style="normal" officeooo:paragraph-rsid="00349e0d" style:font-size-asian="11pt" style:font-style-asian="normal" style:font-size-complex="11pt" style:font-style-complex="normal"/>
    </style:style>
    <style:style style:name="P255" style:family="paragraph" style:parent-style-name="Table_20_Contents">
      <style:paragraph-properties fo:margin-top="0.028in" fo:margin-bottom="0.028in" style:contextual-spacing="false" fo:text-align="center" style:justify-single-word="false"/>
      <style:text-properties style:font-name="Arial" fo:font-style="normal" officeooo:paragraph-rsid="00349e0d" style:font-style-asian="normal" style:font-style-complex="normal"/>
    </style:style>
    <style:style style:name="P256" style:family="paragraph" style:parent-style-name="Table_20_Contents">
      <style:paragraph-properties fo:margin-top="0in" fo:margin-bottom="0in" style:contextual-spacing="false" fo:text-align="center" style:justify-single-word="false"/>
      <style:text-properties style:font-name="Arial" fo:font-style="normal" officeooo:paragraph-rsid="00349e0d" style:font-style-asian="normal" style:font-style-complex="normal"/>
    </style:style>
    <style:style style:name="P257" style:family="paragraph" style:parent-style-name="Table_20_Contents">
      <style:paragraph-properties fo:margin-top="0.028in" fo:margin-bottom="0.028in" style:contextual-spacing="false"/>
      <style:text-properties style:font-name="Arial" fo:font-style="normal" officeooo:paragraph-rsid="00349e0d" style:font-style-asian="normal" style:font-style-complex="normal"/>
    </style:style>
    <style:style style:name="P258" style:family="paragraph" style:parent-style-name="Table_20_Contents">
      <style:paragraph-properties fo:margin-top="0in" fo:margin-bottom="0in" style:contextual-spacing="false"/>
      <style:text-properties style:font-name="Arial" fo:font-style="normal" officeooo:paragraph-rsid="00349e0d" style:font-style-asian="normal" style:font-style-complex="normal"/>
    </style:style>
    <style:style style:name="P259" style:family="paragraph" style:parent-style-name="Table_20_Contents">
      <style:paragraph-properties fo:margin-top="0.028in" fo:margin-bottom="0.028in" style:contextual-spacing="false" fo:text-align="center" style:justify-single-word="false"/>
      <style:text-properties style:font-name="Arial" fo:font-size="12pt" fo:font-style="normal" fo:font-weight="bold" officeooo:rsid="0010b294" officeooo:paragraph-rsid="00349e0d" style:font-size-asian="12pt" style:font-style-asian="normal" style:font-weight-asian="bold" style:font-size-complex="12pt" style:font-style-complex="normal" style:font-weight-complex="bold"/>
    </style:style>
    <style:style style:name="P260" style:family="paragraph" style:parent-style-name="Text_20_body">
      <style:text-properties fo:background-color="#ffcc99"/>
    </style:style>
    <style:style style:name="P261" style:family="paragraph" style:parent-style-name="Text_20_body">
      <style:text-properties fo:background-color="transparent"/>
    </style:style>
    <style:style style:name="P262" style:family="paragraph" style:parent-style-name="_5b_RPG_5d__20_Táblázattartalom_20_-_20_saját_20_-_20_1">
      <style:paragraph-properties fo:text-align="start" style:justify-single-word="false"/>
      <style:text-properties fo:background-color="transparent"/>
    </style:style>
    <style:style style:name="P263" style:family="paragraph" style:parent-style-name="Text_20_body">
      <style:text-properties style:font-name="FreeSerif1" fo:font-size="11pt" style:font-size-asian="11pt" style:font-size-complex="11pt"/>
    </style:style>
    <style:style style:name="P264" style:family="paragraph" style:parent-style-name="Text_20_body">
      <style:text-properties style:font-name="FreeSerif1" officeooo:paragraph-rsid="0041511d"/>
    </style:style>
    <style:style style:name="P265" style:family="paragraph" style:parent-style-name="Text_20_body">
      <style:text-properties fo:background-color="#23ff23"/>
    </style:style>
    <style:style style:name="P266" style:family="paragraph" style:parent-style-name="Text_20_body">
      <style:text-properties style:text-underline-style="solid" style:text-underline-width="auto" style:text-underline-color="font-color"/>
    </style:style>
    <style:style style:name="P267" style:family="paragraph" style:parent-style-name="Text_20_body">
      <style:text-properties fo:background-color="#ff6633"/>
    </style:style>
    <style:style style:name="P268" style:family="paragraph" style:parent-style-name="Text_20_body">
      <style:text-properties fo:font-size="10.5pt" style:font-size-asian="10.5pt" style:font-size-complex="10.5pt"/>
    </style:style>
    <style:style style:name="P269" style:family="paragraph" style:parent-style-name="Text_20_body">
      <style:paragraph-properties fo:text-align="justify" style:justify-single-word="false"/>
    </style:style>
    <style:style style:name="P270" style:family="paragraph" style:parent-style-name="Text_20_body">
      <style:paragraph-properties fo:margin-left="0.061in" fo:margin-right="0in" fo:text-align="justify" style:justify-single-word="false" fo:text-indent="-0.0693in" style:auto-text-indent="false">
        <style:tab-stops/>
      </style:paragraph-properties>
    </style:style>
    <style:style style:name="P271" style:family="paragraph" style:parent-style-name="Text_20_body">
      <style:paragraph-properties fo:text-align="justify" style:justify-single-word="false"/>
      <style:text-properties officeooo:paragraph-rsid="00349e0d"/>
    </style:style>
    <style:style style:name="P272" style:family="paragraph" style:parent-style-name="Text_20_body">
      <style:text-properties fo:font-style="normal" fo:font-weight="bold" officeooo:rsid="0027b915" fo:background-color="#33cc66" style:font-style-asian="normal" style:font-weight-asian="bold" style:font-style-complex="normal" style:font-weight-complex="bold"/>
    </style:style>
    <style:style style:name="P273" style:family="paragraph" style:parent-style-name="Text_20_body">
      <style:text-properties fo:font-style="normal" fo:font-weight="bold" officeooo:rsid="0027b915" officeooo:paragraph-rsid="00494d64" fo:background-color="#33cc66" style:font-style-asian="normal" style:font-weight-asian="bold" style:font-style-complex="normal" style:font-weight-complex="bold"/>
    </style:style>
    <style:style style:name="P274" style:family="paragraph" style:parent-style-name="_5b_RPG_5d__20_Táblázattartalom_20_-_20_saját_20_-_20_1">
      <style:text-properties fo:font-style="normal" fo:font-weight="bold" style:font-style-asian="normal" style:font-weight-asian="bold" style:font-style-complex="normal" style:font-weight-complex="bold"/>
    </style:style>
    <style:style style:name="P275" style:family="paragraph" style:parent-style-name="_5b_RPG_5d__20_Táblázattartalom_20_1">
      <style:text-properties fo:font-style="normal" fo:font-weight="bold" officeooo:paragraph-rsid="0041511d" style:font-style-asian="normal" style:font-weight-asian="bold" style:font-style-complex="normal" style:font-weight-complex="bold"/>
    </style:style>
    <style:style style:name="P276" style:family="paragraph" style:parent-style-name="_5b_RPG_5d__20_Táblázattartalom_20_1">
      <style:text-properties fo:font-style="normal" fo:font-weight="normal" style:font-style-asian="normal" style:font-weight-asian="normal" style:font-style-complex="normal" style:font-weight-complex="normal"/>
    </style:style>
    <style:style style:name="P277" style:family="paragraph" style:parent-style-name="_5b_RPG_5d__20_Táblázattartalom_20_1">
      <style:text-properties fo:font-style="normal" fo:font-weight="normal" fo:background-color="transparent" style:font-style-asian="normal" style:font-weight-asian="normal" style:font-style-complex="normal" style:font-weight-complex="normal"/>
    </style:style>
    <style:style style:name="P278" style:family="paragraph" style:parent-style-name="_5b_RPG_5d__20_Táblázattartalom_20_1">
      <style:text-properties fo:font-style="normal" fo:font-weight="normal" fo:background-color="#ff0000" style:font-style-asian="normal" style:font-weight-asian="normal" style:font-style-complex="normal" style:font-weight-complex="normal"/>
    </style:style>
    <style:style style:name="P279" style:family="paragraph" style:parent-style-name="_5b_RPG_5d__20_Táblázattartalom_20_1">
      <style:text-properties fo:font-style="normal" fo:font-weight="normal" fo:background-color="#ff6633" style:font-style-asian="normal" style:font-weight-asian="normal" style:font-style-complex="normal" style:font-weight-complex="normal"/>
    </style:style>
    <style:style style:name="P280" style:family="paragraph" style:parent-style-name="_5b_RPG_5d__20_Táblázattartalom_20_-_20_fejléc">
      <style:text-properties fo:font-style="normal" style:font-style-asian="normal" style:font-style-complex="normal"/>
    </style:style>
    <style:style style:name="P281" style:family="paragraph" style:parent-style-name="_5b_RPG_5d__20_Táblázattartalom_20_-_20_saját_20_-_20_1">
      <style:text-properties fo:font-style="normal" style:font-style-asian="normal" style:font-style-complex="normal"/>
    </style:style>
    <style:style style:name="P282" style:family="paragraph" style:parent-style-name="_5b_RPG_5d__20_Táblázattartalom_20_-_20_saját_20_-_20_1">
      <style:paragraph-properties fo:text-align="start" style:justify-single-word="false"/>
      <style:text-properties fo:font-style="normal" style:font-style-asian="normal" style:font-style-complex="normal"/>
    </style:style>
    <style:style style:name="P283" style:family="paragraph" style:parent-style-name="_5b_RPG_5d__20_Táblázattartalom_20_-_20_módosítók">
      <style:text-properties fo:font-style="normal" style:font-style-asian="normal" style:font-style-complex="normal"/>
    </style:style>
    <style:style style:name="P284" style:family="paragraph" style:parent-style-name="_5b_RPG_5d__20_Táblázattartalom_20_1">
      <style:text-properties fo:font-style="normal" officeooo:paragraph-rsid="0041511d" style:font-style-asian="normal" style:font-style-complex="normal"/>
    </style:style>
    <style:style style:name="P285" style:family="paragraph" style:parent-style-name="Text_20_body">
      <style:text-properties fo:font-style="normal" officeooo:rsid="00494d64" officeooo:paragraph-rsid="00494d64" style:font-style-asian="normal" style:font-style-complex="normal"/>
    </style:style>
    <style:style style:name="P286" style:family="paragraph" style:parent-style-name="_5b_RPG_5d__20_Táblázattartalom_20_-_20_saját_20_-_20_1">
      <style:text-properties fo:font-style="normal" fo:background-color="#ff0000" style:font-style-asian="normal" style:font-style-complex="normal"/>
    </style:style>
    <style:style style:name="P287" style:family="paragraph" style:parent-style-name="_5b_RPG_5d__20_Táblázattartalom_20_-_20_saját_20_-_20_1">
      <style:text-properties fo:font-style="normal" fo:background-color="transparent" style:font-style-asian="normal" style:font-style-complex="normal"/>
    </style:style>
    <style:style style:name="P288" style:family="paragraph" style:parent-style-name="_5b_RPG_5d__20_Táblázattartalom_20_-_20_saját_20_-_20_1">
      <style:paragraph-properties fo:text-align="start" style:justify-single-word="false"/>
      <style:text-properties fo:font-style="normal" fo:background-color="transparent" style:font-style-asian="normal" style:font-style-complex="normal"/>
    </style:style>
    <style:style style:name="P289" style:family="paragraph" style:parent-style-name="Text_20_body">
      <loext:graphic-properties draw:fill="solid" draw:fill-color="#ff9966" draw:opacity="100%"/>
      <style:paragraph-properties fo:background-color="#ff9966"/>
    </style:style>
    <style:style style:name="P290" style:family="paragraph" style:parent-style-name="Text_20_body">
      <loext:graphic-properties draw:fill="solid" draw:fill-color="#ff0000" draw:opacity="100%"/>
      <style:paragraph-properties fo:background-color="#ff0000"/>
    </style:style>
    <style:style style:name="P291" style:family="paragraph" style:parent-style-name="Text_20_body">
      <style:paragraph-properties>
        <style:tab-stops>
          <style:tab-stop style:position="0.1043in"/>
        </style:tab-stops>
      </style:paragraph-properties>
    </style:style>
    <style:style style:name="P292" style:family="paragraph" style:parent-style-name="_5b_RPG_5d__20_Táblázattartalom_20_-_20_saját_20_-_20_1">
      <style:text-properties fo:font-size="7pt" style:font-size-asian="7pt" style:font-size-complex="7pt"/>
    </style:style>
    <style:style style:name="P293" style:family="paragraph" style:parent-style-name="_5b_RPG_5d__20_Táblázattartalom_20_-_20_saját_20_-_20_1">
      <style:paragraph-properties style:shadow="none"/>
      <style:text-properties fo:font-size="7pt" style:font-size-asian="7pt" style:font-size-complex="7pt"/>
    </style:style>
    <style:style style:name="P294" style:family="paragraph" style:parent-style-name="_5b_RPG_5d__20_Táblázattartalom_20_-_20_fejléc">
      <style:text-properties fo:font-size="7pt" style:font-size-asian="7pt" style:font-size-complex="7pt"/>
    </style:style>
    <style:style style:name="P295" style:family="paragraph" style:parent-style-name="Standard">
      <style:paragraph-properties fo:margin-left="0in" fo:margin-right="0in" fo:text-indent="0.0398in" style:auto-text-indent="false"/>
      <style:text-properties fo:font-size="7pt" style:font-size-asian="7pt" style:font-size-complex="7pt"/>
    </style:style>
    <style:style style:name="P296" style:family="paragraph" style:parent-style-name="Table_20_Contents">
      <style:paragraph-properties fo:text-align="center" style:justify-single-word="false"/>
      <style:text-properties fo:font-size="7pt" fo:font-weight="bold" style:font-size-asian="7pt" style:font-weight-asian="bold" style:font-size-complex="7pt" style:font-weight-complex="bold"/>
    </style:style>
    <style:style style:name="P297" style:family="paragraph" style:parent-style-name="Text_20_body">
      <style:paragraph-properties fo:margin-top="0in" fo:margin-bottom="0in" style:contextual-spacing="false"/>
      <style:text-properties fo:font-size="7pt" officeooo:paragraph-rsid="00349e0d" style:font-size-asian="6.09999990463257pt" style:font-size-complex="7pt"/>
    </style:style>
    <style:style style:name="P298" style:family="paragraph" style:parent-style-name="Table_20_Contents">
      <style:paragraph-properties fo:text-align="center" style:justify-single-word="false"/>
      <style:text-properties style:font-name="Nimbus Roman No9 L1" fo:font-size="8pt" fo:font-weight="bold" style:font-size-asian="8pt" style:font-weight-asian="bold" style:font-size-complex="8pt" style:font-weight-complex="bold"/>
    </style:style>
    <style:style style:name="P299" style:family="paragraph" style:parent-style-name="Table_20_Contents">
      <style:paragraph-properties fo:text-align="start" style:justify-single-word="false"/>
      <style:text-properties style:font-name="Nimbus Roman No9 L1" fo:font-size="8pt" fo:font-weight="bold" style:font-size-asian="8pt" style:font-weight-asian="bold" style:font-size-complex="8pt" style:font-weight-complex="bold"/>
    </style:style>
    <style:style style:name="P300" style:family="paragraph" style:parent-style-name="Table_20_Contents">
      <style:paragraph-properties fo:text-align="center" style:justify-single-word="false"/>
      <style:text-properties style:font-name="Nimbus Roman No9 L1" fo:font-size="11pt" fo:font-weight="bold" style:font-size-asian="11pt" style:font-weight-asian="bold" style:font-size-complex="11pt" style:font-weight-complex="bold"/>
    </style:style>
    <style:style style:name="P301" style:family="paragraph" style:parent-style-name="Table_20_Contents">
      <style:paragraph-properties fo:text-align="center" style:justify-single-word="false"/>
      <style:text-properties style:font-name="Nimbus Roman No9 L1" fo:font-size="7pt" fo:font-weight="bold" style:font-size-asian="7pt" style:font-weight-asian="bold" style:font-size-complex="7pt" style:font-weight-complex="bold"/>
    </style:style>
    <style:style style:name="P302" style:family="paragraph" style:parent-style-name="_5b_RPG_5d__20_Táblázattartalom_20_1">
      <style:text-properties fo:language="hu" fo:country="HU" fo:font-style="normal" fo:font-weight="normal" style:font-style-asian="normal" style:font-weight-asian="normal" style:font-style-complex="normal" style:font-weight-complex="normal"/>
    </style:style>
    <style:style style:name="P303" style:family="paragraph" style:parent-style-name="Text_20_body">
      <style:paragraph-properties fo:margin-left="0in" fo:margin-right="0in" fo:text-indent="0.0783in" style:auto-text-indent="false"/>
    </style:style>
    <style:style style:name="P304" style:family="paragraph" style:parent-style-name="_5b_RPG_5d__20_Táblázattartalom_20_-_20_saját_20_-_20_1">
      <style:paragraph-properties fo:text-align="start" style:justify-single-word="false"/>
      <style:text-properties fo:font-style="italic" style:font-style-asian="italic" style:font-style-complex="italic"/>
    </style:style>
    <style:style style:name="P305" style:family="paragraph" style:parent-style-name="_5b_RPG_5d__20_Táblázattartalom_20_-_20_fejléc">
      <loext:graphic-properties draw:fill="solid" draw:fill-color="#cccccc" draw:opacity="100%"/>
      <style:paragraph-properties fo:background-color="#cccccc"/>
    </style:style>
    <style:style style:name="P306" style:family="paragraph" style:parent-style-name="_5b_RPG_5d__20_Táblázattartalom_20_-_20_fejléc">
      <loext:graphic-properties draw:fill="solid" draw:fill-color="#b3b3b3" draw:opacity="100%"/>
      <style:paragraph-properties fo:background-color="#b3b3b3"/>
    </style:style>
    <style:style style:name="P307" style:family="paragraph" style:parent-style-name="Text_20_body">
      <style:paragraph-properties fo:margin-left="0in" fo:margin-right="0in" fo:text-indent="0.0398in" style:auto-text-indent="false"/>
    </style:style>
    <style:style style:name="P308" style:family="paragraph" style:parent-style-name="Text_20_body">
      <style:paragraph-properties fo:margin-left="0in" fo:margin-right="0in" fo:text-indent="0.0398in" style:auto-text-indent="false"/>
      <style:text-properties style:text-line-through-style="none" style:text-line-through-type="none" fo:font-size="12pt" style:font-size-asian="12pt" style:font-size-complex="12pt"/>
    </style:style>
    <style:style style:name="P309" style:family="paragraph" style:parent-style-name="Text_20_body">
      <style:paragraph-properties fo:break-before="column"/>
      <style:text-properties style:text-line-through-style="none" style:text-line-through-type="none"/>
    </style:style>
    <style:style style:name="P310" style:family="paragraph" style:parent-style-name="Text_20_body">
      <style:paragraph-properties fo:break-before="column"/>
    </style:style>
    <style:style style:name="P311" style:family="paragraph" style:parent-style-name="Text_20_body">
      <style:paragraph-properties fo:margin-top="0in" fo:margin-bottom="0in" style:contextual-spacing="false"/>
    </style:style>
    <style:style style:name="P312" style:family="paragraph" style:parent-style-name="Text_20_body" style:master-page-name="">
      <style:paragraph-properties fo:keep-together="auto" fo:orphans="2" fo:widows="2" style:page-number="auto"/>
      <style:text-properties officeooo:paragraph-rsid="0041511d"/>
    </style:style>
    <style:style style:name="P313" style:family="paragraph" style:parent-style-name="Contents_20_1">
      <style:paragraph-properties>
        <style:tab-stops>
          <style:tab-stop style:position="6.5835in" style:type="right" style:leader-style="dotted" style:leader-text="."/>
        </style:tab-stops>
      </style:paragraph-properties>
    </style:style>
    <style:style style:name="P314" style:family="paragraph" style:parent-style-name="Contents_20_2">
      <style:paragraph-properties>
        <style:tab-stops>
          <style:tab-stop style:position="6.3866in" style:type="right" style:leader-style="dotted" style:leader-text="."/>
        </style:tab-stops>
      </style:paragraph-properties>
    </style:style>
    <style:style style:name="P315" style:family="paragraph" style:parent-style-name="Contents_20_3">
      <style:paragraph-properties>
        <style:tab-stops>
          <style:tab-stop style:position="6.1902in" style:type="right" style:leader-style="dotted" style:leader-text="."/>
        </style:tab-stops>
      </style:paragraph-properties>
    </style:style>
    <style:style style:name="P316" style:family="paragraph" style:parent-style-name="Contents_20_4">
      <style:paragraph-properties>
        <style:tab-stops>
          <style:tab-stop style:position="5.9937in" style:type="right" style:leader-style="dotted" style:leader-text="."/>
        </style:tab-stops>
      </style:paragraph-properties>
    </style:style>
    <style:style style:name="P317" style:family="paragraph" style:parent-style-name="Contents_20_5">
      <style:paragraph-properties>
        <style:tab-stops>
          <style:tab-stop style:position="5.7972in" style:type="right" style:leader-style="dotted" style:leader-text="."/>
        </style:tab-stops>
      </style:paragraph-properties>
    </style:style>
    <style:style style:name="P318" style:family="paragraph" style:parent-style-name="Text_20_body">
      <style:paragraph-properties fo:break-before="page"/>
      <style:text-properties officeooo:paragraph-rsid="00349e0d"/>
    </style:style>
    <style:style style:name="P319" style:family="paragraph" style:parent-style-name="Standard">
      <style:text-properties officeooo:paragraph-rsid="00349e0d"/>
    </style:style>
    <style:style style:name="P320" style:family="paragraph" style:parent-style-name="Table_20_Contents">
      <style:text-properties officeooo:paragraph-rsid="00349e0d"/>
    </style:style>
    <style:style style:name="P321" style:family="paragraph" style:parent-style-name="Text_20_body">
      <style:text-properties officeooo:paragraph-rsid="00349e0d"/>
    </style:style>
    <style:style style:name="P322" style:family="paragraph" style:parent-style-name="Text_20_body">
      <loext:graphic-properties draw:fill="solid" draw:fill-color="#ff0000" draw:opacity="100%"/>
      <style:paragraph-properties fo:background-color="#ff0000"/>
      <style:text-properties officeooo:paragraph-rsid="00349e0d"/>
    </style:style>
    <style:style style:name="P323" style:family="paragraph" style:parent-style-name="Text_20_body">
      <style:paragraph-properties fo:margin-top="0in" fo:margin-bottom="0.0665in" style:contextual-spacing="false"/>
      <style:text-properties officeooo:paragraph-rsid="00349e0d"/>
    </style:style>
    <style:style style:name="P324" style:family="paragraph" style:parent-style-name="Text_20_body">
      <style:paragraph-properties fo:margin-left="0in" fo:margin-right="0in" fo:text-indent="0in" style:auto-text-indent="false"/>
      <style:text-properties officeooo:paragraph-rsid="00349e0d"/>
    </style:style>
    <style:style style:name="P325" style:family="paragraph" style:parent-style-name="Text_20_body">
      <style:text-properties officeooo:rsid="0010b294" officeooo:paragraph-rsid="00349e0d"/>
    </style:style>
    <style:style style:name="P326" style:family="paragraph" style:parent-style-name="Text_20_body">
      <style:text-properties officeooo:paragraph-rsid="0041511d"/>
    </style:style>
    <style:style style:name="P327" style:family="paragraph" style:parent-style-name="Text_20_body">
      <style:paragraph-properties fo:margin-left="0in" fo:margin-right="0in" fo:text-indent="0in" style:auto-text-indent="false"/>
      <style:text-properties officeooo:paragraph-rsid="0041511d"/>
    </style:style>
    <style:style style:name="P328" style:family="paragraph" style:parent-style-name="_5b_RPG_5d__20_Szövegtörzs_20_-_20_példaleírás">
      <style:text-properties officeooo:paragraph-rsid="0041511d"/>
    </style:style>
    <style:style style:name="P329" style:family="paragraph" style:parent-style-name="Text_20_body">
      <style:text-properties officeooo:rsid="00494d64" officeooo:paragraph-rsid="00494d64"/>
    </style:style>
    <style:style style:name="P330" style:family="paragraph" style:parent-style-name="Heading_20_1">
      <style:paragraph-properties fo:break-before="page"/>
    </style:style>
    <style:style style:name="P331" style:family="paragraph" style:parent-style-name="Heading_20_2">
      <style:paragraph-properties fo:break-before="page"/>
    </style:style>
    <style:style style:name="P332" style:family="paragraph" style:parent-style-name="Heading_20_2">
      <style:text-properties officeooo:paragraph-rsid="00349e0d"/>
    </style:style>
    <style:style style:name="P333" style:family="paragraph" style:parent-style-name="Heading_20_3">
      <style:paragraph-properties fo:break-before="page"/>
    </style:style>
    <style:style style:name="P334" style:family="paragraph" style:parent-style-name="Heading_20_3">
      <style:paragraph-properties fo:break-before="page"/>
      <style:text-properties officeooo:rsid="0038b520" officeooo:paragraph-rsid="0038b520"/>
    </style:style>
    <style:style style:name="P335" style:family="paragraph" style:parent-style-name="Heading_20_3">
      <style:paragraph-properties fo:break-before="page"/>
      <style:text-properties officeooo:paragraph-rsid="0041511d"/>
    </style:style>
    <style:style style:name="P336" style:family="paragraph" style:parent-style-name="Heading_20_3">
      <style:text-properties officeooo:paragraph-rsid="00349e0d"/>
    </style:style>
    <style:style style:name="P337" style:family="paragraph" style:parent-style-name="Heading_20_3">
      <style:paragraph-properties fo:break-before="page"/>
      <style:text-properties officeooo:paragraph-rsid="00349e0d"/>
    </style:style>
    <style:style style:name="P338" style:family="paragraph" style:parent-style-name="Heading_20_3">
      <style:text-properties fo:color="#b2b2b2" loext:opacity="100%"/>
    </style:style>
    <style:style style:name="P339" style:family="paragraph" style:parent-style-name="Heading_20_4">
      <style:paragraph-properties fo:break-before="page"/>
    </style:style>
    <style:style style:name="P340" style:family="paragraph" style:parent-style-name="Heading_20_4">
      <style:text-properties style:text-underline-style="none"/>
    </style:style>
    <style:style style:name="P341" style:family="paragraph" style:parent-style-name="Heading_20_4">
      <style:paragraph-properties fo:break-before="page"/>
      <style:text-properties fo:font-weight="bold" style:font-weight-asian="bold" style:font-weight-complex="bold"/>
    </style:style>
    <style:style style:name="P342" style:family="paragraph" style:parent-style-name="Heading_20_4">
      <style:text-properties fo:font-weight="normal" fo:background-color="transparent" style:font-weight-asian="normal" style:font-weight-complex="normal"/>
    </style:style>
    <style:style style:name="P343" style:family="paragraph" style:parent-style-name="Heading_20_4">
      <style:text-properties style:use-window-font-color="true" loext:opacity="0%" fo:background-color="transparent"/>
    </style:style>
    <style:style style:name="P344" style:family="paragraph" style:parent-style-name="Heading_20_4">
      <style:text-properties officeooo:paragraph-rsid="00349e0d"/>
    </style:style>
    <style:style style:name="P345" style:family="paragraph" style:parent-style-name="Heading_20_5">
      <style:paragraph-properties fo:break-before="page"/>
    </style:style>
    <style:style style:name="P346" style:family="paragraph" style:parent-style-name="Heading_20_5">
      <style:text-properties fo:font-weight="bold" style:font-weight-asian="bold" style:font-weight-complex="bold"/>
    </style:style>
    <style:style style:name="P347" style:family="paragraph" style:parent-style-name="Standard" style:list-style-name="L19"/>
    <style:style style:name="P348" style:family="paragraph" style:parent-style-name="Standard" style:list-style-name="L19">
      <style:paragraph-properties fo:margin-left="0.4925in" fo:margin-right="0in" fo:text-indent="0in" style:auto-text-indent="false"/>
    </style:style>
    <style:style style:name="P349" style:family="paragraph" style:parent-style-name="Standard" style:list-style-name="L20"/>
    <style:style style:name="P350" style:family="paragraph" style:parent-style-name="Standard" style:list-style-name="L45"/>
    <style:style style:name="P351" style:family="paragraph" style:parent-style-name="Standard" style:list-style-name="L45">
      <style:paragraph-properties fo:margin-left="0.4925in" fo:margin-right="0in" fo:margin-top="0in" fo:margin-bottom="0.0193in" style:contextual-spacing="false" fo:text-indent="0in" style:auto-text-indent="false"/>
    </style:style>
    <style:style style:name="P352" style:family="paragraph" style:parent-style-name="Standard" style:list-style-name="L45">
      <style:paragraph-properties fo:margin-left="0.4925in" fo:margin-right="0in" fo:text-indent="0in" style:auto-text-indent="false"/>
    </style:style>
    <style:style style:name="P353" style:family="paragraph" style:parent-style-name="Standard" style:list-style-name="L45">
      <loext:graphic-properties draw:fill="solid" draw:fill-color="#ff6633" draw:opacity="100%"/>
      <style:paragraph-properties fo:margin-left="0.4925in" fo:margin-right="0in" fo:text-indent="0in" style:auto-text-indent="false" fo:background-color="#ff6633"/>
    </style:style>
    <style:style style:name="P354" style:family="paragraph" style:parent-style-name="Standard" style:list-style-name="L45">
      <style:paragraph-properties fo:margin-left="0.9846in" fo:margin-right="0in" fo:margin-top="0in" fo:margin-bottom="0.0193in" style:contextual-spacing="false" fo:text-indent="0in" style:auto-text-indent="false"/>
    </style:style>
    <style:style style:name="P355" style:family="paragraph" style:parent-style-name="Standard" style:list-style-name="L45">
      <loext:graphic-properties draw:fill="solid" draw:fill-color="#ff6633" draw:opacity="100%"/>
      <style:paragraph-properties fo:margin-left="0.9846in" fo:margin-right="0in" fo:margin-top="0in" fo:margin-bottom="0.0193in" style:contextual-spacing="false" fo:text-indent="0in" style:auto-text-indent="false" fo:background-color="#ff6633"/>
    </style:style>
    <style:style style:name="P356" style:family="paragraph" style:parent-style-name="Standard" style:list-style-name="L45">
      <style:paragraph-properties fo:margin-top="0in" fo:margin-bottom="0.0193in" style:contextual-spacing="false"/>
    </style:style>
    <style:style style:name="P357" style:family="paragraph" style:parent-style-name="Standard" style:list-style-name="L45">
      <style:paragraph-properties fo:margin-left="0.4925in" fo:margin-right="0in" fo:margin-top="0in" fo:margin-bottom="0.0193in" style:contextual-spacing="false" fo:text-indent="0in" style:auto-text-indent="false"/>
      <style:text-properties fo:background-color="#ff6633"/>
    </style:style>
    <style:style style:name="P358" style:family="paragraph" style:parent-style-name="Standard" style:list-style-name="L45">
      <style:text-properties fo:font-style="normal" style:font-style-asian="normal" style:font-style-complex="normal"/>
    </style:style>
    <style:style style:name="P359" style:family="paragraph" style:parent-style-name="Standard" style:list-style-name="L45">
      <style:paragraph-properties fo:margin-top="0in" fo:margin-bottom="0.0193in" style:contextual-spacing="false"/>
      <style:text-properties fo:font-style="normal" style:font-style-asian="normal" style:font-style-complex="normal"/>
    </style:style>
    <style:style style:name="P360" style:family="paragraph" style:parent-style-name="Standard" style:list-style-name="L45">
      <style:paragraph-properties fo:margin-left="0.4925in" fo:margin-right="0in" fo:margin-top="0in" fo:margin-bottom="0.0193in" style:contextual-spacing="false" fo:text-indent="0in" style:auto-text-indent="false"/>
      <style:text-properties fo:font-style="normal" style:font-style-asian="normal" style:font-style-complex="normal"/>
    </style:style>
    <style:style style:name="P361" style:family="paragraph" style:parent-style-name="Standard" style:list-style-name="L51">
      <style:paragraph-properties fo:margin-left="0.4925in" fo:margin-right="0in" fo:text-indent="0in" style:auto-text-indent="false"/>
    </style:style>
    <style:style style:name="P362" style:family="paragraph" style:parent-style-name="Standard" style:list-style-name="L63"/>
    <style:style style:name="P363" style:family="paragraph" style:parent-style-name="Standard" style:list-style-name="L63">
      <style:text-properties fo:font-size="8pt" fo:font-style="italic" style:font-size-asian="8pt" style:font-style-asian="italic" style:font-size-complex="8pt" style:font-style-complex="italic"/>
    </style:style>
    <style:style style:name="P364" style:family="paragraph" style:parent-style-name="Standard" style:list-style-name="L64">
      <style:text-properties fo:font-size="8pt" fo:font-style="italic" style:font-size-asian="8pt" style:font-style-asian="italic" style:font-size-complex="8pt" style:font-style-complex="italic"/>
    </style:style>
    <style:style style:name="P365" style:family="paragraph" style:parent-style-name="Standard" style:list-style-name="L63">
      <style:text-properties fo:font-size="8pt" fo:font-style="italic" fo:background-color="#ff0000" style:font-size-asian="8pt" style:font-style-asian="italic" style:font-size-complex="8pt" style:font-style-complex="italic"/>
    </style:style>
    <style:style style:name="P366" style:family="paragraph" style:parent-style-name="Standard" style:list-style-name="L86">
      <style:text-properties fo:font-size="9pt" style:font-size-asian="9pt" style:font-size-complex="9pt"/>
    </style:style>
    <style:style style:name="P367" style:family="paragraph" style:parent-style-name="Standard" style:list-style-name="L87">
      <style:text-properties fo:font-size="9pt" style:font-size-asian="9pt" style:font-size-complex="9pt"/>
    </style:style>
    <style:style style:name="P368" style:family="paragraph" style:parent-style-name="Standard" style:list-style-name="L87">
      <style:text-properties fo:font-size="9pt" officeooo:rsid="004c8a53" officeooo:paragraph-rsid="004c8a53" style:font-size-asian="9pt" style:font-size-complex="9pt"/>
    </style:style>
    <style:style style:name="P369" style:family="paragraph" style:parent-style-name="Standard" style:list-style-name="L88">
      <style:text-properties fo:font-size="9pt" style:font-size-asian="9pt" style:font-size-complex="9pt"/>
    </style:style>
    <style:style style:name="P370" style:family="paragraph" style:parent-style-name="Standard" style:list-style-name="L86">
      <style:paragraph-properties fo:text-align="start" style:justify-single-word="false"/>
      <style:text-properties style:font-name="Arial" fo:font-size="9pt" fo:font-style="normal" style:font-size-asian="9pt" style:font-style-asian="normal" style:font-size-complex="9pt" style:font-style-complex="normal"/>
    </style:style>
    <style:style style:name="P371" style:family="paragraph" style:parent-style-name="Table_20_Contents" style:list-style-name="L20"/>
    <style:style style:name="P372" style:family="paragraph" style:parent-style-name="Table_20_Contents" style:list-style-name="L20">
      <style:paragraph-properties fo:margin-left="0in" fo:margin-right="0in" fo:text-indent="0in" style:auto-text-indent="false"/>
    </style:style>
    <style:style style:name="P373" style:family="paragraph" style:parent-style-name="Table_20_Contents" style:list-style-name="L20">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74" style:family="paragraph" style:parent-style-name="Text_20_body" style:master-page-name="First_20_Page">
      <style:paragraph-properties fo:margin-left="0in" fo:margin-right="0in" fo:text-indent="0in" style:auto-text-indent="false" style:page-number="auto"/>
    </style:style>
    <style:style style:name="P375" style:family="paragraph" style:parent-style-name="Text_20_body" style:list-style-name="L1">
      <style:paragraph-properties fo:margin-top="0in" fo:margin-bottom="0in" style:contextual-spacing="false"/>
    </style:style>
    <style:style style:name="P376" style:family="paragraph" style:parent-style-name="Text_20_body" style:list-style-name="L2"/>
    <style:style style:name="P377" style:family="paragraph" style:parent-style-name="Text_20_body" style:list-style-name="L3"/>
    <style:style style:name="P378" style:family="paragraph" style:parent-style-name="Text_20_body" style:list-style-name="L4"/>
    <style:style style:name="P379" style:family="paragraph" style:parent-style-name="Text_20_body" style:list-style-name="L10"/>
    <style:style style:name="P380" style:family="paragraph" style:parent-style-name="Text_20_body" style:list-style-name="L11"/>
    <style:style style:name="P381" style:family="paragraph" style:parent-style-name="Text_20_body" style:list-style-name="L12"/>
    <style:style style:name="P382" style:family="paragraph" style:parent-style-name="Text_20_body" style:list-style-name="L13">
      <style:paragraph-properties fo:margin-top="0in" fo:margin-bottom="0in" style:contextual-spacing="false"/>
    </style:style>
    <style:style style:name="P383" style:family="paragraph" style:parent-style-name="Text_20_body" style:list-style-name="L14">
      <style:paragraph-properties fo:margin-left="0in" fo:margin-right="0in" fo:margin-top="0in" fo:margin-bottom="0in" style:contextual-spacing="false" fo:text-indent="0.0398in" style:auto-text-indent="false"/>
    </style:style>
    <style:style style:name="P384" style:family="paragraph" style:parent-style-name="Text_20_body" style:list-style-name="L15">
      <style:text-properties style:font-name="Arial" fo:font-size="10pt" fo:font-style="normal" style:font-size-asian="10pt" style:font-style-asian="normal" style:font-size-complex="10pt" style:font-style-complex="normal"/>
    </style:style>
    <style:style style:name="P385" style:family="paragraph" style:parent-style-name="Text_20_body" style:list-style-name="L17">
      <style:text-properties style:font-name="Arial" fo:font-size="10pt" fo:font-style="normal" style:font-size-asian="10pt" style:font-style-asian="normal" style:font-size-complex="10pt" style:font-style-complex="normal"/>
    </style:style>
    <style:style style:name="P386" style:family="paragraph" style:parent-style-name="Text_20_body" style:list-style-name="L18">
      <style:text-properties style:font-name="Arial" fo:font-size="10pt" fo:font-style="normal" style:font-size-asian="10pt" style:font-style-asian="normal" style:font-size-complex="10pt" style:font-style-complex="normal"/>
    </style:style>
    <style:style style:name="P387" style:family="paragraph" style:parent-style-name="Text_20_body" style:list-style-name="L16">
      <style:text-properties fo:font-weight="bold" style:font-weight-asian="bold" style:font-weight-complex="bold"/>
    </style:style>
    <style:style style:name="P388" style:family="paragraph" style:parent-style-name="Text_20_body" style:list-style-name="L16">
      <style:paragraph-properties fo:margin-top="0in" fo:margin-bottom="0in" style:contextual-spacing="false"/>
      <style:text-properties fo:font-weight="bold" style:font-weight-asian="bold" style:font-weight-complex="bold"/>
    </style:style>
    <style:style style:name="P389" style:family="paragraph" style:parent-style-name="Text_20_body" style:list-style-name="L74">
      <style:paragraph-properties fo:margin-top="0in" fo:margin-bottom="0in" style:contextual-spacing="false">
        <style:tab-stops>
          <style:tab-stop style:position="1.0602in"/>
        </style:tab-stops>
      </style:paragraph-properties>
      <style:text-properties fo:font-weight="bold" style:font-weight-asian="bold" style:font-weight-complex="bold"/>
    </style:style>
    <style:style style:name="P390" style:family="paragraph" style:parent-style-name="Text_20_body" style:list-style-name="L21">
      <style:paragraph-properties fo:margin-left="0in" fo:margin-right="0in" fo:margin-top="0in" fo:margin-bottom="0.0398in" style:contextual-spacing="false" fo:text-indent="0in" style:auto-text-indent="false"/>
    </style:style>
    <style:style style:name="P391" style:family="paragraph" style:parent-style-name="Text_20_body" style:list-style-name="L22">
      <style:paragraph-properties fo:margin-left="0in" fo:margin-right="0in" fo:margin-top="0in" fo:margin-bottom="0in" style:contextual-spacing="false" fo:text-indent="0in" style:auto-text-indent="false"/>
      <style:text-properties style:font-name="Times New Roman" fo:font-size="11pt" fo:font-style="normal" style:font-size-asian="11pt" style:font-style-asian="normal" style:font-size-complex="11pt" style:font-style-complex="normal"/>
    </style:style>
    <style:style style:name="P392"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style:font-size-asian="11pt" style:font-style-asian="normal" style:font-size-complex="11pt" style:font-style-complex="normal"/>
    </style:style>
    <style:style style:name="P393" style:family="paragraph" style:parent-style-name="Text_20_body" style:list-style-name="L22">
      <style:paragraph-properties fo:margin-left="0in" fo:margin-right="0in" fo:margin-top="0in" fo:margin-bottom="0in" style:contextual-spacing="false" fo:text-indent="0in" style:auto-text-indent="false">
        <style:tab-stops>
          <style:tab-stop style:position="2.2917in"/>
        </style:tab-stops>
      </style:paragraph-properties>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4" style:family="paragraph" style:parent-style-name="Text_20_body" style:list-style-name="L23">
      <style:text-properties style:font-name="Times New Roman" fo:font-size="10pt" fo:font-style="normal" officeooo:rsid="003266e0" officeooo:paragraph-rsid="003266e0" style:font-size-asian="10pt" style:font-style-asian="normal" style:font-size-complex="10pt" style:font-style-complex="normal"/>
    </style:style>
    <style:style style:name="P395" style:family="paragraph" style:parent-style-name="Text_20_body" style:list-style-name="L22">
      <style:paragraph-properties fo:margin-left="0.4925in" fo:margin-right="0in" fo:margin-top="0in" fo:margin-bottom="0in" style:contextual-spacing="false" fo:text-indent="0in" style:auto-text-indent="false">
        <style:tab-stops>
          <style:tab-stop style:position="2.2917in"/>
        </style:tab-stops>
      </style:paragraph-properties>
    </style:style>
    <style:style style:name="P396" style:family="paragraph" style:parent-style-name="Text_20_body" style:list-style-name="L24"/>
    <style:style style:name="P397" style:family="paragraph" style:parent-style-name="Text_20_body" style:list-style-name="L25">
      <style:paragraph-properties fo:margin-top="0in" fo:margin-bottom="0.0429in" style:contextual-spacing="false"/>
    </style:style>
    <style:style style:name="P398" style:family="paragraph" style:parent-style-name="Text_20_body" style:list-style-name="L26">
      <loext:graphic-properties draw:fill="solid" draw:fill-color="#ff0000" draw:opacity="100%"/>
      <style:paragraph-properties fo:margin-left="0in" fo:margin-right="0in" fo:text-indent="0in" style:auto-text-indent="false" fo:background-color="#ff0000"/>
    </style:style>
    <style:style style:name="P399" style:family="paragraph" style:parent-style-name="Text_20_body" style:list-style-name="L27"/>
    <style:style style:name="P400" style:family="paragraph" style:parent-style-name="Text_20_body" style:list-style-name="L28"/>
    <style:style style:name="P401" style:family="paragraph" style:parent-style-name="Text_20_body" style:list-style-name="L29"/>
    <style:style style:name="P402" style:family="paragraph" style:parent-style-name="Text_20_body" style:list-style-name="L29">
      <style:paragraph-properties fo:margin-left="0.4925in" fo:margin-right="0in" fo:text-indent="0.0783in" style:auto-text-indent="false"/>
    </style:style>
    <style:style style:name="P403" style:family="paragraph" style:parent-style-name="Text_20_body" style:list-style-name="L30"/>
    <style:style style:name="P404" style:family="paragraph" style:parent-style-name="Text_20_body" style:list-style-name="L31">
      <style:text-properties fo:background-color="#ff0000"/>
    </style:style>
    <style:style style:name="P405" style:family="paragraph" style:parent-style-name="Text_20_body" style:list-style-name="L32"/>
    <style:style style:name="P406" style:family="paragraph" style:parent-style-name="Text_20_body" style:list-style-name="L34"/>
    <style:style style:name="P407" style:family="paragraph" style:parent-style-name="Text_20_body" style:list-style-name="L35"/>
    <style:style style:name="P408" style:family="paragraph" style:parent-style-name="Text_20_body" style:list-style-name="L36"/>
    <style:style style:name="P409" style:family="paragraph" style:parent-style-name="Text_20_body" style:list-style-name="L37"/>
    <style:style style:name="P410" style:family="paragraph" style:parent-style-name="Text_20_body" style:list-style-name="L37">
      <style:paragraph-properties fo:margin-left="0in" fo:margin-right="0in" fo:text-indent="0.0783in" style:auto-text-indent="false"/>
    </style:style>
    <style:style style:name="P411" style:family="paragraph" style:parent-style-name="Text_20_body" style:list-style-name="L37">
      <style:paragraph-properties fo:margin-left="0.4925in" fo:margin-right="0in" fo:text-indent="0.0783in" style:auto-text-indent="false"/>
    </style:style>
    <style:style style:name="P412" style:family="paragraph" style:parent-style-name="Text_20_body" style:list-style-name="L38">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3" style:family="paragraph" style:parent-style-name="Text_20_body" style:list-style-name="L39">
      <style:paragraph-properties fo:margin-left="0in" fo:margin-right="0in" fo:margin-top="0in" fo:margin-bottom="0in" style:contextual-spacing="false" fo:text-indent="0.0398in" style:auto-text-indent="false"/>
      <style:text-properties style:use-window-font-color="true" loext:opacity="0%" fo:background-color="transparent"/>
    </style:style>
    <style:style style:name="P414" style:family="paragraph" style:parent-style-name="Text_20_body" style:list-style-name="L40">
      <style:paragraph-properties fo:margin-left="0in" fo:margin-right="0in" fo:text-indent="0.0783in" style:auto-text-indent="false"/>
      <style:text-properties style:use-window-font-color="true" loext:opacity="0%" fo:font-weight="normal" style:font-weight-asian="normal" style:font-weight-complex="normal"/>
    </style:style>
    <style:style style:name="P415" style:family="paragraph" style:parent-style-name="Text_20_body" style:list-style-name="L43">
      <style:paragraph-properties fo:margin-left="0in" fo:margin-right="0in" fo:text-indent="0in" style:auto-text-indent="false"/>
      <style:text-properties style:use-window-font-color="true" loext:opacity="0%"/>
    </style:style>
    <style:style style:name="P416" style:family="paragraph" style:parent-style-name="Text_20_body" style:list-style-name="L43">
      <style:paragraph-properties fo:margin-left="0.4925in" fo:margin-right="0in" fo:text-indent="0in" style:auto-text-indent="false"/>
      <style:text-properties style:use-window-font-color="true" loext:opacity="0%"/>
    </style:style>
    <style:style style:name="P417" style:family="paragraph" style:parent-style-name="Text_20_body" style:list-style-name="L54">
      <style:text-properties style:use-window-font-color="true" loext:opacity="0%"/>
    </style:style>
    <style:style style:name="P418" style:family="paragraph" style:parent-style-name="Text_20_body" style:list-style-name="L55">
      <style:paragraph-properties fo:margin-left="0in" fo:margin-right="0in" fo:margin-top="0in" fo:margin-bottom="0in" style:contextual-spacing="false" fo:text-indent="0.0783in" style:auto-text-indent="false"/>
      <style:text-properties style:use-window-font-color="true" loext:opacity="0%"/>
    </style:style>
    <style:style style:name="P419" style:family="paragraph" style:parent-style-name="Text_20_body" style:list-style-name="L56">
      <style:paragraph-properties fo:margin-left="0in" fo:margin-right="0in" fo:margin-top="0in" fo:margin-bottom="0in" style:contextual-spacing="false" fo:text-indent="0.0783in" style:auto-text-indent="false"/>
      <style:text-properties style:use-window-font-color="true" loext:opacity="0%"/>
    </style:style>
    <style:style style:name="P420" style:family="paragraph" style:parent-style-name="Text_20_body" style:list-style-name="L57">
      <style:text-properties style:use-window-font-color="true" loext:opacity="0%"/>
    </style:style>
    <style:style style:name="P421" style:family="paragraph" style:parent-style-name="Text_20_body" style:list-style-name="L57">
      <loext:graphic-properties draw:fill="solid" draw:fill-color="#ff9966" draw:opacity="100%"/>
      <style:paragraph-properties fo:background-color="#ff9966"/>
      <style:text-properties style:use-window-font-color="true" loext:opacity="0%"/>
    </style:style>
    <style:style style:name="P422" style:family="paragraph" style:parent-style-name="Text_20_body" style:list-style-name="L57">
      <loext:graphic-properties draw:fill="solid" draw:fill-color="#ffcc99" draw:opacity="100%"/>
      <style:paragraph-properties fo:background-color="#ffcc99"/>
      <style:text-properties style:use-window-font-color="true" loext:opacity="0%"/>
    </style:style>
    <style:style style:name="P423" style:family="paragraph" style:parent-style-name="Text_20_body" style:list-style-name="L57">
      <style:paragraph-properties fo:margin-left="0in" fo:margin-right="0in" fo:text-indent="0.0783in" style:auto-text-indent="false"/>
      <style:text-properties style:use-window-font-color="true" loext:opacity="0%"/>
    </style:style>
    <style:style style:name="P424"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text-properties style:use-window-font-color="true" loext:opacity="0%"/>
    </style:style>
    <style:style style:name="P425" style:family="paragraph" style:parent-style-name="Text_20_body" style:list-style-name="L89">
      <style:paragraph-properties fo:text-align="justify" style:justify-single-word="false"/>
      <style:text-properties style:use-window-font-color="true" loext:opacity="0%" fo:font-size="10pt" fo:background-color="#ff6633" style:font-size-asian="10pt" style:font-size-complex="10pt"/>
    </style:style>
    <style:style style:name="P426" style:family="paragraph" style:parent-style-name="Text_20_body" style:list-style-name="L40">
      <style:paragraph-properties fo:margin-left="0in" fo:margin-right="0in" fo:text-indent="0.0783in" style:auto-text-indent="false"/>
    </style:style>
    <style:style style:name="P427" style:family="paragraph" style:parent-style-name="Text_20_body" style:list-style-name="L42">
      <style:paragraph-properties fo:margin-left="0in" fo:margin-right="0in" fo:text-indent="0in" style:auto-text-indent="false"/>
      <style:text-properties fo:font-size="10.5pt" style:font-size-asian="10.5pt" style:font-size-complex="10.5pt"/>
    </style:style>
    <style:style style:name="P428" style:family="paragraph" style:parent-style-name="Text_20_body" style:list-style-name="L43"/>
    <style:style style:name="P429" style:family="paragraph" style:parent-style-name="Text_20_body" style:list-style-name="L44"/>
    <style:style style:name="P430" style:family="paragraph" style:parent-style-name="Text_20_body" style:list-style-name="L46"/>
    <style:style style:name="P431" style:family="paragraph" style:parent-style-name="Text_20_body" style:list-style-name="L47"/>
    <style:style style:name="P432" style:family="paragraph" style:parent-style-name="Text_20_body" style:list-style-name="L48">
      <style:paragraph-properties fo:margin-top="0in" fo:margin-bottom="0in" style:contextual-spacing="false"/>
    </style:style>
    <style:style style:name="P433" style:family="paragraph" style:parent-style-name="Text_20_body" style:list-style-name="L49"/>
    <style:style style:name="P434" style:family="paragraph" style:parent-style-name="Text_20_body" style:list-style-name="L49">
      <style:paragraph-properties fo:margin-left="0in" fo:margin-right="0in" fo:text-indent="0.0398in" style:auto-text-indent="false"/>
    </style:style>
    <style:style style:name="P435" style:family="paragraph" style:parent-style-name="Text_20_body" style:list-style-name="L49">
      <style:paragraph-properties fo:margin-left="0in" fo:margin-right="0in" fo:text-indent="0.0398in" style:auto-text-indent="false"/>
      <style:text-properties fo:background-color="transparent"/>
    </style:style>
    <style:style style:name="P436" style:family="paragraph" style:parent-style-name="Text_20_body" style:list-style-name="L50">
      <style:paragraph-properties fo:margin-left="0in" fo:margin-right="0in" fo:text-align="justify" style:justify-single-word="false" fo:text-indent="0in" style:auto-text-indent="false"/>
      <style:text-properties fo:background-color="transparent"/>
    </style:style>
    <style:style style:name="P437" style:family="paragraph" style:parent-style-name="Text_20_body" style:list-style-name="L50">
      <style:paragraph-properties fo:text-align="justify" style:justify-single-word="false"/>
      <style:text-properties fo:background-color="transparent"/>
    </style:style>
    <style:style style:name="P438" style:family="paragraph" style:parent-style-name="Text_20_body" style:list-style-name="L50"/>
    <style:style style:name="P439" style:family="paragraph" style:parent-style-name="Text_20_body" style:list-style-name="L50">
      <style:paragraph-properties fo:margin-left="0in" fo:margin-right="0in" fo:text-align="justify" style:justify-single-word="false" fo:text-indent="0in" style:auto-text-indent="false">
        <style:tab-stops/>
      </style:paragraph-properties>
      <style:text-properties fo:font-size="11pt" fo:background-color="#ff0000" style:font-size-asian="11pt" style:font-size-complex="11pt"/>
    </style:style>
    <style:style style:name="P440" style:family="paragraph" style:parent-style-name="Text_20_body" style:list-style-name="L50">
      <style:paragraph-properties fo:text-align="justify" style:justify-single-word="false"/>
      <style:text-properties fo:font-size="11pt" fo:font-weight="normal" fo:background-color="transparent" style:font-size-asian="11pt" style:font-weight-asian="normal" style:font-size-complex="11pt" style:font-weight-complex="normal"/>
    </style:style>
    <style:style style:name="P441" style:family="paragraph" style:parent-style-name="Text_20_body" style:list-style-name="L51">
      <style:paragraph-properties fo:margin-left="0in" fo:margin-right="0in" fo:text-indent="0in" style:auto-text-indent="false"/>
      <style:text-properties fo:font-size="11pt" fo:background-color="#ff9966" style:font-size-asian="11pt" style:font-size-complex="11pt"/>
    </style:style>
    <style:style style:name="P442" style:family="paragraph" style:parent-style-name="Text_20_body" style:list-style-name="L51">
      <style:paragraph-properties fo:margin-left="1.4772in" fo:margin-right="0in" fo:text-indent="0in" style:auto-text-indent="false"/>
      <style:text-properties fo:font-size="11pt" fo:background-color="#ff9966" style:font-size-asian="11pt" style:font-size-complex="11pt"/>
    </style:style>
    <style:style style:name="P443" style:family="paragraph" style:parent-style-name="Text_20_body" style:list-style-name="L73">
      <style:paragraph-properties fo:margin-left="0.4925in" fo:margin-right="0in" fo:margin-top="0in" fo:margin-bottom="0in" style:contextual-spacing="false" fo:text-indent="0.0783in" style:auto-text-indent="false"/>
      <style:text-properties fo:font-size="11pt" style:font-size-asian="11pt" style:font-size-complex="11pt"/>
    </style:style>
    <style:style style:name="P444" style:family="paragraph" style:parent-style-name="Text_20_body" style:list-style-name="L52"/>
    <style:style style:name="P445" style:family="paragraph" style:parent-style-name="Text_20_body" style:list-style-name="L53">
      <style:paragraph-properties fo:margin-left="0in" fo:margin-right="0in" fo:text-indent="0.0783in" style:auto-text-indent="false"/>
    </style:style>
    <style:style style:name="P446" style:family="paragraph" style:parent-style-name="Text_20_body" style:list-style-name="L58">
      <loext:graphic-properties draw:fill="solid" draw:fill-color="#ff0000" draw:opacity="100%"/>
      <style:paragraph-properties fo:background-color="#ff0000"/>
    </style:style>
    <style:style style:name="P447" style:family="paragraph" style:parent-style-name="Text_20_body" style:list-style-name="L58">
      <style:paragraph-properties fo:margin-left="0.4925in" fo:margin-right="0in" fo:text-indent="0.0783in" style:auto-text-indent="false"/>
    </style:style>
    <style:style style:name="P448" style:family="paragraph" style:parent-style-name="Text_20_body" style:list-style-name="L58">
      <loext:graphic-properties draw:fill="solid" draw:fill-color="#ff0000" draw:opacity="100%"/>
      <style:paragraph-properties fo:margin-left="0.4925in" fo:margin-right="0in" fo:text-indent="0.0783in" style:auto-text-indent="false" fo:background-color="#ff0000"/>
    </style:style>
    <style:style style:name="P449" style:family="paragraph" style:parent-style-name="Text_20_body" style:list-style-name="L58">
      <style:paragraph-properties fo:margin-left="0.4925in" fo:margin-right="0in" fo:text-indent="0.0783in" style:auto-text-indent="false"/>
      <style:text-properties fo:background-color="#ff6633"/>
    </style:style>
    <style:style style:name="P450" style:family="paragraph" style:parent-style-name="Text_20_body" style:list-style-name="L59"/>
    <style:style style:name="P451" style:family="paragraph" style:parent-style-name="Text_20_body" style:list-style-name="L59">
      <loext:graphic-properties draw:fill="solid" draw:fill-color="#ff9966" draw:opacity="100%"/>
      <style:paragraph-properties fo:background-color="#ff9966"/>
    </style:style>
    <style:style style:name="P452" style:family="paragraph" style:parent-style-name="Text_20_body" style:list-style-name="L59">
      <loext:graphic-properties draw:fill="solid" draw:fill-color="#ff9966" draw:opacity="100%"/>
      <style:paragraph-properties fo:margin-left="0.4925in" fo:margin-right="0in" fo:text-indent="0.0783in" style:auto-text-indent="false" fo:background-color="#ff9966"/>
    </style:style>
    <style:style style:name="P453" style:family="paragraph" style:parent-style-name="Text_20_body" style:list-style-name="L59">
      <style:paragraph-properties fo:margin-left="0in" fo:margin-right="0in" fo:text-indent="0.0783in" style:auto-text-indent="false"/>
    </style:style>
    <style:style style:name="P454" style:family="paragraph" style:parent-style-name="Text_20_body" style:list-style-name="L60">
      <style:paragraph-properties fo:margin-left="0in" fo:margin-right="0in" fo:margin-top="0in" fo:margin-bottom="0in" style:contextual-spacing="false" fo:text-indent="0in" style:auto-text-indent="false"/>
    </style:style>
    <style:style style:name="P455" style:family="paragraph" style:parent-style-name="Text_20_body" style:list-style-name="L72"/>
    <style:style style:name="P456" style:family="paragraph" style:parent-style-name="Text_20_body" style:list-style-name="L72">
      <style:paragraph-properties fo:margin-top="0in" fo:margin-bottom="0in" style:contextual-spacing="false"/>
    </style:style>
    <style:style style:name="P457" style:family="paragraph" style:parent-style-name="Text_20_body" style:list-style-name="L72">
      <style:paragraph-properties fo:margin-left="0in" fo:margin-right="0in" fo:margin-top="0in" fo:margin-bottom="0in" style:contextual-spacing="false" fo:text-indent="0.0783in" style:auto-text-indent="false"/>
    </style:style>
    <style:style style:name="P458" style:family="paragraph" style:parent-style-name="Text_20_body" style:list-style-name="L73">
      <style:paragraph-properties fo:margin-left="0.4925in" fo:margin-right="0in" fo:margin-top="0in" fo:margin-bottom="0in" style:contextual-spacing="false" fo:text-indent="0.0783in" style:auto-text-indent="false"/>
    </style:style>
    <style:style style:name="P459" style:family="paragraph" style:parent-style-name="Text_20_body" style:list-style-name="L74">
      <style:paragraph-properties fo:margin-top="0in" fo:margin-bottom="0in" style:contextual-spacing="false">
        <style:tab-stops>
          <style:tab-stop style:position="1.0602in"/>
        </style:tab-stops>
      </style:paragraph-properties>
    </style:style>
    <style:style style:name="P460" style:family="paragraph" style:parent-style-name="Text_20_body" style:list-style-name="L75">
      <style:paragraph-properties fo:margin-left="0in" fo:margin-right="0in" fo:margin-top="0in" fo:margin-bottom="0in" style:contextual-spacing="false" fo:text-indent="0in" style:auto-text-indent="false"/>
    </style:style>
    <style:style style:name="P461" style:family="paragraph" style:parent-style-name="Text_20_body" style:list-style-name="L76">
      <style:paragraph-properties fo:margin-left="0in" fo:margin-right="0in" fo:margin-top="0in" fo:margin-bottom="0in" style:contextual-spacing="false" fo:text-indent="0in" style:auto-text-indent="false"/>
    </style:style>
    <style:style style:name="P462" style:family="paragraph" style:parent-style-name="Text_20_body" style:list-style-name="L77">
      <style:paragraph-properties fo:margin-top="0in" fo:margin-bottom="0in" style:contextual-spacing="false"/>
    </style:style>
    <style:style style:name="P463" style:family="paragraph" style:parent-style-name="Text_20_body" style:list-style-name="L76">
      <style:paragraph-properties fo:margin-left="0in" fo:margin-right="0in" fo:text-indent="0in" style:auto-text-indent="false"/>
      <style:text-properties fo:font-weight="normal" style:font-weight-asian="normal" style:font-weight-complex="normal"/>
    </style:style>
    <style:style style:name="P464" style:family="paragraph" style:parent-style-name="Text_20_body" style:list-style-name="L78">
      <style:paragraph-properties fo:margin-left="0.4925in" fo:margin-right="0in" fo:margin-top="0in" fo:margin-bottom="0in" style:contextual-spacing="false" fo:text-indent="0.0783in" style:auto-text-indent="false"/>
      <style:text-properties fo:font-weight="normal" style:font-weight-asian="normal" style:font-weight-complex="normal"/>
    </style:style>
    <style:style style:name="P465" style:family="paragraph" style:parent-style-name="Text_20_body" style:list-style-name="L78">
      <style:paragraph-properties fo:margin-left="0.4925in" fo:margin-right="0in" fo:margin-top="0in" fo:margin-bottom="0in" style:contextual-spacing="false" fo:text-indent="0.0783in" style:auto-text-indent="false"/>
    </style:style>
    <style:style style:name="P466" style:family="paragraph" style:parent-style-name="Text_20_body" style:list-style-name="L79"/>
    <style:style style:name="P467" style:family="paragraph" style:parent-style-name="Text_20_body" style:list-style-name="L80">
      <style:text-properties style:font-name="FreeSerif1" fo:font-size="11pt" style:font-size-asian="11pt" style:font-size-complex="11pt"/>
    </style:style>
    <style:style style:name="P468" style:family="paragraph" style:parent-style-name="Text_20_body" style:list-style-name="L82">
      <style:text-properties style:font-name="FreeSerif1" fo:font-size="11pt" style:font-size-asian="11pt" style:font-size-complex="11pt"/>
    </style:style>
    <style:style style:name="P469" style:family="paragraph" style:parent-style-name="Text_20_body" style:list-style-name="L80">
      <style:text-properties style:font-name="FreeSerif3" fo:font-size="11pt" style:font-name-asian="FreeSerif3" style:font-size-asian="11pt" style:font-name-complex="FreeSerif3" style:font-size-complex="11pt"/>
    </style:style>
    <style:style style:name="P470" style:family="paragraph" style:parent-style-name="Text_20_body" style:list-style-name="L81">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1" style:family="paragraph" style:parent-style-name="Text_20_body" style:list-style-name="L82">
      <style:text-properties style:font-name="FreeSerif3" fo:font-size="11pt" style:font-name-asian="FreeSerif3" style:font-size-asian="11pt" style:font-name-complex="FreeSerif3" style:font-size-complex="11pt"/>
    </style:style>
    <style:style style:name="P472" style:family="paragraph" style:parent-style-name="Text_20_body" style:list-style-name="L83">
      <style:paragraph-properties fo:margin-left="0.4925in" fo:margin-right="0in" fo:text-indent="0.0783in" style:auto-text-indent="false"/>
      <style:text-properties style:font-name="FreeSerif3" fo:font-size="11pt" style:font-name-asian="FreeSerif3" style:font-size-asian="11pt" style:font-name-complex="FreeSerif3" style:font-size-complex="11pt"/>
    </style:style>
    <style:style style:name="P473" style:family="paragraph" style:parent-style-name="Text_20_body" style:list-style-name="L85"/>
    <style:style style:name="P474" style:family="paragraph" style:parent-style-name="Text_20_body" style:list-style-name="L85">
      <style:text-properties officeooo:paragraph-rsid="004b08e8"/>
    </style:style>
    <style:style style:name="P475" style:family="paragraph" style:parent-style-name="Text_20_body" style:list-style-name="L89">
      <style:paragraph-properties fo:text-align="justify" style:justify-single-word="false"/>
      <style:text-properties fo:font-size="10pt" style:font-size-asian="10pt" style:font-size-complex="10pt"/>
    </style:style>
    <style:style style:name="P476" style:family="paragraph" style:parent-style-name="Text_20_body" style:list-style-name="L90">
      <style:paragraph-properties>
        <style:tab-stops>
          <style:tab-stop style:position="2.7839in"/>
        </style:tab-stops>
      </style:paragraph-properties>
      <style:text-properties officeooo:paragraph-rsid="00349e0d"/>
    </style:style>
    <style:style style:name="P477" style:family="paragraph" style:parent-style-name="Text_20_body" style:list-style-name="L91">
      <style:paragraph-properties fo:text-align="justify" style:justify-single-word="false"/>
      <style:text-properties officeooo:paragraph-rsid="00349e0d"/>
    </style:style>
    <style:style style:name="P478" style:family="paragraph" style:parent-style-name="Text_20_body" style:list-style-name="L92">
      <style:text-properties officeooo:paragraph-rsid="00349e0d"/>
    </style:style>
    <style:style style:name="P479" style:family="paragraph" style:parent-style-name="Text_20_body" style:list-style-name="L93">
      <style:text-properties officeooo:paragraph-rsid="00349e0d"/>
    </style:style>
    <style:style style:name="P480" style:family="paragraph" style:parent-style-name="Text_20_body" style:list-style-name="L94">
      <style:text-properties officeooo:paragraph-rsid="00349e0d"/>
    </style:style>
    <style:style style:name="P481" style:family="paragraph" style:parent-style-name="Text_20_body">
      <style:text-properties fo:color="#b2b2b2" loext:opacity="100%" fo:font-weight="bold" fo:background-color="#ff0000" style:font-weight-asian="bold" style:font-weight-complex="bold"/>
    </style:style>
    <style:style style:name="P482" style:family="paragraph" style:parent-style-name="Text_20_body">
      <style:text-properties fo:color="#b2b2b2" loext:opacity="100%"/>
    </style:style>
    <style:style style:name="P483" style:family="paragraph" style:parent-style-name="Text_20_body" style:list-style-name="L84" style:master-page-name="">
      <style:paragraph-properties fo:margin-top="0in" fo:margin-bottom="0in" style:contextual-spacing="false" style:page-number="auto"/>
      <style:text-properties fo:color="#b2b2b2" loext:opacity="100%"/>
    </style:style>
    <style:style style:name="P484" style:family="paragraph" style:parent-style-name="Text_20_body" style:list-style-name="L84">
      <style:paragraph-properties fo:margin-left="0.4925in" fo:margin-right="0in" fo:margin-top="0in" fo:margin-bottom="0in" style:contextual-spacing="false" fo:text-indent="0.0783in" style:auto-text-indent="false"/>
      <style:text-properties fo:color="#b2b2b2" loext:opacity="100%"/>
    </style:style>
    <style:style style:name="P485" style:family="paragraph" style:parent-style-name="Text_20_body" style:list-style-name="L84">
      <style:paragraph-properties fo:margin-left="0in" fo:margin-right="0in" fo:margin-top="0in" fo:margin-bottom="0in" style:contextual-spacing="false" fo:text-indent="0.0783in" style:auto-text-indent="false"/>
      <style:text-properties fo:color="#b2b2b2" loext:opacity="100%"/>
    </style:style>
    <style:style style:name="P486" style:family="paragraph" style:parent-style-name="Text_20_body" style:list-style-name="L84">
      <style:paragraph-properties fo:margin-left="0.4925in" fo:margin-right="0in" fo:margin-top="0in" fo:margin-bottom="0in" style:contextual-spacing="false" fo:text-indent="0.0783in" style:auto-text-indent="false"/>
      <style:text-properties fo:color="#b2b2b2" loext:opacity="100%" fo:background-color="#ff0000"/>
    </style:style>
    <style:style style:name="P487" style:family="paragraph" style:parent-style-name="Text_20_body" style:list-style-name="L84">
      <style:paragraph-properties fo:margin-left="0in" fo:margin-right="0in" fo:margin-top="0in" fo:margin-bottom="0in" style:contextual-spacing="false" fo:text-indent="0.0783in" style:auto-text-indent="false"/>
      <style:text-properties fo:color="#b2b2b2" loext:opacity="100%" fo:background-color="transparent"/>
    </style:style>
    <style:style style:name="P488" style:family="paragraph" style:parent-style-name="Text_20_body" style:list-style-name="L84">
      <style:paragraph-properties fo:margin-left="0.4925in" fo:margin-right="0in" fo:margin-top="0in" fo:margin-bottom="0in" style:contextual-spacing="false" fo:text-indent="0.0783in" style:auto-text-indent="false"/>
      <style:text-properties fo:color="#b2b2b2" loext:opacity="100%" fo:background-color="transparent"/>
    </style:style>
    <style:style style:name="P489" style:family="paragraph" style:parent-style-name="_5b_RPG_5d__20_Táblázattartalom_20_-_20_saját_20_-_20_1" style:list-style-name="L33">
      <style:paragraph-properties fo:text-align="start" style:justify-single-word="false"/>
      <style:text-properties fo:font-style="normal" style:font-style-asian="normal" style:font-style-complex="normal"/>
    </style:style>
    <style:style style:name="P490" style:family="paragraph" style:parent-style-name="_5b_RPG_5d__20_Táblázattartalom_20_-_20_saját_20_-_20_1" style:list-style-name="L41">
      <style:paragraph-properties fo:text-align="start" style:justify-single-word="false"/>
      <style:text-properties fo:font-style="normal" style:font-style-asian="normal" style:font-style-complex="normal"/>
    </style:style>
    <style:style style:name="P491" style:family="paragraph" style:parent-style-name="_5b_RPG_5d__20_Táblázattartalom_20_-_20_saját_20_-_20_1" style:list-style-name="L61">
      <style:paragraph-properties fo:margin-left="0in" fo:margin-right="0in" fo:text-align="start" style:justify-single-word="false" fo:text-indent="0in" style:auto-text-indent="false"/>
      <style:text-properties fo:font-size="8pt"/>
    </style:style>
    <style:style style:name="P492"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style:style>
    <style:style style:name="P493" style:family="paragraph" style:parent-style-name="_5b_RPG_5d__20_Táblázattartalom_20_-_20_saját_20_-_20_1" style:list-style-name="L62">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494"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style:style>
    <style:style style:name="P495" style:family="paragraph" style:parent-style-name="_5b_RPG_5d__20_Táblázattartalom_20_-_20_saját_20_-_20_1" style:list-style-name="L67">
      <style:paragraph-properties fo:margin-left="0in" fo:margin-right="0in" fo:text-align="start" style:justify-single-word="false" fo:text-indent="0in" style:auto-text-indent="false"/>
      <style:text-properties fo:font-size="8pt"/>
    </style:style>
    <style:style style:name="P496" style:family="paragraph" style:parent-style-name="_5b_RPG_5d__20_Táblázattartalom_20_-_20_saját_20_-_20_1" style:list-style-name="L67">
      <style:paragraph-properties fo:text-align="start" style:justify-single-word="false"/>
      <style:text-properties fo:font-size="8pt"/>
    </style:style>
    <style:style style:name="P497" style:family="paragraph" style:parent-style-name="_5b_RPG_5d__20_Táblázattartalom_20_-_20_saját_20_-_20_1" style:list-style-name="L68">
      <style:paragraph-properties fo:margin-left="0in" fo:margin-right="0in" fo:text-align="start" style:justify-single-word="false" fo:text-indent="0in" style:auto-text-indent="false"/>
      <style:text-properties fo:font-size="8pt"/>
    </style:style>
    <style:style style:name="P498" style:family="paragraph" style:parent-style-name="_5b_RPG_5d__20_Táblázattartalom_20_-_20_saját_20_-_20_1" style:list-style-name="L69">
      <style:paragraph-properties fo:margin-left="0in" fo:margin-right="0in" fo:text-align="start" style:justify-single-word="false" fo:text-indent="0in" style:auto-text-indent="false"/>
      <style:text-properties fo:font-size="8pt"/>
    </style:style>
    <style:style style:name="P499" style:family="paragraph" style:parent-style-name="_5b_RPG_5d__20_Táblázattartalom_20_-_20_saját_20_-_20_1" style:list-style-name="L70">
      <style:paragraph-properties fo:margin-left="0in" fo:margin-right="0in" fo:text-align="start" style:justify-single-word="false" fo:text-indent="0in" style:auto-text-indent="false"/>
      <style:text-properties fo:font-size="8pt"/>
    </style:style>
    <style:style style:name="P500" style:family="paragraph" style:parent-style-name="_5b_RPG_5d__20_Táblázattartalom_20_-_20_saját_20_-_20_1" style:list-style-name="L71">
      <style:paragraph-properties fo:margin-left="0in" fo:margin-right="0in" fo:text-align="start" style:justify-single-word="false" fo:text-indent="0in" style:auto-text-indent="false"/>
      <style:text-properties fo:font-size="8pt"/>
    </style:style>
    <style:style style:name="P501" style:family="paragraph" style:parent-style-name="_5b_RPG_5d__20_Táblázattartalom_20_-_20_saját_20_-_20_1" style:list-style-name="L71">
      <loext:graphic-properties draw:fill="solid" draw:fill-color="#ff0000" draw:opacity="100%"/>
      <style:paragraph-properties fo:margin-left="0in" fo:margin-right="0in" fo:text-align="start" style:justify-single-word="false" fo:text-indent="0in" style:auto-text-indent="false" fo:background-color="#ff0000"/>
      <style:text-properties fo:font-size="8pt"/>
    </style:style>
    <style:style style:name="P502" style:family="paragraph" style:parent-style-name="_5b_RPG_5d__20_Táblázattartalom_20_-_20_saját_20_-_20_1" style:list-style-name="L63">
      <style:paragraph-properties fo:margin-left="0in" fo:margin-right="0in" fo:text-align="start" style:justify-single-word="false" fo:widows="0" fo:text-indent="0in" style:auto-text-indent="false" style:shadow="none"/>
      <style:text-properties fo:font-size="8pt"/>
    </style:style>
    <style:style style:name="P50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4"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style:font-weight-asian="normal" style:font-weight-complex="normal"/>
    </style:style>
    <style:style style:name="P505"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fo:font-weight="normal" fo:background-color="transparent" style:font-weight-asian="normal" style:font-weight-complex="normal"/>
    </style:style>
    <style:style style:name="P506" style:family="paragraph" style:parent-style-name="_5b_RPG_5d__20_Táblázattartalom_20_-_20_saját_20_-_20_1" style:list-style-name="L63">
      <style:paragraph-properties fo:margin-left="0in" fo:margin-right="0in" fo:text-align="start" style:justify-single-word="false" fo:text-indent="0in" style:auto-text-indent="false"/>
      <style:text-properties fo:font-size="8pt" style:font-size-asian="8pt" style:font-size-complex="8pt"/>
    </style:style>
    <style:style style:name="P507" style:family="paragraph" style:parent-style-name="_5b_RPG_5d__20_Táblázattartalom_20_-_20_saját_20_-_20_1" style:list-style-name="L63">
      <style:paragraph-properties fo:text-align="start" style:justify-single-word="false"/>
      <style:text-properties fo:font-size="8pt" style:font-size-asian="8pt" style:font-size-complex="8pt"/>
    </style:style>
    <style:style style:name="P508" style:family="paragraph" style:parent-style-name="_5b_RPG_5d__20_Táblázattartalom_20_-_20_saját_20_-_20_1" style:list-style-name="L64">
      <style:paragraph-properties fo:margin-left="0in" fo:margin-right="0in" fo:text-align="start" style:justify-single-word="false" fo:text-indent="0in" style:auto-text-indent="false"/>
      <style:text-properties fo:font-size="8pt" fo:background-color="#ff0000"/>
    </style:style>
    <style:style style:name="P509" style:family="paragraph" style:parent-style-name="_5b_RPG_5d__20_Táblázattartalom_20_-_20_saját_20_-_20_1" style:list-style-name="L67">
      <style:paragraph-properties fo:text-align="start" style:justify-single-word="false"/>
      <style:text-properties fo:font-size="8pt" fo:background-color="#ff0000"/>
    </style:style>
    <style:style style:name="P510"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officeooo:rsid="003c1135" officeooo:paragraph-rsid="003c1135" fo:background-color="#ff0000"/>
    </style:style>
    <style:style style:name="P511" style:family="paragraph" style:parent-style-name="_5b_RPG_5d__20_Táblázattartalom_20_-_20_saját_20_-_20_1" style:list-style-name="L65">
      <style:paragraph-properties fo:margin-left="0in" fo:margin-right="0in" fo:text-align="start" style:justify-single-word="false" fo:text-indent="0in" style:auto-text-indent="false"/>
      <style:text-properties fo:font-size="8pt" fo:background-color="transparent"/>
    </style:style>
    <style:style style:name="P512" style:family="paragraph" style:parent-style-name="_5b_RPG_5d__20_Táblázattartalom_20_-_20_saját_20_-_20_1" style:list-style-name="L66">
      <style:paragraph-properties fo:margin-left="0in" fo:margin-right="0in" fo:text-align="start" style:justify-single-word="false" fo:text-indent="0in" style:auto-text-indent="false"/>
      <style:text-properties fo:font-size="8pt" fo:background-color="transparent"/>
    </style:style>
    <style:style style:name="P513" style:family="paragraph" style:parent-style-name="_5b_RPG_5d__20_Táblázattartalom_20_-_20_saját_20_-_20_1" style:list-style-name="L62">
      <style:paragraph-properties fo:margin-left="0in" fo:margin-right="0in" fo:text-align="start" style:justify-single-word="false" fo:text-indent="0in" style:auto-text-indent="false"/>
      <style:text-properties fo:font-size="8pt" fo:background-color="transparent"/>
    </style:style>
    <style:style style:name="P514" style:family="paragraph" style:parent-style-name="_5b_RPG_5d__20_Táblázattartalom_20_-_20_saját_20_-_20_1" style:list-style-name="L63">
      <style:paragraph-properties fo:text-align="start" style:justify-single-word="false"/>
      <style:text-properties fo:font-size="8pt" style:text-underline-style="none" fo:font-weight="normal" style:font-weight-asian="normal" style:font-weight-complex="normal"/>
    </style:style>
    <style:style style:name="P515" style:family="paragraph" style:parent-style-name="_5b_RPG_5d__20_Táblázattartalom_20_-_20_saját_20_-_20_1" style:list-style-name="L63">
      <style:paragraph-properties fo:text-align="start" style:justify-single-word="false"/>
      <style:text-properties fo:font-size="8pt" style:text-underline-style="none" fo:font-weight="normal" fo:background-color="#ff0000" style:font-weight-asian="normal" style:font-weight-complex="normal"/>
    </style:style>
    <style:style style:name="P516" style:family="paragraph" style:parent-style-name="_5b_RPG_5d__20_Táblázattartalom_20_-_20_saját_20_-_20_1" style:list-style-name="L63">
      <style:paragraph-properties fo:text-align="start" style:justify-single-word="false"/>
    </style:style>
    <style:style style:name="P517" style:family="paragraph" style:parent-style-name="_5b_RPG_5d__20_Táblázattartalom_20_1" style:list-style-name="L5">
      <style:paragraph-properties fo:margin-left="0.0783in" fo:margin-right="0in" fo:line-height="0.1965in" fo:text-align="start" style:justify-single-word="false" fo:text-indent="0in" style:auto-text-indent="false"/>
      <style:text-properties fo:font-size="9pt" fo:font-weight="normal" fo:background-color="transparent" style:font-size-asian="9pt" style:font-weight-asian="normal" style:font-size-complex="9pt" style:font-weight-complex="normal"/>
    </style:style>
    <style:style style:name="P518" style:family="paragraph" style:parent-style-name="_5b_RPG_5d__20_Táblázattartalom_20_1" style:list-style-name="L6">
      <style:paragraph-properties fo:margin-left="0.0783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19" style:family="paragraph" style:parent-style-name="_5b_RPG_5d__20_Táblázattartalom_20_1" style:list-style-name="L7">
      <style:paragraph-properties fo:margin-left="0in" fo:margin-right="0in" fo:line-height="0.1965in" fo:text-align="start" style:justify-single-word="false" fo:text-indent="0in" style:auto-text-indent="false"/>
      <style:text-properties fo:font-size="9pt" fo:font-weight="normal" style:font-size-asian="9pt" style:font-weight-asian="normal" style:font-size-complex="9pt" style:font-weight-complex="normal"/>
    </style:style>
    <style:style style:name="P520" style:family="paragraph" style:parent-style-name="_5b_RPG_5d__20_Táblázattartalom_20_1" style:list-style-name="L7">
      <style:paragraph-properties fo:line-height="0.1965in" fo:text-align="start" style:justify-single-word="false"/>
      <style:text-properties fo:font-size="9pt" fo:font-weight="normal" style:font-size-asian="9pt" style:font-weight-asian="normal" style:font-size-complex="9pt" style:font-weight-complex="normal"/>
    </style:style>
    <style:style style:name="P521" style:family="paragraph" style:parent-style-name="_5b_RPG_5d__20_Táblázattartalom_20_1" style:list-style-name="L9">
      <style:paragraph-properties fo:text-align="start" style:justify-single-word="false"/>
      <style:text-properties fo:font-size="9pt" fo:font-weight="normal" officeooo:paragraph-rsid="002b80b9" style:font-size-asian="9pt" style:font-weight-asian="normal" style:font-size-complex="9pt" style:font-weight-complex="normal"/>
    </style:style>
    <style:style style:name="P522" style:family="paragraph" style:parent-style-name="_5b_RPG_5d__20_Táblázattartalom_20_1" style:list-style-name="L8">
      <style:paragraph-properties fo:text-align="start" style:justify-single-word="false"/>
      <style:text-properties fo:font-weight="normal" style:font-weight-asian="normal" style:font-weight-complex="normal"/>
    </style:style>
    <style:style style:name="P523" style:family="paragraph" style:parent-style-name="_5b_RPG_5d__20_Táblázattartalom_20_1" style:list-style-name="L9">
      <style:paragraph-properties fo:text-align="start" style:justify-single-word="false"/>
      <style:text-properties fo:font-weight="normal" style:font-weight-asian="normal" style:font-weight-complex="normal"/>
    </style:style>
    <style:style style:name="P524" style:family="paragraph" style:parent-style-name="_5b_RPG_5d__20_Táblázattartalom_20_1" style:list-style-name="L9">
      <style:paragraph-properties fo:text-align="start" style:justify-single-word="false"/>
      <style:text-properties fo:font-size="8pt" fo:font-weight="normal" style:font-size-asian="8pt" style:font-weight-asian="normal" style:font-size-complex="8pt" style:font-weight-complex="normal"/>
    </style:style>
    <style:style style:name="T1" style:family="text">
      <style:text-properties style:use-window-font-color="true" loext:opacity="0%"/>
    </style:style>
    <style:style style:name="T2" style:family="text">
      <style:text-properties style:use-window-font-color="true" loext:opacity="0%" fo:font-style="italic" fo:font-weight="normal" style:font-style-asian="italic" style:font-weight-asian="normal" style:font-style-complex="italic" style:font-weight-complex="normal"/>
    </style:style>
    <style:style style:name="T3" style:family="text">
      <style:text-properties style:use-window-font-color="true" loext:opacity="0%" fo:font-weight="normal" style:font-weight-asian="normal" style:font-weight-complex="normal"/>
    </style:style>
    <style:style style:name="T4" style:family="text">
      <style:text-properties style:use-window-font-color="true" loext:opacity="0%" fo:font-weight="normal" fo:background-color="transparent" loext:char-shading-value="0" style:font-weight-asian="normal" style:font-weight-complex="normal"/>
    </style:style>
    <style:style style:name="T5" style:family="text">
      <style:text-properties style:use-window-font-color="true" loext:opacity="0%" fo:font-weight="normal" fo:background-color="#ff6633" loext:char-shading-value="0" style:font-weight-asian="normal" style:font-weight-complex="normal"/>
    </style:style>
    <style:style style:name="T6" style:family="text">
      <style:text-properties style:use-window-font-color="true" loext:opacity="0%" fo:font-weight="normal" fo:background-color="#ff0000" loext:char-shading-value="0" style:font-weight-asian="normal" style:font-weight-complex="normal"/>
    </style:style>
    <style:style style:name="T7" style:family="text">
      <style:text-properties style:use-window-font-color="true" loext:opacity="0%" fo:font-weight="bold" style:font-weight-asian="bold" style:font-weight-complex="bold"/>
    </style:style>
    <style:style style:name="T8" style:family="text">
      <style:text-properties style:use-window-font-color="true" loext:opacity="0%" fo:font-weight="bold" fo:background-color="transparent" loext:char-shading-value="0" style:font-weight-asian="bold" style:font-weight-complex="bold"/>
    </style:style>
    <style:style style:name="T9" style:family="text">
      <style:text-properties style:use-window-font-color="true" loext:opacity="0%" fo:font-weight="bold" fo:background-color="#ff0000" loext:char-shading-value="0" style:font-weight-asian="bold" style:font-weight-complex="bold"/>
    </style:style>
    <style:style style:name="T10" style:family="text">
      <style:text-properties style:use-window-font-color="true" loext:opacity="0%" fo:background-color="transparent" loext:char-shading-value="0"/>
    </style:style>
    <style:style style:name="T11" style:family="text">
      <style:text-properties style:use-window-font-color="true" loext:opacity="0%" fo:font-size="12pt" fo:font-weight="bold" fo:background-color="transparent" loext:char-shading-value="0" style:font-size-asian="12pt" style:font-weight-asian="bold" style:font-size-complex="12pt" style:font-weight-complex="bold"/>
    </style:style>
    <style:style style:name="T12" style:family="text">
      <style:text-properties style:use-window-font-color="true" loext:opacity="0%" fo:font-size="12pt" fo:font-weight="normal" style:font-size-asian="12pt" style:font-weight-asian="normal" style:font-size-complex="12pt" style:font-weight-complex="normal"/>
    </style:style>
    <style:style style:name="T13" style:family="text">
      <style:text-properties style:use-window-font-color="true" loext:opacity="0%" fo:font-size="11pt" fo:font-style="normal" fo:font-weight="bold" fo:background-color="transparent" loext:char-shading-value="0" style:font-size-asian="11pt" style:font-style-asian="normal" style:font-weight-asian="bold" style:font-size-complex="11pt" style:font-style-complex="normal" style:font-weight-complex="bold"/>
    </style:style>
    <style:style style:name="T14" style:family="text">
      <style:text-properties style:use-window-font-color="true" loext:opacity="0%" fo:font-size="11pt" fo:font-style="normal" fo:background-color="transparent" loext:char-shading-value="0" style:font-size-asian="11pt" style:font-style-asian="normal" style:font-size-complex="11pt" style:font-style-complex="normal"/>
    </style:style>
    <style:style style:name="T15" style:family="text">
      <style:text-properties style:use-window-font-color="true" loext:opacity="0%" fo:font-size="9pt" fo:font-weight="normal" style:font-size-asian="9pt" style:font-weight-asian="normal" style:font-size-complex="9pt" style:font-weight-complex="normal"/>
    </style:style>
    <style:style style:name="T16" style:family="text">
      <style:text-properties style:use-window-font-color="true" loext:opacity="0%" fo:language="hu" fo:country="HU"/>
    </style:style>
    <style:style style:name="T17" style:family="text">
      <style:text-properties fo:font-weight="normal" fo:background-color="transparent" loext:char-shading-value="0"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39df27" style:font-weight-asian="normal" style:font-weight-complex="normal"/>
    </style:style>
    <style:style style:name="T20" style:family="text">
      <style:text-properties fo:font-weight="normal" fo:background-color="#ff9966" loext:char-shading-value="0" style:font-weight-asian="normal" style:font-weight-complex="normal"/>
    </style:style>
    <style:style style:name="T21" style:family="text">
      <style:text-properties fo:font-weight="normal" fo:background-color="#ff6633" loext:char-shading-value="0" style:font-weight-asian="normal" style:font-weight-complex="normal"/>
    </style:style>
    <style:style style:name="T22" style:family="text">
      <style:text-properties fo:background-color="transparent" loext:char-shading-value="0"/>
    </style:style>
    <style:style style:name="T23" style:family="text">
      <style:text-properties fo:background-color="#ff9966" loext:char-shading-value="0"/>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background-color="transparent" loext:char-shading-value="0"/>
    </style:style>
    <style:style style:name="T28" style:family="text">
      <style:text-properties fo:font-weight="bold" style:font-weight-asian="bold" style:font-weight-complex="bold"/>
    </style:style>
    <style:style style:name="T29" style:family="text">
      <style:text-properties fo:font-weight="bold" officeooo:rsid="00257837" style:font-weight-asian="bold" style:font-weight-complex="bold"/>
    </style:style>
    <style:style style:name="T30" style:family="text">
      <style:text-properties fo:font-weight="bold" officeooo:rsid="0036ea6a"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fo:font-weight="bold" fo:background-color="#ff9966" loext:char-shading-value="0" style:font-weight-asian="bold" style:font-weight-complex="bold"/>
    </style:style>
    <style:style style:name="T33" style:family="text">
      <style:text-properties fo:font-weight="bold" fo:background-color="#ffff99" loext:char-shading-value="0" style:font-weight-asian="bold" style:font-weight-complex="bold"/>
    </style:style>
    <style:style style:name="T34" style:family="text">
      <style:text-properties fo:font-weight="bold" fo:background-color="#ff0000" loext:char-shading-value="0" style:font-weight-asian="bold" style:font-weight-complex="bold"/>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bold" style:font-weight-asian="bold" style:font-weight-complex="bold"/>
    </style:style>
    <style:style style:name="T38" style:family="text">
      <style:text-properties fo:font-size="7pt" style:font-size-asian="7pt" style:font-size-complex="7pt"/>
    </style:style>
    <style:style style:name="T39" style:family="text">
      <style:text-properties fo:font-size="8pt"/>
    </style:style>
    <style:style style:name="T40" style:family="text">
      <style:text-properties fo:font-size="8pt" style:font-size-asian="8pt" style:font-size-complex="8pt"/>
    </style:style>
    <style:style style:name="T41" style:family="text">
      <style:text-properties fo:font-size="8pt" fo:font-weight="normal" style:font-size-asian="8pt" style:font-weight-asian="normal" style:font-size-complex="8pt" style:font-weight-complex="normal"/>
    </style:style>
    <style:style style:name="T42" style:family="text">
      <style:text-properties fo:font-size="8pt" fo:font-weight="bold" style:font-size-asian="8pt" style:font-weight-asian="bold" style:font-size-complex="8pt" style:font-weight-complex="bold"/>
    </style:style>
    <style:style style:name="T43" style:family="text">
      <style:text-properties fo:font-size="8pt" fo:background-color="#ff0000" loext:char-shading-value="0"/>
    </style:style>
    <style:style style:name="T44" style:family="text">
      <style:text-properties fo:font-size="8pt" style:text-underline-style="solid" style:text-underline-width="auto" style:text-underline-color="font-color"/>
    </style:style>
    <style:style style:name="T45" style:family="text">
      <style:text-properties fo:font-size="8pt" fo:background-color="transparent" loext:char-shading-value="0"/>
    </style:style>
    <style:style style:name="T46" style:family="text">
      <style:text-properties fo:font-size="8pt" fo:background-color="#ff9966" loext:char-shading-value="0"/>
    </style:style>
    <style:style style:name="T47" style:family="text">
      <style:text-properties fo:font-size="8pt" fo:font-style="normal" fo:font-weight="normal" style:font-size-asian="8pt" style:font-style-asian="normal" style:font-weight-asian="normal" style:font-size-complex="8pt" style:font-style-complex="normal" style:font-weight-complex="normal"/>
    </style:style>
    <style:style style:name="T48" style:family="text">
      <style:text-properties fo:font-size="9pt" style:font-size-asian="9pt" style:font-size-complex="9pt"/>
    </style:style>
    <style:style style:name="T49" style:family="text">
      <style:text-properties fo:font-size="9pt" fo:font-weight="normal" style:font-size-asian="9pt" style:font-weight-asian="normal" style:font-size-complex="9pt" style:font-weight-complex="normal"/>
    </style:style>
    <style:style style:name="T50" style:family="text">
      <style:text-properties fo:font-size="9pt" fo:font-weight="bold" style:font-size-asian="9pt" style:font-weight-asian="bold" style:font-size-complex="9pt" style:font-weight-complex="bold"/>
    </style:style>
    <style:style style:name="T51" style:family="text">
      <style:text-properties fo:language="hu" fo:country="HU"/>
    </style:style>
    <style:style style:name="T52" style:family="text">
      <style:text-properties style:text-position="super 58%" fo:font-size="8pt" style:font-size-asian="8pt" style:font-size-complex="8pt"/>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size="11pt" fo:font-weight="normal" officeooo:rsid="002103b3" style:font-size-asian="11pt" style:font-weight-asian="normal" style:font-size-complex="11pt" style:font-weight-complex="normal"/>
    </style:style>
    <style:style style:name="T55" style:family="text">
      <style:text-properties fo:font-size="11pt" fo:font-weight="normal" fo:background-color="#ff0000" loext:char-shading-value="0" style:font-size-asian="11pt" style:font-weight-asian="normal" style:font-size-complex="11pt" style:font-weight-complex="normal"/>
    </style:style>
    <style:style style:name="T56" style:family="text">
      <style:text-properties fo:font-size="11pt" fo:font-weight="bold" fo:background-color="#ff0000" loext:char-shading-value="0" style:font-size-asian="11pt" style:font-weight-asian="bold" style:font-size-complex="11pt" style:font-weight-complex="bold"/>
    </style:style>
    <style:style style:name="T57" style:family="text">
      <style:text-properties fo:font-size="11pt" fo:font-weight="bold" style:font-size-asian="11pt" style:font-weight-asian="bold" style:font-size-complex="11pt" style:font-weight-complex="bold"/>
    </style:style>
    <style:style style:name="T58" style:family="text">
      <style:text-properties fo:font-size="11pt" style:font-size-asian="11pt" style:font-size-complex="11pt"/>
    </style:style>
    <style:style style:name="T59" style:family="text">
      <style:text-properties fo:font-size="11pt" fo:background-color="#ff9966" loext:char-shading-value="0" style:font-size-asian="11pt" style:font-size-complex="11pt"/>
    </style:style>
    <style:style style:name="T60" style:family="text">
      <style:text-properties fo:font-size="11pt" fo:font-style="normal" officeooo:rsid="00167b70" style:font-size-asian="11pt" style:font-style-asian="normal" style:font-size-complex="11pt" style:font-style-complex="normal"/>
    </style:style>
    <style:style style:name="T61" style:family="text">
      <style:text-properties fo:font-size="11pt" fo:font-style="normal" officeooo:rsid="001840e7" style:font-size-asian="11pt" style:font-style-asian="normal" style:font-size-complex="11pt" style:font-style-complex="normal"/>
    </style:style>
    <style:style style:name="T62" style:family="text">
      <style:text-properties style:text-line-through-style="none" style:text-line-through-type="none" style:font-name="FreeSerif1" fo:font-size="8pt" fo:font-style="italic" fo:font-weight="normal" style:font-size-asian="8pt" style:font-style-asian="italic" style:font-weight-asian="normal" style:font-size-complex="8pt" style:font-style-complex="italic" style:font-weight-complex="normal"/>
    </style:style>
    <style:style style:name="T63" style:family="text">
      <style:text-properties style:text-line-through-style="none" style:text-line-through-type="none" fo:font-size="10pt" fo:font-weight="normal" style:font-size-asian="10pt" style:font-weight-asian="normal" style:font-size-complex="10pt" style:font-weight-complex="normal"/>
    </style:style>
    <style:style style:name="T64" style:family="text">
      <style:text-properties fo:font-style="italic"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fo:background-color="#ff0000" loext:char-shading-value="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8" style:family="text">
      <style:text-properties fo:background-color="#ff0000" loext:char-shading-value="0"/>
    </style:style>
    <style:style style:name="T69" style:family="text">
      <style:text-properties style:font-name="DejaVu Sans2" style:font-name-asian="DejaVu Sans2" style:font-name-complex="DejaVu Sans2"/>
    </style:style>
    <style:style style:name="T70" style:family="text">
      <style:text-properties fo:color="#00ae00" loext:opacity="100%"/>
    </style:style>
    <style:style style:name="T71" style:family="text">
      <style:text-properties fo:font-size="10pt" fo:font-weight="normal" style:font-size-asian="10pt" style:font-weight-asian="normal" style:font-size-complex="10pt" style:font-weight-complex="normal"/>
    </style:style>
    <style:style style:name="T72" style:family="text">
      <style:text-properties fo:font-size="10pt" fo:font-weight="normal" fo:background-color="#ff0000" loext:char-shading-value="0" style:font-size-asian="10pt" style:font-weight-asian="normal" style:font-size-complex="10pt" style:font-weight-complex="normal"/>
    </style:style>
    <style:style style:name="T73" style:family="text">
      <style:text-properties fo:font-size="10pt" fo:font-weight="normal" fo:background-color="transparent" loext:char-shading-value="0" style:font-size-asian="10pt" style:font-weight-asian="normal" style:font-size-complex="10pt" style:font-weight-complex="normal"/>
    </style:style>
    <style:style style:name="T74" style:family="text">
      <style:text-properties fo:font-size="10pt" style:font-size-asian="10pt" style:font-size-complex="10pt"/>
    </style:style>
    <style:style style:name="T75" style:family="text">
      <style:text-properties fo:font-size="10pt" style:text-underline-style="solid" style:text-underline-width="auto" style:text-underline-color="font-color" style:font-size-asian="10pt" style:font-size-complex="10pt"/>
    </style:style>
    <style:style style:name="T76" style:family="text">
      <style:text-properties fo:font-size="10pt" fo:background-color="#ff0000" loext:char-shading-value="0" style:font-size-asian="10pt" style:font-size-complex="10pt"/>
    </style:style>
    <style:style style:name="T77" style:family="text">
      <style:text-properties fo:font-size="10pt" fo:background-color="#ff9966" loext:char-shading-value="0" style:font-size-asian="10pt" style:font-size-complex="10pt"/>
    </style:style>
    <style:style style:name="T7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9" style:family="text">
      <style:text-properties fo:font-size="12.6000003814697pt" fo:font-weight="normal" style:font-size-asian="12.6000003814697pt" style:font-weight-asian="normal" style:font-size-complex="12.6000003814697pt" style:font-weight-complex="normal"/>
    </style:style>
    <style:style style:name="T80" style:family="text">
      <style:text-properties fo:background-color="#ff6633" loext:char-shading-value="0"/>
    </style:style>
    <style:style style:name="T81" style:family="text">
      <style:text-properties fo:background-color="#23ff23" loext:char-shading-value="0"/>
    </style:style>
    <style:style style:name="T82" style:family="text">
      <style:text-properties style:font-name="OpenSymbol1" fo:font-weight="bold" style:font-name-asian="OpenSymbol1" style:font-weight-asian="bold" style:font-name-complex="OpenSymbol1" style:font-weight-complex="bold"/>
    </style:style>
    <style:style style:name="T83" style:family="text">
      <style:text-properties fo:color="#000000" loext:opacity="100%" fo:font-size="12pt" fo:font-weight="bold" style:font-size-asian="12pt" style:font-weight-asian="bold" style:font-size-complex="12pt" style:font-weight-complex="bold"/>
    </style:style>
    <style:style style:name="T84" style:family="text">
      <style:text-properties fo:font-style="normal" style:font-style-asian="normal" style:font-style-complex="normal"/>
    </style:style>
    <style:style style:name="T85" style:family="text">
      <style:text-properties fo:font-style="normal" officeooo:rsid="00167b70" style:font-style-asian="normal" style:font-style-complex="normal"/>
    </style:style>
    <style:style style:name="T86" style:family="text">
      <style:text-properties fo:color="#ff0000" loext:opacity="100%" fo:font-size="12pt" fo:font-weight="bold" style:font-size-asian="12pt" style:font-weight-asian="bold" style:font-size-complex="12pt" style:font-weight-complex="bold"/>
    </style:style>
    <style:style style:name="T87" style:family="text">
      <style:text-properties style:font-name="OpenSymbol2" style:font-name-asian="OpenSymbol2" style:font-name-complex="OpenSymbol2"/>
    </style:style>
    <style:style style:name="T88" style:family="text">
      <style:text-properties style:font-name="OpenSymbol2" fo:background-color="transparent" loext:char-shading-value="0" style:font-name-asian="OpenSymbol2" style:font-name-complex="OpenSymbol2"/>
    </style:style>
    <style:style style:name="T89" style:family="text">
      <style:text-properties style:font-name="FreeSerif3" fo:font-size="9pt" fo:font-weight="normal" style:font-name-asian="FreeSerif3" style:font-size-asian="9pt" style:font-weight-asian="normal" style:font-name-complex="FreeSerif3" style:font-size-complex="9pt" style:font-weight-complex="normal"/>
    </style:style>
    <style:style style:name="T90" style:family="text">
      <style:text-properties style:font-name="FreeSerif3" style:font-name-asian="FreeSerif3" style:font-name-complex="FreeSerif3"/>
    </style:style>
    <style:style style:name="T91" style:family="text">
      <style:text-properties style:font-name="FreeSerif3" fo:font-size="11pt" fo:font-style="italic" officeooo:rsid="00349e0d"/>
    </style:style>
    <style:style style:name="T92" style:family="text">
      <style:text-properties style:font-name="FreeSerif1"/>
    </style:style>
    <style:style style:name="T93" style:family="text">
      <style:text-properties style:font-name="FreeSerif1" fo:font-size="11pt" style:font-size-asian="11pt" style:font-size-complex="11pt"/>
    </style:style>
    <style:style style:name="T94" style:family="text">
      <style:text-properties style:font-name="Arial" fo:font-size="9pt" fo:font-weight="normal" style:font-size-asian="9pt" style:font-weight-asian="normal" style:font-size-complex="9pt" style:font-weight-complex="normal"/>
    </style:style>
    <style:style style:name="T95" style:family="text">
      <style:text-properties style:font-name="Arial" fo:font-style="normal" style:font-style-asian="normal" style:font-style-complex="normal"/>
    </style:style>
    <style:style style:name="T96" style:family="text">
      <style:text-properties style:font-name="Arial" fo:font-size="8pt" fo:font-style="normal" style:font-size-asian="8pt" style:font-style-asian="normal" style:font-size-complex="8pt" style:font-style-complex="normal"/>
    </style:style>
    <style:style style:name="T97"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98" style:family="text">
      <style:text-properties style:font-name="Times New Roman"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9" style:family="text">
      <style:text-properties style:font-name="Times New Roman" fo:font-size="10pt"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100"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101" style:family="text">
      <style:text-properties style:font-name="Times New Roman" fo:font-size="10pt" fo:font-style="normal" fo:font-weight="bold" officeooo:rsid="002f7916" style:font-size-asian="10pt" style:font-style-asian="normal" style:font-weight-asian="bold" style:font-size-complex="10pt" style:font-style-complex="normal" style:font-weight-complex="bold"/>
    </style:style>
    <style:style style:name="T102"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03" style:family="text">
      <style:text-properties style:font-name="Times New Roman" fo:font-size="10.5pt" style:font-name-asian="Times New Roman" style:font-size-asian="10.5pt" style:font-name-complex="Times New Roman" style:font-size-complex="10.5pt"/>
    </style:style>
    <style:style style:name="T104"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5" style:family="text">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T106" style:family="text">
      <style:text-properties style:font-name="Times New Roman" style:font-name-asian="DejaVu Sans1" style:font-name-complex="DejaVu Sans1"/>
    </style:style>
    <style:style style:name="T107" style:family="text">
      <style:text-properties style:font-name="FreeSerif2" style:font-name-asian="Sans Serif" style:font-name-complex="Tahoma2"/>
    </style:style>
    <style:style style:name="T108" style:family="text">
      <style:text-properties fo:color="#ffffff" loext:opacity="100%" style:text-line-through-style="none" style:text-line-through-type="none" style:font-name="FreeSerif1" fo:font-style="italic" fo:font-weight="normal" style:font-style-asian="italic" style:font-weight-asian="normal" style:font-style-complex="italic" style:font-weight-complex="normal"/>
    </style:style>
    <style:style style:name="T109" style:family="text">
      <style:text-properties fo:color="#ffffff" loext:opacity="100%" style:text-line-through-style="none" style:text-line-through-type="none" style:font-name="FreeSerif1" fo:font-style="normal" fo:font-weight="normal" style:font-style-asian="normal" style:font-weight-asian="normal" style:font-style-complex="normal" style:font-weight-complex="normal"/>
    </style:style>
    <style:style style:name="T110" style:family="text">
      <style:text-properties fo:color="#ffffff" loext:opacity="100%" style:text-line-through-style="none" style:text-line-through-type="none" style:font-name="FreeSerif1" fo:font-size="6pt" fo:font-style="normal" fo:font-weight="normal" style:font-size-asian="6pt" style:font-style-asian="normal" style:font-weight-asian="normal" style:font-size-complex="6pt" style:font-style-complex="normal" style:font-weight-complex="normal"/>
    </style:style>
    <style:style style:name="T111" style:family="text">
      <style:text-properties fo:color="#ffffff" loext:opacity="100%" style:text-line-through-style="none" style:text-line-through-type="none" style:font-name="FreeSerif1" fo:font-size="6pt" fo:font-style="normal" fo:font-weight="bold" style:font-size-asian="6pt" style:font-style-asian="normal" style:font-weight-asian="bold" style:font-size-complex="6pt" style:font-style-complex="normal" style:font-weight-complex="bold"/>
    </style:style>
    <style:style style:name="T112" style:family="text">
      <style:text-properties fo:color="#ffffff" loext:opacity="100%" style:text-line-through-style="none" style:text-line-through-type="none" style:font-name="Arial" fo:font-style="normal" fo:font-weight="normal" style:font-style-asian="normal" style:font-weight-asian="normal" style:font-style-complex="normal" style:font-weight-complex="normal"/>
    </style:style>
    <style:style style:name="T113" style:family="text">
      <style:text-properties fo:color="#ffffff" loext:opacity="100%" style:font-name="Arial" fo:font-style="normal" style:font-style-asian="normal" style:font-style-complex="normal"/>
    </style:style>
    <style:style style:name="T114" style:family="text">
      <style:text-properties style:font-name="Mufferaw1"/>
    </style:style>
    <style:style style:name="T115" style:family="text">
      <style:text-properties fo:font-size="10.5pt" style:font-size-asian="10.5pt" style:font-size-complex="10.5pt"/>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asian="Times New Roman1" style:font-name-complex="Times New Roman1"/>
    </style:style>
    <style:style style:name="T119" style:family="text">
      <style:text-properties style:font-name="Nimbus Roman No9 L" fo:font-size="10.5pt" style:font-name-asian="Arial Unicode MS" style:font-size-asian="10.5pt" style:font-name-complex="Tahoma" style:font-size-complex="10.5pt"/>
    </style:style>
    <style:style style:name="T120" style:family="text">
      <style:text-properties fo:background-color="#ffff66" loext:char-shading-value="0"/>
    </style:style>
    <style:style style:name="T121" style:family="text">
      <style:text-properties style:font-name="DejaVu Sans" style:font-name-asian="DejaVu Sans" style:font-name-complex="DejaVu Sans"/>
    </style:style>
    <style:style style:name="T122" style:family="text">
      <style:text-properties style:font-name="DejaVu Sans" style:text-underline-style="none" fo:font-weight="normal" style:font-name-asian="DejaVu Sans" style:font-weight-asian="normal" style:font-name-complex="DejaVu Sans" style:font-weight-complex="normal"/>
    </style:style>
    <style:style style:name="T123" style:family="text">
      <style:text-properties style:font-name="DejaVu Sans" fo:font-style="normal" style:font-name-asian="DejaVu Sans" style:font-style-asian="normal" style:font-name-complex="DejaVu Sans" style:font-style-complex="normal"/>
    </style:style>
    <style:style style:name="T124" style:family="text">
      <style:text-properties style:font-name="DejaVu Sans" fo:font-size="11pt" style:font-name-asian="DejaVu Sans" style:font-size-asian="11pt" style:font-name-complex="DejaVu Sans" style:font-size-complex="11pt"/>
    </style:style>
    <style:style style:name="T125" style:family="text">
      <style:text-properties fo:background-color="#ffff00" loext:char-shading-value="0"/>
    </style:style>
    <style:style style:name="T126" style:family="text">
      <style:text-properties officeooo:rsid="001c5808"/>
    </style:style>
    <style:style style:name="T127" style:family="text">
      <style:text-properties officeooo:rsid="001dddcd"/>
    </style:style>
    <style:style style:name="T128" style:family="text">
      <style:text-properties officeooo:rsid="001e59d3"/>
    </style:style>
    <style:style style:name="T129" style:family="text">
      <style:text-properties officeooo:rsid="001f8479"/>
    </style:style>
    <style:style style:name="T130" style:family="text">
      <style:text-properties officeooo:rsid="00239d5e"/>
    </style:style>
    <style:style style:name="T131" style:family="text">
      <style:text-properties officeooo:rsid="00245887"/>
    </style:style>
    <style:style style:name="T132" style:family="text">
      <style:text-properties officeooo:rsid="00257837"/>
    </style:style>
    <style:style style:name="T133" style:family="text">
      <style:text-properties officeooo:rsid="0028a867"/>
    </style:style>
    <style:style style:name="T134" style:family="text">
      <style:text-properties officeooo:rsid="002d6b9e"/>
    </style:style>
    <style:style style:name="T135" style:family="text">
      <style:text-properties officeooo:rsid="002efd91"/>
    </style:style>
    <style:style style:name="T136" style:family="text">
      <style:text-properties officeooo:rsid="002f3ad5"/>
    </style:style>
    <style:style style:name="T137" style:family="text">
      <style:text-properties officeooo:rsid="002f7916"/>
    </style:style>
    <style:style style:name="T138" style:family="text">
      <style:text-properties officeooo:rsid="0030c3e7"/>
    </style:style>
    <style:style style:name="T139" style:family="text">
      <style:text-properties officeooo:rsid="000f2722"/>
    </style:style>
    <style:style style:name="T140" style:family="text">
      <style:text-properties officeooo:rsid="00125faf"/>
    </style:style>
    <style:style style:name="T141" style:family="text">
      <style:text-properties officeooo:rsid="001545ab"/>
    </style:style>
    <style:style style:name="T142" style:family="text">
      <style:text-properties officeooo:rsid="00156e69"/>
    </style:style>
    <style:style style:name="T143" style:family="text">
      <style:text-properties officeooo:rsid="00349e0d"/>
    </style:style>
    <style:style style:name="T144" style:family="text">
      <style:text-properties officeooo:rsid="0036ea6a"/>
    </style:style>
    <style:style style:name="T145" style:family="text">
      <style:text-properties officeooo:rsid="0038e13f"/>
    </style:style>
    <style:style style:name="T146" style:family="text">
      <style:text-properties officeooo:rsid="0039eeea"/>
    </style:style>
    <style:style style:name="T147" style:family="text">
      <style:text-properties officeooo:rsid="001916d8"/>
    </style:style>
    <style:style style:name="T148" style:family="text">
      <style:text-properties officeooo:rsid="004b08e8"/>
    </style:style>
    <style:style style:name="T149" style:family="text">
      <style:text-properties officeooo:rsid="004ba600"/>
    </style:style>
    <style:style style:name="T150" style:family="text">
      <style:text-properties officeooo:rsid="004c8a5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3" style:family="section">
      <style:section-properties fo:background-color="transparent" text:dont-balance-text-columns="true" style:editable="false">
        <style:columns fo:column-count="2">
          <style:column style:rel-width="4252*" fo:start-indent="0in" fo:end-indent="0in"/>
          <style:column style:rel-width="5385*" fo:start-indent="0in" fo:end-indent="0in"/>
        </style:columns>
        <style:background-image/>
      </style:section-properties>
    </style:style>
    <style:style style:name="Sect4" style:family="section">
      <style:section-properties text:dont-balance-text-columns="true" style:editable="false">
        <style:columns fo:column-count="2">
          <style:column style:rel-width="5101*" fo:start-indent="0in" fo:end-indent="0.039in"/>
          <style:column style:rel-width="4535*" fo:start-indent="0.039in" fo:end-indent="0in"/>
        </style:columns>
      </style:section-properties>
    </style:style>
    <style:style style:name="Sect5" style:family="section">
      <style:section-properties fo:background-color="transparent" text:dont-balance-text-columns="true" style:editable="false">
        <style:columns fo:column-count="2">
          <style:column style:rel-width="4309*" fo:start-indent="0in" fo:end-indent="0in"/>
          <style:column style:rel-width="5328*" fo:start-indent="0in" fo:end-indent="0in"/>
        </style:columns>
        <style:background-image/>
      </style:section-properties>
    </style:style>
    <style:style style:name="Sect6" style:family="section">
      <style:section-properties text:dont-balance-text-columns="true" style:editable="false">
        <style:columns fo:column-count="2">
          <style:column style:rel-width="4031*" fo:start-indent="0in" fo:end-indent="0.0193in"/>
          <style:column style:rel-width="5449*" fo:start-indent="0.0193in" fo:end-indent="0in"/>
        </style:columns>
      </style:section-properties>
    </style:style>
    <style:style style:name="Sect7" style:family="section">
      <style:section-properties text:dont-balance-text-columns="true" style:editable="false">
        <style:columns fo:column-count="2">
          <style:column style:rel-width="4506*" fo:start-indent="0in" fo:end-indent="0.039in"/>
          <style:column style:rel-width="4974*" fo:start-indent="0.039in" fo:end-indent="0in"/>
        </style:columns>
      </style:section-properties>
    </style:style>
    <style:style style:name="Sect8" style:family="section">
      <style:section-properties text:dont-balance-text-columns="true" style:editable="false">
        <style:columns fo:column-count="2">
          <style:column style:rel-width="4796*" fo:start-indent="0in" fo:end-indent="0.039in"/>
          <style:column style:rel-width="4683*" fo:start-indent="0.039in" fo:end-indent="0in"/>
        </style:columns>
      </style:section-properties>
    </style:style>
    <style:style style:name="Sect9" style:family="section">
      <style:section-properties text:dont-balance-text-columns="true" fo:margin-left="-0.0398in" fo:margin-right="-0.0398in" style:editable="false">
        <style:columns fo:column-count="2">
          <style:column style:rel-width="4654*" fo:start-indent="0in" fo:end-indent="0.0193in"/>
          <style:column style:rel-width="4939*" fo:start-indent="0.0193in" fo:end-indent="0in"/>
        </style:columns>
      </style:section-properties>
    </style:style>
    <style:style style:name="Sect10" style:family="section">
      <style:section-properties fo:background-color="transparent" text:dont-balance-text-columns="false" fo:margin-left="-0.4335in" fo:margin-right="-0.1965in" style:editable="false">
        <style:columns fo:column-count="1" fo:column-gap="0in"/>
        <style:background-image/>
      </style:section-properties>
    </style:style>
    <style:style style:name="Sect11" style:family="section">
      <style:section-properties text:dont-balance-text-columns="true" style:editable="false">
        <style:columns fo:column-count="2">
          <style:column style:rel-width="3832*" fo:start-indent="0in" fo:end-indent="0.0193in"/>
          <style:column style:rel-width="5648*" fo:start-indent="0.0193in" fo:end-indent="0in"/>
        </style:columns>
      </style:section-properties>
    </style:style>
    <style:style style:name="Sect12" style:family="section">
      <style:section-properties fo:margin-left="-0.472in" fo:margin-right="-0.472in" style:editable="false">
        <style:columns fo:column-count="1" fo:column-gap="0in"/>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6">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0551in" text:min-label-width="0.1339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8">
      <text:list-level-style-bullet text:level="1" text:style-name="Bullet_20_Symbols" loext:num-list-format="%1%" text:bullet-char="•">
        <style:list-level-properties text:min-label-width="0.118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2835in" text:min-label-width="0.0547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2437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3">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0945in"/>
        <style:text-properties style:font-name="StarSymbol"/>
      </text:list-level-style-bullet>
      <text:list-level-style-bullet text:level="2" text:style-name="Bullet_20_Symbols" loext:num-list-format="%2%" text:bullet-char="•">
        <style:list-level-properties text:space-before="0.5in" text:min-label-width="0.0945in"/>
        <style:text-properties style:font-name="StarSymbol"/>
      </text:list-level-style-bullet>
      <text:list-level-style-bullet text:level="3" text:style-name="Bullet_20_Symbols" loext:num-list-format="%3%" text:bullet-char="•">
        <style:list-level-properties text:space-before="0.75in" text:min-label-width="0.0945in"/>
        <style:text-properties style:font-name="StarSymbol"/>
      </text:list-level-style-bullet>
      <text:list-level-style-bullet text:level="4" text:style-name="Bullet_20_Symbols" loext:num-list-format="%4%" text:bullet-char="•">
        <style:list-level-properties text:space-before="1in" text:min-label-width="0.0945in"/>
        <style:text-properties style:font-name="StarSymbol"/>
      </text:list-level-style-bullet>
      <text:list-level-style-bullet text:level="5" text:style-name="Bullet_20_Symbols" loext:num-list-format="%5%" text:bullet-char="•">
        <style:list-level-properties text:space-before="1.25in" text:min-label-width="0.0945in"/>
        <style:text-properties style:font-name="StarSymbol"/>
      </text:list-level-style-bullet>
      <text:list-level-style-bullet text:level="6" text:style-name="Bullet_20_Symbols" loext:num-list-format="%6%" text:bullet-char="•">
        <style:list-level-properties text:space-before="1.5in" text:min-label-width="0.0945in"/>
        <style:text-properties style:font-name="StarSymbol"/>
      </text:list-level-style-bullet>
      <text:list-level-style-bullet text:level="7" text:style-name="Bullet_20_Symbols" loext:num-list-format="%7%" text:bullet-char="•">
        <style:list-level-properties text:space-before="1.75in" text:min-label-width="0.0945in"/>
        <style:text-properties style:font-name="StarSymbol"/>
      </text:list-level-style-bullet>
      <text:list-level-style-bullet text:level="8" text:style-name="Bullet_20_Symbols" loext:num-list-format="%8%" text:bullet-char="•">
        <style:list-level-properties text:space-before="2in" text:min-label-width="0.0945in"/>
        <style:text-properties style:font-name="StarSymbol"/>
      </text:list-level-style-bullet>
      <text:list-level-style-bullet text:level="9" text:style-name="Bullet_20_Symbols" loext:num-list-format="%9%" text:bullet-char="•">
        <style:list-level-properties text:space-before="2.25in" text:min-label-width="0.0945in"/>
        <style:text-properties style:font-name="StarSymbol"/>
      </text:list-level-style-bullet>
      <text:list-level-style-bullet text:level="10" text:style-name="Bullet_20_Symbols" loext:num-list-format="%10%" text:bullet-char="•">
        <style:list-level-properties text:space-before="2.5in" text:min-label-width="0.094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0945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33">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5in" text:min-label-width="0.0752in"/>
        <style:text-properties style:font-name="StarSymbol"/>
      </text:list-level-style-bullet>
      <text:list-level-style-bullet text:level="3" text:style-name="Bullet_20_Symbols" loext:num-list-format="%3%" text:bullet-char="•">
        <style:list-level-properties text:space-before="0.2248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0157in" text:min-label-width="0.0752in"/>
        <style:text-properties style:font-name="StarSymbol"/>
      </text:list-level-style-bullet>
      <text:list-level-style-bullet text:level="2" text:style-name="Bullet_20_Symbols" loext:num-list-format="%2%" text:bullet-char="•">
        <style:list-level-properties text:space-before="0.5in" text:min-label-width="0.0752in"/>
        <style:text-properties style:font-name="StarSymbol"/>
      </text:list-level-style-bullet>
      <text:list-level-style-bullet text:level="3" text:style-name="Bullet_20_Symbols" loext:num-list-format="%3%" text:bullet-char="•">
        <style:list-level-properties text:space-before="0.75in" text:min-label-width="0.0752in"/>
        <style:text-properties style:font-name="StarSymbol"/>
      </text:list-level-style-bullet>
      <text:list-level-style-bullet text:level="4" text:style-name="Bullet_20_Symbols" loext:num-list-format="%4%" text:bullet-char="•">
        <style:list-level-properties text:space-before="1in" text:min-label-width="0.0752in"/>
        <style:text-properties style:font-name="StarSymbol"/>
      </text:list-level-style-bullet>
      <text:list-level-style-bullet text:level="5" text:style-name="Bullet_20_Symbols" loext:num-list-format="%5%" text:bullet-char="•">
        <style:list-level-properties text:space-before="1.25in" text:min-label-width="0.0752in"/>
        <style:text-properties style:font-name="StarSymbol"/>
      </text:list-level-style-bullet>
      <text:list-level-style-bullet text:level="6" text:style-name="Bullet_20_Symbols" loext:num-list-format="%6%" text:bullet-char="•">
        <style:list-level-properties text:space-before="1.5in" text:min-label-width="0.0752in"/>
        <style:text-properties style:font-name="StarSymbol"/>
      </text:list-level-style-bullet>
      <text:list-level-style-bullet text:level="7" text:style-name="Bullet_20_Symbols" loext:num-list-format="%7%" text:bullet-char="•">
        <style:list-level-properties text:space-before="1.75in" text:min-label-width="0.0752in"/>
        <style:text-properties style:font-name="StarSymbol"/>
      </text:list-level-style-bullet>
      <text:list-level-style-bullet text:level="8" text:style-name="Bullet_20_Symbols" loext:num-list-format="%8%" text:bullet-char="•">
        <style:list-level-properties text:space-before="2in" text:min-label-width="0.0752in"/>
        <style:text-properties style:font-name="StarSymbol"/>
      </text:list-level-style-bullet>
      <text:list-level-style-bullet text:level="9" text:style-name="Bullet_20_Symbols" loext:num-list-format="%9%" text:bullet-char="•">
        <style:list-level-properties text:space-before="2.25in" text:min-label-width="0.0752in"/>
        <style:text-properties style:font-name="StarSymbol"/>
      </text:list-level-style-bullet>
      <text:list-level-style-bullet text:level="10" text:style-name="Bullet_20_Symbols" loext:num-list-format="%10%" text:bullet-char="•">
        <style:list-level-properties text:space-before="2.5in" text:min-label-width="0.0752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1535in" text:min-label-width="0.153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5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078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7">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0">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6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2">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3">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4">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5">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6">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7">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8">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9">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0">
      <text:list-level-style-bullet text:level="1" text:style-name="Bullet_20_Symbols" loext:num-list-format="%1%" text:bullet-char="•">
        <style:list-level-properties text:space-before="0.0394in" text:min-label-width="0.0591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1">
      <text:list-level-style-bullet text:level="1" text:style-name="Bullet_20_Symbols" loext:num-list-format="%1%" text:bullet-char="•">
        <style:list-level-properties text:space-before="0.0398in" text:min-label-width="0.0783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4">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7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0">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2">
      <text:list-level-style-number text:level="1"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6">
      <text:list-level-style-bullet text:level="1" text:style-name="Bullet_20_Symbols" loext:num-list-format="%1%" text:bullet-char="•">
        <style:list-level-properties text:space-before="0.0547in" text:min-label-width="0.0945in"/>
        <style:text-properties style:font-name="StarSymbol"/>
      </text:list-level-style-bullet>
      <text:list-level-style-bullet text:level="2" text:style-name="Bullet_20_Symbols" loext:num-list-format="%2%" text:bullet-char="•">
        <style:list-level-properties text:space-before="0.189in" text:min-label-width="0.0945in"/>
        <style:text-properties style:font-name="StarSymbol"/>
      </text:list-level-style-bullet>
      <text:list-level-style-bullet text:level="3" text:style-name="Bullet_20_Symbols" loext:num-list-format="%3%" text:bullet-char="•">
        <style:list-level-properties text:space-before="0.2835in" text:min-label-width="0.0945in"/>
        <style:text-properties style:font-name="StarSymbol"/>
      </text:list-level-style-bullet>
      <text:list-level-style-bullet text:level="4" text:style-name="Bullet_20_Symbols" loext:num-list-format="%4%" text:bullet-char="•">
        <style:list-level-properties text:space-before="0.3776in" text:min-label-width="0.0945in"/>
        <style:text-properties style:font-name="StarSymbol"/>
      </text:list-level-style-bullet>
      <text:list-level-style-bullet text:level="5" text:style-name="Bullet_20_Symbols" loext:num-list-format="%5%" text:bullet-char="•">
        <style:list-level-properties text:space-before="0.472in" text:min-label-width="0.0945in"/>
        <style:text-properties style:font-name="StarSymbol"/>
      </text:list-level-style-bullet>
      <text:list-level-style-bullet text:level="6" text:style-name="Bullet_20_Symbols" loext:num-list-format="%6%" text:bullet-char="•">
        <style:list-level-properties text:space-before="0.5665in" text:min-label-width="0.0945in"/>
        <style:text-properties style:font-name="StarSymbol"/>
      </text:list-level-style-bullet>
      <text:list-level-style-bullet text:level="7" text:style-name="Bullet_20_Symbols" loext:num-list-format="%7%" text:bullet-char="•">
        <style:list-level-properties text:space-before="0.661in" text:min-label-width="0.0945in"/>
        <style:text-properties style:font-name="StarSymbol"/>
      </text:list-level-style-bullet>
      <text:list-level-style-bullet text:level="8" text:style-name="Bullet_20_Symbols" loext:num-list-format="%8%" text:bullet-char="•">
        <style:list-level-properties text:space-before="0.7555in" text:min-label-width="0.0945in"/>
        <style:text-properties style:font-name="StarSymbol"/>
      </text:list-level-style-bullet>
      <text:list-level-style-bullet text:level="9" text:style-name="Bullet_20_Symbols" loext:num-list-format="%9%" text:bullet-char="•">
        <style:list-level-properties text:space-before="0.85in" text:min-label-width="0.0945in"/>
        <style:text-properties style:font-name="StarSymbol"/>
      </text:list-level-style-bullet>
      <text:list-level-style-bullet text:level="10" text:style-name="Bullet_20_Symbols" loext:num-list-format="%10%" text:bullet-char="•">
        <style:list-level-properties text:space-before="0.9445in" text:min-label-width="0.0945in"/>
        <style:text-properties style:font-name="StarSymbol"/>
      </text:list-level-style-bullet>
    </text:list-style>
    <text:list-style style:name="L87">
      <text:list-level-style-bullet text:level="1" text:style-name="Bullet_20_Symbols" loext:num-list-format="%1%" text:bullet-char="•">
        <style:list-level-properties text:space-before="0.0748in" text:min-label-width="0.0752in"/>
        <style:text-properties style:font-name="StarSymbol"/>
      </text:list-level-style-bullet>
      <text:list-level-style-bullet text:level="2" text:style-name="Bullet_20_Symbols" loext:num-list-format="%2%" text:bullet-char="•">
        <style:list-level-properties text:space-before="0.1102in" text:min-label-width="0.0354in"/>
        <style:text-properties style:font-name="StarSymbol"/>
      </text:list-level-style-bullet>
      <text:list-level-style-bullet text:level="3" text:style-name="Bullet_20_Symbols" loext:num-list-format="%3%" text:bullet-char="•">
        <style:list-level-properties text:space-before="0.185in" text:min-label-width="0.0752in"/>
        <style:text-properties style:font-name="StarSymbol"/>
      </text:list-level-style-bullet>
      <text:list-level-style-bullet text:level="4" text:style-name="Bullet_20_Symbols" loext:num-list-format="%4%" text:bullet-char="•">
        <style:list-level-properties text:space-before="0.3in" text:min-label-width="0.0752in"/>
        <style:text-properties style:font-name="StarSymbol"/>
      </text:list-level-style-bullet>
      <text:list-level-style-bullet text:level="5" text:style-name="Bullet_20_Symbols" loext:num-list-format="%5%" text:bullet-char="•">
        <style:list-level-properties text:space-before="0.3748in" text:min-label-width="0.0752in"/>
        <style:text-properties style:font-name="StarSymbol"/>
      </text:list-level-style-bullet>
      <text:list-level-style-bullet text:level="6" text:style-name="Bullet_20_Symbols" loext:num-list-format="%6%" text:bullet-char="•">
        <style:list-level-properties text:space-before="0.45in" text:min-label-width="0.0752in"/>
        <style:text-properties style:font-name="StarSymbol"/>
      </text:list-level-style-bullet>
      <text:list-level-style-bullet text:level="7" text:style-name="Bullet_20_Symbols" loext:num-list-format="%7%" text:bullet-char="•">
        <style:list-level-properties text:space-before="0.5248in" text:min-label-width="0.0752in"/>
        <style:text-properties style:font-name="StarSymbol"/>
      </text:list-level-style-bullet>
      <text:list-level-style-bullet text:level="8" text:style-name="Bullet_20_Symbols" loext:num-list-format="%8%" text:bullet-char="•">
        <style:list-level-properties text:space-before="0.6in" text:min-label-width="0.0752in"/>
        <style:text-properties style:font-name="StarSymbol"/>
      </text:list-level-style-bullet>
      <text:list-level-style-bullet text:level="9" text:style-name="Bullet_20_Symbols" loext:num-list-format="%9%" text:bullet-char="•">
        <style:list-level-properties text:space-before="0.6748in" text:min-label-width="0.0752in"/>
        <style:text-properties style:font-name="StarSymbol"/>
      </text:list-level-style-bullet>
      <text:list-level-style-bullet text:level="10" text:style-name="Bullet_20_Symbols" loext:num-list-format="%10%" text:bullet-char="•">
        <style:list-level-properties text:space-before="0.75in" text:min-label-width="0.0752in"/>
        <style:text-properties style:font-name="StarSymbol"/>
      </text:list-level-style-bullet>
    </text:list-style>
    <text:list-style style:name="L88">
      <text:list-level-style-bullet text:level="1" text:style-name="Bullet_20_Symbols" loext:num-list-format="%1%" text:bullet-char="•">
        <style:list-level-properties text:space-before="0.0748in" text:min-label-width="0.0752in"/>
        <style:text-properties style:font-name="Star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2">
      <text:list-level-style-bullet text:level="1" text:style-name="Bullet_20_Symbols" loext:num-list-format="%1%" text:bullet-char="•">
        <style:list-level-properties text:space-before="0.0748in" text:min-label-width="0.0752in"/>
        <style:text-properties style:font-name="StarSymbol"/>
      </text:list-level-style-bullet>
      <text:list-level-style-image text:level="2" xlink:href="Pictures/100000010000000A0000000A6114E15126D6B2D7.gif" xlink:type="simple" xlink:show="embed" xlink:actuate="onLoad">
        <style:list-level-properties text:space-before="0.15in" text:min-label-width="0.0752in" style:vertical-pos="middle" style:vertical-rel="line" fo:width="0.1043in" fo:height="0.1043in"/>
      </text:list-level-style-image>
      <text:list-level-style-image text:level="3" xlink:href="Pictures/100000010000000A0000000A6114E15126D6B2D7.gif" xlink:type="simple" xlink:show="embed" xlink:actuate="onLoad">
        <style:list-level-properties text:space-before="0.2248in" text:min-label-width="0.0752in" style:vertical-pos="middle" style:vertical-rel="line" fo:width="0.1043in" fo:height="0.1043in"/>
      </text:list-level-style-image>
      <text:list-level-style-image text:level="4" xlink:href="Pictures/100000010000000A0000000A6114E15126D6B2D7.gif" xlink:type="simple" xlink:show="embed" xlink:actuate="onLoad">
        <style:list-level-properties text:space-before="0.3in" text:min-label-width="0.0752in" style:vertical-pos="middle" style:vertical-rel="line" fo:width="0.1043in" fo:height="0.1043in"/>
      </text:list-level-style-image>
      <text:list-level-style-image text:level="5" xlink:href="Pictures/100000010000000A0000000A6114E15126D6B2D7.gif" xlink:type="simple" xlink:show="embed" xlink:actuate="onLoad">
        <style:list-level-properties text:space-before="0.3748in" text:min-label-width="0.0752in" style:vertical-pos="middle" style:vertical-rel="line" fo:width="0.1043in" fo:height="0.1043in"/>
      </text:list-level-style-image>
      <text:list-level-style-image text:level="6" xlink:href="Pictures/100000010000000A0000000A6114E15126D6B2D7.gif" xlink:type="simple" xlink:show="embed" xlink:actuate="onLoad">
        <style:list-level-properties text:space-before="0.45in" text:min-label-width="0.0752in" style:vertical-pos="middle" style:vertical-rel="line" fo:width="0.1043in" fo:height="0.1043in"/>
      </text:list-level-style-image>
      <text:list-level-style-image text:level="7" xlink:href="Pictures/100000010000000A0000000A6114E15126D6B2D7.gif" xlink:type="simple" xlink:show="embed" xlink:actuate="onLoad">
        <style:list-level-properties text:space-before="0.5248in" text:min-label-width="0.0752in" style:vertical-pos="middle" style:vertical-rel="line" fo:width="0.1043in" fo:height="0.1043in"/>
      </text:list-level-style-image>
      <text:list-level-style-image text:level="8" xlink:href="Pictures/100000010000000A0000000A6114E15126D6B2D7.gif" xlink:type="simple" xlink:show="embed" xlink:actuate="onLoad">
        <style:list-level-properties text:space-before="0.6in" text:min-label-width="0.0752in" style:vertical-pos="middle" style:vertical-rel="line" fo:width="0.1043in" fo:height="0.1043in"/>
      </text:list-level-style-image>
      <text:list-level-style-image text:level="9" xlink:href="Pictures/100000010000000A0000000A6114E15126D6B2D7.gif" xlink:type="simple" xlink:show="embed" xlink:actuate="onLoad">
        <style:list-level-properties text:space-before="0.6748in" text:min-label-width="0.0752in" style:vertical-pos="middle" style:vertical-rel="line" fo:width="0.1043in" fo:height="0.1043in"/>
      </text:list-level-style-image>
      <text:list-level-style-image text:level="10" xlink:href="Pictures/100000010000000A0000000A6114E15126D6B2D7.gif" xlink:type="simple" xlink:show="embed" xlink:actuate="onLoad">
        <style:list-level-properties text:space-before="0.75in" text:min-label-width="0.0752in" style:vertical-pos="middle" style:vertical-rel="line" fo:width="0.1043in" fo:height="0.1043in"/>
      </text:list-level-style-image>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harcrendszer</text:title></text:p>
      <text:p text:style-name="Subtitle"><text:subject>M* világához</text:subject></text:p>
      <text:p text:style-name="Subtitle">v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6">Nonprofit szabályrendszer a M* világához<text:line-break/>Ailtas, 2008</text:p>
      <text:p text:style-name="P35"/>
      <text:p text:style-name="P35"/>
      <text:p text:style-name="P35"><draw:a xlink:type="simple" xlink:href="http://creativecommons.org/licenses/by-nc-sa/2.5/hu/"><draw:frame draw:style-name="fr1" draw:name="HTTP://CREATIVECOMMONS.ORG/LICENSES/BY-NC-SA/2.5/HU/" text:anchor-type="paragraph" svg:width="0.8335in" svg:height="0.1665in" draw:z-index="0"><draw:image xlink:href="Pictures/100000000000005000000010E101A7130EDAA4E0.png" xlink:type="simple" xlink:show="embed" xlink:actuate="onLoad" draw:mime-type="image/png"/></draw:frame></draw:a></text:p>
      <text:p text:style-name="P87"><text:s/></text:p>
      <text:p text:style-name="P250">Creative Commons License</text:p>
      <text:p text:style-name="P250">Ezen dokumentum maga, továbbá részletei, vagy másolatai kizárólag a Creative Commons</text:p>
      <text:p text:style-name="P35"><text:a xlink:type="simple" xlink:href="http://creativecommons.org/licenses/by-nc-sa/2.5/hu/" text:style-name="Internet_20_link" text:visited-style-name="Visited_20_Internet_20_Link"><text:span text:style-name="T96">Nevezd meg!-Ne add el!-Így add tovább! 2.5 Magyarország</text:span></text:a></text:p>
      <text:p text:style-name="P86"><text:span text:style-name="T95">Licenc feltételeinek megfelelően használható fel</text:span>. </text:p>
      <text:p text:style-name="P34"/>
      <text:p text:style-name="P17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Contents_20_Heading">Tartalomjegyzék</text:p>
          </text:index-title>
          <text:p text:style-name="P313">1. Harcrendszer<text:tab/>6</text:p>
          <text:p text:style-name="P314">1.1. Életerő<text:tab/>7</text:p>
          <text:p text:style-name="P315">1.1.1 <text:s/>Életerő Pont<text:tab/>7</text:p>
          <text:p text:style-name="P315">1.1.2 <text:s/>Kábulat Életerő Pont (KT)<text:tab/>7</text:p>
          <text:p text:style-name="P316">Kábulat ÉP gyógyulása<text:tab/>7</text:p>
          <text:p text:style-name="P316">Tartós rosszullét<text:tab/>8</text:p>
          <text:p text:style-name="P316">Verekedés, Kocsmai bunyó és Kábulat ÉP<text:tab/>8</text:p>
          <text:p text:style-name="P316">Fejbe vágás<text:tab/>8</text:p>
          <text:p text:style-name="P316">Példa Kábulat ÉP alkalmazására<text:tab/>9</text:p>
          <text:p text:style-name="P315">1.1.3 <text:s/>Sebesülés<text:tab/>10</text:p>
          <text:p text:style-name="P316">Fájdalomtűrés<text:tab/>11</text:p>
          <text:p text:style-name="P317">Fájdalomtűrés harc közben<text:tab/>11</text:p>
          <text:p text:style-name="P317">Fájdalomtűrés harcon kívül<text:tab/>11</text:p>
          <text:p text:style-name="P316">Sérülés hatása képzettségpróbára<text:tab/>11</text:p>
          <text:p text:style-name="P316">Vértek, SFÉ<text:tab/>11</text:p>
          <text:p text:style-name="P316">Példa a sebesülésre<text:tab/>12</text:p>
          <text:p text:style-name="P315">1.1.4 <text:s/>Haldoklás<text:tab/>12</text:p>
          <text:p text:style-name="P315">1.1.5 <text:s/>Gyógyulás<text:tab/>12</text:p>
          <text:p text:style-name="P316">Sebek jellege<text:tab/>12</text:p>
          <text:p text:style-name="P314">1.2. Harc<text:tab/>13</text:p>
          <text:p text:style-name="P315">1.2.1 <text:s/>Harcértékek felépítése<text:tab/>13</text:p>
          <text:p text:style-name="P316">Harcérték Alapok<text:tab/>13</text:p>
          <text:p text:style-name="P316">Harci Tulajdonságok<text:tab/>13</text:p>
          <text:p text:style-name="P316">Harcérték Módosító (HM)<text:tab/>14</text:p>
          <text:p text:style-name="P317">HM korlát<text:tab/>14</text:p>
          <text:p text:style-name="P316">Harcmodor képzettségek<text:tab/>15</text:p>
          <text:p text:style-name="P317">Harcmodorok és Manőverek<text:tab/>16</text:p>
          <text:p text:style-name="P317">Manőverek tanulása<text:tab/>16</text:p>
          <text:p text:style-name="P316">Mesterfegyver fortély<text:tab/>16</text:p>
          <text:p text:style-name="P315">1.2.2 <text:s/>KÉ, TÉ, VÉ, CÉ<text:tab/>17</text:p>
          <text:p text:style-name="P316">Kezdeményező érték<text:tab/>17</text:p>
          <text:p text:style-name="P316">Védő Érték<text:tab/>18</text:p>
          <text:p text:style-name="P316">Támadó Érték<text:tab/>19</text:p>
          <text:p text:style-name="P316">Célzó Érték<text:tab/>20</text:p>
          <text:p text:style-name="P315">1.2.3 <text:s/>Mozgásgátló Tényező (MGT )<text:tab/>21</text:p>
          <text:p text:style-name="P315">1.2.4 <text:s/>Előnyös és hátrányos helyzet<text:tab/>21</text:p>
          <text:p text:style-name="P315">1.2.5 <text:s/>Támadások száma<text:tab/>22</text:p>
          <text:p text:style-name="P316">„Harcmodor-Sebesség”<text:tab/>22</text:p>
          <text:p text:style-name="P316">„Fegyver-Sebesség”<text:tab/>22</text:p>
          <text:p text:style-name="P316">Plusz támadások száma<text:tab/>22</text:p>
          <text:p text:style-name="P315">1.2.6 <text:s/>A harc menete – összefoglalás<text:tab/>23</text:p>
          <text:p text:style-name="P315">1.2.7 <text:s/>Csataszabályok<text:tab/>24</text:p>
          <text:p text:style-name="P315">1.2.8 <text:s/>A harc menete – részletes leírás<text:tab/>25</text:p>
          <text:p text:style-name="P316">Harci kör<text:tab/>25</text:p>
          <text:p text:style-name="P316">Cselekedetek<text:tab/>25</text:p>
          <text:p text:style-name="P316">Kezdeményezés<text:tab/>25</text:p>
          <text:p text:style-name="P316">Támadás<text:tab/>26</text:p>
          <text:p text:style-name="P317"><text:soft-page-break/>Védő Érték csökkentése<text:tab/>27</text:p>
          <text:p text:style-name="P317">Túlütés<text:tab/>27</text:p>
          <text:p text:style-name="P317">Többszörös túlütés<text:tab/>27</text:p>
          <text:p text:style-name="P317">00-ás (100-as) támadó dobás<text:tab/>27</text:p>
          <text:p text:style-name="P317">01-es támadó dobás (balsiker)<text:tab/>28</text:p>
          <text:p text:style-name="P316">Sebzés<text:tab/>29</text:p>
          <text:p text:style-name="P317">Harcérték csökkenés<text:tab/>29</text:p>
          <text:p text:style-name="P317">Támadás jellege, páncél SFÉ, fegyver Átütése<text:tab/>29</text:p>
          <text:p text:style-name="P317">Elsődleges támadási típus<text:tab/>29</text:p>
          <text:p text:style-name="P317">Átütés<text:tab/>29</text:p>
          <text:p text:style-name="P317">Páncéldobás (találat helye)<text:tab/>30</text:p>
          <text:p text:style-name="P317">Erőbónusz és Erőhiány<text:tab/>30</text:p>
          <text:p text:style-name="P317">Élőholtak sebzése<text:tab/>30</text:p>
          <text:p text:style-name="P316">Vérzés<text:tab/>30</text:p>
          <text:p text:style-name="P316">Védő Érték regenerálódása<text:tab/>31</text:p>
          <text:p text:style-name="P316">Zuhanás, megégés, zúzódás, varázslatok sebzése<text:tab/>32</text:p>
          <text:p text:style-name="P316">Példák sebzésre<text:tab/>32</text:p>
          <text:p text:style-name="P315">1.2.9 <text:s/>Példaharc<text:tab/>33</text:p>
          <text:p text:style-name="P315">1.2.10 <text:s/>Harci helyzetek<text:tab/>35</text:p>
          <text:p text:style-name="P316">Képzetlen fegyverhasználat<text:tab/>36</text:p>
          <text:p text:style-name="P316">Harc puszta kézzel<text:tab/>36</text:p>
          <text:p text:style-name="P316">Érintő támadás<text:tab/>36</text:p>
          <text:p text:style-name="P316">Harc rosszabbik kézben tartott fegyverrel<text:tab/>36</text:p>
          <text:p text:style-name="P316">Támadás hátulról<text:tab/>36</text:p>
          <text:p text:style-name="P316">Meglepetés<text:tab/>36</text:p>
          <text:p text:style-name="P316">Készületlenség<text:tab/>36</text:p>
          <text:p text:style-name="P316">Megrendült<text:tab/>37</text:p>
          <text:p text:style-name="P316">Észrevétlen támadás<text:tab/>38</text:p>
          <text:p text:style-name="P316">Harc magasabbról<text:tab/>38</text:p>
          <text:p text:style-name="P316">Harc gyűlöletből<text:tab/>38</text:p>
          <text:p text:style-name="P316">Fegyverrántás<text:tab/>39</text:p>
          <text:p text:style-name="P316">Harc helyhez kötve<text:tab/>40</text:p>
          <text:p text:style-name="P316">Beszorított helyzet<text:tab/>40</text:p>
          <text:p text:style-name="P316">Harc földön fekve<text:tab/>40</text:p>
          <text:p text:style-name="P316">Harc félhomályban<text:tab/>40</text:p>
          <text:p text:style-name="P316">Félelem harc közben<text:tab/>40</text:p>
          <text:p text:style-name="P316">Lóról leesés<text:tab/>41</text:p>
          <text:p text:style-name="P316">A védekező takarásban<text:tab/>41</text:p>
          <text:p text:style-name="P316">Harc állatokkal<text:tab/>41</text:p>
          <text:p text:style-name="P315">1.2.11 <text:s/>Kétkezes harc<text:tab/>42</text:p>
          <text:p text:style-name="P315">1.2.12 <text:s/>Harci taktikák<text:tab/>43</text:p>
          <text:p text:style-name="P316">Összefoglaló<text:tab/>43</text:p>
          <text:p text:style-name="P316">Ökölszabály Védő Érték eltolásra<text:tab/>44</text:p>
          <text:p text:style-name="P316">Támadó taktika<text:tab/>44</text:p>
          <text:p text:style-name="P316">Védő taktika<text:tab/>45</text:p>
          <text:p text:style-name="P316">Kezdeményező taktika<text:tab/>45</text:p>
          <text:p text:style-name="P316">Kiváró Taktika<text:tab/>45</text:p>
          <text:p text:style-name="P316">Védekező harc<text:tab/>46</text:p>
          <text:p text:style-name="P316">Fárasztás<text:tab/>46</text:p>
          <text:p text:style-name="P316">Roham<text:tab/>46</text:p>
          <text:p text:style-name="P316">Öngyilkos roham<text:tab/>47</text:p>
          <text:p text:style-name="P316"><text:soft-page-break/>Belharc, Belharci szituáció<text:tab/>47</text:p>
          <text:p text:style-name="P316">Érintő támadás<text:tab/>48</text:p>
          <text:p text:style-name="P316">Kijelölt testrészre támadás<text:tab/>48</text:p>
          <text:p text:style-name="P316">Támadás erőből<text:tab/>48</text:p>
          <text:p text:style-name="P316">Csonkolás és törés<text:tab/>49</text:p>
          <text:p text:style-name="P316">Leütés hátulról (fejre/tarkóra)<text:tab/>49</text:p>
          <text:p text:style-name="P316">Orvtámadás<text:tab/>49</text:p>
          <text:p text:style-name="P316">Pontok támadása harc közben<text:tab/>49</text:p>
          <text:p text:style-name="P316">Visszafogott csapás /Harc az ellenfél elfogásáért<text:tab/>49</text:p>
          <text:p text:style-name="P316">Mögékerülés<text:tab/>50</text:p>
          <text:p text:style-name="P316">Rávetődés hátulról<text:tab/>50</text:p>
          <text:p text:style-name="P315">1.2.13 <text:s/>Lovas harci taktikák<text:tab/>51</text:p>
          <text:p text:style-name="P316">Harc lóhátról<text:tab/>51</text:p>
          <text:p text:style-name="P316">Lovas roham<text:tab/>51</text:p>
          <text:p text:style-name="P315">1.2.14 <text:s/>Harci alakzatok<text:tab/>52</text:p>
          <text:p text:style-name="P315">1.2.15 <text:s/>Manőverek<text:tab/>53</text:p>
          <text:p text:style-name="P316">Manőverek végrehajtása, képzetlenség<text:tab/>53</text:p>
          <text:p text:style-name="P316">Manőverek fejlesztése, manőver-ismeretek<text:tab/>53</text:p>
          <text:p text:style-name="P316">„Passzív Manőver” harci fortély<text:tab/>54</text:p>
          <text:p text:style-name="P316">Manőver lista<text:tab/>55</text:p>
          <text:p text:style-name="P316">Szabályok Manőverekre<text:tab/>58</text:p>
          <text:p text:style-name="P316">Manőverek nehézsége<text:tab/>58</text:p>
          <text:p text:style-name="P316">Manőver végrehajtásának lépései<text:tab/>59</text:p>
          <text:p text:style-name="P317">Megakasztás (M)<text:tab/>59</text:p>
          <text:p text:style-name="P317">Végrehajtás (V)<text:tab/>60</text:p>
          <text:p text:style-name="P317">Ellenpróba (E)<text:tab/>60</text:p>
          <text:p text:style-name="P317">Vállalás<text:tab/>60</text:p>
          <text:p text:style-name="P316">Egyszerű példa egy Manőver alkalmazására<text:tab/>60</text:p>
          <text:p text:style-name="P316">Összetettebb példa egy Manőver alkalmazására<text:tab/>61</text:p>
          <text:p text:style-name="P314">1.3. Fegyverek<text:tab/>63</text:p>
          <text:p text:style-name="P315">1.3.1 <text:s/>Általános fegyver-harcértékek<text:tab/>63</text:p>
          <text:p text:style-name="P315">1.3.2 <text:s/>Elsődleges támadási típus<text:tab/>63</text:p>
          <text:p text:style-name="P315">1.3.3 <text:s/>Különleges fegyver szabály (jelölése: KF)<text:tab/>63</text:p>
          <text:p text:style-name="P315">1.3.4 <text:s/>Puszta kéz<text:tab/>64</text:p>
          <text:p text:style-name="P316">Érintő támadás<text:tab/>64</text:p>
          <text:p text:style-name="P315">1.3.5 <text:s/>Hárítófegyverek<text:tab/>64</text:p>
          <text:p text:style-name="P315">1.3.6 <text:s/>Közelharci fegyverek<text:tab/>65</text:p>
          <text:p text:style-name="P315">1.3.7 <text:s/>Kardvívó fegyverek harcértékei<text:tab/>66</text:p>
          <text:p text:style-name="P315">1.3.8 <text:s/>Pusztító fegyverek harcértékei<text:tab/>69</text:p>
          <text:p text:style-name="P315">1.3.9 <text:s/>Lándzsavívó fegyverek harcértékei<text:tab/>70</text:p>
          <text:p text:style-name="P315">1.3.10 <text:s/>Lovas fegyverek harcértékei<text:tab/>70</text:p>
          <text:p text:style-name="P315">1.3.11 <text:s/>Hajítófegyverek harcértékei<text:tab/>71</text:p>
          <text:p text:style-name="P315">1.3.12 <text:s/>Lőfegyverek harcértékei<text:tab/>72</text:p>
          <text:p text:style-name="P316">Íjász lőfegyverek<text:tab/>72</text:p>
          <text:p text:style-name="P316">Lövész lőfegyverek<text:tab/>73</text:p>
          <text:p text:style-name="P314">1.4. Pajzsok, hárítófegyverek<text:tab/>74</text:p>
          <text:p text:style-name="P314">1.5. Vértek, Páncélok<text:tab/>75</text:p>
          <text:p text:style-name="P315">1.5.1 <text:s/>Sebzésfelfogó Érték (SFÉ)<text:tab/>75</text:p>
          <text:p text:style-name="P315">1.5.2 <text:s text:c="2"/>Páncél struktúrák, alapanyag minősége<text:tab/>75</text:p>
          <text:p text:style-name="P315">1.5.3 <text:s/>Páncél tagok és a védett terület<text:tab/>76</text:p>
          <text:p text:style-name="P315">1.5.4 <text:s/>Páncéldobás<text:tab/>76</text:p>
          <text:p text:style-name="P315"><text:soft-page-break/>1.5.5 <text:s/>Mozgásgátló Tényező (MGT)<text:tab/>76</text:p>
          <text:p text:style-name="P316">Alap (mellvért) MGT<text:tab/>76</text:p>
          <text:p text:style-name="P316">Vért kidolgozottsága, csatolt elemek száma<text:tab/>77</text:p>
          <text:p text:style-name="P315">1.5.6 <text:s/>Fém vértek alapanyagai<text:tab/>78</text:p>
          <text:p text:style-name="P315">1.5.7 <text:s/>Páncél Ára<text:tab/>78</text:p>
          <text:p text:style-name="P316">Miért százalék érték az „Ár”?<text:tab/>78</text:p>
          <text:p text:style-name="P315">1.5.8 <text:s/>Példa egy páncél leírására<text:tab/>78</text:p>
          <text:p text:style-name="P315">1.5.9 <text:s/>Erő bónusz MGT-re<text:tab/>78</text:p>
          <text:p text:style-name="P315">1.5.10 <text:s/>Erő követelmény MGT-re<text:tab/>79</text:p>
          <text:p text:style-name="P315">1.5.11 <text:s/>Rossz méretű vért viselése<text:tab/>79</text:p>
          <text:p text:style-name="P315">1.5.12 <text:s/>Egydarabos tag viselése<text:tab/>79</text:p>
          <text:p text:style-name="P315">1.5.13 <text:s/>Sérült vért javítása és MGT módosító hatása<text:tab/>79</text:p>
          <text:p text:style-name="P315">1.5.14 <text:s/>Példa átlagos páncélra<text:tab/>79</text:p>
          <text:p text:style-name="P315">1.5.15 <text:s/>Példa egy vértre, amiben a lehető legnehezebb mozogni...<text:tab/>80</text:p>
          <text:p text:style-name="P315">1.5.16 <text:s/>Vértviselet fortély<text:tab/>80</text:p>
          <text:p text:style-name="P314">1.6. Távolsági harc<text:tab/>82</text:p>
        </text:index-body>
      </text:table-of-content>
      <text:p text:style-name="Standard"/>
      <text:p text:style-name="Text_20_body"/>
      <text:h text:style-name="P330" text:outline-level="1"><text:bookmark-start text:name="__RefHeading___Toc11698_3781431762"/>Harcrendszer<text:bookmark-end text:name="__RefHeading___Toc11698_3781431762"/></text:h>
      <text:p text:style-name="Text_20_body">A szabályrendszer legizgalmasabb része természetesen a harcrendszer. Itt találhatóak azok a szabályok, amelyek segítségével a játék során lemesélt harcokat szimulálni tudjuk.</text:p>
      <text:p text:style-name="Text_20_body">Nem mindegy, hogy a karakterek mennyire képzettek, milyen harci helyzetben vannak, milyen trükköket ismernek és milyen fegyverekkel, vértekkel vannak felszerelve.</text:p>
      <text:p text:style-name="Text_20_body">Az igazi jó harcos taktikus. Ismeri saját gyengéit és erősségeit és igyekszik olyan körülményeket kialakítani maga számára, amelyek segítségével győzedelmeskedhet.</text:p>
      <text:p text:style-name="Text_20_body"/>
      <text:h text:style-name="Heading_20_2" text:outline-level="2"><text:bookmark-start text:name="__RefHeading___Toc11700_3781431762"/>Életerő<text:bookmark-end text:name="__RefHeading___Toc11700_3781431762"/></text:h>
      <text:h text:style-name="Heading_20_3" text:outline-level="3"><text:bookmark-start text:name="__RefHeading___Toc11702_3781431762"/>Életerő Pont<text:bookmark-end text:name="__RefHeading___Toc11702_3781431762"/></text:h>
      <text:p text:style-name="Text_20_body"><text:s/>A Karakteralkotás fejezetben már ismertetett Életerő pontokat használjuk a harcban elszenvedett sérülések jegyzésére. Emlékeztetőül: <text:s/><text:span text:style-name="T28">ÉP=12 + (Edzettség x2 )</text:span></text:p>
      <text:p text:style-name="Text_20_body"><text:s/>Ha sebet kapunk, ezekből a pontokból kell levonnunk az okozott sérülést (lásd Sebesülés fejezet).</text:p>
      <text:section text:style-name="Sect2" text:name="Szakasz2">
        <text:p text:style-name="P295"><text:s/></text:p>
        <table:table table:name="Tábla8" table:style-name="Tábla8">
          <table:table-column table:style-name="Tábla8.A" table:number-columns-repeated="3"/>
          <table:table-column table:style-name="Tábla8.D"/>
          <table:table-header-rows>
            <table:table-row table:style-name="TableLine2968278383088">
              <table:table-cell table:style-name="Tábla8.A1" table:number-columns-spanned="4" office:value-type="string">
                <text:p text:style-name="P54">Életerő Pontok</text:p>
              </table:table-cell>
              <table:covered-table-cell/>
              <table:covered-table-cell/>
              <table:covered-table-cell/>
            </table:table-row>
          </table:table-header-rows>
          <table:table-row table:style-name="TableLine2968278379056">
            <table:table-cell table:style-name="Tábla8.A2" office:value-type="string">
              <text:p text:style-name="_5b_RPG_5d__20_Táblázattartalom_20_1">S1<text:line-break/><text:span text:style-name="T40">(ÉP/4)</text:span></text:p>
            </table:table-cell>
            <table:table-cell table:style-name="Tábla8.A2" office:value-type="string">
              <text:p text:style-name="_5b_RPG_5d__20_Táblázattartalom_20_1">S2<text:line-break/><text:span text:style-name="T40">(ÉP/4)</text:span></text:p>
            </table:table-cell>
            <table:table-cell table:style-name="Tábla8.A2" office:value-type="string">
              <text:p text:style-name="_5b_RPG_5d__20_Táblázattartalom_20_1">S3<text:line-break/><text:span text:style-name="T40">(ÉP/4)</text:span></text:p>
            </table:table-cell>
            <table:table-cell table:style-name="Tábla8.D2" office:value-type="string">
              <text:p text:style-name="_5b_RPG_5d__20_Táblázattartalom_20_1">S4<text:line-break/><text:span text:style-name="T40">(ÉP/4)</text:span></text:p>
            </table:table-cell>
          </table:table-row>
          <table:table-row table:style-name="TableLine2968278384240">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968278387408">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96827838971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968278394032">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A3" office:value-type="string">
              <text:p text:style-name="_5b_RPG_5d__20_Táblázattartalom_20_1"/>
            </table:table-cell>
            <table:table-cell table:style-name="Tábla8.D3" office:value-type="string">
              <text:p text:style-name="P41"/>
            </table:table-cell>
          </table:table-row>
          <table:table-row table:style-name="TableLine2968278379632">
            <table:table-cell table:style-name="Tábla8.B7" office:value-type="string">
              <text:p text:style-name="_5b_RPG_5d__20_Táblázattartalom_20_1"/>
            </table:table-cell>
            <table:table-cell table:style-name="Tábla8.B7" office:value-type="string">
              <text:p text:style-name="_5b_RPG_5d__20_Táblázattartalom_20_1"/>
            </table:table-cell>
            <table:table-cell table:style-name="Tábla8.C7" office:value-type="string">
              <text:p text:style-name="P41"/>
            </table:table-cell>
            <table:table-cell table:style-name="Tábla8.D7" office:value-type="string">
              <text:p text:style-name="P41"/>
            </table:table-cell>
          </table:table-row>
        </table:table>
        <text:p text:style-name="P171"><text:s/><text:span text:style-name="T48"><text:s/></text:span></text:p>
        <text:p text:style-name="P309">Az <text:span text:style-name="T28">Életerő Pontok</text:span> (ÉP) 4 egészség kategória közt egyenlő arányban oszlanak el. A maradékot balról jobbra osztjuk el. Az ún. sebesülés kategóriák szimulálják, hogy milyen állapotban van a karakter. Az S1 az enyhén, S2 a közepesen, S3 a súlyosan, az S4 pedig a halálosan sérült állapotot jelöli.</text:p>
        <text:p text:style-name="Text_20_body"><text:span text:style-name="_5b_RPG_5d__20_Kiemelt_20_kifejezés"><text:span text:style-name="T18">Az egyes kategóriák jelölésében az „S” a „Sebesülés” -re utal, a szám utána pedig könnyen azonosítja állapotunkat.</text:span></text:span></text:p>
        <text:p text:style-name="P307"><text:span text:style-name="_5b_RPG_5d__20_Kiemelt_20_kifejezés"><text:span text:style-name="T18">A bal oldali ábra 18 ÉP elosztását mutatja be. Az állapot romlásának hatásait a „Sebesülés” fejezetben ismertetjük.</text:span></text:span></text:p>
      </text:section>
      <text:p text:style-name="P10"><text:span text:style-name="_5b_RPG_5d_Kiemelt_20_kifejezés"/></text:p>
      <text:h text:style-name="Heading_20_3" text:outline-level="3"><text:bookmark-start text:name="__RefHeading___Toc11704_3781431762"/><text:span text:style-name="_5b_RPG_5d_Kiemelt_20_kifejezés">Kábulat Életerő Pont (KT)</text:span><text:bookmark-end text:name="__RefHeading___Toc11704_3781431762"/></text:h>
      <text:p text:style-name="Text_20_body"><text:span text:style-name="_5b_RPG_5d_Kiemelt_20_kifejezés"><text:span text:style-name="T18">A rendszer különbséget tesz a fizikai sérülés és a karakter azon állapota között, amely a pillanatnyi állapotát, ájulástól való „távolságát” meghatározza. Ez utóbbit szimulálja a Kábulat Életerő Pont (</text:span></text:span><text:span text:style-name="_5b_RPG_5d_Kiemelt_20_kifejezés"><text:span text:style-name="T28">KT</text:span></text:span><text:span text:style-name="_5b_RPG_5d_Kiemelt_20_kifejezés"><text:span text:style-name="T18">). A </text:span></text:span><text:span text:style-name="_5b_RPG_5d_Kiemelt_20_kifejezés"><text:span text:style-name="T17">KT nem azonos a Fájdalomtűrés képzettséggel, </text:span></text:span><text:span text:style-name="_5b_RPG_5d_Kiemelt_20_kifejezés"><text:span text:style-name="T18">tőle független fogalom. A KT jelenthet kábultságot, rosszullétet, mérgezés okozta gyengeséget, sőt másnaposságot is!</text:span></text:span></text:p>
      <text:p text:style-name="Text_20_body"><text:span text:style-name="_5b_RPG_5d_Kiemelt_20_kifejezés"><text:span text:style-name="T18">A KT-nek nincs kezdeti értéke, csak a fenti hatások valamelyike következtében jöhet létre. Tehát ebből a szempontból jegyzése az ÉP-vel ellentétes. Mikor valaki olyan „sebesülést”szenved el, hogy KT-t „szerez”, a</text:span></text:span> hatás <text:span text:style-name="T35">megegyezik azzal, mint amit valós sebesülés esetén tapasztal, </text:span>de nem jár strukturális károsodással (valódi ÉP sebbel), vagy halállal, legfeljebb ájulással. Tipikus esete a <text:span text:style-name="T18">KT</text:span> sebesülésnek, mikor valakit alaposan fejbe kólintanak. Ez – szándéktól függően – okozhat valós sebesülést is, de ezen kívül Kábulat <text:span text:style-name="T18">ÉP</text:span>-ket is szül. Másik példa lehet, mikor a karakter rosszullétet okozó mérget iszik.</text:p>
      <text:p text:style-name="Text_20_body">A sima <text:span text:style-name="T18">ÉP</text:span> és a <text:span text:style-name="T18">KT</text:span> értékek kezelése <text:span text:style-name="T24">ugyanabban</text:span> az <text:span text:style-name="T18">ÉP</text:span> táblázatban történik, hatásaik is megegyeznek, csak a <text:span text:style-name="T18">KT</text:span> esetén nincs valós fizikai sérülés. <text:span text:style-name="T35">Így tehát a „sebesülés” okozta harcérték levonások úgy számítandóak, mintha valós sebzés történt volna!</text:span> A gyakorlatban ez úgy néz ki, hogy ha a karakter Kábulat <text:span text:style-name="T18">ÉP</text:span>-t szerez, azt bejelöli a rendes <text:span text:style-name="T18">ÉP</text:span> táblázatban.</text:p>
      <text:p text:style-name="Text_20_body"/>
      <text:p text:style-name="Text_20_body"><text:span text:style-name="_5b_RPG_5d_Kiemelt_20_kifejezés">Sebzések jelölése az ÉP táblázatban</text:span>:: Először jelöljük be a valós sebesülés okozta <text:span text:style-name="T18">ÉP</text:span>-ket, majd utána a Kábulat <text:span text:style-name="T18">ÉP</text:span>-ket (ajánlott egy „K” betű írása a rubrikákba). </text:p>
      <text:p text:style-name="Text_20_body">Ha egy karakternek egy korábbi fejbekólintás okán vannak már KT-i és egy újabb – valós – sebet szerez, akkor az újabb sebet a legutolsó <text:span text:style-name="T24">valós</text:span> seb után írjuk be, a meglevő KT-ket pedig „toljuk lejjebb”. Ha KT-k hatására betelik az életerő táblázat, a karakter akkor is életben marad. Halált csak a valós ÉP-k 0-ra csökkenése okozhat.</text:p>
      <text:h text:style-name="Heading_20_4" text:outline-level="4"><text:bookmark-start text:name="__RefHeading___Toc11706_3781431762"/>Kábulat ÉP gyógyulása<text:bookmark-end text:name="__RefHeading___Toc11706_3781431762"/></text:h>
      <text:p text:style-name="Text_20_body">A Kábulat ÉP, mivel nem valós sebesülés okozta, gyorsabban „gyógyul”, mint a valós ÉP seb. Fizikai behatás esetén kb. óránként 1 pont „tűnik el”, és így szép lassan „visszaolvad” a valós sebzésbe. Mérgezés, betegség esetén a hatás tartósabb is lehet, itt a KM dönt. Alvás közben a gyógyulási sebesség duplázódik, tehát 2KT/óra. Ha a KM úgy látja indokoltnak eltérhet a fenti számoktól.</text:p>
      <text:h text:style-name="Heading_20_4" text:outline-level="4"><text:bookmark-start text:name="__RefHeading___Toc11708_3781431762"/><text:soft-page-break/>Tartós rosszullét<text:bookmark-end text:name="__RefHeading___Toc11708_3781431762"/></text:h>
      <text:p text:style-name="Text_20_body">Ha a karakter például méregnek „köszönhetően” tartósan gyengélkedik, akkor tartósan alkalmazhatjuk a KT-ket, azaz a rosszullét idejére ezek megmaradnak, vagy lassabban tűnnek el.</text:p>
      <text:h text:style-name="Heading_20_4" text:outline-level="4"><text:bookmark-start text:name="__RefHeading___Toc11710_3781431762"/>Verekedés, Kocsmai bunyó és Kábulat ÉP<text:bookmark-end text:name="__RefHeading___Toc11710_3781431762"/></text:h>
      <text:p text:style-name="Text_20_body">A KT kiválóan alkalmas kocsmai verekedések, kisebb – nem „vérre menő” – összetűzések szimulálására is. Mint ahogy azt a „Fegyverek” fejezetben láthatjuk, a Puszta kéz sebzése mindig KT (kivéve egyes harcművész stílusokat). Minden 5. KT okoz csak 1 ÉP valós sebesülést.</text:p>
      <text:h text:style-name="Heading_20_4" text:outline-level="4"><text:bookmark-start text:name="__RefHeading___Toc11712_3781431762"/>Fejbe vágás<text:bookmark-end text:name="__RefHeading___Toc11712_3781431762"/></text:h>
      <text:p text:style-name="Text_20_body">Gyakori eset, hogy valakinek ráhúznak egy nagyot a fejére. Például sisakos ellenfelet fejen találnak egy buzogánnyal. A sisak ugyan megvédi, de a feje mégis igen nagy traumát szenved el, pár körig meglehetősen kellemetlenül érzi magát. Ez természetesen helyzet specifikus, a – KM dönt –, de irányadónak elmondhatjuk, hogy ilyenkor például plusz 2-3 KT büntetést kap az áldozat, amelyek azonban pár kör alatt elmúlnak. Ne keverjük a „Fejbe vágást” a <text:span text:style-name="T23">„Leütés hátulról” harci taktikával</text:span>!</text:p>
      <text:p text:style-name="Text_20_body"/>
      <text:h text:style-name="P339" text:outline-level="4"><text:bookmark-start text:name="__RefHeading___Toc11714_3781431762"/>Példa Kábulat ÉP alkalmazására<text:bookmark-end text:name="__RefHeading___Toc11714_3781431762"/></text:h>
      <text:p text:style-name="P290">TODO: Aktualizálni a kész Orvtámadáshoz (amikor kész lesz). <text:span text:style-name="T130">Nem lesz Orvtámadás fortély. Csak észrevétlen támadás van.</text:span></text:p>
      <text:p text:style-name="Text_20_body">Cravignon-t leütik hátulról. ÉP-inek száma 14. Támadója mesterfokú <text:span text:style-name="T28">Orvtámadással</text:span> rendelkezik. Sebzést dob k6-al, az eredmény 4. Ekkor a mesterfokú Orvtámadás miatt a valós sebzés csak 2 ÉP. Lássuk a kábulat sebzést: 4 KT + k10SP amely bónusz szintén a Mf miatt csak KT sebzést okoz. k10 dobás eredménye: <text:span text:style-name="T28">7</text:span>. </text:p>
      <text:p text:style-name="Text_20_body">Az összesített KT sebzés tehát: 4+7=<text:span text:style-name="T28">11</text:span>. A hatás így 11 ÉP-nyi sebre vonatkozik, ebből 2 ÉP valós sérülés. Cravignon tehát bejelöl 2 ÉP valós és 11-2=9 KT sérülést.</text:p>
      <text:p text:style-name="Text_20_body">Látható, hogy a karaktert irdatlanul fejbe kólintották, ha elrontja Fájdalomtűrés próbáját 18-as célszám ellen, akkor elájul. Maradt 2 „érintetlen” ÉP-je.</text:p>
      <text:p text:style-name="Text_20_body">Ha további seb nem éri, akkor – a magához térés után – a 9 KT 9 óra alatt tűnik el, Cravignon pedig 12 ÉP-vel és egy púppal a fején éli tovább életét.</text:p>
      <text:p text:style-name="Text_20_body"/>
      <text:h text:style-name="P333" text:outline-level="3"><text:bookmark-start text:name="__RefHeading___Toc11716_3781431762"/>Sebesülés<text:bookmark-end text:name="__RefHeading___Toc11716_3781431762"/></text:h>
      <text:p text:style-name="Text_20_body">Ha a karakter találatot kap, harcértékeit - fizikumától függően - levonások <text:span text:style-name="T51">sújtják.</text:span> Persze ami például egy <text:span text:style-name="T51">nyeszlett</text:span> alakot az összeesés szélére sodor, az nem okoz akkora hátrányt egy edzett korgnak.</text:p>
      <text:p text:style-name="P10">Ezért kerültek bevezetésre a sebesülés kategóriák. A karakter Életerejét 4 kategória szimbolizálja, melyek között karakteralkotáskor kell elosztani az <text:span text:style-name="_5b_RPG_5d_Kiemelt_20_kifejezés">Életerő Pontokat.</text:span> <text:s/>(Lásd Karakteralkotás – Életerő Pontok)</text:p>
      <text:p text:style-name="Text_20_body">Mikor a karaktert sebesülés éri, elkezdi bejelölni az Életerő táblázatban a legmagasabb (S1) kategóriában lévő mezőket fentről lefelé. Mikor az első oszlop „betelt”, folytatja az S2, majd az S3 kategóriában levőkkel és így tovább. </text:p>
      <text:p text:style-name="Text_20_body">Hasznos segítség lehet, ha sérüléskor nem beikszeljük az egyes négyzeteket, hanem a sebesülés „sorszámát” (hányadik seb a harc során) és annak jellegét (S,V,Z) írjuk beléjük (Szúró,Vágó,Zúzó), megkönnyítve a dolgunkat: rögtön látjuk, hány és mekkora sebünk van. (A Kábulat ÉP (KT) sérülések mezőbe pedig „K” betűt írjunk). <text:span text:style-name="T24">Példa</text:span>: „Z2” jelölés 4db rubrikában: ez a karakter második sebe és egy 4 ÉP-s zúzott sebet jelöl.</text:p>
      <text:section text:style-name="Sect3" text:name="Sebesülés_szakasz">
        <table:table table:name="Tábla1" table:style-name="Tábla1">
          <table:table-column table:style-name="Tábla1.A" table:number-columns-repeated="3"/>
          <table:table-column table:style-name="Tábla1.D"/>
          <table:table-header-rows>
            <table:table-row table:style-name="Tábla1.1">
              <table:table-cell table:style-name="Tábla1.A1" table:number-columns-spanned="4" office:value-type="string">
                <text:p text:style-name="_5b_RPG_5d__20_Táblázattartalom_20_1">Életerő Pontok</text:p>
              </table:table-cell>
              <table:covered-table-cell/>
              <table:covered-table-cell/>
              <table:covered-table-cell/>
            </table:table-row>
          </table:table-header-rows>
          <table:table-row table:style-name="TableLine2968308756288">
            <table:table-cell table:style-name="Tábla1.A2" office:value-type="string">
              <text:p text:style-name="_5b_RPG_5d__20_Táblázattartalom_20_1">S1<text:line-break/><text:span text:style-name="T40">(ÉP/4)</text:span></text:p>
            </table:table-cell>
            <table:table-cell table:style-name="Tábla1.A2" office:value-type="string">
              <text:p text:style-name="_5b_RPG_5d__20_Táblázattartalom_20_1">S2<text:line-break/><text:span text:style-name="T40">(ÉP/4)</text:span></text:p>
            </table:table-cell>
            <table:table-cell table:style-name="Tábla1.A2" office:value-type="string">
              <text:p text:style-name="_5b_RPG_5d__20_Táblázattartalom_20_1">S3<text:line-break/><text:span text:style-name="T40">(ÉP/4)</text:span></text:p>
            </table:table-cell>
            <table:table-cell table:style-name="Tábla1.D2" office:value-type="string">
              <text:p text:style-name="_5b_RPG_5d__20_Táblázattartalom_20_1">S4<text:line-break/><text:span text:style-name="T40">(ÉP/4)</text:span></text:p>
            </table:table-cell>
          </table:table-row>
          <table:table-row table:style-name="TableLine2968308755424">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968308767520">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96830875801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5" office:value-type="string">
              <text:p text:style-name="P89"/>
            </table:table-cell>
          </table:table-row>
          <table:table-row table:style-name="TableLine2968308767808">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968308762336">
            <table:table-cell table:style-name="Tábla1.A8" office:value-type="string">
              <text:p text:style-name="P89"/>
            </table:table-cell>
            <table:table-cell table:style-name="Tábla1.A8" office:value-type="string">
              <text:p text:style-name="P89"/>
            </table:table-cell>
            <table:table-cell table:style-name="Tábla1.A8" office:value-type="string">
              <text:p text:style-name="P89"/>
            </table:table-cell>
            <table:table-cell table:style-name="Tábla1.D6" office:value-type="string">
              <text:p text:style-name="P89"/>
            </table:table-cell>
          </table:table-row>
          <table:table-row table:style-name="TableLine2968308764928">
            <table:table-cell table:style-name="Tábla1.A8" office:value-type="string">
              <text:p text:style-name="P89"/>
            </table:table-cell>
            <table:table-cell table:style-name="Tábla1.B8" office:value-type="string">
              <text:p text:style-name="P89"/>
            </table:table-cell>
            <table:table-cell table:style-name="Tábla1.B8" office:value-type="string">
              <text:p text:style-name="P89"/>
            </table:table-cell>
            <table:table-cell table:style-name="Tábla1.D8" office:value-type="string">
              <text:p text:style-name="P89"/>
            </table:table-cell>
          </table:table-row>
        </table:table>
        <text:p text:style-name="P31"><text:s/><text:span text:style-name="T114"><text:s/></text:span></text:p>
        <table:table table:name="Tábla3" table:style-name="Tábla3">
          <table:table-column table:style-name="Tábla3.A" table:number-columns-repeated="3"/>
          <table:table-column table:style-name="Tábla3.D"/>
          <table:table-header-rows>
            <table:table-row table:style-name="Tábla3.1">
              <table:table-cell table:style-name="Tábla3.A1" table:number-columns-spanned="4" office:value-type="string">
                <text:p text:style-name="_5b_RPG_5d__20_Táblázattartalom_20_1">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968308765216">
            <table:table-cell table:style-name="Tábla3.A2" office:value-type="string">
              <text:p text:style-name="P208">-</text:p>
            </table:table-cell>
            <table:table-cell table:style-name="Tábla3.A2" office:value-type="string">
              <text:p text:style-name="P112">-10 TÉ</text:p>
            </table:table-cell>
            <table:table-cell table:style-name="Tábla3.A2" office:value-type="string">
              <text:p text:style-name="P112">-20 TÉ</text:p>
            </table:table-cell>
            <table:table-cell table:style-name="Tábla3.D2" office:value-type="string">
              <text:p text:style-name="P112">-30 TÉ</text:p>
            </table:table-cell>
          </table:table-row>
          <table:table-row table:style-name="TableLine2968308752832">
            <table:table-cell table:style-name="Tábla3.A2" office:value-type="string">
              <text:p text:style-name="P208"/>
            </table:table-cell>
            <table:table-cell table:style-name="Tábla3.D2" table:number-columns-spanned="3" office:value-type="string">
              <text:p text:style-name="P112">Levonást csökkenti:<text:line-break/>Önuralom+Fájdalomtűrés</text:p>
            </table:table-cell>
            <table:covered-table-cell/>
            <table:covered-table-cell/>
          </table:table-row>
        </table:table>
        <text:p text:style-name="P10"><text:span text:style-name="_5b_RPG_5d_Kiemelt_20_kifejezés"><text:span text:style-name="T41"/></text:span></text:p>
        <text:p text:style-name="P310">Az első (S1) kategóriában lévő karaktert még nem <text:span text:style-name="T51">sújtják</text:span> <text:span text:style-name="T22">negatív módosítók, sérülése – számára – olyan könnyű, ami nem akadályozza a harcban. </text:span></text:p>
        <text:p text:style-name="P261">Az S2, S3 és S4 kategóriákba kerülve viszont már rendre -10; -20 és -30 TÉ a harcérték büntetés. Ezeket az értékeket viszont mérsékli az Önuralom tulajdonság és a Fájdalomtűrés képzettség összege. Így tehát a levonások értéke karakterenként változik.</text:p>
        <text:p text:style-name="P261"/>
        <text:p text:style-name="P261">0 ÉP-re érve a karakter elájul, és haldokolni kezd (Lásd Haldoklás). Ha további sebet kap, meghal.</text:p>
        <text:p text:style-name="P216"/>
        <text:p text:style-name="P216"/>
        <text:p text:style-name="P216"/>
        <text:p text:style-name="P216"/>
        <text:p text:style-name="P216"/>
      </text:section>
      <text:p text:style-name="Text_20_body"><text:span text:style-name="_5b_RPG_5d_Kiemelt_20_kifejezés"><text:span text:style-name="T53"/></text:span></text:p>
      <text:h text:style-name="P339" text:outline-level="4"><text:bookmark-start text:name="__RefHeading___Toc11718_3781431762"/><text:span text:style-name="_5b_RPG_5d_Kiemelt_20_kifejezés"><text:span text:style-name="T53">Fájdalomtűrés</text:span></text:span><text:bookmark-end text:name="__RefHeading___Toc11718_3781431762"/></text:h>
      <text:p text:style-name="P10"><text:span text:style-name="Strong_20_Emphasis"><text:span text:style-name="T56">Harc mindhalálig</text:span></text:span><text:span text:style-name="_5b_RPG_5d_Kiemelt_20_kifejezés"><text:span text:style-name="T55"> <text:s/>fortély?</text:span></text:span></text:p>
      <text:p text:style-name="P10"><text:span text:style-name="_5b_RPG_5d_Kiemelt_20_kifejezés"><text:span text:style-name="T55">Ájulás legyen?</text:span></text:span></text:p>
      <text:p text:style-name="Text_20_body"><text:span text:style-name="_5b_RPG_5d_Kiemelt_20_kifejezés"><text:span text:style-name="T53">A Fájdalomtűrés képzettség fontos szerepet játszik a harcban elszenvedett sebek fájdalmának elnyomásában, illetve egyéb helyzetekben a kín elviselésében. Részben játéktechnikai gyorsítás miatt, részben azért teszünk különbséget a harc közben és azon kívüli fájdalomtűrés miatt, mert harc közben az adrenalin hatására jobban bírja a karakter a fájdalmat, valamint próbáltuk a harc heroizmusát megőrizni.</text:span></text:span></text:p>
      <text:h text:style-name="Heading_20_5" text:outline-level="5"><text:bookmark-start text:name="__RefHeading___Toc11720_3781431762"/><text:span text:style-name="_5b_RPG_5d_Kiemelt_20_kifejezés"><text:span text:style-name="T53">Fájdalomtűrés harc közben</text:span></text:span><text:bookmark-end text:name="__RefHeading___Toc11720_3781431762"/></text:h>
      <text:p text:style-name="Text_20_body"><text:span text:style-name="_5b_RPG_5d_Kiemelt_20_kifejezés"><text:span text:style-name="T53">Ha harc közben más sebesülés kategóriába lép a karakter, TÉ levonást kap büntetésül. Ezt az értéket csökkenti a Fájdalomtűrés képzettség és az </text:span></text:span><text:span text:style-name="_5b_RPG_5d_Kiemelt_20_kifejezés"><text:span text:style-name="T54">Önuralom </text:span></text:span><text:span text:style-name="_5b_RPG_5d_Kiemelt_20_kifejezés"><text:span text:style-name="T53">tulajdonság összege. </text:span></text:span></text:p>
      <text:p text:style-name="Text_20_body"><text:span text:style-name="_5b_RPG_5d_Kiemelt_20_kifejezés"><text:span text:style-name="T53">Bónusz: a „Harcos elme” fortély minden foka további 1 pontot csökkent.</text:span></text:span></text:p>
      <table:table table:name="Táblázat32" table:style-name="Táblázat32">
        <table:table-column table:style-name="Táblázat32.A"/>
        <table:table-column table:style-name="Táblázat32.B" table:number-columns-repeated="4"/>
        <table:table-row table:style-name="TableLine2968308757440">
          <table:table-cell table:style-name="Táblázat32.A1" office:value-type="string">
            <text:p text:style-name="P247"/>
          </table:table-cell>
          <table:table-cell table:style-name="Táblázat32.A1" office:value-type="string">
            <text:p text:style-name="P247">S1</text:p>
          </table:table-cell>
          <table:table-cell table:style-name="Táblázat32.A1" office:value-type="string">
            <text:p text:style-name="P247">S2</text:p>
          </table:table-cell>
          <table:table-cell table:style-name="Táblázat32.A1" office:value-type="string">
            <text:p text:style-name="P247">S3</text:p>
          </table:table-cell>
          <table:table-cell table:style-name="Táblázat32.E1" office:value-type="string">
            <text:p text:style-name="P247">S4</text:p>
          </table:table-cell>
        </table:table-row>
        <table:table-row table:style-name="TableLine2968308756576">
          <table:table-cell table:style-name="Táblázat32.A2" office:value-type="string">
            <text:p text:style-name="P251">TÉ levonás</text:p>
          </table:table-cell>
          <table:table-cell table:style-name="Táblázat32.B2" office:value-type="string">
            <text:p text:style-name="P251">-</text:p>
          </table:table-cell>
          <table:table-cell table:style-name="Táblázat32.B2" office:value-type="string">
            <text:p text:style-name="P251">-10</text:p>
          </table:table-cell>
          <table:table-cell table:style-name="Táblázat32.B2" office:value-type="string">
            <text:p text:style-name="P251">-20</text:p>
          </table:table-cell>
          <table:table-cell table:style-name="Táblázat32.E2" office:value-type="string">
            <text:p text:style-name="P251">-30</text:p>
          </table:table-cell>
        </table:table-row>
        <table:table-row table:style-name="TableLine2968308758304">
          <table:table-cell table:style-name="Táblázat32.A2" office:value-type="string">
            <text:p text:style-name="P251"/>
          </table:table-cell>
          <table:table-cell table:style-name="Táblázat32.E2" table:number-columns-spanned="4" office:value-type="string">
            <text:p text:style-name="P249">Csökkenti:</text:p>
            <text:p text:style-name="P249">Önuralom+Fájdalomtűrés</text:p>
          </table:table-cell>
          <table:covered-table-cell/>
          <table:covered-table-cell/>
          <table:covered-table-cell/>
        </table:table-row>
      </table:table>
      <text:p text:style-name="Standard"><text:span text:style-name="_5b_RPG_5d_Kiemelt_20_kifejezés"><text:span text:style-name="T53"/></text:span></text:p>
      <text:p text:style-name="Standard"><text:span text:style-name="_5b_RPG_5d_Kiemelt_20_kifejezés"><text:span text:style-name="T53">Példa: Tetves Fájdalomtűrése 7.szintű, Önuralma:+1 <text:s/>(összesen:8)</text:span></text:span></text:p>
      <text:p text:style-name="Standard"><text:span text:style-name="_5b_RPG_5d_Kiemelt_20_kifejezés"><text:span text:style-name="T53">Ekkor az ő sebesülés táblázata így néz ki:</text:span></text:span></text:p>
      <table:table table:name="Táblázat43" table:style-name="Táblázat43">
        <table:table-column table:style-name="Táblázat43.A"/>
        <table:table-column table:style-name="Táblázat43.B" table:number-columns-repeated="4"/>
        <table:table-row table:style-name="TableLine2968308764064">
          <table:table-cell table:style-name="Táblázat43.A1" office:value-type="string">
            <text:p text:style-name="P248"/>
          </table:table-cell>
          <table:table-cell table:style-name="Táblázat43.A1" office:value-type="string">
            <text:p text:style-name="P248">S1</text:p>
          </table:table-cell>
          <table:table-cell table:style-name="Táblázat43.A1" office:value-type="string">
            <text:p text:style-name="P248">S2</text:p>
          </table:table-cell>
          <table:table-cell table:style-name="Táblázat43.A1" office:value-type="string">
            <text:p text:style-name="P248">S3</text:p>
          </table:table-cell>
          <table:table-cell table:style-name="Táblázat43.E1" office:value-type="string">
            <text:p text:style-name="P248">S4</text:p>
          </table:table-cell>
        </table:table-row>
        <table:table-row table:style-name="TableLine2968308760032">
          <table:table-cell table:style-name="Táblázat43.A2" office:value-type="string">
            <text:p text:style-name="P249">TÉ levonás</text:p>
          </table:table-cell>
          <table:table-cell table:style-name="Táblázat43.B2" office:value-type="string">
            <text:p text:style-name="P249">-</text:p>
          </table:table-cell>
          <table:table-cell table:style-name="Táblázat43.B2" office:value-type="string">
            <text:p text:style-name="P249">-2</text:p>
          </table:table-cell>
          <table:table-cell table:style-name="Táblázat43.B2" office:value-type="string">
            <text:p text:style-name="P249">-12</text:p>
          </table:table-cell>
          <table:table-cell table:style-name="Táblázat43.E2" office:value-type="string">
            <text:p text:style-name="P249">-22</text:p>
          </table:table-cell>
        </table:table-row>
      </table:table>
      <text:p text:style-name="Standard"><text:span text:style-name="_5b_RPG_5d_Kiemelt_20_kifejezés"><text:span text:style-name="T53"/></text:span></text:p>
      <text:h text:style-name="Heading_20_5" text:outline-level="5"><text:bookmark-start text:name="__RefHeading___Toc11722_3781431762"/><text:span text:style-name="_5b_RPG_5d_Kiemelt_20_kifejezés"><text:span text:style-name="T53">Fájdalomtűrés harcon kívül</text:span></text:span><text:bookmark-end text:name="__RefHeading___Toc11722_3781431762"/></text:h>
      <text:p text:style-name="Text_20_body"><text:span text:style-name="_5b_RPG_5d_Kiemelt_20_kifejezés"><text:span text:style-name="T53">Mérgezés, kínzás, egyéb fájdalom esetén a karakterek Fájdalomtűrés-próbát kell dobnia a KM által meghatározott célszámra.</text:span></text:span></text:p>
      <text:h text:style-name="Heading_20_4" text:outline-level="4"><text:bookmark-start text:name="__RefHeading___Toc11724_3781431762"/><text:span text:style-name="_5b_RPG_5d__20_Kiemelt_20_kifejezés">Sérülés hatása képzettségpróbára</text:span><text:bookmark-end text:name="__RefHeading___Toc11724_3781431762"/></text:h>
      <text:section text:style-name="Sect4" text:name="szakasz1">
        <text:p text:style-name="Text_20_body"><text:span text:style-name="_5b_RPG_5d__20_Kiemelt_20_kifejezés"><text:span text:style-name="T18">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table-column table:style-name="Tábla15.C" table:number-columns-repeated="3"/>
          <table:table-row table:style-name="TableLine2968308762624">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style-name="TableLine2968309053568">
            <table:table-cell table:style-name="Tábla15.A2" office:value-type="string">
              <text:p text:style-name="_5b_RPG_5d__20_Táblázattartalom_20_-_20_saját_20_-_20_1"><text:span text:style-name="_5b_RPG_5d__20_Kiemelt_20_kifejezés"><text:span text:style-name="T18">fizikai képzettség</text:span></text:span></text:p>
            </table:table-cell>
            <table:table-cell table:style-name="Tábla15.B2" office:value-type="string">
              <text:p text:style-name="P251">-</text:p>
            </table:table-cell>
            <table:table-cell table:style-name="Tábla15.B2" office:value-type="string">
              <text:p text:style-name="P251">-2</text:p>
            </table:table-cell>
            <table:table-cell table:style-name="Tábla15.B2" office:value-type="string">
              <text:p text:style-name="P251">-4</text:p>
            </table:table-cell>
            <table:table-cell table:style-name="Tábla15.E2" office:value-type="string">
              <text:p text:style-name="P251">-6</text:p>
            </table:table-cell>
          </table:table-row>
          <table:table-row table:style-name="TableLine2968309052992">
            <table:table-cell table:style-name="Tábla15.A2" office:value-type="string">
              <text:p text:style-name="_5b_RPG_5d__20_Táblázattartalom_20_-_20_saját_20_-_20_1">egyéb <text:span text:style-name="_5b_RPG_5d__20_Kiemelt_20_kifejezés"><text:span text:style-name="T18">képzettség</text:span></text:span></text:p>
            </table:table-cell>
            <table:table-cell table:style-name="Tábla15.B2" office:value-type="string">
              <text:p text:style-name="P251">-</text:p>
            </table:table-cell>
            <table:table-cell table:style-name="Tábla15.B2" office:value-type="string">
              <text:p text:style-name="P251">-</text:p>
            </table:table-cell>
            <table:table-cell table:style-name="Tábla15.B2" office:value-type="string">
              <text:p text:style-name="P251">-1</text:p>
            </table:table-cell>
            <table:table-cell table:style-name="Tábla15.E2" office:value-type="string">
              <text:p text:style-name="P251">-3</text:p>
            </table:table-cell>
          </table:table-row>
        </table:table>
        <text:p text:style-name="P219"/>
      </text:section>
      <text:h text:style-name="Heading_20_4" text:outline-level="4"><text:bookmark-start text:name="__RefHeading___Toc11726_3781431762"/>Vértek, SFÉ<text:bookmark-end text:name="__RefHeading___Toc11726_3781431762"/></text:h>
      <text:p text:style-name="P290">TODO. Lásd: V<text:span text:style-name="T28">értek, páncélok <text:s/>– TODO_HARC_#29.</text:span></text:p>
      <text:p text:style-name="P152">Itt inkább az általános szabályokat írjuk be, a konkrét vérteket a doksi végén ismertessük táblázatos formában.</text:p>
      <text:h text:style-name="P339" text:outline-level="4"><text:bookmark-start text:name="__RefHeading___Toc11728_3781431762"/>Példa a sebesülésre<text:bookmark-end text:name="__RefHeading___Toc11728_3781431762"/></text:h>
      <text:p text:style-name="Text_20_body">Az alábbi példa Lord Gustav – Domvik lovagjának – egészség kategóriáit mutatja. 17 ÉP-je van, Önuralom tulajdonságának és Fájdalomtűrés képzettségének összege pedig 11. <text:line-break/>(Önuralom + Fájdalomtűrés) = 11</text:p>
      <text:p text:style-name="Text_20_body">Ebben az esetben az ő Életerő táblázata a következőképpen néz ki: minden oszlopba 4 - 4 ÉP kerül (17 / 4 kerekítve). A maradék 1 ÉP-t pedig balról jobbra „osztjuk el”, tehát az S1 oszlopba kerül.</text:p>
      <text:p text:style-name="P192">Sebek jellegének jelölései:</text:p>
      <text:list xml:id="list2706861159" text:style-name="L1">
        <text:list-item>
          <text:p text:style-name="P375"><text:span text:style-name="_5b_RPG_5d__20_Kiemelt_20_kifejezés"><text:span text:style-name="T63">S: Szúrt seb</text:span></text:span></text:p>
        </text:list-item>
        <text:list-item>
          <text:p text:style-name="P375"><text:span text:style-name="_5b_RPG_5d__20_Kiemelt_20_kifejezés"><text:span text:style-name="T63">V: Vágott seb</text:span></text:span></text:p>
        </text:list-item>
        <text:list-item>
          <text:p text:style-name="P375"><text:span text:style-name="_5b_RPG_5d__20_Kiemelt_20_kifejezés"><text:span text:style-name="T63">Z: Zúzott seb</text:span></text:span></text:p>
        </text:list-item>
        <text:list-item>
          <text:p text:style-name="P375"><text:span text:style-name="_5b_RPG_5d__20_Kiemelt_20_kifejezés"><text:span text:style-name="T63">K: Kábulat ÉP</text:span></text:span></text:p>
        </text:list-item>
      </text:list>
      <text:section text:style-name="Sect5" text:name="Példa_sebesülés">
        <text:p text:style-name="Text_20_body"/>
        <table:table table:name="Tábla5" table:style-name="Tábla5">
          <table:table-column table:style-name="Tábla5.A" table:number-columns-repeated="3"/>
          <table:table-column table:style-name="Tábla5.D"/>
          <table:table-header-rows>
            <table:table-row table:style-name="Tábla5.1">
              <table:table-cell table:style-name="Tábla5.A1" table:number-columns-spanned="4" office:value-type="string">
                <text:p text:style-name="P190">Életerő táblázat</text:p>
              </table:table-cell>
              <table:covered-table-cell/>
              <table:covered-table-cell/>
              <table:covered-table-cell/>
            </table:table-row>
          </table:table-header-rows>
          <table:table-row table:style-name="TableLine2968309050400">
            <table:table-cell table:style-name="Tábla5.A2" office:value-type="string">
              <text:p text:style-name="P222">S1<text:line-break/><text:span text:style-name="T40">(ÉP/4)</text:span></text:p>
            </table:table-cell>
            <table:table-cell table:style-name="Tábla5.A2" office:value-type="string">
              <text:p text:style-name="P222">S2<text:line-break/><text:span text:style-name="T40">(ÉP/4)</text:span></text:p>
            </table:table-cell>
            <table:table-cell table:style-name="Tábla5.A2" office:value-type="string">
              <text:p text:style-name="P222">S3<text:line-break/><text:span text:style-name="T40">(ÉP/4)</text:span></text:p>
            </table:table-cell>
            <table:table-cell table:style-name="Tábla5.D2" office:value-type="string">
              <text:p text:style-name="P222">S4<text:line-break/><text:span text:style-name="T38">(</text:span><text:span text:style-name="T40">ÉP/4)</text:span></text:p>
            </table:table-cell>
          </table:table-row>
          <table:table-row table:style-name="TableLine2968309051264">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968309048672">
            <table:table-cell table:style-name="Tábla5.A7" office:value-type="string">
              <text:p text:style-name="P25">V1</text:p>
            </table:table-cell>
            <table:table-cell table:style-name="Tábla5.A7" office:value-type="string">
              <text:p text:style-name="P25">Z2</text:p>
            </table:table-cell>
            <table:table-cell table:style-name="Tábla5.A7" office:value-type="string">
              <text:p text:style-name="P25">S3</text:p>
            </table:table-cell>
            <table:table-cell table:style-name="Tábla5.D5" office:value-type="string">
              <text:p text:style-name="P25">K</text:p>
            </table:table-cell>
          </table:table-row>
          <table:table-row table:style-name="TableLine2968309048960">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5" office:value-type="string">
              <text:p text:style-name="P25"/>
            </table:table-cell>
          </table:table-row>
          <table:table-row table:style-name="TableLine2968309049824">
            <table:table-cell table:style-name="Tábla5.A7" office:value-type="string">
              <text:p text:style-name="P25">Z2</text:p>
            </table:table-cell>
            <table:table-cell table:style-name="Tábla5.A7" office:value-type="string">
              <text:p text:style-name="P25">S3</text:p>
            </table:table-cell>
            <table:table-cell table:style-name="Tábla5.A7" office:value-type="string">
              <text:p text:style-name="P25">K</text:p>
            </table:table-cell>
            <table:table-cell table:style-name="Tábla5.D6" office:value-type="string">
              <text:p text:style-name="P25"/>
            </table:table-cell>
          </table:table-row>
          <table:table-row table:style-name="TableLine2968309049536">
            <table:table-cell table:style-name="Tábla5.A7" office:value-type="string">
              <text:p text:style-name="P25">Z2</text:p>
            </table:table-cell>
            <table:table-cell table:style-name="Tábla5.B7" office:value-type="string">
              <text:p text:style-name="P25"/>
            </table:table-cell>
            <table:table-cell table:style-name="Tábla5.B7" office:value-type="string">
              <text:p text:style-name="P25"/>
            </table:table-cell>
            <table:table-cell table:style-name="Tábla5.D7" office:value-type="string">
              <text:p text:style-name="P25"/>
            </table:table-cell>
          </table:table-row>
        </table:table>
        <text:p text:style-name="Standard"/>
        <text:p text:style-name="P155"/>
        <table:table table:name="Tábla7" table:style-name="Tábla7">
          <table:table-column table:style-name="Tábla7.A" table:number-columns-repeated="3"/>
          <table:table-column table:style-name="Tábla7.D"/>
          <table:table-header-rows>
            <table:table-row table:style-name="Tábla7.1">
              <table:table-cell table:style-name="Tábla7.A1" table:number-columns-spanned="4" office:value-type="string">
                <text:p text:style-name="_5b_RPG_5d__20_Táblázattartalom_20_1">Harcérték levonások<text:span text:style-name="T38"> <text:line-break/>(KÉ,TÉ,VÉ, támadás)</text:span></text:p>
              </table:table-cell>
              <table:covered-table-cell/>
              <table:covered-table-cell/>
              <table:covered-table-cell/>
            </table:table-row>
          </table:table-header-rows>
          <table:table-row table:style-name="TableLine2968309164048">
            <table:table-cell table:style-name="Tábla7.A2" office:value-type="string">
              <text:p text:style-name="P107">-</text:p>
            </table:table-cell>
            <table:table-cell table:style-name="Tábla7.A2" office:value-type="string">
              <text:p text:style-name="P107">-0 TÉ</text:p>
            </table:table-cell>
            <table:table-cell table:style-name="Tábla7.A2" office:value-type="string">
              <text:p text:style-name="P107">-9 TÉ</text:p>
            </table:table-cell>
            <table:table-cell table:style-name="Tábla7.D2" office:value-type="string">
              <text:p text:style-name="P107">-19 TÉ</text:p>
            </table:table-cell>
          </table:table-row>
        </table:table>
        <text:p text:style-name="P10"><text:span text:style-name="_5b_RPG_5d_Kiemelt_20_kifejezés"><text:span text:style-name="T49"/></text:span></text:p>
        <text:p text:style-name="P310">Találat esetén a sebesülést először az S1 rubrikában kezdjük jelölni, oszlopon belül pedig fentről lefelé. Ha Lord Gustav egy 2 ÉP-s sebet kap, az az S1 oszlopban kerül bejelölésre fentről lefele. Ilyenkor még nem <text:span text:style-name="T51">sújtja</text:span> levonás.<text:span text:style-name="T22"> </text:span></text:p>
        <text:p text:style-name="P120">Gustav ismét megsebesül. Ezúttal 5 ÉP, ezzel az S2 kategóriába kerül. Mivel a (Fájdalomtűrés+Önuralom=11) mérsékli a standard S2-nél használt (-10TÉ) büntetést, ezért még itt sincs TÉ levonás.</text:p>
        <text:p text:style-name="P120">A harmadik seb 4 ÉP, Gustav a harmadik (közepesen sérült) kategóriába kerül. Alapból (-20TÉ) lenne a büntetés, de ez (-9TÉ)-re mérséklődik (-11).</text:p>
        <text:p text:style-name="P120">Gustav hátrálás közben belefejel a kovácsoltvas kapuba. <text:span text:style-name="T28">4KT </text:span><text:s/>a büntetése. Ezzel az S4 (utolsó) kategóriába került. Büntetése -19TÉ (a -30 helyett).</text:p>
        <text:p text:style-name="P128">kategóriában elrontja a fájdalomtűrés próbáját, (célszám:18) akkor el is ájul. </text:p>
      </text:section>
      <text:p text:style-name="P308"><text:span text:style-name="_5b_RPG_5d_Kiemelt_20_kifejezés"><text:span text:style-name="T53">Ha túléli a kalandot, akkor a „szerzett” 4 Kábulat ÉP gyógyulása 4 óra alatt, a sebek okozta ÉP csökkenés pedig a „Sebek gyógyulása” fejezetben meghatározott ütemben történik.</text:span></text:span></text:p>
      <text:h text:style-name="Heading_20_3" text:outline-level="3"><text:bookmark-start text:name="__RefHeading___Toc11730_3781431762"/>Haldoklás<text:bookmark-end text:name="__RefHeading___Toc11730_3781431762"/></text:h>
      <text:p text:style-name="Text_20_body">Ha a karakter ÉP-inek száma 0-ra zuhan, akkor haldokolni kezd.</text:p>
      <text:p text:style-name="Text_20_body">Ilyenkor dobnia kell egy Edzettség <text:span text:style-name="T129">tulajdonság</text:span>próbát Átlagos (5-ös) nehézség ellen. Ha megdobja, életben marad, de 2 perc múlva újra dobnia kell, míg nem stabilizálják. Ha elrontja, meghal.</text:p>
      <text:p text:style-name="Text_20_body">Stabilizálás: Sebgyógyítás, vagy Gyógyítás képzettségpróba Átlagos (9) nehézség ellen. Ha egy karaktert stabilizáltak, akkor nem kell Edzettség próbát dobnia, de továbbra is igaz rá, hogy minden további sebzés azonnal végez vele.</text:p>
      <text:h text:style-name="Heading_20_3" text:outline-level="3"><text:bookmark-start text:name="__RefHeading___Toc11732_3781431762"/>Gyógyulás<text:bookmark-end text:name="__RefHeading___Toc11732_3781431762"/></text:h>
      <text:p text:style-name="P267"><text:span text:style-name="T22">Kitéve a megoldandó dokba: </text:span>Gyógyulás – TODO_HARC_#38.</text:p>
      <text:p text:style-name="Text_20_body"/>
      <text:h text:style-name="Heading_20_4" text:outline-level="4"><text:bookmark-start text:name="__RefHeading___Toc11734_3781431762"/>Sebek jellege<text:bookmark-end text:name="__RefHeading___Toc11734_3781431762"/></text:h>
      <text:p text:style-name="Text_20_body"><text:span text:style-name="T22">Kitéve a megoldandó dokba: </text:span><text:span text:style-name="T80">Fegyverek – TODO_HARC_#27.</text:span></text:p>
      <text:p text:style-name="Text_20_body"/>
      <text:h text:style-name="P331" text:outline-level="2"><text:bookmark-start text:name="__RefHeading___Toc11736_3781431762"/>Harc<text:bookmark-end text:name="__RefHeading___Toc11736_3781431762"/></text:h>
      <text:p text:style-name="Text_20_body">Mikor két teremtmény fegyvert ragad és ütésekkel, szúrásokkal, vágásokkal, karmolással, <text:span text:style-name="T64">harapással</text:span> próbálják legyőzni egymást, akkor bizony <text:span text:style-name="T28">Fegyveres <text:s/>harcról</text:span> beszélünk. <text:s/></text:p>
      <text:h text:style-name="Heading_20_3" text:outline-level="3"><text:bookmark-start text:name="__RefHeading___Toc11738_3781431762"/>Harcértékek felépítése<text:bookmark-end text:name="__RefHeading___Toc11738_3781431762"/></text:h>
      <text:p text:style-name="Text_20_body">A karaktert a harcban harcértékei jellemzik. Ezek mutatják meg, hogy mennyire képzett a küzdelem egyes területein. Alapvetően négy érték határozza meg az aktuális harcértékeket, melyek szituációtól, forgatott fegyvertől, illetve harcmodortól függően változhatnak. Ezek a</text:p>
      <text:list xml:id="list4070626042" text:style-name="L2">
        <text:list-item>
          <text:p text:style-name="P376">Kezdeményező Érték</text:p>
        </text:list-item>
        <text:list-item>
          <text:p text:style-name="P376">Támadó Érték</text:p>
        </text:list-item>
        <text:list-item>
          <text:p text:style-name="P376">Védő Érték</text:p>
        </text:list-item>
        <text:list-item>
          <text:p text:style-name="P376">Célzó Érték</text:p>
        </text:list-item>
      </text:list>
      <text:p text:style-name="Text_20_body">Ezen értékek öt jellemzőből épülnek fel:</text:p>
      <table:table table:name="Táblázat20" table:style-name="Táblázat20">
        <table:table-column table:style-name="Táblázat20.A"/>
        <table:table-row table:style-name="TableLine2968309159728">
          <table:table-cell table:style-name="Táblázat20.A1" office:value-type="string">
            <text:p text:style-name="P207">Harcérték Alap + Tulajdonságok + Harcérték Módosító + <text:line-break/>Harcmodor/Fegyverforgatás képzettség + Fegyver harcértékei</text:p>
          </table:table-cell>
        </table:table-row>
      </table:table>
      <text:p text:style-name="Text_20_body">Az alábbiakban részletesen kifejtjük a fenti értékek kiszámítási módját, valamint hogy mi és hogyan képes módosítani őket.</text:p>
      <text:h text:style-name="Heading_20_4" text:outline-level="4"><text:bookmark-start text:name="__RefHeading___Toc11740_3781431762"/>Harcérték Alapok<text:bookmark-end text:name="__RefHeading___Toc11740_3781431762"/></text:h>
      <text:p text:style-name="Text_20_body">Első szinten minden karakter egységes konstans értékeket kap KÉ, TÉ, VÉ és CÉ értékére.</text:p>
      <text:p text:style-name="Text_20_body">Értékeik : </text:p>
      <text:list xml:id="list2829006686" text:style-name="L3">
        <text:list-item>
          <text:p text:style-name="P377">KÉ konstans: 10</text:p>
        </text:list-item>
        <text:list-item>
          <text:p text:style-name="P377">TÉ konstans: 20</text:p>
        </text:list-item>
        <text:list-item>
          <text:p text:style-name="P377">VÉ konstans: 1<text:span text:style-name="T137">2</text:span>0</text:p>
        </text:list-item>
        <text:list-item>
          <text:p text:style-name="P377">CÉ konstans: -30</text:p>
        </text:list-item>
      </text:list>
      <text:p text:style-name="Text_20_body">Ehhez az alapértékhez adódnak majd hozzá az egyéb módosítók.</text:p>
      <text:h text:style-name="Heading_20_4" text:outline-level="4"><text:bookmark-start text:name="__RefHeading___Toc11742_3781431762"/>Harci Tulajdonságok<text:bookmark-end text:name="__RefHeading___Toc11742_3781431762"/></text:h>
      <text:p text:style-name="Text_20_body">Egyes Tulajdonságok értékei beleszámítanak a harcértékekbe. Hogy melyek azt az adott harcérték leírásánál találhatjuk.</text:p>
      <text:p text:style-name="Text_20_body"><text:span text:style-name="_5b_RPG_5d__20_Kiemelt_20_kifejezés"><text:span text:style-name="T3"/></text:span></text:p>
      <text:h text:style-name="P339" text:outline-level="4"><text:bookmark-start text:name="__RefHeading___Toc11744_3781431762"/>Harcérték Módosító (HM)<text:bookmark-end text:name="__RefHeading___Toc11744_3781431762"/></text:h>
      <text:p text:style-name="Text_20_body">Ahogy fejlődik, megjár sok harci helyzetet, a karakter általános harcértékei fejlődnek. Ezt szimbolizálja a Harcérték módosító, melyet a játékos vehet fel karaktere szintlépésének alkalmával.</text:p>
      <text:p text:style-name="Text_20_body">Minden karakter szintenként <text:span text:style-name="T28">maximum </text:span><text:span text:style-name="T30">(6+Ügyesség)</text:span> pontnyi úgynevezett <text:span text:style-name="T18">HM-et </text:span>és <text:span text:style-name="T28">maximum 4</text:span><text:span text:style-name="T18"> ún. Célzóérték Módosítót (</text:span><text:span text:style-name="T28">CM)</text:span> <text:span text:style-name="T36">vehet</text:span> fel (nem kötelező!) K<text:span text:style-name="T128">arakter Pontjaiból</text:span>. Egy HM-re, illetve CM-re <text:span text:style-name="T28">4</text:span> K<text:span text:style-name="T128">arakter </text:span>Pontot kell költenie.</text:p>
      <table:table table:name="Táblázat21" table:style-name="Táblázat21">
        <table:table-column table:style-name="Táblázat21.A"/>
        <table:table-row table:style-name="TableLine2968309164912">
          <table:table-cell table:style-name="Táblázat21.A1" office:value-type="string">
            <text:p text:style-name="P207">Maximum: 8 HM / Szint</text:p>
            <text:p text:style-name="P207">Maximum: <text:s/>4 CM / Szint</text:p>
            <text:p text:style-name="P207">1 HM = <text:span text:style-name="T144">5</text:span> KP</text:p>
            <text:p text:style-name="P207">1 CM = <text:span text:style-name="T144">5</text:span> KP</text:p>
          </table:table-cell>
        </table:table-row>
      </table:table>
      <text:p text:style-name="Text_20_body">A sima HM a KÉ, TÉ, és VÉ harcértékek növelésére szolgál, a CM (Célzó Érték Módosító) pedig a távolsági fegyverek használatára vonatkozik. Nem keverhetők, tehát a CM-re költhető max 4 HM nem „pakolható át” a sima HM-re és viszont!</text:p>
      <text:h text:style-name="Heading_20_5" text:outline-level="5"><text:bookmark-start text:name="__RefHeading___Toc11746_3781431762"/>HM korlát<text:bookmark-end text:name="__RefHeading___Toc11746_3781431762"/></text:h>
      <text:p text:style-name="Text_20_body">Szintenként TÉ-re vagy VÉ-re legfeljebb 3-al több HM-et lehet költeni, mint a másikra!</text:p>
      <text:p text:style-name="Text_20_body"/>
      <text:h text:style-name="P339" text:outline-level="4"><text:bookmark-start text:name="__RefHeading___Toc11748_3781431762"/>Harcmodor képzettségek<text:bookmark-end text:name="__RefHeading___Toc11748_3781431762"/></text:h>
      <text:p text:style-name="Text_20_body">A km100 rendszere az alábbi (átfogó) harci képzettségeket ismeri:</text:p>
      <text:p text:style-name="P205">Közelharc, Kardvívás, Lándzsavívás, Pusztítás, Hajítás, Íjászat, Lövészet, Ostromlövészet</text:p>
      <text:list xml:id="list3040447606" text:style-name="L4">
        <text:list-item text:start-value="1">
          <text:p text:style-name="P378"><text:span text:style-name="_5b_RPG_5d_Kiemelt_20_kifejezés"><text:span text:style-name="T17">Közelharc: közelharci </text:span></text:span><text:span text:style-name="_5b_RPG_5d_Kiemelt_20_kifejezés"><text:span text:style-name="T20">(legfeljebb 0,5 penge hosszú) </text:span></text:span><text:span text:style-name="_5b_RPG_5d_Kiemelt_20_kifejezés"><text:span text:style-name="T17">fegyverek</text:span></text:span></text:p>
        </text:list-item>
        <text:list-item>
          <text:p text:style-name="P378"><text:span text:style-name="_5b_RPG_5d_Kiemelt_20_kifejezés"><text:span text:style-name="T17">Kardvívás: minden „pengés” fegyver (kétkezes kard is)</text:span></text:span></text:p>
        </text:list-item>
        <text:list-item>
          <text:p text:style-name="P378"><text:span text:style-name="_5b_RPG_5d_Kiemelt_20_kifejezés"><text:span text:style-name="T17">Pusztítás: zúzófegyverek, csatabárdok, csákány</text:span></text:span></text:p>
        </text:list-item>
        <text:list-item>
          <text:p text:style-name="P378"><text:span text:style-name="_5b_RPG_5d_Kiemelt_20_kifejezés"><text:span text:style-name="T17">Lándzsavívás: Szálfegyverek</text:span></text:span></text:p>
        </text:list-item>
      </text:list>
      <text:p text:style-name="Text_20_body">A harci képzettségek aktuális szintjétől függ, hogy az alá tartozó fegyvereket milyen általános harcérték pluszokkal <text:s/>forgathatja a karakter. <text:line-break/><text:span text:style-name="T74">Megjegyzés: Az egyes fegyverek további erősítése a Mesterfegyver fortéllyal lehetséges.</text:span></text:p>
      <table:table table:name="Táblázat29" table:style-name="Táblázat29">
        <table:table-column table:style-name="Táblázat29.A"/>
        <table:table-column table:style-name="Táblázat29.B"/>
        <table:table-header-rows>
          <table:table-row table:style-name="TableLine2968309160016">
            <table:table-cell table:style-name="Táblázat29.A1" office:value-type="string">
              <text:p text:style-name="P237">Harcmodor Szint</text:p>
            </table:table-cell>
            <table:table-cell table:style-name="Táblázat29.B1" office:value-type="string">
              <text:p text:style-name="P237">Hatás*</text:p>
            </table:table-cell>
          </table:table-row>
        </table:table-header-rows>
        <table:table-row table:style-name="TableLine2968309161168">
          <table:table-cell table:style-name="Táblázat29.A17" office:value-type="string">
            <text:p text:style-name="P186">Képzetlen</text:p>
          </table:table-cell>
          <table:table-cell table:style-name="Táblázat29.B17" office:value-type="string">
            <text:p text:style-name="P186">KÉ: -20, TÉ: -30, VÉ:-30, CÉ: -30</text:p>
          </table:table-cell>
        </table:table-row>
        <table:table-row table:style-name="TableLine2968309162320">
          <table:table-cell table:style-name="Táblázat29.A17" office:value-type="string">
            <text:p text:style-name="P186">1</text:p>
          </table:table-cell>
          <table:table-cell table:style-name="Táblázat29.B17" office:value-type="string">
            <text:p text:style-name="P186">csak -10KÉ, -20 TÉ,VÉ,CÉ</text:p>
          </table:table-cell>
        </table:table-row>
        <table:table-row table:style-name="TableLine2968309163760">
          <table:table-cell table:style-name="Táblázat29.A17" office:value-type="string">
            <text:p text:style-name="P186">2</text:p>
          </table:table-cell>
          <table:table-cell table:style-name="Táblázat29.B17" office:value-type="string">
            <text:p text:style-name="P186">csak -5KÉ, -10 TÉ,VÉ,CÉ</text:p>
          </table:table-cell>
        </table:table-row>
        <table:table-row table:style-name="TableLine2968309169232">
          <table:table-cell table:style-name="Táblázat29.A17" office:value-type="string">
            <text:p text:style-name="P186">3</text:p>
          </table:table-cell>
          <table:table-cell table:style-name="Táblázat29.B17" office:value-type="string">
            <text:p text:style-name="P186">0</text:p>
          </table:table-cell>
        </table:table-row>
        <table:table-row table:style-name="TableLine2968309162608">
          <table:table-cell table:style-name="Táblázat29.A17" office:value-type="string">
            <text:p text:style-name="P186">4</text:p>
          </table:table-cell>
          <table:table-cell table:style-name="Táblázat29.B17" office:value-type="string">
            <text:p text:style-name="P186">+1 KÉ ; +3 TÉ,VÉ,CÉ</text:p>
          </table:table-cell>
        </table:table-row>
        <table:table-row table:style-name="TableLine2968309165200">
          <table:table-cell table:style-name="Táblázat29.A17" office:value-type="string">
            <text:p text:style-name="P186">5</text:p>
          </table:table-cell>
          <table:table-cell table:style-name="Táblázat29.B17" office:value-type="string">
            <text:p text:style-name="P186">+2 KÉ ; +6TÉ,VÉ,CÉ</text:p>
          </table:table-cell>
        </table:table-row>
        <table:table-row table:style-name="TableLine2968309165488">
          <table:table-cell table:style-name="Táblázat29.A17" office:value-type="string">
            <text:p text:style-name="P186">6</text:p>
          </table:table-cell>
          <table:table-cell table:style-name="Táblázat29.B17" office:value-type="string">
            <text:p text:style-name="P186">+3 KÉ ; +9 TÉ,VÉ,CÉ</text:p>
          </table:table-cell>
        </table:table-row>
        <table:table-row table:style-name="TableLine2968309156560">
          <table:table-cell table:style-name="Táblázat29.A17" office:value-type="string">
            <text:p text:style-name="P186">7</text:p>
          </table:table-cell>
          <table:table-cell table:style-name="Táblázat29.B17" office:value-type="string">
            <text:p text:style-name="P186">+4 KÉ ; +12 TÉ,VÉ,CÉ</text:p>
          </table:table-cell>
        </table:table-row>
        <table:table-row table:style-name="TableLine2968309161456">
          <table:table-cell table:style-name="Táblázat29.A17" office:value-type="string">
            <text:p text:style-name="P186">8</text:p>
          </table:table-cell>
          <table:table-cell table:style-name="Táblázat29.B17" office:value-type="string">
            <text:p text:style-name="P186">+5 KÉ ; +15 TÉ,VÉ,CÉ</text:p>
          </table:table-cell>
        </table:table-row>
        <table:table-row table:style-name="TableLine2968309165776">
          <table:table-cell table:style-name="Táblázat29.A17" office:value-type="string">
            <text:p text:style-name="P186">9</text:p>
          </table:table-cell>
          <table:table-cell table:style-name="Táblázat29.B17" office:value-type="string">
            <text:p text:style-name="P186">+6 KÉ ; +18 TÉ,VÉ,CÉ</text:p>
          </table:table-cell>
        </table:table-row>
        <table:table-row table:style-name="TableLine2968309166352">
          <table:table-cell table:style-name="Táblázat29.A17" office:value-type="string">
            <text:p text:style-name="P186">10</text:p>
          </table:table-cell>
          <table:table-cell table:style-name="Táblázat29.B17" office:value-type="string">
            <text:p text:style-name="P186">+7 KÉ ; +21 TÉ,VÉ,CÉ</text:p>
          </table:table-cell>
        </table:table-row>
        <table:table-row table:style-name="TableLine2968309156848">
          <table:table-cell table:style-name="Táblázat29.A17" office:value-type="string">
            <text:p text:style-name="P186">11</text:p>
          </table:table-cell>
          <table:table-cell table:style-name="Táblázat29.B17" office:value-type="string">
            <text:p text:style-name="P186">+8 KÉ ; +24 TÉ,VÉ,CÉ</text:p>
          </table:table-cell>
        </table:table-row>
        <table:table-row table:style-name="TableLine2968309153392">
          <table:table-cell table:style-name="Táblázat29.A17" office:value-type="string">
            <text:p text:style-name="P186">12</text:p>
          </table:table-cell>
          <table:table-cell table:style-name="Táblázat29.B17" office:value-type="string">
            <text:p text:style-name="P186">+9 KÉ ; +27 TÉ,VÉ,CÉ</text:p>
          </table:table-cell>
        </table:table-row>
        <table:table-row table:style-name="TableLine2968309157712">
          <table:table-cell table:style-name="Táblázat29.A17" office:value-type="string">
            <text:p text:style-name="P186">13</text:p>
          </table:table-cell>
          <table:table-cell table:style-name="Táblázat29.B17" office:value-type="string">
            <text:p text:style-name="P186">+10 KÉ ; +30 TÉ,VÉ,CÉ</text:p>
          </table:table-cell>
        </table:table-row>
        <table:table-row table:style-name="TableLine2968309166640">
          <table:table-cell table:style-name="Táblázat29.A17" office:value-type="string">
            <text:p text:style-name="P186">14</text:p>
          </table:table-cell>
          <table:table-cell table:style-name="Táblázat29.B17" office:value-type="string">
            <text:p text:style-name="P186">+11 KÉ ; +33 TÉ,VÉ,CÉ</text:p>
          </table:table-cell>
        </table:table-row>
        <table:table-row table:style-name="TableLine2968309161744">
          <table:table-cell table:style-name="Táblázat29.A17" office:value-type="string">
            <text:p text:style-name="P186">15</text:p>
          </table:table-cell>
          <table:table-cell table:style-name="Táblázat29.B17" office:value-type="string">
            <text:p text:style-name="P186">+12 KÉ ; +36 TÉ,VÉ,CÉ</text:p>
          </table:table-cell>
        </table:table-row>
      </table:table>
      <text:p text:style-name="P177">*A távolsági fegyvereknél értelemszerűen csak +1 KÉ és +3 CÉ jár szintenként, hiszen nincs TÉ és VÉ értékük.</text:p>
      <text:p text:style-name="P10"/>
      <text:h text:style-name="P345" text:outline-level="5"><text:bookmark-start text:name="__RefHeading___Toc11750_3781431762"/>Harcmodorok és Manőverek<text:bookmark-end text:name="__RefHeading___Toc11750_3781431762"/></text:h>
      <text:p text:style-name="P36">A Manőverek alkalmazását, leírását részletesen lásd a „Manőverek” fejezetben.</text:p>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Ezek a manőverek.</text:p>
      <text:p text:style-name="Text_20_body">Vannak olyan manőverek is, melyek csak adott fegyverre, vagy harcmodorra jellemzőek, de a legtöbb szabadon, bárki által alkalmazható, amennyiben teljesíti a végrehajtás követelményeit. Vannak olyan manőverek, amelyek külön fejleszthetőek is. Ez az adott manőver leírásánál szerepel. Az ilyen ismeretet Manőver-ismeretnek nevezzük és pontokba kerülnek. Lásd alább.</text:p>
      <text:h text:style-name="Heading_20_5" text:outline-level="5"><text:bookmark-start text:name="__RefHeading___Toc11752_3781431762"/>Manőverek tanulása<text:bookmark-end text:name="__RefHeading___Toc11752_3781431762"/></text:h>
      <text:p text:style-name="Text_20_body">A Manőver-ismeretek tanulása szorosan összekapcsolódik a Harcmodor-képzettségekkel.</text:p>
      <text:p text:style-name="Text_20_body">Minden nem-távolsági Harcmodor harmadik (<text:span text:style-name="T28">3.</text:span>) képzettség szintje 1 db ún. Manőverfejlesztő Pontot (<text:span text:style-name="T28">MFP</text:span>) ad. Az egyes manőver ismeretek tanulása ezekből a pontokból történik. Fontos, hogy a manővereknek csak egy része fejleszthető – kizárólag ezekre lehetséges MFP-t költeni. Az tanulható manőverek különböző mértékben fejleszthetők. Különböző fokon lehet felvenni őket – melyeknek természetesen követelményük is van.</text:p>
      <text:p text:style-name="Text_20_body">Ha ezeken felül is manővert akar tanulni, akkor <text:span text:style-name="T80">fokonként +10KP-t</text:span> kell költenie.</text:p>
      <text:p text:style-name="P10"/>
      <text:h text:style-name="Heading_20_4" text:outline-level="4"><text:bookmark-start text:name="__RefHeading___Toc11754_3781431762"/>Mesterfegyver fortély<text:bookmark-end text:name="__RefHeading___Toc11754_3781431762"/></text:h>
      <text:p text:style-name="Text_20_body">A legtöbb esetben egy karakternek van egy (vagy több) fegyver típusa, amelyet előnyben részesít, gyakran forgat egy harcmodoron belül. A Mesterfegyver fortély segítségével egyes fegyverek harcértékeit tovább növelheti, így elszakadva kicsit tudásban a harcmodor többi fegyverétől. A Mesterfegyver fortélyt legfeljebb 3. fokon lehet felvenni az alábbi követelményekkel és jutalmakkal:</text:p>
      <table:table table:name="Táblázat34" table:style-name="Táblázat34">
        <table:table-column table:style-name="Táblázat34.A"/>
        <table:table-column table:style-name="Táblázat34.B"/>
        <table:table-column table:style-name="Táblázat34.C" table:number-columns-repeated="3"/>
        <table:table-column table:style-name="Táblázat34.F"/>
        <table:table-header-rows>
          <table:table-row table:style-name="TableLine2968309157424">
            <table:table-cell table:style-name="Táblázat34.A1" office:value-type="string">
              <text:p text:style-name="P237">Fok</text:p>
            </table:table-cell>
            <table:table-cell table:style-name="Táblázat34.A1" office:value-type="string">
              <text:p text:style-name="P237">Követelmény</text:p>
            </table:table-cell>
            <table:table-cell table:style-name="Táblázat34.A1" office:value-type="string">
              <text:p text:style-name="P237">KÉ</text:p>
            </table:table-cell>
            <table:table-cell table:style-name="Táblázat34.A1" office:value-type="string">
              <text:p text:style-name="P237">TÉ</text:p>
            </table:table-cell>
            <table:table-cell table:style-name="Táblázat34.A1" office:value-type="string">
              <text:p text:style-name="P237">VÉ</text:p>
            </table:table-cell>
            <table:table-cell table:style-name="Táblázat34.F1" office:value-type="string">
              <text:p text:style-name="P237">Sebzés</text:p>
            </table:table-cell>
          </table:table-row>
        </table:table-header-rows>
        <table:table-row table:style-name="TableLine2968309153968">
          <table:table-cell table:style-name="Táblázat34.A4" office:value-type="string">
            <text:p text:style-name="P186">1</text:p>
          </table:table-cell>
          <table:table-cell table:style-name="Táblázat34.B4" office:value-type="string">
            <text:p text:style-name="P186">4.szint a harcmodorban</text:p>
          </table:table-cell>
          <table:table-cell table:style-name="Táblázat34.E4" office:value-type="string">
            <text:p text:style-name="P186">+2</text:p>
          </table:table-cell>
          <table:table-cell table:style-name="Táblázat34.E4" office:value-type="string">
            <text:p text:style-name="P186">+3</text:p>
          </table:table-cell>
          <table:table-cell table:style-name="Táblázat34.E4" office:value-type="string">
            <text:p text:style-name="P186">+3</text:p>
          </table:table-cell>
          <table:table-cell table:style-name="Táblázat34.F4" office:value-type="string">
            <text:p text:style-name="P186">+1</text:p>
          </table:table-cell>
        </table:table-row>
        <table:table-row table:style-name="TableLine2968309320768">
          <table:table-cell table:style-name="Táblázat34.A4" office:value-type="string">
            <text:p text:style-name="P186">2</text:p>
          </table:table-cell>
          <table:table-cell table:style-name="Táblázat34.B4" office:value-type="string">
            <text:p text:style-name="P186">8.szint a harcmodorban</text:p>
          </table:table-cell>
          <table:table-cell table:style-name="Táblázat34.E4" office:value-type="string">
            <text:p text:style-name="P186">+4</text:p>
          </table:table-cell>
          <table:table-cell table:style-name="Táblázat34.E4" office:value-type="string">
            <text:p text:style-name="P186">+6</text:p>
          </table:table-cell>
          <table:table-cell table:style-name="Táblázat34.E4" office:value-type="string">
            <text:p text:style-name="P186">+6</text:p>
          </table:table-cell>
          <table:table-cell table:style-name="Táblázat34.F4" office:value-type="string">
            <text:p text:style-name="P186">+2</text:p>
          </table:table-cell>
        </table:table-row>
        <table:table-row table:style-name="TableLine2968309320480">
          <table:table-cell table:style-name="Táblázat34.A4" office:value-type="string">
            <text:p text:style-name="P186">3</text:p>
          </table:table-cell>
          <table:table-cell table:style-name="Táblázat34.B4" office:value-type="string">
            <text:p text:style-name="P186">12.szint a harcmodorban</text:p>
          </table:table-cell>
          <table:table-cell table:style-name="Táblázat34.E4" office:value-type="string">
            <text:p text:style-name="P186">+6</text:p>
          </table:table-cell>
          <table:table-cell table:style-name="Táblázat34.E4" office:value-type="string">
            <text:p text:style-name="P186">+9</text:p>
          </table:table-cell>
          <table:table-cell table:style-name="Táblázat34.E4" office:value-type="string">
            <text:p text:style-name="P186">+9</text:p>
          </table:table-cell>
          <table:table-cell table:style-name="Táblázat34.F4" office:value-type="string">
            <text:p text:style-name="P186">+3</text:p>
          </table:table-cell>
        </table:table-row>
      </table:table>
      <text:p text:style-name="Standard"/>
      <text:p text:style-name="Text_20_body">Bizonyos manővereknek követelménye lehet ennek a fortélynak valamely foka, melyet csak az adott fegyverrel képes végrehajtani a forgatója. Például: „Első vágás”, „Mesterjel”</text:p>
      <text:p text:style-name="P260"/>
      <text:h text:style-name="P334" text:outline-level="3"><text:bookmark-start text:name="__RefHeading___Toc11756_3781431762"/>KÉ, TÉ, VÉ, <text:span text:style-name="T145">CÉ</text:span><text:bookmark-end text:name="__RefHeading___Toc11756_3781431762"/></text:h>
      <text:p text:style-name="Text_20_body">És most lássuk a bevezetőben már említett négy konkrét harcértéket.</text:p>
      <text:h text:style-name="Heading_20_4" text:outline-level="4"><text:bookmark-start text:name="__RefHeading___Toc11758_3781431762"/>Kezdeményező érték<text:bookmark-end text:name="__RefHeading___Toc11758_3781431762"/></text:h>
      <text:p text:style-name="Text_20_body">A Kezdeményező Érték szerepe a harcban, hogy meghatározza, ki „mozdul először” a harcban. Nem jelent harci dominanciát, csak azt, hogy ki a gyorsabb, ki cselekedhet a előbb.</text:p>
      <text:p text:style-name="Text_20_body"><text:span text:style-name="T58">Kezdeményező dobás: minden kör elején <text:s/>KÉ + k10 . <text:s/></text:span>A kezdeményezésről bővebben lásd a „Harc menete” fejezetet!<text:line-break/>A karakter Kezdeményező Értékét a következőképpen kell kiszámítani:</text:p>
      <table:table table:name="Táblázat5" table:style-name="Táblázat5">
        <table:table-column table:style-name="Táblázat5.A"/>
        <table:table-column table:style-name="Táblázat5.B"/>
        <table:table-header-rows>
          <table:table-row table:style-name="TableLine2968309313568">
            <table:table-cell table:style-name="Táblázat5.A1" table:number-columns-spanned="2" office:value-type="string">
              <text:p text:style-name="P305">Kezdeményező Érték meghatározása</text:p>
            </table:table-cell>
            <table:covered-table-cell/>
          </table:table-row>
        </table:table-header-rows>
        <table:table-row table:style-name="TableLine2968309321056">
          <table:table-cell table:style-name="Táblázat5.A2" office:value-type="string">
            <text:p text:style-name="P20">Konstans</text:p>
          </table:table-cell>
          <table:table-cell table:style-name="Táblázat5.B2" office:value-type="string">
            <text:p text:style-name="P17">10 <text:s text:c="3"/>(minden karakternek)</text:p>
          </table:table-cell>
        </table:table-row>
        <table:table-row table:style-name="TableLine2968309323648">
          <table:table-cell table:style-name="Táblázat5.A7" office:value-type="string">
            <text:p text:style-name="P20">2 x Gyorsaság</text:p>
          </table:table-cell>
          <table:table-cell table:style-name="Táblázat5.B7" office:value-type="string">
            <text:p text:style-name="P19">A karakter Gyorsaság Tulajdonságának kétszerese</text:p>
          </table:table-cell>
        </table:table-row>
        <table:table-row table:style-name="TableLine2968309329984">
          <table:table-cell table:style-name="Táblázat5.A4" office:value-type="string">
            <text:p text:style-name="P138">Szint</text:p>
          </table:table-cell>
          <table:table-cell table:style-name="Táblázat5.B4" office:value-type="string">
            <text:p text:style-name="P137">A karakter szintje</text:p>
          </table:table-cell>
        </table:table-row>
        <table:table-row table:style-name="TableLine2968309319040">
          <table:table-cell table:style-name="Táblázat5.A7" office:value-type="string">
            <text:p text:style-name="P138">Harcmodor KÉ</text:p>
          </table:table-cell>
          <table:table-cell table:style-name="Táblázat5.B7" office:value-type="string">
            <text:p text:style-name="P137">Harcmodor képzettség szintje által kapott bónusz (lásd a harcmodor képzettségeket!)</text:p>
          </table:table-cell>
        </table:table-row>
        <table:table-row table:style-name="TableLine2968309314432">
          <table:table-cell table:style-name="Táblázat5.A7" office:value-type="string">
            <text:p text:style-name="P138">Mesterfegyver fortély</text:p>
          </table:table-cell>
          <table:table-cell table:style-name="Táblázat5.B7" office:value-type="string">
            <text:p text:style-name="P137">+2 fokonként</text:p>
          </table:table-cell>
        </table:table-row>
        <table:table-row table:style-name="TableLine2968309319904">
          <table:table-cell table:style-name="Táblázat5.A7" office:value-type="string">
            <text:p text:style-name="P20">Speciális</text:p>
          </table:table-cell>
          <table:table-cell table:style-name="Táblázat5.B7" office:value-type="string">
            <text:list xml:id="list599277225" text:style-name="L5">
              <text:list-item>
                <text:p text:style-name="P517">Gyors Kezdeményezés fortély: +4 KÉ </text:p>
              </text:list-item>
            </text:list>
            <text:list xml:id="list1329835387" text:style-name="L6">
              <text:list-item>
                <text:p text:style-name="P518">Szituációkból adódó módosítók</text:p>
              </text:list-item>
              <text:list-item>
                <text:p text:style-name="P518">Mágia hatására kapott módosító</text:p>
              </text:list-item>
            </text:list>
          </table:table-cell>
        </table:table-row>
      </table:table>
      <text:p text:style-name="Standard"/>
      <text:p text:style-name="P261"/>
      <text:p text:style-name="Text_20_body"/>
      <text:p text:style-name="Text_20_body"/>
      <text:h text:style-name="P339" text:outline-level="4"><text:bookmark-start text:name="__RefHeading___Toc11760_3781431762"/>Védő Érték<text:bookmark-end text:name="__RefHeading___Toc11760_3781431762"/></text:h>
      <text:p text:style-name="Text_20_body">A Védő Érték szimbolizálja a karakter közelharcban nyújtott azon képességét, hogy mennyire hatásosan képes elhárítani, elkerülni az ellene intézett csapásokat. Értéke nem mondható konstansnak, hisz a harci helyzettől függően változik, ráadásul kihat rá a testi-lelki, szellemi fáradság és persze a sebesülés is (lásd később).</text:p>
      <table:table table:name="Táblázat9" table:style-name="Táblázat9">
        <table:table-column table:style-name="Táblázat9.A"/>
        <table:table-column table:style-name="Táblázat9.B"/>
        <table:table-header-rows>
          <table:table-row table:style-name="TableLine2968309322784">
            <table:table-cell table:style-name="Táblázat9.A1" table:number-columns-spanned="2" office:value-type="string">
              <text:p text:style-name="P305">Védő Érték meghatározása</text:p>
            </table:table-cell>
            <table:covered-table-cell/>
          </table:table-row>
        </table:table-header-rows>
        <table:table-row table:style-name="TableLine2968309316160">
          <table:table-cell table:style-name="Táblázat9.A2" office:value-type="string">
            <text:p text:style-name="P20">Konstans</text:p>
          </table:table-cell>
          <table:table-cell table:style-name="Táblázat9.A1" office:value-type="string">
            <text:p text:style-name="P17">1<text:span text:style-name="T137">2</text:span>0 <text:s text:c="3"/>(minden karakternek)</text:p>
          </table:table-cell>
        </table:table-row>
        <table:table-row table:style-name="TableLine2968309331424">
          <table:table-cell table:style-name="Táblázat9.A3" office:value-type="string">
            <text:p text:style-name="P20">2 x Ügyesség</text:p>
          </table:table-cell>
          <table:table-cell table:style-name="Táblázat9.B11" office:value-type="string">
            <text:p text:style-name="P18">A karakter Ügyesség Tulajdonságának kétszerese</text:p>
          </table:table-cell>
        </table:table-row>
        <table:table-row table:style-name="TableLine2968309321920">
          <table:table-cell table:style-name="Táblázat9.A4" office:value-type="string">
            <text:p text:style-name="P20">2 x Gyorsaság</text:p>
          </table:table-cell>
          <table:table-cell table:style-name="Táblázat9.B4" office:value-type="string">
            <text:p text:style-name="P18">A karakter Gyorsaság Tulajdonságának kétszerese</text:p>
          </table:table-cell>
        </table:table-row>
        <table:table-row table:style-name="TableLine2968309316736">
          <table:table-cell table:style-name="Táblázat9.A3" office:value-type="string">
            <text:p text:style-name="P138">Harcmodor VÉ</text:p>
          </table:table-cell>
          <table:table-cell table:style-name="Táblázat9.B11" office:value-type="string">
            <text:p text:style-name="P137">Harcmodor képzettség szintje által kapott bónusz (lásd a harcmodor képzettségeket!)</text:p>
          </table:table-cell>
        </table:table-row>
        <table:table-row table:style-name="TableLine2968309326816">
          <table:table-cell table:style-name="Táblázat9.A3" office:value-type="string">
            <text:p text:style-name="P138">Fegyver VÉ</text:p>
          </table:table-cell>
          <table:table-cell table:style-name="Táblázat9.B11" office:value-type="string">
            <text:p text:style-name="P137">A forgatott fegyver Védő Értéke</text:p>
          </table:table-cell>
        </table:table-row>
        <table:table-row table:style-name="TableLine2968309328544">
          <table:table-cell table:style-name="Táblázat9.A3" office:value-type="string">
            <text:p text:style-name="P138">Mesterfegyver fortély</text:p>
          </table:table-cell>
          <table:table-cell table:style-name="Táblázat9.B11" office:value-type="string">
            <text:p text:style-name="P137">+3 fokonként </text:p>
          </table:table-cell>
        </table:table-row>
        <table:table-row table:style-name="TableLine2968309327680">
          <table:table-cell table:style-name="Táblázat9.A3" office:value-type="string">
            <text:p text:style-name="P138">HM</text:p>
          </table:table-cell>
          <table:table-cell table:style-name="Táblázat9.B11" office:value-type="string">
            <text:p text:style-name="P137">A VÉ-re költött (KP-ból felvett) Harcérték módosító</text:p>
          </table:table-cell>
        </table:table-row>
        <table:table-row table:style-name="TableLine2968309325664">
          <table:table-cell table:style-name="Táblázat9.A3" office:value-type="string">
            <text:p text:style-name="P30">Vértviselet – 3.fok</text:p>
          </table:table-cell>
          <table:table-cell table:style-name="Táblázat9.B11" office:value-type="string">
            <text:p text:style-name="P226">A nehézvért viselés mesterei (Vértviselet 3.fok) képesek a csapásokat páncélzatukról szándékoltan lecsúsztatni, sokszor hárítás helyett használva azt.<text:line-break/>Ezért félvért esetén +5VÉ, teljes vért esetén +10VÉ adódik Védő Értékükhöz</text:p>
          </table:table-cell>
        </table:table-row>
        <table:table-row table:style-name="TableLine2968309317024">
          <table:table-cell table:style-name="Táblázat9.A3" office:value-type="string">
            <text:p text:style-name="P20">Pajzs VÉ</text:p>
          </table:table-cell>
          <table:table-cell table:style-name="Táblázat9.B11" office:value-type="string">
            <text:p text:style-name="P21">Értéke a pajzs jellegétől függ. <text:span text:style-name="T22">Ha a karakter készületlen, vagy meglepetésből támadnak rá, a pajzs VÉ nem adódik hozzá a aktuális Védő Értékhez</text:span>. Képzetlen Pajzshasználat esetén csak értékének fele számít be.</text:p>
          </table:table-cell>
        </table:table-row>
        <table:table-row table:style-name="TableLine2968309322496">
          <table:table-cell table:style-name="Táblázat9.A3" office:value-type="string">
            <text:p text:style-name="P20">Speciális</text:p>
          </table:table-cell>
          <table:table-cell table:style-name="Táblázat9.B11" office:value-type="string">
            <text:list xml:id="list967211264" text:style-name="L7">
              <text:list-item>
                <text:p text:style-name="P519">Harc során bekövetkező csökkenés (sima találat esetén)</text:p>
              </text:list-item>
              <text:list-item>
                <text:p text:style-name="P519">Sebesülésből adódó csökkenés</text:p>
              </text:list-item>
              <text:list-item>
                <text:p text:style-name="P519">Fortélyokból adódó módosítók</text:p>
              </text:list-item>
              <text:list-item>
                <text:p text:style-name="P519">Harci helyzetből adódó módosítók (pl. harc alulról, harc megrendülten, stb)</text:p>
              </text:list-item>
              <text:list-item>
                <text:p text:style-name="P519">Fegyver minőségéből adódó módosító</text:p>
                <text:list>
                  <text:list-item>
                    <text:p text:style-name="P519">Mestermunka: max +5 VÉ</text:p>
                  </text:list-item>
                  <text:list-item>
                    <text:p text:style-name="P519">Gyatra fegyver: max -10 VÉ</text:p>
                  </text:list-item>
                  <text:list-item>
                    <text:p text:style-name="P520">Mágikus fegyver módosítói</text:p>
                  </text:list-item>
                </text:list>
              </text:list-item>
              <text:list-item>
                <text:p text:style-name="P519">Mágiából adódó módosítók</text:p>
              </text:list-item>
            </text:list>
          </table:table-cell>
        </table:table-row>
      </table:table>
      <text:p text:style-name="Standard"><text:span text:style-name="_5b_RPG_5d__20_Kiemelt_20_kifejezés"><text:span text:style-name="T41"/></text:span></text:p>
      <text:p text:style-name="Text_20_body"><text:span text:style-name="_5b_RPG_5d__20_Kiemelt_20_kifejezés"/></text:p>
      <text:h text:style-name="P339" text:outline-level="4"><text:bookmark-start text:name="__RefHeading___Toc11762_3781431762"/>Támadó Érték<text:bookmark-end text:name="__RefHeading___Toc11762_3781431762"/></text:h>
      <text:p text:style-name="Text_20_body">A Támadó Érték szimbolizálja a harcos azon tulajdonságát, hogy az adott fegyverrel milyen hatékonyan képes ellenfele ellen támadást, támadásokat intézni.</text:p>
      <text:p text:style-name="Text_20_body">Az alábbi táblázat megadja, a Támadó Érték kiszámolásának módját.</text:p>
      <table:table table:name="Táblázat10" table:style-name="Táblázat10">
        <table:table-column table:style-name="Táblázat10.A"/>
        <table:table-column table:style-name="Táblázat10.B"/>
        <table:table-header-rows>
          <table:table-row table:style-name="TableLine2968309331136">
            <table:table-cell table:style-name="Táblázat10.A1" table:number-columns-spanned="2" office:value-type="string">
              <text:p text:style-name="P305">Támadó Érték meghatározása</text:p>
            </table:table-cell>
            <table:covered-table-cell/>
          </table:table-row>
        </table:table-header-rows>
        <table:table-row table:style-name="TableLine2968309316448">
          <table:table-cell table:style-name="Táblázat10.A2" office:value-type="string">
            <text:p text:style-name="P20">Konstans</text:p>
          </table:table-cell>
          <table:table-cell table:style-name="Táblázat10.B11" office:value-type="string">
            <text:p text:style-name="P17">20 <text:s text:c="3"/>(minden karakternek)</text:p>
          </table:table-cell>
        </table:table-row>
        <table:table-row table:style-name="TableLine2968309317888">
          <table:table-cell table:style-name="Táblázat10.A2" office:value-type="string">
            <text:p text:style-name="P20">2 x Erő</text:p>
          </table:table-cell>
          <table:table-cell table:style-name="Táblázat10.B3" office:value-type="string">
            <text:p text:style-name="P18">A karakter Erő Tulajdonságának kétszerese</text:p>
          </table:table-cell>
        </table:table-row>
        <table:table-row table:style-name="TableLine2968309317600">
          <table:table-cell table:style-name="Táblázat10.A11" office:value-type="string">
            <text:p text:style-name="P20">2 x Ügyesség</text:p>
          </table:table-cell>
          <table:table-cell table:style-name="Táblázat10.B11" office:value-type="string">
            <text:p text:style-name="P18">A karakter Ügyesség Tulajdonságának kétszerese</text:p>
          </table:table-cell>
        </table:table-row>
        <table:table-row table:style-name="TableLine2968309329408">
          <table:table-cell table:style-name="Táblázat10.A11" office:value-type="string">
            <text:p text:style-name="P20">2 x Gyorsaság</text:p>
          </table:table-cell>
          <table:table-cell table:style-name="Táblázat10.B11" office:value-type="string">
            <text:p text:style-name="P18">A karakter Gyorsaság Tulajdonságának kétszerese</text:p>
          </table:table-cell>
        </table:table-row>
        <table:table-row table:style-name="TableLine2968309325952">
          <table:table-cell table:style-name="Táblázat10.A11" office:value-type="string">
            <text:p text:style-name="P138">Harcmodor TÉ</text:p>
          </table:table-cell>
          <table:table-cell table:style-name="Táblázat10.B11" office:value-type="string">
            <text:p text:style-name="P137">Harcmodor képzettség szintje által kapott bónusz (lásd a harcmodor képzettségeket!)</text:p>
          </table:table-cell>
        </table:table-row>
        <table:table-row table:style-name="TableLine2968309330272">
          <table:table-cell table:style-name="Táblázat10.A11" office:value-type="string">
            <text:p text:style-name="P138">Fegyver TÉ</text:p>
          </table:table-cell>
          <table:table-cell table:style-name="Táblázat10.B11" office:value-type="string">
            <text:p text:style-name="P137">A forgatott fegyver Támadó Értéke</text:p>
          </table:table-cell>
        </table:table-row>
        <table:table-row table:style-name="TableLine2968309318464">
          <table:table-cell table:style-name="Táblázat10.A11" office:value-type="string">
            <text:p text:style-name="P138">Mesterfegyver fortély</text:p>
          </table:table-cell>
          <table:table-cell table:style-name="Táblázat10.B11" office:value-type="string">
            <text:p text:style-name="P137">+3 fokonként </text:p>
          </table:table-cell>
        </table:table-row>
        <table:table-row table:style-name="TableLine2968309318752">
          <table:table-cell table:style-name="Táblázat10.A11" office:value-type="string">
            <text:p text:style-name="P138">HM</text:p>
          </table:table-cell>
          <table:table-cell table:style-name="Táblázat10.B11" office:value-type="string">
            <text:p text:style-name="P137">A VÉ-re költött (KP-ból felvett) Harcérték módosító</text:p>
          </table:table-cell>
        </table:table-row>
        <table:table-row table:style-name="TableLine2968309324224">
          <table:table-cell table:style-name="Táblázat10.A11" office:value-type="string">
            <text:p text:style-name="P20">Plusz támadás levonása</text:p>
          </table:table-cell>
          <table:table-cell table:style-name="Táblázat10.B11" office:value-type="string">
            <text:p text:style-name="P18">Minden plusz támadás esetén -10 levonás jár a TÉ-re. <text:line-break/>(a 2.támadásra: -10TÉ, a 3.támadásra: -20TÉ, stb)</text:p>
          </table:table-cell>
        </table:table-row>
        <table:table-row table:style-name="TableLine2968309324512">
          <table:table-cell table:style-name="Táblázat10.A11" office:value-type="string">
            <text:p text:style-name="P20">Speciális</text:p>
          </table:table-cell>
          <table:table-cell table:style-name="Táblázat10.B11" office:value-type="string">
            <text:list xml:id="list221232796848506" text:continue-list="list967211264" text:style-name="L7">
              <text:list-item text:start-value="1">
                <text:p text:style-name="P520">Fortélyokból adódó módosítók</text:p>
              </text:list-item>
              <text:list-item>
                <text:p text:style-name="P520">Harci helyzetből adódó módosítók</text:p>
              </text:list-item>
              <text:list-item>
                <text:p text:style-name="P520">Fegyver minőségéből adódó módosító</text:p>
                <text:list>
                  <text:list-item>
                    <text:p text:style-name="P520">Mestermunka: max +5 TÉ</text:p>
                  </text:list-item>
                  <text:list-item>
                    <text:p text:style-name="P520">Gyatra fegyver: max -5 TÉ</text:p>
                  </text:list-item>
                  <text:list-item>
                    <text:p text:style-name="P520">Mágikus fegyver módosítói</text:p>
                  </text:list-item>
                </text:list>
              </text:list-item>
              <text:list-item>
                <text:p text:style-name="P520">Mágiából adódó módosítók</text:p>
              </text:list-item>
            </text:list>
          </table:table-cell>
        </table:table-row>
      </table:table>
      <text:p text:style-name="P36">(A távolsági fegyverekkel végrehajtott támadásokat külön fejezetben tárgyaljuk.)</text:p>
      <text:p text:style-name="Text_20_body"/>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ext:span text:style-name="T28">Támadó dobás</text:span></text:span><text:span text:style-name="T28">.: Támadó Érték + k100</text:span></text:p>
      <text:p text:style-name="Text_20_body">Bővebben lásd a „Harc menete” fejezetben!</text:p>
      <text:p text:style-name="Text_20_body"/>
      <text:h text:style-name="P339" text:outline-level="4"><text:bookmark-start text:name="__RefHeading___Toc11764_3781431762"/>Célzó Érték<text:bookmark-end text:name="__RefHeading___Toc11764_3781431762"/></text:h>
      <table:table table:name="Támadó_CÉ" table:style-name="Támadó_5f_CÉ">
        <table:table-column table:style-name="Támadó_5f_CÉ.A"/>
        <table:table-column table:style-name="Támadó_5f_CÉ.B"/>
        <table:table-header-rows>
          <table:table-row table:style-name="TableLine2968309325376">
            <table:table-cell table:style-name="Támadó_5f_CÉ.A1" table:number-columns-spanned="2" office:value-type="string">
              <text:p text:style-name="P306">Célzó Érték kiszámítása</text:p>
            </table:table-cell>
            <table:covered-table-cell/>
          </table:table-row>
        </table:table-header-rows>
        <table:table-row table:style-name="TableLine2968309336032">
          <table:table-cell table:style-name="Támadó_5f_CÉ.A2" office:value-type="string">
            <text:p text:style-name="P208">Összeadandó értékek</text:p>
          </table:table-cell>
          <table:table-cell table:style-name="Támadó_5f_CÉ.B2" office:value-type="string">
            <text:p text:style-name="P208">Leírás</text:p>
          </table:table-cell>
        </table:table-row>
        <table:table-row table:style-name="TableLine2968309335456">
          <table:table-cell table:style-name="Támadó_5f_CÉ.A3" office:value-type="string">
            <text:p text:style-name="P222">K100</text:p>
          </table:table-cell>
          <table:table-cell table:style-name="Támadó_5f_CÉ.B3" office:value-type="string">
            <text:p text:style-name="P221">Dobás K100-al – támadó dobás esetén.</text:p>
          </table:table-cell>
        </table:table-row>
        <table:table-row table:style-name="TableLine2968309335744">
          <table:table-cell table:style-name="Támadó_5f_CÉ.A11" office:value-type="string">
            <text:p text:style-name="P222">-30</text:p>
          </table:table-cell>
          <table:table-cell table:style-name="Támadó_5f_CÉ.B11" office:value-type="string">
            <text:p text:style-name="P221">Konstans. Ez az érték gyakorlatilag a célpont Védő Érték alapját adná, de mivel itt csak 1x (karakteralkotáskor) kell vele számolni, ezért a számolás meggyorsítása miatt átkerült ide.</text:p>
          </table:table-cell>
        </table:table-row>
        <table:table-row table:style-name="TableLine2968309343808">
          <table:table-cell table:style-name="Támadó_5f_CÉ.A11" office:value-type="string">
            <text:p text:style-name="P222">2 x Önuralom</text:p>
          </table:table-cell>
          <table:table-cell table:style-name="Támadó_5f_CÉ.B11" office:value-type="string">
            <text:p text:style-name="P221">Az Önuralom kétszerese</text:p>
          </table:table-cell>
        </table:table-row>
        <table:table-row table:style-name="TableLine2968309332000">
          <table:table-cell table:style-name="Támadó_5f_CÉ.A11" office:value-type="string">
            <text:p text:style-name="P139">Harcmodor CÉ</text:p>
          </table:table-cell>
          <table:table-cell table:style-name="Támadó_5f_CÉ.B11" office:value-type="string">
            <text:p text:style-name="P136">Harcmodor képzettség szintje által kapott bónusz (lásd a harcmodor képzettségeket!)</text:p>
          </table:table-cell>
        </table:table-row>
        <table:table-row table:style-name="TableLine2968309338336">
          <table:table-cell table:style-name="Támadó_5f_CÉ.A11" office:value-type="string">
            <text:p text:style-name="P222">Fegyver CÉ </text:p>
            <text:p text:style-name="P222">(kategória függő)</text:p>
          </table:table-cell>
          <table:table-cell table:style-name="Támadó_5f_CÉ.B11" office:value-type="string">
            <text:p text:style-name="P221">Különbséget teszünk a fegyverkategóriák közt attól függően, hogy alapesetben milyen könnyű velük célba találni. Az alábbi értékek csak irányszámok, a konkrét fegyver értékek ettől eltérhetnek.</text:p>
            <text:list xml:id="list3933808738" text:style-name="L8">
              <text:list-item>
                <text:p text:style-name="P522">Hajító szálfegyverek: +0 CÉ</text:p>
              </text:list-item>
              <text:list-item>
                <text:p text:style-name="P522">Apró hajítófegyverek: +4 CÉ</text:p>
              </text:list-item>
              <text:list-item>
                <text:p text:style-name="P522">Íjak: +10 CÉ</text:p>
              </text:list-item>
              <text:list-item>
                <text:p text:style-name="P522">Nyílpuskák: +16 CÉ<text:line-break/><text:span text:style-name="T48">(A fentiek irányadó számok, egyes speciális fegyverek ezen értéke eltérhet ettől. Lásd a Távolsági fegyverek harcértékei fejezetet!)</text:span></text:p>
              </text:list-item>
            </text:list>
          </table:table-cell>
        </table:table-row>
        <table:table-row table:style-name="TableLine2968309344384">
          <table:table-cell table:style-name="Támadó_5f_CÉ.A11" office:value-type="string">
            <text:p text:style-name="P138">Mesterfegyver fortély</text:p>
          </table:table-cell>
          <table:table-cell table:style-name="Támadó_5f_CÉ.B11" office:value-type="string">
            <text:p text:style-name="P137">+3 fokonként </text:p>
          </table:table-cell>
        </table:table-row>
        <table:table-row table:style-name="TableLine2968309344960">
          <table:table-cell table:style-name="Támadó_5f_CÉ.A11" office:value-type="string">
            <text:p text:style-name="P222">CM</text:p>
          </table:table-cell>
          <table:table-cell table:style-name="Támadó_5f_CÉ.B11" office:value-type="string">
            <text:p text:style-name="P221">Célzóérték Módosító. Szintnként legfeljebb 4 vehető fel. 1 CM = 5KP</text:p>
          </table:table-cell>
        </table:table-row>
        <table:table-row table:style-name="TableLine2968309332576">
          <table:table-cell table:style-name="Támadó_5f_CÉ.A11" office:value-type="string">
            <text:p text:style-name="P222"><text:s/>Célzás körönként</text:p>
          </table:table-cell>
          <table:table-cell table:style-name="Támadó_5f_CÉ.B11" office:value-type="string">
            <text:p text:style-name="P221"><text:span text:style-name="T22">+10</text:span>CÉ / kör amit célzással tölt el a támadó. Maximum 2 körig.<text:line-break/>+<text:span text:style-name="T68">15</text:span>CÉ / kör: Képzett Célzás fortély megléte esetén.</text:p>
            <text:p text:style-name="P106">(<text:span text:style-name="T24">Figyelem</text:span>: íjnál csak 1 körig, alkalmazható mert nehéz kitartani!! 1 kör után körönként ugyanennyi <text:span text:style-name="T24">levonás</text:span>!)</text:p>
          </table:table-cell>
        </table:table-row>
        <table:table-row table:style-name="TableLine2968309345248">
          <table:table-cell table:style-name="Támadó_5f_CÉ.A11" office:value-type="string">
            <text:p text:style-name="P222">Egyéb</text:p>
          </table:table-cell>
          <table:table-cell table:style-name="Támadó_5f_CÉ.B11" office:value-type="string">
            <text:list xml:id="list1986659152" text:style-name="L9">
              <text:list-item>
                <text:p text:style-name="P523">Képzetlenségből adódó levonás: -40 CÉ</text:p>
              </text:list-item>
              <text:list-item>
                <text:p text:style-name="P523">Hirtelen lövés: -30 CÉ<text:line-break/><text:span text:style-name="T48">(Pl. a célpont hirtelen átfut az úton be egy másik takarás védelmébe és ez a lövészt felkészületlenül éri)</text:span></text:p>
              </text:list-item>
              <text:list-item>
                <text:p text:style-name="P521">Az egyes Fortélyokból adódó bónuszok.</text:p>
              </text:list-item>
              <text:list-item>
                <text:p text:style-name="P523">Nem “belőtt” lőfegyver: -30 CÉ (íjak) / -15 CÉ (nyílpuskák)<text:line-break/>Ha a támadó most lő először a fegyverrel, akkor íjak esetében -30CÉ, nyílpuskák használatánál pedig -15 CÉ módosító <text:span text:style-name="T51">sújtja.</text:span> Ha legalább fél órát töltött el a “belövéssel”, ez a módosító megszűnik. Egyébiránt a használat során folyamatosan tűnik el a hátrány (negyed óra után már csak -15 CÉ / -8 CÉ és így tovább).</text:p>
              </text:list-item>
              <text:list-item>
                <text:p text:style-name="P524">A fegyverek minősége befolyásolhatja azok Célzó értéket. <text:s text:c="6"/></text:p>
              </text:list-item>
            </text:list>
          </table:table-cell>
        </table:table-row>
      </table:table>
      <text:p text:style-name="Standard"><text:span text:style-name="_5b_RPG_5d__20_Kiemelt_20_kifejezés"><text:span text:style-name="T3"/></text:span></text:p>
      <text:p text:style-name="Text_20_body"><text:span text:style-name="_5b_RPG_5d__20_Kiemelt_20_kifejezés"><text:span text:style-name="T3">Bővebben lásd a Távolsági Harc fejezetet!</text:span></text:span></text:p>
      <text:p text:style-name="Text_20_body"><text:span text:style-name="_5b_RPG_5d__20_Kiemelt_20_kifejezés"><text:span text:style-name="T3"/></text:span></text:p>
      <text:h text:style-name="P333" text:outline-level="3"><text:bookmark-start text:name="__RefHeading___Toc11766_3781431762"/>Mozgásgátló Tényező (MGT )<text:bookmark-end text:name="__RefHeading___Toc11766_3781431762"/></text:h>
      <text:p text:style-name="Text_20_body"><text:span text:style-name="_5b_RPG_5d__20_Kiemelt_20_kifejezés"><text:span text:style-name="T3">Harc és mozgás során a vértek, egyes pajzsok, valamint a felszerelés egyes elemei korlátozhatják a karaktereket. Ennek szimulálására van a Mozgásgátló Tényező – röviden MGT. A fent vérteknek, pajzsoknak és egyes fegyvereknek van MGT értéke. Erre az alábbi szabály vonatkozik:</text:span></text:span></text:p>
      <text:list xml:id="list1934455979" text:style-name="L10">
        <text:list-item>
          <text:p text:style-name="P379">1 MGT → -2 KÉ, -3 TÉ,VÉ</text:p>
        </text:list-item>
        <text:list-item>
          <text:p text:style-name="P379">1 MGT → -1 mozgást igénylő képzettségpróbákra</text:p>
        </text:list-item>
        <text:list-item>
          <text:p text:style-name="P379">1 MGT → -1 mozgást igénylő tulajdonságpróbákra<text:line-break/><text:span text:style-name="T48">(KM dönt, de például kézügyességet érintő Ügyességpróbára nyilván nem jár levonás, ha nincs páncélkesztyűben a játékos)</text:span></text:p>
        </text:list-item>
      </text:list>
      <text:h text:style-name="Heading_20_3" text:outline-level="3"><text:bookmark-start text:name="__RefHeading___Toc11768_3781431762"/>Előnyös és hátrányos helyzet<text:bookmark-end text:name="__RefHeading___Toc11768_3781431762"/></text:h>
      <text:p text:style-name="Text_20_body">A harcban</text:p>
      <text:list xml:id="list1642473987" text:style-name="L11">
        <text:list-item>
          <text:p text:style-name="P380"><text:span text:style-name="_5b_RPG_5d_Kiemelt_20_kifejezés">Előnyös helyzetű</text:span>: aki a harci helyzetben vagy nagyobb méretű fegyverének (legalább 1 penge méretkülönbség), vagy az ellenfél Beszorított helyzetének köszönhetően köszönhetően előnyben van.</text:p>
        </text:list-item>
        <text:list-item>
          <text:p text:style-name="P380"><text:span text:style-name="_5b_RPG_5d_Kiemelt_20_kifejezés">Hátrányos helyzetű</text:span>: aki a harci helyzetben vagy kisebb méretű fegyverének (legalább 1 penge méretkülönbség), vagy a Beszorított helyzetének köszönhetően köszönhetően hátrányban van.</text:p>
        </text:list-item>
      </text:list>
      <text:p text:style-name="Text_20_body">A fentiek a Védő Érték csökkentéskor mutatkoznak meg sikeres támadás (nem túlütés) esetén. </text:p>
      <text:p text:style-name="Text_20_body">Alaphelyzetben (nincs legalább 1 pengényi fegyverméret különbség)</text:p>
      <text:list xml:id="list4258150892" text:style-name="L12">
        <text:list-item>
          <text:p text:style-name="P381">mindkét fél támadó dobásának kisebbik kockájával csökkent VÉ-t<text:line-break/>Röviden: kiskocka</text:p>
        </text:list-item>
      </text:list>
      <text:p text:style-name="Text_20_body">1 penge, vagy nagyobb méretkülönbségnél:</text:p>
      <text:list xml:id="list221232529940147" text:continue-list="list4258150892" text:style-name="L12">
        <text:list-item text:start-value="1">
          <text:p text:style-name="P381">előnyös helyzetű: k100-as támadó dobásának kisebbik kockájával +1 értékben csökkent VÉ-t<text:line-break/><text:bookmark-start text:name="DDE_LINK4"/>Röviden: (kiskocka+1)<text:bookmark-end text:name="DDE_LINK4"/></text:p>
        </text:list-item>
        <text:list-item>
          <text:p text:style-name="P381">hátrányos helyzetű: k100 dobásának kisebbik kockájával -1 értékben csökkent VÉ-t.<text:line-break/>Röviden: (kiskocka-1)</text:p>
        </text:list-item>
        <text:list-item>
          <text:p text:style-name="P381">Példa: Hosszú kard <text:s/>vs. <text:s/>Tőr</text:p>
        </text:list-item>
      </text:list>
      <text:p text:style-name="Text_20_body">2 penge, vagy nagyobb méretkülönbségnél:</text:p>
      <text:list xml:id="list221231860923714" text:continue-list="list221232529940147" text:style-name="L12">
        <text:list-item text:start-value="1">
          <text:p text:style-name="P381">előnyös helyzetű: k100-as támadó dobásának kisebbik kockájával <text:span text:style-name="T68">+2</text:span> értékben csökkent VÉ-t<text:line-break/>Röviden: (kiskocka<text:span text:style-name="T68">+2</text:span>)</text:p>
        </text:list-item>
        <text:list-item>
          <text:p text:style-name="P381">hátrányos helyzetű: k100 dobásának kisebbik kockájával -1 értékben csökkent VÉ-t <text:line-break/>Röviden: (kiskocka-1)</text:p>
        </text:list-item>
        <text:list-item>
          <text:p text:style-name="P381">Példa: Kétkezes kard vs Tőr <text:s text:c="3"/>; <text:s text:c="2"/>Lándzsa <text:s/>vs <text:s/>Rövidkard</text:p>
        </text:list-item>
      </text:list>
      <text:p text:style-name="Text_20_body"/>
      <text:h text:style-name="P333" text:outline-level="3"><text:bookmark-start text:name="__RefHeading___Toc11770_3781431762"/>Támadások száma<text:bookmark-end text:name="__RefHeading___Toc11770_3781431762"/></text:h>
      <text:p text:style-name="P216">Fegyverek – TODO_HARC_#27.</text:p>
      <text:p text:style-name="Text_20_body">Alapeset: minden fegyver támadásainak száma: 1 / kör <text:span text:style-name="T40">(néhány kivételnél ez kevesebb. Lásd a fegyver táblázatot)</text:span></text:p>
      <text:h text:style-name="Heading_20_4" text:outline-level="4"><text:bookmark-start text:name="__RefHeading___Toc11772_3781431762"/>„Harcmodor-Sebesség”<text:bookmark-end text:name="__RefHeading___Toc11772_3781431762"/></text:h>
      <text:p text:style-name="Text_20_body">Egy karakter <text:span text:style-name="T24">plusz</text:span> támadásainak száma attól függ, hogy milyen fegyvert forgat, mennyire képzett annak Harcmodorában, és hogy mennyire fürge (Gyorsaság tulajdonság).</text:p>
      <text:p text:style-name="Text_20_body">Számszerűen: az aktuális fegyverhez tartozó harcmodor-képzettség szintje és a Gyorsaság tulajdonság összege határozzák meg az ún. <text:span text:style-name="T28">Harcmodor-Sebesség</text:span>”értéket. Ez – mint – sejthető harcmodoronként egyedi érték.</text:p>
      <table:table table:name="Táblázat3" table:style-name="Táblázat3">
        <table:table-column table:style-name="Táblázat3.A"/>
        <table:table-row table:style-name="TableLine2968309333152">
          <table:table-cell table:style-name="Táblázat3.A1" office:value-type="string">
            <text:p text:style-name="P5">„Harcmodor-Sebesség” = aktuális harcmodor + Gyorsaság tulajdonság</text:p>
          </table:table-cell>
        </table:table-row>
      </table:table>
      <text:p text:style-name="P153"/>
      <text:h text:style-name="P340" text:outline-level="4"><text:bookmark-start text:name="__RefHeading___Toc11774_3781431762"/>„Fegyver-Sebesség”<text:bookmark-end text:name="__RefHeading___Toc11774_3781431762"/></text:h>
      <text:p text:style-name="Text_20_body">Szintén minden fegyvernek van egy egyedi Sebesség értéke, az ún. „Fegyver-Sebesség”. Minél kisebb ez a szám, annál fürgébb, minél nagyobb, annál lomhább az adott fegyver.</text:p>
      <text:h text:style-name="Heading_20_4" text:outline-level="4"><text:bookmark-start text:name="__RefHeading___Toc11776_3781431762"/>Plusz támadások száma<text:bookmark-end text:name="__RefHeading___Toc11776_3781431762"/></text:h>
      <text:p text:style-name="Text_20_body">A plusz támadások számát úgy kapjuk meg, hogy megvizsgáljuk, a „Fegyver-Sebesség” hányszor van meg a karakter aktuális „Harcmodor-Sebesség” értékében (lefelé kerekítve).</text:p>
      <table:table table:name="Táblázat61" table:style-name="Táblázat61">
        <table:table-column table:style-name="Táblázat61.A"/>
        <table:table-row table:style-name="TableLine2968309340064">
          <table:table-cell table:style-name="Táblázat61.A1" office:value-type="string">
            <text:p text:style-name="P5">Plusz támadások (db) = (Harcmodor Sebesség) / (Fegyver Sebesség)</text:p>
          </table:table-cell>
        </table:table-row>
      </table:table>
      <text:p text:style-name="Text_20_body">Példa:</text:p>
      <text:list xml:id="list3206153785" text:style-name="L13">
        <text:list-item>
          <text:p text:style-name="P382">Fegyver: Hosszú kard (Fegyver-Sebesség: 6)</text:p>
        </text:list-item>
        <text:list-item>
          <text:p text:style-name="P382">Harcmodor: Kardvívás – 4.szint</text:p>
        </text:list-item>
        <text:list-item>
          <text:p text:style-name="P382">Gyorsaság tulajdonság: +3</text:p>
        </text:list-item>
      </text:list>
      <text:p text:style-name="Text_20_body">Ekkor az aktuális Harcmodor-Sebesség érték: 4+3=7</text:p>
      <text:p text:style-name="Text_20_body">Mivel ez elérte a 6-os értéket, ezért +1 támadás – összesen tehát már 2db jár körönként. A 3 támadást 12-es, a 4 támadást pedig 18-as „Harcmodor-Sebesség” értéknél kapja meg.</text:p>
      <text:p text:style-name="P205">Minden újabb támadás során – az aktuális – Támadó Értékre -10 levonás jár!</text:p>
      <text:list xml:id="list2997033490" text:style-name="L14">
        <text:list-item>
          <text:p text:style-name="P383">Második támadás: -10TÉ</text:p>
        </text:list-item>
        <text:list-item>
          <text:p text:style-name="P383">Harmadik támadás: -20TÉ, stb</text:p>
        </text:list-item>
      </text:list>
      <text:p text:style-name="P12">További támadásokat Kétkezes Harc során szerezhet a karakter. Lásd <text:span text:style-name="_5b_RPG_5d_Kiemelt_20_kifejezés">Kétkezes Harc</text:span> fejezetet!</text:p>
      <text:p text:style-name="P12"/>
      <text:h text:style-name="P333" text:outline-level="3"><text:bookmark-start text:name="__RefHeading___Toc11778_3781431762"/>A harc menete – összefoglalás<text:bookmark-end text:name="__RefHeading___Toc11778_3781431762"/></text:h>
      <text:p text:style-name="P234">KÉ = <text:span text:style-name="T1">10 + (2 x Gyorsaság) + Tapasztalati szint + </text:span><text:span text:style-name="T70">Harcmodor bónusza</text:span><text:span text:style-name="T1"> + Fegyver KÉ</text:span></text:p>
      <text:p text:style-name="P230">TÉ = 20 + 2 x (Erő + Ügyesség + Gyorsaság) + HM + <text:span text:style-name="T70">Harcmodor bónusza</text:span><text:span text:style-name="T1"> + Fegyver TÉ</text:span></text:p>
      <text:p text:style-name="P230">VÉ = 1<text:span text:style-name="T137">2</text:span>0 + 2 x (Ügyesség + Gyorsaság) + Pajzs VÉ + HM + <text:span text:style-name="T70">Harcmodor bónusza</text:span><text:span text:style-name="T1"> + Fegyver VÉ</text:span></text:p>
      <text:list xml:id="list2061878710" text:style-name="L15">
        <text:list-item>
          <text:p text:style-name="P384">Bónusz: Vértviselet – 3.szint <text:s/>: teljes vért SFÉ-je hozzáadható a VÉ-hez</text:p>
        </text:list-item>
      </text:list>
      <text:p text:style-name="P230">CÉ = -30 +(2 x Önuralom) – 30 (Konstans) + CM + <text:span text:style-name="T70">Harcmodor bónusza</text:span><text:span text:style-name="T1"> + Fegyver CÉ</text:span></text:p>
      <text:list xml:id="list3271354957" text:style-name="L16">
        <text:list-item>
          <text:p text:style-name="P387">Kezdeményezés</text:p>
        </text:list-item>
      </text:list>
      <text:list xml:id="list669703806" text:style-name="L17">
        <text:list-item>
          <text:p text:style-name="P385">Minden kör elején van kezdeményezés, ami csak a cselekvési sorrend meghatározására szolgál, nem jelent dominanciát, vagy a harc irányítását. 1 kört 10 szegmenst (másodpercet) szimbolizál.</text:p>
        </text:list-item>
        <text:list-item>
          <text:p text:style-name="P385">KÉ dobás: KÉ+k10 és a magasabb számot kapott kezd, 10-es (0) dobásra rá lehet dobni újra</text:p>
        </text:list-item>
        <text:list-item>
          <text:p text:style-name="P385">Azonos kezdeményezésnél: egyszerre csapnak</text:p>
        </text:list-item>
      </text:list>
      <text:list xml:id="list221233119990361" text:continue-list="list3271354957" text:style-name="L16">
        <text:list-item>
          <text:p text:style-name="P388">Támadás</text:p>
        </text:list-item>
      </text:list>
      <text:list xml:id="list2507298827" text:style-name="L18">
        <text:list-item>
          <text:p text:style-name="P386">Támadó dobás: TÉ + k100; <text:s text:c="2"/>1 kör = 5 szegmens</text:p>
        </text:list-item>
        <text:list-item>
          <text:p text:style-name="P386">Minden újabb támadás a körben -10 TÉ-vel megy,</text:p>
        </text:list-item>
        <text:list-item>
          <text:p text:style-name="P386">Fegyvermérettől függően előnyös/hátrányos helyzetű támadó <text:span text:style-name="_5b_RPG_5d__20_Kiemelt_20_kifejezés"><text:span text:style-name="T18">(1 penge méretkülönbségtől)</text:span></text:span></text:p>
        </text:list-item>
      </text:list>
      <table:table table:name="Táblázat4" table:style-name="Táblázat4">
        <table:table-column table:style-name="Táblázat4.A"/>
        <table:table-column table:style-name="Táblázat4.B"/>
        <table:table-row table:style-name="TableLine2968309334016">
          <table:table-cell table:style-name="Táblázat4.A1" office:value-type="string">
            <text:p text:style-name="Table_20_Heading"><text:span text:style-name="_5b_RPG_5d__20_Kiemelt_20_kifejezés"><text:span text:style-name="T50">Támadó dobás eredménye</text:span></text:span></text:p>
          </table:table-cell>
          <table:table-cell table:style-name="Táblázat4.B1" office:value-type="string">
            <text:p text:style-name="Table_20_Heading"><text:span text:style-name="_5b_RPG_5d__20_Kiemelt_20_kifejezés"><text:span text:style-name="T50">Hatás</text:span></text:span></text:p>
          </table:table-cell>
        </table:table-row>
        <table:table-row table:style-name="TableLine2968309344096">
          <table:table-cell table:style-name="Táblázat4.A3" office:value-type="string">
            <text:p text:style-name="P7"><text:span text:style-name="_5b_RPG_5d__20_Kiemelt_20_kifejezés"><text:span text:style-name="T97">TÉ <text:s/></text:span></text:span><text:span text:style-name="_5b_RPG_5d__20_Kiemelt_20_kifejezés"><text:span text:style-name="T100">&lt;</text:span></text:span><text:span text:style-name="_5b_RPG_5d__20_Kiemelt_20_kifejezés"><text:span text:style-name="T97"> <text:s/>VÉ</text:span></text:span></text:p>
          </table:table-cell>
          <table:table-cell table:style-name="Táblázat4.B3" office:value-type="string">
            <text:p text:style-name="Table_20_Contents"><text:span text:style-name="_5b_RPG_5d__20_Kiemelt_20_kifejezés"><text:span text:style-name="T97">VÉ csökkentés </text:span></text:span></text:p>
            <text:list xml:id="list3782910274" text:style-name="L19">
              <text:list-item text:start-value="1">
                <text:p text:style-name="P347"><text:span text:style-name="_5b_RPG_5d__20_Kiemelt_20_kifejezés"><text:span text:style-name="T71">Alaphelyzetben (nincs előnyös-hátrányos helyzet): <text:line-break/>mindkét fél kiskockával csökkent (k100)</text:span></text:span></text:p>
              </text:list-item>
              <text:list-item>
                <text:p text:style-name="P347"><text:span text:style-name="_5b_RPG_5d__20_Kiemelt_20_kifejezés"><text:span text:style-name="T71">Legalább 1 penge fegyverméret különbségnél:</text:span></text:span></text:p>
              </text:list-item>
              <text:list-item>
                <text:p text:style-name="P348"><text:span text:style-name="_5b_RPG_5d__20_Kiemelt_20_kifejezés"><text:span text:style-name="T71">Előnyös helyzetű támadó: <text:s/>(kiskocka+1)-el csökkent (k100)</text:span></text:span></text:p>
              </text:list-item>
              <text:list-item>
                <text:p text:style-name="P348"><text:span text:style-name="_5b_RPG_5d__20_Kiemelt_20_kifejezés"><text:span text:style-name="T71">Hátrányos helyzetű támadó: (kiskocka-1)-el csökkent (k100)</text:span></text:span></text:p>
              </text:list-item>
              <text:list-item>
                <text:p text:style-name="P347"><text:span text:style-name="_5b_RPG_5d__20_Kiemelt_20_kifejezés"><text:span text:style-name="T71">2 penge, vagy nagyobb méretkülönbségnél: </text:span></text:span></text:p>
              </text:list-item>
              <text:list-item>
                <text:p text:style-name="P348"><text:span text:style-name="_5b_RPG_5d__20_Kiemelt_20_kifejezés"><text:span text:style-name="T71">Előnyös helyzetű támadó: <text:s/>(kiskocka</text:span></text:span><text:span text:style-name="_5b_RPG_5d__20_Kiemelt_20_kifejezés"><text:span text:style-name="T72">+2</text:span></text:span><text:span text:style-name="_5b_RPG_5d__20_Kiemelt_20_kifejezés"><text:span text:style-name="T71">)-vel csökkent (k100)</text:span></text:span></text:p>
              </text:list-item>
              <text:list-item>
                <text:p text:style-name="P348"><text:span text:style-name="_5b_RPG_5d__20_Kiemelt_20_kifejezés"><text:span text:style-name="T97">Hátrányos helyzetű támadó: (kiskocka-1)-el csökkent (k100)</text:span></text:span></text:p>
              </text:list-item>
            </text:list>
          </table:table-cell>
        </table:table-row>
        <table:table-row table:style-name="TableLine2968309336896">
          <table:table-cell table:style-name="Táblázat4.A3" office:value-type="string">
            <text:p text:style-name="P9"><text:span text:style-name="_5b_RPG_5d__20_Kiemelt_20_kifejezés"><text:span text:style-name="T97">TÉ <text:s/></text:span></text:span><text:span text:style-name="_5b_RPG_5d__20_Kiemelt_20_kifejezés"><text:span text:style-name="T101">&gt;=</text:span></text:span><text:span text:style-name="_5b_RPG_5d__20_Kiemelt_20_kifejezés"><text:span text:style-name="T97"> VÉ</text:span></text:span></text:p>
          </table:table-cell>
          <table:table-cell table:style-name="Táblázat4.B3" office:value-type="string">
            <text:p text:style-name="Table_20_Contents"><text:span text:style-name="_5b_RPG_5d__20_Kiemelt_20_kifejezés"><text:span text:style-name="T97">Túlütés → ÉP sebzés* (fegyver); <text:s/>Erőbónusz, fegyver mágia bónusz hozzáadódik</text:span></text:span></text:p>
            <text:list xml:id="list760875603" text:style-name="L20">
              <text:list-item>
                <text:p text:style-name="P371"><text:span text:style-name="_5b_RPG_5d__20_Kiemelt_20_kifejezés"><text:span text:style-name="T97">Többszörös túlütés: +20-anként +3 SP <text:s text:c="2"/>(max +9 SP)</text:span></text:span></text:p>
              </text:list-item>
              <text:list-item>
                <text:p text:style-name="P371"><text:span text:style-name="_5b_RPG_5d__20_Kiemelt_20_kifejezés"><text:span text:style-name="T98">VÉ csökkentés: ÉP seb függő (lásd </text:span></text:span><text:span text:style-name="_5b_RPG_5d__20_Kiemelt_20_kifejezés"><text:span text:style-name="T99">Sebzés</text:span></text:span><text:span text:style-name="_5b_RPG_5d__20_Kiemelt_20_kifejezés"><text:span text:style-name="T97"> táblázat)</text:span></text:span></text:p>
              </text:list-item>
              <text:list-item>
                <text:p text:style-name="P371"><text:span text:style-name="_5b_RPG_5d__20_Kiemelt_20_kifejezés"><text:span text:style-name="T97">Támadás jellege: a fegyver elsődleges támadási típusa az alapértelmezett. Másodlagos támadási formával -10TÉ módosítóval lehet támadni</text:span></text:span></text:p>
              </text:list-item>
              <text:list-item>
                <text:p text:style-name="P373">Páncéldobás: áldozat dobja k10-el. Tulajdonképpen százalékdobás, hogy páncéllal fedett területet találtak-e el. Minden páncél X %-ban védi a testet. Pl. torzót védő: 50% (1-5: véd)</text:p>
              </text:list-item>
              <text:list-item>
                <text:p text:style-name="P372"><text:span text:style-name="_5b_RPG_5d__20_Kiemelt_20_kifejezés"><text:span text:style-name="T97">Áldozat SFÉ: támadás jellegétől függő SFÉ. (Támadó fegyver Átütése levonódik belőle!)</text:span></text:span></text:p>
              </text:list-item>
              <text:list-item>
                <text:p text:style-name="P372"><text:span text:style-name="_5b_RPG_5d__20_Kiemelt_20_kifejezés"><text:span text:style-name="T97">SP = k20 + fegyver SP – akt.SFÉ</text:span></text:span></text:p>
              </text:list-item>
              <text:list-item>
                <text:p text:style-name="P372"><text:span text:style-name="_5b_RPG_5d__20_Kiemelt_20_kifejezés"><text:span text:style-name="T97">ÉP seb: SP</text:span></text:span><text:span text:style-name="_5b_RPG_5d__20_Kiemelt_20_kifejezés"><text:span text:style-name="T99">↔ÉP megfeleltetés a Sebzés</text:span></text:span><text:span text:style-name="_5b_RPG_5d__20_Kiemelt_20_kifejezés"><text:span text:style-name="T97"> táblázatban</text:span></text:span></text:p>
              </text:list-item>
              <text:list-item>
                <text:p text:style-name="P373">00-ás dobás (100): <text:s/>+5 SP ; <text:span text:style-name="T22">ellenfél SFÉ nem számít</text:span> (de az Aranyharang és Elemi Erő igen!)<text:line-break/>Fárasztás alkalmazásakor: +<text:span text:style-name="T138">5</text:span> VÉ csökk.</text:p>
              </text:list-item>
              <text:list-item>
                <text:p text:style-name="P372"><text:span text:style-name="_5b_RPG_5d__20_Kiemelt_20_kifejezés"><text:span text:style-name="T97">01-es dobás: kudarc (KM dönt, általában az ellenfél kap 1 plusz támadást)</text:span></text:span></text:p>
              </text:list-item>
            </text:list>
          </table:table-cell>
        </table:table-row>
      </table:table>
      <text:p text:style-name="P158"><text:span text:style-name="_5b_RPG_5d__20_Kiemelt_20_kifejezés"><text:span text:style-name="T94">Megjegyzés: a "Harci anatómia" ÉP bónusza csak akkor adható hozzá, ha az alap sebzés átment a páncélon!</text:span></text:span></text:p>
      <text:p text:style-name="P158"><text:span text:style-name="_5b_RPG_5d__20_Kiemelt_20_kifejezés"><text:span text:style-name="T94"/></text:span></text:p>
      <text:list xml:id="list1658076269" text:style-name="L21">
        <text:list-item>
          <text:p text:style-name="P390"><text:span text:style-name="_5b_RPG_5d__20_Kiemelt_20_kifejezés"><text:span text:style-name="T102">VÉ regenerálódás: </text:span></text:span><text:span text:style-name="_5b_RPG_5d__20_Kiemelt_20_kifejezés"><text:span text:style-name="T104">1 kör pihenéssel töltött idővel visszatérnek a harcban - </text:span></text:span><text:span text:style-name="_5b_RPG_5d__20_Kiemelt_20_kifejezés"><text:span text:style-name="T105">nem</text:span></text:span><text:span text:style-name="_5b_RPG_5d__20_Kiemelt_20_kifejezés"><text:span text:style-name="T104"> sérüléssel - elvesztett VÉ-k.</text:span></text:span></text:p>
        </text:list-item>
      </text:list>
      <text:list xml:id="list766230818" text:style-name="L22">
        <text:list-item>
          <text:p text:style-name="P391">Támadások száma: 1 + <text:span text:style-name="T137">p</text:span>lusz támadások</text:p>
        </text:list-item>
        <text:list-item>
          <text:p text:style-name="P391">Plusz támadások (db) = (Harcmodor-Sebesség) <text:span text:style-name="T28">/</text:span> (Fegyver-Sebesség)</text:p>
        </text:list-item>
        <text:list-item>
          <text:p text:style-name="P392">„Harcmodor-Sebesség” = aktuális harcmodor + Gyorsaság tulajdonság <text:s text:c="5"/></text:p>
        </text:list-item>
        <text:list-item>
          <text:p text:style-name="P395"><text:span text:style-name="_5b_RPG_5d__20_Kiemelt_20_kifejezés"><text:span text:style-name="T102">„Fegyver-Sebesség” : fegyverenként eltérő egyéni érték (lásd a Fegyverek táblázatot)</text:span></text:span></text:p>
        </text:list-item>
        <text:list-item>
          <text:p text:style-name="P393">Győzelmi szabály: Ha a karakter végzett egy ellenfelével (úgy hiszi, legyőzte), akkor Védő Értékéhez visszatér +10 pont. (a siker hatása a szervezetre + heroizmus). Persze itt is lehetnek kivételek (barát megölése, stb).</text:p>
        </text:list-item>
      </text:list>
      <text:p text:style-name="P161"/>
      <text:p text:style-name="P165"><text:span text:style-name="T28">Statikus SP módosítók</text:span><text:span text:style-name="T18"> (</text:span>Karakteralkotáskor, vagy szintlépéskor számolandók)</text:p>
      <table:table table:name="Táblázat7" table:style-name="Táblázat7">
        <table:table-column table:style-name="Táblázat7.A"/>
        <table:table-column table:style-name="Táblázat7.B"/>
        <table:table-row table:style-name="TableLine2968309336608">
          <table:table-cell table:style-name="Táblázat7.A1" office:value-type="string">
            <text:p text:style-name="P166">Módosító</text:p>
          </table:table-cell>
          <table:table-cell table:style-name="Táblázat7.B1" office:value-type="string">
            <text:p text:style-name="P166">Érték</text:p>
          </table:table-cell>
        </table:table-row>
        <table:table-row table:style-name="TableLine2968309848880">
          <table:table-cell table:style-name="Táblázat7.A4" office:value-type="string">
            <text:p text:style-name="P166">Mesterfegyver fortély</text:p>
          </table:table-cell>
          <table:table-cell table:style-name="Táblázat7.B4" office:value-type="string">
            <text:p text:style-name="P166"><text:span text:style-name="T22">+1 </text:span>minden fok után </text:p>
          </table:table-cell>
        </table:table-row>
        <table:table-row table:style-name="TableLine2968309839952">
          <table:table-cell table:style-name="Táblázat7.A4" office:value-type="string">
            <text:p text:style-name="P166">Jó/rossz minőségű fegyver</text:p>
          </table:table-cell>
          <table:table-cell table:style-name="Táblázat7.B4" office:value-type="string">
            <text:p text:style-name="P169">???</text:p>
          </table:table-cell>
        </table:table-row>
        <table:table-row table:style-name="TableLine2968309841680">
          <table:table-cell table:style-name="Táblázat7.A4" office:value-type="string">
            <text:p text:style-name="P166">Mágikus fegyver</text:p>
          </table:table-cell>
          <table:table-cell table:style-name="Táblázat7.B4" office:value-type="string">
            <text:p text:style-name="P169">???</text:p>
          </table:table-cell>
        </table:table-row>
      </table:table>
      <text:p text:style-name="P177"><text:s/></text:p>
      <table:table table:name="Táblázat33" table:style-name="Táblázat33">
        <table:table-column table:style-name="Táblázat33.A"/>
        <table:table-row table:style-name="TableLine2968309839664">
          <table:table-cell table:style-name="Táblázat33.A1" office:value-type="string">
            <text:p text:style-name="P163">Erőbónusz és Erőhiány</text:p>
          </table:table-cell>
        </table:table-row>
        <table:table-row table:style-name="TableLine2968309849744">
          <table:table-cell table:style-name="Táblázat33.A2" office:value-type="string">
            <text:p text:style-name="P168">Az Erő tulajdonság +2 feletti része 1:1-ben hozzáadódik az SP értékhez.</text:p>
          </table:table-cell>
        </table:table-row>
      </table:table>
      <text:p text:style-name="P177"><text:s/></text:p>
      <text:p text:style-name="P162">Dinamikus SP módosítók <text:span text:style-name="T18">(Ezek a módosítók harc közben szituációtól függően adódhatnak hozzá az SP értékhez)</text:span></text:p>
      <table:table table:name="Táblázat66" table:style-name="Táblázat66">
        <table:table-column table:style-name="Táblázat66.A"/>
        <table:table-column table:style-name="Táblázat66.B"/>
        <table:table-row table:style-name="TableLine2968309844272">
          <table:table-cell table:style-name="Táblázat66.A1" office:value-type="string">
            <text:p text:style-name="P166">Módosító</text:p>
          </table:table-cell>
          <table:table-cell table:style-name="Táblázat66.B1" office:value-type="string">
            <text:p text:style-name="P166">Érték</text:p>
          </table:table-cell>
        </table:table-row>
        <table:table-row table:style-name="TableLine2968309845136">
          <table:table-cell table:style-name="Táblázat66.A4" office:value-type="string">
            <text:p text:style-name="P166">Többszörös túlütés<text:line-break/>(20-anként)</text:p>
          </table:table-cell>
          <table:table-cell table:style-name="Táblázat66.B4" office:value-type="string">
            <text:p text:style-name="P166"><text:span text:style-name="T31">+3</text:span><text:span text:style-name="T28"> SP <text:s/></text:span><text:span text:style-name="T41">(max +9 SP)</text:span></text:p>
          </table:table-cell>
        </table:table-row>
        <table:table-row table:style-name="TableLine2968309838224">
          <table:table-cell table:style-name="Táblázat66.A4" office:value-type="string">
            <text:p text:style-name="P166">Roham</text:p>
          </table:table-cell>
          <table:table-cell table:style-name="Táblázat66.B4" office:value-type="string">
            <text:p text:style-name="P164">+5 SP</text:p>
          </table:table-cell>
        </table:table-row>
        <table:table-row table:style-name="TableLine2968309837072">
          <table:table-cell table:style-name="Táblázat66.A4" office:value-type="string">
            <text:p text:style-name="P166">00-ás dobás</text:p>
          </table:table-cell>
          <table:table-cell table:style-name="Táblázat66.B4" office:value-type="string">
            <text:p text:style-name="P164">+5 SP, SFÉ nem számít<text:line-break/>Fárasztáskor: még +5 VÉ csökk.</text:p>
          </table:table-cell>
        </table:table-row>
      </table:table>
      <text:p text:style-name="P171"><text:s/></text:p>
      <text:p text:style-name="P162"/>
      <text:p text:style-name="P162">Mozgásgátló Tényező (MGT)</text:p>
      <text:list xml:id="list2484006508" text:style-name="L23">
        <text:list-item>
          <text:p text:style-name="P394">1 MGT → -0,5 KÉ, -1 TÉ,VÉ</text:p>
        </text:list-item>
        <text:list-item>
          <text:p text:style-name="P394">1 MGT → -1/5 mozgást igénylő képzettségpróbákra és tulajdonságpróbákra (lefele kerekítve)</text:p>
        </text:list-item>
      </text:list>
      <text:p text:style-name="P167">(KM dönt, de például kézügyességet érintő Ügyességpróbára nyilván nem jár levonás, ha nincs páncélkesztyűben a játékos)</text:p>
      <text:p text:style-name="P160"/>
      <text:h text:style-name="Heading_20_3" text:outline-level="3"><text:bookmark-start text:name="__RefHeading___Toc11780_3781431762"/>Csataszabályok<text:bookmark-end text:name="__RefHeading___Toc11780_3781431762"/></text:h>
      <text:p text:style-name="Text_20_body">Nagy tömegjelenetben a sok statisztika kezelése drasztikusan lelassíthatja a játékot. Ilyenkor a következő – opcionális – szabályt javasoljuk:</text:p>
      <text:list xml:id="list2345509333" text:style-name="L24">
        <text:list-item>
          <text:p text:style-name="P396">+20 TÉ mindenkinek</text:p>
        </text:list-item>
        <text:list-item>
          <text:p text:style-name="P396">Nincs VÉ csökkentés</text:p>
        </text:list-item>
        <text:list-item>
          <text:p text:style-name="P396">Nincs páncéldobás</text:p>
        </text:list-item>
        <text:list-item>
          <text:p text:style-name="P396">TÉ/VÉ értékeket kerekítjük 10-el oszthatóan (1-5: lefelé, 6-9: felfelé)</text:p>
        </text:list-item>
        <text:list-item>
          <text:p text:style-name="P396">Támadó dobás eredményét is kerekítjük ugyanígy</text:p>
        </text:list-item>
      </text:list>
      <text:list xml:id="list3815286826" text:style-name="L25">
        <text:list-item>
          <text:p text:style-name="P397">Erősített sebzés: 1-10: 6ÉP; <text:s text:c="2"/>11-20: 12ÉP; <text:s text:c="2"/>21-30: 20ÉP; <text:s text:c="2"/>31-től Halál </text:p>
        </text:list-item>
      </text:list>
      <text:p text:style-name="Text_20_body"/>
      <text:h text:style-name="P333" text:outline-level="3"><text:bookmark-start text:name="__RefHeading___Toc11782_3781431762"/>A harc menete – részletes leírás<text:bookmark-end text:name="__RefHeading___Toc11782_3781431762"/></text:h>
      <text:list xml:id="list2424646695" text:style-name="L26">
        <text:list-item>
          <text:p text:style-name="P398">A támadások leadása: sorban – felváltva! – mindenki leadja a támadásait, aztán, akinek marad, az leadja a „maradékot”.</text:p>
        </text:list-item>
      </text:list>
      <text:p text:style-name="Text_20_body">A fentiekben kifejtettük az egyes harcértékek kiszámításának módját. Most lássuk, a fentieket hogyan alkalmazza a harcos, mikor küzdelemre kerül sor.</text:p>
      <text:h text:style-name="Heading_20_4" text:outline-level="4"><text:bookmark-start text:name="__RefHeading___Toc11784_3781431762"/>Harci kör<text:bookmark-end text:name="__RefHeading___Toc11784_3781431762"/></text:h>
      <text:p text:style-name="_5b_RPG_5d__20_Felsorolt_20_pont_20_kifejtése">A harcot körökre osztjuk, minden kör <text:span text:style-name="T31">5 szegmenst</text:span><text:span text:style-name="T22"> ölel fel. Ebben cselekedhet mindenki a</text:span> kezdeményezés által meghatározott sorrendben.</text:p>
      <text:h text:style-name="Heading_20_4" text:outline-level="4"><text:bookmark-start text:name="__RefHeading___Toc11786_3781431762"/>Cselekedetek<text:bookmark-end text:name="__RefHeading___Toc11786_3781431762"/></text:h>
      <text:p text:style-name="Text_20_body">Egyes rendszerek külön szabályozzák, hogy egyes cselekedetek, például varázsital felhajtása, egy medál elővétele, sebkötözés (!!!), stb. harc közben mennyi időt vesz igénybe, hány támadás elvesztését okozza és milyen egyéb hátrányokkal jár. A km100 rendszerében ilyen – véleményünk szerint túlbonyolított – szabályokat nem alkalmaztunk. A KM az adott szituációt is figyelembe véve döntsön. </text:p>
      <text:p text:style-name="Text_20_body">Pár irányelv, amit a KM alkalmazhat: </text:p>
      <text:list xml:id="list4119996758" text:style-name="L27">
        <text:list-item>
          <text:p text:style-name="P399">a cselekedet miatt x db támadását elveszíti</text:p>
        </text:list-item>
        <text:list-item>
          <text:p text:style-name="P399">csökkentett Védő Értékkel harcol;</text:p>
        </text:list-item>
        <text:list-item>
          <text:p text:style-name="P399">kizárólag mozgásból adódó VÉ-vel rendelkezik (pl. sokkos állapotban botorkálás védekezés nélkül). Stb...</text:p>
        </text:list-item>
      </text:list>
      <text:h text:style-name="Heading_20_4" text:outline-level="4"><text:bookmark-start text:name="__RefHeading___Toc11788_3781431762"/>Kezdeményezés<text:bookmark-end text:name="__RefHeading___Toc11788_3781431762"/></text:h>
      <text:p text:style-name="_5b_RPG_5d__20_Felsorolt_20_pont_20_kifejtése">Minden kör elején van kezdeményező dobás, ami csak a cselekvési sorrend meghatározására szolgál, <text:span text:style-name="T22">nem foglalja magába a harci dominanciát, a harc irányítását.</text:span></text:p>
      <text:p text:style-name="_5b_RPG_5d__20_Felsorolt_20_pont_20_kifejtése">A játékosok kezdeményezéskor k10-el dobnak és a kapott értéket hozzáadják aktuális Kezdeményező Értékükhöz. Aki a magasabb eredményt kapja, az kezdi a támadást. Amennyiben a dobás 10-es, akkor a játékos újra dobhat és az új dobását is hozzáadhatja az előző – 10-et érő – dobásához.</text:p>
      <text:p text:style-name="P261">Ha két karakter azonos kezdeményezést ért el, és egymással harcolnak, akkor egyszerre támadnak, csapásuk egyszerre érkezik, vagy ha a KM-nek jobban tetszik, ilyenkor összeakadhatnak a fegyverek, <text:s/>egymásnak feszülnek a küzdők... egymás szemébe meredve próbálják továbbgördíteni a harc menetét...</text:p>
      <text:p text:style-name="Text_20_body"/>
      <text:h text:style-name="P339" text:outline-level="4"><text:bookmark-start text:name="__RefHeading___Toc11790_3781431762"/>Támadás<text:bookmark-end text:name="__RefHeading___Toc11790_3781431762"/></text:h>
      <text:p text:style-name="P290">Ha kialakul végre, akkor véglegesíteni a VÉ csökkentést és az előnyös/hátrányos csökkentését.</text:p>
      <text:p text:style-name="Text_20_body">Harcban, támadáskor a játékos dob k100-al, majd a kapott értéket hozzáadja aktuális <text:span text:style-name="_5b_RPG_5d_Kiemelt_20_kifejezés">Támadó Értékéhez</text:span>. Ennek értéke lesz a <text:span text:style-name="_5b_RPG_5d_Kiemelt_20_kifejezés">Támadó dobás</text:span>. Amennyiben a támadónak több támadása van a körben, akkor minden egyes plusz támadás -10TÉ módosítóval történik.</text:p>
      <table:table table:name="Táblázat8" table:style-name="Táblázat8">
        <table:table-column table:style-name="Táblázat8.A"/>
        <table:table-header-rows>
          <table:table-row table:style-name="TableLine2968309841968">
            <table:table-cell table:style-name="Táblázat8.A1" office:value-type="string">
              <text:p text:style-name="_5b_RPG_5d__20_Szabály_20_kiemelés">Támadó dobás = Támadó Érték + k100</text:p>
              <text:p text:style-name="P42">(Minden újabb támadás a körben -10TÉ-vel megy)</text:p>
            </table:table-cell>
          </table:table-row>
        </table:table-header-rows>
      </table:table>
      <text:p text:style-name="Text_20_body"><text:span text:style-name="_5b_RPG_5d__20_Kiemelt_20_kifejezés"/></text:p>
      <text:p text:style-name="P159"><text:span text:style-name="_5b_RPG_5d__20_Kiemelt_20_kifejezés"><text:span text:style-name="T18">Azok a támadások, melyek majdnem betaláltak, komolyan igénybe veszik az áldozat figyelmét, állóképességét. Ha a támadás </text:span></text:span><text:span text:style-name="_5b_RPG_5d__20_Kiemelt_20_kifejezés"><text:span text:style-name="T19">nem érte el a </text:span></text:span><text:span text:style-name="_5b_RPG_5d__20_Kiemelt_20_kifejezés"><text:span text:style-name="T18">megtámadott Védő Értékét, akkor Védő Értékére ideiglenes csökkenést szenved el. Ha a támadás </text:span></text:span><text:span text:style-name="_5b_RPG_5d__20_Kiemelt_20_kifejezés"><text:span text:style-name="T19">eléri, vagy </text:span></text:span><text:span text:style-name="_5b_RPG_5d__20_Kiemelt_20_kifejezés"><text:span text:style-name="T18">meghaladja a VÉ-t, akkor pedig sebző támadásról </text:span></text:span><text:span text:style-name="_5b_RPG_5d__20_Kiemelt_20_kifejezés"><text:span text:style-name="T19">(túlütésről)</text:span></text:span><text:span text:style-name="_5b_RPG_5d__20_Kiemelt_20_kifejezés"><text:span text:style-name="T18"> beszélünk. Hogy harc közben a védekezőnek milyen jellemzője csökken, azt az alábbi táblázat mutatja:</text:span></text:span></text:p>
      <table:table table:name="Táblázat19" table:style-name="Táblázat19">
        <table:table-column table:style-name="Táblázat19.A"/>
        <table:table-column table:style-name="Táblázat19.B"/>
        <table:table-row table:style-name="TableLine2968309831888">
          <table:table-cell table:style-name="Táblázat19.A1" office:value-type="string">
            <text:p text:style-name="Table_20_Heading"><text:span text:style-name="_5b_RPG_5d__20_Kiemelt_20_kifejezés"><text:span text:style-name="T50">Támadó dobás eredménye</text:span></text:span></text:p>
          </table:table-cell>
          <table:table-cell table:style-name="Táblázat19.B1" office:value-type="string">
            <text:p text:style-name="Table_20_Heading"><text:span text:style-name="_5b_RPG_5d__20_Kiemelt_20_kifejezés"><text:span text:style-name="T50">Hatás</text:span></text:span></text:p>
          </table:table-cell>
        </table:table-row>
        <table:table-row table:style-name="TableLine2968309849168">
          <table:table-cell table:style-name="Táblázat19.A3" office:value-type="string">
            <text:p text:style-name="Table_20_Contents"><text:span text:style-name="_5b_RPG_5d__20_Kiemelt_20_kifejezés"><text:span text:style-name="T71">TÉ <text:s/>&lt; <text:s/>VÉ</text:span></text:span></text:p>
          </table:table-cell>
          <table:table-cell table:style-name="Táblázat19.B3" office:value-type="string">
            <text:p text:style-name="Table_20_Contents"><text:span text:style-name="_5b_RPG_5d__20_Kiemelt_20_kifejezés"><text:span text:style-name="T71">VÉ csökkentés </text:span></text:span></text:p>
            <text:list xml:id="list221232026195437" text:continue-list="list3782910274" text:style-name="L19">
              <text:list-item text:start-value="1">
                <text:p text:style-name="P347"><text:span text:style-name="_5b_RPG_5d__20_Kiemelt_20_kifejezés"><text:span text:style-name="T71">Alaphelyzetben (nincs előnyös-hátrányos helyzet): <text:line-break/>mindkét fél kiskockával csökkent (k100)</text:span></text:span></text:p>
              </text:list-item>
              <text:list-item>
                <text:p text:style-name="P347"><text:span text:style-name="_5b_RPG_5d__20_Kiemelt_20_kifejezés"><text:span text:style-name="T71">Legalább 1 penge fegyverméret különbségnél:</text:span></text:span></text:p>
              </text:list-item>
              <text:list-item>
                <text:p text:style-name="P348"><text:span text:style-name="_5b_RPG_5d__20_Kiemelt_20_kifejezés"><text:span text:style-name="T71">Előnyös helyzetű támadó: <text:s/>(kiskocka+1)-el csökkent (k100)</text:span></text:span></text:p>
              </text:list-item>
              <text:list-item>
                <text:p text:style-name="P348"><text:span text:style-name="_5b_RPG_5d__20_Kiemelt_20_kifejezés"><text:span text:style-name="T71">Hátrányos helyzetű támadó: (kiskocka-1)-el csökkent (k100)</text:span></text:span></text:p>
              </text:list-item>
              <text:list-item>
                <text:p text:style-name="P347"><text:span text:style-name="_5b_RPG_5d__20_Kiemelt_20_kifejezés"><text:span text:style-name="T71">2 penge, vagy nagyobb méretkülönbségnél: </text:span></text:span></text:p>
              </text:list-item>
              <text:list-item>
                <text:p text:style-name="P348"><text:span text:style-name="_5b_RPG_5d__20_Kiemelt_20_kifejezés"><text:span text:style-name="T71">Előnyös helyzetű támadó: <text:s/>(kiskoc</text:span></text:span><text:span text:style-name="_5b_RPG_5d__20_Kiemelt_20_kifejezés"><text:span text:style-name="T73">ka+2)-vel csö</text:span></text:span><text:span text:style-name="_5b_RPG_5d__20_Kiemelt_20_kifejezés"><text:span text:style-name="T71">kkent (k100)</text:span></text:span></text:p>
              </text:list-item>
              <text:list-item>
                <text:p text:style-name="P348"><text:span text:style-name="_5b_RPG_5d__20_Kiemelt_20_kifejezés"><text:span text:style-name="T71">Hátrányos helyzetű támadó: (kiskocka-1)-el csökkent (k100)</text:span></text:span></text:p>
              </text:list-item>
            </text:list>
          </table:table-cell>
        </table:table-row>
        <table:table-row table:style-name="TableLine2968309841104">
          <table:table-cell table:style-name="Táblázat19.A3" office:value-type="string">
            <text:p text:style-name="Table_20_Contents"><text:span text:style-name="_5b_RPG_5d__20_Kiemelt_20_kifejezés"><text:span text:style-name="T71">TÉ <text:s/>&gt;= VÉ</text:span></text:span></text:p>
          </table:table-cell>
          <table:table-cell table:style-name="Táblázat19.B3" office:value-type="string">
            <text:p text:style-name="Standard"><text:span text:style-name="_5b_RPG_5d__20_Kiemelt_20_kifejezés"><text:span text:style-name="T78">Túlütés → Sebzés dobás</text:span></text:span></text:p>
            <text:list xml:id="list221232915923299" text:continue-list="list760875603" text:style-name="L20">
              <text:list-item text:start-value="1">
                <text:p text:style-name="P349"><text:span text:style-name="_5b_RPG_5d__20_Kiemelt_20_kifejezés"><text:span text:style-name="T78">A sebzéshez az Erőbónusz és mágiából adódó bónuszok hozzáadódnak</text:span></text:span></text:p>
              </text:list-item>
              <text:list-item>
                <text:p text:style-name="P349"><text:span text:style-name="_5b_RPG_5d__20_Kiemelt_20_kifejezés"><text:span text:style-name="T78">Többszörös túlütés: +20-anként +3SP <text:s/>(max +9 SP)</text:span></text:span></text:p>
              </text:list-item>
              <text:list-item>
                <text:p text:style-name="P349"><text:span text:style-name="_5b_RPG_5d__20_Kiemelt_20_kifejezés"><text:span text:style-name="T78">Páncéldobás (opcionális): k10-el dob az áldozat</text:span></text:span></text:p>
              </text:list-item>
              <text:list-item>
                <text:p text:style-name="P349"><text:span text:style-name="_5b_RPG_5d__20_Kiemelt_20_kifejezés"><text:span text:style-name="T78">VÉ csökkentés: ÉP sebtől függő VÉ csökkenés (lásd a Sebzés táblázatot) (csak!)</text:span></text:span></text:p>
              </text:list-item>
            </text:list>
          </table:table-cell>
        </table:table-row>
      </table:table>
      <text:p text:style-name="P158"><text:span text:style-name="_5b_RPG_5d__20_Kiemelt_20_kifejezés"><text:span text:style-name="T49">Megjegyzés: az Harci anatóma ÉP <text:s/>bónusza csak akkor adható hozzá, ha az alap sebzés átment a páncélon!</text:span></text:span></text:p>
      <text:p text:style-name="Text_20_body"/>
      <text:h text:style-name="P345" text:outline-level="5"><text:bookmark-start text:name="__RefHeading___Toc11792_3781431762"/>Védő Érték csökkentése <text:bookmark-end text:name="__RefHeading___Toc11792_3781431762"/></text:h>
      <text:p text:style-name="Text_20_body">Sebzés (túlütés) esetén ( <text:span text:style-name="_5b_RPG_5d__20_Kiemelt_20_kifejezés"><text:span text:style-name="T71">TÉ <text:s/>&gt;= VÉ )</text:span></text:span></text:p>
      <text:list xml:id="list3764871030" text:style-name="L28">
        <text:list-item>
          <text:p text:style-name="P400">a „Sebzés” fejezetben található táblázat az irányadó. Különböző súlyosságú sebek különböző VÉ levonást okoznak.</text:p>
        </text:list-item>
      </text:list>
      <text:p text:style-name="Text_20_body"><text:span text:style-name="T146">Sikertelen</text:span> támadás esetén ( TÉ <text:s/>&lt; <text:s/>VÉ ) csökkenti ellenfele VÉ-jét:</text:p>
      <text:list xml:id="list4199390543" text:style-name="L29">
        <text:list-item>
          <text:p text:style-name="P401"><text:span text:style-name="_5b_RPG_5d__20_Kiemelt_20_kifejezés"><text:span text:style-name="T53">Alaphelyzetben (nincs előnyös-hátrányos helyzet): <text:line-break/>mindkét fél kiskockával csökkent (k100)</text:span></text:span></text:p>
        </text:list-item>
        <text:list-item>
          <text:p text:style-name="P401"><text:span text:style-name="_5b_RPG_5d__20_Kiemelt_20_kifejezés"><text:span text:style-name="T53">Legalább 1 penge fegyverméret különbségnél:</text:span></text:span></text:p>
        </text:list-item>
        <text:list-item>
          <text:p text:style-name="P402"><text:span text:style-name="_5b_RPG_5d__20_Kiemelt_20_kifejezés"><text:span text:style-name="T53">Előnyös helyzetű támadó: <text:s/>(kiskocka+1)-el csökkent (k100)</text:span></text:span></text:p>
        </text:list-item>
        <text:list-item>
          <text:p text:style-name="P402"><text:span text:style-name="_5b_RPG_5d__20_Kiemelt_20_kifejezés"><text:span text:style-name="T53">Hátrányos helyzetű támadó: (kiskocka-1)-el csökkent (k100)</text:span></text:span></text:p>
        </text:list-item>
        <text:list-item>
          <text:p text:style-name="P401"><text:span text:style-name="_5b_RPG_5d__20_Kiemelt_20_kifejezés"><text:span text:style-name="T53">2 penge, vagy nagyobb méretkülönbségnél: </text:span></text:span></text:p>
        </text:list-item>
        <text:list-item>
          <text:p text:style-name="P402"><text:span text:style-name="_5b_RPG_5d__20_Kiemelt_20_kifejezés"><text:span text:style-name="T53">Előnyös helyzetű támadó: <text:s/>(kiskocka+2)-vel csökkent (k100)</text:span></text:span></text:p>
        </text:list-item>
        <text:list-item>
          <text:p text:style-name="P402"><text:span text:style-name="_5b_RPG_5d__20_Kiemelt_20_kifejezés"><text:span text:style-name="T53">Hátrányos helyzetű támadó: (kiskocka-1)-el csökkent (k100)</text:span></text:span></text:p>
        </text:list-item>
      </text:list>
      <text:p text:style-name="Text_20_body"/>
      <text:p text:style-name="Text_20_body">A VÉ csökkenést kizárólag a <text:span text:style-name="_5b_RPG_5d_Kiemelt_20_kifejezés">Harcos elme </text:span><text:span text:style-name="_5b_RPG_5d_Kiemelt_20_kifejezés"><text:span text:style-name="T18">fortély </text:span></text:span>tanulása képes mérsékelni.</text:p>
      <text:p text:style-name="Text_20_body">A rendszer előnye, hogy a több támadó okozta fenyegetés sokkal fajsúlyosabb lesz, hiszen többen, sokkal gyorsabban “leverik” a karakter VÉ-jét. A támadások száma is sokat számít, részben a VÉ csökkentés szempontjából, másrészt a sokkal erősebb, több támadással rendelkező karakternek jó esélye van az első körben elintéznie gyengébb ellenfelét, <text:span text:style-name="T51">még ha</text:span> annak magas is a Védő Értéke (első egy/két támadás VÉ-t csökkent, aztán találat). </text:p>
      <text:p text:style-name="Text_20_body">Megnő a támadó/védő <text:span text:style-name="T7">taktika</text:span> jelentősége is. Egy sebesült harcos ellen jó taktika a támadó <text:span text:style-name="T7">taktika</text:span>, bár megvannak a veszélyei is, váratlan vereséghez is vezethet. A harc elején pedig – ha az idő engedi – hasznos lehet a védekezést preferáló taktikát választani kivéve, ha nagyon sietős az ellenfél elintézése. A megfelelő harcmodorok kombinálása színessé, izgalmassá teszi a küzdelmet.</text:p>
      <text:h text:style-name="Heading_20_5" text:outline-level="5"><text:bookmark-start text:name="__RefHeading___Toc11794_3781431762"/>Túlütés<text:bookmark-end text:name="__RefHeading___Toc11794_3781431762"/></text:h>
      <text:p text:style-name="Text_20_body">Túlütésnek nevezzük azt a támadást, amelynek értéke <text:span text:style-name="T146">eléri, vagy meghaladja a</text:span> Védő Értékét. Ilyenkor a támadó Sebzésdobást tesz (lásd Sebzés fejezet).</text:p>
      <text:h text:style-name="Heading_20_5" text:outline-level="5"><text:bookmark-start text:name="__RefHeading___Toc11796_3781431762"/>Többszörös túlütés<text:bookmark-end text:name="__RefHeading___Toc11796_3781431762"/></text:h>
      <text:p text:style-name="Text_20_body">Amennyiben a túlütés olyan sikeres lett, hogy további <text:span text:style-name="T132">2</text:span>0-<text:span text:style-name="T132">a</text:span>l nagyobb az ellenfél Védő értékénél, akkor a támadó <text:span text:style-name="T28">+</text:span><text:span text:style-name="T29">3</text:span><text:span text:style-name="T28"> SP</text:span> bónuszt (nem ÉP!) kap. Ez ismétlődhet, tehát minden további +20 után jár a +3 SP. Példa: TÉ=175, VÉ=100. Ekkor 140-nél és 160-nál kap bónuszt a támadó, tehát +6 SP <text:span text:style-name="T132">extra </text:span>jár sebzésére. A Többszörös túlütés által adható maximum sebzésbónusz: +9.</text:p>
      <text:h text:style-name="Heading_20_5" text:outline-level="5"><text:bookmark-start text:name="__RefHeading___Toc11798_3781431762"/>00-ás (100-as) támadó dobás<text:bookmark-end text:name="__RefHeading___Toc11798_3781431762"/></text:h>
      <text:p text:style-name="Text_20_body">A 00-ás (100-as) támadó dobás kiemelt jelentőséggel bír. Ez szimbolizálja a „tökéletes csapást”, mely csak rendkívül ritkán következik be. Ilyenko<text:span text:style-name="T22">r nem számít az ellenfél vértjének SFÉ-je (SFÉ=0), a támadó pedig +5 SP bónuszt adhat sebzéséhez. A fentiek alól kivételt képez a Slan „Aranyharang” technika használata és az Elemi Erő aura, de ott is érvényes a +5-ös sebzés. Ha nincs sebző támadás, akkor...</text:span></text:p>
      <text:p text:style-name="Text_20_body">Fontos viszont megemlíteni, hogy amennyiben a 00-ás dobás ellenére sem sikerült az ellenféllel szemben Túlütést elérni, akkor az okozott sebzés kimerül a jutalomként kapott +5 SP-ben (1ÉP + 5 VÉ csökkentés)<text:span text:style-name="T22"> SFÉ természetesen ez esetben sincs.</text:span></text:p>
      <text:p text:style-name="P261">Fárasztás harci taktika alkalmazásakor további +5 VÉ csökkentés bónuszt kap a támadó.</text:p>
      <text:h text:style-name="Heading_20_5" text:outline-level="5"><text:bookmark-start text:name="__RefHeading___Toc11800_3781431762"/><text:soft-page-break/>01-es támadó dobás (balsiker)<text:bookmark-end text:name="__RefHeading___Toc11800_3781431762"/></text:h>
      <text:p text:style-name="Text_20_body">A 01-es támadó dobás szintén kiemelt, de ezúttal negatív felhanggal. Ilyenkor a támadó csapása biztosan sikertelen, sőt olyan malőrt vétett, ami egyenesen nevetséges és amely hibából ellenfele előnyt kovácsolhat. Nincs általános szabály a konkrét eseményre, ilyenkor a <text:span text:style-name="_5b_RPG_5d__20_Kiemelt_20_kifejezés"><text:span text:style-name="T53">KM dönt szituációtól függően (pl. elejti a kardot). Általában az „ítélet” egy az ellenfél által leadott extra támadás.</text:span></text:span></text:p>
      <text:p text:style-name="Text_20_body"><text:span text:style-name="_5b_RPG_5d__20_Kiemelt_20_kifejezés"><text:span text:style-name="T79"/></text:span></text:p>
      <text:h text:style-name="P339" text:outline-level="4"><text:bookmark-start text:name="__RefHeading___Toc11802_3781431762"/><text:span text:style-name="_5b_RPG_5d__20_Kiemelt_20_kifejezés"><text:span text:style-name="T79">Sebzés</text:span></text:span><text:bookmark-end text:name="__RefHeading___Toc11802_3781431762"/></text:h>
      <text:section text:style-name="Sect6" text:name="SP_ÉP">
        <table:table table:name="Táblázat49" table:style-name="Táblázat49">
          <table:table-column table:style-name="Táblázat49.A"/>
          <table:table-column table:style-name="Táblázat49.B"/>
          <table:table-column table:style-name="Táblázat49.C"/>
          <table:table-row table:style-name="TableLine2968309838512">
            <table:table-cell table:style-name="Táblázat49.A1" office:value-type="string">
              <text:p text:style-name="P194">K20 + SP</text:p>
            </table:table-cell>
            <table:table-cell table:style-name="Táblázat49.A1" office:value-type="string">
              <text:p text:style-name="P194">ÉP Sebzés</text:p>
            </table:table-cell>
            <table:table-cell table:style-name="Táblázat49.C1" office:value-type="string">
              <text:p text:style-name="P194">VÉ csökkentés</text:p>
            </table:table-cell>
          </table:table-row>
          <table:table-row table:style-name="TableLine2968309832176">
            <table:table-cell table:style-name="Táblázat49.A11" office:value-type="string">
              <text:p text:style-name="P186">..-5</text:p>
            </table:table-cell>
            <table:table-cell table:style-name="Táblázat49.B11" office:value-type="string">
              <text:p text:style-name="P186">1 ÉP</text:p>
            </table:table-cell>
            <table:table-cell table:style-name="Táblázat49.C11" office:value-type="string">
              <text:p text:style-name="P197">-5 VÉ</text:p>
            </table:table-cell>
          </table:table-row>
          <table:table-row table:style-name="TableLine2968309847440">
            <table:table-cell table:style-name="Táblázat49.A11" office:value-type="string">
              <text:p text:style-name="P186">6-10</text:p>
            </table:table-cell>
            <table:table-cell table:style-name="Táblázat49.B11" office:value-type="string">
              <text:p text:style-name="P186">3 ÉP</text:p>
            </table:table-cell>
            <table:table-cell table:style-name="Táblázat49.C11" office:value-type="string">
              <text:p text:style-name="P197">-10 VÉ</text:p>
            </table:table-cell>
          </table:table-row>
          <table:table-row table:style-name="TableLine2968309832464">
            <table:table-cell table:style-name="Táblázat49.A11" office:value-type="string">
              <text:p text:style-name="P186">11-15</text:p>
            </table:table-cell>
            <table:table-cell table:style-name="Táblázat49.B11" office:value-type="string">
              <text:p text:style-name="P186">6 ÉP</text:p>
            </table:table-cell>
            <table:table-cell table:style-name="Táblázat49.C11" office:value-type="string">
              <text:p text:style-name="P197">-15 VÉ</text:p>
            </table:table-cell>
          </table:table-row>
          <table:table-row table:style-name="TableLine2968309833040">
            <table:table-cell table:style-name="Táblázat49.A11" office:value-type="string">
              <text:p text:style-name="P186">16-20</text:p>
            </table:table-cell>
            <table:table-cell table:style-name="Táblázat49.B11" office:value-type="string">
              <text:p text:style-name="P186">12 ÉP</text:p>
            </table:table-cell>
            <table:table-cell table:style-name="Táblázat49.C11" office:value-type="string">
              <text:p text:style-name="P197">-25 VÉ</text:p>
            </table:table-cell>
          </table:table-row>
          <table:table-row table:style-name="TableLine2968309847728">
            <table:table-cell table:style-name="Táblázat49.A11" office:value-type="string">
              <text:p text:style-name="P186">21-25</text:p>
            </table:table-cell>
            <table:table-cell table:style-name="Táblázat49.B11" office:value-type="string">
              <text:p text:style-name="P186">20 ÉP</text:p>
            </table:table-cell>
            <table:table-cell table:style-name="Táblázat49.C11" office:value-type="string">
              <text:p text:style-name="P197">-40 VÉ</text:p>
            </table:table-cell>
          </table:table-row>
          <table:table-row table:style-name="TableLine2968309848016">
            <table:table-cell table:style-name="Táblázat49.A11" office:value-type="string">
              <text:p text:style-name="P186">26-30</text:p>
            </table:table-cell>
            <table:table-cell table:style-name="Táblázat49.B11" office:value-type="string">
              <text:p text:style-name="P186">30 ÉP</text:p>
            </table:table-cell>
            <table:table-cell table:style-name="Táblázat49.C11" office:value-type="string">
              <text:p text:style-name="P197">-50 VÉ</text:p>
            </table:table-cell>
          </table:table-row>
          <table:table-row table:style-name="TableLine2968309848304">
            <table:table-cell table:style-name="Táblázat49.A11" office:value-type="string">
              <text:p text:style-name="P186">31-35</text:p>
            </table:table-cell>
            <table:table-cell table:style-name="Táblázat49.B11" office:value-type="string">
              <text:p text:style-name="P186">42 ÉP</text:p>
            </table:table-cell>
            <table:table-cell table:style-name="Táblázat49.C11" office:value-type="string">
              <text:p text:style-name="P197">-60 VÉ</text:p>
            </table:table-cell>
          </table:table-row>
          <table:table-row table:style-name="TableLine2968309833328">
            <table:table-cell table:style-name="Táblázat49.A11" office:value-type="string">
              <text:p text:style-name="P186">36-40</text:p>
            </table:table-cell>
            <table:table-cell table:style-name="Táblázat49.B11" office:value-type="string">
              <text:p text:style-name="P186">56 ÉP</text:p>
            </table:table-cell>
            <table:table-cell table:style-name="Táblázat49.C11" office:value-type="string">
              <text:p text:style-name="P197">-70 VÉ</text:p>
            </table:table-cell>
          </table:table-row>
          <table:table-row table:style-name="TableLine2968309833616">
            <table:table-cell table:style-name="Táblázat49.A11" office:value-type="string">
              <text:p text:style-name="P186">41-45</text:p>
            </table:table-cell>
            <table:table-cell table:style-name="Táblázat49.B11" office:value-type="string">
              <text:p text:style-name="P186">72 ÉP</text:p>
            </table:table-cell>
            <table:table-cell table:style-name="Táblázat49.C11" office:value-type="string">
              <text:p text:style-name="P197">-80 VÉ</text:p>
            </table:table-cell>
          </table:table-row>
          <table:table-row table:style-name="TableLine2968309833904">
            <table:table-cell table:style-name="Táblázat49.A11" office:value-type="string">
              <text:p text:style-name="P186">46-50</text:p>
            </table:table-cell>
            <table:table-cell table:style-name="Táblázat49.B11" office:value-type="string">
              <text:p text:style-name="P186">90 ÉP</text:p>
            </table:table-cell>
            <table:table-cell table:style-name="Táblázat49.C11" office:value-type="string">
              <text:p text:style-name="P197">-90 VÉ</text:p>
            </table:table-cell>
          </table:table-row>
        </table:table>
        <text:p text:style-name="P69"><text:span text:style-name="_5b_RPG_5d__20_Kiemelt_20_kifejezés"><text:span text:style-name="T47">Az 1-es dobás (k20-on) mindig 1 ÉP seb (bónuszoktól függetlenül) amennyiben az SP dobás átment a páncél SFÉ-n</text:span></text:span></text:p>
        <text:p text:style-name="P191">Amennyiben a „Harc menete” fejezetben leírt módon sikeres túlütést értünk el, akkor ezt követően Sebző Dobást tehetünk k20-al, melyhez hozzáadódik a fegyver sebzése, a Mesterfegyver fortélyból és az Erőbónuszból adódó módosítók, valamint a többszörös túlütésből, rohamból és egyes fortélyokból (pl. Támadás Erőből) adódó extra értékek. Az így kapott SP ér<text:span text:style-name="T131">t</text:span>éket bemondja a támadó a támadás típusával együtt (pl. Szúrás).</text:p>
        <text:p text:style-name="P189">A védő levonja belőle a a támadás típusának (pl. szúrás) megfelelő SFÉ értékét (pl. szúrás elleni) és a kapott értékhez rendelt ÉP értéket (lásd ÉP Sebzés oszlopot) levonja aktuális Életerő Pontjai számából.</text:p>
        <text:p text:style-name="P189">A számolás nagy része karakter-alkotáskor történik, így a játékmenet kellően gyors marad.</text:p>
      </text:section>
      <text:p text:style-name="Standard"/>
      <table:table table:name="Táblázat14" table:style-name="Táblázat14">
        <table:table-column table:style-name="Táblázat14.A"/>
        <table:table-header-rows>
          <table:table-row table:style-name="TableLine2968309834192">
            <table:table-cell table:style-name="Táblázat14.A1" office:value-type="string">
              <text:p text:style-name="P5">SP =<text:span text:style-name="T35"> k20 + Fegyver-sebzés + módosítók – (aktuális SFÉ)</text:span></text:p>
              <text:p text:style-name="P16">( SFÉ: páncéltól, támadási típustól és a fegyver Átütésétől függ)</text:p>
            </table:table-cell>
          </table:table-row>
        </table:table-header-rows>
      </table:table>
      <text:h text:style-name="Heading_20_5" text:outline-level="5"><text:bookmark-start text:name="__RefHeading___Toc11804_3781431762"/>Harcérték csökkenés<text:bookmark-end text:name="__RefHeading___Toc11804_3781431762"/></text:h>
      <text:p text:style-name="Text_20_body">Ha valakit találat ért és átkerül másik sebesülés-kategóriába, TÉ levonást kap, melyet mérsékel Fájdalomtűrés képzettség és Önuralom tulajdonság összege. Bővebben lásd: Fájdalomtűrés fejezetet!</text:p>
      <text:h text:style-name="Heading_20_5" text:outline-level="5"><text:bookmark-start text:name="__RefHeading___Toc11806_3781431762"/><text:span text:style-name="_5b_RPG_5d__20_Kiemelt_20_kifejezés"><text:span text:style-name="T79">Támadás jellege, páncél SFÉ, fegyver Átütése</text:span></text:span><text:bookmark-end text:name="__RefHeading___Toc11806_3781431762"/></text:h>
      <text:p text:style-name="Text_20_body">Támadáskor fontos momentum annak jellegének meghatározása, valamint az ellenfél vértjének aktuális Sebzés Felfogó Értéke, az SFÉ, amely mérsékelheti a sebesülést. Ez utóbbi (SFÉ) nem állandó érték, pont a támadás jellegétől és a fegyver esetleges átütéséből adódik.</text:p>
      <text:p text:style-name="Text_20_body"><text:span text:style-name="_5b_RPG_5d__20_Kiemelt_20_kifejezés"><text:span text:style-name="T53">A harcban használt fegyverek igen sokszínűek, a km100 rendszere különbséget tesz az általuk leadott támadás jellege szerint: </text:span></text:span><text:span text:style-name="_5b_RPG_5d__20_Kiemelt_20_kifejezés"><text:span text:style-name="T57">szúró, vágó és zúzó </text:span></text:span><text:span text:style-name="_5b_RPG_5d__20_Kiemelt_20_kifejezés"><text:span text:style-name="T53">támadás.</text:span></text:span></text:p>
      <text:p text:style-name="Text_20_body"><text:span text:style-name="_5b_RPG_5d__20_Kiemelt_20_kifejezés"><text:span text:style-name="T53">Egyes fegyverek többféle támadási formát is lehetővé tesznek, gondoljunk csak a jól ismert hosszú kardra, amellyel szúrni is, vágni is lehet.</text:span></text:span></text:p>
      <text:p text:style-name="Text_20_body"><text:span text:style-name="_5b_RPG_5d__20_Kiemelt_20_kifejezés"><text:span text:style-name="T53"/></text:span></text:p>
      <text:h text:style-name="Heading_20_5" text:outline-level="5"><text:bookmark-start text:name="__RefHeading___Toc11808_3781431762"/>Elsődleges támadási típus<text:bookmark-end text:name="__RefHeading___Toc11808_3781431762"/></text:h>
      <text:p text:style-name="Text_20_body"><text:span text:style-name="_5b_RPG_5d__20_Kiemelt_20_kifejezés"><text:span text:style-name="T53">Minden fegyver rendelkezik egy </text:span></text:span><text:span text:style-name="_5b_RPG_5d__20_Kiemelt_20_kifejezés"><text:span text:style-name="T57">elsődleges támadási (sebzési) típussal</text:span></text:span><text:span text:style-name="_5b_RPG_5d__20_Kiemelt_20_kifejezés"><text:span text:style-name="T53">, pl. szúrás. Ha emellett más típusú támadásra is alkalmas, az csak másodlagos lehet. Ha a karakter nem jelenti be, hogy milyen típusú támadást akar leadni, akkor mindig az elsődleges támadás típust vesszük megtörténtnek. Például a hosszú kard támadási típusa: vágás/szúrás. Ekkor az alapértelmezett támadási típus a vágás. Ha a karakter bejelenti, hogy szúrni szeretne, akkor azt -10TÉ módosítóval teheti meg. Ha pedig zúzni szeretne (amire a fegyver alkalmatlan), akkor – ha a KM engedi – azt -20TÉ-vel teheti meg.</text:span></text:span></text:p>
      <text:p text:style-name="Text_20_body"><text:span text:style-name="_5b_RPG_5d__20_Kiemelt_20_kifejezés"><text:span text:style-name="T53">A Harcrendszer végén található Fegyvertáblázatban minden fegyver támadási típusa megtalálható.</text:span></text:span></text:p>
      <text:h text:style-name="Heading_20_5" text:outline-level="5"><text:bookmark-start text:name="__RefHeading___Toc11810_3781431762"/>Átütés<text:bookmark-end text:name="__RefHeading___Toc11810_3781431762"/></text:h>
      <text:p text:style-name="Text_20_body"><text:span text:style-name="_5b_RPG_5d__20_Kiemelt_20_kifejezés"><text:span text:style-name="T53">Fontos szerep jut még azoknak a fegyvereknek, amelyek rendelkeznek Átütés értékkel (a legtöbb fegyver Átütés értéke: 0), mivel a támadott vért megfelelő SFÉ-jének kiválasztása után annak értékéből még le kell vonni az Átütést is, így kapjuk meg a vért végleges aktuális SFÉ-jét. Átütéssel olyan fegyverek rendelkeznek, amelyek kifejezetten alkalmasak vértek átlyukasztására legtöbbször azon okból, hogy kis területre koncentrálnak nagy erőt. Például: csákány...</text:span></text:span></text:p>
      <text:h text:style-name="Heading_20_5" text:outline-level="5"><text:bookmark-start text:name="__RefHeading___Toc11812_3781431762"/><text:soft-page-break/>Páncéldobás (találat helye)<text:bookmark-end text:name="__RefHeading___Toc11812_3781431762"/></text:h>
      <text:p text:style-name="Text_20_body"><text:span text:style-name="_5b_RPG_5d__20_Kiemelt_20_kifejezés"><text:span text:style-name="T53">Természetesen nem mindegy, hogy egy támadás hol találta el az ellenfelet, hiszen lehet, az adott testrészt nem fedi vért (SFÉ: 0). Ha a KM úgy határoz, hogy az ő partijánál ezt is kidobják harc közben, akkor a találati hely megállapítására az áldozat Páncéldobást tesz k10-el, amely egy kvázi százalékdobás. Attól függően, hogy a páncél mekkora területet fed le (hány %-ot), egyre nagyobb esélye van, hogy oda kapott be találatot, ahol testét óvja a vért. Ha a védett érték alá, vagy egyenlőt dob, olyankor számít az SFÉ. Pl. egy mellvértet visel, ami 50%-ban fed, olyankor ha 1-5-ig dob, akkor szerencséje volt, páncélt talált a csapás.</text:span></text:span></text:p>
      <text:p text:style-name="Text_20_body"><text:span text:style-name="_5b_RPG_5d__20_Kiemelt_20_kifejezés"><text:span text:style-name="T53">Például Tetves olyan bőrből készült vértet visel, amely csak a torzóját védi. Ez 50%-ban fed, tehát ha 1-5-ig dob k10-en, akkor szerencséje volt, és aktív az SFÉ, ha e fölé, akkor SFÉ-je 0-nak számít. Ha Tetves felvesz egy sisakot (+10%), akkor már 60% az esélye, hogy védett pontot talált el ellenfele.</text:span></text:span></text:p>
      <text:h text:style-name="Heading_20_5" text:outline-level="5"><text:bookmark-start text:name="__RefHeading___Toc11814_3781431762"/>Erőbónusz és Erőhiány<text:bookmark-end text:name="__RefHeading___Toc11814_3781431762"/></text:h>
      <text:p text:style-name="Text_20_body">Egyes fegyverek forgatása esetén a karakter fizikai ereje megnöveli az okozott sebzés. Tipikusan azok a fegyverek ezek, amelyek használata során a plusz erő használata felgyorsítja azt, jól kivezethető ívű csapások végezhetők vele. Továbbá számos fegyver van, melynek forgatása Erő követelményhez kötött, azaz csak megfelelő fizikumú karakter használhatja. Erről az egyes fegyverek egyéni leírásában találhatunk részleteket, de általánosságban az alábbi szabályok az irányadóak:</text:p>
      <table:table table:name="Táblázat38" table:style-name="Táblázat38">
        <table:table-column table:style-name="Táblázat38.A"/>
        <table:table-row table:style-name="TableLine2968309858960">
          <table:table-cell table:style-name="Táblázat38.A1" office:value-type="string">
            <text:p text:style-name="P163">Erőbónusz és Erőhiány</text:p>
          </table:table-cell>
        </table:table-row>
        <table:table-row table:style-name="TableLine2968309854352">
          <table:table-cell table:style-name="Táblázat38.A2" office:value-type="string">
            <text:p text:style-name="P168">Az Erő tulajdonság +2 feletti része 1:1-ben hozzáadódik az SP értékhez.</text:p>
          </table:table-cell>
        </table:table-row>
      </table:table>
      <text:p text:style-name="P215"/>
      <text:h text:style-name="Heading_20_5" text:outline-level="5"><text:bookmark-start text:name="__RefHeading___Toc11816_3781431762"/><text:span text:style-name="_5b_RPG_5d__20_Kiemelt_20_kifejezés"><text:span text:style-name="T3">Élőholtak sebzése</text:span></text:span><text:bookmark-end text:name="__RefHeading___Toc11816_3781431762"/></text:h>
      <text:p text:style-name="Text_20_body">Mivel nem fáradnak szellemileg, legfeljebb ideiglenes hátrányos harci pozícióba kerülnek, ezért az élőholtak VÉ-je minden <text:span text:style-name="T68">második </text:span>kör elején visszaáll eredeti értékére. Ezen kívül a különböző támadási módok ellen különféleképpen ellenállóak, azok sebzése a következőképpen alakul:</text:p>
      <text:list xml:id="list2457599679" text:style-name="L30">
        <text:list-item>
          <text:p text:style-name="P403"><text:span text:style-name="_5b_RPG_5d__20_Kiemelt_20_kifejezés"><text:span text:style-name="T3">Szúrófegyverek sebzése: negyed SP sebzés (lefele kerekítve) + nincs Erőbónusz</text:span></text:span></text:p>
        </text:list-item>
        <text:list-item>
          <text:p text:style-name="P403"><text:span text:style-name="_5b_RPG_5d__20_Kiemelt_20_kifejezés"><text:span text:style-name="T3">Vágófegyverek sebzése: fele SP sebzés </text:span></text:span><text:span text:style-name="_5b_RPG_5d__20_Kiemelt_20_kifejezés"><text:span text:style-name="T15">(lefele) </text:span></text:span><text:span text:style-name="_5b_RPG_5d__20_Kiemelt_20_kifejezés"><text:span text:style-name="T3">+ van Erőbónusz. Csonkoláskor normál sebzés.</text:span></text:span></text:p>
        </text:list-item>
        <text:list-item>
          <text:p text:style-name="P403"><text:span text:style-name="_5b_RPG_5d__20_Kiemelt_20_kifejezés"><text:span text:style-name="T3">Zúzófegyverek sebzése: rendes sebzés + Erőbónusz</text:span></text:span></text:p>
        </text:list-item>
      </text:list>
      <text:p text:style-name="Text_20_body"><text:span text:style-name="_5b_RPG_5d__20_Kiemelt_20_kifejezés"><text:span text:style-name="T3"/></text:span></text:p>
      <text:h text:style-name="Heading_20_4" text:outline-level="4"><text:bookmark-start text:name="__RefHeading___Toc11818_3781431762"/>Vérzés<text:bookmark-end text:name="__RefHeading___Toc11818_3781431762"/></text:h>
      <text:p text:style-name="Text_20_body">A súlyos sebek intenzíven vérezhetnek. A szúrt, vágott, zúzott sebek mind máshogy.</text:p>
      <text:p text:style-name="Text_20_body">Abban, hogy a karakter aktuális sebesülési állapotában milyen ütemben veszít folyamatosan újabb Életerő Pontokat, <text:span text:style-name="T22">az a <text:s/>szituációtól és így gyakorlatilag a KM szavától függ.</text:span></text:p>
      <text:p text:style-name="Text_20_body"/>
      <text:p text:style-name="Text_20_body"/>
      <text:h text:style-name="P341" text:outline-level="4"><text:bookmark-start text:name="__RefHeading___Toc11820_3781431762"/>Védő Érték regenerálódása<text:bookmark-end text:name="__RefHeading___Toc11820_3781431762"/></text:h>
      <text:p text:style-name="P220">Kitéve a Megoldandók dokba: <text:span text:style-name="T34">TODO_HARC_#60.</text:span></text:p>
      <text:p text:style-name="P206">TODO: az egyszerűbb (1 kör nyugi) lesz valszeg, de az edzettséget is bele kéne venni!</text:p>
      <text:p text:style-name="P10">...</text:p>
      <text:p text:style-name="Text_20_body"><text:span text:style-name="T25">Győzelmi szabály</text:span>: Ha a karakter végzett egy ellenfelével (úgy hiszi, legyőzte), akkor Védő Értékéhez visszatér +10 pont. (a siker hatása a szervezetre + heroizmus)</text:p>
      <text:p text:style-name="Text_20_body"/>
      <text:h text:style-name="P339" text:outline-level="4"><text:bookmark-start text:name="__RefHeading___Toc11822_3781431762"/>Zuhanás, megégés, zúzódás, varázslatok sebzése<text:bookmark-end text:name="__RefHeading___Toc11822_3781431762"/></text:h>
      <text:p text:style-name="P290">TODO: Irányelvek kidolgozása: <text:span text:style-name="T28">PROB_HARC_#57.</text:span></text:p>
      <text:p text:style-name="Text_20_body">Természetesen nem csak fegyverek okozhatnak sérülést, hanem egy mágikus tűzgolyó, zuhanás a tetőről, stb. A mágikus hatások sebzéseit a <text:span text:style-name="T28">Mágia </text:span>fejezetben tárgyaljuk, bővebben lásd ott.</text:p>
      <text:p text:style-name="Text_20_body">Zuhanás, zúzódás, egyéb fizikai sérülések esetén a KM meghatároz egy sebzés értéket ugyanúgy, akár egy fegyver esetében. Pl. +5+K20. Az SFÉ ilyen esetekben legtöbbször nem számít, vagy csak igen mérsékelten. Ha számít, akkor általában a zúzó SFÉ értéket használjuk, de KM dönt, mivel ahány eset annyiféle. </text:p>
      <text:p text:style-name="Text_20_body">Néhány irányelv:</text:p>
      <text:list xml:id="list586486150" text:style-name="L31">
        <text:list-item>
          <text:p text:style-name="P404">TODO</text:p>
        </text:list-item>
      </text:list>
      <text:p text:style-name="Text_20_body"/>
      <text:h text:style-name="Heading_20_4" text:outline-level="4"><text:bookmark-start text:name="__RefHeading___Toc11824_3781431762"/>Példák sebzésre<text:bookmark-end text:name="__RefHeading___Toc11824_3781431762"/></text:h>
      <text:p text:style-name="P290">TODO: Egy harmadik, páncélos példa (páncéldobással!)</text:p>
      <text:p text:style-name="P266">Példa 1</text:p>
      <text:list xml:id="list1090427936" text:style-name="L32">
        <text:list-item>
          <text:p text:style-name="P405">Tetves Edzettsége: +2</text:p>
        </text:list-item>
        <text:list-item>
          <text:p text:style-name="P405">Így 16 ÉP-je van</text:p>
        </text:list-item>
        <text:list-item>
          <text:p text:style-name="P405">Ősi ellenfele (Rühes) hosszú karddal (SP: +3) támad rá. Eltalálja, sebez. </text:p>
        </text:list-item>
        <text:list-item>
          <text:p text:style-name="P405">Rühes dob: k20+4 <text:s/>(hosszú kard)</text:p>
        </text:list-item>
        <text:list-item>
          <text:p text:style-name="P405">7-et dob, így az eredmény: 7+4=11</text:p>
        </text:list-item>
        <text:list-item>
          <text:p text:style-name="P405">A 11 SP seb-kategóriájához 6 ÉP veszteség tartozik</text:p>
        </text:list-item>
        <text:list-item>
          <text:p text:style-name="P405">Tetves levon 6 ÉP-t 16 ÉP-jéből, marad 10 ÉP-je.</text:p>
        </text:list-item>
      </text:list>
      <text:p text:style-name="Text_20_body"/>
      <text:p text:style-name="P266">Példa 2</text:p>
      <text:list xml:id="list221233859226552" text:continue-list="list1090427936" text:style-name="L32">
        <text:list-item text:start-value="1">
          <text:p text:style-name="P405">Cobaq Ereje: +5, Kétkezes kardot (+8) forgat</text:p>
        </text:list-item>
        <text:list-item>
          <text:p text:style-name="P405">Így sebzésdobása: k20+13, tehát minimum 14 SP-t sebez, ami már 6 ÉP.</text:p>
        </text:list-item>
        <text:list-item>
          <text:p text:style-name="P405">Ha 7-nél nagyobbat dob (65%), akkor már 20 ÉP sebet okoz, ami legtöbbször halálos</text:p>
        </text:list-item>
      </text:list>
      <text:p text:style-name="P216"/>
      <text:h text:style-name="P335" text:outline-level="3"><text:bookmark-start text:name="__RefHeading___Toc11950_3781431762"/>Példaharc<text:bookmark-end text:name="__RefHeading___Toc11950_3781431762"/></text:h>
      <text:p text:style-name="P115">TODO: <text:s/>Ha a VÉ csökkentés végleges lesz, megint aktualizálni!</text:p>
      <text:p text:style-name="P326">Lássunk egy konkrét összecsapást, hiszen egy példa többet ér több oldal szabályleírásnál is!</text:p>
      <text:section text:style-name="Sect7" text:name="Szakasz1">
        <text:p text:style-name="P328"><text:span text:style-name="Strong_20_Emphasis">Lord Gustav, Domvik lovagja</text:span></text:p>
        <text:p text:style-name="P326">KÉ: 20 <text:s text:c="3"/>TÉ: 85 <text:s text:c="3"/>VÉ: 165 <text:s text:c="3"/></text:p>
        <text:p text:style-name="P326">Fegyver: Hosszú kard</text:p>
        <text:p text:style-name="P326">Sebzés: k20+5 (V/S) <text:span text:style-name="T48">(Erőbónuszzal együtt)</text:span></text:p>
        <text:p text:style-name="P326">ÉP: 18 </text:p>
        <text:p text:style-name="P326">Fájdalomtűrés (8) + Önuralom (1) =<text:span text:style-name="T116"> </text:span>9</text:p>
        <text:p text:style-name="P326">Vért: Láncing <text:span text:style-name="T48">(torzó, felkarok, lábak befedve: 80%)</text:span></text:p>
        <text:p text:style-name="P326">SFÉ: 10 / 7 / 3 <text:s text:c="4"/><text:span text:style-name="T74">MGT: </text:span><text:span text:style-name="T71">5 </text:span><text:span text:style-name="T48">(2+1+2)</text:span></text:p>
        <text:p text:style-name="P326"><text:span text:style-name="Strong_20_Emphasis">+ Vértviselet – 2.fok</text:span></text:p>
        <text:p text:style-name="P328"/>
        <table:table table:name="Table10" table:style-name="Table10">
          <table:table-column table:style-name="Table10.A" table:number-columns-repeated="3"/>
          <table:table-column table:style-name="Table10.D"/>
          <table:table-header-rows>
            <table:table-row table:style-name="Table10.1">
              <table:table-cell table:style-name="Table10.A1" table:number-columns-spanned="4" office:value-type="string">
                <text:p text:style-name="P284">Életerő Pontok</text:p>
              </table:table-cell>
              <table:covered-table-cell/>
              <table:covered-table-cell/>
              <table:covered-table-cell/>
            </table:table-row>
          </table:table-header-rows>
          <table:table-row table:style-name="TableLine2968309853776">
            <table:table-cell table:style-name="Table10.A2" office:value-type="string">
              <text:p text:style-name="P284">S1</text:p>
            </table:table-cell>
            <table:table-cell table:style-name="Table10.A2" office:value-type="string">
              <text:p text:style-name="P284">S2</text:p>
            </table:table-cell>
            <table:table-cell table:style-name="Table10.A2" office:value-type="string">
              <text:p text:style-name="P284">S3</text:p>
            </table:table-cell>
            <table:table-cell table:style-name="Table10.D2" office:value-type="string">
              <text:p text:style-name="P284">S4</text:p>
            </table:table-cell>
          </table:table-row>
          <table:table-row table:style-name="TableLine296830985780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3</text:p>
            </table:table-cell>
          </table:table-row>
          <table:table-row table:style-name="TableLine2968309858672">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968309859248">
            <table:table-cell table:style-name="Table10.A7" office:value-type="string">
              <text:p text:style-name="P79">1</text:p>
            </table:table-cell>
            <table:table-cell table:style-name="Table10.A7" office:value-type="string">
              <text:p text:style-name="P79">2</text:p>
            </table:table-cell>
            <table:table-cell table:style-name="Table10.A7" office:value-type="string">
              <text:p text:style-name="P79">3</text:p>
            </table:table-cell>
            <table:table-cell table:style-name="Table10.D5" office:value-type="string">
              <text:p text:style-name="P79"/>
            </table:table-cell>
          </table:table-row>
          <table:table-row table:style-name="TableLine2968309857520">
            <table:table-cell table:style-name="Table10.A7" office:value-type="string">
              <text:p text:style-name="P79">2</text:p>
            </table:table-cell>
            <table:table-cell table:style-name="Table10.A7" office:value-type="string">
              <text:p text:style-name="P79">2</text:p>
            </table:table-cell>
            <table:table-cell table:style-name="Table10.A7" office:value-type="string">
              <text:p text:style-name="P79">3</text:p>
            </table:table-cell>
            <table:table-cell table:style-name="Table10.D6" office:value-type="string">
              <text:p text:style-name="P79"/>
            </table:table-cell>
          </table:table-row>
          <table:table-row table:style-name="TableLine2968309853200">
            <table:table-cell table:style-name="Table10.A7" office:value-type="string">
              <text:p text:style-name="P79">2</text:p>
            </table:table-cell>
            <table:table-cell table:style-name="Table10.B7" office:value-type="string">
              <text:p text:style-name="P79">3</text:p>
            </table:table-cell>
            <table:table-cell table:style-name="Table10.C7" office:value-type="string">
              <text:p text:style-name="P79"/>
            </table:table-cell>
            <table:table-cell table:style-name="Table10.D7" office:value-type="string">
              <text:p text:style-name="P79"/>
            </table:table-cell>
          </table:table-row>
        </table:table>
        <text:p text:style-name="P45"><text:s/><text:span text:style-name="T114"><text:s/></text:span></text:p>
        <table:table table:name="Table11" table:style-name="Table11">
          <table:table-column table:style-name="Table11.A" table:number-columns-repeated="3"/>
          <table:table-column table:style-name="Table11.D"/>
          <table:table-header-rows>
            <table:table-row table:style-name="Table11.1">
              <table:table-cell table:style-name="Table11.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968309860112">
            <table:table-cell table:style-name="Table11.A2" office:value-type="string">
              <text:p text:style-name="P275">-</text:p>
            </table:table-cell>
            <table:table-cell table:style-name="Table11.A2" office:value-type="string">
              <text:p text:style-name="P80">-1 TÉ</text:p>
            </table:table-cell>
            <table:table-cell table:style-name="Table11.A2" office:value-type="string">
              <text:p text:style-name="P80">-11 TÉ</text:p>
            </table:table-cell>
            <table:table-cell table:style-name="Table11.D2" office:value-type="string">
              <text:p text:style-name="P80">-21 TÉ</text:p>
            </table:table-cell>
          </table:table-row>
        </table:table>
        <text:p text:style-name="P156"/>
      </text:section>
      <text:p text:style-name="P328"/>
      <text:section text:style-name="Sect7" text:name="Szakasz6">
        <text:p text:style-name="P328"><text:span text:style-name="Strong_20_Emphasis">Tetves, a bérgyilkos</text:span></text:p>
        <text:p text:style-name="P326">KÉ: 15 <text:s text:c="3"/>TÉ: 80 <text:s text:c="3"/>VÉ: 160 <text:s text:c="3"/></text:p>
        <text:p text:style-name="P326">Fegyver: Rövidkard <text:s text:c="2"/></text:p>
        <text:p text:style-name="P326">Sebzés: k20+2 (V/S)</text:p>
        <text:p text:style-name="P326">ÉP: 14</text:p>
        <text:p text:style-name="P326">Fájdalomtűrés (6) + Önuralom (0) = 6</text:p>
        <text:p text:style-name="P326">Vért: -</text:p>
        <text:p text:style-name="P326">SFÉ: -</text:p>
        <text:p text:style-name="P326"><text:span text:style-name="Strong_20_Emphasis"/></text:p>
        <text:p text:style-name="P328"/>
        <table:table table:name="Table12" table:style-name="Table12">
          <table:table-column table:style-name="Table12.A" table:number-columns-repeated="3"/>
          <table:table-column table:style-name="Table12.D"/>
          <table:table-header-rows>
            <table:table-row table:style-name="Table12.1">
              <table:table-cell table:style-name="Table12.A1" table:number-columns-spanned="4" office:value-type="string">
                <text:p text:style-name="P284">Életerő Pontok</text:p>
              </table:table-cell>
              <table:covered-table-cell/>
              <table:covered-table-cell/>
              <table:covered-table-cell/>
            </table:table-row>
          </table:table-header-rows>
          <table:table-row table:style-name="TableLine2968309860688">
            <table:table-cell table:style-name="Table12.A2" office:value-type="string">
              <text:p text:style-name="P284">S1</text:p>
            </table:table-cell>
            <table:table-cell table:style-name="Table12.A2" office:value-type="string">
              <text:p text:style-name="P284">S2</text:p>
            </table:table-cell>
            <table:table-cell table:style-name="Table12.A2" office:value-type="string">
              <text:p text:style-name="P284">S3</text:p>
            </table:table-cell>
            <table:table-cell table:style-name="Table12.D2" office:value-type="string">
              <text:p text:style-name="P284">S4</text:p>
            </table:table-cell>
          </table:table-row>
          <table:table-row table:style-name="TableLine2968309863568">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968311001536">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4" office:value-type="string">
              <text:p text:style-name="P79">1</text:p>
            </table:table-cell>
          </table:table-row>
          <table:table-row table:style-name="TableLine2968311004704">
            <table:table-cell table:style-name="Table12.C5" office:value-type="string">
              <text:p text:style-name="P79">1</text:p>
            </table:table-cell>
            <table:table-cell table:style-name="Table12.C5" office:value-type="string">
              <text:p text:style-name="P79">1</text:p>
            </table:table-cell>
            <table:table-cell table:style-name="Table12.C5" office:value-type="string">
              <text:p text:style-name="P79">1</text:p>
            </table:table-cell>
            <table:table-cell table:style-name="Table12.D5" office:value-type="string">
              <text:p text:style-name="P79"/>
            </table:table-cell>
          </table:table-row>
          <table:table-row table:style-name="TableLine2968311002112">
            <table:table-cell table:style-name="Table12.A6" office:value-type="string">
              <text:p text:style-name="P81">1</text:p>
            </table:table-cell>
            <table:table-cell table:style-name="Table12.A6" office:value-type="string">
              <text:p text:style-name="P81">1</text:p>
            </table:table-cell>
            <table:table-cell table:style-name="Table12.C6" office:value-type="string">
              <text:p text:style-name="P82"/>
            </table:table-cell>
            <table:table-cell table:style-name="Table12.D6" office:value-type="string">
              <text:p text:style-name="P82"/>
            </table:table-cell>
          </table:table-row>
          <table:table-row table:style-name="TableLine2968311010464">
            <table:table-cell table:style-name="Table12.C6" office:value-type="string">
              <text:p text:style-name="P82"/>
            </table:table-cell>
            <table:table-cell table:style-name="Table12.C6" office:value-type="string">
              <text:p text:style-name="P82"/>
            </table:table-cell>
            <table:table-cell table:style-name="Table12.C6" office:value-type="string">
              <text:p text:style-name="P82"/>
            </table:table-cell>
            <table:table-cell table:style-name="Table12.D6" office:value-type="string">
              <text:p text:style-name="P82"/>
            </table:table-cell>
          </table:table-row>
        </table:table>
        <text:p text:style-name="P45"><text:s/><text:span text:style-name="T114"><text:s/></text:span></text:p>
        <table:table table:name="Table13" table:style-name="Table13">
          <table:table-column table:style-name="Table13.A" table:number-columns-repeated="3"/>
          <table:table-column table:style-name="Table13.D"/>
          <table:table-header-rows>
            <table:table-row table:style-name="Table13.1">
              <table:table-cell table:style-name="Table13.A1" table:number-columns-spanned="4" office:value-type="string">
                <text:p text:style-name="P284">Harcérték levonások<text:span text:style-name="T38"> </text:span><text:span text:style-name="T52">*</text:span><text:span text:style-name="T38"><text:line-break/>(KÉ,TÉ,VÉ, támadás)</text:span></text:p>
              </table:table-cell>
              <table:covered-table-cell/>
              <table:covered-table-cell/>
              <table:covered-table-cell/>
            </table:table-row>
          </table:table-header-rows>
          <table:table-row table:style-name="TableLine2968311009600">
            <table:table-cell table:style-name="Table13.A2" office:value-type="string">
              <text:p text:style-name="P275">-</text:p>
            </table:table-cell>
            <table:table-cell table:style-name="Table13.A2" office:value-type="string">
              <text:p text:style-name="P80">-4 TÉ</text:p>
            </table:table-cell>
            <table:table-cell table:style-name="Table13.A2" office:value-type="string">
              <text:p text:style-name="P80">-14 TÉ</text:p>
            </table:table-cell>
            <table:table-cell table:style-name="Table13.D2" office:value-type="string">
              <text:p text:style-name="P80">-24 TÉ</text:p>
            </table:table-cell>
          </table:table-row>
        </table:table>
        <text:p text:style-name="P156"/>
      </text:section>
      <text:p text:style-name="P326">Lord Gustav elmélázva sétál ki a könyvtárból, mikor Tetves, a bérgyilkos veti rá magát. Jó pénzt ígértek neki a lovag haláláért. Gustav szerencsére időben <text:span text:style-name="T51">észbe kap </text:span><text:span text:style-name="T16">(Lopakodás/rejtőzés vs. Észlelés próbát a lovag nyeri)</text:span> így Tetves csak a meglepetés +20 TÉ bónuszát kapja meg. </text:p>
      <text:p text:style-name="P326"><text:span text:style-name="T24">Megjegyzés</text:span>: mivel kettőjük fegyverének mérete közt nincs meg az 1 penge méretkülönbség, ezért mindketten Előnyös helyzetben vannak, tehát sikertelen (nem sebző) támadások esetén a támadó k100 <text:span text:style-name="T22">kisebbik</text:span> kockájával csökkentik egymás Védő Értékét.</text:p>
      <text:p text:style-name="P327">Tetves dob: 73. Összesen 80+20+73= 173, ami meghaladja a lovag VÉ-jét: talált! <text:line-break/>Sebzés dobás: k20+2=14 SP (Vágó)<text:line-break/>Gustav Páncéldobást végez. Teste 80%-ban van befedve a láncing anyagával, így ha k10-en 1-8-ig dob, akkor a csapás védett területet ért. Gustav dob: 6, így a páncél SFÉ-je beszámít.<text:line-break/>A lovag SFÉ-je vágófegyverek ellen 7, a végső SP így 14-7=7 SP<text:line-break/>A 7 SP a második Sebzés-kategóriába tartozik, ami <text:span text:style-name="T28">3 ÉP</text:span>-s sebet és (-10 VÉ) büntetést jelent.</text:p>
      <text:p text:style-name="P326"/>
      <text:p text:style-name="P326">A lovag ezzel a sebesüléssel még az S1 egészség-kategóriában marad, így TÉ <text:s/>büntetést egyelőre nem kap. Ugyanennek a sebnek a hatására egy gyengébb fizikumú (ÉP: 8) ember már átcsúszna az S2 kategóriába. </text:p>
      <text:p text:style-name="P326"/>
      <text:p text:style-name="P326"><text:soft-page-break/>Folytatódik a harc, több sikertelen oda-vissza támadás, Gustav nem támad túl jókat és VÉ-je közben lecsökken 144-re. Rosszul mozdul és bekap egy újabb sebet. Páncéldobása (9) ezúttal sikertelen, a csapás fedetlen területet ért (pl. alkar), így az SFÉ-je ezúttal nem számít!<text:line-break/>Tetves sebez, k20+2= 11 SP, ami 6 ÉP seb és (-15 VÉ).<text:line-break/>Ezzel Gustav bőven átkerült az S2 egészség-kategóriába, így már -1 TÉ büntetése is van, ami nem számottevő (hála a magas Fájdalomtűrés+Önuralmának)</text:p>
      <text:p text:style-name="P326">Aktuális harcértékei: KÉ: 20, TÉ: 84, VÉ: 131, <text:s/>ÉP: 9</text:p>
      <text:p text:style-name="P326"/>
      <text:p text:style-name="P326">A helyzet kezd veszélyessé válni: a lovag elvesztett több, mint 30-at Védő Értékéből és Életerő Pontjainak felét. Egy újabb sebkategóriába átlépéssel tovább csökkennének harcértékei.</text:p>
      <text:p text:style-name="P326">Bár sikerül sebet ejtenie támadóján (sajnos csak 3 ÉP-t, ritka szerencsétlen dobás (3) volt), a szerencse nem kedvez a lovagnak, a gyilkos is mélyen belevág az oldalába, bordák hasadnak. <text:line-break/>(SFÉ után: 13 SP) <text:span text:style-name="T117">→</text:span> 6 ÉP.</text:p>
      <text:p text:style-name="P326">Gustavnak 3 ÉP-je marad és S4-es kategóriába zuhan (további (-20 TÉ ) büntetés), valamint elveszít még 15 VÉ-t. Eddig összesen 15 ÉP-t vesztett!</text:p>
      <text:p text:style-name="P326">Aktuális harcértékei: KÉ: 20, TÉ: 64, VÉ: 116, <text:s/>ÉP: 3</text:p>
      <text:p text:style-name="P312"><text:span text:style-name="T86">(Ájulás ellen fájdalomtűrés próba lesz?)</text:span><text:line-break/>Gustav helyzete szinte reménytelen, támolyog, még egy apró seb és vége van. A játékos bejelenti, hogy a következő körben utolsó esélyként teljes támadó taktikát (+15 TÉ; -30 VÉ) alkalmaz, ha meg kell halni, tegye azt lovagként! Nem tudja, de ellenfele – látva elcsigázottságát –, szintén teljes támadó taktikát alkalmaz, hogy következő csapása biztos a túlvilágra küldje prédáját és gyorsan eltűnhessen az éjszakában. Az elgondolás jó... de az istenek ma máshogy akarták. Tetves nyeri a kezdeményezést, viszont dobása csak 04 (összesen: 114!), ami még így is talál (!) (tekintve, hogy a lovag VÉ-je csak 86 a Támadó taktika miatt), viszont sebzésnek 2-t dob k20-on. Mivel 20-nál többel ütötte túl ellenfelét, ezért a többszörös túlütésből további +3 SP jár, így a vége: 7 SP... amit Gustav láncinge pont teljesen felfog (páncéldobása sikeres (3) volt)! Tetves kardja lecsusszan az felé dobogó lovag vértjéről, aki visszatá<text:span text:style-name="T92">madva... 97-et dob. Tetves is elveszített már Védő Értékéből a harc során, alaphelyzetben aktuális VÉ-je 146, de most ugye neki is -30 büntetés van <text:s/>(támadó taktika 146-30=116)</text:span></text:p>
      <text:p text:style-name="P264">64+97=151! <text:s/>Ez is többszörös (+1x) túlütés (+3 SP). Sebzés: Gustav 11-et dob k20-on. <text:line-break/>Σ: 11+5+3=19 SP</text:p>
      <text:p text:style-name="P264">Tetvesnek nincs vértje, ezért a 19 SP 1:1-ben számít <text:span text:style-name="T118">→ </text:span>12 ÉP és (-25 VÉ). Tetvesnek 1 ÉP-je marad, majdnem kettészelték! <text:span text:style-name="T86">(Ájulás ellen fájdalomtűrés próba lesz?)</text:span></text:p>
      <text:p text:style-name="P326">Míg Gustav 3 sebet (15 ÉP) is elviselt és talpon maradt, addig a gyengébb fizikumú Tetves már 12 ÉP‑nél kidől. 1 ÉP-je maradt, eszméletlenül rogy össze, miután értetlenül bámul a hasából kimeredő kardra. Ha nem látják el, perceken belül meghal.</text:p>
      <text:p text:style-name="P326">A lovag <text:span text:style-name="T51">kín keservesen</text:span> feltápászkodik, hite, bátorsága és a láncing megmentette az életét. A háttérben vasalt csizmák csattogása hallatszik, az őrjárat érkezik futva, de sok dolguk már nem akad...</text:p>
      <text:p text:style-name="P218"/>
      <text:h text:style-name="P333" text:outline-level="3"><text:bookmark-start text:name="__RefHeading___Toc11826_3781431762"/>Harci helyzetek<text:bookmark-end text:name="__RefHeading___Toc11826_3781431762"/></text:h>
      <table:table table:name="Táblázat1" table:style-name="Táblázat1">
        <table:table-column table:style-name="Táblázat1.A"/>
        <table:table-column table:style-name="Táblázat1.B"/>
        <table:table-column table:style-name="Táblázat1.C"/>
        <table:table-row table:style-name="Táblázat1.1">
          <table:table-cell table:style-name="Táblázat1.A1" office:value-type="string">
            <text:p text:style-name="P280">Szituáció</text:p>
          </table:table-cell>
          <table:table-cell table:style-name="Táblázat1.A1" office:value-type="string">
            <text:p text:style-name="P280">Módosító</text:p>
          </table:table-cell>
          <table:table-cell table:style-name="Táblázat1.C1" office:value-type="string">
            <text:p text:style-name="P280">Megjegyzés</text:p>
          </table:table-cell>
        </table:table-row>
        <table:table-row table:style-name="Táblázat1.1">
          <table:table-cell table:style-name="Táblázat1.A2" office:value-type="string">
            <text:p text:style-name="P281">Meglepetés</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csak akkor számít, ha a csapás nem hátulról jön.</text:p>
          </table:table-cell>
        </table:table-row>
        <table:table-row table:style-name="Táblázat1.1">
          <table:table-cell table:style-name="Táblázat1.A2" office:value-type="string">
            <text:p text:style-name="P281">Támadás hátulról</text:p>
          </table:table-cell>
          <table:table-cell table:style-name="Táblázat1.A2" office:value-type="string">
            <text:p text:style-name="P287">+20 TÉ</text:p>
          </table:table-cell>
          <table:table-cell table:style-name="Táblázat1.C2" office:value-type="string">
            <text:p text:style-name="P282">A támadó kapja a módosítót.</text:p>
            <text:p text:style-name="P288">Pajzs VÉ nem számít.</text:p>
          </table:table-cell>
        </table:table-row>
        <table:table-row table:style-name="Táblázat1.1">
          <table:table-cell table:style-name="Táblázat1.A2" office:value-type="string">
            <text:p text:style-name="P281">Támadás félhátulról</text:p>
          </table:table-cell>
          <table:table-cell table:style-name="Táblázat1.A2" office:value-type="string">
            <text:p text:style-name="P148">+10 TÉ</text:p>
          </table:table-cell>
          <table:table-cell table:style-name="Táblázat1.C2" office:value-type="string">
            <text:p text:style-name="P282">Pajzs VÉ csak akkor számít, ha a pajzsot tartó kéz felőli oldalról jön a csapás.</text:p>
          </table:table-cell>
        </table:table-row>
        <table:table-row table:style-name="Táblázat1.1">
          <table:table-cell table:style-name="Táblázat1.A2" office:value-type="string">
            <text:p text:style-name="P148">Készületlenség</text:p>
          </table:table-cell>
          <table:table-cell table:style-name="Táblázat1.A2" office:value-type="string">
            <text:p text:style-name="P287">Lásd a Meglepetést</text:p>
          </table:table-cell>
          <table:table-cell table:style-name="Táblázat1.C2" office:value-type="string">
            <text:p text:style-name="P288">Ha egy karakter készületlen, akkor támadója a Meglepetés szituációnak megfelelő módosítókkal támadhat rá.</text:p>
          </table:table-cell>
        </table:table-row>
        <table:table-row table:style-name="Táblázat1.1">
          <table:table-cell table:style-name="Táblázat1.A2" office:value-type="string">
            <text:p text:style-name="P281">Kábult/megrendült állapot</text:p>
          </table:table-cell>
          <table:table-cell table:style-name="Táblázat1.A2" office:value-type="string">
            <text:p text:style-name="P287">-10KÉ, -20TÉ, -2 SP</text:p>
          </table:table-cell>
          <table:table-cell table:style-name="Táblázat1.C2" office:value-type="string">
            <text:p text:style-name="P288">Kábulat, rosszullét, mérgezés esetén ideiglenesen ezek a levonások járnak. A KM – belátása szerint – adhat KT „sebesülést” is </text:p>
            <text:p text:style-name="P288">(pl. mérgezésnél)</text:p>
          </table:table-cell>
        </table:table-row>
        <table:table-row table:style-name="Táblázat1.1">
          <table:table-cell table:style-name="Táblázat1.A2" office:value-type="string">
            <text:p text:style-name="P281">Észrevétlen támadás</text:p>
          </table:table-cell>
          <table:table-cell table:style-name="Táblázat1.A2" office:value-type="string">
            <text:p text:style-name="P287">Áldozat Védő Értéke:</text:p>
            <text:p text:style-name="P287">mozgás jellegétől függő VÉ</text:p>
          </table:table-cell>
          <table:table-cell table:style-name="Táblázat1.C2" office:value-type="string">
            <table:table table:name="Táblázat39" table:style-name="Táblázat39">
              <table:table-column table:style-name="Táblázat39.A"/>
              <table:table-column table:style-name="Táblázat39.B"/>
              <table:table-row table:style-name="TableLine2968311002976">
                <table:table-cell table:style-name="Táblázat39.A1" office:value-type="string">
                  <text:p text:style-name="P59">Célpont mozgásának jellege</text:p>
                </table:table-cell>
                <table:table-cell table:style-name="Táblázat39.B1" office:value-type="string">
                  <text:p text:style-name="P59">VÉ</text:p>
                </table:table-cell>
              </table:table-row>
              <table:table-row table:style-name="TableLine2968311003264">
                <table:table-cell table:style-name="Táblázat39.A2" office:value-type="string">
                  <text:p text:style-name="P61">Álló helyzet <text:line-break/>(vagy lassan sétáló hátulról)</text:p>
                </table:table-cell>
                <table:table-cell table:style-name="Táblázat39.B2" office:value-type="string">
                  <text:p text:style-name="P61">0</text:p>
                </table:table-cell>
              </table:table-row>
              <table:table-row table:style-name="TableLine2968311011040">
                <table:table-cell table:style-name="Táblázat39.A2" office:value-type="string">
                  <text:p text:style-name="P61">Lassú egyenletes (séta)</text:p>
                </table:table-cell>
                <table:table-cell table:style-name="Táblázat39.B2" office:value-type="string">
                  <text:p text:style-name="P61">20</text:p>
                </table:table-cell>
              </table:table-row>
              <table:table-row table:style-name="TableLine2968311011328">
                <table:table-cell table:style-name="Táblázat39.A2" office:value-type="string">
                  <text:p text:style-name="P61">Egyenletes kocogás</text:p>
                </table:table-cell>
                <table:table-cell table:style-name="Táblázat39.B2" office:value-type="string">
                  <text:p text:style-name="P61">40</text:p>
                </table:table-cell>
              </table:table-row>
              <table:table-row table:style-name="TableLine2968311011616">
                <table:table-cell table:style-name="Táblázat39.A2" office:value-type="string">
                  <text:p text:style-name="P61">Sprint egyenes vonalon</text:p>
                </table:table-cell>
                <table:table-cell table:style-name="Táblázat39.B2" office:value-type="string">
                  <text:p text:style-name="P61">60</text:p>
                </table:table-cell>
              </table:table-row>
              <table:table-row table:style-name="TableLine2968311012192">
                <table:table-cell table:style-name="Táblázat39.A2" office:value-type="string">
                  <text:p text:style-name="P61">Lassú kiszámíthatatlan</text:p>
                </table:table-cell>
                <table:table-cell table:style-name="Táblázat39.B2" office:value-type="string">
                  <text:p text:style-name="P61">40</text:p>
                </table:table-cell>
              </table:table-row>
              <table:table-row table:style-name="TableLine2968311001248">
                <table:table-cell table:style-name="Táblázat39.A2" office:value-type="string">
                  <text:p text:style-name="P61">Közepesen gyors, kiszámíthatatlan</text:p>
                </table:table-cell>
                <table:table-cell table:style-name="Táblázat39.B2" office:value-type="string">
                  <text:p text:style-name="P61">70</text:p>
                </table:table-cell>
              </table:table-row>
              <table:table-row table:style-name="TableLine2968311008448">
                <table:table-cell table:style-name="Táblázat39.A2" office:value-type="string">
                  <text:p text:style-name="P61">Gyors, kiszámíthatatlan</text:p>
                </table:table-cell>
                <table:table-cell table:style-name="Táblázat39.B2" office:value-type="string">
                  <text:p text:style-name="P61">100</text:p>
                </table:table-cell>
              </table:table-row>
            </table:table>
            <text:p text:style-name="P282"/>
            <text:p text:style-name="P282">Követelménye: Sikeres „Lopakodás/rejtőzés” vs <text:s/>„Észlelés” ellenpróba </text:p>
            <text:p text:style-name="P288">Az Észrevétlen támadás több harci taktika követelménye <text:line-break/>(pl. Orvtámadás)</text:p>
          </table:table-cell>
        </table:table-row>
        <table:table-row table:style-name="Táblázat1.1">
          <table:table-cell table:style-name="Táblázat1.A2" office:value-type="string">
            <text:p text:style-name="P281">Képzetlen fegyverhasználat</text:p>
          </table:table-cell>
          <table:table-cell table:style-name="Táblázat1.A2" office:value-type="string">
            <text:p text:style-name="P287">KÉ: -20, TÉ: -30, <text:line-break/>VÉ:-30, CÉ: -30</text:p>
          </table:table-cell>
          <table:table-cell table:style-name="Táblázat1.C2" office:value-type="string">
            <text:p text:style-name="P282"/>
          </table:table-cell>
        </table:table-row>
        <table:table-row table:style-name="Táblázat1.1">
          <table:table-cell table:style-name="Táblázat1.A2" office:value-type="string">
            <text:p text:style-name="P281">Harc puszta kézzel</text:p>
          </table:table-cell>
          <table:table-cell table:style-name="Táblázat1.A2" office:value-type="string">
            <text:p text:style-name="P287">KÉ: -10, TÉ: -10, VÉ: -10</text:p>
          </table:table-cell>
          <table:table-cell table:style-name="Táblázat1.C2" office:value-type="string">
            <text:p text:style-name="P282"/>
          </table:table-cell>
        </table:table-row>
        <table:table-row table:style-name="Táblázat1.1">
          <table:table-cell table:style-name="Táblázat1.A2" office:value-type="string">
            <text:p text:style-name="P281">Érintő támadás</text:p>
          </table:table-cell>
          <table:table-cell table:style-name="Táblázat1.A2" office:value-type="string">
            <text:p text:style-name="P287">KÉ: 0, TÉ: 0, VÉ: -10</text:p>
          </table:table-cell>
          <table:table-cell table:style-name="Táblázat1.C2" office:value-type="string">
            <text:p text:style-name="P282">Érinteni könnyebb, mint megütni, sebezni puszta kézzel.</text:p>
          </table:table-cell>
        </table:table-row>
        <table:table-row table:style-name="Táblázat1.1">
          <table:table-cell table:style-name="Táblázat1.A2" office:value-type="string">
            <text:p text:style-name="P281">Harc rosszabbik kézben tartott fegyverrel</text:p>
          </table:table-cell>
          <table:table-cell table:style-name="Táblázat1.A2" office:value-type="string">
            <text:p text:style-name="P287">-10 KÉ, -20 TÉ, -20VÉ</text:p>
          </table:table-cell>
          <table:table-cell table:style-name="Táblázat1.C2" office:value-type="string">
            <text:p text:style-name="P282">Kivétel:</text:p>
            <text:list xml:id="list1731628002" text:style-name="L33">
              <text:list-item>
                <text:p text:style-name="P489">Kétkezesség fortély. Csak annyit ad, hogy rosszabbik kézzel is levonás nélkül tudsz harcolni, de csak 1 fegyverrel!!</text:p>
              </text:list-item>
              <text:list-item>
                <text:p text:style-name="P489">Kétkezes Harc fortély</text:p>
              </text:list-item>
            </text:list>
          </table:table-cell>
        </table:table-row>
        <table:table-row table:style-name="Táblázat1.1">
          <table:table-cell table:style-name="Táblázat1.A2" office:value-type="string">
            <text:p text:style-name="P281">Harc magasabbról</text:p>
          </table:table-cell>
          <table:table-cell table:style-name="Táblázat1.A2" office:value-type="string">
            <text:p text:style-name="P281">+10 TÉ</text:p>
          </table:table-cell>
          <table:table-cell table:style-name="Táblázat1.C2" office:value-type="string">
            <text:p text:style-name="P282">A támadó kapja a módosítót.</text:p>
          </table:table-cell>
        </table:table-row>
        <table:table-row table:style-name="Táblázat1.1">
          <table:table-cell table:style-name="Táblázat1.A2" office:value-type="string">
            <text:p text:style-name="P281">Harc gyűlöletből</text:p>
          </table:table-cell>
          <table:table-cell table:style-name="Táblázat1.A2" office:value-type="string">
            <text:p text:style-name="P281">+15TÉ, <text:s/>-30VÉ</text:p>
          </table:table-cell>
          <table:table-cell table:style-name="Táblázat1.C2" office:value-type="string">
            <text:p text:style-name="P282">Aki gyűlöletből harcol, az kevesebbet törődik a védekezéssel, minden erejével ellenfele elpusztítására tör. Az ilyen karakter kötelezően +15TÉ Támadó taktikával harcol (így -30VÉ sújtja).</text:p>
          </table:table-cell>
        </table:table-row>
        <table:table-row table:style-name="Táblázat1.1">
          <table:table-cell table:style-name="Táblázat1.A2" office:value-type="string">
            <text:p text:style-name="P281">Fegyverrántás</text:p>
          </table:table-cell>
          <table:table-cell table:style-name="Táblázat1.A2" office:value-type="string">
            <text:p text:style-name="P281">Puszta kezes KÉ <text:s/><text:line-break/>fegyver-függő levonással:</text:p>
            <text:p text:style-name="P281">[0 ;-10] KÉ <text:s text:c="4"/></text:p>
          </table:table-cell>
          <table:table-cell table:style-name="Táblázat1.C2" office:value-type="string">
            <text:p text:style-name="P282">10-el túldobott KÉ esetén a fegyverrántó támadhat elsőnek azonnal – teljes harcértékével. </text:p>
            <text:p text:style-name="P282">Fegyverrántás fortély bónusza:</text:p>
            <text:p text:style-name="P282">1. fok: +5 KÉ <text:line-break/>2. fok: +10 KÉ + ha támadhat is: „Első vágás” alkalmazható.</text:p>
          </table:table-cell>
        </table:table-row>
        <table:table-row table:style-name="Táblázat1.1">
          <table:table-cell table:style-name="Táblázat1.A2" office:value-type="string">
            <text:p text:style-name="P281">Harc helyhez kötve</text:p>
          </table:table-cell>
          <table:table-cell table:style-name="Táblázat1.A2" office:value-type="string">
            <text:p text:style-name="P281">-10 KÉ, -20 TÉ és -20 VÉ</text:p>
          </table:table-cell>
          <table:table-cell table:style-name="Táblázat1.C2" office:value-type="string">
            <text:p text:style-name="P282"/>
          </table:table-cell>
        </table:table-row>
        <table:table-row table:style-name="Táblázat1.1">
          <table:table-cell table:style-name="Táblázat1.A2" office:value-type="string">
            <text:p text:style-name="P281">Közrefogás</text:p>
          </table:table-cell>
          <table:table-cell table:style-name="Táblázat1.A2" office:value-type="string">
            <text:p text:style-name="P281">+10 TÉ a támadóknak</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öldön fekve</text:p>
          </table:table-cell>
          <table:table-cell table:style-name="Táblázat1.A2" office:value-type="string">
            <text:p text:style-name="P281">KÉ: -10, TÉ: -10, VÉ: -10</text:p>
          </table:table-cell>
          <table:table-cell table:style-name="Táblázat1.C2" office:value-type="string">
            <text:p text:style-name="P288">-</text:p>
          </table:table-cell>
        </table:table-row>
        <table:table-row table:style-name="Táblázat1.1">
          <table:table-cell table:style-name="Táblázat1.A2" office:value-type="string">
            <text:p text:style-name="P281">Beszorított helyzet</text:p>
          </table:table-cell>
          <table:table-cell table:style-name="Táblázat1.A2" office:value-type="string">
            <text:p text:style-name="P287">Lásd a leírást!</text:p>
          </table:table-cell>
          <table:table-cell table:style-name="Táblázat1.C2" office:value-type="string">
            <text:p text:style-name="P282">-</text:p>
          </table:table-cell>
        </table:table-row>
        <table:table-row table:style-name="Táblázat1.1">
          <table:table-cell table:style-name="Táblázat1.A2" office:value-type="string">
            <text:p text:style-name="P281">Harc félhomályban</text:p>
          </table:table-cell>
          <table:table-cell table:style-name="Táblázat1.B19" office:value-type="string">
            <text:p text:style-name="P287">TODO</text:p>
          </table:table-cell>
          <table:table-cell table:style-name="Táblázat1.C19" office:value-type="string">
            <text:p text:style-name="P282"/>
          </table:table-cell>
        </table:table-row>
        <table:table-row table:style-name="Táblázat1.1">
          <table:table-cell table:style-name="Táblázat1.A2" office:value-type="string">
            <text:p text:style-name="P281">Félelem harc közben</text:p>
          </table:table-cell>
          <table:table-cell table:style-name="Táblázat1.A2" office:value-type="string">
            <text:p text:style-name="P287">Kötelezően max Védő taktikában kezd harcolni: +15VÉ; -30TÉ</text:p>
          </table:table-cell>
          <table:table-cell table:style-name="Táblázat1.C2" office:value-type="string">
            <text:p text:style-name="P282"/>
          </table:table-cell>
        </table:table-row>
        <table:table-row table:style-name="Táblázat1.1">
          <table:table-cell table:style-name="Táblázat1.A2" office:value-type="string">
            <text:p text:style-name="P286">Lóról leesés</text:p>
          </table:table-cell>
          <table:table-cell table:style-name="Táblázat1.A2" office:value-type="string">
            <text:p text:style-name="P286">Ezt ne ide!!!</text:p>
          </table:table-cell>
          <table:table-cell table:style-name="Táblázat1.C2" office:value-type="string">
            <text:p text:style-name="P282"/>
          </table:table-cell>
        </table:table-row>
        <table:table-row table:style-name="Táblázat1.1">
          <table:table-cell table:style-name="Táblázat1.A2" office:value-type="string">
            <text:p text:style-name="P287">A védekező takarásban</text:p>
          </table:table-cell>
          <table:table-cell table:style-name="Táblázat1.A2" office:value-type="string">
            <text:p text:style-name="P286">TODO</text:p>
          </table:table-cell>
          <table:table-cell table:style-name="Táblázat1.C2" office:value-type="string">
            <text:p text:style-name="P282"/>
          </table:table-cell>
        </table:table-row>
        <text:soft-page-break/>
        <table:table-row table:style-name="Táblázat1.1">
          <table:table-cell table:style-name="Táblázat1.A2" office:value-type="string">
            <text:p text:style-name="P287">Harc állatokkal</text:p>
          </table:table-cell>
          <table:table-cell table:style-name="Táblázat1.A2" office:value-type="string">
            <text:p text:style-name="P287">Lásd a leírást!</text:p>
          </table:table-cell>
          <table:table-cell table:style-name="Táblázat1.C2" office:value-type="string">
            <text:p text:style-name="P282"/>
          </table:table-cell>
        </table:table-row>
      </table:table>
      <text:p text:style-name="Text_20_body"/>
      <text:h text:style-name="Heading_20_4" text:outline-level="4"><text:bookmark-start text:name="__RefHeading___Toc11828_3781431762"/>Képzetlen fegyverhasználat<text:bookmark-end text:name="__RefHeading___Toc11828_3781431762"/></text:h>
      <text:p text:style-name="Text_20_body">Ha egy karakter képzetlen az általa forgatott fegyver használatában, akkor harcértékeit a következő levonások sújtják:</text:p>
      <text:list xml:id="list1187817988" text:style-name="L34">
        <text:list-item>
          <text:p text:style-name="P406">KÉ: -20, TÉ: -30, VÉ: -30, CÉ: -30</text:p>
        </text:list-item>
      </text:list>
      <text:h text:style-name="Heading_20_4" text:outline-level="4"><text:bookmark-start text:name="__RefHeading___Toc11830_3781431762"/><text:span text:style-name="_5b_RPG_5d_Kiemelt_20_kifejezés"><text:span text:style-name="T28">Harc puszta kézzel</text:span></text:span><text:bookmark-end text:name="__RefHeading___Toc11830_3781431762"/></text:h>
      <text:p text:style-name="P142">Amennyiben valaki fegyvertelenül, puszta kézzel kénytelen egy felfegyverzett ellenféllel harcolni, akkor alapesetben hátrányban van. Ez a Puszta kéz negatív harcértékeiben mutatkozik meg. A különböző pusztakezes Fortélyok csak mérsékelik ezt a hátrányt. Egyetlen kivétel a <text:span text:style-name="T68">harcművészek</text:span> „Élő fegyver” fortélya, amely teljesen megszünteti az említett hátrányokat (0-ra „emeli” mindhárom harcértéket).</text:p>
      <table:table table:name="Táblázat27" table:style-name="Táblázat27">
        <table:table-column table:style-name="Táblázat27.A"/>
        <table:table-row table:style-name="TableLine2968311000096">
          <table:table-cell table:style-name="Táblázat27.A1" office:value-type="string">
            <text:p text:style-name="P144"><text:span text:style-name="_5b_RPG_5d_Kiemelt_20_kifejezés"><text:span text:style-name="T31">Puszta kéz harcértékei: KÉ: -10, TÉ: -10, VÉ: -10</text:span></text:span></text:p>
          </table:table-cell>
        </table:table-row>
      </table:table>
      <text:p text:style-name="P145"><text:s/></text:p>
      <text:p text:style-name="Text_20_body">A fenti levonások kizárólag belharcban nem érvényesülnek, ahhoz viszont „Belharcba kerülés” Manőver <text:s/>szükséges! Belharcban a Puszta kéz harcértékei 0-ra emelkednek, valamint járnak a Belharcból eredő esetleges módosítók is.</text:p>
      <text:p text:style-name="P10">A <text:span text:style-name="_5b_RPG_5d_Kiemelt_20_kifejezés">Puszta kéz</text:span> – mint fegyver – szabály szempontjából „egykezes” fegyvernek számít, tehát <text:span text:style-name="T28">nem</text:span> lehet vele <text:span text:style-name="_5b_RPG_5d_Kiemelt_20_kifejezés">Kétkezes harcot </text:span>folytatni!</text:p>
      <text:h text:style-name="Heading_20_4" text:outline-level="4"><text:bookmark-start text:name="__RefHeading___Toc11832_3781431762"/>Érintő támadás<text:bookmark-end text:name="__RefHeading___Toc11832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Text_20_body">Tehát a támadásra kisebb a büntetés, mint puszta kézre, a védekezés viszont nem változik.</text:p>
      <text:h text:style-name="Heading_20_4" text:outline-level="4"><text:bookmark-start text:name="__RefHeading___Toc11834_3781431762"/>Harc rosszabbik kézben tartott fegyverrel<text:bookmark-end text:name="__RefHeading___Toc11834_3781431762"/></text:h>
      <text:p text:style-name="Text_20_body">Ha – akár sérülés hatására – a harcos kénytelen átvenni fegyverét ügyetlenebb kezébe, akkor csak a következő levonásokkal harcolhat: <text:s text:c="3"/>-10 KÉ, -20 TÉ, -20VÉ</text:p>
      <text:p text:style-name="Text_20_body">Kivétel:</text:p>
      <text:list xml:id="list3975328491" text:style-name="L35">
        <text:list-item>
          <text:p text:style-name="P407">Kétkezesség fortély. Csak annyit ad, hogy rosszabbik kézzel is levonás nélkül tudsz harcolni, de csak 1 fegyverrel!!</text:p>
        </text:list-item>
        <text:list-item>
          <text:p text:style-name="P407">Kétkezes Harc fortély</text:p>
        </text:list-item>
      </text:list>
      <text:h text:style-name="Heading_20_4" text:outline-level="4"><text:bookmark-start text:name="__RefHeading___Toc11836_3781431762"/>Támadás hátulról<text:bookmark-end text:name="__RefHeading___Toc11836_3781431762"/></text:h>
      <text:p text:style-name="Text_20_body">Ha a karakter ellenfelére hátulról támad, <text:span text:style-name="_5b_RPG_5d_Kiemelt_20_kifejezés"><text:span text:style-name="T23">+10 TÉ</text:span></text:span><text:span text:style-name="T23"> </text:span>módosító járul Támadó Értékéhez.</text:p>
      <text:h text:style-name="Heading_20_4" text:outline-level="4"><text:bookmark-start text:name="__RefHeading___Toc11838_3781431762"/>Meglepetés<text:bookmark-end text:name="__RefHeading___Toc11838_3781431762"/></text:h>
      <text:p text:style-name="Text_20_body">Ha az ellenfél nem számít az őt érő támadásra, de még képes reagálni, akkor Meglepetésről beszélünk. Az ilyen helyzetben a támadó karakter <text:span text:style-name="T32">+20 TÉ</text:span><text:span text:style-name="T23"> </text:span>módosítót kap harcértékeire.</text:p>
      <text:h text:style-name="Heading_20_4" text:outline-level="4"><text:bookmark-start text:name="__RefHeading___Toc11840_3781431762"/>Készületlen<text:span text:style-name="T35">ség</text:span><text:bookmark-end text:name="__RefHeading___Toc11840_3781431762"/></text:h>
      <text:p text:style-name="Text_20_body">Ha egy karakter készületlen, akkor támadója a Meglepetés szituációnak megfelelő módosítókkal támadhat rá.</text:p>
      <text:h text:style-name="Heading_20_4" text:outline-level="4"><text:bookmark-start text:name="__RefHeading___Toc11842_3781431762"/><text:soft-page-break/>Megrendült<text:bookmark-end text:name="__RefHeading___Toc11842_3781431762"/></text:h>
      <text:p text:style-name="P229">-10KÉ, -20TÉ, -2 Sebzés</text:p>
      <text:p text:style-name="P229">Kell ez? Inkább KT-vel szimulálni, nem?</text:p>
      <text:p text:style-name="Text_20_body"/>
      <text:h text:style-name="P339" text:outline-level="4"><text:bookmark-start text:name="__RefHeading___Toc11844_3781431762"/>Észrevétlen támadás<text:bookmark-end text:name="__RefHeading___Toc11844_3781431762"/></text:h>
      <text:p text:style-name="Text_20_body">Ha valaki úgy képes támadást leadni, hogy ellenfele erről az utolsó pillanatig nem tud, tehát egyáltalán nem képes rá reagálni, akkor Észrevétlen támadásról beszélünk.</text:p>
      <text:p text:style-name="Text_20_body">Észrevétlen támadáshoz az alkalmazónak sikeres ellenpróbát kell dobnia Lopakodás/rejtőzés <text:s/>képzettségével áldozata Észlelés képzettsége ellen.</text:p>
      <text:p text:style-name="Text_20_body">Ilyenkor ellenfele Védő Értékét annak mozgási jellege és mérete határozza meg:</text:p>
      <text:section text:style-name="Sect8" text:name="Észrevétlen_támadás">
        <table:table table:name="Táblázat70" table:style-name="Táblázat70">
          <table:table-column table:style-name="Táblázat70.A"/>
          <table:table-column table:style-name="Táblázat70.B"/>
          <table:table-row table:style-name="TableLine2968311018528">
            <table:table-cell table:style-name="Táblázat70.A1" office:value-type="string">
              <text:p text:style-name="P201">Célpont mozgásának jellege</text:p>
            </table:table-cell>
            <table:table-cell table:style-name="Táblázat70.B1" office:value-type="string">
              <text:p text:style-name="P201">VÉ</text:p>
            </table:table-cell>
          </table:table-row>
          <table:table-row table:style-name="TableLine2968311021984">
            <table:table-cell table:style-name="Táblázat70.A2" office:value-type="string">
              <text:p text:style-name="P202">Álló helyzet (vagy sétáló hátulról)</text:p>
            </table:table-cell>
            <table:table-cell table:style-name="Táblázat70.B2" office:value-type="string">
              <text:p text:style-name="P202">0</text:p>
            </table:table-cell>
          </table:table-row>
          <table:table-row table:style-name="TableLine2968311024864">
            <table:table-cell table:style-name="Táblázat70.A2" office:value-type="string">
              <text:p text:style-name="P202">Lassú egyenletes (séta)</text:p>
            </table:table-cell>
            <table:table-cell table:style-name="Táblázat70.B2" office:value-type="string">
              <text:p text:style-name="P202">20</text:p>
            </table:table-cell>
          </table:table-row>
          <table:table-row table:style-name="TableLine2968311014784">
            <table:table-cell table:style-name="Táblázat70.A2" office:value-type="string">
              <text:p text:style-name="P202">Egyenletes kocogás</text:p>
            </table:table-cell>
            <table:table-cell table:style-name="Táblázat70.B2" office:value-type="string">
              <text:p text:style-name="P202">40</text:p>
            </table:table-cell>
          </table:table-row>
          <table:table-row table:style-name="TableLine2968311022272">
            <table:table-cell table:style-name="Táblázat70.A2" office:value-type="string">
              <text:p text:style-name="P202">Sprint egyenes vonalon</text:p>
            </table:table-cell>
            <table:table-cell table:style-name="Táblázat70.B2" office:value-type="string">
              <text:p text:style-name="P202">60</text:p>
            </table:table-cell>
          </table:table-row>
          <table:table-row table:style-name="TableLine2968311022848">
            <table:table-cell table:style-name="Táblázat70.A2" office:value-type="string">
              <text:p text:style-name="P202">Lassú kiszámíthatatlan</text:p>
            </table:table-cell>
            <table:table-cell table:style-name="Táblázat70.B2" office:value-type="string">
              <text:p text:style-name="P202">40</text:p>
            </table:table-cell>
          </table:table-row>
          <table:table-row table:style-name="TableLine2968311013920">
            <table:table-cell table:style-name="Táblázat70.A2" office:value-type="string">
              <text:p text:style-name="P202">Közepesen gyors, kiszámíthatatlan</text:p>
            </table:table-cell>
            <table:table-cell table:style-name="Táblázat70.B2" office:value-type="string">
              <text:p text:style-name="P202">70</text:p>
            </table:table-cell>
          </table:table-row>
          <table:table-row table:style-name="Táblázat70.8">
            <table:table-cell table:style-name="Táblázat70.A2" office:value-type="string">
              <text:p text:style-name="P202">Gyors, kiszámíthatatlan</text:p>
            </table:table-cell>
            <table:table-cell table:style-name="Táblázat70.B2" office:value-type="string">
              <text:p text:style-name="P202">100</text:p>
            </table:table-cell>
          </table:table-row>
        </table:table>
        <text:p text:style-name="Text_20_body"/>
        <table:table table:name="Táblázat71" table:style-name="Táblázat71">
          <table:table-column table:style-name="Táblázat71.A"/>
          <table:table-column table:style-name="Táblázat71.B"/>
          <table:table-row table:style-name="TableLine2968311023424">
            <table:table-cell table:style-name="Táblázat71.A1" office:value-type="string">
              <text:p text:style-name="P201">Célpont mérete</text:p>
            </table:table-cell>
            <table:table-cell table:style-name="Táblázat71.B1" office:value-type="string">
              <text:p text:style-name="P201">VÉ</text:p>
            </table:table-cell>
          </table:table-row>
          <table:table-row table:style-name="TableLine2968311021696">
            <table:table-cell table:style-name="Táblázat71.A2" office:value-type="string">
              <text:p text:style-name="P203">Óriás</text:p>
            </table:table-cell>
            <table:table-cell table:style-name="Táblázat71.B2" office:value-type="string">
              <text:p text:style-name="P202">-30</text:p>
            </table:table-cell>
          </table:table-row>
          <table:table-row table:style-name="TableLine2968311015360">
            <table:table-cell table:style-name="Táblázat71.A2" office:value-type="string">
              <text:p text:style-name="P203">Ork</text:p>
            </table:table-cell>
            <table:table-cell table:style-name="Táblázat71.B2" office:value-type="string">
              <text:p text:style-name="P202">-10</text:p>
            </table:table-cell>
          </table:table-row>
          <table:table-row table:style-name="TableLine2968311014208">
            <table:table-cell table:style-name="Táblázat71.A2" office:value-type="string">
              <text:p text:style-name="P203">Elfszabású / ember</text:p>
            </table:table-cell>
            <table:table-cell table:style-name="Táblázat71.B2" office:value-type="string">
              <text:p text:style-name="P202">+0</text:p>
            </table:table-cell>
          </table:table-row>
          <table:table-row table:style-name="TableLine2968311025440">
            <table:table-cell table:style-name="Táblázat71.A2" office:value-type="string">
              <text:p text:style-name="P203">Goblin</text:p>
            </table:table-cell>
            <table:table-cell table:style-name="Táblázat71.B2" office:value-type="string">
              <text:p text:style-name="P202">+20</text:p>
            </table:table-cell>
          </table:table-row>
          <table:table-row table:style-name="TableLine2968311019968">
            <table:table-cell table:style-name="Táblázat71.A2" office:value-type="string">
              <text:p text:style-name="P203">macska</text:p>
            </table:table-cell>
            <table:table-cell table:style-name="Táblázat71.B2" office:value-type="string">
              <text:p text:style-name="P202">+40</text:p>
            </table:table-cell>
          </table:table-row>
          <table:table-row table:style-name="TableLine2968311024576">
            <table:table-cell table:style-name="Táblázat71.A2" office:value-type="string">
              <text:p text:style-name="P203">egér</text:p>
            </table:table-cell>
            <table:table-cell table:style-name="Táblázat71.B2" office:value-type="string">
              <text:p text:style-name="P202">+60</text:p>
            </table:table-cell>
          </table:table-row>
          <table:table-row table:style-name="Táblázat71.8">
            <table:table-cell table:style-name="Táblázat71.A2" office:value-type="string">
              <text:p text:style-name="P203"/>
            </table:table-cell>
            <table:table-cell table:style-name="Táblázat71.B2" office:value-type="string">
              <text:p text:style-name="P202"/>
            </table:table-cell>
          </table:table-row>
        </table:table>
        <text:p text:style-name="Standard"/>
      </text:section>
      <text:p text:style-name="Text_20_body"/>
      <text:h text:style-name="Heading_20_4" text:outline-level="4"><text:bookmark-start text:name="__RefHeading___Toc11846_3781431762"/>Harc magasabbról<text:bookmark-end text:name="__RefHeading___Toc11846_3781431762"/></text:h>
      <text:p text:style-name="Text_20_body">Ha valaki magasabbról harcol, az előnyben van ellenfelével szemben. Ilyen helyzetben <text:span text:style-name="_5b_RPG_5d_Kiemelt_20_kifejezés"><text:span text:style-name="T28">+10 TÉ</text:span></text:span> módosító járul Támadó Értékéhez.</text:p>
      <text:h text:style-name="Heading_20_4" text:outline-level="4"><text:bookmark-start text:name="__RefHeading___Toc11848_3781431762"/>Harc gyűlöletből<text:bookmark-end text:name="__RefHeading___Toc11848_3781431762"/></text:h>
      <text:p text:style-name="Text_20_body">Aki gyűlöletből harcol, az kevesebbet törődik a védekezéssel, minden erejével ellenfele elpusztítására tör. Az ilyen karakter kötelezően +15TÉ Támadó taktikával harcol (így -30VÉ sújtja).</text:p>
      <text:p text:style-name="Text_20_body">Ebben az állapotban használhatja a Kezdeményező Taktikát, de semmilyen defenzív jellegű más taktikát nem (pl. Kiváró, stb).</text:p>
      <text:p text:style-name="Text_20_body"/>
      <text:h text:style-name="P339" text:outline-level="4"><text:bookmark-start text:name="__RefHeading___Toc11850_3781431762"/>Fegyverrántás<text:bookmark-end text:name="__RefHeading___Toc11850_3781431762"/></text:h>
      <text:p text:style-name="P22">Kapcsolódik: <text:span text:style-name="T28">Fegyverrántás harci fortély</text:span></text:p>
      <text:p text:style-name="Text_20_body">Fegyverrántás szituáción azt értjük, amikor valaki harci kontaktus közben próbálja előkapni fegyverét, hogy ne pusztakezes értékeivel legyen kénytelen küzdeni. Ez igen nehéz feladat, hiszen ellenfele által folyamatosan fenyegetve van.</text:p>
      <text:p text:style-name="P291">Fegyverrántásnál pusztakezes KÉ-vel történik a kezdeményezés, fegyver-függő módosítóval:</text:p>
      <text:p text:style-name="P6"><text:tab/><text:span text:style-name="T28">[0 ;-10] KÉ <text:s text:c="4"/></text:span></text:p>
      <text:p text:style-name="P200">(Például Tőr: -0 KÉ, Kétkezes csatabárd: -10KÉ.)</text:p>
      <text:p text:style-name="Text_20_body">Tehát minél nehezebb előrántani egy fegyvert, annál nagyobb rá a büntetés. A levonás mértékét a KM határozza meg.</text:p>
      <text:p text:style-name="Text_20_body">Ha a fegyverrántó nyeri a kezdeményezést, akkor sikerült előrántania fegyverét, és teljes – fegyveres – VÉ‑je érvényesül, viszont ellenfele dobhat támadást azonnal. A fegyverrántás tehát 1db támadást felemésztő cselekedet.</text:p>
      <text:p text:style-name="Text_20_body">Viszont ha a fegyverrántó legalább 10-el túldobja ellenfele Kezdeményezését, akkor annyira gyors volt, hogy már ő támadhat elsőnek azonnal – teljes harcértékével. A harc innen a megszokott módon folytatódik. <text:span text:style-name="T24">Megjegyzés</text:span>: az ilyen támadást lehet kombinálni Orvtámadással, de csak akkor, ha az alkalmazó sikeres „Első vágás” manővert tett és ez az első támadása az adott harcban.</text:p>
      <text:p text:style-name="Text_20_body"/>
      <text:p text:style-name="Text_20_body">„Fegyverrántás” fortély bónuszai fegyverrántás szituációban (alkalmazó oldalán):</text:p>
      <text:p text:style-name="Text_20_body"><text:span text:style-name="T28">1. fok:</text:span> +5 KÉ</text:p>
      <text:p text:style-name="Text_20_body"><text:span text:style-name="T28">2. fok:</text:span> +10 KÉ + <text:span text:style-name="T74">támadásnál (10-el túldobott kezdeményezés esetén) „Első vágás” manőver alkalmazható.</text:span></text:p>
      <text:p text:style-name="Text_20_body"/>
      <text:p text:style-name="P205">Meglepetésből, vagy észrevétlen fegyverrántás</text:p>
      <text:p text:style-name="Text_20_body">Beszélgetek valakivel, váratlanul fegyvert rántok és megszúrom</text:p>
      <text:list xml:id="list3775974169" text:style-name="L36">
        <text:list-item>
          <text:p text:style-name="P408">A támadás az enyém</text:p>
        </text:list-item>
        <text:list-item>
          <text:p text:style-name="P408">Az áldozat Észlelés próbát dob. Ha nincs meg, akkor Orvtámadásnak minősül a támadásom.</text:p>
        </text:list-item>
        <text:list-item>
          <text:p text:style-name="P408">Ha megvan, akkor Meglepetés szituációvá enyhül a helyzet (+20TÉ módosítót kapok).</text:p>
        </text:list-item>
      </text:list>
      <text:p text:style-name="Text_20_body"/>
      <text:p text:style-name="P205">Mindkét fél fegyverrántást alkalmaz</text:p>
      <text:p text:style-name="Text_20_body">Ekkor mindkettőjükre érvényesek a fegyverrántásnál leírt módosítók. Az szúr előbb, aki nyeri a KÉ-t, ellenfele pedig Pusztakezes VÉ-vel védekezhet csak és képtelen előkapni fegyverét. Ha elő akarja húzni, akkor <text:span text:style-name="T23">a következő kör elején</text:span>, támadását feláldozva újra fegyverrántással kell próbálkoznia.</text:p>
      <text:p text:style-name="P205"/>
      <text:p text:style-name="P204">Példák</text:p>
      <text:p text:style-name="Text_20_body">KÉ alap: 26 → Puszta kezes KÉ: 16 <text:s/>(Mivel a Puszta kéz KÉ értéke: -10)</text:p>
      <text:p text:style-name="Text_20_body">Tőrrel KÉ: 28 (Tőr KÉ:+2)</text:p>
      <text:list xml:id="list1553864721" text:style-name="L37">
        <text:list-item>
          <text:p text:style-name="P409">Puszta kezes KÉ (16) számít</text:p>
        </text:list-item>
        <text:list-item>
          <text:p text:style-name="P410">Egy tőrt könnyű előrántani (0 KÉ büntetés). Így a KÉ: 16</text:p>
        </text:list-item>
        <text:list-item>
          <text:p text:style-name="P411">2.fokú fegyverrántás fortéllyal: 16+10=26 <text:span text:style-name="T74">(ez már csak 2-vel marad el a tőrös KÉ-től)</text:span></text:p>
        </text:list-item>
        <text:list-item>
          <text:p text:style-name="P410">Ha kardot akarnék rántani, azt már nehezebb (-4 KÉ büntetés). Így fortély nélkül KÉ: 12</text:p>
        </text:list-item>
        <text:list-item>
          <text:p text:style-name="P411">2.fokú fegyverrántás fortéllyal: 12+10=22</text:p>
        </text:list-item>
        <text:list-item>
          <text:p text:style-name="P410">Kétkezes csatabárdot „rántani” szinte lehetetlen (-10KÉ). Így fortély nélkül KÉ: 6</text:p>
        </text:list-item>
        <text:list-item>
          <text:p text:style-name="P411">2.fokú fegyverrántás fortéllyal: pont kiegyenlíti a -10 KÉ büntetést. Így KÉ=16</text:p>
        </text:list-item>
      </text:list>
      <text:p text:style-name="P151">szálfegyverek, nagy kétkezes fegyverek esetén értelmetlen a fegyverrántás, hiszen vagy kézben vannak, vagy olyan módon tárolva, ahonnan lehetetlen fegyverrántással előhúzni.</text:p>
      <text:h text:style-name="Heading_20_4" text:outline-level="4"><text:bookmark-start text:name="__RefHeading___Toc11852_3781431762"/>Harc helyhez kötve<text:bookmark-end text:name="__RefHeading___Toc11852_3781431762"/></text:h>
      <text:p text:style-name="P269">Ha a karakter helyhez kötve kénytelen harcolni, akkor <text:span text:style-name="T7">-10 </text:span><text:span text:style-name="_5b_RPG_5d_Kiemelt_20_kifejezés"><text:span text:style-name="T7">KÉ,</text:span></text:span><text:span text:style-name="T7"> -20 </text:span><text:span text:style-name="_5b_RPG_5d_Kiemelt_20_kifejezés"><text:span text:style-name="T7">TÉ és -20 VÉ</text:span></text:span> büntetés jár harcértékeire.</text:p>
      <text:h text:style-name="Heading_20_4" text:outline-level="4"><text:bookmark-start text:name="__RefHeading___Toc11854_3781431762"/>Beszorított helyzet<text:bookmark-end text:name="__RefHeading___Toc11854_3781431762"/></text:h>
      <text:p text:style-name="P145">Beszorított helyzeten azt értjük, ha az adott fegyverrel a harcos helyhiány miatt nem képes annak technikáit maradéktalanul alkalmazni. Ez nagyon szűk helyeken egészen szélsőséges hátrányokat is okozhat fegyver-típustól függően.</text:p>
      <text:p text:style-name="P145">Mivel nem lehet általános szabályt alkotni minden szituáció és fegyver-típus kapcsolatából, ezért csak irányelveket fektetünk le, a KM határozza meg az adott helyzet ismeretében, hogy épp milyen levonások járnak.</text:p>
      <text:p text:style-name="P145">„Rövid” fegyverekre (max 0,5 pengehossz) nem jár levonás. P<text:span text:style-name="T115">uszta kéz értékei nem módosulnak.</text:span></text:p>
      <text:p text:style-name="P146">Szobában, bútorok közt:</text:p>
      <text:list xml:id="list4051641872" text:style-name="L38">
        <text:list-item>
          <text:p text:style-name="P412">2 kezes és szálfegyverek harcértéke 0-ra zuhan</text:p>
        </text:list-item>
        <text:list-item>
          <text:p text:style-name="P412">egykezes fegyverek harcértéke feleződik</text:p>
        </text:list-item>
      </text:list>
      <text:p text:style-name="P146">Szűk sikátorban</text:p>
      <text:list xml:id="list3105822825" text:style-name="L39">
        <text:list-item>
          <text:p text:style-name="P413">Fontos, hogy milyen irányból érkezik a támadás. Egy lándzsa technikáit például nem lehet itt alkalmazni, viszont a két oldalról való védettség folytán szinte lehetetlen hozzáférni. Ilyenkor a szúró szálfegyverek +15 TÉ/VÉ módosítót kapnak, viszont a hátulról érkező támadások ellen teljesen védtelen ilyenkor a harcos. Abba az irányba fegyverének harcértékei 0-nak számítanak és még további -15 TÉ/VÉ csökkenést szenved el.</text:p>
        </text:list-item>
      </text:list>
      <text:p text:style-name="P145">Megjegyzés: a Támadó- és Védő taktikák <text:span text:style-name="_5b_RPG_5d_Kiemelt_20_kifejezés"><text:span text:style-name="T22">Beszorított helyzetben</text:span></text:span><text:span text:style-name="T22"> továbbra is használhatóak.</text:span></text:p>
      <text:h text:style-name="Heading_20_4" text:outline-level="4"><text:bookmark-start text:name="__RefHeading___Toc11856_3781431762"/>Harc földön fekve<text:bookmark-end text:name="__RefHeading___Toc11856_3781431762"/></text:h>
      <text:p text:style-name="P147">KÉ: -10, TÉ: -10, VÉ: -10</text:p>
      <text:h text:style-name="Heading_20_4" text:outline-level="4"><text:bookmark-start text:name="__RefHeading___Toc11858_3781431762"/>Harc félhomályban<text:bookmark-end text:name="__RefHeading___Toc11858_3781431762"/></text:h>
      <text:p text:style-name="P216">TODO (PROB_HARC_#51)</text:p>
      <text:h text:style-name="Heading_20_4" text:outline-level="4"><text:bookmark-start text:name="__RefHeading___Toc11860_3781431762"/>Félelem harc közben<text:bookmark-end text:name="__RefHeading___Toc11860_3781431762"/></text:h>
      <text:p text:style-name="Text_20_body">Ha valaki nem bírja a stresszt, vagy kezdő a harcban, vagy meg lett félemlítve (KM dönt), akkor automatikusan "Védekező taktikában" kezd harcolni, mégpedig a legerősebb (<text:span text:style-name="T10">+15 VÉ; -30 TÉ</text:span>) módon. Ha akarja, ha nem.</text:p>
      <text:h text:style-name="Heading_20_4" text:outline-level="4"><text:bookmark-start text:name="__RefHeading___Toc11862_3781431762"/><text:soft-page-break/>Lóról leesés<text:bookmark-end text:name="__RefHeading___Toc11862_3781431762"/></text:h>
      <text:p text:style-name="P303">Ha leesel a lóról, <text:span text:style-name="T28">Esés</text:span> képzettség próbát kell dobnod, melynek nehézségét a KM határozza meg a körülmények ismeretében. Ha a próba...</text:p>
      <text:list xml:id="list1115213570" text:style-name="L40">
        <text:list-item>
          <text:p text:style-name="P426">Sikertelen: ló sebességétől és talajtól függően: [k6 - 4k6] ÉP sebesülés</text:p>
        </text:list-item>
        <text:list-item>
          <text:p text:style-name="P414">Sikeres: ló sebességétől és talajtól függően: [0 - k6] ÉP sebesülés</text:p>
        </text:list-item>
      </text:list>
      <text:h text:style-name="Heading_20_4" text:outline-level="4"><text:bookmark-start text:name="__RefHeading___Toc11864_3781431762"/>A védekező takarásban<text:bookmark-end text:name="__RefHeading___Toc11864_3781431762"/></text:h>
      <text:p text:style-name="P290">TODO <text:span text:style-name="T68">(PROB_HARC_#51)</text:span></text:p>
      <text:h text:style-name="Heading_20_4" text:outline-level="4"><text:bookmark-start text:name="__RefHeading___Toc11866_3781431762"/>Harc állatokkal<text:bookmark-end text:name="__RefHeading___Toc11866_3781431762"/></text:h>
      <text:p text:style-name="Text_20_body">Sokféle állat van, ezért nem lehet egységes szabályt alkotni azok harcmodoráról, viszont kimondható, hogy a<text:span text:style-name="T22">z állatok nagy része általában olyan harcmodort folytat, ami a Belharcnak felel meg leginkább. Így harci „képzettségeik” és értékeik is e szerint legyenek meghatározva.</text:span></text:p>
      <text:p text:style-name="P265"><text:span text:style-name="_5b_RPG_5d_Kiemelt_20_kifejezés"><text:span text:style-name="T81"/></text:span></text:p>
      <text:h text:style-name="P333" text:outline-level="3"><text:bookmark-start text:name="__RefHeading___Toc11868_3781431762"/>Kétkezes harc<text:bookmark-end text:name="__RefHeading___Toc11868_3781431762"/></text:h>
      <text:p text:style-name="P142">„Két fegyver jobb, mint egy” - ez az egyszerű megállapítás igaz is lehet, kiegészítve azzal, hogy csak akkor, ha az illető ért a páros fegyverhasználathoz.</text:p>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968309846576">
            <table:table-cell table:style-name="Táblázat2.A1" office:value-type="string">
              <text:p text:style-name="P60">Ismeret foka</text:p>
            </table:table-cell>
            <table:table-cell table:style-name="Táblázat2.A1" office:value-type="string">
              <text:p text:style-name="P274">Harcértékek</text:p>
            </table:table-cell>
            <table:table-cell table:style-name="Táblázat2.A1" office:value-type="string">
              <text:p text:style-name="P274">Harcmodor-<text:line-break/>Sebesség</text:p>
            </table:table-cell>
            <table:table-cell table:style-name="Táblázat2.D1" office:value-type="string">
              <text:p text:style-name="P60">Követelmény</text:p>
            </table:table-cell>
          </table:table-row>
        </table:table-header-rows>
        <table:table-row table:style-name="TableLine2968311634224">
          <table:table-cell table:style-name="Táblázat2.A6" office:value-type="string">
            <text:p text:style-name="P57">Alapeset</text:p>
            <text:p text:style-name="P57">(képzetlenül)</text:p>
          </table:table-cell>
          <table:table-cell table:style-name="Táblázat2.B6" office:value-type="string">
            <text:list xml:id="list2842848253" text:style-name="L41">
              <text:list-item>
                <text:p text:style-name="P490">Főfegyver <text:span text:style-name="T22">(nagyobb fegyver)</text:span> harcmodora és értékei számítanak</text:p>
              </text:list-item>
              <text:list-item>
                <text:p text:style-name="P490">-10 KÉ/TÉ/VÉ</text:p>
              </text:list-item>
            </text:list>
          </table:table-cell>
          <table:table-cell table:style-name="Táblázat2.C6" office:value-type="string">
            <text:p text:style-name="P281">+1</text:p>
          </table:table-cell>
          <table:table-cell table:style-name="Táblázat2.D6" office:value-type="string">
            <text:p text:style-name="P57">-</text:p>
          </table:table-cell>
        </table:table-row>
        <table:table-row table:style-name="TableLine2968311642288">
          <table:table-cell table:style-name="Táblázat2.A6" office:value-type="string">
            <text:p text:style-name="P57">Kétkezes harc - 1.fok</text:p>
          </table:table-cell>
          <table:table-cell table:style-name="Táblázat2.B6" office:value-type="string">
            <text:list xml:id="list221232541755831" text:continue-list="list2842848253" text:style-name="L41">
              <text:list-item text:start-value="1">
                <text:p text:style-name="P490">Főfegyver <text:span text:style-name="T22">(nagyobb fegyver) har</text:span>cmodora számít</text:p>
              </text:list-item>
              <text:list-item>
                <text:p text:style-name="P490">Fegyver harcértékek összeadódnak</text:p>
              </text:list-item>
              <text:list-item>
                <text:p text:style-name="P490">Egyik fegyver Mesterfegyver fortélya sem számít</text:p>
              </text:list-item>
            </text:list>
          </table:table-cell>
          <table:table-cell table:style-name="Táblázat2.C6" office:value-type="string">
            <text:p text:style-name="P281">+3<text:span text:style-name="T28">*</text:span></text:p>
          </table:table-cell>
          <table:table-cell table:style-name="Táblázat2.D6" office:value-type="string">
            <text:p text:style-name="P57">Főfegyver harcmodora – 6.szint</text:p>
            <text:p text:style-name="P57">Kiegészítő fegyver harcmodora – 3.szint</text:p>
          </table:table-cell>
        </table:table-row>
        <table:table-row table:style-name="TableLine2968311638544">
          <table:table-cell table:style-name="Táblázat2.A6" office:value-type="string">
            <text:p text:style-name="P57">Kétkezes harc - 2.fok.</text:p>
          </table:table-cell>
          <table:table-cell table:style-name="Táblázat2.B6" office:value-type="string">
            <text:list xml:id="list221233236977474" text:continue-list="list221232541755831" text:style-name="L41">
              <text:list-item text:start-value="1">
                <text:p text:style-name="P490">Mint az 1.fok, plusz:</text:p>
              </text:list-item>
              <text:list-item>
                <text:p text:style-name="P490">Csak a főfegyver Mesterfegyver fortélya számít<text:line-break/>(akkor is, ha a két fegyver típusa ugyanaz!)</text:p>
              </text:list-item>
            </text:list>
          </table:table-cell>
          <table:table-cell table:style-name="Táblázat2.C6" office:value-type="string">
            <text:p text:style-name="P281">+6<text:span text:style-name="T28">*</text:span></text:p>
          </table:table-cell>
          <table:table-cell table:style-name="Táblázat2.D6" office:value-type="string">
            <text:p text:style-name="P57">Főfegyver harcmodora – 9.szint</text:p>
            <text:p text:style-name="P57">Kiegészítő fegyver harcmodora – 6.szint</text:p>
          </table:table-cell>
        </table:table-row>
        <table:table-row table:style-name="TableLine2968311635376">
          <table:table-cell table:style-name="Táblázat2.A6" office:value-type="string">
            <text:p text:style-name="P57">Kétkezes harc - 3.fok.</text:p>
          </table:table-cell>
          <table:table-cell table:style-name="Táblázat2.B6" office:value-type="string">
            <text:list xml:id="list221232622391837" text:continue-list="list221233236977474" text:style-name="L41">
              <text:list-item text:start-value="1">
                <text:p text:style-name="P490">Mint a 2.fok, de mindkét fegyver Mesterfegyver fortélya beszámít</text:p>
              </text:list-item>
            </text:list>
          </table:table-cell>
          <table:table-cell table:style-name="Táblázat2.C6" office:value-type="string">
            <text:p text:style-name="P281">+6<text:span text:style-name="T28">*</text:span></text:p>
          </table:table-cell>
          <table:table-cell table:style-name="Táblázat2.D6" office:value-type="string">
            <text:p text:style-name="P62">Főfegyver harcmodora – 9.szint</text:p>
            <text:p text:style-name="P62">Kiegészítő fegyver harcmodora – 9.szint</text:p>
          </table:table-cell>
        </table:table-row>
        <table:table-row table:style-name="TableLine2968311631632">
          <table:table-cell table:style-name="Táblázat2.A6" office:value-type="string">
            <text:p text:style-name="P63">Speciális: </text:p>
            <text:p text:style-name="P63">„Kétkezesség” fortély</text:p>
          </table:table-cell>
          <table:table-cell table:style-name="Táblázat2.B6" office:value-type="string">
            <text:p text:style-name="P304">Ha a karakter legalább 1.fokú Kétkezes harccal rendelkezik, akkor a Kétkezesség fortély felvétele esetén további +1 Sebesség bónuszt kap.</text:p>
          </table:table-cell>
          <table:table-cell table:style-name="Táblázat2.C6" office:value-type="string">
            <text:p text:style-name="P281">+1</text:p>
          </table:table-cell>
          <table:table-cell table:style-name="Táblázat2.D6" office:value-type="string">
            <text:p text:style-name="P64">-</text:p>
          </table:table-cell>
        </table:table-row>
      </table:table>
      <text:p text:style-name="P154"/>
      <text:p text:style-name="P266"><text:span text:style-name="T37">*</text:span>Harcmodor-Sebesség bónusz</text:p>
      <text:p text:style-name="P268">Látható, hogy a fortély felvétele az aktuális Harcmodor-sebesség értéket is növeli, így juthat újabb támadásokhoz a karakter. A sebesség bónusz végső értékét úgy kapjuk meg, hogy még fegyver-függő levonásokat alkalmazunk rá az alábbiak szerint:</text:p>
      <text:list xml:id="list1927660782" text:style-name="L42">
        <text:list-item>
          <text:p text:style-name="P427">Adjuk össze a forgatott 2 fegyver pengehosszait</text:p>
        </text:list-item>
        <text:list-item>
          <text:p text:style-name="P427">Minden 0,5 penge 1 ponttal csökkenti a bónuszt<text:line-break/><text:span text:style-name="T75">Fontos</text:span><text:span text:style-name="T74">: A „rövid” fegyverek 0 pengének számítanak számolásnál!)</text:span></text:p>
        </text:list-item>
      </text:list>
      <text:p text:style-name="P157"><text:s/></text:p>
      <text:p text:style-name="Text_20_body"><text:span text:style-name="T24">Általános szabályok a kétkezes harcra</text:span>:</text:p>
      <text:list xml:id="list1716430757" text:style-name="L43">
        <text:list-item>
          <text:list>
            <text:list-item>
              <text:p text:style-name="P415">Támadások számának meghatározásánál a nagyobb fegyver számít (+sebesség beszámításánál)</text:p>
            </text:list-item>
            <text:list-item>
              <text:p text:style-name="P415">Méret limit: legfeljebb 2db <text:span text:style-name="T22">1 pengés</text:span> kombinációval lehet kétkezes harcot folytatni, e felett semmilyen bónusz nem számít és a fegyverek harcértéke 0.</text:p>
            </text:list-item>
            <text:list-item>
              <text:p text:style-name="P416">2db 1 penge hosszú fegyver forgatása esetén követelmény is van: Erő +2 </text:p>
            </text:list-item>
            <text:list-item>
              <text:p text:style-name="P415">A nagyobbik fegyver csak az ügyesebbik kézben forgatható. Kivéve Kétkezesség fortély megléte:</text:p>
            </text:list-item>
            <text:list-item>
              <text:p text:style-name="P415">Kétkezesség fortély: ha mellette a Kétkezes harc is legalább 1.fokú, akkor +1 Sebesség bónuszt ad</text:p>
            </text:list-item>
            <text:list-item>
              <text:p text:style-name="P415">Sebzésnél melyik fegyver talál: a k20-as sebződobással együtt dobunk k6-al is</text:p>
            </text:list-item>
            <text:list-item>
              <text:p text:style-name="P428">azonos méretű fegyverek esetén: <text:span text:style-name="T74">1-3: gyengébb kéz fegyvere ; 4-6: ügyesebb kéz fegyvere sebez</text:span></text:p>
            </text:list-item>
            <text:list-item>
              <text:p text:style-name="P428"><text:span text:style-name="T1">nagy + kisebb fegyver esetén: </text:span>1-2: gyengébb kéz fegyvere; 3-6: ügyesebb kéz fegyvere sebez</text:p>
            </text:list-item>
          </text:list>
        </text:list-item>
      </text:list>
      <text:p text:style-name="P120"><text:span text:style-name="T28">Példa-1</text:span>:</text:p>
      <text:list xml:id="list1762648415" text:style-name="L44">
        <text:list-item>
          <text:p text:style-name="P429">Harc 2db „rövid” fegyverrel (például 2 tőr)</text:p>
        </text:list-item>
        <text:list-item>
          <text:p text:style-name="P429"><text:span text:style-name="T115">Mivel „rövid” fegyverek, ezért hosszuk 0-nak számít. 0+0=0 így nincs levonás. </text:span><text:span text:style-name="T119">(1.fok: +3 ; 2.fok:+6)</text:span></text:p>
        </text:list-item>
      </text:list>
      <text:p text:style-name="Text_20_body"><text:span text:style-name="T28">Példa-2</text:span>: </text:p>
      <text:list xml:id="list221233435512098" text:continue-list="list1762648415" text:style-name="L44">
        <text:list-item text:start-value="1">
          <text:p text:style-name="P429">Harc 2db 1 pengés fegyverrel (például 2db szablya)</text:p>
        </text:list-item>
        <text:list-item>
          <text:p text:style-name="P429"><text:span text:style-name="T115">Össz hosszuk: 1+1=2 penge </text:span><text:span text:style-name="T103">→</text:span><text:span text:style-name="T119"> 2/0,5 = 4, tehát a „Harcmodor-Sebesség” bónuszok 4-el csökkennek <text:line-break/>(1.fok: -1(!) <text:s/>; <text:s/>2.fok:+2)</text:span></text:p>
        </text:list-item>
      </text:list>
      <text:p text:style-name="Text_20_body"/>
      <text:h text:style-name="P333" text:outline-level="3"><text:bookmark-start text:name="__RefHeading___Toc11870_3781431762"/>Harci taktikák<text:bookmark-end text:name="__RefHeading___Toc11870_3781431762"/></text:h>
      <text:p text:style-name="Text_20_body">A taktikák használatát kör elején, kezdeményezés előtt kell bejelenteni, kivéve az <text:span text:style-name="T31">(X)</text:span><text:span text:style-name="T17">-el jelölteket, azokat kör közben is lehet variálni.</text:span></text:p>
      <text:h text:style-name="P342" text:outline-level="4"><text:bookmark-start text:name="__RefHeading___Toc11872_3781431762"/>Összefoglaló<text:bookmark-end text:name="__RefHeading___Toc11872_3781431762"/></text:h>
      <text:list xml:id="list1532604489" text:style-name="L45">
        <text:list-item>
          <text:p text:style-name="P350">Támadó taktika</text:p>
        </text:list-item>
        <text:list-item>
          <text:p text:style-name="P351">+1 TÉ = -2 VÉ, <text:s text:c="3"/>max +15 TÉ</text:p>
        </text:list-item>
        <text:list-item>
          <text:p text:style-name="P350">Védő taktika</text:p>
        </text:list-item>
        <text:list-item>
          <text:p text:style-name="P351">+1 VÉ = -2 TÉ, <text:s text:c="3"/>max +20 VÉ</text:p>
        </text:list-item>
        <text:list-item>
          <text:p text:style-name="P350">Kezdeményező taktika</text:p>
        </text:list-item>
        <text:list-item>
          <text:p text:style-name="P351">+1 KÉ → -2 VÉ <text:s text:c="2"/>(max +10 KÉ)</text:p>
        </text:list-item>
        <text:list-item>
          <text:p text:style-name="P350">Kiváró taktika</text:p>
        </text:list-item>
        <text:list-item>
          <text:p text:style-name="P351">Átengedett KÉ, cserébe első visszatámadásra +5 TÉ </text:p>
        </text:list-item>
        <text:list-item>
          <text:p text:style-name="P351">Támadó taktikával együtt mehet, Védővel nem, több ellenfeles harcban sem.</text:p>
        </text:list-item>
        <text:list-item>
          <text:p text:style-name="P350">Védekező harc</text:p>
        </text:list-item>
        <text:list-item>
          <text:p text:style-name="P351">+25 VÉ, hátrálás, nincs támadás, nem kombinálható más taktikával</text:p>
        </text:list-item>
        <text:list-item>
          <text:p text:style-name="P350">Fárasztás</text:p>
        </text:list-item>
        <text:list-item>
          <text:p text:style-name="P352">Nyert a Kezdeményezés szükséges</text:p>
        </text:list-item>
        <text:list-item>
          <text:p text:style-name="P353">VÉ csökkentésre: +2</text:p>
        </text:list-item>
        <text:list-item>
          <text:p text:style-name="P355">Sebzés helyett: további +10VÉ csökkentés</text:p>
        </text:list-item>
        <text:list-item>
          <text:p text:style-name="P350">Roham</text:p>
        </text:list-item>
        <text:list-item>
          <text:p text:style-name="P351">+20 TÉ és -40 VÉ <text:s/>(első oda-visszacsapáskor)</text:p>
        </text:list-item>
        <text:list-item>
          <text:p text:style-name="P354">VÉ csökkentés duplázódik, <text:s/>Sebzéshez: +5 SP</text:p>
        </text:list-item>
        <text:list-item>
          <text:p text:style-name="P350">Öngyilkos roham</text:p>
        </text:list-item>
        <text:list-item>
          <text:p text:style-name="P351">+25 TÉ és -50 VÉ <text:s/>(első oda-visszacsapáskor)</text:p>
        </text:list-item>
        <text:list-item>
          <text:p text:style-name="P354">VÉ csökkentés duplázódik, <text:s/>Sebzéshez: +7 SP</text:p>
        </text:list-item>
        <text:list-item>
          <text:p text:style-name="P354">TÉ büntetések (sérülésből) nem érvényesek, max 2x használható egy küzdelemben</text:p>
        </text:list-item>
        <text:list-item>
          <text:p text:style-name="P350">Belharci szituáció</text:p>
        </text:list-item>
        <text:list-item>
          <text:p text:style-name="P351">Bekerülni: „Belharcba kerülés” manőverrel</text:p>
        </text:list-item>
        <text:list-item>
          <text:p text:style-name="P351">Kijönni: „Kibontakozás” manőverrel</text:p>
        </text:list-item>
        <text:list-item>
          <text:p text:style-name="P351">Mindenki a saját Harcmodorának módosítóival küzd</text:p>
        </text:list-item>
        <text:list-item>
          <text:p text:style-name="P351">Belharc fortély bónuszai: +2 KÉ; +3 TÉ/VÉ fokonként. Csak Közelharc harcmodorban jár.</text:p>
        </text:list-item>
        <text:list-item>
          <text:p text:style-name="P351"><text:span text:style-name="T22">A 0,5 pengénél nagyobb fegyverek értékei: 0-ra esnek, sebzésük max: +1SP,</text:span> <text:line-break/>„Harcmodor-Sebesség” csökken 5-el. Erőbónusz és MF fortély bónuszai maradnak.</text:p>
        </text:list-item>
        <text:list-item>
          <text:p text:style-name="P351">Puszta kéz értékei 0-ra emelkednek</text:p>
        </text:list-item>
        <text:list-item>
          <text:p text:style-name="P357">Belharcban NEM lehet kétkezes harcot folytatni!</text:p>
        </text:list-item>
        <text:list-item text:start-value="1">
          <text:p text:style-name="P356">Támadás erőből</text:p>
        </text:list-item>
        <text:list-item>
          <text:p text:style-name="P352">Követelménye: "Támadás erőből" fortély (lásd a leírását)</text:p>
        </text:list-item>
        <text:list-item>
          <text:p text:style-name="P358">Leütés hátulról</text:p>
        </text:list-item>
        <text:list-item>
          <text:p text:style-name="P351">Követelmény: „Észrevétlen támadás” harci helyzet, Túlütés</text:p>
        </text:list-item>
        <text:list-item>
          <text:p text:style-name="P351">Ha <text:s/>Súlyos a seb (12 ÉP) <text:span text:style-name="T90">→ </text:span>Fájdalomtűrés (+Edzettség) próba (12). Ha nincs meg, elájul.</text:p>
        </text:list-item>
        <text:list-item>
          <text:p text:style-name="P351">Harci anatómiával könnyebb (lásd a leírást)</text:p>
        </text:list-item>
        <text:list-item>
          <text:p text:style-name="P350">Orvtámadás</text:p>
        </text:list-item>
        <text:list-item>
          <text:p text:style-name="P351"><text:soft-page-break/>Követelmény: „Észrevétlen támadás” harci helyzet</text:p>
        </text:list-item>
        <text:list-item>
          <text:p text:style-name="P351">Bónuszt ad: Harci anatómia fortély</text:p>
        </text:list-item>
      </text:list>
      <text:p text:style-name="P15"/>
      <text:p text:style-name="P15"/>
      <text:list xml:id="list221233674307555" text:continue-list="list1532604489" text:style-name="L45">
        <text:list-item text:start-value="1">
          <text:p text:style-name="P359">Érintő támadás <text:span text:style-name="T31">(X)</text:span></text:p>
        </text:list-item>
        <text:list-item>
          <text:p text:style-name="P352">KÉ: 0, TÉ: 0, VÉ: -10</text:p>
        </text:list-item>
        <text:list-item>
          <text:p text:style-name="P350">Csonkolás <text:span text:style-name="T31">(X)</text:span></text:p>
        </text:list-item>
        <text:list-item>
          <text:p text:style-name="P351">Kéz csonkolása: (áldozat max <text:span text:style-name="T84">ÉP / 3) (felfele kerekítve) sebzés szükséges</text:span></text:p>
        </text:list-item>
        <text:list-item>
          <text:p text:style-name="P360">Láb csonkolása: (áldozat max ÉP / 2) (felfele kerekítve) sebzés szükséges</text:p>
        </text:list-item>
        <text:list-item>
          <text:p text:style-name="P359">Kijelölt testrészre támadás <text:span text:style-name="T31">(X)</text:span></text:p>
        </text:list-item>
        <text:list-item>
          <text:p text:style-name="P351">Sebző támadás -20 TÉ-vel</text:p>
        </text:list-item>
        <text:list-item>
          <text:p text:style-name="P350">Pontok támadása harc közben <text:span text:style-name="T31">(X)</text:span></text:p>
        </text:list-item>
        <text:list-item>
          <text:p text:style-name="P351">Követelmény: Harci anatómia fortély – 2.fok</text:p>
        </text:list-item>
        <text:list-item>
          <text:p text:style-name="P351">Követelmény: Pontra támadás manőver</text:p>
        </text:list-item>
        <text:list-item>
          <text:p text:style-name="P350">Visszafogott csapás / Harc az ellenfél elfogásáért <text:span text:style-name="T31">(X)</text:span></text:p>
        </text:list-item>
        <text:list-item>
          <text:p text:style-name="P351">Bónuszt ad: Harci anatómia fortély</text:p>
        </text:list-item>
      </text:list>
      <text:p text:style-name="P15"/>
      <text:p text:style-name="P15">És most jöjjenek a fentiek részletesen kifejtve...</text:p>
      <text:p text:style-name="P15"/>
      <text:h text:style-name="Heading_20_4" text:outline-level="4"><text:bookmark-start text:name="__RefHeading___Toc11874_3781431762"/>Ökölszabály Védő Érték eltolásra<text:bookmark-end text:name="__RefHeading___Toc11874_3781431762"/></text:h>
      <text:p text:style-name="Text_20_body">Egyes taktikák kombinálhatóak egymással, mások nem (lásd leírásukat), de fontos szabály, hogy Védő Értékedet legfeljebb -30-al tolhatod el.</text:p>
      <text:h text:style-name="Heading_20_4" text:outline-level="4"><text:bookmark-start text:name="__RefHeading___Toc11876_3781431762"/>Támadó taktika<text:bookmark-end text:name="__RefHeading___Toc11876_3781431762"/></text:h>
      <text:p text:style-name="Text_20_body">Dönthetsz úgy, hogy a következő körben a támadásra helyezed a hangsúlyt és nyomulsz előre. Ekkor védekezésedre kevésbé ügyelsz, sebezhetőbb vagy. Te határozod meg, hogy mennyire tolod el a harcmodorodat a támadás irányába. TÉ-det <text:span text:style-name="T22">+1-15-</text:span>ig növelheted meg ideiglenesen. Minden pont növelés után -2 Védő Érték módosítót kapsz.</text:p>
      <text:p text:style-name="Text_20_body">Tehát vállalásodtól függően például így módosíthatod harcértékeidet:</text:p>
      <text:list xml:id="list2203377013" text:style-name="L46">
        <text:list-item>
          <text:p text:style-name="P430">TÉ:+1, VÉ:-2</text:p>
        </text:list-item>
        <text:list-item>
          <text:p text:style-name="P430">TÉ:+5, VÉ:-10</text:p>
        </text:list-item>
        <text:list-item>
          <text:p text:style-name="P430">TÉ:+10, VÉ:-20</text:p>
        </text:list-item>
        <text:list-item>
          <text:p text:style-name="P430">TÉ:+15, VÉ:-30</text:p>
        </text:list-item>
      </text:list>
      <text:p text:style-name="Text_20_body">A szándékot, hogy Támadó taktikát akarsz alkalmazni, előre be kell jelentened, mielőtt az adott kör elkezdődött volna. Kör közben nem változtathatsz a taktikán. Ha ebben a taktikában küzdesz, akkor lehetőségeidhez mérten folyamatosan nyomulsz előre.</text:p>
      <text:p text:style-name="Text_20_body">Támadó taktika nem alkalmazható Észrevétlen támadás szituációban.</text:p>
      <text:p text:style-name="P290">És Meglepetés szituációban?</text:p>
      <text:p text:style-name="Text_20_body"/>
      <text:h text:style-name="P339" text:outline-level="4"><text:bookmark-start text:name="__RefHeading___Toc11878_3781431762"/>Védő taktika<text:bookmark-end text:name="__RefHeading___Toc11878_3781431762"/></text:h>
      <text:p text:style-name="Text_20_body">Dönthetsz úgy, hogy a következő körben a védekezésedre helyezed a hangsúlyt. Ekkor kisebb vehemenciával támadsz, ez megmutatkozik Támadó Értékedben is.</text:p>
      <text:p text:style-name="Text_20_body">Te határozod meg, hogy mennyire tolod el a harcmodorodat a védekezés irányába. Védő Értékedet <text:span text:style-name="T31">+1-20</text:span><text:span text:style-name="T22">-ig</text:span> növelheted meg ideiglenesen. Minden pont növelés után -2 Támadó Érték módosítót kapsz.</text:p>
      <text:p text:style-name="Text_20_body">Tehát vállalásodtól függően így módosíthatod harcértékeidet. Pl:</text:p>
      <text:list xml:id="list3265070195" text:style-name="L47">
        <text:list-item>
          <text:p text:style-name="P431">VÉ:+1, TÉ:-2</text:p>
        </text:list-item>
        <text:list-item>
          <text:p text:style-name="P431">VÉ:+5, TÉ:-10</text:p>
        </text:list-item>
        <text:list-item>
          <text:p text:style-name="P431">VÉ:+10, TÉ:-20</text:p>
        </text:list-item>
        <text:list-item>
          <text:p text:style-name="P431">VÉ:+20, TÉ:-40</text:p>
        </text:list-item>
      </text:list>
      <text:h text:style-name="Heading_20_4" text:outline-level="4"><text:bookmark-start text:name="__RefHeading___Toc11880_3781431762"/>Kezdeményező taktika<text:bookmark-end text:name="__RefHeading___Toc11880_3781431762"/></text:h>
      <text:p text:style-name="Text_20_body">Ha mindenáron magadhoz akarod ragadni a kezdeményezést megteheted, de ennek ára van. A kapkodás sebezhetővé tesz. Kezdeményező taktika alkalmazása esetén megnövelheted Kezdeményező Értékedet maximum <text:span text:style-name="T28">10-el </text:span>de cserébe kétszer akkora Védő Érték csökkenést szenvedsz el <text:span text:style-name="T28">az ellenfél első támadásával szemben</text:span> (akár megnyerted így a kezdeményezést, akár nem)</text:p>
      <text:p text:style-name="P135">Tehát <text:span text:style-name="T28">+1KÉ </text:span><text:span text:style-name="T82">→</text:span><text:span text:style-name="T28"> -2VÉ</text:span> <text:s text:c="2"/>(max 10)</text:p>
      <text:p text:style-name="P135">A Kezdeményező taktika alkalmazható Támadó taktikával együtt is, de nem használható Védekező Taktikával kombinálva!</text:p>
      <text:h text:style-name="Heading_20_4" text:outline-level="4"><text:bookmark-start text:name="__RefHeading___Toc11882_3781431762"/>Kiváró Taktika<text:bookmark-end text:name="__RefHeading___Toc11882_3781431762"/></text:h>
      <text:p text:style-name="P134">Ha inkább bevárod ellenfeled támadását, kifejezetten az ellencsapásra készülve, az apró előnyhöz juttathat. Ha megnyered a KÉ-t akkor szándékosan átengedheted ellenfelednek a támadás elsőbbségét, majd amennyiben nem kapsz sebet, előnyt kovácsolhatsz a jó időzítésből. Hatása:</text:p>
      <text:p text:style-name="P134">Ha úgy döntesz, hogy a fenti feltételekkel lemondasz a kezdeményezésről, cserébe az adott körben <text:span text:style-name="T83">első visszatámadásodra</text:span> +5 TÉ módosítót kapsz.</text:p>
      <text:p text:style-name="P135">A Kiváró taktika alkalmazható Támadó taktikával együtt is, továbbá roham ellen is bevethető, de <text:span text:style-name="T24">nem</text:span> használható Védő Taktikával együtt, sőt több ellenféllel való harc esetén sem!</text:p>
      <text:p text:style-name="Text_20_body"/>
      <text:h text:style-name="P339" text:outline-level="4"><text:bookmark-start text:name="__RefHeading___Toc11884_3781431762"/>Védekező harc<text:bookmark-end text:name="__RefHeading___Toc11884_3781431762"/></text:h>
      <text:p text:style-name="Text_20_body"><text:span text:style-name="T69">→</text:span> +25VÉ</text:p>
      <text:p text:style-name="P10">Ha úgy döntesz, hogy a következő körben csak a védekezéssel törődsz (előre be kell jelenteni!), kizárólag a feléd irányuló támadásokat próbálod elkerülni, nem támadsz (!), valamint folyamatosan hátrálsz, akkor <text:span text:style-name="_5b_RPG_5d_Kiemelt_20_kifejezés">+25VÉ</text:span> módosítót kapsz arra a körre. A kör közben nem változtathatsz a taktikádon, ha ismét támadni akarsz, azt csak a következő körben teheted meg. Fontos, hogy másra nem pazarolhatod figyelmedet, kizárólag a védekezésre. Ha nem így teszel, vagy nem vagy képes a folyamatos hátrálásra (például egy fal miatt, ami elzárja mögötted az utat), akkor a KM – tetszése szerint – csökkentheti a fenti VÉ módosítódat, akár 0-ig is. A Védekező harc nem kombinálható más taktikával.</text:p>
      <text:h text:style-name="Heading_20_4" text:outline-level="4"><text:bookmark-start text:name="__RefHeading___Toc11886_3781431762"/>Fárasztás<text:bookmark-end text:name="__RefHeading___Toc11886_3781431762"/></text:h>
      <text:p text:style-name="P290">Aktualizálni, ha végleges a VÉ csökkentés!</text:p>
      <text:list xml:id="list2956138488" text:style-name="L48">
        <text:list-item>
          <text:p text:style-name="P432">Nyert kezdeményezés szükséges</text:p>
        </text:list-item>
        <text:list-item>
          <text:p text:style-name="P432">VÉ csökkentésre: +2</text:p>
        </text:list-item>
        <text:list-item>
          <text:p text:style-name="P432">Sebzés helyett: további +10 VÉ csökkentés (a többszörös túlütés nem növeli tovább)</text:p>
        </text:list-item>
        <text:list-item>
          <text:p text:style-name="P432">Hátrány: Az intenzív plusz mozgástól te is elszenvedsz konstans <text:span text:style-name="T28">3 VÉ</text:span> csökkenést.</text:p>
        </text:list-item>
      </text:list>
      <text:p text:style-name="Text_20_body"><text:bookmark-start text:name="DDE_LINK6"/>Ha fárasztani kívánod ellenfeledet, ellenállását megtörni anélkül, hogy sebet ejtenél rajta, akkor a harc ugyanúgy folyik, mint más esetben, csak nyert kezdeményezést követően mindig +2-vel nő VÉ csökkentésed. Sebző támadás esetén pedig ugyanez, de elmarad maga a sebzés – helyette tovább<text:span text:style-name="T18">i</text:span><text:span text:style-name="T12"> </text:span><text:span text:style-name="T11">+10</text:span><text:span text:style-name="T12">-el </text:span><text:span text:style-name="T18">csökke</text:span>ntheted ellenfeled Védő Értékét. Ehhez a taktikához „fel kell pörgethed” magad, így minden alkalmazásakor Te is elszenvedsz egy <text:span text:style-name="T68">+3 VÉ</text:span> csökkenést.</text:p>
      <text:p text:style-name="Text_20_body">A taktika használatát mindig a Kezdeményező dobás előtt kell bejelentened. Amennyiben elveszted a kezdeményezést, akkor sima harci kör következik számodra, amiben nem használhatsz semmilyen – kör elején bejelentendő – harci taktikát.<text:bookmark-end text:name="DDE_LINK6"/></text:p>
      <text:p text:style-name="Text_20_body">A Fárasztás taktikának leginkább körbevett ellenfél esetén van értelme: a pribékek kifáraszthatják a „vadat”, míg vezetőjük felkészül. Fontos: a Fárasztás <text:span text:style-name="T24">nem</text:span> használható Rohammal együtt.</text:p>
      <text:p text:style-name="Text_20_body">Kapcsolódó fortély: <text:span text:style-name="_5b_RPG_5d_Kiemelt_20_kifejezés">Fárasztás</text:span> harci fortély</text:p>
      <text:h text:style-name="Heading_20_4" text:outline-level="4"><text:bookmark-start text:name="__RefHeading___Toc11888_3781431762"/>Roham<text:bookmark-end text:name="__RefHeading___Toc11888_3781431762"/></text:h>
      <text:p text:style-name="Text_20_body"><text:span text:style-name="T64">Roham esetén az </text:span><text:span text:style-name="T84">első</text:span><text:span text:style-name="T64"> oda- és visszacsapás során a támadó +20 TÉ és</text:span><text:span text:style-name="T2"> -40 VÉ </text:span><text:span text:style-name="T64">módosítót kap, és +5SP</text:span> bónuszt sebzésdobására (+1 sebzés kategória). Az okozott VÉ csökkentés duplázódik.</text:p>
      <text:p text:style-name="Text_20_body">Ha roham során a karakter sebző támadást ér el, akkor a rohamozót sújtó VÉ levonások azonnal megszűnnek.</text:p>
      <text:p text:style-name="P307">Roham alkalmazása során <text:span text:style-name="T24">nem</text:span> használhatóak a Támadó, Védő, Kezdeményező és Kiváró taktikák! Fontos viszont, hogy Rohamnál is számítanak a fegyverméret kategóriák, tehát egy pikás védekezőt megrohamozni nem mindig bölcs dolog...</text:p>
      <text:p text:style-name="P307">Rohamhoz legalább 5-10 méter nekifutás szükséges. Hogy pontosan mennyi, az szituáció-függő, a KM szava dönt a terepviszonyok és a felszerelés súlyának ismeretében.</text:p>
      <text:p text:style-name="P307">Módosítók az első oda-vissza csapásnál:</text:p>
      <text:list xml:id="list1446486340" text:style-name="L49">
        <text:list-item text:start-value="1">
          <text:p text:style-name="P434">+ 20 TÉ ; -40 VÉ</text:p>
        </text:list-item>
        <text:list-item>
          <text:p text:style-name="P435">VÉ csökkentés duplázódik</text:p>
        </text:list-item>
        <text:list-item>
          <text:p text:style-name="P435">Sebzés: +5 SP</text:p>
        </text:list-item>
      </text:list>
      <text:h text:style-name="Heading_20_4" text:outline-level="4"><text:bookmark-start text:name="__RefHeading___Toc11890_3781431762"/><text:soft-page-break/>Öngyilkos roham<text:bookmark-end text:name="__RefHeading___Toc11890_3781431762"/></text:h>
      <text:p text:style-name="P307">A roham vehemensebb (és őrültebb) verziója. A harcos ekkor szinte semmit nem törődik védekezésével, mindent megtesz, hogy (dupla) sebzést érjen el. Különlegessége, hogy erre az egy támadásra nem érvényesülnek a sérülésből adódó TÉ levonások, az adrenalin elsöpör minden gátat. Súlyosan sérült harcosok utolsó mentsvára lehet ez a taktika. Küzdelmenként legfeljebb 2x alkalmazható. A fentieken és a harcérték módosítókon kívül az Öngyilkos roham minden másban megegyezik a sima Rohammal.</text:p>
      <text:p text:style-name="P307">Módosítók az első oda-vissza csapásnál:</text:p>
      <text:list xml:id="list221232996960290" text:continue-list="list1446486340" text:style-name="L49">
        <text:list-item text:start-value="1">
          <text:p text:style-name="P434">+ 25 TÉ <text:s/>; -50 VÉ</text:p>
        </text:list-item>
        <text:list-item>
          <text:p text:style-name="P435">VÉ csökkentés duplázódik</text:p>
        </text:list-item>
        <text:list-item>
          <text:p text:style-name="P433">Sebzés: +7 SP</text:p>
        </text:list-item>
      </text:list>
      <text:h text:style-name="Heading_20_4" text:outline-level="4"><text:bookmark-start text:name="__RefHeading___Toc11892_3781431762"/>Belharc, Belharci szituáció<text:bookmark-end text:name="__RefHeading___Toc11892_3781431762"/></text:h>
      <text:p text:style-name="P211">PROB_HARC_#46</text:p>
      <text:p text:style-name="Text_20_body">Ha a képzett harcosnak sikerül ellenfele fegyvere „mögé”, testközelébe kerülni, akkor ebből előnyt kovácsolhat.</text:p>
      <text:p text:style-name="P123"><text:span text:style-name="T25">Belharci szituáció</text:span>: bejutottál ellenfeled fegyverének fenyegető vége mögé, testközelbe, de nem szükségszerűen érintésbe. Ha az általad épp forgatott fegyverre van tanult <text:span text:style-name="T28">Belharc fortélyod</text:span>,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text:span text:style-name="T68">Átnézni ezeket a fortélyokat. Belharc fortély is kell hozzájuk?</text:span> Továbbá pár manőver könnyebbé válik Belharci szituációban: Gáncsolás/lábsöprés (belharcban +2 Ellenpróbánál)</text:p>
      <text:p text:style-name="P123"><text:span text:style-name="T25">Belharcba kerülés manőver</text:span>: a Belharci szituációba kerüléshez ezt a manővert kell sikerrel végrehajtani. Nehézsége alapesetben 9-es, de fejleszthető (2 fokkal). <text:span text:style-name="T22"><text:s/></text:span><text:span text:style-name="T80">Csak Közelharc harcmodor alkalmazása közben lehet megpróbálni.</text:span><text:span text:style-name="T22"> </text:span>Bővebben lásd a manőver leírását.</text:p>
      <text:p text:style-name="P270"><text:span text:style-name="T25">Kibontakozás/Átsiklás manőver</text:span>: A Belharci szituációból kijövetelre ennek sikeres <text:span text:style-name="T58">végrehajtására van szükség. <text:line-break/>Nehézsége alapesetben 5-ös. Persze csak akkor kell a próba, ha valamelyik fél benn akarja tartani a másikat.</text:span></text:p>
      <text:list xml:id="list3395850579" text:style-name="L50">
        <text:list-item>
          <text:p text:style-name="P436">Ha az ellenfélnek Belharc fortélya van, akkor fokonként +2-vel nő a nehézség Ellenpróbánál</text:p>
        </text:list-item>
        <text:list-item>
          <text:p text:style-name="P436">Ha az alkalmazónak Belharc fortélya van, akkor dobására fokonként +2 pontot kap Ellenpróbánál</text:p>
        </text:list-item>
        <text:list-item>
          <text:p text:style-name="P436">Ha belharci szituációban a belharcos sebesülést szenved <text:span text:style-name="T68">és elrontja fájdalomtűrés próbáját </text:span><text:span text:style-name="T76">(már nincs Fájdalomtűrés dobás sebesüléskor,... de itt esetleg dobhatunk...)</text:span>, akkor ellenfele – ha akarja – <text:s/>automatikusan megszüntetheti a belharci szituációt, kibontakozhat belőle.</text:p>
        </text:list-item>
        <text:list-item>
          <text:p text:style-name="P439">Sérülést bevállalva <text:span text:style-name="T28">mindenképpen</text:span> kijönni hogy lehessen?</text:p>
        </text:list-item>
      </text:list>
      <text:p text:style-name="P123"><text:span text:style-name="T25">Belharcos-fegyverek</text:span>: minden <text:span text:style-name="T22">0,5 pengés és annál kisebb méretű fegyver, kivéve ezek közül azokat a fegyvereket, melyek leírásánál külön meg van említve, hogy nem lehet velük belharcot folytatni (pl. rövidkard, csatabárd, …)</text:span></text:p>
      <text:p text:style-name="P123"><text:span text:style-name="T25">Belharc fortély</text:span>: Legfeljebb 2.fokon tanulható fortély, amelyet <text:span text:style-name="T28">egy konkrét, választott belharcos-fegyverre</text:span> lehet felvenni. Így többször is felvehető más-más fegyverekre. B<text:span text:style-name="T22">elharci szituációban az adott fegyvert forgatva </text:span><text:span text:style-name="T27">fokonként</text:span><text:span text:style-name="T22"> +2 KÉ, +3 TÉ/VÉ bónuszt ad. A bónuszok csak akkor élnek, ha az alkalmazó Belharci szituációban Közelharc harcmodort alkalmaz. </text:span>Bővebben lásd a Fortélyok fejezetet a Belharc fortély leírásánál.</text:p>
      <text:p text:style-name="P119"/>
      <text:p text:style-name="P117">Általános szabályok belharci szituációra:</text:p>
      <text:list xml:id="list221233324422948" text:continue-list="list3395850579" text:style-name="L50">
        <text:list-item text:start-value="1">
          <text:p text:style-name="P438"><text:soft-page-break/><text:span text:style-name="T22">Belharci szituációban a nem-belharcos fegyverek harcértékei 0-ra zuhannak, sebzésük +1 SP, </text:span><text:span text:style-name="T68">(ha alacsonyabb volt, akkor -5 SP)</text:span><text:span text:style-name="T22">, a forgató Harcmodor-Sebesség értéke 5-el csökken, továbbá Hátrányos szituációba kerül, a belharcos pedig Előnyösbe. A Mesterfegyver és az Erőbónusz értékei mindkét félnél megmaradnak.</text:span></text:p>
        </text:list-item>
        <text:list-item text:start-value="1">
          <text:p text:style-name="P438">A Puszta kéz értékei 0-ra emelkednek.</text:p>
        </text:list-item>
        <text:list-item text:start-value="1">
          <text:p text:style-name="P438">Belharcban NEM lehet kétkezes harcot folytatni!</text:p>
        </text:list-item>
        <text:list-item>
          <text:p text:style-name="P440">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437"><text:span text:style-name="T58">A Belharc 1:1 elleni szituációban használható leghatékonyabban, külső, harmadik fél ellen viszont kiszolgáltatottabb. </text:span>Ez még vitatható, mert Attila szerint olyan, mint harcolók közé lőni. <text:span text:style-name="T5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58">: Sikeres „Leszorítás” (manőver) alkalmazása után, a leszorított áldozatot beforgathatja maga és a támadó közé, kvázi patthelyzetet okozva.</text:span></text:p>
        </text:list-item>
      </text:list>
      <text:p text:style-name="P127"/>
      <text:p text:style-name="P114">Átnézendő:</text:p>
      <text:list xml:id="list882652741" text:style-name="L51">
        <text:list-item>
          <text:p text:style-name="P441">Manőverek, amik megkövetelik a belharci szitut (és amiket ezzel kapcsolatban át kell nézni):</text:p>
        </text:list-item>
        <text:list-item>
          <text:p text:style-name="P361"><text:span text:style-name="T59"><text:s/>Átdobás, Feszítés/kijövetel, Kéztörés, Lábtörés, Nyaktörés<text:line-break/></text:span><text:span text:style-name="T77">(lásd a leírásukat: </text:span><text:a xlink:type="simple" xlink:href="http://kaktusztea.uw.hu/rpg/km100/pdf/km100_harc_current.pdf" text:style-name="Internet_20_link" text:visited-style-name="Visited_20_Internet_20_Link"><text:span text:style-name="T77">http://kaktusztea.uw.hu/rpg/km100/pdf/km100_harc_current.pdf</text:span></text:a><text:span text:style-name="T77"> <text:s/>(49.oldal))</text:span></text:p>
        </text:list-item>
        <text:list-item>
          <text:p text:style-name="P442">Ezek natív végrehajtásához követelmény a Belharci szituáció. </text:p>
        </text:list-item>
      </text:list>
      <text:p text:style-name="P142"><text:span text:style-name="_5b_RPG_5d_Kiemelt_20_kifejezés"><text:span text:style-name="T119"/></text:span></text:p>
      <text:h text:style-name="Heading_20_4" text:outline-level="4"><text:bookmark-start text:name="__RefHeading___Toc11894_3781431762"/>Érintő támadás<text:bookmark-end text:name="__RefHeading___Toc11894_3781431762"/></text:h>
      <text:p text:style-name="Text_20_body">Ha csak meg akarunk érinteni valakit harc közben, az könnyebb, mint puszta kézzel sérülést okozó támadást végbevinni. Az Érintő támadás harcértékei ezért: KÉ: <text:span text:style-name="T18">0, TÉ: 0, VÉ: -10</text:span></text:p>
      <text:p text:style-name="P189">Tehát a támadásra kisebb a büntetés, mint puszta kézre, a védekezés viszont nem változik.</text:p>
      <text:h text:style-name="Heading_20_4" text:outline-level="4"><text:bookmark-start text:name="__RefHeading___Toc11896_3781431762"/>Kijelölt testrészre támadás<text:bookmark-end text:name="__RefHeading___Toc11896_3781431762"/></text:h>
      <text:p text:style-name="P290">Harci Anatómia adjon bónuszt? (<text:span text:style-name="T28">PROB_HARC_#59</text:span>)</text:p>
      <text:p text:style-name="Text_20_body">Ha küzdelem közben a harcos ellenfele egy konkrét testrészére kíván támadni, akkor ezt előre be kell jelentenie és utána sikeres, túlütő támadást kell dobnia<text:span text:style-name="T22"> </text:span><text:span text:style-name="T31">-20 TÉ</text:span><text:span text:style-name="T22"> mód</text:span>osítóval.</text:p>
      <text:list xml:id="list3145011866" text:style-name="L52">
        <text:list-item>
          <text:p text:style-name="P444">Kijelölhető testrészek: fej, törzs, jobb/bal láb, jobb/bal kar.</text:p>
        </text:list-item>
        <text:list-item>
          <text:p text:style-name="P444">Ennél pontosabb találatot harc közben meghatározni csak a „Pontra támadás” manőverrel lehet.</text:p>
        </text:list-item>
        <text:list-item>
          <text:p text:style-name="P444">Találatkor sima sebzést dob a támadó</text:p>
        </text:list-item>
        <text:list-item>
          <text:p text:style-name="P444">Plusz hatás: ha a Sebzés legalább Súlyos (6 ÉP), akkor <text:s/>az áldozat valamilyen nem-harcérték korlátozást szenved el. Például ha a cél a fegyverforgató kéz volt, akkor elejti fegyverét és nem képes tovább harcolni vele. Vagy: láb támadása esetén mozgási sebessége felére/harmadára esik vissza (KM dönt). Fejre támadásnál szemébe folyik a vére, esetleg elkábul.</text:p>
        </text:list-item>
        <text:list-item>
          <text:p text:style-name="P444">Lásd még alább: Csonkolás</text:p>
        </text:list-item>
      </text:list>
      <text:h text:style-name="P343" text:outline-level="4"><text:bookmark-start text:name="__RefHeading___Toc11898_3781431762"/>Támadás erőből<text:bookmark-end text:name="__RefHeading___Toc11898_3781431762"/></text:h>
      <text:p text:style-name="P145">A "Támadás erőből" fortélyt (lásd a leírását) használod. Anélkül értelmetlen.</text:p>
      <text:p text:style-name="P145">E taktika mellett más harci taktikát nem alkalmazhatsz.</text:p>
      <text:h text:style-name="P343" text:outline-level="4"><text:bookmark-start text:name="__RefHeading___Toc11900_3781431762"/><text:soft-page-break/>Csonkolás és törés<text:bookmark-end text:name="__RefHeading___Toc11900_3781431762"/></text:h>
      <text:p text:style-name="P145">Ha a harcos le kívánja vágni, vagy el akarja törni <text:s/>ellenfele valamely végtagját (kéz,fej), akkor:</text:p>
      <text:p text:style-name="Text_20_body">Sikeres Végtagra támadást kell végrehajtania, valamint megfelelő mennyiségű ÉP sebzést okoznia</text:p>
      <text:list xml:id="list19016872" text:style-name="L53">
        <text:list-item>
          <text:p text:style-name="P445">Kéz csonkolása/törése: (áldozat max ÉP / 3) (felfele kerekítve) sebzés szükséges</text:p>
        </text:list-item>
        <text:list-item>
          <text:p text:style-name="P445">Láb csonkolása/törése: (áldozat max ÉP / 2) (felfele kerekítve) sebzés szükséges</text:p>
        </text:list-item>
      </text:list>
      <text:h text:style-name="Heading_20_4" text:outline-level="4"><text:bookmark-start text:name="__RefHeading___Toc11902_3781431762"/><text:span text:style-name="_5b_RPG_5d_Kiemelt_20_kifejezés"><text:span text:style-name="T35">Leütés hátulról (fejre/tarkóra)</text:span></text:span><text:bookmark-end text:name="__RefHeading___Toc11902_3781431762"/></text:h>
      <text:list xml:id="list3471297829" text:style-name="L54">
        <text:list-item>
          <text:list>
            <text:list-item text:start-value="1">
              <text:p text:style-name="P417">Követelmény: Észrevétlen támadás</text:p>
            </text:list-item>
            <text:list-item>
              <text:p text:style-name="P417">Célpont VÉ = 30 + mozgás jellegétől függő módosító (lásd Észrevétlen támadás)</text:p>
            </text:list-item>
          </text:list>
        </text:list-item>
      </text:list>
      <text:p text:style-name="P142">Ha a támadás túlütés, akkor és a sebzés legalább Súlyos lenne (12 ÉP), akkor az áldozat Fájdalomtűrés próbát dob 12-es célszám (Nehéz) ellen, ezúttal Edzettség tulajdonsággal. Ha nincs meg, azonnal elájul.</text:p>
      <text:p text:style-name="Text_20_body"><text:span text:style-name="T1">Hogy megkapjuk a valós ÉP seb mennyiségét, amit az </text:span>áldozat<text:span text:style-name="T1"> elszenved, dobjunk k3-al:</text:span></text:p>
      <text:list xml:id="list3039270490" text:style-name="L55">
        <text:list-item>
          <text:p text:style-name="P418">1: nincs ÉP seb</text:p>
        </text:list-item>
        <text:list-item>
          <text:p text:style-name="P418">2: sebzés fele bement ÉP-ben</text:p>
        </text:list-item>
        <text:list-item>
          <text:p text:style-name="P418">3: a teljes sebzés bement ÉP-ben</text:p>
        </text:list-item>
      </text:list>
      <text:p text:style-name="P149">Ez azért van, mert egy járatlan támadó nem tudja olyan jól megbecsülni a szükséges erő nagyságát, ha rosszul méri fel az erejét, könnyen komoly sebet okozhat.</text:p>
      <text:p text:style-name="P149"/>
      <text:p text:style-name="P149">„Harci anatómia” fortély minden foka</text:p>
      <text:list xml:id="list3010017204" text:style-name="L56">
        <text:list-item>
          <text:p text:style-name="P419">3-al emeli a Fájdalomtűrés célszámát</text:p>
        </text:list-item>
        <text:list-item>
          <text:p text:style-name="P419">1 seb kategóriával kevesebb kell <text:s/>(Pl. 2.fokon már csak 3 ÉP sebzés elég)</text:p>
        </text:list-item>
        <text:list-item>
          <text:p text:style-name="P419">K3 hatása 1 kategóriával csökken (Pl. 2.fokon már sosincs ÉP seb)</text:p>
        </text:list-item>
      </text:list>
      <text:p text:style-name="Text_20_body"/>
      <text:p text:style-name="Text_20_body">Megjegyezés: a Markolat sebzése: k20+0 SP (Zúzó) </text:p>
      <text:h text:style-name="Heading_20_4" text:outline-level="4"><text:bookmark-start text:name="__RefHeading___Toc11904_3781431762"/><text:span text:style-name="_5b_RPG_5d_Kiemelt_20_kifejezés"><text:span text:style-name="T35">Orvtámadás</text:span></text:span><text:bookmark-end text:name="__RefHeading___Toc11904_3781431762"/></text:h>
      <text:p text:style-name="Text_20_body"><text:span text:style-name="_5b_RPG_5d_Kiemelt_20_kifejezés">[ Kapcsoló fortély: "Harci anatómia" ]</text:span></text:p>
      <text:p text:style-name="Text_20_body"><text:span text:style-name="_5b_RPG_5d_Kiemelt_20_kifejezés"><text:span text:style-name="T36">Ha Észrevétlen támadást sikerül leadnod, akkor érvényesülnek a</text:span></text:span> "Harci anatómia" fortélynál leírt bónuszok. VÉ értékét lásd az „Észrevétlen támadás” résznél.</text:p>
      <text:h text:style-name="Heading_20_4" text:outline-level="4"><text:bookmark-start text:name="__RefHeading___Toc11906_3781431762"/><text:span text:style-name="_5b_RPG_5d_Kiemelt_20_kifejezés"><text:span text:style-name="T35">Pontok támadása harc közben</text:span></text:span><text:bookmark-end text:name="__RefHeading___Toc11906_3781431762"/></text:h>
      <text:p text:style-name="Text_20_body"><text:span text:style-name="_5b_RPG_5d_Kiemelt_20_kifejezés"><text:span text:style-name="T35">[ Kapcsoló fortély: "Harci anatómia" ]</text:span></text:span></text:p>
      <text:p text:style-name="Text_20_body">Ha harc közben próbálsz ellenfeleden egy konkrét pont támadásával nagyobb sebzést elérni, vagy a "Harci anatómia" fortélynál leírt hatások valamelyikét elérni, akkor "Pontra támadás" manővert kell végezned <text:span text:style-name="T48">(követelménye: Harci anatómia – 2.fok)</text:span>. <text:s/>Amennyiben az sikeres, megkapod a fenti fortélynál megadott bónuszokat.</text:p>
      <text:h text:style-name="Heading_20_4" text:outline-level="4"><text:bookmark-start text:name="__RefHeading___Toc11908_3781431762"/>Visszafogott csapás /<text:span text:style-name="T1">Harc az ellenfél elfogásáért</text:span><text:bookmark-end text:name="__RefHeading___Toc11908_3781431762"/></text:h>
      <text:p text:style-name="P143">PROB_HARC_#51.</text:p>
      <text:p text:style-name="P150">TODO: bevezető, kifejtés, hatása, működése</text:p>
      <text:list xml:id="list1819742905" text:style-name="L57">
        <text:list-item>
          <text:list>
            <text:list-item>
              <text:p text:style-name="P420">Alkalmatlan fegyverrel</text:p>
              <text:list>
                <text:list-item>
                  <text:p text:style-name="P421">TÉ: -20</text:p>
                </text:list-item>
                <text:list-item>
                  <text:p text:style-name="P422">kardok, buzogányok, stb</text:p>
                </text:list-item>
              </text:list>
            </text:list-item>
            <text:list-item>
              <text:p text:style-name="P420">Félig alkalmas fegyverrel</text:p>
              <text:list>
                <text:list-item>
                  <text:p text:style-name="P421">TÉ: -10</text:p>
                </text:list-item>
              </text:list>
            </text:list-item>
            <text:list-item>
              <text:p text:style-name="P420">Alkalmas fegyverrel</text:p>
              <text:list>
                <text:list-item>
                  <text:p text:style-name="P420"><text:soft-page-break/>nincs levonás</text:p>
                </text:list-item>
                <text:list-item>
                  <text:p text:style-name="P423">puszta kéz, rövid bot, furkós bot, egyéb botok, acélkorbács, tonfa, vasököl (tüskék nélkül)</text:p>
                </text:list-item>
              </text:list>
            </text:list-item>
          </text:list>
        </text:list-item>
      </text:list>
      <text:h text:style-name="Heading_20_4" text:outline-level="4"><text:bookmark-start text:name="__RefHeading___Toc11910_3781431762"/>Mögékerülés<text:bookmark-end text:name="__RefHeading___Toc11910_3781431762"/></text:h>
      <text:p text:style-name="P143">PROB_HARC_#51.</text:p>
      <text:p text:style-name="P289">Belharc?</text:p>
      <text:p text:style-name="Text_20_body"><text:span text:style-name="_5b_RPG_5d__20_Kiemelt_20_kifejezés"><text:span text:style-name="T4"><text:s/>Többen harcolnak egy ellenféllel. A társ hogyan fér hozzá az ellenfélhez, hogyan tud hátába kerülni </text:span></text:span><text:span text:style-name="_5b_RPG_5d__20_Kiemelt_20_kifejezés"><text:span text:style-name="T5">(Mögékerülés (Manőver???))</text:span></text:span></text:p>
      <text:list xml:id="list3965658688" text:style-name="L58">
        <text:list-item text:start-value="1">
          <text:p text:style-name="P447">Ha Manőver, a KM ne mondja el rögtön, hogy sikerült-e a próba. <text:span text:style-name="T80">Csak a kör ??? végén.</text:span></text:p>
        </text:list-item>
        <text:list-item>
          <text:p text:style-name="P449">Mennyi időbe telik a mögékerülés????</text:p>
        </text:list-item>
        <text:list-item>
          <text:p text:style-name="P447">Csak Manőver-próbából áll</text:p>
        </text:list-item>
        <text:list-item>
          <text:p text:style-name="P446">Hogyan férhet hozzá egy karakter a társ által takart ellenfélhez?</text:p>
        </text:list-item>
        <text:list-item>
          <text:p text:style-name="P448">Nyílt terepen?</text:p>
        </text:list-item>
        <text:list-item>
          <text:p text:style-name="P448">És folyósón?</text:p>
        </text:list-item>
        <text:list-item>
          <text:p text:style-name="P446">Hogyan tud a hátába kerülni?</text:p>
        </text:list-item>
        <text:list-item>
          <text:p text:style-name="P424">Folyton forognak az ellenfelek nem könnyű mögé kerülni főleg ha vigyáz rá az ellen, hogy a hátába kerüljenek (bár szerintem alapból vigyáz rá mindenki)</text:p>
        </text:list-item>
      </text:list>
      <text:p text:style-name="P289">Mással harcoló ellenfél hátába kerülni nem is olyan könnyű, hiszen a harc csupa forgás, nem egy helyben folyik. Ki tudja, hogy pár pillanattal később is arra mutatja -e a hátát, mint most.</text:p>
      <text:p text:style-name="P289">Ráadásul minden harcos igyekszik védeni a hátát, így amennyiben látja a további támadókat, nem fordít hátat nekik.</text:p>
      <text:p text:style-name="P289">A fenti okok miatt a Mögékerülésre nem adunk konkrét szabályt, döntsön a véletlen! Dobjunk k10-el minden körben!</text:p>
      <text:p text:style-name="P289">Ha az ellenfél tudja, hogy hol vagyunk, akkor a 9-es és 10-es dobás esetén kerül olyan pozícióba, hogy épp a hátát mutatja nekünk. Ekkor leadhatunk rá 1, azaz egy támadást a körben hátulról.</text:p>
      <text:p text:style-name="P289">Ha nem tud róla, akkor 6-10-es dobás esetén ismétlődnek meg a fentiek.</text:p>
      <text:p text:style-name="P142"><text:span text:style-name="_5b_RPG_5d__20_Kiemelt_20_kifejezés"><text:span text:style-name="T3"/></text:span></text:p>
      <text:h text:style-name="Heading_20_4" text:outline-level="4"><text:bookmark-start text:name="__RefHeading___Toc11912_3781431762"/>Rávetődés hátulról<text:bookmark-end text:name="__RefHeading___Toc11912_3781431762"/></text:h>
      <text:p text:style-name="P143">PROB_HARC_#51.</text:p>
      <text:list xml:id="list1762461676" text:style-name="L59">
        <text:list-item>
          <text:p text:style-name="P450">Követelmény: Meglepetés, vagy Észrevétlen támadás kell hozzá (Sikeres Lopakodás)</text:p>
        </text:list-item>
        <text:list-item>
          <text:p text:style-name="P451">Tehát olyan, mint egy sikeres Manőver Előkészítés, ami után lehet dobni a Végrehajtást, azaz:</text:p>
        </text:list-item>
        <text:list-item>
          <text:p text:style-name="P452">sima sikeres (VÉ csökkentő) támadás. De az már túl könnyű! Mert a meglepetés is pluszt ad, meg hogy a sima támadás is elég, az is (-20).</text:p>
        </text:list-item>
        <text:list-item>
          <text:p text:style-name="P453"><text:span text:style-name="_5b_RPG_5d__20_Kiemelt_20_kifejezés"><text:span text:style-name="T4">Megérzés: az áldozat jogosult </text:span></text:span></text:p>
        </text:list-item>
      </text:list>
      <text:p text:style-name="Text_20_body"><text:span text:style-name="_5b_RPG_5d__20_OK"><text:span text:style-name="T7"/></text:span></text:p>
      <text:h text:style-name="P333" text:outline-level="3"><text:bookmark-start text:name="__RefHeading___Toc11914_3781431762"/><text:span text:style-name="_5b_RPG_5d__20_OK"><text:span text:style-name="T8">Lovas harci taktikák</text:span></text:span><text:bookmark-end text:name="__RefHeading___Toc11914_3781431762"/></text:h>
      <text:p text:style-name="Text_20_body"><text:span text:style-name="_5b_RPG_5d__20_OK"><text:span text:style-name="T6">Kikerült a megoldandók dokba: </text:span></text:span><text:span text:style-name="_5b_RPG_5d__20_OK"><text:span text:style-name="T9">TODO_HARC_#31.</text:span></text:span></text:p>
      <text:p text:style-name="P10"><text:span text:style-name="_5b_RPG_5d__20_OK"><text:span text:style-name="T4"/></text:span></text:p>
      <text:h text:style-name="Heading_20_4" text:outline-level="4"><text:bookmark-start text:name="__RefHeading___Toc11916_3781431762"/>Harc lóhátról<text:bookmark-end text:name="__RefHeading___Toc11916_3781431762"/></text:h>
      <text:p text:style-name="P211"><text:span text:style-name="T18">Kikerült a megoldandók dokba: </text:span>TODO_HARC_#31.</text:p>
      <text:h text:style-name="Heading_20_4" text:outline-level="4"><text:bookmark-start text:name="__RefHeading___Toc11918_3781431762"/>Lovas roham<text:bookmark-end text:name="__RefHeading___Toc11918_3781431762"/></text:h>
      <text:p text:style-name="P211">TODO_HARC_#31.</text:p>
      <text:p text:style-name="Text_20_body"/>
      <text:p text:style-name="P265"/>
      <text:h text:style-name="P333" text:outline-level="3"><text:bookmark-start text:name="__RefHeading___Toc11920_3781431762"/>Harci alakzatok<text:bookmark-end text:name="__RefHeading___Toc11920_3781431762"/></text:h>
      <text:p text:style-name="P211">TODO_HARC_#62.</text:p>
      <text:p text:style-name="Text_20_body">Kráni harci ék, pajzsfal, falanx, stb.</text:p>
      <text:p text:style-name="Text_20_body">Kapcsolódik: "Alakzatharc" harci fortély.</text:p>
      <text:p text:style-name="Text_20_body"/>
      <text:h text:style-name="P333" text:outline-level="3"><text:bookmark-start text:name="__RefHeading___Toc11922_3781431762"/>Manőverek<text:bookmark-end text:name="__RefHeading___Toc11922_3781431762"/></text:h>
      <text:p text:style-name="Text_20_body">Harc közben gyakran előfordul, hogy egy karakter speciális húzásokkal próbálkozik, egyedi cseleket vet be, hogy megkönnyítse győzelmét, például kirúgja ellenfele lábát, vagy homokot szór annak szemébe. Sokszor van olyan is, hogy egy karakter különösen jó egy adott csel alkalmazásában és azt előszeretettel veti be minden új ellenfelénél. De ha egyszer olyannal kerül szembe, aki számít rá...</text:p>
      <text:p text:style-name="Text_20_body">A km100 harcrendszere lehetőséget ad rá, hogy a karakter harc közben ilyen speciális cselekedeteket – manővereket – alkalmazzon. Vannak olyan manőverek is, melyek csak adott fegyverre, vagy harcmodorra jellemzőek, de a legtöbb szabadon, bárki által alkalmazható, amennyiben eleget tesz a leírt követelményeknek. Az alábbiakban látható az egyes manőverek összefoglaló táblázata, mely tömör formában bemutatja, hogy esetükben mire is van szükség végrehajtásukhoz.</text:p>
      <text:p text:style-name="P83"><text:s/></text:p>
      <text:p text:style-name="P12"><text:span text:style-name="T24">Manőver végrehajtása</text:span>: 3 fázisból állhat, de lehet kevesebb (az adott manővertől függ, mely lépések szükségesek a végrehajtásához)</text:p>
      <text:list xml:id="list281823965" text:style-name="L60">
        <text:list-item>
          <text:p text:style-name="P454">Megakasztás (ha van): ellenfél teszi</text:p>
        </text:list-item>
        <text:list-item>
          <text:p text:style-name="P454">Végrehajtás (Sebző támadás szükséges, TÉ+20-al, (aktuális, fegyveres TÉ számít))</text:p>
        </text:list-item>
        <text:list-item>
          <text:p text:style-name="P454">Ellenpróba: <text:s text:c="5"/><text:span text:style-name="T28">Manőver pont <text:s text:c="2"/>vs <text:s text:c="2"/>Célszám</text:span></text:p>
        </text:list-item>
      </text:list>
      <text:p text:style-name="P66"><text:s/></text:p>
      <text:section text:style-name="Sect9" text:name="Szakasz5">
        <text:p text:style-name="P3"><text:span text:style-name="_5b_RPG_5d_Kiemelt_20_kifejezés">Manőver pont</text:span></text:p>
        <table:table table:name="Táblázat24" table:style-name="Táblázat24">
          <table:table-column table:style-name="Táblázat24.A"/>
          <table:table-column table:style-name="Táblázat24.B"/>
          <table:table-header-rows>
            <table:table-row table:style-name="TableLine2968311642576">
              <table:table-cell table:style-name="Táblázat24.A1" office:value-type="string">
                <text:p text:style-name="P281">Módosító</text:p>
              </table:table-cell>
              <table:table-cell table:style-name="Táblázat24.B1" office:value-type="string">
                <text:p text:style-name="P281">Érték</text:p>
              </table:table-cell>
            </table:table-row>
          </table:table-header-rows>
          <table:table-row table:style-name="TableLine2968311637680">
            <table:table-cell table:style-name="Táblázat24.A2" office:value-type="string">
              <text:p text:style-name="P283">Harcmodor</text:p>
            </table:table-cell>
            <table:table-cell table:style-name="Táblázat24.B2" office:value-type="string">
              <text:p text:style-name="P283">Az aktuálisan használt harcmodor képzettség szintje</text:p>
            </table:table-cell>
          </table:table-row>
          <table:table-row table:style-name="TableLine2968311637104">
            <table:table-cell table:style-name="Táblázat24.A3" office:value-type="string">
              <text:p text:style-name="P283">„Manőver ismeret – <text:line-break/>(az adott manőverre)” <text:s/></text:p>
              <text:p text:style-name="P283">(ha van)</text:p>
            </table:table-cell>
            <table:table-cell table:style-name="Táblázat24.B3" office:value-type="string">
              <text:p text:style-name="P283"><text:bookmark-start text:name="DDE_LINK"/>Fokonként:<text:bookmark-end text:name="DDE_LINK"/><text:span text:style-name="T22"> +2</text:span></text:p>
            </table:table-cell>
          </table:table-row>
          <table:table-row table:style-name="TableLine2968311643440">
            <table:table-cell table:style-name="Táblázat24.A4" office:value-type="string">
              <text:p text:style-name="P283">Vállalás</text:p>
            </table:table-cell>
            <table:table-cell table:style-name="Táblázat24.B4" office:value-type="string">
              <text:p text:style-name="P283"><text:bookmark-start text:name="DDE_LINK2"/><text:span text:style-name="T22">+1 pont </text:span><text:span text:style-name="T88">→</text:span><text:span text:style-name="T22"> -15 VÉ</text:span><text:bookmark-end text:name="DDE_LINK2"/><text:line-break/><text:span text:style-name="T40">(</text:span><text:span text:style-name="T41">Maximum vállalás: </text:span><text:span text:style-name="T42">+ 3</text:span><text:span text:style-name="T41">)</text:span></text:p>
            </table:table-cell>
          </table:table-row>
          <table:table-row table:style-name="TableLine2968311627888">
            <table:table-cell table:style-name="Táblázat24.A4" office:value-type="string">
              <text:p text:style-name="P283">k10</text:p>
            </table:table-cell>
            <table:table-cell table:style-name="Táblázat24.B4" office:value-type="string">
              <text:p text:style-name="P283">Dobás k10-el</text:p>
            </table:table-cell>
          </table:table-row>
        </table:table>
        <text:p text:style-name="P13"/>
        <text:p text:style-name="P4"><text:span text:style-name="_5b_RPG_5d_Kiemelt_20_kifejezés">Célszám</text:span></text:p>
        <table:table table:name="Táblázat41" table:style-name="Táblázat41">
          <table:table-column table:style-name="Táblázat41.A"/>
          <table:table-column table:style-name="Táblázat41.B"/>
          <table:table-header-rows>
            <table:table-row table:style-name="TableLine2968311627312">
              <table:table-cell table:style-name="Táblázat41.A1" office:value-type="string">
                <text:p text:style-name="P281">Módosító</text:p>
              </table:table-cell>
              <table:table-cell table:style-name="Táblázat41.B1" office:value-type="string">
                <text:p text:style-name="P281">Érték</text:p>
              </table:table-cell>
            </table:table-row>
          </table:table-header-rows>
          <table:table-row table:style-name="TableLine2968311652368">
            <table:table-cell table:style-name="Táblázat41.A2" office:value-type="string">
              <text:p text:style-name="P283">Manőver Nehézség</text:p>
            </table:table-cell>
            <table:table-cell table:style-name="Táblázat41.B2" office:value-type="string">
              <text:p text:style-name="P283">Az adott Manőver alapnehézsége</text:p>
            </table:table-cell>
          </table:table-row>
          <table:table-row table:style-name="TableLine2968311644016">
            <table:table-cell table:style-name="Táblázat41.A3" office:value-type="string">
              <text:p text:style-name="P283">Harcmodor</text:p>
            </table:table-cell>
            <table:table-cell table:style-name="Táblázat41.B3" office:value-type="string">
              <text:p text:style-name="P283">Az ellenfél aktuálisan használt harcmodor képzettségének szintje</text:p>
            </table:table-cell>
          </table:table-row>
          <table:table-row table:style-name="TableLine2968311650928">
            <table:table-cell table:style-name="Táblázat41.A3" office:value-type="string">
              <text:p text:style-name="P283">„Manőver ismeret – (az adott manőverre)” <text:line-break/>(ha van)</text:p>
            </table:table-cell>
            <table:table-cell table:style-name="Táblázat41.B3" office:value-type="string">
              <text:p text:style-name="P283">Fokonként: +2</text:p>
            </table:table-cell>
          </table:table-row>
          <table:table-row table:style-name="TableLine2968311652944">
            <table:table-cell table:style-name="Táblázat41.A3" office:value-type="string">
              <text:p text:style-name="P283">Módosító körülmények</text:p>
            </table:table-cell>
            <table:table-cell table:style-name="Táblázat41.B3" office:value-type="string">
              <text:p text:style-name="P283">Tetszőleges KM által megadott +/- érték. Körülmény függő nehezítés/könnyítés.</text:p>
            </table:table-cell>
          </table:table-row>
        </table:table>
        <text:p text:style-name="Standard"/>
      </text:section>
      <text:p text:style-name="Text_20_body"/>
      <text:h text:style-name="Heading_20_4" text:outline-level="4"><text:bookmark-start text:name="__RefHeading___Toc11924_3781431762"/>Manőverek végrehajtása, képzetlenség<text:bookmark-end text:name="__RefHeading___Toc11924_3781431762"/></text:h>
      <text:p text:style-name="Text_20_body">A manőverek végrehajtásával bárki próbálkozhat, aki az adott manővernél leírt <text:span text:style-name="T28">végbevitel-követelményeket</text:span> teljesíti. Amennyiben nem teljesíti, akkor is nekifuthat, de az Ellenpróba dobásánál a célszám az ő számára <text:span text:style-name="T68">3-al</text:span> megemelkedik.</text:p>
      <text:p text:style-name="Text_20_body"/>
      <text:h text:style-name="Heading_20_4" text:outline-level="4"><text:bookmark-start text:name="__RefHeading___Toc11926_3781431762"/>Manőverek fejlesztése, manőver-ismeretek<text:bookmark-end text:name="__RefHeading___Toc11926_3781431762"/></text:h>
      <text:p text:style-name="Text_20_body">A manővereket „Fejleszthető” és „Nem fejleszthető” csoportokba soroljuk.(lásd lejjebb a két elkülönített táblázatot). Alkalmazásaik szabályai nem különböznek.</text:p>
      <text:p text:style-name="P261">Egy karakter összes nem-távolsági Harcmodor képzettségeinek minden 3. szintje után automatikusan kap egy-egy ún. „Manőverfejlesztő pontot” (MFP), amelyekből az említett „Fejleszthető” manőverekhez <text:span text:style-name="T28">Manőver-ismeret </text:span>fokokat lehet felvenni. <text:span text:style-name="T28">1 fok tanulása 1 MFP-be kerül</text:span>, továbbá a fokok tanulásának követelményeit is teljesíteni kell (lásd az adott manőverek leírásánál). </text:p>
      <text:p text:style-name="P261">Ha a karakter nem elégszik meg az MFP-k által felvehető manőver-ismeretek számával, akkor <text:span text:style-name="T80">15 KP-ért</text:span> vehet további fokokat, melyek később nem „válthatóak vissza” akkor sem, amikor magasabb szinten ismét lesz elkölthető MFP-je.</text:p>
      <text:p text:style-name="Text_20_body"><text:span text:style-name="_5b_RPG_5d_Kiemelt_20_kifejezés"><text:span text:style-name="T18">A </text:span></text:span><text:span text:style-name="_5b_RPG_5d_Kiemelt_20_kifejezés">Manőver-ismeretek</text:span>, az adott <text:span text:style-name="_5b_RPG_5d_Kiemelt_20_kifejezés">konkrét</text:span> Manőver alkalmazása esetén fokonként <text:span text:style-name="_5b_RPG_5d_Kiemelt_20_kifejezés"><text:span text:style-name="T22">+2</text:span></text:span><text:span text:style-name="T22"> m</text:span>ódosítót adnak <text:span text:style-name="_5b_RPG_5d_Kiemelt_20_kifejezés"><text:span text:style-name="T18">az alkalmazó Manőver pontjaihoz </text:span></text:span>az <text:span text:style-name="_5b_RPG_5d_Kiemelt_20_kifejezés">Ellenpróba <text:s/></text:span><text:span text:style-name="_5b_RPG_5d_Kiemelt_20_kifejezés"><text:span text:style-name="T18">dobásánál</text:span></text:span>. </text:p>
      <table:table table:name="Táblázat6" table:style-name="Táblázat6">
        <table:table-column table:style-name="Táblázat6.A"/>
        <table:table-row table:style-name="TableLine2968311649488">
          <table:table-cell table:style-name="Táblázat6.A1" office:value-type="string">
            <text:p text:style-name="P7">Manőver-ismeret fokonként +2 módosítót ad az „Ellenpróba” dobásnál</text:p>
          </table:table-cell>
        </table:table-row>
      </table:table>
      <text:p text:style-name="Text_20_body"><text:soft-page-break/></text:p>
      <text:p text:style-name="P10">Ilyen ismeret lehet például a „Manőver – Gáncsolás” megtanulása, melynek bónuszát kizárólag Gáncsolás manőver esetén kapja meg a karakter. Az, hogy egy Manőver ismeretnek hány foka van, az az adott manőver leírásánál található meg.</text:p>
      <text:h text:style-name="Heading_20_4" text:outline-level="4"><text:bookmark-start text:name="__RefHeading___Toc11928_3781431762"/>„Passzív Manőver” harci fortély<text:bookmark-end text:name="__RefHeading___Toc11928_3781431762"/></text:h>
      <text:p text:style-name="Text_20_body">Ennek a fortélynak valójában a „Harci fortélyok” fejezetben van a helye, de tartalmilag ide kapcsolódik, ezért itt is ismertetésre kerül.</text:p>
      <text:p text:style-name="Text_20_body"><text:span text:style-name="_5b_RPG_5d_Kiemelt_20_kifejezés">Leírás</text:span>: A „Passzív Manőver” fortély – ahogy a neve is mondja – passzív tudás, jellemzően testőrök, vagy egyéb, defenzív beállítottságú karakterek sajátja. Az ilyen alakok számára elengedhetetlen, hogy ismerjék a cseleket, speciális fogásokat a harcban.</text:p>
      <text:p text:style-name="Text_20_body"><text:span text:style-name="_5b_RPG_5d_Kiemelt_20_kifejezés">Hatás</text:span></text:p>
      <text:p text:style-name="Text_20_body"><text:span text:style-name="_5b_RPG_5d_Kiemelt_20_kifejezés">1.fok: </text:span>3 különböző választott Manőverrel szemben <text:span text:style-name="_5b_RPG_5d_Kiemelt_20_kifejezés">Ellenpróba</text:span> során, amit az ellenfél alkalmaz – ezen fortéllyal bíró karakter ellen – , a próba célszáma <text:span text:style-name="T31">2</text:span><text:span text:style-name="T22">-vel </text:span>megemelkedik.</text:p>
      <text:p text:style-name="Text_20_body"><text:span text:style-name="_5b_RPG_5d_Kiemelt_20_kifejezés">2.fok:</text:span> Az 1.foknál kiválasztott 3 Manővert immár alaposabban ismered és azok ellen<text:span text:style-name="T22"> </text:span><text:span text:style-name="_5b_RPG_5d_Kiemelt_20_kifejezés"><text:span text:style-name="T22">+4</text:span></text:span><text:span text:style-name="T22"> járu</text:span>l az <text:span text:style-name="_5b_RPG_5d_Kiemelt_20_kifejezés">Ellenpróba</text:span> célszámához.</text:p>
      <text:p text:style-name="Text_20_body">A fortély többször is felvehető 3-as „manőver-csoportokra”. </text:p>
      <text:p text:style-name="Text_20_body"><text:span text:style-name="T24">Figyelem</text:span>: a fortély <text:span text:style-name="T24">nem</text:span> ad módosítót a Manőverek végrehajtásához, mivel passzív tudás! A „Passzív manőver” harci fortély nem alkalmazható együtt a „Manőver ismeret” fortéllyal ugyanarra a manőverre. Ha az aktív manőver alkalmazást is megtanulja, akkor is csak a magasabb érték számít, a bónuszok <text:span text:style-name="T25">nem</text:span> adódnak össze!</text:p>
      <text:h text:style-name="P339" text:outline-level="4"><text:bookmark-start text:name="__RefHeading___Toc11930_3781431762"/>Manőver lista<text:bookmark-end text:name="__RefHeading___Toc11930_3781431762"/></text:h>
      <text:p text:style-name="Text_20_body">Az alábbiakban bemutatjuk a km100 által ismert manővereket. <text:span text:style-name="T22">A KM bármikor rögtönözhet új manővert, mindössze az alábbiakat kell megtennie: meghatározni a Manőver alap nehézségét, <text:s/>végbevitelének követelményeit, szükséges fázisait (MEV), hatását, valamint az esetleges speciális követelményeket (képzettségpróba, stb). Amennyiben az új manőver fejleszthető, akkor az egyes tanulható fokok követelményeit is rögzíteni kell.</text:span></text:p>
      <text:section text:style-name="Sect10" text:name="Manőverek">
        <table:table table:name="Táblázat13" table:style-name="Táblázat13">
          <table:table-column table:style-name="Táblázat13.A"/>
          <table:table-column table:style-name="Táblázat13.B"/>
          <table:table-column table:style-name="Táblázat13.C"/>
          <table:table-column table:style-name="Táblázat13.D"/>
          <table:table-row table:style-name="Táblázat13.1">
            <table:table-cell table:style-name="Táblázat13.A1" table:number-columns-spanned="4" office:value-type="string">
              <text:p text:style-name="P116">Nem fejleszthető manőverek</text:p>
            </table:table-cell>
            <table:covered-table-cell/>
            <table:covered-table-cell/>
            <table:covered-table-cell/>
          </table:table-row>
          <table:table-row table:style-name="Táblázat13.1">
            <table:table-cell table:style-name="Táblázat13.A2" office:value-type="string">
              <text:p text:style-name="P37">Manőver</text:p>
            </table:table-cell>
            <table:table-cell table:style-name="Táblázat13.A2" office:value-type="string">
              <text:p text:style-name="P88">Nehézség</text:p>
            </table:table-cell>
            <table:table-cell table:style-name="Táblázat13.A2" office:value-type="string">
              <text:p text:style-name="P110">Fázisok</text:p>
            </table:table-cell>
            <table:table-cell table:style-name="Táblázat13.D2" office:value-type="string">
              <text:p text:style-name="P91">Leírás, Követelmények</text:p>
            </table:table-cell>
          </table:table-row>
          <table:table-row table:style-name="Táblázat13.3">
            <table:table-cell table:style-name="Táblázat13.A3" office:value-type="string">
              <text:p text:style-name="P23">Átdobá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2">Végbevitel követelménye: <text:span text:style-name="T68">Közelharc – XX.szint</text:span><text:span text:style-name="T22"> ; </text:span><text:span text:style-name="T45">Belharci szituáció; </text:span><text:span text:style-name="T68">Belharc – x.fok</text:span></text:p>
              <text:p text:style-name="P97">Speciális:</text:p>
              <text:list xml:id="list2759439764" text:style-name="L61">
                <text:list-item>
                  <text:p text:style-name="P491">Súlyos ellenfélnél: opcionális Erőpróba (KM dönt)</text:p>
                </text:list-item>
              </text:list>
              <text:p text:style-name="P92"><text:span text:style-name="T28">Hatás</text:span>: Belharc közben fogást találsz ellenfeleden és átdobod a vállad felett. Innentől kezdve a Harc földön fekve módosítói szerint kell számolni harcértékeit.</text:p>
            </table:table-cell>
          </table:table-row>
          <table:table-row table:style-name="Táblázat13.4">
            <table:table-cell table:style-name="Táblázat13.A4" office:value-type="string">
              <text:p text:style-name="P40">Felállás földről</text:p>
            </table:table-cell>
            <table:table-cell table:style-name="Táblázat13.A4" office:value-type="string">
              <text:p text:style-name="P37">7</text:p>
            </table:table-cell>
            <table:table-cell table:style-name="Táblázat13.A4" office:value-type="string">
              <text:p text:style-name="P238">M E</text:p>
            </table:table-cell>
            <table:table-cell table:style-name="Táblázat13.D4" office:value-type="string">
              <text:list xml:id="list3387877190" text:style-name="L62">
                <text:list-header>
                  <text:p text:style-name="P493">??</text:p>
                </text:list-header>
                <text:list-item>
                  <text:p text:style-name="P503">Manőver-pontokhoz: Akrobatika 1/3-a hozzáadható (lefele kerekítve)</text:p>
                </text:list-item>
                <text:list-item>
                  <text:p text:style-name="P503"><text:span text:style-name="T24">Hatás</text:span>: Sikerült harc közben a földről feltápászkodnod, folytathatod a harcot, immár levonások nélkül.</text:p>
                </text:list-item>
              </text:list>
            </table:table-cell>
          </table:table-row>
          <table:table-row table:style-name="Táblázat13.5">
            <table:table-cell table:style-name="Táblázat13.A3" office:value-type="string">
              <text:p text:style-name="P40">Feszítés, Leszorítás / Feszítésből kijövetel</text:p>
            </table:table-cell>
            <table:table-cell table:style-name="Táblázat13.A3" office:value-type="string">
              <text:p text:style-name="P37">8</text:p>
              <text:p text:style-name="P37">+ </text:p>
              <text:p text:style-name="P292">Erő különbség</text:p>
            </table:table-cell>
            <table:table-cell table:style-name="Táblázat13.A3" office:value-type="string">
              <text:p text:style-name="P238">E V</text:p>
            </table:table-cell>
            <table:table-cell table:style-name="Táblázat13.D3" office:value-type="string">
              <text:p text:style-name="P84">Végbevitel követelménye: Belharci szituáció ; <text:span text:style-name="T68">Közelharc – XX.szint,</text:span> , <text:span text:style-name="T68">Belharc – x.fok</text:span></text:p>
              <text:list xml:id="list4156940117" text:style-name="L63">
                <text:list-item>
                  <text:p text:style-name="P506">Belharcos fegyverrel együtt is lehet alkalmazni.</text:p>
                </text:list-item>
                <text:list-item>
                  <text:p text:style-name="P506">Kijövetelhez ezen kívül: sikeres Fájdalomtűrés próba 15-ös célszám ellen (körönként dobandó). Ha nincs meg, képtelen visszatámadni és mágiát, pszít használni</text:p>
                </text:list-item>
                <text:list-item>
                  <text:p text:style-name="P506">Amíg feszítve van, addig nem tud fegyverrel támadni és -25TÉ/VÉ (KÉ-t elveszíti automatikusan)</text:p>
                </text:list-item>
              </text:list>
              <text:p text:style-name="P84"><text:span text:style-name="T24">Hatás</text:span>: 1. Sikeresen lefeszítetted ellenfeledet, aki alig bír mozdulni <text:s/>2. Kiszabadultál a feszítésből</text:p>
            </table:table-cell>
          </table:table-row>
          <table:table-row table:style-name="Táblázat13.6">
            <table:table-cell table:style-name="Táblázat13.A3" office:value-type="string">
              <text:p text:style-name="P29">Kéz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list xml:id="list221233998684841" text:continue-list="list4156940117" text:style-name="L63">
                <text:list-item text:start-value="1">
                  <text:p text:style-name="P362"><text:span text:style-name="T39">Végbevitel követelménye</text:span>: <text:span text:style-name="T45">Belharci szituáció ;</text:span> <text:span text:style-name="T68">Közelharc – XX.szint; </text:span><text:span text:style-name="T22"><text:s text:c="2"/></text:span><text:span text:style-name="T68">Belharc – x.fok</text:span></text:p>
                </text:list-item>
              </text:list>
              <text:p text:style-name="P92"><text:span text:style-name="T24">Hatás</text:span>: <text:span text:style-name="T39">kitörted ellenfeled kezét, </text:span><text:span text:style-name="T43">5 ÉP</text:span><text:span text:style-name="T39"> sebzés</text:span></text:p>
            </table:table-cell>
          </table:table-row>
          <table:table-row table:style-name="Táblázat13.7">
            <table:table-cell table:style-name="Táblázat13.A7" office:value-type="string">
              <text:p text:style-name="P28">Kiegészítő támadás</text:p>
            </table:table-cell>
            <table:table-cell table:style-name="Táblázat13.A7" office:value-type="string">
              <text:p text:style-name="P38">7</text:p>
            </table:table-cell>
            <table:table-cell table:style-name="Táblázat13.A7" office:value-type="string">
              <text:p text:style-name="P238">E V</text:p>
            </table:table-cell>
            <table:table-cell table:style-name="Táblázat13.D7" office:value-type="string">
              <text:p text:style-name="P92"><text:span text:style-name="T39">Végbevitel követelménye</text:span>: <text:span text:style-name="T39">Közelharc – </text:span><text:span text:style-name="T46">4.szint,</text:span><text:span text:style-name="T39"> Forgatott fegyverre: Mesterfegyver – 1.fok</text:span></text:p>
              <text:p text:style-name="P92"><text:span text:style-name="T24">Hatás</text:span>: <text:span text:style-name="T68">Harc közben egy támadásod helyett valamilyen csalafinta, alattomos húzást vetsz be ellenfeled ellen. Ilyen lehet például, hogy öklöddel váratlanul az arcába csapsz, vagy térden rúgod, esetleg a vállába bokszolsz, stb. Ennek a támadásodnak a sebzése </text:span><text:span text:style-name="T34">+1</text:span><text:span text:style-name="T68">. (Természetesen az esetleges „kiegészítők”, mint vaskesztyű, szegecsek és az erőbónusz szintén beleszámítanak a sebzésbe.) Ha a sebzés legalább 5, akkor a fentieken kívül ellenfeled elveszíti következő támadását. </text:span></text:p>
            </table:table-cell>
          </table:table-row>
          <table:table-row table:style-name="Táblázat13.8">
            <table:table-cell table:style-name="Táblázat13.A3" office:value-type="string">
              <text:p text:style-name="P29">Lábtörés</text:p>
            </table:table-cell>
            <table:table-cell table:style-name="Táblázat13.A3" office:value-type="string">
              <text:p text:style-name="P37">8</text:p>
            </table:table-cell>
            <table:table-cell table:style-name="Táblázat13.A3" office:value-type="string">
              <text:p text:style-name="P238">E V</text:p>
            </table:table-cell>
            <table:table-cell table:style-name="Táblázat13.D3" office:value-type="string">
              <text:p text:style-name="P92">Végbevitel követelménye: b<text:span text:style-name="T39">elharci szituáció, </text:span><text:span text:style-name="T68">Belharc – x.fok</text:span></text:p>
              <text:p text:style-name="P92"><text:span text:style-name="T24">Hatás</text:span>: <text:span text:style-name="T39">kitörted ellenfeled lábát, </text:span><text:span text:style-name="T43">6 ÉP </text:span><text:span text:style-name="T39">sebzés</text:span></text:p>
            </table:table-cell>
          </table:table-row>
          <table:table-row table:style-name="Táblázat13.9">
            <table:table-cell table:style-name="Táblázat13.A3" office:value-type="string">
              <text:p text:style-name="P40">Leforgatás/Irányítás</text:p>
            </table:table-cell>
            <table:table-cell table:style-name="Táblázat13.A3" office:value-type="string">
              <text:p text:style-name="P37">8/4</text:p>
            </table:table-cell>
            <table:table-cell table:style-name="Táblázat13.A3" office:value-type="string">
              <text:p text:style-name="P238">E V</text:p>
            </table:table-cell>
            <table:table-cell table:style-name="Táblázat13.D3" office:value-type="string">
              <text:list xml:id="list221232158155627" text:continue-list="list221233998684841" text:style-name="L63">
                <text:list-item text:start-value="1">
                  <text:p text:style-name="P363">Lefeszített ellenfél ellen a nehézség csak 4</text:p>
                </text:list-item>
                <text:list-item>
                  <text:p text:style-name="P365">TODO</text:p>
                </text:list-item>
              </text:list>
            </table:table-cell>
          </table:table-row>
          <table:table-row table:style-name="Táblázat13.10">
            <table:table-cell table:style-name="Táblázat13.A3" office:value-type="string">
              <text:p text:style-name="P23">Pontra támadás</text:p>
            </table:table-cell>
            <table:table-cell table:style-name="Táblázat13.A3" office:value-type="string">
              <text:p text:style-name="P37">~10</text:p>
            </table:table-cell>
            <table:table-cell table:style-name="Táblázat13.A3" office:value-type="string">
              <text:p text:style-name="P238">E V</text:p>
            </table:table-cell>
            <table:table-cell table:style-name="Táblázat13.D3" office:value-type="string">
              <text:p text:style-name="P98">Végbevitel követelménye: Harci anatómia - 2.fok</text:p>
              <text:p text:style-name="P95"><text:span text:style-name="T24">Hatás</text:span>: Nyakra, szemre, lágyékra és különösen sérülékeny, apró pontokra támadhatsz vele. Ha sikeres a támadás, akkor dobj rendes sebzést és hozzáadhatod a "Harci anatómiánál" leírt bónusz sebzéseket. Ha célod egy apró szerv, mint a szem, fül, vagy ujj kiszúrá<text:span text:style-name="T22">sa/levágása, akkor siker esetén sebzésed Közepes és megszabadítottad ellenfeledet egy fent leírt testrésztől.</text:span></text:p>
              <text:p text:style-name="P98">Megjegyzés: A „Pontra támadás” nem használható együtt a Páncélszúrás manőverrel!</text:p>
            </table:table-cell>
          </table:table-row>
          <table:table-row table:style-name="Táblázat13.11">
            <table:table-cell table:style-name="Táblázat13.A3" office:value-type="string">
              <text:p text:style-name="P23">Nyaktörés</text:p>
            </table:table-cell>
            <table:table-cell table:style-name="Táblázat13.A3" office:value-type="string">
              <text:p text:style-name="P37">9</text:p>
            </table:table-cell>
            <table:table-cell table:style-name="Táblázat13.A3" office:value-type="string">
              <text:p text:style-name="P238">E V</text:p>
            </table:table-cell>
            <table:table-cell table:style-name="Táblázat13.D3" office:value-type="string">
              <text:p text:style-name="P97">Végbevitel követelménye:</text:p>
              <text:list xml:id="list632268125" text:style-name="L64">
                <text:list-item>
                  <text:p text:style-name="P364">Belharci szituáció</text:p>
                </text:list-item>
                <text:list-item>
                  <text:p text:style-name="P508">Belharc – x.fok</text:p>
                </text:list-item>
              </text:list>
              <text:list xml:id="list1545056930" text:style-name="L65">
                <text:list-item>
                  <text:p text:style-name="P511">Harci anatóma – 1.fok</text:p>
                </text:list-item>
                <text:list-item>
                  <text:p text:style-name="P510">TODO: páncél akadályozzon – legyen nehezebb</text:p>
                </text:list-item>
              </text:list>
            </table:table-cell>
          </table:table-row>
          <table:table-row table:style-name="Táblázat13.12">
            <table:table-cell table:style-name="Táblázat13.A7" office:value-type="string">
              <text:p text:style-name="P49">Öklelés</text:p>
            </table:table-cell>
            <table:table-cell table:style-name="Táblázat13.A7" office:value-type="string">
              <text:p text:style-name="P39">?</text:p>
            </table:table-cell>
            <table:table-cell table:style-name="Táblázat13.A7" office:value-type="string">
              <text:p text:style-name="P238"><text:span text:style-name="T68">M</text:span> EV</text:p>
            </table:table-cell>
            <table:table-cell table:style-name="Táblázat13.D7" office:value-type="string">
              <text:p text:style-name="P96">???</text:p>
            </table:table-cell>
          </table:table-row>
          <table:table-row table:style-name="Táblázat13.13">
            <table:table-cell table:style-name="Táblázat13.A3" office:value-type="string">
              <text:p text:style-name="P40">Pajzzsal öklelés</text:p>
            </table:table-cell>
            <table:table-cell table:style-name="Táblázat13.A3" office:value-type="string">
              <text:p text:style-name="P37">7</text:p>
            </table:table-cell>
            <table:table-cell table:style-name="Táblázat13.A3" office:value-type="string">
              <text:p text:style-name="P238">E V</text:p>
            </table:table-cell>
            <table:table-cell table:style-name="Táblázat13.D3" office:value-type="string">
              <text:p text:style-name="P97">Végbevitel követelménye:</text:p>
              <text:list xml:id="list118477258" text:style-name="L66">
                <text:list-item>
                  <text:p text:style-name="P512">Pajzshasználat – 2.fok (<text:span text:style-name="T65">+2</text:span><text:span text:style-name="T64"> <text:s/>pontot ad az Ellenpróbánál (ellenfélnek is!</text:span>)</text:p>
                </text:list-item>
                <text:list-item>
                  <text:p text:style-name="P512">Nagy és Közepes pajzzsal lehet csak</text:p>
                </text:list-item>
                <text:list-item>
                  <text:p text:style-name="P494">Ellenfél méretétől függő Erő követelmény</text:p>
                </text:list-item>
              </text:list>
              <text:p text:style-name="P97"><text:span text:style-name="T24">Hatás</text:span>: <text:span text:style-name="T45">Pajzsoddal sikeresen feldöntötted ellenfeled, aki ettől kezdve (míg fel nem képes állni) a „Harc földön fekve” helyzet módosítóival harcol.</text:span></text:p>
            </table:table-cell>
          </table:table-row>
        </table:table>
        <text:p text:style-name="P68"><text:s/></text:p>
        <text:p text:style-name="P177"/>
        <text:p text:style-name="P177"/>
        <text:p text:style-name="P176"/>
        <table:table table:name="Táblázat18" table:style-name="Táblázat18">
          <table:table-column table:style-name="Táblázat18.A"/>
          <table:table-column table:style-name="Táblázat18.B"/>
          <table:table-column table:style-name="Táblázat18.C"/>
          <table:table-column table:style-name="Táblázat18.D"/>
          <table:table-column table:style-name="Táblázat18.E"/>
          <table:table-row table:style-name="Táblázat18.1">
            <table:table-cell table:style-name="Táblázat18.A1" table:number-columns-spanned="5" office:value-type="string">
              <text:p text:style-name="P116">Fejleszthető manőverek (MFP-ből)</text:p>
            </table:table-cell>
            <table:covered-table-cell/>
            <table:covered-table-cell/>
            <table:covered-table-cell/>
            <table:covered-table-cell/>
          </table:table-row>
          <table:table-row table:style-name="Táblázat18.2">
            <table:table-cell table:style-name="Táblázat18.A2" office:value-type="string">
              <text:p text:style-name="P37">Manőver</text:p>
            </table:table-cell>
            <table:table-cell table:style-name="Táblázat18.A2" office:value-type="string">
              <text:p text:style-name="P88">Nehézség</text:p>
            </table:table-cell>
            <table:table-cell table:style-name="Táblázat18.A2" office:value-type="string">
              <text:p text:style-name="P110">Fázisok</text:p>
            </table:table-cell>
            <table:table-cell table:style-name="Táblázat18.A2" office:value-type="string">
              <text:p text:style-name="P88">Fejleszthető fok?</text:p>
              <text:p text:style-name="P293"><text:span text:style-name="T22">(+2 </text:span>pont fokonként)</text:p>
            </table:table-cell>
            <table:table-cell table:style-name="Táblázat18.E2" office:value-type="string">
              <text:p text:style-name="P91">Leírás, Követelmények</text:p>
            </table:table-cell>
          </table:table-row>
          <table:table-row table:style-name="Táblázat18.1">
            <table:table-cell table:style-name="Táblázat18.A3" office:value-type="string">
              <text:p text:style-name="P23">Belharcba kerülés</text:p>
            </table:table-cell>
            <table:table-cell table:style-name="Táblázat18.A3" office:value-type="string">
              <text:p text:style-name="P37">9</text:p>
            </table:table-cell>
            <table:table-cell table:style-name="Táblázat18.A3" office:value-type="string">
              <text:p text:style-name="P238">M E</text:p>
            </table:table-cell>
            <table:table-cell table:style-name="Táblázat18.A3" office:value-type="string">
              <text:p text:style-name="P37">2 fok</text:p>
            </table:table-cell>
            <table:table-cell table:style-name="Táblázat18.E3" office:value-type="string">
              <text:p text:style-name="P92"><text:span text:style-name="T28">Végbevitel követelmény</text:span>: Belharcos fegyver használata, Közelharc harcmodor</text:p>
              <text:p text:style-name="P92"><text:span text:style-name="T28">1. fok követelmény</text:span>: Belharc fortély - 1.fok (az épp forgatott fegyverre)</text:p>
              <text:p text:style-name="P92"><text:span text:style-name="T28">2. fok követelmény</text:span>: Belharc fortély - 1.fok (az épp forgatott fegyverre)</text:p>
              <text:p text:style-name="P97">Speciális:</text:p>
              <text:list xml:id="list1652927637" text:style-name="L67">
                <text:list-item>
                  <text:p text:style-name="P495">4-el túldobott célszám esetén (Ellenpróbánál) sebző Megakasztás támadást elszenvedve is bekerülhet a karakter.</text:p>
                </text:list-item>
                <text:list-item>
                  <text:p text:style-name="P496">Ellenfél háttal áll: célszámra (- 4)</text:p>
                </text:list-item>
                <text:list-item>
                  <text:p text:style-name="P496"><text:span text:style-name="T120">A fegyver-méretek eltérése is kiemelten érvényesül!! </text:span><text:span text:style-name="T68">(TODO: mennyi legyen kategóriánként?)</text:span></text:p>
                </text:list-item>
              </text:list>
              <text:p text:style-name="P262"><text:span text:style-name="T44">Hatás</text:span><text:span text:style-name="T39">: Sikeresen bekerültél belharcba, megkapod a Belharci szituációnál leírt módosítókat.</text:span></text:p>
              <text:p text:style-name="P262"><text:span text:style-name="T44">Kijövetel</text:span><text:span text:style-name="T39">: Sikeres Kibontakozás/Átsiklás manőver. Lásd ott.</text:span></text:p>
              <text:p text:style-name="P262"><text:span text:style-name="T44">Megjegyezés</text:span><text:span text:style-name="T39">: Ha az ellenfél úgy dönt, hogy szándékosan beengedi belharcba a karaktert, akkor nincs szükség a Manőverre, dobás nélkül megtörténik a bekerülés, amelyet kezdeményezés követ, majd a harc – immár a Belharc szabályainak megfelelően.</text:span></text:p>
            </table:table-cell>
          </table:table-row>
          <table:table-row table:style-name="Táblázat18.1">
            <table:table-cell table:style-name="Táblázat18.A3" office:value-type="string">
              <text:p text:style-name="P23">Belharcból kibontakozás</text:p>
            </table:table-cell>
            <table:table-cell table:style-name="Táblázat18.A3" office:value-type="string">
              <text:p text:style-name="P37">-</text:p>
            </table:table-cell>
            <table:table-cell table:style-name="Táblázat18.A3" office:value-type="string">
              <text:p text:style-name="P244">-</text:p>
            </table:table-cell>
            <table:table-cell table:style-name="Táblázat18.A3" office:value-type="string">
              <text:p text:style-name="P37">-</text:p>
            </table:table-cell>
            <table:table-cell table:style-name="Táblázat18.E3" office:value-type="string">
              <text:p text:style-name="P92">Lásd: Kibontakozás/Átsiklás</text:p>
            </table:table-cell>
          </table:table-row>
          <table:table-row table:style-name="Táblázat18.1">
            <table:table-cell table:style-name="Táblázat18.A3" office:value-type="string">
              <text:p text:style-name="P52">Első vágás</text:p>
              <text:p text:style-name="P52">(Legyen..?)</text:p>
            </table:table-cell>
            <table:table-cell table:style-name="Táblázat18.A3" office:value-type="string">
              <text:p text:style-name="P37">8</text:p>
            </table:table-cell>
            <table:table-cell table:style-name="Táblázat18.A3" office:value-type="string">
              <text:p text:style-name="P238">E V</text:p>
            </table:table-cell>
            <table:table-cell table:style-name="Táblázat18.A3" office:value-type="string">
              <text:p text:style-name="P100">2 fok</text:p>
            </table:table-cell>
            <table:table-cell table:style-name="Táblázat18.E3" office:value-type="string">
              <text:p text:style-name="P92"><text:span text:style-name="T28">1. fok </text:span>követelmény: használt fegyverre Mesterfegyver – 2.fok</text:p>
              <text:p text:style-name="P92"><text:span text:style-name="T28">2. fok</text:span> követelmény: <text:span text:style-name="T68">todo</text:span></text:p>
              <text:p text:style-name="P95">Leírás: Külön gyakorolhatsz, hogy a <text:span text:style-name="T24">harc kezdetén első</text:span> <text:s/>csapásod váratlan, szokatlan és teljességgel megdöbbentő legyen. Tehát <text:span text:style-name="T24">csak </text:span>harc elején alkalmazható, a legelső támadásodnál.</text:p>
              <text:p text:style-name="P97">Speciális:</text:p>
              <text:list xml:id="list221233189992134" text:continue-list="list1652927637" text:style-name="L67">
                <text:list-item text:start-value="1">
                  <text:p text:style-name="P496">Fegyverméret különbség itt is számít!</text:p>
                </text:list-item>
                <text:list-item>
                  <text:p text:style-name="P509">Fegyverrántással együtt alkalmazható. Lásd a Fegyverrántás szituáció leírását.</text:p>
                </text:list-item>
                <text:list-item>
                  <text:p text:style-name="P496">KM dönt, hogy az adott szituációban használhatod-e és milyen módosítót kapsz </text:p>
                </text:list-item>
                <text:list-item>
                  <text:p text:style-name="P496">Csak humanoid ellenfelekkel szemben használható</text:p>
                </text:list-item>
              </text:list>
              <text:p text:style-name="P95"><text:span text:style-name="T24">Hatás</text:span>: Rendes sebzés</text:p>
            </table:table-cell>
          </table:table-row>
          <table:table-row table:style-name="Táblázat18.1">
            <table:table-cell table:style-name="Táblázat18.A3" office:value-type="string">
              <text:p text:style-name="P48">Gáncsolás / Lábsöprés</text:p>
              <text:p text:style-name="P99">(lábbal)</text:p>
            </table:table-cell>
            <table:table-cell table:style-name="Táblázat18.A3" office:value-type="string">
              <text:p text:style-name="P47">8/5*</text:p>
            </table:table-cell>
            <table:table-cell table:style-name="Táblázat18.A3" office:value-type="string">
              <text:p text:style-name="P241">E V</text:p>
            </table:table-cell>
            <table:table-cell table:style-name="Táblázat18.A3" office:value-type="string">
              <text:p text:style-name="P47">1 fok</text:p>
            </table:table-cell>
            <table:table-cell table:style-name="Táblázat18.E3" office:value-type="string">
              <text:p text:style-name="P97"><text:span text:style-name="T28">1. fok </text:span>követelmény: Közelharc - 5.szint, Aktuális harcmodor: - 5.szint</text:p>
              <text:p text:style-name="P97">Speciális:</text:p>
              <text:list xml:id="list221231897496958" text:continue-list="list3387877190" text:style-name="L62">
                <text:list-item text:start-value="1">
                  <text:p text:style-name="P513">Belharci szituációban a nehézség csak 5</text:p>
                </text:list-item>
                <text:list-item>
                  <text:p text:style-name="P513">Súlyos ellenfélnél: opcionális Erőpróba (KM dönt). Gondoljunk a nagy, páncélos ellenfelekre!</text:p>
                </text:list-item>
                <text:list-item>
                  <text:p text:style-name="P513">Csak kétlábú ellenfelek ellen alkalmazható, több lábbal rendelkező ellenfélnél Ökleléssel kell próbálkoznod.</text:p>
                </text:list-item>
              </text:list>
              <text:p text:style-name="P97"><text:span text:style-name="T24">Hatás</text:span>: Sikeresen kikaszáltad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23">Kibontakozás/Átsiklás</text:p>
            </table:table-cell>
            <table:table-cell table:style-name="Táblázat18.A3" office:value-type="string">
              <text:p text:style-name="P37">5</text:p>
            </table:table-cell>
            <table:table-cell table:style-name="Táblázat18.A3" office:value-type="string">
              <text:p text:style-name="P238">E M</text:p>
            </table:table-cell>
            <table:table-cell table:style-name="Táblázat18.A3" office:value-type="string">
              <text:p text:style-name="P37">2 fok</text:p>
            </table:table-cell>
            <table:table-cell table:style-name="Táblázat18.E3" office:value-type="string">
              <text:p text:style-name="P113">Ez speciális manőver, mert itt először dobjuk az Ellenpróbát, <text:span text:style-name="T24">csak aztán</text:span> a Megakasztás(oka)t.</text:p>
              <text:p text:style-name="P95"><text:span text:style-name="T28">1.fok követelménye</text:span>: Ügyesség: 0</text:p>
              <text:p text:style-name="P95"><text:span text:style-name="T28">2.fok követelménye:</text:span> Ügyesség: +1</text:p>
              <text:p text:style-name="P95"><text:span text:style-name="T37">Végbevitel követelménye</text:span>: nincs</text:p>
              <text:p text:style-name="P101"><text:span text:style-name="T24">Hatás</text:span>: Sikerül a harcból kibontakoznod, ellenfele(i)d már nem támadhat(nak) rád. Most jön a futás... Ha üldöznek, akkor támadóddal Gyorsaság ellenpróbát kell dobnotok, amelyet, ha te nyertél, akkor kereket oldottál, ha viszont az üldöződ nyerte, akkor utolért és leadhat rád egy támadást hátulról (+10 TÉ), amely ellen puszta kezes harcértékeiddel védekezhetsz. </text:p>
              <text:p text:style-name="P101"><text:span text:style-name="T24">Fontos</text:span>: a Gyorsaság ellenpróbánál a résztvevők dobott eredményeiből levonódik az aktuális MGT értékük!! Páncélban, pajzzsal futkározni nehezebb, nem igaz...?</text:p>
              <text:p text:style-name="P95"><text:span text:style-name="T24">Speciális</text:span>:</text:p>
              <text:list xml:id="list553231475" text:style-name="L68">
                <text:list-item>
                  <text:p text:style-name="P497">A harcolók fegyver-méret különbsége számít! KM dönt, hogy mennyivel nő/csökken a célszám.</text:p>
                </text:list-item>
                <text:list-item>
                  <text:p text:style-name="P497">Ha Ellenpróbánál a dobás 2-vel meghaladja a célszámot, akkor egy ellenfél nem jogosult Megakasztásra. Ez további +2-enként további egy ellenfélre igaz. </text:p>
                </text:list-item>
                <text:list-item>
                  <text:p text:style-name="P497">Kibontakozásnál nem folytatható Védekező harc, de Védő taktika igen.</text:p>
                </text:list-item>
              </text:list>
              <text:p text:style-name="P92"><text:span text:style-name="T24">Több támadó</text:span>:</text:p>
              <text:list xml:id="list221231986897746" text:continue-list="list221232158155627" text:style-name="L63">
                <text:list-item text:start-value="1">
                  <text:p text:style-name="P507">A célszámba a legmagasabb ellenfél-harcmodor-szint számít be</text:p>
                </text:list-item>
                <text:list-item>
                  <text:p text:style-name="P507">Minden további ellenfél után +2 járul a célszámhoz.</text:p>
                </text:list-item>
                <text:list-item>
                  <text:p text:style-name="P507">A fegyverméret kategória különbségnél is a legnagyobb fegyverű ellenfél fegyveréhez kell viszonyítani.</text:p>
                </text:list-item>
                <text:list-item>
                  <text:p text:style-name="P507">Belharcból kibontakozáshoz is ezt kell használni</text:p>
                </text:list-item>
                <text:list-item>
                  <text:p text:style-name="P507">Képzett belharcos ellen nehezebb? +2..</text:p>
                </text:list-item>
              </text:list>
              <text:p text:style-name="P101"><text:span text:style-name="T24">Kibontakozás belharcból</text:span><text:span text:style-name="T35">: </text:span></text:p>
              <text:list xml:id="list221233935345145" text:continue-list="list221231986897746" text:style-name="L63">
                <text:list-item text:start-value="1">
                  <text:p text:style-name="P514">Ugyanúgy dobandó, mint ha harcból akarnánk kibontakozni.</text:p>
                </text:list-item>
                <text:list-item>
                  <text:p text:style-name="P514">Ha az ellenfélnek Belharc fortélya van, akkor fokonként +2-vel nő a nehézség Ellenpróbánál</text:p>
                </text:list-item>
                <text:list-item>
                  <text:p text:style-name="P514">Ha az alkalmazónak Belharc fortélya van, akkor dobására fokonként +2 pontot kap Ellenpróbánál</text:p>
                </text:list-item>
                <text:list-item>
                  <text:p text:style-name="P515">Ha belharci szituációban a belharcos sebesülést szenved és elrontja fájdalomtűrés próbáját (már nincs Fájdalomtűrés dobás sebesüléskor,... de itt esetleg dobhatunk...), akkor ellenfele – ha akarja – <text:s/>automatikusan megszüntetheti a belharci szituációt, kibontakozhat belőle.</text:p>
                </text:list-item>
                <text:list-item>
                  <text:p text:style-name="P515">Sérülést bevállalva mindenképpen kijönni hogy lehessen?</text:p>
                </text:list-item>
              </text:list>
            </table:table-cell>
          </table:table-row>
          <text:soft-page-break/>
          <table:table-row table:style-name="Táblázat18.1">
            <table:table-cell table:style-name="Táblázat18.A3" office:value-type="string">
              <text:p text:style-name="P40">Lábkirántás <text:span text:style-name="T40">(szálfegyverrel)</text:span></text:p>
            </table:table-cell>
            <table:table-cell table:style-name="Táblázat18.A3" office:value-type="string">
              <text:p text:style-name="P37">6</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p text:style-name="P97"><text:span text:style-name="T28">1.fok </text:span>követelménye: Lándzsavívás – 6.szint</text:p>
              <text:p text:style-name="P97"><text:span text:style-name="T28">Végbevitel követelménye</text:span>: szálfegyver használata</text:p>
              <text:p text:style-name="P97">Speciális:</text:p>
              <text:list xml:id="list221232769072895" text:continue-list="list221231897496958" text:style-name="L62">
                <text:list-item text:start-value="1">
                  <text:p text:style-name="P492">Kifejezetten lábkirántásra alkalmas fegyverre: +2 Manőver Pont</text:p>
                </text:list-item>
                <text:list-item>
                  <text:p text:style-name="P513">Súlyos ellenfélnél: opcionális Erőpróba (KM dönt). Gondoljunk a nagy, páncélos ellenfelekre! Ez a tényező kevésbé hangsúlyos, mint a sima Gáncsolásnál.</text:p>
                </text:list-item>
                <text:list-item>
                  <text:p text:style-name="P513">Csak kétlábú ellenfelek ellen alkalmazható, több lábbal rendelkező ellenfélnél Ökleléssel kell próbálkoznod.</text:p>
                </text:list-item>
              </text:list>
              <text:p text:style-name="P97"><text:span text:style-name="T24">Hatás</text:span>: Sikeresen kihúztad szálfegyvereddel ellenfeled lábát, aki a földre zuhan. Felállnia csak sikeres „Felállás földről” manőver alkalmazásával sikerülhet. A továbbiakban a Harc földön fekve módosítói vonatkoznak rá.</text:p>
            </table:table-cell>
          </table:table-row>
          <table:table-row table:style-name="Táblázat18.1">
            <table:table-cell table:style-name="Táblázat18.A3" office:value-type="string">
              <text:p text:style-name="P40">Lánccsapda <text:line-break/>(láncos fegyverekre)</text:p>
            </table:table-cell>
            <table:table-cell table:style-name="Táblázat18.A3" office:value-type="string">
              <text:p text:style-name="P37">9</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92"><text:span text:style-name="T28">Végbevitel követelménye</text:span>:</text:p>
              <text:list xml:id="list3411960289" text:style-name="L69">
                <text:list-item>
                  <text:p text:style-name="P498">a balkezes fegyvernek láncnak, vagy lánccal felszereltnek kell lennie</text:p>
                </text:list-item>
                <text:list-item>
                  <text:p text:style-name="P498">az alkalmazó kétkezes harcot folytat</text:p>
                </text:list-item>
                <text:list-item>
                  <text:p text:style-name="P498">az ellenfél fegyvere csak egykezes lehet</text:p>
                </text:list-item>
              </text:list>
              <text:p text:style-name="P170"><text:s/></text:p>
              <text:p text:style-name="P92"><text:span text:style-name="T28">1.fok követelménye</text:span>: <text:span text:style-name="T22">Kétkezes harc – 2.fok, Láncos fegyverre: Mesterfegyver fortély – 1.fok</text:span></text:p>
              <text:p text:style-name="P92"><text:span text:style-name="T31">2.fok követelménye</text:span><text:span text:style-name="T22">: Kétkezes harc – 2.fok, Láncos fegyverre: Mesterfegyver fortély – 2.fok</text:span></text:p>
              <text:p text:style-name="P92"><text:span text:style-name="T37">Hatás</text:span>: Jobbkezes fegyvereddel elvezeted, bal kezedben tartott láncos fegyvereddel pedig foglyul ejted ellenfeled pengéjét, vagy fegyvertartó kezét, melyet a továbbiakban nem tud használni, amíg ki nem szabadítja azt. Amennyiben ellenfeled 0,5 pengénél nagyobb fegyvert forgat, dönthet: <text:line-break/>- elengedi a fegyvert, mellyel gyakorlatilag sikeres lefegyverzéssé változik a manőver<text:line-break/>- továbbra is kezében tartja </text:p>
              <text:p text:style-name="P92">(0,5 pengénél kisebb fegyver tartása esetén kötelezően kézben marad).<text:line-break/>Ha kézben tartja, akkor az ellenfelet <text:span text:style-name="T28">Harc helyhez kötve</text:span> módosítói sújtják, elveszít minden bónuszt az adott fegyverre (Mf, stb), kétkezes harc esetén a továbbiakban a másik kezében tartott fegyver harcértékeivel küzd. Ha másik keze üres, akkor sújtják a <text:span text:style-name="T28">Harc puszta kézzel</text:span> fejezetben leírt levonások is, melyek minden pusztakezes harcosra vonatkoznak. </text:p>
              <text:p text:style-name="P92"><text:span text:style-name="T37">Hatás 2</text:span>: a foglyul ejtett fegyverre a Lefegyverezés manőver csak 5-ös nehézségű</text:p>
            </table:table-cell>
          </table:table-row>
          <table:table-row table:style-name="Táblázat18.1">
            <table:table-cell table:style-name="Táblázat18.A3" office:value-type="string">
              <text:p text:style-name="P40">Lefegyverzés / Fegyvertörés</text:p>
            </table:table-cell>
            <table:table-cell table:style-name="Táblázat18.A3" office:value-type="string">
              <text:p text:style-name="P37">10</text:p>
            </table:table-cell>
            <table:table-cell table:style-name="Táblázat18.A3" office:value-type="string">
              <text:p text:style-name="P238">E V</text:p>
            </table:table-cell>
            <table:table-cell table:style-name="Táblázat18.A3" office:value-type="string">
              <text:p text:style-name="P37">3 fok</text:p>
            </table:table-cell>
            <table:table-cell table:style-name="Táblázat18.E3" office:value-type="string">
              <text:p text:style-name="P98"><text:span text:style-name="T28">Leírás:</text:span><text:span text:style-name="T18"> Ha meg akarod fosztani ellenfeledet fegyverétől, vagy kiütve kezéből, vagy annak eltörésével, akkor lefegyverezés manővert kell alkalmaznod.</text:span></text:p>
              <text:p text:style-name="P98"><text:span text:style-name="T28">Hatás</text:span><text:span text:style-name="T18">: A lefegyverzés sikeres. Ellenfeled kezéből kihullik a fegyver, vagy eltörik.</text:span></text:p>
              <text:p text:style-name="P173"><text:s/></text:p>
              <text:p text:style-name="P98"><text:span text:style-name="T28">Fortélyban tanulható (3 fok)</text:span><text:span text:style-name="T18"> – </text:span><text:span text:style-name="T26">egy konkrét választott harcmodorra</text:span></text:p>
              <text:p text:style-name="P103"><text:span text:style-name="T28">1.fok</text:span>: Követelmény: Harcmodor képzettség – 5.szint</text:p>
              <text:p text:style-name="P103">Ha bármely más harcmodorban eléri az 5.szintet, akkor onnantól kezdve abban a harcmodorban is jár a bónusz, nem szükséges újra pontot költeni a manőverre.</text:p>
              <text:p text:style-name="P104"><text:span text:style-name="T28">2.fok</text:span>: Követelmény: 1.fok megléte, Harcmodor képzettség – 7.szint <text:s/>és <text:line-break/>Mesterfegyver fortély (választott fegyver) – 1.fok</text:p>
              <text:p text:style-name="P103">Amint egy újabb fegyverre felveszi a Mesterfegyver fortélyt <text:span text:style-name="T136">(az adott harcmodorra) </text:span>legalább 1.fokon, akkor onnan kezdve arra is tudja használni a 2.fokú lefegyverzést.</text:p>
              <text:p text:style-name="P103"><text:span text:style-name="T28">3.fok</text:span>: Követelmény: 2.fok megléte, Harcmodor képzettség – 9.szint <text:s/><text:span text:style-name="T127">és</text:span></text:p>
              <text:p text:style-name="P105">Mesterfegyver fortély (választott fegyver) – <text:span text:style-name="T126">2</text:span>.fok</text:p>
              <text:p text:style-name="P174"><text:s/></text:p>
              <text:p text:style-name="P95"><text:span text:style-name="T28">Plusz módosító</text:span>: </text:p>
              <text:list xml:id="list2270605079" text:style-name="L70">
                <text:list-item>
                  <text:p text:style-name="P499">a használt fegyver mennyire alkalmas a másik fegyver elvételére. A KM dönt: [-2;+4] (Kétkezes harc sok esetben megkönnyíti a lefegyverzést)</text:p>
                </text:list-item>
              </text:list>
              <text:p text:style-name="P92"><text:span text:style-name="T28">Speciális</text:span>:</text:p>
              <text:list xml:id="list221233191039053" text:continue-list="list2270605079" text:style-name="L70">
                <text:list-item text:start-value="1">
                  <text:p text:style-name="P499">Hogy fegyvercsellel, végtagsebzéssel, vagy fegyvertöréssel fosztja meg ellenfelét a karakter, arról a KM dönt és az esetleges módosítókat is ő határozza meg.</text:p>
                </text:list-item>
                <text:list-item>
                  <text:p text:style-name="P499">Karmok és szarvak ellen nem használható a Manőver, ott Csonkolás szükséges</text:p>
                </text:list-item>
              </text:list>
            </table:table-cell>
          </table:table-row>
          <table:table-row table:style-name="Táblázat18.1">
            <table:table-cell table:style-name="Táblázat18.A3" office:value-type="string">
              <text:p text:style-name="P40">Lefejelés<text:line-break/><text:span text:style-name="T68">(Belharcot előbb!)</text:span></text:p>
            </table:table-cell>
            <table:table-cell table:style-name="Táblázat18.A3" office:value-type="string">
              <text:p text:style-name="P37">8/5</text:p>
            </table:table-cell>
            <table:table-cell table:style-name="Táblázat18.A3" office:value-type="string">
              <text:p text:style-name="P238">E V</text:p>
            </table:table-cell>
            <table:table-cell table:style-name="Táblázat18.A3" office:value-type="string">
              <text:p text:style-name="P37">1 fok</text:p>
            </table:table-cell>
            <table:table-cell table:style-name="Táblázat18.E3" office:value-type="string">
              <text:list xml:id="list221232564553155" text:continue-list="list221233935345145" text:style-name="L63">
                <text:list-item text:start-value="1">
                  <text:p text:style-name="P516">Belharcban a nehézség csak 5</text:p>
                </text:list-item>
              </text:list>
              <text:list xml:id="list1090686767" text:style-name="L71">
                <text:list-item>
                  <text:p text:style-name="P500">Nem szükséges Belharc fortély</text:p>
                </text:list-item>
                <text:list-item>
                  <text:p text:style-name="P501">Ellenfél képzett belharcos: lásd leírás</text:p>
                </text:list-item>
                <text:list-item>
                  <text:p text:style-name="P501">TODO: állatoknak általában <text:s/>van Belharcuk! <text:s/>(KM dönt)</text:p>
                </text:list-item>
              </text:list>
            </table:table-cell>
          </table:table-row>
          <table:table-row table:style-name="Táblázat18.1">
            <table:table-cell table:style-name="Táblázat18.A3" office:value-type="string">
              <text:p text:style-name="P48">Mesterjel</text:p>
            </table:table-cell>
            <table:table-cell table:style-name="Táblázat18.A3" office:value-type="string">
              <text:p text:style-name="P47">10-12*</text:p>
            </table:table-cell>
            <table:table-cell table:style-name="Táblázat18.A3" office:value-type="string">
              <text:p text:style-name="P241">E V</text:p>
            </table:table-cell>
            <table:table-cell table:style-name="Táblázat18.A3" office:value-type="string">
              <text:p text:style-name="P47">2 fok</text:p>
            </table:table-cell>
            <table:table-cell table:style-name="Táblázat18.E3" office:value-type="string">
              <text:p text:style-name="P97"><text:span text:style-name="T28">1.fok </text:span>követelmény: Mesterfegyver – 2.fok</text:p>
              <text:p text:style-name="P97"><text:span text:style-name="T28">2.fok </text:span>követelmény: Mesterfegyver – 3.fok</text:p>
              <text:p text:style-name="P97">Speciális követelmény: A használt fegyver csak valamilyen (legfeljebb 1 penge hosszú) hegyes szúrófegyver lehet</text:p>
              <text:p text:style-name="P97"><text:span text:style-name="T24">Hatás</text:span>: Sikeres manőver esetén képes vagy mesterjeledet belekarcolni ellenfeled ruhájába/bőrébe.</text:p>
              <text:p text:style-name="P97"><text:span text:style-name="T28">*</text:span> A nehézség a jel bonyolultságától függ</text:p>
            </table:table-cell>
          </table:table-row>
          <table:table-row table:style-name="Táblázat18.1">
            <table:table-cell table:style-name="Táblázat18.A3" office:value-type="string">
              <text:p text:style-name="P48">Pajzstámadás</text:p>
            </table:table-cell>
            <table:table-cell table:style-name="Táblázat18.A3" office:value-type="string">
              <text:p text:style-name="P47">6</text:p>
            </table:table-cell>
            <table:table-cell table:style-name="Táblázat18.A3" office:value-type="string">
              <text:p text:style-name="P241">E V</text:p>
            </table:table-cell>
            <table:table-cell table:style-name="Táblázat18.A3" office:value-type="string">
              <text:p text:style-name="P140">1.fok</text:p>
            </table:table-cell>
            <table:table-cell table:style-name="Táblázat18.E3" office:value-type="string">
              <text:p text:style-name="P92"><text:span text:style-name="T28">Végbevitel követelmény</text:span><text:span text:style-name="T18">:</text:span><text:span text:style-name="T17"> Aktuális harcmodor - 4.szint</text:span></text:p>
              <text:p text:style-name="P92"><text:span text:style-name="T28">1. fok </text:span>követelmény: Aktuális harcmodor - 6.szint, Erő: +1</text:p>
              <text:p text:style-name="P109"/>
              <text:p text:style-name="P97"><text:span text:style-name="T28">Speciális</text:span>: Ez ellen a manőver ellen nem számít a pajzs adta Védő Érték!</text:p>
              <text:p text:style-name="P97"><text:span text:style-name="T28">Hatás</text:span>: Sebzést dobsz. Zúzó- és kétkezes fegyverek sebzése (SP) 1:1-ben csökkenti a pajzs Védő Értékét.</text:p>
            </table:table-cell>
          </table:table-row>
          <text:soft-page-break/>
          <table:table-row table:style-name="Táblázat18.1">
            <table:table-cell table:style-name="Táblázat18.A3" office:value-type="string">
              <text:p text:style-name="P23">Páncélszúrás</text:p>
            </table:table-cell>
            <table:table-cell table:style-name="Táblázat18.A3" office:value-type="string">
              <text:p text:style-name="P37">Lásd a leírást.</text:p>
            </table:table-cell>
            <table:table-cell table:style-name="Táblázat18.A3" office:value-type="string">
              <text:p text:style-name="P238">E V</text:p>
            </table:table-cell>
            <table:table-cell table:style-name="Táblázat18.A3" office:value-type="string">
              <text:p text:style-name="P37">2 fok</text:p>
            </table:table-cell>
            <table:table-cell table:style-name="Táblázat18.E3" office:value-type="string">
              <text:p text:style-name="P101"><text:span text:style-name="T31">Nehézség</text:span><text:span text:style-name="T22">: vért </text:span><text:span text:style-name="T80">lefedésétől függ %-ban</text:span><text:span text:style-name="T22">: 1-10 <text:s text:c="2"/>(példa: Mellvért: 5, teljes vért: 10)</text:span></text:p>
              <text:p text:style-name="P101"><text:span text:style-name="T31">Speciális</text:span><text:span text:style-name="T22">:</text:span></text:p>
              <text:list xml:id="list221233526524587" text:continue-list="list221232564553155" text:style-name="L63">
                <text:list-item text:start-value="1">
                  <text:p text:style-name="P504"><text:span text:style-name="T22">Végrehajtás (támadás) során </text:span><text:span text:style-name="T31">nem kapja meg a +20 TÉ módosítót</text:span><text:span text:style-name="T22">! Nem elég a sima találat!</text:span></text:p>
                </text:list-item>
                <text:list-item>
                  <text:p text:style-name="P505">Meglepetés esetén is kell Ellenpróbát dobni</text:p>
                </text:list-item>
              </text:list>
              <text:p text:style-name="P97"><text:span text:style-name="T28">Végbevitel követelménye</text:span>:</text:p>
              <text:list xml:id="list221232575148121" text:continue-list="list221233526524587" text:style-name="L63">
                <text:list-item text:start-value="1">
                  <text:p text:style-name="P505">Erre alkalmas fegyver (KM dönt), melynek pengéje befér az ellenfél páncéljának illesztékei közé</text:p>
                </text:list-item>
                <text:list-item>
                  <text:p text:style-name="P505">Csak Közelharc vagy Kardvívás harcmodorban használható</text:p>
                </text:list-item>
              </text:list>
              <text:p text:style-name="P92"><text:span text:style-name="T31">1. fok </text:span><text:span text:style-name="T22">követelménye: Aktuális harcmodor - 6.szint</text:span></text:p>
              <text:p text:style-name="P92"><text:span text:style-name="T31">2. fok</text:span><text:span text:style-name="T22"> követelménye: Aktuális harcmodor - 9.szint</text:span></text:p>
              <text:p text:style-name="P92"/>
              <text:p text:style-name="P92"><text:span text:style-name="T24">Hatás</text:span>: Képes vagy megtalálni ellenfeled páncélján a rést, ahol megkerülheted a vért adta védelmet. Ha fegyvereddel be tudtál szúrni az illesztékek között (a manőver sikerült), akkor dobj rendes sebzést, mely ellen áldozatodnak csak a vértezet alatt viselt további védelmei adnak SFÉ-t. Ne feledjük, hogy a teljes vértezet alatt sokszor láncinget viselnek!</text:p>
              <text:p text:style-name="P92">Sikeres Páncélszúrás esetén az áldozat nem jogosult Páncéldobásra.</text:p>
            </table:table-cell>
          </table:table-row>
          <table:table-row table:style-name="Táblázat18.1">
            <table:table-cell table:style-name="Táblázat18.A3" office:value-type="string">
              <text:p text:style-name="P28">Távoltartás</text:p>
            </table:table-cell>
            <table:table-cell table:style-name="Táblázat18.A3" office:value-type="string">
              <text:p text:style-name="P37">5</text:p>
            </table:table-cell>
            <table:table-cell table:style-name="Táblázat18.A3" office:value-type="string">
              <text:p text:style-name="P238">M E</text:p>
            </table:table-cell>
            <table:table-cell table:style-name="Táblázat18.A3" office:value-type="string">
              <text:p text:style-name="P108">TODO</text:p>
            </table:table-cell>
            <table:table-cell table:style-name="Táblázat18.E3" office:value-type="string">
              <text:p text:style-name="P102">Nem támadsz, hanem <text:span text:style-name="T68">TODO</text:span></text:p>
            </table:table-cell>
          </table:table-row>
          <table:table-row table:style-name="Táblázat18.1">
            <table:table-cell table:style-name="Táblázat18.A3" office:value-type="string">
              <text:p text:style-name="P24">Terelés</text:p>
            </table:table-cell>
            <table:table-cell table:style-name="Táblázat18.A3" office:value-type="string">
              <text:p text:style-name="P50">8*</text:p>
            </table:table-cell>
            <table:table-cell table:style-name="Táblázat18.A3" office:value-type="string">
              <text:p text:style-name="P239">E</text:p>
            </table:table-cell>
            <table:table-cell table:style-name="Táblázat18.A3" office:value-type="string">
              <text:p text:style-name="P43">1 fok</text:p>
            </table:table-cell>
            <table:table-cell table:style-name="Táblázat18.E3" office:value-type="string">
              <text:p text:style-name="P94"><text:span text:style-name="T28">Végbevitel követelménye:</text:span> Aktuális harcmodor - 6.szint</text:p>
              <text:p text:style-name="P93"><text:span text:style-name="T28">1.fok követelménye:</text:span> Aktuális harcmodor - <text:span text:style-name="T23">6.szint</text:span></text:p>
              <text:p text:style-name="P93"/>
              <text:p text:style-name="P93"><text:span text:style-name="T28">Speciális</text:span>:</text:p>
              <text:list xml:id="list221232594685236" text:continue-list="list221232575148121" text:style-name="L63">
                <text:list-item text:start-value="1">
                  <text:p text:style-name="P502">Alkalmazható egyszerre, csoportosan is.</text:p>
                </text:list-item>
                <text:list-item>
                  <text:p text:style-name="P502">Csoportot terelni nehezebb. Ilyenkor emelkedik a a nehézség (KM dönt).</text:p>
                </text:list-item>
              </text:list>
              <text:p text:style-name="P94"><text:span text:style-name="T28">Nehézség:</text:span><text:span text:style-name="T18"> Harci alakzatban használva jelentősen csökkenthetik a nehézséget. Az alakzatok jellemzőit ismerve a KM dönt [-4;+2]. Ez csökkenheti a végbevitel harcmodor követelményét is.</text:span></text:p>
              <text:p text:style-name="P93"><text:span text:style-name="T28">Hatás</text:span>: arra tereli az ellenfelet, amerre akarja. Hátrálásnál nem kell használni, az megy magától!</text:p>
            </table:table-cell>
          </table:table-row>
        </table:table>
        <text:p text:style-name="Standard"/>
      </text:section>
      <text:h text:style-name="Heading_20_4" text:outline-level="4"><text:bookmark-start text:name="__RefHeading___Toc11932_3781431762"/>Szabályok Manőverekre<text:bookmark-end text:name="__RefHeading___Toc11932_3781431762"/></text:h>
      <text:list xml:id="list1737188836" text:style-name="L72">
        <text:list-item>
          <text:p text:style-name="P455"><text:span text:style-name="T22">Egy Manőver végrehajtása 1 támadást emészt fel, </text:span>nem szükséges hozzá nyert kezdeményezés</text:p>
        </text:list-item>
        <text:list-item text:start-value="1">
          <text:p text:style-name="P455">Manővert ellenfél <text:span text:style-name="_5b_RPG_5d_Kiemelt_20_kifejezés">ellen</text:span> alkalmazunk. Így például kiszaltózni az ablakon, vagy leugrani a várfalról <text:span text:style-name="_5b_RPG_5d_Kiemelt_20_kifejezés">nem</text:span> számít Manővernek!</text:p>
        </text:list-item>
        <text:list-item>
          <text:p text:style-name="P455">Ha minden kötelező fázisa (MEV) sikeres, akkor az adott Manőver „Hatás” részénél leírtak következnek be</text:p>
        </text:list-item>
        <text:list-item>
          <text:p text:style-name="P455">Végrehajtás fázisa <text:span text:style-name="T24">aktuális</text:span> <text:s/>fegyveres TÉ-vel történik <text:span text:style-name="T48">(kivéve, ha más szerepel a Manőver leírásában.)</text:span></text:p>
        </text:list-item>
        <text:list-item>
          <text:p text:style-name="P455">Meglepett, készületlen ellenfél esetén kimarad a Megakasztás és az Ellenpróba fázis</text:p>
        </text:list-item>
        <text:list-item>
          <text:p text:style-name="P455">Manővereknek lehet:</text:p>
        </text:list-item>
      </text:list>
      <text:list xml:id="list2596895600" text:style-name="L73">
        <text:list-item>
          <text:p text:style-name="P458">speciális könnyítő/n<text:span text:style-name="T58">ehezítő körülményei (+/- módosítók a nehézségre)</text:span></text:p>
        </text:list-item>
        <text:list-item>
          <text:p text:style-name="P443">extra végbeviteli követelményei: Ezek nélkül a KM dönt, hogy végrehajtható -e és <text:s/>ha igen, mekkora plusz célszám büntetéssel</text:p>
        </text:list-item>
      </text:list>
      <text:list xml:id="list221232367882511" text:continue-list="list1737188836" text:style-name="L72">
        <text:list-item text:start-value="1">
          <text:p text:style-name="P456">Manőver alkalmazásakor nem folytatható Védekező harc, de Támadó/Védő harci taktika igen</text:p>
        </text:list-item>
        <text:list-item>
          <text:p text:style-name="P457">Rohamnál csak az a manőver hajtható végre, amelyiknél ez külön meg van említve</text:p>
        </text:list-item>
      </text:list>
      <text:h text:style-name="Heading_20_4" text:outline-level="4"><text:bookmark-start text:name="__RefHeading___Toc11934_3781431762"/>Manőverek nehézsége<text:bookmark-end text:name="__RefHeading___Toc11934_3781431762"/></text:h>
      <text:section text:style-name="Sect11" text:name="Szakasz3">
        <table:table table:name="Táblázat45" table:style-name="Táblázat45">
          <table:table-column table:style-name="Táblázat45.A"/>
          <table:table-column table:style-name="Táblázat45.B"/>
          <table:table-header-rows>
            <table:table-row table:style-name="TableLine2968313320768">
              <table:table-cell table:style-name="Táblázat45.A1" office:value-type="string">
                <text:p text:style-name="_5b_RPG_5d__20_Táblázattartalom_20_-_20_fejléc">Nehézség</text:p>
              </table:table-cell>
              <table:table-cell table:style-name="Táblázat45.B1" office:value-type="string">
                <text:p text:style-name="_5b_RPG_5d__20_Táblázattartalom_20_-_20_fejléc">Érték</text:p>
              </table:table-cell>
            </table:table-row>
          </table:table-header-rows>
          <table:table-row table:style-name="TableLine2968313314720">
            <table:table-cell table:style-name="Táblázat45.A6" office:value-type="string">
              <text:p text:style-name="_5b_RPG_5d__20_Táblázattartalom_20_-_20_saját_20_-_20_1">Mindennapos</text:p>
            </table:table-cell>
            <table:table-cell table:style-name="Táblázat45.B6" office:value-type="string">
              <text:p text:style-name="_5b_RPG_5d__20_Táblázattartalom_20_-_20_saját_20_-_20_1">2</text:p>
            </table:table-cell>
          </table:table-row>
          <table:table-row table:style-name="TableLine2968313312704">
            <table:table-cell table:style-name="Táblázat45.A6" office:value-type="string">
              <text:p text:style-name="_5b_RPG_5d__20_Táblázattartalom_20_-_20_saját_20_-_20_1">Könnyű</text:p>
            </table:table-cell>
            <table:table-cell table:style-name="Táblázat45.B6" office:value-type="string">
              <text:p text:style-name="_5b_RPG_5d__20_Táblázattartalom_20_-_20_saját_20_-_20_1">4</text:p>
            </table:table-cell>
          </table:table-row>
          <table:table-row table:style-name="TableLine2968313307520">
            <table:table-cell table:style-name="Táblázat45.A6" office:value-type="string">
              <text:p text:style-name="_5b_RPG_5d__20_Táblázattartalom_20_-_20_saját_20_-_20_1">Átlagos</text:p>
            </table:table-cell>
            <table:table-cell table:style-name="Táblázat45.B6" office:value-type="string">
              <text:p text:style-name="_5b_RPG_5d__20_Táblázattartalom_20_-_20_saját_20_-_20_1">6</text:p>
            </table:table-cell>
          </table:table-row>
          <table:table-row table:style-name="TableLine2968313317024">
            <table:table-cell table:style-name="Táblázat45.A6" office:value-type="string">
              <text:p text:style-name="_5b_RPG_5d__20_Táblázattartalom_20_-_20_saját_20_-_20_1">Nehéz</text:p>
            </table:table-cell>
            <table:table-cell table:style-name="Táblázat45.B6" office:value-type="string">
              <text:p text:style-name="_5b_RPG_5d__20_Táblázattartalom_20_-_20_saját_20_-_20_1">8</text:p>
            </table:table-cell>
          </table:table-row>
          <table:table-row table:style-name="TableLine2968313318464">
            <table:table-cell table:style-name="Táblázat45.A6" office:value-type="string">
              <text:p text:style-name="_5b_RPG_5d__20_Táblázattartalom_20_-_20_saját_20_-_20_1">Nagyon nehéz</text:p>
            </table:table-cell>
            <table:table-cell table:style-name="Táblázat45.B6" office:value-type="string">
              <text:p text:style-name="_5b_RPG_5d__20_Táblázattartalom_20_-_20_saját_20_-_20_1">10</text:p>
            </table:table-cell>
          </table:table-row>
        </table:table>
        <text:p text:style-name="P65"><text:s/></text:p>
        <text:p text:style-name="P14">A manőver nehézségét egy számértékkel jellemezzük. Minden manővernek van egy alapnehézsége. Az adott manőver ezzel az értékkel szerepel az <text:span text:style-name="_5b_RPG_5d_Kiemelt_20_kifejezés">Ellenpróba</text:span><text:span text:style-name="_5b_RPG_5d_Kiemelt_20_kifejezés"><text:span text:style-name="T18"> során</text:span></text:span>. E táblázatban csak irányadó számok szerepelnek, új manőver kitalálásakor hasznos. A manőverek nehézsége ezen értékek közé is eshet.</text:p>
      </text:section>
      <table:table table:name="Táblázat22" table:style-name="Táblázat22">
        <table:table-column table:style-name="Táblázat22.A"/>
        <table:table-row table:style-name="TableLine2968313321344">
          <table:table-cell table:style-name="Táblázat22.A1" office:value-type="string">
            <text:p text:style-name="P8"><text:span text:style-name="T28">Hasznos tanács </text:span>a KM részére új (tanulható) manőver létrehozásakor:<text:line-break/>Ha úgy érzed, az adott manőver túl tápos, emeld meg a nehézségét és adj több tanulható fokot. Így több MFP szükséges a nehézség csökkentéséhez és így már meglesz az „ára”, ha valaki eséllyel alkalmazni akarja.</text:p>
          </table:table-cell>
        </table:table-row>
      </table:table>
      <text:h text:style-name="Heading_20_4" text:outline-level="4"><text:bookmark-start text:name="__RefHeading___Toc11936_3781431762"/><text:soft-page-break/>Manőver végrehajtásának lépései<text:bookmark-end text:name="__RefHeading___Toc11936_3781431762"/></text:h>
      <text:p text:style-name="P311">A játékosnak a kör elején be kell jelentenie, hogy Manővert akar alkalmazni és azt is, hogy melyiket. Ezután a karakterek kezdeményezést dobnak (kivéve pl. a Meglepetés szituációt), majd mikor az alkalmazóra kerül a sor, jön a Manőver. Ha a KM úgy látja jónak, megtilthatja adott szituációban a Manőver alkalmazását. Amennyiben a játékos ezt a döntést nem képes kulturáltan kezelni, a KM növelje intenzíven a manőver nehézségét...</text:p>
      <text:p text:style-name="P311">Egy Manőver alkalmazása – jellegétől függően – <text:span text:style-name="T24">legfeljebb</text:span> az alábbi három (de nem kötelezően az összes!) alapfázisból állhat. Mindegyik opcionális, hogy melyikre van szükség, azt az adott Manőver leírásánál, (lásd összefoglaló táblázat) találjuk. Végrehajtásuk sorrendjében:</text:p>
      <text:list xml:id="list2236503166" text:style-name="L74">
        <text:list-item>
          <text:p text:style-name="P459"><text:span text:style-name="_5b_RPG_5d_Kiemelt_20_kifejezés">Megakasztás<text:tab/>(ellenfél teszi)</text:span></text:p>
        </text:list-item>
        <text:list-item>
          <text:p text:style-name="P459"><text:span text:style-name="_5b_RPG_5d_Kiemelt_20_kifejezés">Végrehajtás<text:tab/>(manővert végző teszi) </text:span><text:span text:style-name="_5b_RPG_5d_Kiemelt_20_kifejezés"><text:span text:style-name="T89">→</text:span></text:span><text:span text:style-name="_5b_RPG_5d_Kiemelt_20_kifejezés"><text:span text:style-name="T49"> mindig ezt dobjuk előbb, mert ez ad leggyorsabban eredményt</text:span></text:span></text:p>
        </text:list-item>
        <text:list-item>
          <text:p text:style-name="P389">Ellenpróba<text:tab/>(manővert végző teszi)</text:p>
        </text:list-item>
      </text:list>
      <text:p text:style-name="P311">A fentieken kívül minden <text:span text:style-name="_5b_RPG_5d_Kiemelt_20_kifejezés">Manővernek</text:span> lehetnek egyéni, speciális követelményei, ezeket a saját leírásuknál található meg. A Manőverek fenti (legfeljebb) három „komponense” együtt kezelendő és együtt <text:span text:style-name="T24">összesen egy</text:span><text:span text:style-name="T35"> </text:span>„sima” támadást „emésztenek fel”.</text:p>
      <text:p text:style-name="P311"/>
      <text:h text:style-name="Heading_20_5" text:outline-level="5" text:is-list-header="true"><text:bookmark-start text:name="__RefHeading___Toc11938_3781431762"/><text:span text:style-name="_5b_RPG_5d_Kiemelt_20_kifejezés"><text:span text:style-name="T28">Megakasztás (M)</text:span></text:span><text:bookmark-end text:name="__RefHeading___Toc11938_3781431762"/></text:h>
      <text:p text:style-name="Text_20_body">Megelőző támadási forma, melyre az <text:span text:style-name="T24">ellenfél</text:span> jogosult <text:span text:style-name="T24">teljes</text:span>, fegyveres TÉ-jével (soron kívüli extra támadás), ha az adott típusú manőver követelményei között ez szerepel (M). <text:span text:style-name="T74">(Lásd </text:span><text:span text:style-name="T71">táblázat)</text:span></text:p>
      <text:p text:style-name="P10">A Megakasztás az első fázis a Manőver végrehajtása során. Ha az így érkező támadás sebző, akkor a Manőver nem sikerült. <text:span text:style-name="T48">(Tipikus példa, a harcból való </text:span><text:span text:style-name="T50">Kibontakozás</text:span><text:span text:style-name="T48">, vagy a </text:span><text:span text:style-name="_5b_RPG_5d_Kiemelt_20_kifejezés"><text:span text:style-name="T48">Belharcba kerülés</text:span></text:span><text:span text:style-name="T48">.)</text:span></text:p>
      <text:p text:style-name="Text_20_body"><text:span text:style-name="_5b_RPG_5d_Kiemelt_20_kifejezés"><text:span text:style-name="T28"/></text:span></text:p>
      <text:h text:style-name="P345" text:outline-level="5"><text:bookmark-start text:name="__RefHeading___Toc11940_3781431762"/><text:span text:style-name="_5b_RPG_5d_Kiemelt_20_kifejezés"><text:span text:style-name="T28">Végrehajtás (V)</text:span></text:span><text:bookmark-end text:name="__RefHeading___Toc11940_3781431762"/></text:h>
      <text:p text:style-name="Text_20_body">Nem más, mint egy támadás az <text:span text:style-name="T24">aktuális</text:span><text:span text:style-name="T35">, </text:span>fegyveres TÉ értékkel, melyhez +20 TÉ módosító járul. Ha ez a támadás sikeres, akkor a Végrehajtás is sikeres (sebzés nincs). <text:span text:style-name="T48">(TÉ-be beleszámít a több támadás levonása is!)</text:span></text:p>
      <text:p text:style-name="Text_20_body">Ha a <text:span text:style-name="_5b_RPG_5d_Kiemelt_20_kifejezés">Végrehajtás</text:span> sikertelen, akkor a helyzet megvolt, de nem sikerült kihasznál<text:span text:style-name="T22">ni. A </text:span><text:span text:style-name="_5b_RPG_5d_Kiemelt_20_kifejezés"><text:span text:style-name="T22">Végrehajtás</text:span></text:span><text:span text:style-name="_5b_RPG_5d_Kiemelt_20_kifejezés"><text:span text:style-name="T17"> dobása</text:span></text:span><text:span text:style-name="T22"> után – ha sikeres volt, ha nem – az ellenfél legközelebb már számít az ilyen jellegű támadásra, ezért amennyiben ismét ezt a Manővert kísérli meg a karakter, akkor az </text:span><text:span text:style-name="_5b_RPG_5d_Kiemelt_20_kifejezés"><text:span text:style-name="T22">Ellenpróba</text:span></text:span><text:span text:style-name="T22"> során a célszám már </text:span><text:span text:style-name="T13">+2-vel</text:span><text:span text:style-name="T14"> </text:span><text:span text:style-name="T22">nőni fog (lásd: Ellenpróba) (nem halmozódik). Ilyen lehet még az is, ha a játékos az ellenfelét már látta korábban küzdeni és egy konkrét manővert gyakran alkalmazni.</text:span></text:p>
      <text:h text:style-name="P346" text:outline-level="5"><text:bookmark-start text:name="__RefHeading___Toc11942_3781431762"/>Ellenpróba (E)<text:bookmark-end text:name="__RefHeading___Toc11942_3781431762"/></text:h>
      <text:p text:style-name="P67"><text:span text:style-name="_5b_RPG_5d_Kiemelt_20_kifejezés"><text:span text:style-name="T57">Manőver pont + k10 <text:s text:c="3"/>vs. <text:s text:c="3"/>Manőver célszáma</text:span></text:span></text:p>
      <text:section text:style-name="Sect9" text:name="Manőver-próba">
        <text:p text:style-name="P3"><text:span text:style-name="_5b_RPG_5d_Kiemelt_20_kifejezés">Manőver pont</text:span></text:p>
        <table:table table:name="Táblázat16" table:style-name="Táblázat16">
          <table:table-column table:style-name="Táblázat16.A"/>
          <table:table-column table:style-name="Táblázat16.B"/>
          <table:table-header-rows>
            <table:table-row table:style-name="TableLine2968313321056">
              <table:table-cell table:style-name="Táblázat16.A1" office:value-type="string">
                <text:p text:style-name="P281">Módosító</text:p>
              </table:table-cell>
              <table:table-cell table:style-name="Táblázat16.B1" office:value-type="string">
                <text:p text:style-name="P281">Érték</text:p>
              </table:table-cell>
            </table:table-row>
          </table:table-header-rows>
          <table:table-row table:style-name="TableLine2968313318176">
            <table:table-cell table:style-name="Táblázat16.A2" office:value-type="string">
              <text:p text:style-name="P283">Harcmodor</text:p>
            </table:table-cell>
            <table:table-cell table:style-name="Táblázat16.B2" office:value-type="string">
              <text:p text:style-name="P283">Az aktuálisan használt harcmodor képzettség szintje</text:p>
            </table:table-cell>
          </table:table-row>
          <table:table-row table:style-name="TableLine2968313314144">
            <table:table-cell table:style-name="Táblázat16.A3" office:value-type="string">
              <text:p text:style-name="P283">„Manőver ismeret– <text:line-break/>(az adott manőverre)” <text:s/></text:p>
              <text:p text:style-name="P283">(ha van)</text:p>
            </table:table-cell>
            <table:table-cell table:style-name="Táblázat16.B3" office:value-type="string">
              <text:p text:style-name="P283">Fokonként: +2</text:p>
            </table:table-cell>
          </table:table-row>
          <table:table-row table:style-name="TableLine2968313319904">
            <table:table-cell table:style-name="Táblázat16.A4" office:value-type="string">
              <text:p text:style-name="P283">Vállalás</text:p>
            </table:table-cell>
            <table:table-cell table:style-name="Táblázat16.B4" office:value-type="string">
              <text:p text:style-name="P283">+1 pont <text:span text:style-name="T87">→</text:span> <text:span text:style-name="T22">-15 VÉ</text:span><text:line-break/><text:span text:style-name="T40">(</text:span><text:span text:style-name="T41">Maximum vállalás: </text:span><text:span text:style-name="T42">+ 2</text:span><text:span text:style-name="T41">)</text:span></text:p>
            </table:table-cell>
          </table:table-row>
          <table:table-row table:style-name="TableLine2968313320480">
            <table:table-cell table:style-name="Táblázat16.A4" office:value-type="string">
              <text:p text:style-name="P283">+ k10</text:p>
            </table:table-cell>
            <table:table-cell table:style-name="Táblázat16.B4" office:value-type="string">
              <text:p text:style-name="P283">Dobás k10-el</text:p>
            </table:table-cell>
          </table:table-row>
        </table:table>
        <text:p text:style-name="P13"/>
        <text:p text:style-name="P4"><text:span text:style-name="_5b_RPG_5d_Kiemelt_20_kifejezés">Célszám</text:span></text:p>
        <table:table table:name="Táblázat17" table:style-name="Táblázat17">
          <table:table-column table:style-name="Táblázat17.A"/>
          <table:table-column table:style-name="Táblázat17.B"/>
          <table:table-header-rows>
            <table:table-row table:style-name="TableLine2968313309536">
              <table:table-cell table:style-name="Táblázat17.A1" office:value-type="string">
                <text:p text:style-name="P281">Módosító</text:p>
              </table:table-cell>
              <table:table-cell table:style-name="Táblázat17.B1" office:value-type="string">
                <text:p text:style-name="P281">Érték</text:p>
              </table:table-cell>
            </table:table-row>
          </table:table-header-rows>
          <table:table-row table:style-name="TableLine2968313339488">
            <table:table-cell table:style-name="Táblázat17.A2" office:value-type="string">
              <text:p text:style-name="P283">Manőver Nehézség</text:p>
            </table:table-cell>
            <table:table-cell table:style-name="Táblázat17.B2" office:value-type="string">
              <text:p text:style-name="P283">Az adott Manőver alapnehézsége</text:p>
            </table:table-cell>
          </table:table-row>
          <table:table-row table:style-name="TableLine2968313338912">
            <table:table-cell table:style-name="Táblázat17.A3" office:value-type="string">
              <text:p text:style-name="P283">Harcmodor</text:p>
            </table:table-cell>
            <table:table-cell table:style-name="Táblázat17.B3" office:value-type="string">
              <text:p text:style-name="P283">Az ellenfél aktuálisan használt harcmodor képzettségének szintje</text:p>
            </table:table-cell>
          </table:table-row>
          <table:table-row table:style-name="TableLine2968313325664">
            <table:table-cell table:style-name="Táblázat17.A3" office:value-type="string">
              <text:p text:style-name="P283">„Manőver ismeret – (az adott manőverre)”<text:line-break/><text:span text:style-name="T40">(ha van)</text:span></text:p>
            </table:table-cell>
            <table:table-cell table:style-name="Táblázat17.B3" office:value-type="string">
              <text:p text:style-name="P283">Fokonként: +2</text:p>
            </table:table-cell>
          </table:table-row>
          <table:table-row table:style-name="TableLine2968313330272">
            <table:table-cell table:style-name="Táblázat17.A3" office:value-type="string">
              <text:p text:style-name="P283">Módosító körülmények</text:p>
            </table:table-cell>
            <table:table-cell table:style-name="Táblázat17.B3" office:value-type="string">
              <text:p text:style-name="P58">[-5;+5] <text:s/>Tetszőleges KM által megadott +/- érték. Körülmény függő nehezítés ill. könnyítés. (Pl. eltérő fegyverméretek, bódulat, stb.)</text:p>
            </table:table-cell>
          </table:table-row>
        </table:table>
        <text:p text:style-name="Standard"/>
      </text:section>
      <text:p text:style-name="P311"><text:span text:style-name="T22">Ez a próbadobás nem mást fed, mint hogy a karakter képes -e megteremteni maga számára a lehetőséget, úgy</text:span><text:span text:style-name="T17">mond „megágyazni magának”, hogy egyáltalán megkísérelhesse a </text:span><text:span text:style-name="_5b_RPG_5d_Kiemelt_20_kifejezés"><text:span text:style-name="T17">Manővert</text:span></text:span><text:span text:style-name="T17">. A harcban ez helyezkedést, „pozícióba kerülést” jelent, amelynek sikere függ a karakter és ellenfele által aktuálisan használt harcmodor szintjétől, a </text:span><text:span text:style-name="_5b_RPG_5d_Kiemelt_20_kifejezés"><text:span text:style-name="T17">Manőver</text:span></text:span><text:span text:style-name="T17"> al</text:span><text:span text:style-name="T22">ap nehézségétől, attól, hogy a karakter mennyire „bevállalós”, <text:s/>valamint az általa és ellenfele által forgatott fegyverméretektől és egyéb módosító körülményektől.</text:span></text:p>
      <text:p text:style-name="P12">Az <text:span text:style-name="_5b_RPG_5d_Kiemelt_20_kifejezés">Ellenpróba</text:span> dobása során a KM meghatározza a próba célszámát, a játékos, pedig ún. Manőver pontját és dob hozzá k10-el. Ha a végső érték eléri a célszámot, akkor az <text:s/><text:span text:style-name="_5b_RPG_5d_Kiemelt_20_kifejezés">Ellenpróba</text:span><text:span text:style-name="_5b_RPG_5d_Kiemelt_20_kifejezés"><text:span text:style-name="T18"> sikeres volt.</text:span></text:span></text:p>
      <text:p text:style-name="P12">Ha csak az <text:span text:style-name="_5b_RPG_5d_Kiemelt_20_kifejezés">Ellenpróba</text:span> az adott Manőver követelménye, akkor annak sikere esetén az egész <text:span text:style-name="_5b_RPG_5d_Kiemelt_20_kifejezés">Manőver</text:span> automatikusan sikeresnek tekinthető.</text:p>
      <text:list xml:id="list2860898693" text:style-name="L75">
        <text:list-item>
          <text:p text:style-name="P460"><text:span text:style-name="T22">Ha a körben a manőver az ut</text:span>olsó „támadás”, akkor rontott Végrehajtás esetén Vállalásának VÉ levonása „átcsúszik” a következő körre</text:p>
        </text:list-item>
      </text:list>
      <text:list xml:id="list2929989506" text:style-name="L76">
        <text:list-item>
          <text:p text:style-name="P461">A KM a körülményektől és szituációtól függően adhat pozitív/negatív célszám módosítót [+5;-5] értékhatáron belül. Sőt, a KM dönthet úgy, hogy a feltételei adottak, <text:span text:style-name="T18">nincs szükség Ellenpróbára.</text:span></text:p>
        </text:list-item>
      </text:list>
      <text:h text:style-name="Heading_20_5" text:outline-level="5"><text:bookmark-start text:name="__RefHeading___Toc11944_3781431762"/><text:span text:style-name="_5b_RPG_5d_Kiemelt_20_kifejezés"><text:span text:style-name="T7">Vállalás</text:span></text:span><text:bookmark-end text:name="__RefHeading___Toc11944_3781431762"/></text:h>
      <text:p text:style-name="P311"><text:span text:style-name="T18">A karakter – </text:span><text:span text:style-name="_5b_RPG_5d_Kiemelt_20_kifejezés"><text:span text:style-name="T18">Ellenpróba</text:span></text:span><text:span text:style-name="T18"> során – dönthet úgy, hogy VÉ-je egy részéért cserébe pluszokat rak Manőver pontjaira. Ez veszélyeket is rejt, hiszen így kiszolgáltatottabbá válik ellenfele támadásaival szemben.</text:span></text:p>
      <text:list xml:id="list3326531166" text:style-name="L77">
        <text:list-item>
          <text:p text:style-name="P462"><text:span text:style-name="T18">A Vállalás legfeljebb </text:span><text:span text:style-name="_5b_RPG_5d_Kiemelt_20_kifejezés"><text:span text:style-name="T31">+2</text:span></text:span><text:span text:style-name="T18"> lehet. Minden pont </text:span><text:span text:style-name="T28">-15 VÉ</text:span><text:span text:style-name="T18">-t </text:span><text:span text:style-name="T36">ideiglenes </text:span><text:span text:style-name="T18">levonást okoz (1 visszatámadás)</text:span></text:p>
        </text:list-item>
      </text:list>
      <text:list xml:id="list221232546116637" text:continue-list="list2929989506" text:style-name="L76">
        <text:list-item text:start-value="1">
          <text:p text:style-name="P463">Ha a Manőver sikeres, akkor az ellenfél következő visszatámadásakor már nincs levonás</text:p>
        </text:list-item>
      </text:list>
      <text:h text:style-name="Heading_20_4" text:outline-level="4"><text:bookmark-start text:name="__RefHeading___Toc11946_3781431762"/>Egyszerű példa egy Manőver alkalmazására<text:bookmark-end text:name="__RefHeading___Toc11946_3781431762"/></text:h>
      <text:p text:style-name="Text_20_body">Rühes külön ismeret nélkül megpróbálja lefegyverezni ellenfelét. Mindkettőjüknél hosszú kard van, Rühes kicsivel jobb vívó, és MFP-ből fejlesztette a Lefegyverzés/Fegyvertörés manővert 1.fokra.</text:p>
      <text:p text:style-name="P311">Rühes értékei:</text:p>
      <text:list xml:id="list3410175612" text:style-name="L78">
        <text:list-item>
          <text:p text:style-name="P465">Kardvívás: 7.szint</text:p>
        </text:list-item>
        <text:list-item>
          <text:p text:style-name="P465">KÉ: 15</text:p>
        </text:list-item>
        <text:list-item>
          <text:p text:style-name="P465"><text:soft-page-break/>TÉ: 55 / 45</text:p>
        </text:list-item>
        <text:list-item>
          <text:p text:style-name="P465">VÉ: 125</text:p>
        </text:list-item>
        <text:list-item>
          <text:p text:style-name="P465">Lefegyverzés/Fegyvertörés manőver - 1.fok</text:p>
        </text:list-item>
      </text:list>
      <text:p text:style-name="P225">Ellenfelének értékei:</text:p>
      <text:list xml:id="list221232496223853" text:continue-list="list3410175612" text:style-name="L78">
        <text:list-item text:start-value="1">
          <text:p text:style-name="P465">Kardvívás: 6.szint</text:p>
        </text:list-item>
        <text:list-item>
          <text:p text:style-name="P465">VÉ: 115</text:p>
        </text:list-item>
      </text:list>
      <text:p text:style-name="P12"/>
      <text:list xml:id="list4152327910" text:style-name="L79">
        <text:list-item>
          <text:p text:style-name="P466">A Lefegyverzés manőver nehézsége: 10</text:p>
        </text:list-item>
        <text:list-item>
          <text:p text:style-name="P466">A Lefegyverezés fázisai: sikeres Végrehajtás (V) és Ellenpró<text:span text:style-name="T93">ba (E) szükséges.</text:span></text:p>
        </text:list-item>
      </text:list>
      <text:p text:style-name="P263"/>
      <text:list xml:id="list2722130096" text:style-name="L80">
        <text:list-item>
          <text:p text:style-name="P467">Végrehajtás: Rühes +20-al leadja támadását: 55+20+k100 = 132, ez nagyobb mint ellenfele VÉ-je<text:line-break/><text:span text:style-name="T90">→ Sikeres Végrehajtás</text:span></text:p>
        </text:list-item>
        <text:list-item>
          <text:p text:style-name="P469">Ellenpróba</text:p>
        </text:list-item>
      </text:list>
      <text:list xml:id="list3936731415" text:style-name="L81">
        <text:list-item>
          <text:p text:style-name="P470">Tetves dobása: 7 (<text:span text:style-name="T48">kardvívás)</text:span> + 2 <text:span text:style-name="T48">(Lefegyverzés-1.fok)</text:span> + k10</text:p>
        </text:list-item>
        <text:list-item>
          <text:p text:style-name="P470">Célszám: 6 +10=16 (ellenfél kardvívása + Lefegyverzés nehézsége)</text:p>
        </text:list-item>
      </text:list>
      <table:table table:name="Táblázat35" table:style-name="Táblázat35">
        <table:table-column table:style-name="Táblázat35.A"/>
        <table:table-header-rows>
          <table:table-row table:style-name="TableLine2968313336896">
            <table:table-cell table:style-name="Táblázat35.A1" office:value-type="string">
              <text:p text:style-name="P223">A próbadobás így: <text:line-break/><text:span text:style-name="T28">(9 + k10 ) <text:s/>vs <text:s text:c="2"/>16</text:span></text:p>
            </table:table-cell>
          </table:table-row>
        </table:table-header-rows>
      </table:table>
      <text:p text:style-name="Text_20_body">Tehát ha Rühes legalább 7-et dob k10-en, akkor az Ellenpróba is sikeres és így az egész manőver is, ellenfele kardja kihullik annak kezéből. Látható, hogy a Lefegyverzés külön ismeret nélkül nem könnyű művelet.</text:p>
      <text:p text:style-name="Text_20_body">Ha Rühes megtanulná a Lefegyverezést 2.fokon Manőverfejlesztő Pontjaiból (MFP), akkor már +4 járna a próbadobására (11+k10) és így már 5-ös dobással is sikert érhetne el. Ha viszont ellenfele is jártas lenne – mondjuk csak 1.fokon – Lefegyverzésben, akkor az ő +2 bónusza mérsékelné Rühes +4-es bónuszát és ismét csak a 7-es dobás (vagy felette) lenne eredményes.</text:p>
      <text:h text:style-name="Heading_20_4" text:outline-level="4"><text:bookmark-start text:name="__RefHeading___Toc11948_3781431762"/>Összetettebb példa egy Manőver alkalmazására<text:bookmark-end text:name="__RefHeading___Toc11948_3781431762"/></text:h>
      <text:p text:style-name="P290">Aktualizálni ha végleg megoldódott a VÉ csökkentés probléma. NEM BIZTOS HOGY KELL...</text:p>
      <text:p text:style-name="Text_20_body">Tetves <text:span text:style-name="_5b_RPG_5d_Kiemelt_20_kifejezés">Gáncsolást</text:span> akar alkalmazni. Ellenfelénél kard van, nála tőr és rendelkezik <text:span text:style-name="T18"><text:s/>„Gáncsolás” Manőver ismerettel (1 fok)</text:span>. Bejelenti, hogy ezen kívül 2 pontot vállal (lásd Vállalás) a cél érdekében <text:span text:style-name="T90">→</text:span><text:span text:style-name="T107"> -20VÉ</text:span></text:p>
      <text:p text:style-name="P311">Tetves értékei:</text:p>
      <text:list xml:id="list221232670547813" text:continue-list="list221232496223853" text:style-name="L78">
        <text:list-item text:start-value="1">
          <text:p text:style-name="P465">Közelharc: 7.szint</text:p>
        </text:list-item>
        <text:list-item>
          <text:p text:style-name="P465">KÉ: 15</text:p>
        </text:list-item>
        <text:list-item>
          <text:p text:style-name="P465">TÉ: 55</text:p>
        </text:list-item>
        <text:list-item>
          <text:p text:style-name="P465">VÉ: 125 ; A Vállalás miatt csak: 105</text:p>
        </text:list-item>
        <text:list-item>
          <text:p text:style-name="P465">Manőver ismeret – Gáncsolás – 1.fok</text:p>
        </text:list-item>
      </text:list>
      <text:p text:style-name="P225">Ellenfelének értékei:</text:p>
      <text:list xml:id="list221233884800822" text:continue-list="list221232670547813" text:style-name="L78">
        <text:list-item text:start-value="1">
          <text:p text:style-name="P465">Kardvívás: 6.szint</text:p>
        </text:list-item>
        <text:list-item>
          <text:p text:style-name="P465">VÉ: 140</text:p>
        </text:list-item>
        <text:list-item>
          <text:p text:style-name="P464"><text:span text:style-name="T24">Nincs</text:span> „Gáncsolás” Manőver ismerete</text:p>
        </text:list-item>
      </text:list>
      <text:p text:style-name="Text_20_body"/>
      <text:list xml:id="list221232509775650" text:continue-list="list4152327910" text:style-name="L79">
        <text:list-item text:start-value="1">
          <text:p text:style-name="P466">A Gáncsolás manőver nehézsége: 8 <text:s/><text:span text:style-name="T48">(belharcban 5 lenne, de ez most nem áll fenn)</text:span></text:p>
        </text:list-item>
        <text:list-item>
          <text:p text:style-name="P466">Gáncsolás fázisai: sikeres Végrehajtás (V) és Ellenpró<text:span text:style-name="T93">ba (E) szükséges.</text:span></text:p>
        </text:list-item>
      </text:list>
      <text:p text:style-name="P263"/>
      <text:list xml:id="list2698110747" text:style-name="L82">
        <text:list-item>
          <text:p text:style-name="P468">Végrehajtás: Tetves leadja támadását. 55+20+k100 = 142, ez nagyobb mint ellenfele VÉ-je <text:line-break/><text:span text:style-name="T90">→ Sikeres Végrehajtás</text:span></text:p>
        </text:list-item>
        <text:list-item>
          <text:p text:style-name="P471">Ellenpróba</text:p>
        </text:list-item>
      </text:list>
      <text:list xml:id="list3188994953" text:style-name="L83">
        <text:list-item>
          <text:p text:style-name="P472">Tetves manőver pontjai: 7+2+2 = 11 <text:s/><text:line-break/><text:span text:style-name="T48">(közelharc + „Gáncsolás” manőver ismeret bónusza + vállalás)</text:span></text:p>
        </text:list-item>
        <text:list-item>
          <text:p text:style-name="P472"><text:soft-page-break/>Célszám: 8+6+2=16 (ellenfél kardvívása + gáncsolás nehézsége + a fegyverméretek különbözősége miatt a KM megnöveli 2-vel a célszámot)</text:p>
        </text:list-item>
      </text:list>
      <table:table table:name="Táblázat25" table:style-name="Táblázat25">
        <table:table-column table:style-name="Táblázat25.A"/>
        <table:table-header-rows>
          <table:table-row table:style-name="TableLine2968313332864">
            <table:table-cell table:style-name="Táblázat25.A1" office:value-type="string">
              <text:p text:style-name="P223">A próbadobás így: <text:line-break/>(<text:span text:style-name="T28">11 + k10 ) <text:s/>vs <text:s text:c="2"/>16</text:span></text:p>
            </table:table-cell>
          </table:table-row>
        </table:table-header-rows>
      </table:table>
      <text:p text:style-name="P10">Tehát ha Tetves legalább 5-öt dob k10-en, akkor az Ellenpróba is sikeres és így az egész manőver is az, kikaszálta ellenfele lábát. <text:span text:style-name="T18">Ha nem sikerült volna a manőver, akkor ellenfele következő rendes visszatámadása ellen Tetves -20 VÉ büntetés szenvedett volna el (a Vállalás miatt).</text:span></text:p>
      <text:p text:style-name="P228"/>
      <text:h text:style-name="P331" text:outline-level="2"><text:bookmark-start text:name="__RefHeading___Toc11952_3781431762"/>Fegyverek<text:bookmark-end text:name="__RefHeading___Toc11952_3781431762"/></text:h>
      <text:p text:style-name="P11"><text:span text:style-name="T34">TODO_HARC_#27. <text:s text:c="3"/>+ </text:span>TODO: Bevezető</text:p>
      <text:h text:style-name="Heading_20_3" text:outline-level="3"><text:bookmark-start text:name="__RefHeading___Toc11954_3781431762"/>Általános fegyver-harcértékek<text:bookmark-end text:name="__RefHeading___Toc11954_3781431762"/></text:h>
      <text:p text:style-name="Text_20_body">Alább alapelveket találhatunk az egyes általános fegyverkategóriákhoz – méret szerint. A lentiek irányadó értékek, az egyes konkrét fegyverek számai ettől eltérnek, viszont új fegyver beillesztése a rendszerbe így gyerekjáték.</text:p>
      <table:table table:name="Táblázat56" table:style-name="Táblázat56">
        <table:table-column table:style-name="Táblázat56.A"/>
        <table:table-column table:style-name="Táblázat56.B"/>
        <table:table-column table:style-name="Táblázat56.C"/>
        <table:table-column table:style-name="Táblázat56.D" table:number-columns-repeated="2"/>
        <table:table-column table:style-name="Táblázat56.F"/>
        <table:table-row table:style-name="Táblázat56.1">
          <table:table-cell table:style-name="Táblázat56.A1" table:number-rows-spanned="2" table:number-columns-spanned="3" office:value-type="string">
            <text:p text:style-name="P193">Kategóriánként</text:p>
          </table:table-cell>
          <table:covered-table-cell/>
          <table:covered-table-cell/>
          <table:table-cell table:style-name="Táblázat56.D1" office:value-type="string">
            <text:p text:style-name="P193">KÉ</text:p>
          </table:table-cell>
          <table:table-cell table:style-name="Táblázat56.D1" office:value-type="string">
            <text:p text:style-name="P193">TÉ</text:p>
          </table:table-cell>
          <table:table-cell table:style-name="Táblázat56.F1" office:value-type="string">
            <text:p text:style-name="P193">VÉ</text:p>
          </table:table-cell>
        </table:table-row>
        <table:table-row table:style-name="Táblázat56.2">
          <table:covered-table-cell table:style-name="Táblázat56.A1"/>
          <table:covered-table-cell/>
          <table:covered-table-cell/>
          <table:table-cell table:style-name="Táblázat56.D2" office:value-type="string">
            <text:p text:style-name="P193">2</text:p>
          </table:table-cell>
          <table:table-cell table:style-name="Táblázat56.D2" office:value-type="string">
            <text:p text:style-name="P193">4</text:p>
          </table:table-cell>
          <table:table-cell table:style-name="Táblázat56.F2" office:value-type="string">
            <text:p text:style-name="P193">4</text:p>
          </table:table-cell>
        </table:table-row>
        <table:table-row table:style-name="Táblázat56.3">
          <table:table-cell table:style-name="Táblázat56.F2" table:number-columns-spanned="6" office:value-type="string">
            <text:p text:style-name="P193"/>
          </table:table-cell>
          <table:covered-table-cell/>
          <table:covered-table-cell/>
          <table:covered-table-cell/>
          <table:covered-table-cell/>
          <table:covered-table-cell/>
        </table:table-row>
        <table:table-row table:style-name="Táblázat56.1">
          <table:table-cell table:style-name="Táblázat56.D2" office:value-type="string">
            <text:p text:style-name="P193">Fegyver példa</text:p>
          </table:table-cell>
          <table:table-cell table:style-name="Táblázat56.D2" office:value-type="string">
            <text:p text:style-name="P193">Kategória</text:p>
          </table:table-cell>
          <table:table-cell table:style-name="Táblázat56.D2" office:value-type="string">
            <text:p text:style-name="P213">Sorszám</text:p>
          </table:table-cell>
          <table:table-cell table:style-name="Táblázat56.D2" office:value-type="string">
            <text:p text:style-name="P193">KÉ</text:p>
          </table:table-cell>
          <table:table-cell table:style-name="Táblázat56.D2" office:value-type="string">
            <text:p text:style-name="P193">TÉ</text:p>
          </table:table-cell>
          <table:table-cell table:style-name="Táblázat56.F2" office:value-type="string">
            <text:p text:style-name="P193">VÉ</text:p>
          </table:table-cell>
        </table:table-row>
        <table:table-row table:style-name="Táblázat56.1">
          <table:table-cell table:style-name="Táblázat56.D2" office:value-type="string">
            <text:p text:style-name="P178"><text:s/>tőr</text:p>
          </table:table-cell>
          <table:table-cell table:style-name="Táblázat56.D2" office:value-type="string">
            <text:p text:style-name="P185">rövid</text:p>
          </table:table-cell>
          <table:table-cell table:style-name="Táblázat56.D2" office:value-type="string">
            <text:p text:style-name="P214">1</text:p>
          </table:table-cell>
          <table:table-cell table:style-name="Táblázat56.D2" office:value-type="string">
            <text:p text:style-name="P185">2</text:p>
          </table:table-cell>
          <table:table-cell table:style-name="Táblázat56.D2" office:value-type="string">
            <text:p text:style-name="P185">4</text:p>
          </table:table-cell>
          <table:table-cell table:style-name="Táblázat56.F2" office:value-type="string">
            <text:p text:style-name="P185">4</text:p>
          </table:table-cell>
        </table:table-row>
        <table:table-row table:style-name="Táblázat56.1">
          <table:table-cell table:style-name="Táblázat56.D2" office:value-type="string">
            <text:p text:style-name="P178"><text:s/>rövid kard</text:p>
          </table:table-cell>
          <table:table-cell table:style-name="Táblázat56.D2" office:value-type="string">
            <text:p text:style-name="P185">fél penge</text:p>
          </table:table-cell>
          <table:table-cell table:style-name="Táblázat56.D2" office:value-type="string">
            <text:p text:style-name="P214">2</text:p>
          </table:table-cell>
          <table:table-cell table:style-name="Táblázat56.D2" office:value-type="string">
            <text:p text:style-name="P185">4</text:p>
          </table:table-cell>
          <table:table-cell table:style-name="Táblázat56.D2" office:value-type="string">
            <text:p text:style-name="P185">8</text:p>
          </table:table-cell>
          <table:table-cell table:style-name="Táblázat56.F2" office:value-type="string">
            <text:p text:style-name="P185">8</text:p>
          </table:table-cell>
        </table:table-row>
        <table:table-row table:style-name="Táblázat56.1">
          <table:table-cell table:style-name="Táblázat56.D2" office:value-type="string">
            <text:p text:style-name="P178"><text:s/>hosszú kard</text:p>
          </table:table-cell>
          <table:table-cell table:style-name="Táblázat56.D2" office:value-type="string">
            <text:p text:style-name="P185">1 penge</text:p>
          </table:table-cell>
          <table:table-cell table:style-name="Táblázat56.D2" office:value-type="string">
            <text:p text:style-name="P214">3</text:p>
          </table:table-cell>
          <table:table-cell table:style-name="Táblázat56.D2" office:value-type="string">
            <text:p text:style-name="P185">6</text:p>
          </table:table-cell>
          <table:table-cell table:style-name="Táblázat56.D2" office:value-type="string">
            <text:p text:style-name="P185">12</text:p>
          </table:table-cell>
          <table:table-cell table:style-name="Táblázat56.F2" office:value-type="string">
            <text:p text:style-name="P185">12</text:p>
          </table:table-cell>
        </table:table-row>
        <table:table-row table:style-name="Táblázat56.1">
          <table:table-cell table:style-name="Táblázat56.D2" office:value-type="string">
            <text:p text:style-name="P178"><text:s/>másfélkezes kard</text:p>
          </table:table-cell>
          <table:table-cell table:style-name="Táblázat56.D2" office:value-type="string">
            <text:p text:style-name="P185">1,5 penge</text:p>
          </table:table-cell>
          <table:table-cell table:style-name="Táblázat56.D2" office:value-type="string">
            <text:p text:style-name="P214">4</text:p>
          </table:table-cell>
          <table:table-cell table:style-name="Táblázat56.D2" office:value-type="string">
            <text:p text:style-name="P185">8</text:p>
          </table:table-cell>
          <table:table-cell table:style-name="Táblázat56.D2" office:value-type="string">
            <text:p text:style-name="P185">16</text:p>
          </table:table-cell>
          <table:table-cell table:style-name="Táblázat56.F2" office:value-type="string">
            <text:p text:style-name="P185">16</text:p>
          </table:table-cell>
        </table:table-row>
        <table:table-row table:style-name="Táblázat56.1">
          <table:table-cell table:style-name="Táblázat56.D2" office:value-type="string">
            <text:p text:style-name="P178"><text:s/>kétkezes kard</text:p>
          </table:table-cell>
          <table:table-cell table:style-name="Táblázat56.D2" office:value-type="string">
            <text:p text:style-name="P185">2 penge</text:p>
          </table:table-cell>
          <table:table-cell table:style-name="Táblázat56.D2" office:value-type="string">
            <text:p text:style-name="P214">5</text:p>
          </table:table-cell>
          <table:table-cell table:style-name="Táblázat56.D2" office:value-type="string">
            <text:p text:style-name="P185">10</text:p>
          </table:table-cell>
          <table:table-cell table:style-name="Táblázat56.D2" office:value-type="string">
            <text:p text:style-name="P185">20</text:p>
          </table:table-cell>
          <table:table-cell table:style-name="Táblázat56.F2" office:value-type="string">
            <text:p text:style-name="P185">20</text:p>
          </table:table-cell>
        </table:table-row>
        <table:table-row table:style-name="Táblázat56.1">
          <table:table-cell table:style-name="Táblázat56.D2" office:value-type="string">
            <text:p text:style-name="P178"><text:s/>lándzsa</text:p>
          </table:table-cell>
          <table:table-cell table:style-name="Táblázat56.D2" office:value-type="string">
            <text:p text:style-name="P185">szálfegyver</text:p>
          </table:table-cell>
          <table:table-cell table:style-name="Táblázat56.D2" office:value-type="string">
            <text:p text:style-name="P214">6</text:p>
          </table:table-cell>
          <table:table-cell table:style-name="Táblázat56.D2" office:value-type="string">
            <text:p text:style-name="P185">12</text:p>
          </table:table-cell>
          <table:table-cell table:style-name="Táblázat56.D2" office:value-type="string">
            <text:p text:style-name="P185">24</text:p>
          </table:table-cell>
          <table:table-cell table:style-name="Táblázat56.F2" office:value-type="string">
            <text:p text:style-name="P185">24</text:p>
          </table:table-cell>
        </table:table-row>
      </table:table>
      <text:p text:style-name="Standard"/>
      <text:h text:style-name="Heading_20_3" text:outline-level="3"><text:bookmark-start text:name="__RefHeading___Toc11956_3781431762"/>Elsődleges támadási típus<text:bookmark-end text:name="__RefHeading___Toc11956_3781431762"/></text:h>
      <text:p text:style-name="Text_20_body">Minden fegyver rendelkezik egy <text:span text:style-name="T28">elsődleges támadási (sebzési) típussal</text:span>, pl. szúrás. Ha emellett más típusú támadásra is alkalmas, az csak másodlagos lehet. Ha a karakter nem jelenti be, hogy milyen típusú támadást akar leadni, akkor mindig az elsődleges támadás típust vesszük megtörténtnek. Például a hosszú kard: vágás/szúrás. Ekkor az alapértelmezett támadási típus a vágás. Ha a karakter bejelenti, hogy szúrni szeretne, akkor azt <text:span text:style-name="T28">-10TÉ</text:span> módosítóval teheti meg. Ha pedig zúzni szeretne (amire a fegyver alkalmatlan), akkor – ha a KM engedi – azt <text:span text:style-name="T28">-20TÉ</text:span>-vel teheti meg.</text:p>
      <text:h text:style-name="Heading_20_3" text:outline-level="3"><text:bookmark-start text:name="__RefHeading___Toc11958_3781431762"/>Különleges fegyver szabály (jelölése: KF)<text:bookmark-end text:name="__RefHeading___Toc11958_3781431762"/></text:h>
      <text:p text:style-name="Text_20_body">Egyes – speciális – fegyvereknél van megemlítve ez a szabály. Jelentése: a táblázatban leírt harcértékek csak akkor érvényesek, ha speciális iskolában, vagy onnan származó mestertől megtanulta a karakter a fegyver speciális fogásait. Ez részben előtörténet követelmény, amelyet fel kell tüntetni a karakterlapon. Bánjunk ezzel a követelménnyel szigorúan! Ha ez nincs meg, a KM dönt, hogy milyen – alacsonyabb – harcértékekkel forgathatja a karakter a fegyvert – már ha egyáltalán...</text:p>
      <text:p text:style-name="Text_20_body">A fegyverek egyedi fogásaihoz viszont követelmény a <text:span text:style-name="T28">Mesterfegyver fortély 1.</text:span> vagy <text:span text:style-name="T28">2. foka</text:span> az adott fegyverre. Ezen speciális fogásokat fortélyok formájában tanulhatja meg a harcos. Leírásukat lásd a harci fortélyo<text:span text:style-name="T22">knál. Azok a fegyverek számítanak „Speciálisnak”, amelyek komment mezőjében szerepel a „</text:span><text:span text:style-name="T31">KT</text:span><text:span text:style-name="T22">” jelölés.</text:span></text:p>
      <text:h text:style-name="P333" text:outline-level="3"><text:bookmark-start text:name="__RefHeading___Toc11960_3781431762"/>Puszta kéz<text:bookmark-end text:name="__RefHeading___Toc11960_3781431762"/></text:h>
      <text:p text:style-name="Text_20_body">A Puszta kéz kiemelt „fegyver”, hiszen mindig „ott van”. Puszta kézzel viszont bármilyen fegyver ellen meglehetősen kellemetlen harcolni, hiszen nincs mivel távol tartani, fenyegetni az ellenfelet. Ezért a Puszta kéz harcértékei mindenkinek a következők:</text:p>
      <table:table table:name="Tábla14" table:style-name="Tábla14">
        <table:table-column table:style-name="Tábla14.A"/>
        <table:table-row table:style-name="TableLine2968313324512">
          <table:table-cell table:style-name="Tábla14.A1" office:value-type="string">
            <text:p text:style-name="P5">Puszta kéz: KÉ: -10, TÉ: -10, VÉ: -10</text:p>
          </table:table-cell>
        </table:table-row>
      </table:table>
      <text:h text:style-name="Heading_20_4" text:outline-level="4"><text:bookmark-start text:name="__RefHeading___Toc11962_3781431762"/>Érintő támadás<text:bookmark-end text:name="__RefHeading___Toc11962_3781431762"/></text:h>
      <text:p text:style-name="Text_20_body">Ha a cél csupán az ellenfél megérintése – nem sebzés –, akkor ezt könnyebben megteheti a támadó. Támadó Értékére nem jár levonás:</text:p>
      <table:table table:name="Táblázat47" table:style-name="Táblázat47">
        <table:table-column table:style-name="Táblázat47.A"/>
        <table:table-row table:style-name="TableLine2968313332576">
          <table:table-cell table:style-name="Táblázat47.A1" office:value-type="string">
            <text:p text:style-name="P5">Puszta kéz: KÉ: -10, <text:span text:style-name="T18">TÉ: 0,</text:span> VÉ: -10</text:p>
          </table:table-cell>
        </table:table-row>
      </table:table>
      <text:p text:style-name="Text_20_body"/>
      <text:h text:style-name="P338" text:outline-level="3"><text:bookmark-start text:name="__RefHeading___Toc11964_3781431762"/>Hárítófegyverek<text:bookmark-end text:name="__RefHeading___Toc11964_3781431762"/></text:h>
      <text:p text:style-name="P481">TODO_HARC_#27.</text:p>
      <text:p text:style-name="P482">Kapcsolódó fortély: „<text:span text:style-name="T28">Hárítófegyver-használat</text:span>”</text:p>
      <text:list xml:id="list1853495582" text:style-name="L84">
        <text:list-item>
          <text:p text:style-name="P483">Alkarvédő </text:p>
        </text:list-item>
        <text:list-item>
          <text:p text:style-name="P484">közelharci fegyverek ellen +10 VÉ, egykezes, pengefegyverek ellen +5 VÉ. Ennél nagyobb fegyverek ellen nem véd. (Ha mindkét karon van, akkor is csak a fenti harcértékek az irányadóak, további bónusz nem jár)</text:p>
        </text:list-item>
        <text:list-item>
          <text:p text:style-name="P485">Köpeny</text:p>
        </text:list-item>
        <text:list-item>
          <text:p text:style-name="P486">TODO</text:p>
        </text:list-item>
        <text:list-item>
          <text:p text:style-name="P485">Csatakesztyű</text:p>
        </text:list-item>
        <text:list-item>
          <text:p text:style-name="P486">TODO</text:p>
        </text:list-item>
        <text:list-item>
          <text:p text:style-name="P487">Tonfa: értékeit lásd a „Közelharci fegyverek harcértékei” fejezetben</text:p>
        </text:list-item>
        <text:list-item>
          <text:p text:style-name="P488">spec: <text:span text:style-name="T68">TODO</text:span></text:p>
        </text:list-item>
        <text:list-item>
          <text:p text:style-name="P487">Fejvadászkard: értékeit lásd a „Közelharci fegyverek harcértékei” fejezetben</text:p>
        </text:list-item>
        <text:list-item>
          <text:p text:style-name="P488">spec: <text:span text:style-name="T68">TODO</text:span></text:p>
        </text:list-item>
      </text:list>
      <text:p text:style-name="P482"/>
      <text:p text:style-name="Text_20_body"/>
      <text:h text:style-name="P333" text:outline-level="3"><text:bookmark-start text:name="__RefHeading___Toc11966_3781431762"/>Közelharci fegyverek <text:bookmark-end text:name="__RefHeading___Toc11966_3781431762"/></text:h>
      <text:p text:style-name="Text_20_body">(<text:span text:style-name="T28">IV</text:span>) Általános szabály íves fegyverekre:</text:p>
      <text:list xml:id="list1124418890" text:style-name="L85">
        <text:list-item>
          <text:p text:style-name="P473">Páncélozatlan ellenfél ellen +2 SP sebzésbónusz</text:p>
        </text:list-item>
      </text:list>
      <text:section text:style-name="Sect12" text:name="közelharci_fegyverek">
        <table:table table:name="Táblázat31" table:style-name="Táblázat31">
          <table:table-column table:style-name="Táblázat31.A"/>
          <table:table-column table:style-name="Táblázat31.B"/>
          <table:table-column table:style-name="Táblázat31.C"/>
          <table:table-column table:style-name="Táblázat31.D"/>
          <table:table-column table:style-name="Táblázat31.E"/>
          <table:table-column table:style-name="Táblázat31.F"/>
          <table:table-column table:style-name="Táblázat31.C"/>
          <table:table-column table:style-name="Táblázat31.H"/>
          <table:table-column table:style-name="Táblázat31.C"/>
          <table:table-column table:style-name="Táblázat31.J"/>
          <table:table-column table:style-name="Táblázat31.K"/>
          <table:table-row table:style-name="Táblázat31.1">
            <table:table-cell table:style-name="Táblázat31.A1" table:number-columns-spanned="11" office:value-type="string">
              <text:p text:style-name="P194">Közelharci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31.1">
            <table:table-cell table:style-name="Táblázat31.A2" office:value-type="string">
              <text:p text:style-name="P111">Fegyver</text:p>
            </table:table-cell>
            <table:table-cell table:style-name="Táblázat31.B2" office:value-type="string">
              <text:p text:style-name="P298">Forgatás módja</text:p>
            </table:table-cell>
            <table:table-cell table:style-name="Táblázat31.A2" office:value-type="string">
              <text:p text:style-name="P298">SP</text:p>
            </table:table-cell>
            <table:table-cell table:style-name="Táblázat31.A2" office:value-type="string">
              <text:p text:style-name="P298">Sebzés módja</text:p>
            </table:table-cell>
            <table:table-cell table:style-name="Táblázat31.A2" office:value-type="string">
              <text:p text:style-name="P111">Átütés</text:p>
            </table:table-cell>
            <table:table-cell table:style-name="Táblázat31.A2" office:value-type="string">
              <text:p text:style-name="P111">Pengehossz</text:p>
            </table:table-cell>
            <table:table-cell table:style-name="Táblázat31.A2" office:value-type="string">
              <text:p text:style-name="P111">KÉ</text:p>
            </table:table-cell>
            <table:table-cell table:style-name="Táblázat31.A2" office:value-type="string">
              <text:p text:style-name="P111">TÉ</text:p>
            </table:table-cell>
            <table:table-cell table:style-name="Táblázat31.A2" office:value-type="string">
              <text:p text:style-name="P111">VÉ</text:p>
            </table:table-cell>
            <table:table-cell table:style-name="Táblázat31.A2" office:value-type="string">
              <text:p text:style-name="P296">Sebesség</text:p>
            </table:table-cell>
            <table:table-cell table:style-name="Táblázat31.K2" office:value-type="string">
              <text:p text:style-name="P111">Speciális</text:p>
            </table:table-cell>
          </table:table-row>
          <table:table-row table:style-name="Táblázat31.1">
            <table:table-cell table:style-name="Táblázat31.A20" office:value-type="string">
              <text:p text:style-name="P177">Puszta kéz</text:p>
            </table:table-cell>
            <table:table-cell table:style-name="Táblázat31.B2" office:value-type="string">
              <text:p text:style-name="P183">egykezes</text:p>
            </table:table-cell>
            <table:table-cell table:style-name="Táblázat31.I19" office:value-type="string">
              <text:p text:style-name="P183">-5</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10</text:p>
            </table:table-cell>
            <table:table-cell table:style-name="Táblázat31.H19" office:value-type="string">
              <text:p text:style-name="P183">-10</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KT sebesülést okoz. </text:p>
              <text:p text:style-name="P32">Minden 5-ik KT 1 ÉP elvesztését okozza. </text:p>
              <text:p text:style-name="P32">Kivéve: harcművészek „Sárkány ököl” fortélya</text:p>
              <text:p text:style-name="P32">Erőbónusz: Az Erő 1:1-ben beszámít</text:p>
            </table:table-cell>
          </table:table-row>
          <table:table-row table:style-name="Táblázat31.1">
            <table:table-cell table:style-name="Táblázat31.A20" office:value-type="string">
              <text:p text:style-name="P177">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Béltépő</text:p>
            </table:table-cell>
            <table:table-cell table:style-name="Táblázat31.B2" office:value-type="string">
              <text:p text:style-name="P183">egykezes</text:p>
            </table:table-cell>
            <table:table-cell table:style-name="Táblázat31.E3" office:value-type="string">
              <text:p text:style-name="P183">+1</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list xml:id="list2798881837" text:style-name="L86">
                <text:list-item>
                  <text:p text:style-name="P366">Ha minimum 11 SP lett a sebződobás, akkor +5 SP jár.</text:p>
                </text:list-item>
                <text:list-item>
                  <text:p text:style-name="P366">Páncélos ellenfélnél minden esetben elakad, <text:s/>ha átment rajta a sebzés.</text:p>
                </text:list-item>
                <text:list-item>
                  <text:p text:style-name="P366">Páncéltalan esetén: K6 dobás:<text:line-break/>1-2 a fegyver elakad a testben, <text:s/>ha átment rajta a sebzés.</text:p>
                </text:list-item>
              </text:list>
            </table:table-cell>
          </table:table-row>
          <table:table-row table:style-name="Táblázat31.1">
            <table:table-cell table:style-name="Táblázat31.A20" office:value-type="string">
              <text:p text:style-name="P177">Dzsambia</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V/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E3" office:value-type="string">
              <text:p text:style-name="P183">2</text:p>
            </table:table-cell>
            <table:table-cell table:style-name="Táblázat31.E3" office:value-type="string">
              <text:p text:style-name="P183">4</text:p>
            </table:table-cell>
            <table:table-cell table:style-name="Táblázat31.E3" office:value-type="string">
              <text:p text:style-name="P183">4</text:p>
            </table:table-cell>
            <table:table-cell table:style-name="Táblázat31.E3" office:value-type="string">
              <text:p text:style-name="P183">5</text:p>
            </table:table-cell>
            <table:table-cell table:style-name="Táblázat31.K3" office:value-type="string">
              <text:p text:style-name="P32">Páncélozott ellenfélnél: SP:0</text:p>
              <text:p text:style-name="P32">Páncél nélküli ellenfélnél: SP:+2</text:p>
            </table:table-cell>
          </table:table-row>
          <table:table-row table:style-name="Táblázat31.1">
            <table:table-cell table:style-name="Táblázat31.A20" office:value-type="string">
              <text:p text:style-name="P177">Garott</text:p>
            </table:table-cell>
            <table:table-cell table:style-name="Táblázat31.B2" office:value-type="string">
              <text:p text:style-name="P183">egykezes</text:p>
            </table:table-cell>
            <table:table-cell table:style-name="Táblázat31.E3" office:value-type="string">
              <text:p text:style-name="P33">+8 / +4</text:p>
            </table:table-cell>
            <table:table-cell table:style-name="Táblázat31.E3" office:value-type="string">
              <text:p text:style-name="P183">V</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0*</text:p>
            </table:table-cell>
            <table:table-cell table:style-name="Táblázat31.H19" office:value-type="string">
              <text:p text:style-name="P183">0*</text:p>
            </table:table-cell>
            <table:table-cell table:style-name="Táblázat31.I19" office:value-type="string">
              <text:p text:style-name="P183">0*</text:p>
            </table:table-cell>
            <table:table-cell table:style-name="Táblázat31.E3" office:value-type="string">
              <text:p text:style-name="P183">-</text:p>
            </table:table-cell>
            <table:table-cell table:style-name="Táblázat31.K3" office:value-type="string">
              <text:p text:style-name="P32"/>
              <text:p text:style-name="P32">Csak orvtámadás harci taktikában használható.</text:p>
              <text:p text:style-name="P32">Erőbónusz: Az Erő 1:1-ben beszámít</text:p>
            </table:table-cell>
          </table:table-row>
          <table:table-row table:style-name="Táblázat31.1">
            <table:table-cell table:style-name="Táblázat31.A20" office:value-type="string">
              <text:p text:style-name="P177">Kés</text:p>
            </table:table-cell>
            <table:table-cell table:style-name="Táblázat31.B2" office:value-type="string">
              <text:p text:style-name="P183">egykezes</text:p>
            </table:table-cell>
            <table:table-cell table:style-name="Táblázat31.I19" office:value-type="string">
              <text:p text:style-name="P183">+0<text:bookmark text:name="DDE_LINK3"/></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3</text:p>
            </table:table-cell>
            <table:table-cell table:style-name="Táblázat31.I19" office:value-type="string">
              <text:p text:style-name="P183">1</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Kriszkés</text:p>
            </table:table-cell>
            <table:table-cell table:style-name="Táblázat31.B2" office:value-type="string">
              <text:p text:style-name="P183">egykezes</text:p>
            </table:table-cell>
            <table:table-cell table:style-name="Táblázat31.I19" office:value-type="string">
              <text:p text:style-name="P183">+3/0</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4</text:p>
            </table:table-cell>
            <table:table-cell table:style-name="Táblázat31.H19" office:value-type="string">
              <text:p text:style-name="P183">5</text:p>
            </table:table-cell>
            <table:table-cell table:style-name="Táblázat31.I19" office:value-type="string">
              <text:p text:style-name="P183">2</text:p>
            </table:table-cell>
            <table:table-cell table:style-name="Táblázat31.E3" office:value-type="string">
              <text:p text:style-name="P183">5</text:p>
            </table:table-cell>
            <table:table-cell table:style-name="Táblázat31.K3" office:value-type="string">
              <text:p text:style-name="P32">Páncél nélküli ellenfélnél, szúrás esetén sebzése: +3 SP</text:p>
              <text:p text:style-name="P32">Fegyverrántás szituációban +5 KÉ</text:p>
              <text:p text:style-name="P32">Páncélszúrásra nem használható.</text:p>
            </table:table-cell>
          </table:table-row>
          <table:table-row table:style-name="Táblázat31.1">
            <table:table-cell table:style-name="Táblázat31.A20" office:value-type="string">
              <text:p text:style-name="P177">Levéltőr</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text:p>
            </table:table-cell>
          </table:table-row>
          <table:table-row table:style-name="Táblázat31.1">
            <table:table-cell table:style-name="Táblázat31.A20" office:value-type="string">
              <text:p text:style-name="P177">Markolatgomb</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I19" office:value-type="string">
              <text:p text:style-name="P183">-7</text:p>
            </table:table-cell>
            <table:table-cell table:style-name="Táblázat31.H19" office:value-type="string">
              <text:p text:style-name="P183">-7</text:p>
            </table:table-cell>
            <table:table-cell table:style-name="Táblázat31.I19" office:value-type="string">
              <text:p text:style-name="P183">-7</text:p>
            </table:table-cell>
            <table:table-cell table:style-name="Táblázat31.E3" office:value-type="string">
              <text:p text:style-name="P183">5</text:p>
            </table:table-cell>
            <table:table-cell table:style-name="Táblázat31.K3" office:value-type="string">
              <text:p text:style-name="P32">Ugyanazok az értékei, mint a Vasökölnek.</text:p>
            </table:table-cell>
          </table:table-row>
          <table:table-row table:style-name="Táblázat31.1">
            <table:table-cell table:style-name="Táblázat31.A20" office:value-type="string">
              <text:p text:style-name="P177">Méregfog</text:p>
            </table:table-cell>
            <table:table-cell table:style-name="Táblázat31.B2" office:value-type="string">
              <text:p text:style-name="P183">egykezes</text:p>
            </table:table-cell>
            <table:table-cell table:style-name="Táblázat31.I19" office:value-type="string">
              <text:p text:style-name="P183">+0</text:p>
            </table:table-cell>
            <table:table-cell table:style-name="Táblázat31.D14"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1</text:p>
            </table:table-cell>
            <table:table-cell table:style-name="Táblázat31.H19" office:value-type="string">
              <text:p text:style-name="P183">3</text:p>
            </table:table-cell>
            <table:table-cell table:style-name="Táblázat31.I19" office:value-type="string">
              <text:p text:style-name="P183">3</text:p>
            </table:table-cell>
            <table:table-cell table:style-name="Táblázat31.E3" office:value-type="string">
              <text:p text:style-name="P183"/>
            </table:table-cell>
            <table:table-cell table:style-name="Táblázat31.K3" office:value-type="string">
              <text:p text:style-name="P32">Ha sebzést okoz, befecskendezi a benne tárolt mérget.</text:p>
            </table:table-cell>
          </table:table-row>
          <table:table-row table:style-name="Táblázat31.1">
            <table:table-cell table:style-name="Táblázat31.A20" office:value-type="string">
              <text:p text:style-name="P177">Pugoss</text:p>
            </table:table-cell>
            <table:table-cell table:style-name="Táblázat31.B2" office:value-type="string">
              <text:p text:style-name="P183">egykezes</text:p>
            </table:table-cell>
            <table:table-cell table:style-name="Táblázat31.I19" office:value-type="string">
              <text:p text:style-name="P183">+1</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5</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Különleges fegyver használata szabály: gorviki klánnal, vagy mesterrel.</text:p>
              <text:p text:style-name="P32">Ha a karakter nem ismeri a fegyver különleges fogásait akkor harcértékei sima tőré lesznek.</text:p>
            </table:table-cell>
          </table:table-row>
          <table:table-row table:style-name="Táblázat31.1">
            <table:table-cell table:style-name="Táblázat31.A20" office:value-type="string">
              <text:p text:style-name="P177">Ramiera</text:p>
            </table:table-cell>
            <table:table-cell table:style-name="Táblázat31.B2" office:value-type="string">
              <text:p text:style-name="P183">egykezes</text:p>
            </table:table-cell>
            <table:table-cell table:style-name="Táblázat31.I19" office:value-type="string">
              <text:p text:style-name="P183">+2</text:p>
            </table:table-cell>
            <table:table-cell table:style-name="Táblázat31.D14"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3</text:p>
            </table:table-cell>
            <table:table-cell table:style-name="Táblázat31.H19" office:value-type="string">
              <text:p text:style-name="P183">5</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KF - Amennyiben ez nincs meg, akkor csak a Rövidkard értékeivel forgatható.</text:p>
              <text:p text:style-name="P32">Tőrnél nehezebb elrejteni.</text:p>
            </table:table-cell>
          </table:table-row>
          <table:table-row table:style-name="Táblázat31.1">
            <table:table-cell table:style-name="Táblázat31.A20" office:value-type="string">
              <text:p text:style-name="P177">Tőr, hárító</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10</text:p>
            </table:table-cell>
            <table:table-cell table:style-name="Táblázat31.E3" office:value-type="string">
              <text:p text:style-name="P183">5</text:p>
            </table:table-cell>
            <table:table-cell table:style-name="Táblázat31.K3" office:value-type="string">
              <text:p text:style-name="P32"><text:span text:style-name="T24">Nagyon</text:span> drága!</text:p>
            </table:table-cell>
          </table:table-row>
          <table:table-row table:style-name="Táblázat31.1">
            <table:table-cell table:style-name="Táblázat31.A20" office:value-type="string">
              <text:p text:style-name="P177">Tőr, kígyó</text:p>
            </table:table-cell>
            <table:table-cell table:style-name="Táblázat31.B2" office:value-type="string">
              <text:p text:style-name="P183">egykezes</text:p>
            </table:table-cell>
            <table:table-cell table:style-name="Táblázat31.E3" office:value-type="string">
              <text:p text:style-name="P183">+2</text:p>
            </table:table-cell>
            <table:table-cell table:style-name="Táblázat31.E3" office:value-type="string">
              <text:p text:style-name="P183">S/V</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2</text:p>
            </table:table-cell>
            <table:table-cell table:style-name="Táblázat31.H19" office:value-type="string">
              <text:p text:style-name="P183">4</text:p>
            </table:table-cell>
            <table:table-cell table:style-name="Táblázat31.I19" office:value-type="string">
              <text:p text:style-name="P183">4</text:p>
            </table:table-cell>
            <table:table-cell table:style-name="Táblázat31.E3" office:value-type="string">
              <text:p text:style-name="P183">5</text:p>
            </table:table-cell>
            <table:table-cell table:style-name="Táblázat31.K3" office:value-type="string">
              <text:p text:style-name="P32">Áldozótőr</text:p>
              <text:p text:style-name="P32">Vágásnál: +0 SP</text:p>
            </table:table-cell>
          </table:table-row>
          <table:table-row table:style-name="Táblázat31.1">
            <table:table-cell table:style-name="Táblázat31.A20" office:value-type="string">
              <text:p text:style-name="P177">Tőr, ököl</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S</text:p>
            </table:table-cell>
            <table:table-cell table:style-name="Táblázat31.E3" office:value-type="string">
              <text:p text:style-name="P183">0</text:p>
            </table:table-cell>
            <table:table-cell table:style-name="Táblázat31.E3" office:value-type="string">
              <text:p text:style-name="P183">rövid</text:p>
            </table:table-cell>
            <table:table-cell table:style-name="Táblázat31.I19" office:value-type="string">
              <text:p text:style-name="P183">-5</text:p>
            </table:table-cell>
            <table:table-cell table:style-name="Táblázat31.H19" office:value-type="string">
              <text:p text:style-name="P183">0</text:p>
            </table:table-cell>
            <table:table-cell table:style-name="Táblázat31.I19" office:value-type="string">
              <text:p text:style-name="P183">-5</text:p>
            </table:table-cell>
            <table:table-cell table:style-name="Táblázat31.E3" office:value-type="string">
              <text:p text:style-name="P183">5</text:p>
            </table:table-cell>
            <table:table-cell table:style-name="Táblázat31.K3" office:value-type="string">
              <text:p text:style-name="P32"/>
            </table:table-cell>
          </table:table-row>
          <table:table-row table:style-name="Táblázat31.1">
            <table:table-cell table:style-name="Táblázat31.A18" office:value-type="string">
              <text:p text:style-name="P177">Tőr, páncélszúró</text:p>
            </table:table-cell>
            <table:table-cell table:style-name="Táblázat31.B2" office:value-type="string">
              <text:p text:style-name="P183">egykezes</text:p>
            </table:table-cell>
            <table:table-cell table:style-name="Táblázat31.A18" office:value-type="string">
              <text:p text:style-name="P183">+1</text:p>
            </table:table-cell>
            <table:table-cell table:style-name="Táblázat31.A18" office:value-type="string">
              <text:p text:style-name="P183">S</text:p>
            </table:table-cell>
            <table:table-cell table:style-name="Táblázat31.A18" office:value-type="string">
              <text:p text:style-name="P183">8</text:p>
            </table:table-cell>
            <table:table-cell table:style-name="Táblázat31.A18" office:value-type="string">
              <text:p text:style-name="P183">1 penge</text:p>
            </table:table-cell>
            <table:table-cell table:style-name="Táblázat31.A18" office:value-type="string">
              <text:p text:style-name="P183">4</text:p>
            </table:table-cell>
            <table:table-cell table:style-name="Táblázat31.A18" office:value-type="string">
              <text:p text:style-name="P183">8</text:p>
            </table:table-cell>
            <table:table-cell table:style-name="Táblázat31.A18" office:value-type="string">
              <text:p text:style-name="P183">4</text:p>
            </table:table-cell>
            <table:table-cell table:style-name="Táblázat31.A18" office:value-type="string">
              <text:p text:style-name="P183"/>
            </table:table-cell>
            <table:table-cell table:style-name="Táblázat31.K18" office:value-type="string">
              <text:p text:style-name="P32">-</text:p>
            </table:table-cell>
          </table:table-row>
          <table:table-row table:style-name="Táblázat31.1">
            <table:table-cell table:style-name="Táblázat31.A20" office:value-type="string">
              <text:p text:style-name="P177">Tőr, Slan</text:p>
            </table:table-cell>
            <table:table-cell table:style-name="Táblázat31.B2" office:value-type="string">
              <text:p text:style-name="P183">egykezes</text:p>
            </table:table-cell>
            <table:table-cell table:style-name="Táblázat31.E3" office:value-type="string">
              <text:p text:style-name="P196">+2</text:p>
            </table:table-cell>
            <table:table-cell table:style-name="Táblázat31.E3" office:value-type="string">
              <text:p text:style-name="P196">S/V</text:p>
            </table:table-cell>
            <table:table-cell table:style-name="Táblázat31.E3" office:value-type="string">
              <text:p text:style-name="P196">0</text:p>
            </table:table-cell>
            <table:table-cell table:style-name="Táblázat31.E3" office:value-type="string">
              <text:p text:style-name="P196">rövid</text:p>
            </table:table-cell>
            <table:table-cell table:style-name="Táblázat31.I19" office:value-type="string">
              <text:p text:style-name="P196">0</text:p>
            </table:table-cell>
            <table:table-cell table:style-name="Táblázat31.H19" office:value-type="string">
              <text:p text:style-name="P196">6</text:p>
            </table:table-cell>
            <table:table-cell table:style-name="Táblázat31.I19" office:value-type="string">
              <text:p text:style-name="P196">2</text:p>
            </table:table-cell>
            <table:table-cell table:style-name="Táblázat31.E3" office:value-type="string">
              <text:p text:style-name="P196">5</text:p>
            </table:table-cell>
            <table:table-cell table:style-name="Táblázat31.K3" office:value-type="string">
              <text:p text:style-name="P46"/>
            </table:table-cell>
          </table:table-row>
          <text:soft-page-break/>
          <table:table-row table:style-name="Táblázat31.1">
            <table:table-cell table:style-name="Táblázat31.A20" office:value-type="string">
              <text:p text:style-name="P177">Vasököl / páncélkesztyű</text:p>
            </table:table-cell>
            <table:table-cell table:style-name="Táblázat31.B2" office:value-type="string">
              <text:p text:style-name="P183">egykezes</text:p>
            </table:table-cell>
            <table:table-cell table:style-name="Táblázat31.E3" office:value-type="string">
              <text:p text:style-name="P183">+0</text:p>
            </table:table-cell>
            <table:table-cell table:style-name="Táblázat31.E3" office:value-type="string">
              <text:p text:style-name="P183">Z</text:p>
            </table:table-cell>
            <table:table-cell table:style-name="Táblázat31.E3" office:value-type="string">
              <text:p text:style-name="P183">0</text:p>
            </table:table-cell>
            <table:table-cell table:style-name="Táblázat31.E3" office:value-type="string">
              <text:p text:style-name="P183">0</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7</text:p>
            </table:table-cell>
            <table:table-cell table:style-name="Táblázat31.E3" office:value-type="string">
              <text:p text:style-name="P183">5</text:p>
            </table:table-cell>
            <table:table-cell table:style-name="Táblázat31.K3" office:value-type="string">
              <text:p text:style-name="P32">Erőbónusz: 0 feletti rész 1:1-ben számít be.</text:p>
            </table:table-cell>
          </table:table-row>
        </table:table>
        <text:p text:style-name="P171"><text:s/></text:p>
        <text:h text:style-name="Heading_20_3" text:outline-level="3"><text:bookmark-start text:name="__RefHeading___Toc11968_3781431762"/>Kardvívó fegyverek harcértékei<text:bookmark-end text:name="__RefHeading___Toc11968_3781431762"/></text:h>
      </text:section>
      <text:p text:style-name="Text_20_body">(<text:span text:style-name="T28">MK</text:span>) Általános szabály Másfélkezes fegyverekre, ha egy kézzel forgatják őket: </text:p>
      <text:list xml:id="list221232731487214" text:continue-list="list1124418890" text:style-name="L85">
        <text:list-item text:start-value="1">
          <text:p text:style-name="P473">-3 KÉ, -5 TÉ, -5 VÉ</text:p>
        </text:list-item>
        <text:list-item>
          <text:p text:style-name="P473">Átütés megszűnik (ha volt)</text:p>
        </text:list-item>
        <text:list-item>
          <text:p text:style-name="P474">Erőbónus<text:span text:style-name="T148">zra -3 büntetés, azaz a Sebzésre -3 büntetés</text:span></text:p>
        </text:list-item>
        <text:list-item>
          <text:p text:style-name="P473">Sebesség, marad</text:p>
        </text:list-item>
      </text:list>
      <text:p text:style-name="Text_20_body"/>
      <text:p text:style-name="Text_20_body">(<text:span text:style-name="T28">IV</text:span>) Általános szabály íves fegyverekre:</text:p>
      <text:list xml:id="list221233916566073" text:continue-list="list221232731487214" text:style-name="L85">
        <text:list-item text:start-value="1">
          <text:p text:style-name="P473">Páncélozatlan ellenfél ellen +2 SP sebzésbónusz</text:p>
        </text:list-item>
      </text:list>
      <text:p text:style-name="Text_20_body"/>
      <text:section text:style-name="Sect12" text:name="kardvívó_fegyverek">
        <table:table table:name="Táblázat58" table:style-name="Táblázat58">
          <table:table-column table:style-name="Táblázat58.A"/>
          <table:table-column table:style-name="Táblázat58.B"/>
          <table:table-column table:style-name="Táblázat58.C"/>
          <table:table-column table:style-name="Táblázat58.D"/>
          <table:table-column table:style-name="Táblázat58.E"/>
          <table:table-column table:style-name="Táblázat58.F"/>
          <table:table-column table:style-name="Táblázat58.G" table:number-columns-repeated="3"/>
          <table:table-column table:style-name="Táblázat58.J"/>
          <table:table-column table:style-name="Táblázat58.K"/>
          <table:table-row table:style-name="Táblázat58.1">
            <table:table-cell table:style-name="Táblázat58.A1" table:number-columns-spanned="11" office:value-type="string">
              <text:p text:style-name="P300">Kardvív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8.1">
            <table:table-cell table:style-name="Táblázat58.A2" office:value-type="string">
              <text:p text:style-name="P299">Fegyver</text:p>
            </table:table-cell>
            <table:table-cell table:style-name="Táblázat58.B2" office:value-type="string">
              <text:p text:style-name="P298">Forgatás módja</text:p>
            </table:table-cell>
            <table:table-cell table:style-name="Táblázat58.A2" office:value-type="string">
              <text:p text:style-name="P298">SP</text:p>
            </table:table-cell>
            <table:table-cell table:style-name="Táblázat58.A2" office:value-type="string">
              <text:p text:style-name="P298">Sebzés módja</text:p>
            </table:table-cell>
            <table:table-cell table:style-name="Táblázat58.A2" office:value-type="string">
              <text:p text:style-name="P298">Átütés</text:p>
            </table:table-cell>
            <table:table-cell table:style-name="Táblázat58.A2" office:value-type="string">
              <text:p text:style-name="P298">Pengehossz</text:p>
            </table:table-cell>
            <table:table-cell table:style-name="Táblázat58.A2" office:value-type="string">
              <text:p text:style-name="P298">KÉ</text:p>
            </table:table-cell>
            <table:table-cell table:style-name="Táblázat58.A2" office:value-type="string">
              <text:p text:style-name="P298">TÉ</text:p>
            </table:table-cell>
            <table:table-cell table:style-name="Táblázat58.A2" office:value-type="string">
              <text:p text:style-name="P298">VÉ</text:p>
            </table:table-cell>
            <table:table-cell table:style-name="Táblázat58.A2" office:value-type="string">
              <text:p text:style-name="P301">Sebesség</text:p>
            </table:table-cell>
            <table:table-cell table:style-name="Táblázat58.K2" office:value-type="string">
              <text:p text:style-name="P298">Speciális</text:p>
            </table:table-cell>
          </table:table-row>
          <table:table-row table:style-name="Táblázat58.1">
            <table:table-cell table:style-name="Táblázat58.A27" office:value-type="string">
              <text:p text:style-name="P177">Kard, dzsenn szablya</text:p>
            </table:table-cell>
            <table:table-cell table:style-name="Táblázat58.B2" office:value-type="string">
              <text:p text:style-name="P183">egykezes</text:p>
            </table:table-cell>
            <table:table-cell table:style-name="Táblázat58.C3" office:value-type="string">
              <text:p text:style-name="P183">+4</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8</text:p>
            </table:table-cell>
            <table:table-cell table:style-name="Táblázat58.C3" office:value-type="string">
              <text:p text:style-name="P183">15</text:p>
            </table:table-cell>
            <table:table-cell table:style-name="Táblázat58.C3" office:value-type="string">
              <text:p text:style-name="P183">15</text:p>
            </table:table-cell>
            <table:table-cell table:style-name="Táblázat58.C3" office:value-type="string">
              <text:p text:style-name="P183">5</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emrelin</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7</text:p>
            </table:table-cell>
            <table:table-cell table:style-name="Táblázat58.H22" office:value-type="string">
              <text:p text:style-name="P183">13</text:p>
            </table:table-cell>
            <table:table-cell table:style-name="Táblázat58.H22" office:value-type="string">
              <text:p text:style-name="P183">13</text:p>
            </table:table-cell>
            <table:table-cell table:style-name="Táblázat58.C3" office:value-type="string">
              <text:p text:style-name="P183">6</text:p>
            </table:table-cell>
            <table:table-cell table:style-name="Táblázat58.K3" office:value-type="string">
              <text:p text:style-name="P32"/>
            </table:table-cell>
          </table:table-row>
          <table:table-row table:style-name="Táblázat58.1">
            <table:table-cell table:style-name="Táblázat58.A27" office:value-type="string">
              <text:p text:style-name="P177">Kard, fejvadász</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9</text:p>
            </table:table-cell>
            <table:table-cell table:style-name="Táblázat58.H22" office:value-type="string">
              <text:p text:style-name="P183">11</text:p>
            </table:table-cell>
            <table:table-cell table:style-name="Táblázat58.J5" office:value-type="string">
              <text:p text:style-name="P183">5</text:p>
            </table:table-cell>
            <table:table-cell table:style-name="Táblázat58.K3" office:value-type="string">
              <text:p text:style-name="P32">KF: gorviki klánnal, vagy mesterrel.</text:p>
              <text:p text:style-name="P32">Ha a karakter nem ismeri a fegyver különleges fogásait akkor harcértékei sima rövidkardé lesznek.</text:p>
              <text:p text:style-name="P32">Hárítófegyverként is használható.</text:p>
            </table:table-cell>
          </table:table-row>
          <table:table-row table:style-name="Táblázat58.1">
            <table:table-cell table:style-name="Táblázat58.A27" office:value-type="string">
              <text:p text:style-name="P177">Kard, handzsá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3</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53">(IV)<text:span text:style-name="T18"> fegyver</text:span></text:p>
              <text:p text:style-name="P32">Erő követelmény: +2</text:p>
            </table:table-cell>
          </table:table-row>
          <table:table-row table:style-name="Táblázat58.1">
            <table:table-cell table:style-name="Táblázat58.A27" office:value-type="string">
              <text:p text:style-name="P177">Kard, hiequar</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S/V</text:p>
            </table:table-cell>
            <table:table-cell table:style-name="Táblázat58.E22" office:value-type="string">
              <text:p text:style-name="P183">2</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2</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hosszú</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H22" office:value-type="string">
              <text:p text:style-name="P183">12</text:p>
            </table:table-cell>
            <table:table-cell table:style-name="Táblázat58.C3" office:value-type="string">
              <text:p text:style-name="P183">6</text:p>
            </table:table-cell>
            <table:table-cell table:style-name="Táblázat58.K3" office:value-type="string">
              <text:p text:style-name="P32">Nem éri meg, mert a másfélkezes sokkal jobb mindenben és nincs hátránya</text:p>
            </table:table-cell>
          </table:table-row>
          <table:table-row table:style-name="Táblázat58.1">
            <table:table-cell table:style-name="Táblázat58.A27" office:value-type="string">
              <text:p text:style-name="P177">Kard, jatagán</text:p>
            </table:table-cell>
            <table:table-cell table:style-name="Táblázat58.B2" office:value-type="string">
              <text:p text:style-name="P183">egykezes</text:p>
            </table:table-cell>
            <table:table-cell table:style-name="Táblázat58.C22" office:value-type="string">
              <text:p text:style-name="P183">+1</text:p>
            </table:table-cell>
            <table:table-cell table:style-name="Táblázat58.D22" office:value-type="string">
              <text:p text:style-name="P183"><text:s/>V/S</text:p>
            </table:table-cell>
            <table:table-cell table:style-name="Táblázat58.E22" office:value-type="string">
              <text:p text:style-name="P183">0</text:p>
            </table:table-cell>
            <table:table-cell table:style-name="Táblázat58.F22" office:value-type="string">
              <text:p text:style-name="P198">1 penge</text:p>
              <text:p text:style-name="P198">vagy 0,5 penge?</text:p>
              <text:p text:style-name="P198">(Márk)</text:p>
            </table:table-cell>
            <table:table-cell table:style-name="Táblázat58.H22" office:value-type="string">
              <text:p text:style-name="P184">4</text:p>
            </table:table-cell>
            <table:table-cell table:style-name="Táblázat58.H22" office:value-type="string">
              <text:p text:style-name="P184">8</text:p>
            </table:table-cell>
            <table:table-cell table:style-name="Táblázat58.H22" office:value-type="string">
              <text:p text:style-name="P184">8</text:p>
            </table:table-cell>
            <table:table-cell table:style-name="Táblázat58.C3" office:value-type="string">
              <text:p text:style-name="P184">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Kard, kétkezes</text:p>
            </table:table-cell>
            <table:table-cell table:style-name="Táblázat58.B2" office:value-type="string">
              <text:p text:style-name="P183">kétkezes</text:p>
            </table:table-cell>
            <table:table-cell table:style-name="Táblázat58.C22" office:value-type="string">
              <text:p text:style-name="P183">+8</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2 penge</text:p>
            </table:table-cell>
            <table:table-cell table:style-name="Táblázat58.H22" office:value-type="string">
              <text:p text:style-name="P183">10</text:p>
            </table:table-cell>
            <table:table-cell table:style-name="Táblázat58.H22" office:value-type="string">
              <text:p text:style-name="P183">20</text:p>
            </table:table-cell>
            <table:table-cell table:style-name="Táblázat58.H22" office:value-type="string">
              <text:p text:style-name="P183">15</text:p>
            </table:table-cell>
            <table:table-cell table:style-name="Táblázat58.C3" office:value-type="string">
              <text:p text:style-name="P183">8</text:p>
            </table:table-cell>
            <table:table-cell table:style-name="Táblázat58.K3" office:value-type="string">
              <text:p text:style-name="P32">Ha közrefogják a forgatót, fegyverének VÉ-je 0-ra zuhan.</text:p>
              <text:p text:style-name="P32">Erő követelmény: +2</text:p>
              <text:p text:style-name="P32">Edzettség követelmény: +1</text:p>
            </table:table-cell>
          </table:table-row>
          <table:table-row table:style-name="Táblázat58.1">
            <table:table-cell table:style-name="Táblázat58.A27" office:value-type="string">
              <text:p text:style-name="P177">Kard, khossas</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4</text:p>
            </table:table-cell>
            <table:table-cell table:style-name="Táblázat58.H22" office:value-type="string">
              <text:p text:style-name="P183">11</text:p>
            </table:table-cell>
            <table:table-cell table:style-name="Táblázat58.H22" office:value-type="string">
              <text:p text:style-name="P183">10</text:p>
            </table:table-cell>
            <table:table-cell table:style-name="Táblázat58.C3" office:value-type="string">
              <text:p text:style-name="P183">6</text:p>
            </table:table-cell>
            <table:table-cell table:style-name="Táblázat58.K3" office:value-type="string">
              <text:p text:style-name="P32">Elfek használják. Előtörténet!</text:p>
            </table:table-cell>
          </table:table-row>
          <table:table-row table:style-name="Táblázat58.1">
            <table:table-cell table:style-name="Táblázat58.A27" office:value-type="string">
              <text:p text:style-name="P177">Kard, kígyó</text:p>
            </table:table-cell>
            <table:table-cell table:style-name="Táblázat58.B2" office:value-type="string">
              <text:p text:style-name="P183">egykezes</text:p>
            </table:table-cell>
            <table:table-cell table:style-name="Táblázat58.C3" office:value-type="string">
              <text:p text:style-name="P183">+3</text:p>
            </table:table-cell>
            <table:table-cell table:style-name="Táblázat58.C3" office:value-type="string">
              <text:p text:style-name="P183"><text:s/>V/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5</text:p>
            </table:table-cell>
            <table:table-cell table:style-name="Táblázat58.C3" office:value-type="string">
              <text:p text:style-name="P183">11</text:p>
            </table:table-cell>
            <table:table-cell table:style-name="Táblázat58.C3" office:value-type="string">
              <text:p text:style-name="P183">11</text:p>
            </table:table-cell>
            <table:table-cell table:style-name="Táblázat58.C3" office:value-type="string">
              <text:p text:style-name="P183">6</text:p>
            </table:table-cell>
            <table:table-cell table:style-name="Táblázat58.K3" office:value-type="string">
              <text:p text:style-name="P32">Szúró sebzés: +5 SP</text:p>
            </table:table-cell>
          </table:table-row>
          <table:table-row table:style-name="Táblázat58.1">
            <table:table-cell table:style-name="Táblázat58.A27" office:value-type="string">
              <text:p text:style-name="P177">Kard, La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3" office:value-type="string">
              <text:p text:style-name="P32">KF: Amennyiben ez nincs meg, akkor csak a Hosszúkard értékeivel forgatható.</text:p>
            </table:table-cell>
          </table:table-row>
          <table:table-row table:style-name="Táblázat58.1">
            <table:table-cell table:style-name="Táblázat58.A27" office:value-type="string">
              <text:p text:style-name="P177">Kard, lovag</text:p>
            </table:table-cell>
            <table:table-cell table:style-name="Táblázat58.B2" office:value-type="string">
              <text:p text:style-name="P183">egykezes</text:p>
            </table:table-cell>
            <table:table-cell table:style-name="Táblázat58.C3" office:value-type="string">
              <text:p text:style-name="P183">+6</text:p>
            </table:table-cell>
            <table:table-cell table:style-name="Táblázat58.C3" office:value-type="string">
              <text:p text:style-name="P183">V/S</text:p>
            </table:table-cell>
            <table:table-cell table:style-name="Táblázat58.C3" office:value-type="string">
              <text:p text:style-name="P183">1</text:p>
            </table:table-cell>
            <table:table-cell table:style-name="Táblázat58.C3" office:value-type="string">
              <text:p text:style-name="P183">1 penge</text:p>
            </table:table-cell>
            <table:table-cell table:style-name="Táblázat58.C3" office:value-type="string">
              <text:p text:style-name="P183">7</text:p>
            </table:table-cell>
            <table:table-cell table:style-name="Táblázat58.C3" office:value-type="string">
              <text:p text:style-name="P183">15</text:p>
            </table:table-cell>
            <table:table-cell table:style-name="Táblázat58.C3" office:value-type="string">
              <text:p text:style-name="P183">12</text:p>
            </table:table-cell>
            <table:table-cell table:style-name="Táblázat58.C3" office:value-type="string">
              <text:p text:style-name="P183">7</text:p>
            </table:table-cell>
            <table:table-cell table:style-name="Táblázat58.K3" office:value-type="string">
              <text:p text:style-name="P32">Erő követelmény: +2</text:p>
            </table:table-cell>
          </table:table-row>
          <table:table-row table:style-name="Táblázat58.1">
            <table:table-cell table:style-name="Táblázat58.A27" office:value-type="string">
              <text:p text:style-name="P177">Kard, másfélkezes</text:p>
            </table:table-cell>
            <table:table-cell table:style-name="Táblázat58.B2" office:value-type="string">
              <text:p text:style-name="P183">kétkezes</text:p>
            </table:table-cell>
            <table:table-cell table:style-name="Táblázat58.C22" office:value-type="string">
              <text:p text:style-name="P183">+5</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5 penge</text:p>
            </table:table-cell>
            <table:table-cell table:style-name="Táblázat58.H22" office:value-type="string">
              <text:p text:style-name="P183">8</text:p>
            </table:table-cell>
            <table:table-cell table:style-name="Táblázat58.H22" office:value-type="string">
              <text:p text:style-name="P183">16</text:p>
            </table:table-cell>
            <table:table-cell table:style-name="Táblázat58.H22" office:value-type="string">
              <text:p text:style-name="P183">16</text:p>
            </table:table-cell>
            <table:table-cell table:style-name="Táblázat58.C3" office:value-type="string">
              <text:p text:style-name="P183">7</text:p>
            </table:table-cell>
            <table:table-cell table:style-name="Táblázat58.K3" office:value-type="string">
              <text:p text:style-name="P32">(MK), továbbá:</text:p>
              <text:list xml:id="list502271624" text:style-name="L87">
                <text:list-item>
                  <text:p text:style-name="P367">2 kézre fogva: <text:span text:style-name="T150">alap</text:span></text:p>
                </text:list-item>
                <text:list-item>
                  <text:p text:style-name="P368">1 kézre fogva:<text:line-break/> • -3 KÉ, -5 TÉ, -5 VÉ</text:p>
                  <text:list>
                    <text:list-item>
                      <text:list>
                        <text:list-item>
                          <text:p text:style-name="P368">Átütés megszűnik (ha volt)</text:p>
                        </text:list-item>
                        <text:list-item>
                          <text:p text:style-name="P368">Erőbónuszra -3 büntetés, azaz a SP: -3 büntetés</text:p>
                        </text:list-item>
                        <text:list-item>
                          <text:p text:style-name="P368">Sebesség, marad</text:p>
                        </text:list-item>
                      </text:list>
                    </text:list-item>
                  </text:list>
                </text:list-item>
                <text:list-item>
                  <text:p text:style-name="P367">+1-es Erő alatt forgatva:</text:p>
                  <text:list>
                    <text:list-item>
                      <text:list>
                        <text:list-item>
                          <text:p text:style-name="P367">1 pontonként -<text:span text:style-name="T149">1</text:span>0 minden harcértékre</text:p>
                        </text:list-item>
                        <text:list-item>
                          <text:p text:style-name="P367">1:1 levonás SP-ből</text:p>
                        </text:list-item>
                      </text:list>
                    </text:list-item>
                  </text:list>
                </text:list-item>
              </text:list>
            </table:table-cell>
          </table:table-row>
          <table:table-row table:style-name="Táblázat58.1">
            <table:table-cell table:style-name="Táblázat58.A27" office:value-type="string">
              <text:p text:style-name="P177">Kard, mesterkard</text:p>
            </table:table-cell>
            <table:table-cell table:style-name="Táblázat58.B2" office:value-type="string">
              <text:p text:style-name="P183">kétkezes</text:p>
            </table:table-cell>
            <table:table-cell table:style-name="Táblázat58.C3" office:value-type="string">
              <text:p text:style-name="P183">+5</text:p>
            </table:table-cell>
            <table:table-cell table:style-name="Táblázat58.C3" office:value-type="string">
              <text:p text:style-name="P183">V/S</text:p>
            </table:table-cell>
            <table:table-cell table:style-name="Táblázat58.C3" office:value-type="string">
              <text:p text:style-name="P183">0</text:p>
            </table:table-cell>
            <table:table-cell table:style-name="Táblázat58.C3" office:value-type="string">
              <text:p text:style-name="P183">1,5 penge</text:p>
            </table:table-cell>
            <table:table-cell table:style-name="Táblázat58.C3" office:value-type="string">
              <text:p text:style-name="P183">9</text:p>
            </table:table-cell>
            <table:table-cell table:style-name="Táblázat58.C3" office:value-type="string">
              <text:p text:style-name="P183">18</text:p>
            </table:table-cell>
            <table:table-cell table:style-name="Táblázat58.C3"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text:p>
              <text:p text:style-name="P51">TODO</text:p>
            </table:table-cell>
          </table:table-row>
          <table:table-row table:style-name="Táblázat58.1">
            <table:table-cell table:style-name="Táblázat58.A27" office:value-type="string">
              <text:p text:style-name="P177">Kard, Pugoss</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3" office:value-type="string">
              <text:p text:style-name="P183">0,5 penge</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KF)</text:p>
            </table:table-cell>
          </table:table-row>
          <table:table-row table:style-name="Táblázat58.1">
            <table:table-cell table:style-name="Táblázat58.A27" office:value-type="string">
              <text:p text:style-name="P177">Kard, rövid</text:p>
            </table:table-cell>
            <table:table-cell table:style-name="Táblázat58.B2" office:value-type="string">
              <text:p text:style-name="P183">egykezes</text:p>
            </table:table-cell>
            <table:table-cell table:style-name="Táblázat58.C22" office:value-type="string">
              <text:p text:style-name="P183">+2</text:p>
            </table:table-cell>
            <table:table-cell table:style-name="Táblázat58.D22" office:value-type="string">
              <text:p text:style-name="P183">S/V</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4</text:p>
            </table:table-cell>
            <table:table-cell table:style-name="Táblázat58.H22" office:value-type="string">
              <text:p text:style-name="P183">8</text:p>
            </table:table-cell>
            <table:table-cell table:style-name="Táblázat58.H22" office:value-type="string">
              <text:p text:style-name="P183">8</text:p>
            </table:table-cell>
            <table:table-cell table:style-name="Táblázat58.C3" office:value-type="string">
              <text:p text:style-name="P183">6</text:p>
            </table:table-cell>
            <table:table-cell table:style-name="Táblázat58.K3" office:value-type="string">
              <text:p text:style-name="P32">-</text:p>
            </table:table-cell>
          </table:table-row>
          <table:table-row table:style-name="Táblázat58.1">
            <table:table-cell table:style-name="Táblázat58.A27" office:value-type="string">
              <text:p text:style-name="P177">Kard, Slan</text:p>
            </table:table-cell>
            <table:table-cell table:style-name="Táblázat58.B2" office:value-type="string">
              <text:p text:style-name="P183">kétkezes</text:p>
            </table:table-cell>
            <table:table-cell table:style-name="Táblázat58.C22" office:value-type="string">
              <text:p text:style-name="P183">+6</text:p>
            </table:table-cell>
            <table:table-cell table:style-name="Táblázat58.D22" office:value-type="string">
              <text:p text:style-name="P183">V/S</text:p>
            </table:table-cell>
            <table:table-cell table:style-name="Táblázat58.E22" office:value-type="string">
              <text:p text:style-name="P183">2</text:p>
            </table:table-cell>
            <table:table-cell table:style-name="Táblázat58.F22" office:value-type="string">
              <text:p text:style-name="P183">1,5 penge</text:p>
            </table:table-cell>
            <table:table-cell table:style-name="Táblázat58.H22" office:value-type="string">
              <text:p text:style-name="P183">9</text:p>
            </table:table-cell>
            <table:table-cell table:style-name="Táblázat58.H22" office:value-type="string">
              <text:p text:style-name="P183">19</text:p>
            </table:table-cell>
            <table:table-cell table:style-name="Táblázat58.H22" office:value-type="string">
              <text:p text:style-name="P183">13</text:p>
            </table:table-cell>
            <table:table-cell table:style-name="Táblázat58.C3" office:value-type="string">
              <text:p text:style-name="P183">7</text:p>
            </table:table-cell>
            <table:table-cell table:style-name="Táblázat58.K3" office:value-type="string">
              <text:p text:style-name="P32">(MK), továbbá: <text:s/>(spec)</text:p>
              <text:p text:style-name="P32">Nagyon ritka, rendkívül nehéz hozzájutni, legtöbbször személyre szabott.</text:p>
              <text:p text:style-name="P32">Fegyverrántásban képzett karakter fegyverrántó szituációban +5 KÉ-t kap.</text:p>
            </table:table-cell>
          </table:table-row>
          <table:table-row table:style-name="Táblázat58.1">
            <table:table-cell table:style-name="Táblázat58.A27" office:value-type="string">
              <text:p text:style-name="P177">Kard, Slan rövid</text:p>
            </table:table-cell>
            <table:table-cell table:style-name="Táblázat58.B2" office:value-type="string">
              <text:p text:style-name="P183">egykezes</text:p>
            </table:table-cell>
            <table:table-cell table:style-name="Táblázat58.C22" office:value-type="string">
              <text:p text:style-name="P183">+4</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0,5 penge</text:p>
            </table:table-cell>
            <table:table-cell table:style-name="Táblázat58.H22" office:value-type="string">
              <text:p text:style-name="P183">5</text:p>
            </table:table-cell>
            <table:table-cell table:style-name="Táblázat58.H22" office:value-type="string">
              <text:p text:style-name="P183">11</text:p>
            </table:table-cell>
            <table:table-cell table:style-name="Táblázat58.H22" office:value-type="string">
              <text:p text:style-name="P183">5</text:p>
            </table:table-cell>
            <table:table-cell table:style-name="Táblázat58.C3" office:value-type="string">
              <text:p text:style-name="P183">5</text:p>
            </table:table-cell>
            <table:table-cell table:style-name="Táblázat58.K3" office:value-type="string">
              <text:p text:style-name="P32">Lásd Slan kard (de nem (MK))</text:p>
            </table:table-cell>
          </table:table-row>
          <text:soft-page-break/>
          <table:table-row table:style-name="Táblázat58.1">
            <table:table-cell table:style-name="Táblázat58.A27" office:value-type="string">
              <text:p text:style-name="P177">Kard, Slan csatakard</text:p>
            </table:table-cell>
            <table:table-cell table:style-name="Táblázat58.B2" office:value-type="string">
              <text:p text:style-name="P183">kétkezes</text:p>
            </table:table-cell>
            <table:table-cell table:style-name="Táblázat58.C3" office:value-type="string">
              <text:p text:style-name="P183">+9</text:p>
            </table:table-cell>
            <table:table-cell table:style-name="Táblázat58.C3" office:value-type="string">
              <text:p text:style-name="P183">V/S</text:p>
            </table:table-cell>
            <table:table-cell table:style-name="Táblázat58.C3" office:value-type="string">
              <text:p text:style-name="P183">2</text:p>
            </table:table-cell>
            <table:table-cell table:style-name="Táblázat58.C3" office:value-type="string">
              <text:p text:style-name="P183">2 penge</text:p>
            </table:table-cell>
            <table:table-cell table:style-name="Táblázat58.C3" office:value-type="string">
              <text:p text:style-name="P183">9</text:p>
            </table:table-cell>
            <table:table-cell table:style-name="Táblázat58.C3" office:value-type="string">
              <text:p text:style-name="P183">23</text:p>
            </table:table-cell>
            <table:table-cell table:style-name="Táblázat58.C3" office:value-type="string">
              <text:p text:style-name="P183">17</text:p>
            </table:table-cell>
            <table:table-cell table:style-name="Táblázat58.C3" office:value-type="string">
              <text:p text:style-name="P183">8</text:p>
            </table:table-cell>
            <table:table-cell table:style-name="Táblázat58.K3" office:value-type="string">
              <text:p text:style-name="P32">Hihetetlen drága és ritka.</text:p>
              <text:p text:style-name="P32">Csak két kézzel forgatható.<text:line-break/> (spec)</text:p>
            </table:table-cell>
          </table:table-row>
          <table:table-row table:style-name="Táblázat58.1">
            <table:table-cell table:style-name="Táblázat58.A27" office:value-type="string">
              <text:p text:style-name="P177">Kard, szablya</text:p>
            </table:table-cell>
            <table:table-cell table:style-name="Táblázat58.B2" office:value-type="string">
              <text:p text:style-name="P183">egykezes</text:p>
            </table:table-cell>
            <table:table-cell table:style-name="Táblázat58.C22" office:value-type="string">
              <text:p text:style-name="P183">+3</text:p>
            </table:table-cell>
            <table:table-cell table:style-name="Táblázat58.D22" office:value-type="string">
              <text:p text:style-name="P183">V/S</text:p>
            </table:table-cell>
            <table:table-cell table:style-name="Táblázat58.E22" office:value-type="string">
              <text:p text:style-name="P183">0</text:p>
            </table:table-cell>
            <table:table-cell table:style-name="Táblázat58.F22" office:value-type="string">
              <text:p text:style-name="P183">1 penge</text:p>
            </table:table-cell>
            <table:table-cell table:style-name="Táblázat58.H22" office:value-type="string">
              <text:p text:style-name="P183">6</text:p>
            </table:table-cell>
            <table:table-cell table:style-name="Táblázat58.H22" office:value-type="string">
              <text:p text:style-name="P183">12</text:p>
            </table:table-cell>
            <table:table-cell table:style-name="Táblázat58.C3" office:value-type="string">
              <text:p text:style-name="P183">12</text:p>
            </table:table-cell>
            <table:table-cell table:style-name="Táblázat58.C3" office:value-type="string">
              <text:p text:style-name="P183">6</text:p>
            </table:table-cell>
            <table:table-cell table:style-name="Táblázat58.K3" office:value-type="string">
              <text:p text:style-name="P53">(IV)<text:span text:style-name="T18"> fegyver</text:span></text:p>
            </table:table-cell>
          </table:table-row>
          <table:table-row table:style-name="Táblázat58.1">
            <table:table-cell table:style-name="Táblázat58.A27" office:value-type="string">
              <text:p text:style-name="P177">Mara-sequor</text:p>
            </table:table-cell>
            <table:table-cell table:style-name="Táblázat58.B2" office:value-type="string">
              <text:p text:style-name="P183">két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MK), (KF) továbbá:</text:p>
            </table:table-cell>
          </table:table-row>
          <table:table-row table:style-name="Táblázat58.1">
            <table:table-cell table:style-name="Táblázat58.A27" office:value-type="string">
              <text:p text:style-name="P177">Meneth</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Predoci egyeneskard</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32"/>
            </table:table-cell>
          </table:table-row>
          <table:table-row table:style-name="Táblázat58.1">
            <table:table-cell table:style-name="Táblázat58.A27" office:value-type="string">
              <text:p text:style-name="P177">Sequor</text:p>
            </table:table-cell>
            <table:table-cell table:style-name="Táblázat58.B2" office:value-type="string">
              <text:p text:style-name="P183">egykezes</text:p>
            </table:table-cell>
            <table:table-cell table:style-name="Táblázat58.C13" office:value-type="string">
              <text:p text:style-name="P183"/>
            </table:table-cell>
            <table:table-cell table:style-name="Táblázat58.C13" office:value-type="string">
              <text:p text:style-name="P183"/>
            </table:table-cell>
            <table:table-cell table:style-name="Táblázat58.C3" office:value-type="string">
              <text:p text:style-name="P183">0</text:p>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C13" office:value-type="string">
              <text:p text:style-name="P183"/>
            </table:table-cell>
            <table:table-cell table:style-name="Táblázat58.K17" office:value-type="string">
              <text:p text:style-name="P177">(KF):</text:p>
            </table:table-cell>
          </table:table-row>
          <table:table-row table:style-name="Táblázat58.1">
            <table:table-cell table:style-name="Táblázat58.A27" office:value-type="string">
              <text:p text:style-name="P177">Tőrkard</text:p>
            </table:table-cell>
            <table:table-cell table:style-name="Táblázat58.B2" office:value-type="string">
              <text:p text:style-name="P183">egykezes</text:p>
            </table:table-cell>
            <table:table-cell table:style-name="Táblázat58.C3" office:value-type="string">
              <text:p text:style-name="P183">+2</text:p>
            </table:table-cell>
            <table:table-cell table:style-name="Táblázat58.C3" office:value-type="string">
              <text:p text:style-name="P183">S</text:p>
            </table:table-cell>
            <table:table-cell table:style-name="Táblázat58.C3" office:value-type="string">
              <text:p text:style-name="P183">0</text:p>
            </table:table-cell>
            <table:table-cell table:style-name="Táblázat58.C3" office:value-type="string">
              <text:p text:style-name="P183">1 penge</text:p>
            </table:table-cell>
            <table:table-cell table:style-name="Táblázat58.C3" office:value-type="string">
              <text:p text:style-name="P183">6</text:p>
            </table:table-cell>
            <table:table-cell table:style-name="Táblázat58.C3" office:value-type="string">
              <text:p text:style-name="P183">12</text:p>
            </table:table-cell>
            <table:table-cell table:style-name="Táblázat58.C3" office:value-type="string">
              <text:p text:style-name="P183">12</text:p>
            </table:table-cell>
            <table:table-cell table:style-name="Táblázat58.C3" office:value-type="string">
              <text:p text:style-name="P183">5</text:p>
            </table:table-cell>
            <table:table-cell table:style-name="Táblázat58.K3" office:value-type="string">
              <text:list xml:id="list796691693" text:style-name="L88">
                <text:list-item>
                  <text:p text:style-name="P369">Az áldozat páncéldobás során -1 büntetést szenved el</text:p>
                </text:list-item>
                <text:list-item>
                  <text:p text:style-name="P369">Pontra támadás manővernél: a manőver nehézsége 1-el csökken</text:p>
                </text:list-item>
                <text:list-item>
                  <text:p text:style-name="P369">Ha az ellenfél is tőrkarddal harcol, mindketten kapnak +10 VÉ bónuszt.</text:p>
                </text:list-item>
              </text:list>
            </table:table-cell>
          </table:table-row>
        </table:table>
        <text:p text:style-name="Text_20_body"/>
      </text:section>
      <text:p text:style-name="P261"/>
      <text:p text:style-name="Text_20_body"/>
      <text:h text:style-name="P333" text:outline-level="3"><text:bookmark-start text:name="__RefHeading___Toc11970_3781431762"/>Pusztító fegyverek harcértékei<text:bookmark-end text:name="__RefHeading___Toc11970_3781431762"/></text:h>
      <text:section text:style-name="Sect12" text:name="pusztító_fegyverek">
        <table:table table:name="Táblázat15" table:style-name="Táblázat15">
          <table:table-column table:style-name="Táblázat15.A"/>
          <table:table-column table:style-name="Táblázat15.B"/>
          <table:table-column table:style-name="Táblázat15.C"/>
          <table:table-column table:style-name="Táblázat15.D"/>
          <table:table-column table:style-name="Táblázat15.E"/>
          <table:table-column table:style-name="Táblázat15.F"/>
          <table:table-column table:style-name="Táblázat15.G" table:number-columns-repeated="3"/>
          <table:table-column table:style-name="Táblázat15.J"/>
          <table:table-column table:style-name="Táblázat15.K"/>
          <table:table-row table:style-name="Táblázat15.1">
            <table:table-cell table:style-name="Táblázat15.A1" table:number-columns-spanned="11" office:value-type="string">
              <text:p text:style-name="P194">Pusztító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15.1">
            <table:table-cell table:style-name="Táblázat15.A2" office:value-type="string">
              <text:p text:style-name="P111">Fegyver</text:p>
            </table:table-cell>
            <table:table-cell table:style-name="Táblázat15.B2" office:value-type="string">
              <text:p text:style-name="P298">Forgatás módja</text:p>
            </table:table-cell>
            <table:table-cell table:style-name="Táblázat15.A2" office:value-type="string">
              <text:p text:style-name="P111">SP</text:p>
            </table:table-cell>
            <table:table-cell table:style-name="Táblázat15.A2" office:value-type="string">
              <text:p text:style-name="P298">Sebzés módja</text:p>
            </table:table-cell>
            <table:table-cell table:style-name="Táblázat15.A2" office:value-type="string">
              <text:p text:style-name="P111">Átütés</text:p>
            </table:table-cell>
            <table:table-cell table:style-name="Táblázat15.A2" office:value-type="string">
              <text:p text:style-name="P111">Pengehossz</text:p>
            </table:table-cell>
            <table:table-cell table:style-name="Táblázat15.A2" office:value-type="string">
              <text:p text:style-name="P111">KÉ</text:p>
            </table:table-cell>
            <table:table-cell table:style-name="Táblázat15.A2" office:value-type="string">
              <text:p text:style-name="P111">TÉ</text:p>
            </table:table-cell>
            <table:table-cell table:style-name="Táblázat15.A2" office:value-type="string">
              <text:p text:style-name="P111">VÉ</text:p>
            </table:table-cell>
            <table:table-cell table:style-name="Táblázat15.A2" office:value-type="string">
              <text:p text:style-name="P296">Sebesség</text:p>
            </table:table-cell>
            <table:table-cell table:style-name="Táblázat15.K2" office:value-type="string">
              <text:p text:style-name="P111">Speciális</text:p>
            </table:table-cell>
          </table:table-row>
          <table:table-row table:style-name="Táblázat15.1">
            <table:table-cell table:style-name="Táblázat15.A16" office:value-type="string">
              <text:p text:style-name="P177">Balta</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rövid</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ot, furkó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egykezes</text:p>
            </table:table-cell>
            <table:table-cell table:style-name="Táblázat15.B6" office:value-type="string">
              <text:p text:style-name="P183">egykezes</text:p>
            </table:table-cell>
            <table:table-cell table:style-name="Táblázat15.B6" office:value-type="string">
              <text:p text:style-name="P188">5</text:p>
            </table:table-cell>
            <table:table-cell table:style-name="Táblázat15.B6" office:value-type="string">
              <text:p text:style-name="P188">Z</text:p>
            </table:table-cell>
            <table:table-cell table:style-name="Táblázat15.B6" office:value-type="string">
              <text:p text:style-name="P183">0</text:p>
            </table:table-cell>
            <table:table-cell table:style-name="Táblázat15.B6" office:value-type="string">
              <text:p text:style-name="P188">1 penge</text:p>
            </table:table-cell>
            <table:table-cell table:style-name="Táblázat15.B6" office:value-type="string">
              <text:p text:style-name="P188">4</text:p>
            </table:table-cell>
            <table:table-cell table:style-name="Táblázat15.B6" office:value-type="string">
              <text:p text:style-name="P188">12</text:p>
            </table:table-cell>
            <table:table-cell table:style-name="Táblázat15.B6" office:value-type="string">
              <text:p text:style-name="P188">8</text:p>
            </table:table-cell>
            <table:table-cell table:style-name="Táblázat15.B6" office:value-type="string">
              <text:p text:style-name="P188">7</text:p>
            </table:table-cell>
            <table:table-cell table:style-name="Táblázat15.K3" office:value-type="string">
              <text:p text:style-name="P32"/>
            </table:table-cell>
          </table:table-row>
          <table:table-row table:style-name="Táblázat15.1">
            <table:table-cell table:style-name="Táblázat15.A16" office:value-type="string">
              <text:p text:style-name="P177">Buzogány, kétkezes</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lánco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Pajzs VÉ a fele! (?)</text:p>
            </table:table-cell>
          </table:table-row>
          <table:table-row table:style-name="Táblázat15.1">
            <table:table-cell table:style-name="Táblázat15.A16" office:value-type="string">
              <text:p text:style-name="P177">Buzogány, shadleki</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ollas</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Buzogány, tüskés<text:line-break/>_csatacsillag_?</text:p>
            </table:table-cell>
            <table:table-cell table:style-name="Táblázat15.B2" office:value-type="string">
              <text:p text:style-name="P183">egy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egykezes</text:p>
            </table:table-cell>
            <table:table-cell table:style-name="Táblázat15.B2" office:value-type="string">
              <text:p text:style-name="P183">egykezes</text:p>
            </table:table-cell>
            <table:table-cell table:style-name="Táblázat15.C14" office:value-type="string">
              <text:p text:style-name="P183">+4</text:p>
            </table:table-cell>
            <table:table-cell table:style-name="Táblázat15.D14" office:value-type="string">
              <text:p text:style-name="P183">V<text:line-break/><text:span text:style-name="T38">(néha szúrás)</text:span></text:p>
            </table:table-cell>
            <table:table-cell table:style-name="Táblázat15.E14" office:value-type="string">
              <text:p text:style-name="P183">??</text:p>
            </table:table-cell>
            <table:table-cell table:style-name="Táblázat15.F14" office:value-type="string">
              <text:p text:style-name="P183">0,5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3" office:value-type="string">
              <text:p text:style-name="P32"/>
            </table:table-cell>
          </table:table-row>
          <table:table-row table:style-name="Táblázat15.1">
            <table:table-cell table:style-name="Táblázat15.A16" office:value-type="string">
              <text:p text:style-name="P177">Csatabárd, kétkezes</text:p>
            </table:table-cell>
            <table:table-cell table:style-name="Táblázat15.B2" office:value-type="string">
              <text:p text:style-name="P183">kétkezes</text:p>
            </table:table-cell>
            <table:table-cell table:style-name="Táblázat15.C14" office:value-type="string">
              <text:p text:style-name="P183">+8</text:p>
            </table:table-cell>
            <table:table-cell table:style-name="Táblázat15.D14" office:value-type="string">
              <text:p text:style-name="P183">??</text:p>
            </table:table-cell>
            <table:table-cell table:style-name="Táblázat15.E14" office:value-type="string">
              <text:p text:style-name="P183">??</text:p>
            </table:table-cell>
            <table:table-cell table:style-name="Táblázat15.F14" office:value-type="string">
              <text:p text:style-name="P183">1,5 penge</text:p>
            </table:table-cell>
            <table:table-cell table:style-name="Táblázat15.I14" office:value-type="string">
              <text:p text:style-name="P183">8</text:p>
            </table:table-cell>
            <table:table-cell table:style-name="Táblázat15.I14" office:value-type="string">
              <text:p text:style-name="P183">16</text:p>
            </table:table-cell>
            <table:table-cell table:style-name="Táblázat15.I14" office:value-type="string">
              <text:p text:style-name="P183">16</text:p>
            </table:table-cell>
            <table:table-cell table:style-name="Táblázat15.J14" office:value-type="string">
              <text:p text:style-name="P183"/>
            </table:table-cell>
            <table:table-cell table:style-name="Táblázat15.K14" office:value-type="string">
              <text:p text:style-name="P32"/>
            </table:table-cell>
          </table:table-row>
          <table:table-row table:style-name="Táblázat15.1">
            <table:table-cell table:style-name="Táblázat15.A16" office:value-type="string">
              <text:p text:style-name="P177">Csatacsákány</text:p>
            </table:table-cell>
            <table:table-cell table:style-name="Táblázat15.B2" office:value-type="string">
              <text:p text:style-name="P183">egykezes</text:p>
            </table:table-cell>
            <table:table-cell table:style-name="Táblázat15.C14" office:value-type="string">
              <text:p text:style-name="P183">+3</text:p>
            </table:table-cell>
            <table:table-cell table:style-name="Táblázat15.D14" office:value-type="string">
              <text:p text:style-name="P183">S?</text:p>
            </table:table-cell>
            <table:table-cell table:style-name="Táblázat15.E14" office:value-type="string">
              <text:p text:style-name="P183">10 !</text:p>
            </table:table-cell>
            <table:table-cell table:style-name="Táblázat15.F14" office:value-type="string">
              <text:p text:style-name="P183">1 penge</text:p>
            </table:table-cell>
            <table:table-cell table:style-name="Táblázat15.I14" office:value-type="string">
              <text:p text:style-name="P183">4</text:p>
            </table:table-cell>
            <table:table-cell table:style-name="Táblázat15.I14" office:value-type="string">
              <text:p text:style-name="P183">8</text:p>
            </table:table-cell>
            <table:table-cell table:style-name="Táblázat15.I14" office:value-type="string">
              <text:p text:style-name="P183">8</text:p>
            </table:table-cell>
            <table:table-cell table:style-name="Táblázat15.J14" office:value-type="string">
              <text:p text:style-name="P183"/>
            </table:table-cell>
            <table:table-cell table:style-name="Táblázat15.K14" office:value-type="string">
              <text:p text:style-name="P32">Nagyon vérzik</text:p>
              <text:p text:style-name="P32">50% az esély, hogy beragad és nem lehet kihúzni harc közben</text:p>
            </table:table-cell>
          </table:table-row>
          <table:table-row table:style-name="Táblázat15.1">
            <table:table-cell table:style-name="Táblázat15.A16" office:value-type="string">
              <text:p text:style-name="P177">Cséphadaró</text:p>
            </table:table-cell>
            <table:table-cell table:style-name="Táblázat15.B2" office:value-type="string">
              <text:p text:style-name="P183">kétkezes</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0</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EZ NEM SZÁLFEGYVER?</text:p>
            </table:table-cell>
          </table:table-row>
          <table:table-row table:style-name="Táblázat15.1">
            <table:table-cell table:style-name="Táblázat15.A16" office:value-type="string">
              <text:p text:style-name="P177">Harci kalapács</text:p>
            </table:table-cell>
            <table:table-cell table:style-name="Táblázat15.B2" office:value-type="string">
              <text:p text:style-name="P198">??</text:p>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C3" office:value-type="string">
              <text:p text:style-name="P183"/>
            </table:table-cell>
            <table:table-cell table:style-name="Táblázat15.K3" office:value-type="string">
              <text:p text:style-name="P32"/>
            </table:table-cell>
          </table:table-row>
        </table:table>
        <text:p text:style-name="Text_20_body"><text:s/></text:p>
      </text:section>
      <text:p text:style-name="Text_20_body"/>
      <text:h text:style-name="P333" text:outline-level="3"><text:bookmark-start text:name="__RefHeading___Toc11972_3781431762"/>Lándzsavívó fegyverek harcértékei<text:bookmark-end text:name="__RefHeading___Toc11972_3781431762"/></text:h>
      <table:table table:name="Táblázat30" table:style-name="Táblázat30">
        <table:table-column table:style-name="Táblázat30.A"/>
        <table:table-column table:style-name="Táblázat30.B" table:number-columns-repeated="3"/>
        <table:table-column table:style-name="Táblázat30.E"/>
        <table:table-row table:style-name="TableLine2968314852816">
          <table:table-cell table:style-name="Táblázat30.A1" office:value-type="string">
            <text:p text:style-name="P245">Hegy</text:p>
          </table:table-cell>
          <table:table-cell table:style-name="Táblázat30.A1" office:value-type="string">
            <text:p text:style-name="P245">SP</text:p>
          </table:table-cell>
          <table:table-cell table:style-name="Táblázat30.A1" office:value-type="string">
            <text:p text:style-name="P245">Sebzés módja</text:p>
          </table:table-cell>
          <table:table-cell table:style-name="Táblázat30.A1" office:value-type="string">
            <text:p text:style-name="P245">Átütés</text:p>
          </table:table-cell>
          <table:table-cell table:style-name="Táblázat30.E1" office:value-type="string">
            <text:p text:style-name="P245">Speciális</text:p>
          </table:table-cell>
        </table:table-row>
        <table:table-row table:style-name="TableLine2968314857712">
          <table:table-cell table:style-name="Táblázat30.A2" office:value-type="string">
            <text:p text:style-name="P242">Keskeny hegyű</text:p>
          </table:table-cell>
          <table:table-cell table:style-name="Táblázat30.D4" office:value-type="string">
            <text:p text:style-name="P242">+2</text:p>
          </table:table-cell>
          <table:table-cell table:style-name="Táblázat30.D4" office:value-type="string">
            <text:p text:style-name="P242">S</text:p>
          </table:table-cell>
          <table:table-cell table:style-name="Táblázat30.D4" office:value-type="string">
            <text:p text:style-name="P242">4</text:p>
          </table:table-cell>
          <table:table-cell table:style-name="Táblázat30.E4" office:value-type="string">
            <text:p text:style-name="P243">Kis területet roncsol, de páncélokat jól üti át</text:p>
          </table:table-cell>
        </table:table-row>
        <table:table-row table:style-name="TableLine2968314873264">
          <table:table-cell table:style-name="Táblázat30.A2" office:value-type="string">
            <text:p text:style-name="P242">Széles hegyű</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p text:style-name="P243">Nagy területet roncsol, de nehezebben megy át a páncélokon</text:p>
          </table:table-cell>
        </table:table-row>
        <table:table-row table:style-name="TableLine2968314875280">
          <table:table-cell table:style-name="Táblázat30.A2" office:value-type="string">
            <text:p text:style-name="P242">Szigony</text:p>
          </table:table-cell>
          <table:table-cell table:style-name="Táblázat30.D4" office:value-type="string">
            <text:p text:style-name="P242">+4</text:p>
          </table:table-cell>
          <table:table-cell table:style-name="Táblázat30.D4" office:value-type="string">
            <text:p text:style-name="P242">S</text:p>
          </table:table-cell>
          <table:table-cell table:style-name="Táblázat30.D4" office:value-type="string">
            <text:p text:style-name="P242">0</text:p>
          </table:table-cell>
          <table:table-cell table:style-name="Táblázat30.E4" office:value-type="string">
            <text:list xml:id="list221233536259527" text:continue-list="list2798881837" text:style-name="L86">
              <text:list-item text:start-value="1">
                <text:p text:style-name="P370">Ha minimum 11 SP lett a sebződobás (SFÉ lejön!), akkor +5 SP jár.</text:p>
              </text:list-item>
              <text:list-item>
                <text:p text:style-name="P370">Páncélos ellenfélnél: K6 dobás: <text:line-break/>1-3 értéknél a fegyver elakad a testben, ha átment rajta a sebzés.</text:p>
              </text:list-item>
              <text:list-item>
                <text:p text:style-name="P370">Páncéltalan esetén: K6 dobás: <text:line-break/>1-es értéknél a fegyver elakad a testben, ha átment rajta a sebzés.</text:p>
              </text:list-item>
            </text:list>
          </table:table-cell>
        </table:table-row>
        <table:table-row table:style-name="TableLine2968314864624">
          <table:table-cell table:style-name="Táblázat30.A2" office:value-type="string">
            <text:p text:style-name="P242">Alabárd fej</text:p>
          </table:table-cell>
          <table:table-cell table:style-name="Táblázat30.B5" office:value-type="string">
            <text:p text:style-name="P242"/>
          </table:table-cell>
          <table:table-cell table:style-name="Táblázat30.B5" office:value-type="string">
            <text:p text:style-name="P242"/>
          </table:table-cell>
          <table:table-cell table:style-name="Táblázat30.B5" office:value-type="string">
            <text:p text:style-name="P242"/>
          </table:table-cell>
          <table:table-cell table:style-name="Táblázat30.E5" office:value-type="string">
            <text:p text:style-name="P246"/>
          </table:table-cell>
        </table:table-row>
      </table:table>
      <text:p text:style-name="Text_20_body"/>
      <text:p text:style-name="P267">Méret: MGT bejön nagy méretnél</text:p>
      <text:p text:style-name="Text_20_body"/>
      <table:table table:name="Táblázat69" table:style-name="Táblázat69">
        <table:table-column table:style-name="Táblázat69.A"/>
        <table:table-column table:style-name="Táblázat69.B"/>
        <table:table-column table:style-name="Táblázat69.C"/>
        <table:table-column table:style-name="Táblázat69.D"/>
        <table:table-column table:style-name="Táblázat69.E"/>
        <table:table-column table:style-name="Táblázat69.F"/>
        <table:table-column table:style-name="Táblázat69.G" table:number-columns-repeated="4"/>
        <table:table-column table:style-name="Táblázat69.K"/>
        <table:table-row table:style-name="Táblázat69.1">
          <table:table-cell table:style-name="Táblázat69.A1" table:number-columns-spanned="11" office:value-type="string">
            <text:p text:style-name="P194">Szálfegyverek (Lándzsavívá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69.1">
          <table:table-cell table:style-name="Táblázat69.A2" office:value-type="string">
            <text:p text:style-name="P111">Fegyver</text:p>
          </table:table-cell>
          <table:table-cell table:style-name="Táblázat69.B2" office:value-type="string">
            <text:p text:style-name="P298">Forgatás módja</text:p>
          </table:table-cell>
          <table:table-cell table:style-name="Táblázat69.A2" office:value-type="string">
            <text:p text:style-name="P111">SP</text:p>
          </table:table-cell>
          <table:table-cell table:style-name="Táblázat69.A2" office:value-type="string">
            <text:p text:style-name="P298">Sebzés módja</text:p>
          </table:table-cell>
          <table:table-cell table:style-name="Táblázat69.A2" office:value-type="string">
            <text:p text:style-name="P111">Átütés</text:p>
          </table:table-cell>
          <table:table-cell table:style-name="Táblázat69.A2" office:value-type="string">
            <text:p text:style-name="P111">Pengehossz</text:p>
          </table:table-cell>
          <table:table-cell table:style-name="Táblázat69.A2" office:value-type="string">
            <text:p text:style-name="P111">KÉ</text:p>
          </table:table-cell>
          <table:table-cell table:style-name="Táblázat69.A2" office:value-type="string">
            <text:p text:style-name="P111">TÉ</text:p>
          </table:table-cell>
          <table:table-cell table:style-name="Táblázat69.A2" office:value-type="string">
            <text:p text:style-name="P111">VÉ</text:p>
          </table:table-cell>
          <table:table-cell table:style-name="Táblázat69.A2" office:value-type="string">
            <text:p text:style-name="P296">Sebesség</text:p>
          </table:table-cell>
          <table:table-cell table:style-name="Táblázat69.K2" office:value-type="string">
            <text:p text:style-name="P111">Speciális</text:p>
          </table:table-cell>
        </table:table-row>
        <table:table-row table:style-name="Táblázat69.1">
          <table:table-cell table:style-name="Táblázat69.A8" office:value-type="string">
            <text:p text:style-name="P177">Alabárd</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Talán a legjobb a páncélok ellen</text:p>
          </table:table-cell>
        </table:table-row>
        <table:table-row table:style-name="Táblázat69.1">
          <table:table-cell table:style-name="Táblázat69.A8" office:value-type="string">
            <text:p text:style-name="P177">Bot, hosszú</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D4" office:value-type="string">
            <text:p text:style-name="P183">Z</text:p>
          </table:table-cell>
          <table:table-cell table:style-name="Táblázat69.D4" office:value-type="string">
            <text:p text:style-name="P183">0</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Lándzsa</text:p>
          </table:table-cell>
          <table:table-cell table:style-name="Táblázat69.B2" office:value-type="string">
            <text:p text:style-name="P183">kétkezes</text:p>
          </table:table-cell>
          <table:table-cell table:style-name="Táblázat69.D4" office:value-type="string">
            <text:p text:style-name="P183"/>
          </table:table-cell>
          <table:table-cell table:style-name="Táblázat69.D4" office:value-type="string">
            <text:p text:style-name="P183">S</text:p>
          </table:table-cell>
          <table:table-cell table:style-name="Táblázat69.C3" office:value-type="string">
            <text:p text:style-name="P183"/>
          </table:table-cell>
          <table:table-cell table:style-name="Táblázat69.D4" office:value-type="string">
            <text:p text:style-name="P183">3 penge</text:p>
          </table:table-cell>
          <table:table-cell table:style-name="Táblázat69.D4" office:value-type="string">
            <text:p text:style-name="P183">12</text:p>
          </table:table-cell>
          <table:table-cell table:style-name="Táblázat69.D4" office:value-type="string">
            <text:p text:style-name="P183">24</text:p>
          </table:table-cell>
          <table:table-cell table:style-name="Táblázat69.D4" office:value-type="string">
            <text:p text:style-name="P183">24</text:p>
          </table:table-cell>
          <table:table-cell table:style-name="Táblázat69.D4" office:value-type="string">
            <text:p text:style-name="P183"/>
          </table:table-cell>
          <table:table-cell table:style-name="Táblázat69.K5" office:value-type="string">
            <text:p text:style-name="P177"/>
          </table:table-cell>
        </table:table-row>
        <table:table-row table:style-name="Táblázat69.1">
          <table:table-cell table:style-name="Táblázat69.A8" office:value-type="string">
            <text:p text:style-name="P177">Pika</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egykezes</text:p>
          </table:table-cell>
          <table:table-cell table:style-name="Táblázat69.B2" office:value-type="string">
            <text:p text:style-name="P183">egy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row table:style-name="Táblázat69.1">
          <table:table-cell table:style-name="Táblázat69.A8" office:value-type="string">
            <text:p text:style-name="P177">Szigony, kétkezes</text:p>
          </table:table-cell>
          <table:table-cell table:style-name="Táblázat69.B2" office:value-type="string">
            <text:p text:style-name="P183">kétkezes</text:p>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C3" office:value-type="string">
            <text:p text:style-name="P183"/>
          </table:table-cell>
          <table:table-cell table:style-name="Táblázat69.K3" office:value-type="string">
            <text:p text:style-name="P177"/>
          </table:table-cell>
        </table:table-row>
      </table:table>
      <text:p text:style-name="Standard"/>
      <text:h text:style-name="Heading_20_3" text:outline-level="3"><text:bookmark-start text:name="__RefHeading___Toc11974_3781431762"/>Lovas fegyverek harcértékei<text:bookmark-end text:name="__RefHeading___Toc11974_3781431762"/></text:h>
      <table:table table:name="Táblázat59" table:style-name="Táblázat59">
        <table:table-column table:style-name="Táblázat59.A"/>
        <table:table-column table:style-name="Táblázat59.B"/>
        <table:table-column table:style-name="Táblázat59.C"/>
        <table:table-column table:style-name="Táblázat59.D"/>
        <table:table-column table:style-name="Táblázat59.E"/>
        <table:table-column table:style-name="Táblázat59.F"/>
        <table:table-column table:style-name="Táblázat59.G" table:number-columns-repeated="4"/>
        <table:table-column table:style-name="Táblázat59.K"/>
        <table:table-row table:style-name="Táblázat59.1">
          <table:table-cell table:style-name="Táblázat59.A1" table:number-columns-spanned="11" office:value-type="string">
            <text:p text:style-name="P194">Lovas fegyverek</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áblázat59.1">
          <table:table-cell table:style-name="Táblázat59.A2" office:value-type="string">
            <text:p text:style-name="P111">Fegyver</text:p>
          </table:table-cell>
          <table:table-cell table:style-name="Táblázat59.B2" office:value-type="string">
            <text:p text:style-name="P298">Forgatás módja</text:p>
          </table:table-cell>
          <table:table-cell table:style-name="Táblázat59.A2" office:value-type="string">
            <text:p text:style-name="P111">SP</text:p>
          </table:table-cell>
          <table:table-cell table:style-name="Táblázat59.A2" office:value-type="string">
            <text:p text:style-name="P298">Sebzés módja</text:p>
          </table:table-cell>
          <table:table-cell table:style-name="Táblázat59.A2" office:value-type="string">
            <text:p text:style-name="P111">Átütés</text:p>
          </table:table-cell>
          <table:table-cell table:style-name="Táblázat59.A2" office:value-type="string">
            <text:p text:style-name="P111">Pengehossz</text:p>
          </table:table-cell>
          <table:table-cell table:style-name="Táblázat59.A2" office:value-type="string">
            <text:p text:style-name="P111">KÉ</text:p>
          </table:table-cell>
          <table:table-cell table:style-name="Táblázat59.A2" office:value-type="string">
            <text:p text:style-name="P111">TÉ</text:p>
          </table:table-cell>
          <table:table-cell table:style-name="Táblázat59.A2" office:value-type="string">
            <text:p text:style-name="P111">VÉ</text:p>
          </table:table-cell>
          <table:table-cell table:style-name="Táblázat59.A2" office:value-type="string">
            <text:p text:style-name="P296">Sebesség</text:p>
          </table:table-cell>
          <table:table-cell table:style-name="Táblázat59.K2" office:value-type="string">
            <text:p text:style-name="P111">Speciális</text:p>
          </table:table-cell>
        </table:table-row>
        <table:table-row table:style-name="Táblázat59.1">
          <table:table-cell table:style-name="Táblázat59.A5" office:value-type="string">
            <text:p text:style-name="P177">??? Kopja, könnyű</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row table:style-name="Táblázat59.1">
          <table:table-cell table:style-name="Táblázat59.A5" office:value-type="string">
            <text:p text:style-name="P177">??? Kopja,, nehézlovas</text:p>
          </table:table-cell>
          <table:table-cell table:style-name="Táblázat59.B2"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C3" office:value-type="string">
            <text:p text:style-name="P141"/>
          </table:table-cell>
          <table:table-cell table:style-name="Táblázat59.K3" office:value-type="string">
            <text:p text:style-name="P141"/>
          </table:table-cell>
        </table:table-row>
      </table:table>
      <text:p text:style-name="Standard"/>
      <text:section text:style-name="Sect12" text:name="lándzsavívó_fegyverek">
        <text:p text:style-name="Standard"/>
        <text:p text:style-name="Standard"/>
      </text:section>
      <text:h text:style-name="P333" text:outline-level="3"><text:bookmark-start text:name="__RefHeading___Toc11976_3781431762"/>Hajítófegyverek harcértékei<text:bookmark-end text:name="__RefHeading___Toc11976_3781431762"/></text:h>
      <text:list xml:id="list93470884" text:style-name="L89">
        <text:list-item>
          <text:p text:style-name="P475">A Hajítófegyverek sebzése általánosságban <text:span text:style-name="T66">Szúró</text:span><text:span text:style-name="T34"> </text:span>jellegű. Ahol ez másként van, ott az adott fegyver leírásánál a „Speciális/Megjegyzés” oszlopban ezt külön feltüntetjük.</text:p>
        </text:list-item>
      </text:list>
      <text:section text:style-name="Sect12" text:name="hajítófegyverek">
        <table:table table:name="Táblázat63" table:style-name="Táblázat63">
          <table:table-column table:style-name="Táblázat63.A"/>
          <table:table-column table:style-name="Táblázat63.B"/>
          <table:table-column table:style-name="Táblázat63.C"/>
          <table:table-column table:style-name="Táblázat63.D"/>
          <table:table-column table:style-name="Táblázat63.E" table:number-columns-repeated="5"/>
          <table:table-column table:style-name="Táblázat63.J"/>
          <table:table-column table:style-name="Táblázat63.K"/>
          <table:table-header-rows>
            <table:table-row table:style-name="TableLine2968314870672">
              <table:table-cell table:style-name="Táblázat63.A1" table:number-columns-spanned="11" office:value-type="string">
                <text:p text:style-name="_5b_RPG_5d__20_Táblázattartalom_20_-_20_fejléc">Hajító szál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968314874416">
            <table:table-cell table:style-name="Táblázat63.A2" office:value-type="string">
              <text:p text:style-name="P90">Fegyver</text:p>
            </table:table-cell>
            <table:table-cell table:style-name="Táblázat63.B2" office:value-type="string">
              <text:p text:style-name="P298">Forgatás módja</text:p>
            </table:table-cell>
            <table:table-cell table:style-name="Táblázat63.A2" office:value-type="string">
              <text:p text:style-name="P90">SP</text:p>
            </table:table-cell>
            <table:table-cell table:style-name="Táblázat63.A2" office:value-type="string">
              <text:p text:style-name="P298">Sebzés módja</text:p>
            </table:table-cell>
            <table:table-cell table:style-name="Táblázat63.A2" office:value-type="string">
              <text:p text:style-name="P90">Átütés</text:p>
            </table:table-cell>
            <table:table-cell table:style-name="Táblázat63.A2" office:value-type="string">
              <text:p text:style-name="P90">KÉ</text:p>
            </table:table-cell>
            <table:table-cell table:style-name="Táblázat63.A2" office:value-type="string">
              <text:p text:style-name="P90">CÉ </text:p>
            </table:table-cell>
            <table:table-cell table:style-name="Táblázat63.A2" office:value-type="string">
              <text:p text:style-name="P90">Osztó</text:p>
            </table:table-cell>
            <table:table-cell table:style-name="Táblázat63.A2" office:value-type="string">
              <text:p text:style-name="P90">Hatótáv</text:p>
            </table:table-cell>
            <table:table-cell table:style-name="Táblázat63.A2" office:value-type="string">
              <text:p text:style-name="P294">Sebesség</text:p>
            </table:table-cell>
            <table:table-cell table:style-name="Táblázat63.K2" office:value-type="string">
              <text:p text:style-name="P90">Speciális / Megjegyzés</text:p>
            </table:table-cell>
          </table:table-row>
          <table:table-row table:style-name="TableLine2968314880752">
            <table:table-cell table:style-name="Táblázat63.A5" office:value-type="string">
              <text:p text:style-name="P276">Könnyű kopja</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3</text:p>
            </table:table-cell>
          </table:table-row>
          <table:table-row table:style-name="TableLine2968314898320">
            <table:table-cell table:style-name="Táblázat63.A5" office:value-type="string">
              <text:p text:style-name="P276">Lándzsa _?_</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1</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2</text:p>
            </table:table-cell>
          </table:table-row>
          <table:table-row table:style-name="TableLine2968314887952">
            <table:table-cell table:style-name="Táblázat63.A5" office:value-type="string">
              <text:p text:style-name="P276">Dárda, hajító</text:p>
            </table:table-cell>
            <table:table-cell table:style-name="Táblázat63.B2"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6"/>
            </table:table-cell>
            <table:table-cell table:style-name="Táblázat63.C3" office:value-type="string">
              <text:p text:style-name="P277"/>
            </table:table-cell>
            <table:table-cell table:style-name="Táblázat63.H3" office:value-type="string">
              <text:p text:style-name="P276">2</text:p>
            </table:table-cell>
            <table:table-cell table:style-name="Táblázat63.I3" office:value-type="string">
              <text:p text:style-name="P276">60m</text:p>
            </table:table-cell>
            <table:table-cell table:style-name="Táblázat63.J5" office:value-type="string">
              <text:p text:style-name="P77"/>
            </table:table-cell>
            <table:table-cell table:style-name="Táblázat63.K5" office:value-type="string">
              <text:p text:style-name="P77">Követelmény: Erő +0</text:p>
              <text:p text:style-name="P77">Pajzsba dobva csökkenti annak Védő Értékét a dobott SP értékkel</text:p>
            </table:table-cell>
          </table:table-row>
        </table:table>
        <text:p text:style-name="Standard"><text:s/></text:p>
        <table:table table:name="Táblázat72" table:style-name="Táblázat72">
          <table:table-column table:style-name="Táblázat72.A"/>
          <table:table-column table:style-name="Táblázat72.B"/>
          <table:table-column table:style-name="Táblázat72.C"/>
          <table:table-column table:style-name="Táblázat72.D"/>
          <table:table-column table:style-name="Táblázat72.E" table:number-columns-repeated="5"/>
          <table:table-column table:style-name="Táblázat72.J"/>
          <table:table-column table:style-name="Táblázat72.K"/>
          <table:table-header-rows>
            <table:table-row table:style-name="TableLine2968314887376">
              <table:table-cell table:style-name="Táblázat72.A1" table:number-columns-spanned="11" office:value-type="string">
                <text:p text:style-name="_5b_RPG_5d__20_Táblázattartalom_20_-_20_fejléc">Hajító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968314887664">
            <table:table-cell table:style-name="Táblázat72.A2" office:value-type="string">
              <text:p text:style-name="P90">Fegyver</text:p>
            </table:table-cell>
            <table:table-cell table:style-name="Táblázat72.B2" office:value-type="string">
              <text:p text:style-name="P298">Forgatás módja</text:p>
            </table:table-cell>
            <table:table-cell table:style-name="Táblázat72.A2" office:value-type="string">
              <text:p text:style-name="P90">SP</text:p>
            </table:table-cell>
            <table:table-cell table:style-name="Táblázat72.A2" office:value-type="string">
              <text:p text:style-name="P298">Sebzés módja</text:p>
            </table:table-cell>
            <table:table-cell table:style-name="Táblázat72.A2" office:value-type="string">
              <text:p text:style-name="P90">Átütés</text:p>
            </table:table-cell>
            <table:table-cell table:style-name="Táblázat72.A2" office:value-type="string">
              <text:p text:style-name="P90">KÉ</text:p>
            </table:table-cell>
            <table:table-cell table:style-name="Táblázat72.A2" office:value-type="string">
              <text:p text:style-name="P90">CÉ </text:p>
            </table:table-cell>
            <table:table-cell table:style-name="Táblázat72.A2" office:value-type="string">
              <text:p text:style-name="P90">Osztó</text:p>
            </table:table-cell>
            <table:table-cell table:style-name="Táblázat72.A2" office:value-type="string">
              <text:p text:style-name="P90">Hatótáv</text:p>
            </table:table-cell>
            <table:table-cell table:style-name="Táblázat72.A2" office:value-type="string">
              <text:p text:style-name="P294">Sebesség</text:p>
            </table:table-cell>
            <table:table-cell table:style-name="Táblázat72.K2" office:value-type="string">
              <text:p text:style-name="P90">Speciális / Megjegyzés</text:p>
            </table:table-cell>
          </table:table-row>
          <table:table-row table:style-name="TableLine2968314883632">
            <table:table-cell table:style-name="Táblázat72.A10" office:value-type="string">
              <text:p text:style-name="P302">Bol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968314880176">
            <table:table-cell table:style-name="Táblázat72.A10" office:value-type="string">
              <text:p text:style-name="P276">Hajítóbárd</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1</text:p>
            </table:table-cell>
            <table:table-cell table:style-name="Táblázat72.I3" office:value-type="string">
              <text:p text:style-name="P278">20m*</text:p>
            </table:table-cell>
            <table:table-cell table:style-name="Táblázat72.J10" office:value-type="string">
              <text:p text:style-name="P77"/>
            </table:table-cell>
            <table:table-cell table:style-name="Táblázat72.K10" office:value-type="string">
              <text:p text:style-name="P77">Maximális hatótávolsága: <text:line-break/>20+(Erő x 4) méterben</text:p>
              <text:p text:style-name="P77">Pajzsba dobva csökkenti annak Védő Értékét a dobott SP értékkel</text:p>
            </table:table-cell>
          </table:table-row>
          <table:table-row table:style-name="TableLine2968314884208">
            <table:table-cell table:style-name="Táblázat72.A10" office:value-type="string">
              <text:p text:style-name="P276">Hajítótőr</text:p>
            </table:table-cell>
            <table:table-cell table:style-name="Táblázat72.B2" office:value-type="string">
              <text:p text:style-name="P276">egykezes</text:p>
            </table:table-cell>
            <table:table-cell table:style-name="Táblázat72.H3" office:value-type="string">
              <text:p text:style-name="P276">+0</text:p>
            </table:table-cell>
            <table:table-cell table:style-name="Táblázat72.H3" office:value-type="string">
              <text:p text:style-name="P276">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Automatikusan jár rá a Közeli lövés fortélynál leírt +10CÉ bónusz ha a célpont Cellaszáma 1.</text:p>
              <text:p text:style-name="P77">Erőbónusz: Erő 1:1-ben beszámít</text:p>
              <text:p text:style-name="P75"><text:s/>SFÉ bónusz még ellene esetleg.. (dupla SFÉ?)</text:p>
            </table:table-cell>
          </table:table-row>
          <table:table-row table:style-name="TableLine2968314880464">
            <table:table-cell table:style-name="Táblázat72.A10" office:value-type="string">
              <text:p text:style-name="P276">kő, alm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0</text:p>
            </table:table-cell>
            <table:table-cell table:style-name="Táblázat72.H3" office:value-type="string">
              <text:p text:style-name="P276">1</text:p>
            </table:table-cell>
            <table:table-cell table:style-name="Táblázat72.I3" office:value-type="string">
              <text:p text:style-name="P276">20m*</text:p>
            </table:table-cell>
            <table:table-cell table:style-name="Táblázat72.J10" office:value-type="string">
              <text:p text:style-name="P77"/>
            </table:table-cell>
            <table:table-cell table:style-name="Táblázat72.K10" office:value-type="string">
              <text:p text:style-name="P77">Maximális hatótávolsága: <text:line-break/>20+(Erő x 5) méterben</text:p>
            </table:table-cell>
          </table:table-row>
          <table:table-row table:style-name="TableLine2968314888528">
            <table:table-cell table:style-name="Táblázat72.A10" office:value-type="string">
              <text:p text:style-name="P276">Parittya</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4</text:p>
            </table:table-cell>
            <table:table-cell table:style-name="Táblázat72.H3" office:value-type="string">
              <text:p text:style-name="P276">2</text:p>
            </table:table-cell>
            <table:table-cell table:style-name="Táblázat72.I3" office:value-type="string">
              <text:p text:style-name="P276">70m</text:p>
            </table:table-cell>
            <table:table-cell table:style-name="Táblázat72.J10" office:value-type="string">
              <text:p text:style-name="P77"/>
            </table:table-cell>
            <table:table-cell table:style-name="Táblázat72.K10" office:value-type="string">
              <text:p text:style-name="P76">Lehet nagy sebzése, de az SFÉ duplán számítson ellene (vagy SFÉ bónusz)</text:p>
            </table:table-cell>
          </table:table-row>
          <table:table-row table:style-name="TableLine2968314881904">
            <table:table-cell table:style-name="Táblázat72.A10" office:value-type="string">
              <text:p text:style-name="P302">Ramiera _?_</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1</text:p>
            </table:table-cell>
            <table:table-cell table:style-name="Táblázat72.H3" office:value-type="string">
              <text:p text:style-name="P276">1</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968314885648">
            <table:table-cell table:style-name="Táblázat72.A10" office:value-type="string">
              <text:p text:style-name="P276"><text:span text:style-name="T51">Slan</text:span> csillag</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3</text:p>
            </table:table-cell>
            <table:table-cell table:style-name="Táblázat72.H3" office:value-type="string">
              <text:p text:style-name="P276">1</text:p>
            </table:table-cell>
            <table:table-cell table:style-name="Táblázat72.I3" office:value-type="string">
              <text:p text:style-name="P276">15m</text:p>
            </table:table-cell>
            <table:table-cell table:style-name="Táblázat72.J10" office:value-type="string">
              <text:p text:style-name="P77"/>
            </table:table-cell>
            <table:table-cell table:style-name="Táblázat72.K10" office:value-type="string">
              <text:p text:style-name="P77"/>
            </table:table-cell>
          </table:table-row>
          <table:table-row table:style-name="TableLine2968314881328">
            <table:table-cell table:style-name="Táblázat72.A10" office:value-type="string">
              <text:p text:style-name="P276">Tőr</text:p>
            </table:table-cell>
            <table:table-cell table:style-name="Táblázat72.B2" office:value-type="string">
              <text:p text:style-name="P276">egykezes</text:p>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6"/>
            </table:table-cell>
            <table:table-cell table:style-name="Táblázat72.C3" office:value-type="string">
              <text:p text:style-name="P277">+2</text:p>
            </table:table-cell>
            <table:table-cell table:style-name="Táblázat72.H3" office:value-type="string">
              <text:p text:style-name="P276">2</text:p>
            </table:table-cell>
            <table:table-cell table:style-name="Táblázat72.I3" office:value-type="string">
              <text:p text:style-name="P276">10m</text:p>
            </table:table-cell>
            <table:table-cell table:style-name="Táblázat72.J10" office:value-type="string">
              <text:p text:style-name="P77"/>
            </table:table-cell>
            <table:table-cell table:style-name="Táblázat72.K10" office:value-type="string">
              <text:p text:style-name="P77"/>
            </table:table-cell>
          </table:table-row>
        </table:table>
        <text:p text:style-name="Standard"/>
        <table:table table:name="Táblázat60" table:style-name="Táblázat60">
          <table:table-column table:style-name="Táblázat60.A"/>
          <table:table-column table:style-name="Táblázat60.B"/>
          <table:table-column table:style-name="Táblázat60.C"/>
          <table:table-column table:style-name="Táblázat60.D"/>
          <table:table-column table:style-name="Táblázat60.E" table:number-columns-repeated="5"/>
          <table:table-column table:style-name="Táblázat60.J"/>
          <table:table-column table:style-name="Táblázat60.K"/>
          <table:table-header-rows>
            <table:table-row table:style-name="TableLine2968314892272">
              <table:table-cell table:style-name="Táblázat60.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968314882480">
            <table:table-cell table:style-name="Táblázat60.A2" office:value-type="string">
              <text:p text:style-name="P90">Fegyver</text:p>
            </table:table-cell>
            <table:table-cell table:style-name="Táblázat60.B2" office:value-type="string">
              <text:p text:style-name="P298">Forgatás módja</text:p>
            </table:table-cell>
            <table:table-cell table:style-name="Táblázat60.A2" office:value-type="string">
              <text:p text:style-name="P90">SP</text:p>
            </table:table-cell>
            <table:table-cell table:style-name="Táblázat60.A2" office:value-type="string">
              <text:p text:style-name="P298">Sebzés módja</text:p>
            </table:table-cell>
            <table:table-cell table:style-name="Táblázat60.A2" office:value-type="string">
              <text:p text:style-name="P90">Átütés</text:p>
            </table:table-cell>
            <table:table-cell table:style-name="Táblázat60.A2" office:value-type="string">
              <text:p text:style-name="P90">KÉ</text:p>
            </table:table-cell>
            <table:table-cell table:style-name="Táblázat60.A2" office:value-type="string">
              <text:p text:style-name="P90">CÉ </text:p>
            </table:table-cell>
            <table:table-cell table:style-name="Táblázat60.A2" office:value-type="string">
              <text:p text:style-name="P90">Osztó</text:p>
            </table:table-cell>
            <table:table-cell table:style-name="Táblázat60.A2" office:value-type="string">
              <text:p text:style-name="P90">Hatótáv</text:p>
            </table:table-cell>
            <table:table-cell table:style-name="Táblázat60.A2" office:value-type="string">
              <text:p text:style-name="P294">Sebesség</text:p>
            </table:table-cell>
            <table:table-cell table:style-name="Táblázat60.K2" office:value-type="string">
              <text:p text:style-name="P90">Speciális / Megjegyzés</text:p>
            </table:table-cell>
          </table:table-row>
          <table:table-row table:style-name="TableLine2968314893424">
            <table:table-cell table:style-name="Táblázat60.A5" office:value-type="string">
              <text:p text:style-name="P276">Dobóháló</text:p>
            </table:table-cell>
            <table:table-cell table:style-name="Táblázat60.B2"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Maximális hatótávolsága: 4+Erő méterben</text:p>
            </table:table-cell>
          </table:table-row>
          <table:table-row table:style-name="TableLine2968314907536">
            <table:table-cell table:style-name="Táblázat60.A5" office:value-type="string">
              <text:p text:style-name="P276">Köpeny</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4m</text:p>
            </table:table-cell>
            <table:table-cell table:style-name="Táblázat60.J5" office:value-type="string">
              <text:p text:style-name="P77"/>
            </table:table-cell>
            <table:table-cell table:style-name="Táblázat60.K5" office:value-type="string">
              <text:p text:style-name="P77"/>
            </table:table-cell>
          </table:table-row>
          <table:table-row table:style-name="TableLine2968314905808">
            <table:table-cell table:style-name="Táblázat60.A5" office:value-type="string">
              <text:p text:style-name="P276">Lasszó</text:p>
            </table:table-cell>
            <table:table-cell table:style-name="Táblázat60.B2" office:value-type="string">
              <text:p text:style-name="P276">egykezes</text:p>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6"/>
            </table:table-cell>
            <table:table-cell table:style-name="Táblázat60.C3" office:value-type="string">
              <text:p text:style-name="P277">+0</text:p>
            </table:table-cell>
            <table:table-cell table:style-name="Táblázat60.H3" office:value-type="string">
              <text:p text:style-name="P276">1</text:p>
            </table:table-cell>
            <table:table-cell table:style-name="Táblázat60.I3" office:value-type="string">
              <text:p text:style-name="P276">10m</text:p>
            </table:table-cell>
            <table:table-cell table:style-name="Táblázat60.J5" office:value-type="string">
              <text:p text:style-name="P77"/>
            </table:table-cell>
            <table:table-cell table:style-name="Táblázat60.K5" office:value-type="string">
              <text:p text:style-name="P77"/>
            </table:table-cell>
          </table:table-row>
        </table:table>
        <text:p text:style-name="Standard"/>
      </text:section>
      <text:p text:style-name="Standard"/>
      <text:h text:style-name="P333" text:outline-level="3"><text:bookmark-start text:name="__RefHeading___Toc11978_3781431762"/>Lőfegyverek harcértékei<text:bookmark-end text:name="__RefHeading___Toc11978_3781431762"/></text:h>
      <text:p text:style-name="P211">TODO_HARC_#36.</text:p>
      <text:list xml:id="list221233605125101" text:continue-list="list93470884" text:style-name="L89">
        <text:list-item text:start-value="1">
          <text:p text:style-name="P475">A Lőfegyverek sebzése általánosságban <text:span text:style-name="T65">Szúró</text:span><text:span text:style-name="T28"> </text:span>jellegű. Ahol ez másként van, ott az adott fegyver leírásánál a „Speciális/Megjegyzés” oszlopban ezt külön feltüntetjük.</text:p>
        </text:list-item>
        <text:list-item>
          <text:p text:style-name="P475"><text:span text:style-name="T36">A </text:span>Sebzést és Átütést a nyílhegy is meghatározza! <text:span text:style-name="T68">TODO</text:span></text:p>
        </text:list-item>
        <text:list-item>
          <text:p text:style-name="P425">1 helyen rögzített „lengő” anyagok könnyen megfoghatják a lövedékeket (pl. száradó ruha).</text:p>
        </text:list-item>
      </text:list>
      <text:p text:style-name="P261"/>
      <text:h text:style-name="Heading_20_4" text:outline-level="4"><text:bookmark-start text:name="__RefHeading___Toc11980_3781431762"/>Íjász lőfegyverek<text:bookmark-end text:name="__RefHeading___Toc11980_3781431762"/></text:h>
      <table:table table:name="Táblázat64" table:style-name="Táblázat64">
        <table:table-column table:style-name="Táblázat64.A"/>
        <table:table-column table:style-name="Táblázat64.B"/>
        <table:table-column table:style-name="Táblázat64.C"/>
        <table:table-column table:style-name="Táblázat64.D"/>
        <table:table-column table:style-name="Táblázat64.E" table:number-columns-repeated="2"/>
        <table:table-column table:style-name="Táblázat64.G"/>
        <table:table-column table:style-name="Táblázat64.H"/>
        <table:table-column table:style-name="Táblázat64.E"/>
        <table:table-column table:style-name="Táblázat64.J"/>
        <table:table-column table:style-name="Táblázat64.K"/>
        <table:table-header-rows>
          <table:table-row table:style-name="TableLine2968314903792">
            <table:table-cell table:style-name="Táblázat64.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968314901200">
          <table:table-cell table:style-name="Táblázat64.A2" office:value-type="string">
            <text:p text:style-name="P90">Fegyver</text:p>
          </table:table-cell>
          <table:table-cell table:style-name="Táblázat64.B2" office:value-type="string">
            <text:p text:style-name="P298">Forgatás módja</text:p>
          </table:table-cell>
          <table:table-cell table:style-name="Táblázat64.A2" office:value-type="string">
            <text:p text:style-name="P90">SP</text:p>
          </table:table-cell>
          <table:table-cell table:style-name="Táblázat64.A2" office:value-type="string">
            <text:p text:style-name="P298">Sebzés módja</text:p>
          </table:table-cell>
          <table:table-cell table:style-name="Táblázat64.A2" office:value-type="string">
            <text:p text:style-name="P90">Átütés</text:p>
          </table:table-cell>
          <table:table-cell table:style-name="Táblázat64.A2" office:value-type="string">
            <text:p text:style-name="P90">KÉ</text:p>
          </table:table-cell>
          <table:table-cell table:style-name="Táblázat64.A2" office:value-type="string">
            <text:p text:style-name="P90">CÉ </text:p>
          </table:table-cell>
          <table:table-cell table:style-name="Táblázat64.A2" office:value-type="string">
            <text:p text:style-name="P90">Osztó</text:p>
          </table:table-cell>
          <table:table-cell table:style-name="Táblázat64.A2" office:value-type="string">
            <text:p text:style-name="P90">Hatótáv</text:p>
          </table:table-cell>
          <table:table-cell table:style-name="Táblázat64.A2" office:value-type="string">
            <text:p text:style-name="P294">Sebesség</text:p>
          </table:table-cell>
          <table:table-cell table:style-name="Táblázat64.K2" office:value-type="string">
            <text:p text:style-name="P90">Speciális / Megjegyzés</text:p>
          </table:table-cell>
        </table:table-row>
        <table:table-row table:style-name="TableLine2968314900912">
          <table:table-cell table:style-name="Táblázat64.A8" office:value-type="string">
            <text:p text:style-name="P276">Rövid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2</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968314898896">
          <table:table-cell table:style-name="Táblázat64.A8" office:value-type="string">
            <text:p text:style-name="P276">Hosszú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2</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968314903216">
          <table:table-cell table:style-name="Táblázat64.A8" office:value-type="string">
            <text:p text:style-name="P276">Visszacsapó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3</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Az Erőbónusz csak akkor számít ha az íj erre az Erő értékre lett tervezve!</text:p>
          </table:table-cell>
        </table:table-row>
        <table:table-row table:style-name="TableLine2968314899472">
          <table:table-cell table:style-name="Táblázat64.A8" office:value-type="string">
            <text:p text:style-name="P276"><text:span text:style-name="T51">Elf</text:span> íj</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3</text:p>
          </table:table-cell>
          <table:table-cell table:style-name="Táblázat64.H3" office:value-type="string">
            <text:p text:style-name="P276">3(4*)</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Csak a készítője (és egyben birtokosa) kezében, egyébként hagyományos íjként működik. Osztója: 3.</text:p>
          </table:table-cell>
        </table:table-row>
        <table:table-row table:style-name="TableLine2968314900048">
          <table:table-cell table:style-name="Táblázat64.A8" office:value-type="string">
            <text:p text:style-name="P276">Fúvócső, kicsi</text:p>
          </table:table-cell>
          <table:table-cell table:style-name="Táblázat64.B2" office:value-type="string">
            <text:p text:style-name="P276">egy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8</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k20 dobásnál: 20-as dobás: 1 ÉP, különben 0 ÉP</text:p>
          </table:table-cell>
        </table:table-row>
        <table:table-row table:style-name="TableLine2968314900336">
          <table:table-cell table:style-name="Táblázat64.A8" office:value-type="string">
            <text:p text:style-name="P276">Fúvócső, vadász</text:p>
          </table:table-cell>
          <table:table-cell table:style-name="Táblázat64.B2" office:value-type="string">
            <text:p text:style-name="P276">kétkezes</text:p>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
          </table:table-cell>
          <table:table-cell table:style-name="Táblázat64.C3" office:value-type="string">
            <text:p text:style-name="P276">+10</text:p>
          </table:table-cell>
          <table:table-cell table:style-name="Táblázat64.H3" office:value-type="string">
            <text:p text:style-name="P276">1</text:p>
          </table:table-cell>
          <table:table-cell table:style-name="Táblázat64.I3" office:value-type="string">
            <text:p text:style-name="P276"/>
          </table:table-cell>
          <table:table-cell table:style-name="Táblázat64.J8" office:value-type="string">
            <text:p text:style-name="P77"/>
          </table:table-cell>
          <table:table-cell table:style-name="Táblázat64.K8" office:value-type="string">
            <text:p text:style-name="P77"/>
          </table:table-cell>
        </table:table-row>
      </table:table>
      <text:p text:style-name="Standard"/>
      <text:section text:style-name="Sect12" text:name="íjász_lőfegyverek">
        <text:p text:style-name="Text_20_body"><text:s/></text:p>
        <text:p text:style-name="P10"/>
      </text:section>
      <text:h text:style-name="P339" text:outline-level="4"><text:bookmark-start text:name="__RefHeading___Toc11982_3781431762"/>Lövész lőfegyverek<text:bookmark-end text:name="__RefHeading___Toc11982_3781431762"/></text:h>
      <table:table table:name="Táblázat65" table:style-name="Táblázat65">
        <table:table-column table:style-name="Táblázat65.A"/>
        <table:table-column table:style-name="Táblázat65.B"/>
        <table:table-column table:style-name="Táblázat65.C"/>
        <table:table-column table:style-name="Táblázat65.D"/>
        <table:table-column table:style-name="Táblázat65.E" table:number-columns-repeated="2"/>
        <table:table-column table:style-name="Táblázat65.G"/>
        <table:table-column table:style-name="Táblázat65.H"/>
        <table:table-column table:style-name="Táblázat65.E"/>
        <table:table-column table:style-name="Táblázat65.J"/>
        <table:table-column table:style-name="Táblázat65.K"/>
        <table:table-header-rows>
          <table:table-row table:style-name="TableLine2968315640784">
            <table:table-cell table:style-name="Táblázat65.A1" table:number-columns-spanned="11" office:value-type="string">
              <text:p text:style-name="_5b_RPG_5d__20_Táblázattartalom_20_-_20_fejléc">Egyéb távolsági fegyverek (Hajítás)</text:p>
            </table: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eLine2968315632144">
          <table:table-cell table:style-name="Táblázat65.A2" office:value-type="string">
            <text:p text:style-name="P90">Fegyver</text:p>
          </table:table-cell>
          <table:table-cell table:style-name="Táblázat65.B2" office:value-type="string">
            <text:p text:style-name="P298">Forgatás módja</text:p>
          </table:table-cell>
          <table:table-cell table:style-name="Táblázat65.A2" office:value-type="string">
            <text:p text:style-name="P90">SP</text:p>
          </table:table-cell>
          <table:table-cell table:style-name="Táblázat65.A2" office:value-type="string">
            <text:p text:style-name="P298">Sebzés módja</text:p>
          </table:table-cell>
          <table:table-cell table:style-name="Táblázat65.A2" office:value-type="string">
            <text:p text:style-name="P90">Átütés</text:p>
          </table:table-cell>
          <table:table-cell table:style-name="Táblázat65.A2" office:value-type="string">
            <text:p text:style-name="P90">KÉ</text:p>
          </table:table-cell>
          <table:table-cell table:style-name="Táblázat65.A2" office:value-type="string">
            <text:p text:style-name="P90">CÉ </text:p>
          </table:table-cell>
          <table:table-cell table:style-name="Táblázat65.A2" office:value-type="string">
            <text:p text:style-name="P90">Osztó</text:p>
          </table:table-cell>
          <table:table-cell table:style-name="Táblázat65.A2" office:value-type="string">
            <text:p text:style-name="P90">Hatótáv</text:p>
          </table:table-cell>
          <table:table-cell table:style-name="Táblázat65.A2" office:value-type="string">
            <text:p text:style-name="P294">Sebesség</text:p>
          </table:table-cell>
          <table:table-cell table:style-name="Táblázat65.K2" office:value-type="string">
            <text:p text:style-name="P90">Speciális / Megjegyzés</text:p>
          </table:table-cell>
        </table:table-row>
        <table:table-row table:style-name="TableLine2968315639920">
          <table:table-cell table:style-name="Táblázat65.A7" office:value-type="string">
            <text:p text:style-name="P276">Kézi nyílpuska</text:p>
          </table:table-cell>
          <table:table-cell table:style-name="Táblázat65.B2" office:value-type="string">
            <text:p text:style-name="P276">egy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0*</text:p>
          </table:table-cell>
          <table:table-cell table:style-name="Táblázat65.C3" office:value-type="string">
            <text:p text:style-name="P276">3</text:p>
          </table:table-cell>
          <table:table-cell table:style-name="Táblázat65.I3" office:value-type="string">
            <text:p text:style-name="P276">20m</text:p>
          </table:table-cell>
          <table:table-cell table:style-name="Táblázat65.J7" office:value-type="string">
            <text:p text:style-name="P77"/>
          </table:table-cell>
          <table:table-cell table:style-name="Táblázat65.K7" office:value-type="string">
            <text:p text:style-name="P77">* A kézi nyílpuska kevésbé pontos fegyver kis mérete miatt.</text:p>
          </table:table-cell>
        </table:table-row>
        <table:table-row table:style-name="TableLine2968315634160">
          <table:table-cell table:style-name="Táblázat65.A7" office:value-type="string">
            <text:p text:style-name="P276">Nyílpuska</text:p>
          </table:table-cell>
          <table:table-cell table:style-name="Táblázat65.B2" office:value-type="string">
            <text:p text:style-name="P276">kétkezes</text:p>
          </table:table-cell>
          <table:table-cell table:style-name="Táblázat65.C3" office:value-type="string">
            <text:p text:style-name="P276">+6</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8">Nem páncéltörő ?? A nehézvértet átviszi, vagy nem?</text:p>
            <text:p text:style-name="P78">Távolság-függő Átütés.</text:p>
          </table:table-cell>
        </table:table-row>
        <table:table-row table:style-name="TableLine2968315629552">
          <table:table-cell table:style-name="Táblázat65.A7" office:value-type="string">
            <text:p text:style-name="P276">Nehéz nyílpuska</text:p>
          </table:table-cell>
          <table:table-cell table:style-name="Táblázat65.B2" office:value-type="string">
            <text:p text:style-name="P276">kétkezes</text:p>
          </table:table-cell>
          <table:table-cell table:style-name="Táblázat65.C3" office:value-type="string">
            <text:p text:style-name="P276">+14</text:p>
          </table:table-cell>
          <table:table-cell table:style-name="Táblázat65.C3" office:value-type="string">
            <text:p text:style-name="P276">S</text:p>
          </table:table-cell>
          <table:table-cell table:style-name="Táblázat65.E4" office:value-type="string">
            <text:p text:style-name="P276">10</text:p>
          </table:table-cell>
          <table:table-cell table:style-name="Táblázat65.C3" office:value-type="string">
            <text:p text:style-name="P276"/>
          </table:table-cell>
          <table:table-cell table:style-name="Táblázat65.C3" office:value-type="string">
            <text:p text:style-name="P276">+16</text:p>
          </table:table-cell>
          <table:table-cell table:style-name="Táblázat65.C3" office:value-type="string">
            <text:p text:style-name="P276">4</text:p>
          </table:table-cell>
          <table:table-cell table:style-name="Táblázat65.I3" office:value-type="string">
            <text:p text:style-name="P276">80m</text:p>
          </table:table-cell>
          <table:table-cell table:style-name="Táblázat65.J7" office:value-type="string">
            <text:p text:style-name="P77"/>
          </table:table-cell>
          <table:table-cell table:style-name="Táblázat65.K7" office:value-type="string">
            <text:p text:style-name="P77">Páncéltörő <text:s/>Ez átviszi a nehézvértet is!</text:p>
          </table:table-cell>
        </table:table-row>
        <table:table-row table:style-name="TableLine2968315629840">
          <table:table-cell table:style-name="Táblázat65.A7" office:value-type="string">
            <text:p text:style-name="P276"><text:span text:style-name="T51">Shad.</text:span> páncéltörő</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Z</text:p>
          </table:table-cell>
          <table:table-cell table:style-name="Táblázat65.C3" office:value-type="string">
            <text:p text:style-name="P276">??</text:p>
          </table:table-cell>
          <table:table-cell table:style-name="Táblázat65.C3" office:value-type="string">
            <text:p text:style-name="P276"/>
          </table:table-cell>
          <table:table-cell table:style-name="Táblázat65.C3" office:value-type="string">
            <text:p text:style-name="P276">+4</text:p>
          </table:table-cell>
          <table:table-cell table:style-name="Táblázat65.C3" office:value-type="string">
            <text:p text:style-name="P276">4</text:p>
          </table:table-cell>
          <table:table-cell table:style-name="Táblázat65.I3" office:value-type="string">
            <text:p text:style-name="P279">120m</text:p>
          </table:table-cell>
          <table:table-cell table:style-name="Táblázat65.J7" office:value-type="string">
            <text:p text:style-name="P77"/>
          </table:table-cell>
          <table:table-cell table:style-name="Táblázat65.K7" office:value-type="string">
            <text:p text:style-name="P77">* Újratöltés: 1 emberrel: 3 kör, 2 emberrel: 1 kör</text:p>
            <text:p text:style-name="P77">** Páncéltörő</text:p>
          </table:table-cell>
        </table:table-row>
        <table:table-row table:style-name="TableLine2968315639632">
          <table:table-cell table:style-name="Táblázat65.A7" office:value-type="string">
            <text:p text:style-name="P276">Khar. nyílpuska</text:p>
          </table:table-cell>
          <table:table-cell table:style-name="Táblázat65.B2" office:value-type="string">
            <text:p text:style-name="P276">kétkezes</text:p>
          </table:table-cell>
          <table:table-cell table:style-name="Táblázat65.C3" office:value-type="string">
            <text:p text:style-name="P276"/>
          </table:table-cell>
          <table:table-cell table:style-name="Táblázat65.C3" office:value-type="string">
            <text:p text:style-name="P276">S</text:p>
          </table:table-cell>
          <table:table-cell table:style-name="Táblázat65.C3" office:value-type="string">
            <text:p text:style-name="P276"/>
          </table:table-cell>
          <table:table-cell table:style-name="Táblázat65.C3" office:value-type="string">
            <text:p text:style-name="P276"/>
          </table:table-cell>
          <table:table-cell table:style-name="Táblázat65.C3" office:value-type="string">
            <text:p text:style-name="P276">+14</text:p>
          </table:table-cell>
          <table:table-cell table:style-name="Táblázat65.C3" office:value-type="string">
            <text:p text:style-name="P276">4</text:p>
          </table:table-cell>
          <table:table-cell table:style-name="Táblázat65.I3" office:value-type="string">
            <text:p text:style-name="P276">50m</text:p>
          </table:table-cell>
          <table:table-cell table:style-name="Táblázat65.J7" office:value-type="string">
            <text:p text:style-name="P77"/>
          </table:table-cell>
          <table:table-cell table:style-name="Táblázat65.K7" office:value-type="string">
            <text:p text:style-name="P77">* Míg ki nem fogy a tár. Újratöltés: 1 kör</text:p>
          </table:table-cell>
        </table:table-row>
      </table:table>
      <text:p text:style-name="Standard"/>
      <text:section text:style-name="Sect12" text:name="lövész_lőfegyverek">
        <text:p text:style-name="Text_20_body"/>
        <text:h text:style-name="P331" text:outline-level="2"><text:bookmark-start text:name="__RefHeading___Toc11984_3781431762"/>Pajzsok, hárítófegyverek<text:bookmark-end text:name="__RefHeading___Toc11984_3781431762"/></text:h>
        <text:p text:style-name="Text_20_body">Lásd: <text:span text:style-name="T33">Pajzsok, Alkarvédők <text:s/>– TODO_HARC_#15.</text:span></text:p>
        <text:p text:style-name="P272"/>
      </text:section>
      <text:h text:style-name="P332" text:outline-level="2"><text:bookmark-start text:name="__RefHeading___Toc11988_3781431762"/>Vértek, Páncélok<text:bookmark-end text:name="__RefHeading___Toc11988_3781431762"/></text:h>
      <text:p text:style-name="P273"><text:span text:style-name="T139">Utolsó szinkronizálás a </text:span><text:span text:style-name="T143">pancelok_draft.odt</text:span><text:span text:style-name="T139"> doksival:</text:span> 20<text:span text:style-name="T147">2</text:span><text:span text:style-name="T133">3</text:span>-<text:span text:style-name="T147">12</text:span><text:span text:style-name="T140">-</text:span><text:span text:style-name="T147">03</text:span></text:p>
      <text:p text:style-name="P285">❗A külső doksi lesz használva a markdown migráláshoz.</text:p>
      <text:p text:style-name="P329"/>
      <table:table table:name="SFÉ_summa" table:style-name="SFÉ_5f_summa">
        <table:table-column table:style-name="SFÉ_5f_summa.A"/>
        <table:table-column table:style-name="SFÉ_5f_summa.B"/>
        <table:table-column table:style-name="SFÉ_5f_summa.C"/>
        <table:table-column table:style-name="SFÉ_5f_summa.D"/>
        <table:table-row table:style-name="TableLine2968315635312">
          <table:table-cell table:style-name="SFÉ_5f_summa.A1" table:number-columns-spanned="4" office:value-type="string">
            <text:p text:style-name="P209">SFÉ <text:s/><text:span text:style-name="T143">(ez egy egyszer</text:span><text:span text:style-name="T91">űsítő, összefoglaló táblázat akar majd lenni)</text:span></text:p>
          </table:table-cell>
          <table:covered-table-cell/>
          <table:covered-table-cell/>
          <table:covered-table-cell/>
        </table:table-row>
        <table:table-row table:style-name="TableLine2968315635024">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968315644816">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968315645104">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row table:style-name="TableLine2968315637040">
          <table:table-cell table:style-name="SFÉ_5f_summa.A2" office:value-type="string">
            <text:p text:style-name="P320"/>
          </table:table-cell>
          <table:table-cell table:style-name="SFÉ_5f_summa.A2" office:value-type="string">
            <text:p text:style-name="P320"/>
          </table:table-cell>
          <table:table-cell table:style-name="SFÉ_5f_summa.A2" office:value-type="string">
            <text:p text:style-name="P320"/>
          </table:table-cell>
          <table:table-cell table:style-name="SFÉ_5f_summa.D2" office:value-type="string">
            <text:p text:style-name="P320"/>
          </table:table-cell>
        </table:table-row>
      </table:table>
      <text:p text:style-name="P325"/>
      <text:p text:style-name="P321"/>
      <text:p text:style-name="P321">A páncélok értékeit az alábbi tényezők befolyásolják:</text:p>
      <text:list xml:id="list2005910679" text:style-name="L90">
        <text:list-item>
          <text:p text:style-name="P476">választott struktúra (bőr, sodrony, stb)<text:tab/><text:span text:style-name="T121">→</text:span> SFÉ-re, Alap-MGT-re hat</text:p>
        </text:list-item>
        <text:list-item>
          <text:p text:style-name="P476">anyagminőség (fém vérteknél)<text:tab/><text:span text:style-name="T121">→ </text:span>SFÉ-re hat</text:p>
        </text:list-item>
        <text:list-item>
          <text:p text:style-name="P476">alapanyag típus (acél, abbit, mithrill)<text:tab/><text:span text:style-name="T121">→</text:span> SFÉ-re, Alap-MGT-re hat</text:p>
        </text:list-item>
        <text:list-item>
          <text:p text:style-name="P476">kidolgozottság minősége (illesztések)<text:tab/><text:span text:style-name="T121">→ </text:span>MGT-re hat</text:p>
        </text:list-item>
        <text:list-item>
          <text:p text:style-name="P476">mennyire passzol a vértviselő testére<text:tab/><text:span text:style-name="T121">→ </text:span>MGT-re hat</text:p>
        </text:list-item>
        <text:list-item>
          <text:p text:style-name="P476">csatolt elemek száma <text:tab/><text:span text:style-name="T121">→ </text:span>MGT-re és védett területre hat</text:p>
        </text:list-item>
      </text:list>
      <text:h text:style-name="P336" text:outline-level="3"><text:bookmark-start text:name="__RefHeading___Toc11990_3781431762"/>Sebzésfelfogó Érték (SFÉ)<text:bookmark-end text:name="__RefHeading___Toc11990_3781431762"/></text:h>
      <text:p text:style-name="P271">Minden páncél rendelkezik <text:span text:style-name="T28">három</text:span> úgynevezett Sebzés Felfogó Értékkel (<text:span text:style-name="T28">SFÉ</text:span>), amely a páncél nyújtotta védelmet hivatott szimulálni (szúró/vágó/zúzófegyverek ellen). Az SFÉ értéke sebzéskor levonódik a támadás SP értékéből (nem a sebzésből!), így jó eséllyel csökkenti a sebzés kategóriáját. Természetesen a támadás jellege (Szúró/Vágó/Zúzó) határozza meg, hogy mely SFÉ értéket kell a csapással szembeállítani.</text:p>
      <text:p text:style-name="P271">Megkülönböztetünk </text:p>
      <text:list xml:id="list4255141596" text:style-name="L91">
        <text:list-item>
          <text:p text:style-name="P477">páncél struktúrát (szerkezeti felépítést határozza meg). Például: lánc, sodrony, lemez.</text:p>
        </text:list-item>
        <text:list-item>
          <text:p text:style-name="P477">alapanyag típust. Például: acél, bronz, abbitacél, ...</text:p>
        </text:list-item>
        <text:list-item>
          <text:p text:style-name="P477">védett területet. Mekkora területen véd a páncél (csatolt elemektől függ)</text:p>
        </text:list-item>
      </text:list>
      <text:p text:style-name="P271">Látható tehát, hogy az SFÉ független attól, hogy csak egy mellvért-darab, vagy teljes páncélzat borítja testünket – amennyiben azonos anyagból készültek.</text:p>
      <text:p text:style-name="P321">Kapcsolódó harci fortély: <text:span text:style-name="T28">Vértviselet</text:span></text:p>
      <text:h text:style-name="P336" text:outline-level="3"><text:bookmark-start text:name="__RefHeading___Toc11992_3781431762"/><text:s/>Páncél struktúrák, alapanyag minősége<text:bookmark-end text:name="__RefHeading___Toc11992_3781431762"/></text:h>
      <text:p text:style-name="P271">Az SFÉ értéke független attól, hogy mekkora testterületet borít be a vért. Értékét a páncél fizikai felépítése, anyaga adja. Az egyes páncél struktúrák különbözőképpen alkalmasak a három fő támadási típus (szúró/vágó/zúzó) ellen való védekezésre, ezért minden vért típus 3 különböző SFÉ értékkel rendelkezik. Sebzéskor a támadó karakter dobás után bemondja végleges SP értékét (pl.„18, Szúró”), amiből kiderül, hogy milyen jellegű a támadás és az áldozat annak megfelelő SFÉ értéket von le belőle.</text:p>
      <text:p text:style-name="P321">Amennyiben a páncél alapanyag jobb, vagy rosszabb minőségű az átlagosnál, akkor a táblázatban megjelölt határokon belül javulhatnak/romolhatnak SFÉ értékei. Ennek persze szó szerint „ára van”. A minőség növekedése nagyon megdobhatja a vért árát. (a fentiek kizárólag fém vértekre értelmezhetőek)</text:p>
      <text:p text:style-name="P318"/>
      <table:table table:name="Table1" table:style-name="Table1">
        <table:table-column table:style-name="Table1.A"/>
        <table:table-column table:style-name="Table1.B" table:number-columns-repeated="3"/>
        <table:table-column table:style-name="Table1.E"/>
        <table:table-row table:style-name="TableLine2968315643664">
          <table:table-cell table:style-name="Table1.A1" office:value-type="string">
            <text:p text:style-name="P195">Páncél <text:span text:style-name="T141">struktúra</text:span></text:p>
          </table:table-cell>
          <table:table-cell table:style-name="Table1.A1" office:value-type="string">
            <text:p text:style-name="P55">Szúró SFÉ</text:p>
          </table:table-cell>
          <table:table-cell table:style-name="Table1.A1" office:value-type="string">
            <text:p text:style-name="P55">Vágó SFÉ</text:p>
          </table:table-cell>
          <table:table-cell table:style-name="Table1.A1" office:value-type="string">
            <text:p text:style-name="P55">Zúzó SFÉ</text:p>
          </table:table-cell>
          <table:table-cell table:style-name="Table1.E1" office:value-type="string">
            <text:p text:style-name="P195">Ár</text:p>
          </table:table-cell>
        </table:table-row>
        <table:table-row table:style-name="TableLine2968315644240">
          <table:table-cell table:style-name="Table1.A9" office:value-type="string">
            <text:p text:style-name="P232">Posztó/Bunda</text:p>
          </table:table-cell>
          <table:table-cell table:style-name="Table1.D9" office:value-type="string">
            <text:p text:style-name="P231">0</text:p>
          </table:table-cell>
          <table:table-cell table:style-name="Table1.D9" office:value-type="string">
            <text:p text:style-name="P231">2</text:p>
          </table:table-cell>
          <table:table-cell table:style-name="Table1.D9" office:value-type="string">
            <text:p text:style-name="P231">2</text:p>
          </table:table-cell>
          <table:table-cell table:style-name="Table1.E2" office:value-type="string">
            <text:p text:style-name="P231">?%</text:p>
          </table:table-cell>
        </table:table-row>
        <table:table-row table:style-name="TableLine2968315642512">
          <table:table-cell table:style-name="Table1.A9" office:value-type="string">
            <text:p text:style-name="P233">Bőr</text:p>
          </table:table-cell>
          <table:table-cell table:style-name="Table1.B3" office:value-type="string">
            <text:p text:style-name="P235">2</text:p>
          </table:table-cell>
          <table:table-cell table:style-name="Table1.B3" office:value-type="string">
            <text:p text:style-name="P235">4</text:p>
          </table:table-cell>
          <table:table-cell table:style-name="Table1.B3" office:value-type="string">
            <text:p text:style-name="P235">2</text:p>
          </table:table-cell>
          <table:table-cell table:style-name="Table1.E2" office:value-type="string">
            <text:p text:style-name="P231">?%</text:p>
          </table:table-cell>
        </table:table-row>
        <table:table-row table:style-name="TableLine2968315645392">
          <table:table-cell table:style-name="Table1.A9" office:value-type="string">
            <text:p text:style-name="P233">Keményített bőr</text:p>
          </table:table-cell>
          <table:table-cell table:style-name="Table1.D9" office:value-type="string">
            <text:p text:style-name="P231">3</text:p>
          </table:table-cell>
          <table:table-cell table:style-name="Table1.D9" office:value-type="string">
            <text:p text:style-name="P231">5</text:p>
          </table:table-cell>
          <table:table-cell table:style-name="Table1.D9" office:value-type="string">
            <text:p text:style-name="P231">3</text:p>
          </table:table-cell>
          <table:table-cell table:style-name="Table1.E2" office:value-type="string">
            <text:p text:style-name="P231">?%</text:p>
          </table:table-cell>
        </table:table-row>
        <table:table-row table:style-name="TableLine2968315645968">
          <table:table-cell table:style-name="Table1.A9" office:value-type="string">
            <text:p text:style-name="P233">Brigantin</text:p>
          </table:table-cell>
          <table:table-cell table:style-name="Table1.B5" office:value-type="string">
            <text:p text:style-name="P231"/>
          </table:table-cell>
          <table:table-cell table:style-name="Table1.B5" office:value-type="string">
            <text:p text:style-name="P231"/>
          </table:table-cell>
          <table:table-cell table:style-name="Table1.B5" office:value-type="string">
            <text:p text:style-name="P231"/>
          </table:table-cell>
          <table:table-cell table:style-name="Table1.E2" office:value-type="string">
            <text:p text:style-name="P231">?%</text:p>
          </table:table-cell>
        </table:table-row>
        <table:table-row table:style-name="TableLine2968315646256">
          <table:table-cell table:style-name="Table1.A9" office:value-type="string">
            <text:p text:style-name="P233">Lánc</text:p>
          </table:table-cell>
          <table:table-cell table:style-name="Table1.D9" office:value-type="string">
            <text:p text:style-name="P231">8-10-12</text:p>
          </table:table-cell>
          <table:table-cell table:style-name="Table1.D9" office:value-type="string">
            <text:p text:style-name="P231">5-7-9</text:p>
          </table:table-cell>
          <table:table-cell table:style-name="Table1.D9" office:value-type="string">
            <text:p text:style-name="P231">2-3-4</text:p>
          </table:table-cell>
          <table:table-cell table:style-name="Table1.E9" office:value-type="string">
            <text:p text:style-name="P231"><text:span text:style-name="T125">?</text:span>% - 60% - <text:span text:style-name="T125">?</text:span>%</text:p>
          </table:table-cell>
        </table:table-row>
        <table:table-row table:style-name="TableLine2968315646544">
          <table:table-cell table:style-name="Table1.A9" office:value-type="string">
            <text:p text:style-name="P233">Sodrony</text:p>
          </table:table-cell>
          <table:table-cell table:style-name="Table1.B5" office:value-type="string">
            <text:p text:style-name="P231">10-12-14</text:p>
          </table:table-cell>
          <table:table-cell table:style-name="Table1.D9" office:value-type="string">
            <text:p text:style-name="P231">7-9-11</text:p>
          </table:table-cell>
          <table:table-cell table:style-name="Table1.D9" office:value-type="string">
            <text:p text:style-name="P231">3-4-5</text:p>
          </table:table-cell>
          <table:table-cell table:style-name="Table1.E9" office:value-type="string">
            <text:p text:style-name="P231"><text:span text:style-name="T125">?</text:span>% - 100% - <text:span text:style-name="T125">?</text:span>%</text:p>
          </table:table-cell>
        </table:table-row>
        <table:table-row table:style-name="TableLine2968315647408">
          <table:table-cell table:style-name="Table1.A9" office:value-type="string">
            <text:p text:style-name="P232">Pikkelypáncél</text:p>
          </table:table-cell>
          <table:table-cell table:style-name="Table1.B5" office:value-type="string">
            <text:p text:style-name="P231">10-12-14</text:p>
          </table:table-cell>
          <table:table-cell table:style-name="Table1.D9" office:value-type="string">
            <text:p text:style-name="P231">11-13-15</text:p>
          </table:table-cell>
          <table:table-cell table:style-name="Table1.D9" office:value-type="string">
            <text:p text:style-name="P231">4-6-8</text:p>
          </table:table-cell>
          <table:table-cell table:style-name="Table1.E9" office:value-type="string">
            <text:p text:style-name="P231"><text:span text:style-name="T125">?</text:span>% - ?% - <text:span text:style-name="T125">?</text:span>%</text:p>
          </table:table-cell>
        </table:table-row>
        <table:table-row table:style-name="TableLine2968315646832">
          <table:table-cell table:style-name="Table1.A9" office:value-type="string">
            <text:p text:style-name="P233">Lemezpáncél</text:p>
          </table:table-cell>
          <table:table-cell table:style-name="Table1.B5" office:value-type="string">
            <text:p text:style-name="P231">10-12-14</text:p>
          </table:table-cell>
          <table:table-cell table:style-name="Table1.D9" office:value-type="string">
            <text:p text:style-name="P231">12-14-16</text:p>
          </table:table-cell>
          <table:table-cell table:style-name="Table1.D9" office:value-type="string">
            <text:p text:style-name="P231">7-9-11</text:p>
          </table:table-cell>
          <table:table-cell table:style-name="Table1.E9" office:value-type="string">
            <text:p text:style-name="P231">70% - 160% - 250%</text:p>
          </table:table-cell>
        </table:table-row>
      </table:table>
      <text:p text:style-name="P319"/>
      <text:h text:style-name="P336" text:outline-level="3"><text:bookmark-start text:name="__RefHeading___Toc11994_3781431762"/>Páncél tagok és a védett terület<text:bookmark-end text:name="__RefHeading___Toc11994_3781431762"/></text:h>
      <table:table table:name="Table2" table:style-name="Table2">
        <table:table-column table:style-name="Table2.A"/>
        <table:table-column table:style-name="Table2.B"/>
        <table:table-column table:style-name="Table2.C"/>
        <table:table-row table:style-name="TableLine2968315651440">
          <table:table-cell table:style-name="Table2.A1" office:value-type="string">
            <text:p text:style-name="P195">Páncél tag</text:p>
          </table:table-cell>
          <table:table-cell table:style-name="Table2.A1" office:value-type="string">
            <text:p text:style-name="P55">Véd</text:p>
          </table:table-cell>
          <table:table-cell table:style-name="Table2.C1" office:value-type="string">
            <text:p text:style-name="P55">Tulajdonságok, védett helyek</text:p>
          </table:table-cell>
        </table:table-row>
        <table:table-row table:style-name="TableLine2968315651728">
          <table:table-cell table:style-name="Table2.A4" office:value-type="string">
            <text:p text:style-name="P179">Mellvért</text:p>
          </table:table-cell>
          <table:table-cell table:style-name="Table2.B4" office:value-type="string">
            <text:p text:style-name="P187">50%</text:p>
          </table:table-cell>
          <table:table-cell table:style-name="Table2.C4" office:value-type="string">
            <text:p text:style-name="P181">Csak a torzót védi elöl, hátul, oldalt.</text:p>
          </table:table-cell>
        </table:table-row>
        <table:table-row table:style-name="TableLine2968315664112">
          <table:table-cell table:style-name="Table2.A4" office:value-type="string">
            <text:p text:style-name="P179"><text:s text:c="2"/>+ Sisak</text:p>
          </table:table-cell>
          <table:table-cell table:style-name="Table2.B4" office:value-type="string">
            <text:p text:style-name="P187">+10%</text:p>
          </table:table-cell>
          <table:table-cell table:style-name="Table2.C4" office:value-type="string">
            <text:p text:style-name="P181">A fejet védi</text:p>
          </table:table-cell>
        </table:table-row>
        <table:table-row table:style-name="TableLine2968315653168">
          <table:table-cell table:style-name="Table2.A4" office:value-type="string">
            <text:p text:style-name="P180">Felkarok / alkarok /</text:p>
            <text:p text:style-name="P180">combok / lábszárak</text:p>
          </table:table-cell>
          <table:table-cell table:style-name="Table2.B4" office:value-type="string">
            <text:p text:style-name="P187">+10%*</text:p>
          </table:table-cell>
          <table:table-cell table:style-name="Table2.C4" office:value-type="string">
            <text:p text:style-name="P181">Tagonként értendő a +10%.</text:p>
          </table:table-cell>
        </table:table-row>
      </table:table>
      <text:h text:style-name="P336" text:outline-level="3"><text:bookmark-start text:name="__RefHeading___Toc11996_3781431762"/>Páncéldobás <text:bookmark-end text:name="__RefHeading___Toc11996_3781431762"/></text:h>
      <text:p text:style-name="P321">Az áldozat dobja k10-el ellenfele sebzésdobása után (közben). Tulajdonképpen egy egyszerűsített százalékdobás, hogy a csapás páncéllal fedett területet talált-e el. Minden páncél X %-ban védi a testet. X-et a fenti táblázatból lehet kiszámolni.</text:p>
      <text:p text:style-name="P321">Például: torzót, felkart és alkart védő páncél a test 70%-át védi (50+10+10). Így k10-en az 1-7-es dobás esetén véd a páncél, 7-10-es esetén nem, mert a csapás fedetlen részt talált el.</text:p>
      <text:p text:style-name="P319"/>
      <text:h text:style-name="P336" text:outline-level="3"><text:bookmark-start text:name="__RefHeading___Toc11998_3781431762"/>Mozgásgátló Tényező (MGT)<text:bookmark-end text:name="__RefHeading___Toc11998_3781431762"/></text:h>
      <text:p text:style-name="P321"><text:span text:style-name="_5b_RPG_5d__20_Kiemelt_20_kifejezés"><text:span text:style-name="T3">Harc és mozgás során a vértek, egyes pajzsok, valamint a felszerelés egyes elemei korlátozhatják a karaktereket. Ennek szimulálására van a Mozgásgátló Tényező – röviden MGT. A fenti vérteknek, pajzsoknak és egyes fegyvereknek van MGT értéke. Alapesetben a páncél struktúráknál leírt MGT alapértékekhez hozzáadjuk a kategória- és minőségfüggő értékeket kapcsolt darabonként, beleértve a torzót védő mellvértet is.</text:span></text:span></text:p>
      <text:list xml:id="list2523389134" text:style-name="L92">
        <text:list-item>
          <text:p text:style-name="P478">1 MGT → -0,5 KÉ, -1 TÉ,VÉ</text:p>
        </text:list-item>
        <text:list-item>
          <text:p text:style-name="P478">1 MGT → -1/5 mozgást igénylő képzettségpróbákra (lefele kerekítve)</text:p>
        </text:list-item>
      </text:list>
      <text:p text:style-name="P44">(KM dönt, de például kézügyességet érintő Ügyességpróbára nyilván nem jár levonás, ha nincs páncélkesztyűben a játékos)</text:p>
      <text:h text:style-name="P344" text:outline-level="4"><text:bookmark-start text:name="__RefHeading___Toc12000_3781431762"/>Alap (mellvért) MGT<text:bookmark-end text:name="__RefHeading___Toc12000_3781431762"/></text:h>
      <text:p text:style-name="P321">Az alábbi alapértékeket akkor kell beleszámítani az MGT-be, ha a karakter visel mellvért-darabot.</text:p>
      <table:table table:name="Table3" table:style-name="Table3">
        <table:table-column table:style-name="Table3.A"/>
        <table:table-column table:style-name="Table3.B"/>
        <text:soft-page-break/>
        <table:table-row table:style-name="TableLine2968315654032">
          <table:table-cell table:style-name="Table3.A1" office:value-type="string">
            <text:p text:style-name="P118">Struktúra</text:p>
          </table:table-cell>
          <table:table-cell table:style-name="Table3.B1" office:value-type="string">
            <text:p text:style-name="P118">Mellvért MGT alap</text:p>
          </table:table-cell>
        </table:table-row>
        <table:table-row table:style-name="TableLine2968315653744">
          <table:table-cell table:style-name="Table3.A2" office:value-type="string">
            <text:p text:style-name="P121">Posztó</text:p>
          </table:table-cell>
          <table:table-cell table:style-name="Table3.B2" office:value-type="string">
            <text:p text:style-name="P121">3</text:p>
          </table:table-cell>
        </table:table-row>
        <table:table-row table:style-name="TableLine2968315652304">
          <table:table-cell table:style-name="Table3.A2" office:value-type="string">
            <text:p text:style-name="P121">Bőr</text:p>
          </table:table-cell>
          <table:table-cell table:style-name="Table3.B2" office:value-type="string">
            <text:p text:style-name="P121">6</text:p>
          </table:table-cell>
        </table:table-row>
        <table:table-row table:style-name="TableLine2968315654320">
          <table:table-cell table:style-name="Table3.A2" office:value-type="string">
            <text:p text:style-name="P121">Keményített bőr</text:p>
          </table:table-cell>
          <table:table-cell table:style-name="Table3.B2" office:value-type="string">
            <text:p text:style-name="P121">9</text:p>
          </table:table-cell>
        </table:table-row>
        <table:table-row table:style-name="TableLine2968315653456">
          <table:table-cell table:style-name="Table3.A2" office:value-type="string">
            <text:p text:style-name="P121">Brigantin</text:p>
          </table:table-cell>
          <table:table-cell table:style-name="Table3.B2" office:value-type="string">
            <text:p text:style-name="P122">?</text:p>
          </table:table-cell>
        </table:table-row>
        <table:table-row table:style-name="TableLine2968315655472">
          <table:table-cell table:style-name="Table3.A2" office:value-type="string">
            <text:p text:style-name="P121">Lánc</text:p>
          </table:table-cell>
          <table:table-cell table:style-name="Table3.B2" office:value-type="string">
            <text:p text:style-name="P121">12</text:p>
          </table:table-cell>
        </table:table-row>
        <table:table-row table:style-name="TableLine2968315658352">
          <table:table-cell table:style-name="Table3.A2" office:value-type="string">
            <text:p text:style-name="P121">Sodrony</text:p>
          </table:table-cell>
          <table:table-cell table:style-name="Table3.B2" office:value-type="string">
            <text:p text:style-name="P121">15</text:p>
          </table:table-cell>
        </table:table-row>
        <table:table-row table:style-name="TableLine2968315662384">
          <table:table-cell table:style-name="Table3.A2" office:value-type="string">
            <text:p text:style-name="P121">Pikkely</text:p>
          </table:table-cell>
          <table:table-cell table:style-name="Table3.B2" office:value-type="string">
            <text:p text:style-name="P122"><text:span text:style-name="T135">17</text:span>?</text:p>
          </table:table-cell>
        </table:table-row>
        <table:table-row table:style-name="TableLine2968315649136">
          <table:table-cell table:style-name="Table3.A2" office:value-type="string">
            <text:p text:style-name="P121">Lemez</text:p>
          </table:table-cell>
          <table:table-cell table:style-name="Table3.B2" office:value-type="string">
            <text:p text:style-name="P121">18</text:p>
          </table:table-cell>
        </table:table-row>
      </table:table>
      <text:p text:style-name="P172"/>
      <table:table table:name="Table4" table:style-name="Table4">
        <table:table-column table:style-name="Table4.A"/>
        <table:table-column table:style-name="Table4.B"/>
        <table:table-row table:style-name="TableLine2968315654608">
          <table:table-cell table:style-name="Table4.A1" office:value-type="string">
            <text:p text:style-name="P182">+ egy érzékeny pont jobb védelme</text:p>
          </table:table-cell>
          <table:table-cell table:style-name="Table4.B1" office:value-type="string">
            <text:p text:style-name="P182">Egy tenyérnyi pontra erősített extra védelem. Anyagfüggő +SFÉ. <text:s/>+MGT: <text:span text:style-name="T68">3-6</text:span></text:p>
          </table:table-cell>
        </table:table-row>
      </table:table>
      <text:p text:style-name="P321"/>
      <text:h text:style-name="P344" text:outline-level="4"><text:bookmark-start text:name="__RefHeading___Toc12002_3781431762"/>Vért kidolgozottsága, csatolt elemek száma<text:bookmark-end text:name="__RefHeading___Toc12002_3781431762"/></text:h>
      <text:p text:style-name="P271">A fenti tényező is fontos elem az MGT kiszámításában. A vért elemek kapcsolódásainak jó kidolgozottsága alapvető fontosságú a gördülékeny mozgáshoz. Egy rossz illesztékekkel készített vértezet rettenetesen nehezíti a mozgást viselője számára, nem minden a nagy SFÉ. Kiváló alapanyagból is lehet hitványul megformált munkát készíteni, fontos tehát a jó készítő mester is. </text:p>
      <text:p text:style-name="P321">Minden csatolt elem után a táblázatból kinézett MGT érték adódik hozzá az MGT alaphoz.</text:p>
      <text:p text:style-name="P321">Ezt a számértéket a <text:span text:style-name="T67">Kidolgozottság</text:span> elnevezéssel illetjük.</text:p>
      <text:p text:style-name="P321"><text:span text:style-name="T28">Figyelem: maga a Mellvért-darab is beleszámít az elemek számába!</text:span><text:span text:style-name="T18"> (így ha csak mellvért-darabot visel a karakter, a minőségi különbség akkor is megjelenik). Ha nincs mellvért-darab, akkor az Alap MGT-t </text:span><text:span text:style-name="T28">nem</text:span><text:span text:style-name="T18"> kell beszámítani, csak a lenti kikeresett számot kell a kapcsolt tagok számával szorozni.</text:span></text:p>
      <text:p text:style-name="P321"><text:span text:style-name="T28">Csatolható tagok</text:span><text:span text:style-name="T18">: mellvért, <text:s/>felkar-tagok, alkar-tagok, comb-tagok, lábszár-tagok, </text:span><text:span text:style-name="T21">sisak</text:span> (6 db)</text:p>
      <text:p text:style-name="P199"><text:span text:style-name="T28">Megjegyzés</text:span>: A páros tagok pl, „felkar-tagok” a számolásban <text:span text:style-name="T24">egynek</text:span> számítanak, aki csak fél párat visel, az is ennyit „fizet” érte, ilyen szinten már felesleges bonyolítás lenne a túlzott differenciálás.</text:p>
      <table:table table:name="Table5" table:style-name="Table5">
        <table:table-column table:style-name="Table5.A"/>
        <table:table-column table:style-name="Table5.B"/>
        <table:table-column table:style-name="Table5.C" table:number-columns-repeated="4"/>
        <table:table-column table:style-name="Table5.G"/>
        <table:table-row table:style-name="TableLine2968315657776">
          <table:table-cell table:style-name="Table5.A1" table:number-columns-spanned="7" office:value-type="string">
            <text:p text:style-name="P259">+MGT csatolt elemenként – Kidolgozottság függő</text:p>
          </table:table-cell>
          <table:covered-table-cell/>
          <table:covered-table-cell/>
          <table:covered-table-cell/>
          <table:covered-table-cell/>
          <table:covered-table-cell/>
          <table:covered-table-cell/>
        </table:table-row>
        <table:table-row table:style-name="TableLine2968315658064">
          <table:table-cell table:style-name="Table5.A2" office:value-type="string">
            <text:p text:style-name="P233">Kat</text:p>
          </table:table-cell>
          <table:table-cell table:style-name="Table5.B2" office:value-type="string">
            <text:p text:style-name="P257">Struktúra</text:p>
          </table:table-cell>
          <table:table-cell table:style-name="Table5.A2" office:value-type="string">
            <text:p text:style-name="P252">Pocsék</text:p>
          </table:table-cell>
          <table:table-cell table:style-name="Table5.A2" office:value-type="string">
            <text:p text:style-name="P236">Gyenge munka</text:p>
          </table:table-cell>
          <table:table-cell table:style-name="Table5.A2" office:value-type="string">
            <text:p text:style-name="P252">Átlagos</text:p>
          </table:table-cell>
          <table:table-cell table:style-name="Table5.A2" office:value-type="string">
            <text:p text:style-name="P252">Jó munka</text:p>
          </table:table-cell>
          <table:table-cell table:style-name="Table5.G5" office:value-type="string">
            <text:p text:style-name="P240">Mestermunka</text:p>
          </table:table-cell>
        </table:table-row>
        <table:table-row table:style-name="TableLine2968315657488">
          <table:table-cell table:style-name="Table5.A2" office:value-type="string">
            <text:p text:style-name="P257">I.</text:p>
          </table:table-cell>
          <table:table-cell table:style-name="Table5.B3" office:value-type="string">
            <text:p text:style-name="P257">Nem merev, nem fém</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A2" office:value-type="string">
            <text:p text:style-name="P255">0,5</text:p>
          </table:table-cell>
          <table:table-cell table:style-name="Table5.G5" office:value-type="string">
            <text:p text:style-name="P255">-</text:p>
          </table:table-cell>
        </table:table-row>
        <table:table-row table:style-name="TableLine2968315661808">
          <table:table-cell table:style-name="Table5.A2" office:value-type="string">
            <text:p text:style-name="P257">II.</text:p>
          </table:table-cell>
          <table:table-cell table:style-name="Table5.B3" office:value-type="string">
            <text:p text:style-name="P257">Nem merev, fém</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A2" office:value-type="string">
            <text:p text:style-name="P255">1</text:p>
          </table:table-cell>
          <table:table-cell table:style-name="Table5.G5" office:value-type="string">
            <text:p text:style-name="P255">0,5</text:p>
          </table:table-cell>
        </table:table-row>
        <table:table-row table:style-name="TableLine2968315650576">
          <table:table-cell table:style-name="Table5.A2" office:value-type="string">
            <text:p text:style-name="P257">III.</text:p>
          </table:table-cell>
          <table:table-cell table:style-name="Table5.B3" office:value-type="string">
            <text:p text:style-name="P257">Merev, fém</text:p>
          </table:table-cell>
          <table:table-cell table:style-name="Table5.A2" office:value-type="string">
            <text:p text:style-name="P255">5</text:p>
          </table:table-cell>
          <table:table-cell table:style-name="Table5.A2" office:value-type="string">
            <text:p text:style-name="P255">4</text:p>
          </table:table-cell>
          <table:table-cell table:style-name="Table5.A2" office:value-type="string">
            <text:p text:style-name="P255">3</text:p>
          </table:table-cell>
          <table:table-cell table:style-name="Table5.A2" office:value-type="string">
            <text:p text:style-name="P255">2</text:p>
          </table:table-cell>
          <table:table-cell table:style-name="Table5.G5" office:value-type="string">
            <text:p text:style-name="P255">1</text:p>
          </table:table-cell>
        </table:table-row>
      </table:table>
      <text:p text:style-name="P297"/>
      <table:table table:name="Table6" table:style-name="Table6">
        <table:table-column table:style-name="Table6.A"/>
        <table:table-column table:style-name="Table6.B"/>
        <table:table-column table:style-name="Table6.C" table:number-columns-repeated="4"/>
        <table:table-column table:style-name="Table6.G"/>
        <table:table-row table:style-name="TableLine2968315664688">
          <table:table-cell table:style-name="Table6.A1" office:value-type="string">
            <text:p text:style-name="P257"/>
          </table:table-cell>
          <table:table-cell table:style-name="Table6.B1" office:value-type="string">
            <text:p text:style-name="P254">Ár szorzó (kidolgozottság)</text:p>
          </table:table-cell>
          <table:table-cell table:style-name="Table6.A1" office:value-type="string">
            <text:p text:style-name="P252">x 0,1</text:p>
          </table:table-cell>
          <table:table-cell table:style-name="Table6.A1" office:value-type="string">
            <text:p text:style-name="P252">X 0,5</text:p>
          </table:table-cell>
          <table:table-cell table:style-name="Table6.A1" office:value-type="string">
            <text:p text:style-name="P252">-</text:p>
          </table:table-cell>
          <table:table-cell table:style-name="Table6.A1" office:value-type="string">
            <text:p text:style-name="P252">x 10</text:p>
          </table:table-cell>
          <table:table-cell table:style-name="Table6.G1" office:value-type="string">
            <text:p text:style-name="P252">x 100</text:p>
          </table:table-cell>
        </table:table-row>
      </table:table>
      <text:p text:style-name="P321"/>
      <text:p text:style-name="P321"/>
      <text:p text:style-name="Standard"/>
      <text:h text:style-name="P337" text:outline-level="3"><text:bookmark-start text:name="__RefHeading___Toc12004_3781431762"/>Fém vértek alapanyagai<text:bookmark-end text:name="__RefHeading___Toc12004_3781431762"/></text:h>
      <text:p text:style-name="P321">A különböző fém ötvözetek alapanyagai változtathatnak az SFÉ és MGT értékeken. Amihez viszonyítunk az alaphelyzetben <text:span text:style-name="T142">az </text:span>az acél.</text:p>
      <table:table table:name="Table7" table:style-name="Table7">
        <table:table-column table:style-name="Table7.A"/>
        <table:table-column table:style-name="Table7.B"/>
        <table:table-column table:style-name="Table7.C"/>
        <table:table-column table:style-name="Table7.D"/>
        <table:table-row table:style-name="TableLine2968315660368">
          <table:table-cell table:style-name="Table7.A1" office:value-type="string">
            <text:p text:style-name="P258"/>
          </table:table-cell>
          <table:table-cell table:style-name="Table7.A1" office:value-type="string">
            <text:p text:style-name="P256">SFÉ</text:p>
          </table:table-cell>
          <table:table-cell table:style-name="Table7.A1" office:value-type="string">
            <text:p text:style-name="P256">Alap MGT</text:p>
          </table:table-cell>
          <table:table-cell table:style-name="Table7.D1" office:value-type="string">
            <text:p text:style-name="P256">Ár </text:p>
            <text:p text:style-name="P253">(anyag-szorzó)</text:p>
          </table:table-cell>
        </table:table-row>
        <table:table-row table:style-name="TableLine2968315664976">
          <table:table-cell table:style-name="Table7.A2" office:value-type="string">
            <text:p text:style-name="P258">Acél</text:p>
          </table:table-cell>
          <table:table-cell table:style-name="Table7.A2" office:value-type="string">
            <text:p text:style-name="P256">+0</text:p>
          </table:table-cell>
          <table:table-cell table:style-name="Table7.A2" office:value-type="string">
            <text:p text:style-name="P256">+0</text:p>
          </table:table-cell>
          <table:table-cell table:style-name="Table7.D2" office:value-type="string">
            <text:p text:style-name="P256">1x</text:p>
          </table:table-cell>
        </table:table-row>
        <table:table-row table:style-name="TableLine2968315677648">
          <table:table-cell table:style-name="Table7.A2" office:value-type="string">
            <text:p text:style-name="P258">Bronz</text:p>
          </table:table-cell>
          <table:table-cell table:style-name="Table7.B3" office:value-type="string">
            <text:p text:style-name="P256">-3</text:p>
          </table:table-cell>
          <table:table-cell table:style-name="Table7.B3" office:value-type="string">
            <text:p text:style-name="P256">+6</text:p>
          </table:table-cell>
          <table:table-cell table:style-name="Table7.D3" office:value-type="string">
            <text:p text:style-name="P256">0,5x</text:p>
          </table:table-cell>
        </table:table-row>
        <table:table-row table:style-name="TableLine2968315680816">
          <table:table-cell table:style-name="Table7.A2" office:value-type="string">
            <text:p text:style-name="P258">Abbitacél</text:p>
          </table:table-cell>
          <table:table-cell table:style-name="Table7.A2" office:value-type="string">
            <text:p text:style-name="P256">+2</text:p>
          </table:table-cell>
          <table:table-cell table:style-name="Table7.B3" office:value-type="string">
            <text:p text:style-name="P256">- ?</text:p>
          </table:table-cell>
          <table:table-cell table:style-name="Table7.D2" office:value-type="string">
            <text:p text:style-name="P256">10x</text:p>
          </table:table-cell>
        </table:table-row>
        <table:table-row table:style-name="TableLine2968315666992">
          <table:table-cell table:style-name="Table7.A2" office:value-type="string">
            <text:p text:style-name="P258">Mithrill</text:p>
          </table:table-cell>
          <table:table-cell table:style-name="Table7.A2" office:value-type="string">
            <text:p text:style-name="P256">+5</text:p>
          </table:table-cell>
          <table:table-cell table:style-name="Table7.B3" office:value-type="string">
            <text:p text:style-name="P256">-?</text:p>
          </table:table-cell>
          <table:table-cell table:style-name="Table7.D2" office:value-type="string">
            <text:p text:style-name="P256">100x</text:p>
          </table:table-cell>
        </table:table-row>
        <table:table-row table:style-name="TableLine2968315674192">
          <table:table-cell table:style-name="Table7.A2" office:value-type="string">
            <text:p text:style-name="P258">Lunír</text:p>
          </table:table-cell>
          <table:table-cell table:style-name="Table7.A2" office:value-type="string">
            <text:p text:style-name="P256">+ ?</text:p>
          </table:table-cell>
          <table:table-cell table:style-name="Table7.B3" office:value-type="string">
            <text:p text:style-name="P256">- ?</text:p>
          </table:table-cell>
          <table:table-cell table:style-name="Table7.D2" office:value-type="string">
            <text:p text:style-name="P256">?</text:p>
          </table:table-cell>
        </table:table-row>
      </table:table>
      <text:h text:style-name="P336" text:outline-level="3"><text:bookmark-start text:name="__RefHeading___Toc12006_3781431762"/>Páncél Ára<text:bookmark-end text:name="__RefHeading___Toc12006_3781431762"/></text:h>
      <text:p text:style-name="P321">A páncél teljes árát a következőképpen kaphatjuk meg: </text:p>
      <text:p text:style-name="P210">Teljes ár = (Mellvért ár) + (Csatolt tagok ára)</text:p>
      <text:p text:style-name="P321"><text:span text:style-name="T28">Mellvért ár</text:span> <text:s/>= (mellvért alapára <text:s/><text:span text:style-name="T28">x</text:span> <text:s/>kidolgozottság-szorzó <text:s/><text:span text:style-name="T28">x </text:span><text:s/>anyag-szorzó)</text:p>
      <text:list xml:id="list3598451142" text:style-name="L93">
        <text:list-item>
          <text:p text:style-name="P479">a mellvért-darab árát az SFÉ táblázatban találjuk (%). Anyagminőségtől is függ.</text:p>
        </text:list-item>
        <text:list-item>
          <text:p text:style-name="P479">a kidolgozottságból adódó szorzót az előző táblázat tartalmazza. Ha jobb a kidolgozottság, drágább a páncél – ez érthető.</text:p>
        </text:list-item>
        <text:list-item>
          <text:p text:style-name="P479">Ha fém vértről beszélünk és a vért nem hagyományosan acélból készült, akkor a „Fém vértek alapanyagai” táblázatban található <text:span text:style-name="T28">anyag-szorzó</text:span> értéket is be kell vonni. (az Acél szorzója: 1) Pl. abbitacél esetén az értéket 10-el kell szorozni.</text:p>
        </text:list-item>
      </text:list>
      <text:p text:style-name="P210">Csatolt tagok ára</text:p>
      <text:p text:style-name="P321">A plusz csatolt tagok egyenként a mellvért-darab 1/5-ét érik, azaz egy teljes vért a mellvért-darab árának pont a kétszerese. <text:s text:c="2"/><text:span text:style-name="T28">Csatolt tagok ára = 1/5 <text:s/>x (Mellvért ár) x (Csatolt tagok db)</text:span></text:p>
      <text:p text:style-name="P27">(a „Csatolt tagok db”-ba itt nem számít bele a Mellvért-darab!)</text:p>
      <text:h text:style-name="P344" text:outline-level="4"><text:bookmark-start text:name="__RefHeading___Toc12008_3781431762"/>Miért százalék érték az „Ár”?<text:bookmark-end text:name="__RefHeading___Toc12008_3781431762"/></text:h>
      <text:p text:style-name="P321">Az SFÉ táblázatban nem véletlenül <text:span text:style-name="T64">százalék</text:span> értékek szerepelnek arany, vagy más fizetőeszköz helyett. Ennek oka az, hogy tájegységtől függően más-más a vértek ára. Itt csak az egyes típusok közötti ár-arányt adtuk meg. Természetesen ebbe is bele lehet kötni, hogy pl. egy adott országban nem pont ezek az arányok, de ennyire részletes bontásba véleményünk szerint értelmetlen belemenni – felesleges bonyolítás lenne.</text:p>
      <text:h text:style-name="P336" text:outline-level="3"><text:bookmark-start text:name="__RefHeading___Toc12010_3781431762"/>Példa egy páncél leírására<text:bookmark-end text:name="__RefHeading___Toc12010_3781431762"/></text:h>
      <text:p text:style-name="P321">JK: „Milyen a páncélja?”</text:p>
      <text:p text:style-name="P321">KM: „Ez egy Sodrony páncél. Anyaga acél, anyagminősége (-1)-es (SFÉ-re), kidolgozottsága Gyenge. Három tagot látsz: mellvért-darabot, felkar-tagot, alkar-tagot. Méretben passzol rád, nem kapsz büntetést.”</text:p>
      <text:h text:style-name="P336" text:outline-level="3"><text:bookmark-start text:name="__RefHeading___Toc12012_3781431762"/>Erő bónusz MGT-re<text:bookmark-end text:name="__RefHeading___Toc12012_3781431762"/></text:h>
      <text:p text:style-name="P227">Aki erősebb, azt kevésbé korlátozza egy nehezebb páncél.</text:p>
      <table:table table:name="Table8" table:style-name="Table8">
        <table:table-column table:style-name="Table8.A"/>
        <table:table-row table:style-name="TableLine2968315673040">
          <table:table-cell table:style-name="Table8.A1" office:value-type="string">
            <text:p text:style-name="P224">A hordott páncél MGT-je a karakter Erő tulajdonságának kétszeresével csökken</text:p>
            <text:p text:style-name="P26">(ha az Erő 0 alatti, akkor értelemszerűen nő az MGT)</text:p>
          </table:table-cell>
        </table:table-row>
      </table:table>
      <text:p text:style-name="P321"><text:soft-page-break/></text:p>
      <text:h text:style-name="P336" text:outline-level="3"><text:bookmark-start text:name="__RefHeading___Toc12014_3781431762"/>Erő követelmény MGT-re<text:bookmark-end text:name="__RefHeading___Toc12014_3781431762"/></text:h>
      <text:p text:style-name="P321">A vértek viselése embert próbáló feladat. Éppen ezért a vértek viselésének követelményeket állítottunk:</text:p>
      <table:table table:name="Table9" table:style-name="Table9">
        <table:table-column table:style-name="Table9.A"/>
        <table:table-column table:style-name="Table9.B"/>
        <table:table-row table:style-name="TableLine2968315676496">
          <table:table-cell table:style-name="Table9.A1" office:value-type="string">
            <text:p text:style-name="P121">Full MGT</text:p>
          </table:table-cell>
          <table:table-cell table:style-name="Table9.B1" office:value-type="string">
            <text:p text:style-name="P121">Erő követelmény</text:p>
          </table:table-cell>
        </table:table-row>
        <table:table-row table:style-name="TableLine2968315683696">
          <table:table-cell table:style-name="Table9.A5" office:value-type="string">
            <text:p text:style-name="P121">10-20</text:p>
          </table:table-cell>
          <table:table-cell table:style-name="Table9.B5" office:value-type="string">
            <text:p text:style-name="P121">+1</text:p>
          </table:table-cell>
        </table:table-row>
        <table:table-row table:style-name="TableLine2968315679952">
          <table:table-cell table:style-name="Table9.A5" office:value-type="string">
            <text:p text:style-name="P121">21-30</text:p>
          </table:table-cell>
          <table:table-cell table:style-name="Table9.B5" office:value-type="string">
            <text:p text:style-name="P121">+2</text:p>
          </table:table-cell>
        </table:table-row>
        <table:table-row table:style-name="TableLine2968315674768">
          <table:table-cell table:style-name="Table9.A5" office:value-type="string">
            <text:p text:style-name="P121">31-40</text:p>
          </table:table-cell>
          <table:table-cell table:style-name="Table9.B5" office:value-type="string">
            <text:p text:style-name="P121">+3</text:p>
          </table:table-cell>
        </table:table-row>
        <table:table-row table:style-name="TableLine2968315669296">
          <table:table-cell table:style-name="Table9.A5" office:value-type="string">
            <text:p text:style-name="P121">41-50</text:p>
          </table:table-cell>
          <table:table-cell table:style-name="Table9.B5" office:value-type="string">
            <text:p text:style-name="P121">+4</text:p>
          </table:table-cell>
        </table:table-row>
      </table:table>
      <text:h text:style-name="P336" text:outline-level="3"><text:bookmark-start text:name="__RefHeading___Toc12016_3781431762"/>Rossz méretű vért viselése<text:bookmark-end text:name="__RefHeading___Toc12016_3781431762"/></text:h>
      <text:p text:style-name="P321">Néha előfordul, hogy a szükség ráviszi a hősöket is, hogy legyőzött ellenfeleik páncéljait tulajdonítsák el, ha épp megszorulnak.</text:p>
      <text:p text:style-name="P321">Az ilyen vért azonban sokszor nem passzol új tulajdonosának testalkatához. Túl nagy, túl szűk, nem ott forog el, ahol kényelmes lenne... stb, stb.</text:p>
      <text:p text:style-name="P321">Ilyen esetben a KM az adott karakter számára a „Vért megmunkálásának” <text:s/>értékét tetszés szerint leronthatja. Például Endirell a barbár magára ölti imént elhalálozott ellenfele Átlagos megmunkáltságú acél lemez mellvértjét + a felkar és alkar tagokat is (össz: 3 tag). Ennek ugye így 3-as a kidolgozottsága alapesetben (merev, fém vért; <text:s/>átlagos). </text:p>
      <text:p text:style-name="P321">Az új páncél viszont úgy áll hősünkön, mint tehénen a gatya. Testalkata ugyanis sajnos nem egyezik az elhunyt ellenségével. <text:s/>A KM szigorú: a páncél kidolgozottság értéket Endirell számára 5-re rontja le. Alapesetben az MGT ugye 27 lenne (18 + 3x3), de a büntetés után már 33-ra ugrik (18 + 3x5).</text:p>
      <text:h text:style-name="P336" text:outline-level="3"><text:bookmark-start text:name="__RefHeading___Toc12018_3781431762"/>Egydarabos tag viselése<text:bookmark-end text:name="__RefHeading___Toc12018_3781431762"/></text:h>
      <text:p text:style-name="P321">Jellemzően az alkarvédőkre gondolunk itt, melyek nem kapcsolódnak más tagokhoz.</text:p>
      <text:p text:style-name="P217">TODO: külön értékük legyen (anyagfüggő!!), vagy használjuk erre is a táblázatot simán?</text:p>
      <text:p text:style-name="P212">Vértviselet fortély nem mérsékli MGT hatásukat!</text:p>
      <text:p text:style-name="P321">Használatukról a „Hárítófegyver használat” fortély ad útmutatást.</text:p>
      <text:h text:style-name="P336" text:outline-level="3"><text:bookmark-start text:name="__RefHeading___Toc12020_3781431762"/>Sérült vért javítása és MGT módosító hatása<text:bookmark-end text:name="__RefHeading___Toc12020_3781431762"/></text:h>
      <text:p text:style-name="P321">Ha megsérül a vért, azt bizony javítani kell és ez bizony nem olcsó mulatság fém vértek esetén.</text:p>
      <text:p text:style-name="P321">Az elszenvedett csapások alapján a KM meghatároz egy <text:span text:style-name="T28">az egész vértre</text:span> vonatkoztatott sérülés százalékot (<text:span text:style-name="T28">Sérülés jellemző</text:span>). A javítás a vért teljes árának annyi százaléka, amennyi a Sérülés értéke.</text:p>
      <text:p text:style-name="P321">Ha megsérül a vért, az bizony előbb-utóbb akadályozni fog a mozgásban.</text:p>
      <text:p text:style-name="P322"><text:span text:style-name="T65">Opcionális szabály</text:span>: az <text:span text:style-name="T28">MGT</text:span> az eredetihez képest annyi százalékkal nő, amennyi a vért Sérülés jellemzője.</text:p>
      <text:h text:style-name="P336" text:outline-level="3"><text:bookmark-start text:name="__RefHeading___Toc12022_3781431762"/>Példa átlagos páncélra<text:bookmark-end text:name="__RefHeading___Toc12022_3781431762"/></text:h>
      <text:p text:style-name="P129">MGT</text:p>
      <text:p text:style-name="P131"><text:span text:style-name="T121">→ </text:span>Sodronying, gyenge kidolgozottságú (nem az alapanyag, az elkészítés gyenge!)</text:p>
      <text:p text:style-name="P131"><text:span text:style-name="T121">→ </text:span>Védett terület: mellkas, felkar, alkarok, combok (összesen: 4 tag).</text:p>
      <text:p text:style-name="P131"><text:span text:style-name="T121">→ </text:span>Alap MGT: 15 (Sodrony)</text:p>
      <text:p text:style-name="P131"><text:soft-page-break/><text:span text:style-name="T121">→ </text:span>Nem merev, fém (II.kat) / Gyenge munka <text:s/><text:bookmark-start text:name="DDE_LINK1"/><text:span text:style-name="T121">→</text:span><text:bookmark-end text:name="DDE_LINK1"/><text:span text:style-name="T106"> </text:span><text:s/>+3 MGT / tag <text:s text:c="2"/>(Kidolgozottság)</text:p>
      <text:p text:style-name="P131"><text:span text:style-name="T121">→ </text:span>Karakter Erő tulajdonsága legyen: +2 <text:s/><text:span text:style-name="T121">→ </text:span>(2 x 2 = 4 jön le)</text:p>
      <text:p text:style-name="P131">Összesen tehát: 15 + (4 x 3) <text:s/>- (2 x 2) = 23 MGT</text:p>
      <text:p text:style-name="P132">SFÉ</text:p>
      <text:p text:style-name="P131"><text:span text:style-name="T121">→ </text:span>Alapanyag minősége átlagos (nincs SFÉ módosulás)</text:p>
      <text:p text:style-name="P133"><text:span text:style-name="T121">→</text:span> Acélból van: (nincs SFÉ módosulás)</text:p>
      <text:p text:style-name="P131"><text:span text:style-name="T122">→ </text:span><text:span text:style-name="T36">Alap SFÉ: 12 / 9 / 4</text:span></text:p>
      <text:p text:style-name="P131"><text:span text:style-name="T121">→</text:span> Összesen: 12 / 9 / 4 SFÉ</text:p>
      <text:p text:style-name="P132">Ár</text:p>
      <text:p text:style-name="P131"><text:span text:style-name="T121">→ </text:span>Alap: 100% (sodrony, átlagos anyag), de a kidolgozottság „gyenge” (0,5x) <text:s/><text:span text:style-name="T121">→</text:span> Mellvért ár : 50% <text:s/></text:p>
      <text:p text:style-name="P131"><text:span text:style-name="T121">→ </text:span>Így 1db tag ára: (50/ 5) = 10%</text:p>
      <text:p text:style-name="P124"><text:span text:style-name="T123">→ </text:span><text:span text:style-name="T84">Végleges ár: <text:s/>50% + (3 x 10%) = 80 % <text:s text:c="2"/>, </text:span><text:span text:style-name="T85">azaz egy átlagos acél mellvért darab 80%-ába kerül a fenti teljes páncél-kombó. </text:span>(csak 3 taggal szoroztunk, mert a mellvért-darabot már beleszámoltuk!)</text:p>
      <text:h text:style-name="P336" text:outline-level="3"><text:bookmark-start text:name="__RefHeading___Toc12024_3781431762"/>Példa egy vértre, amiben a lehető legnehezebb mozogni...<text:bookmark-end text:name="__RefHeading___Toc12024_3781431762"/></text:h>
      <text:p text:style-name="P125">… és még az anyagminősége is a legvacakabb.</text:p>
      <text:p text:style-name="P129">MGT</text:p>
      <text:p text:style-name="P126"><text:span text:style-name="T121">→ L</text:span>emezvért, pocsék kidolgozottságú, anyaga: bronz</text:p>
      <text:p text:style-name="P126"><text:span text:style-name="T121">→ </text:span>Alap MGT: 18 (lemez) + 6 (bronz)</text:p>
      <text:p text:style-name="P126"><text:span text:style-name="T121">→ </text:span>Merev, fém (III.kat) / Pocsék munka <text:bookmark-start text:name="DDE_LINK11"/><text:span text:style-name="T121">→</text:span><text:bookmark-end text:name="DDE_LINK11"/><text:span text:style-name="T106"> </text:span><text:s/>+5 MGT / tag <text:s text:c="2"/>(<text:span text:style-name="T64">Kidolgozottság</text:span>)</text:p>
      <text:p text:style-name="P126"><text:span text:style-name="T121">→ </text:span>Védett terület: mellkas, felkar, alkarok, combok, lábszárak, fej (összesen: 6 tag).</text:p>
      <text:p text:style-name="P126"><text:span text:style-name="T121">→ </text:span>Karakter Erő tulajdonsága legyen: +1 <text:s/><text:span text:style-name="T121">→ </text:span>(2 x 1 = 2 jön le)</text:p>
      <text:p text:style-name="P126">Összesen tehát: 18 + 6 + (6 x 5) – (2 x 1) = 52 MGT</text:p>
      <text:p text:style-name="P129">SFÉ</text:p>
      <text:p text:style-name="P130"><text:span text:style-name="T121">→ </text:span>Alapanyag minősége: leggyengébb (-2 SFÉ)</text:p>
      <text:p text:style-name="P130"><text:span text:style-name="T121">→</text:span> Bronzból van: (-3 SFÉ) <text:s/>= -5 SFÉ</text:p>
      <text:p text:style-name="P126"><text:span text:style-name="T122">→ </text:span><text:span text:style-name="T36">Alap SFÉ: 12 / 14 / 9</text:span></text:p>
      <text:p text:style-name="P126"><text:span text:style-name="T121">→</text:span> Összesen: 7 / 9 / 4 SFÉ</text:p>
      <text:p text:style-name="P129">Ár</text:p>
      <text:p text:style-name="P126"><text:span text:style-name="T121">→ </text:span>Alap: 70% (lemez, vacak anyag), a kidolgozottság is „vacak” (0,1x) <text:s/>és bronzból van: (0,5x)</text:p>
      <text:p text:style-name="P126"><text:s text:c="4"/><text:span text:style-name="T121">→ </text:span>Mellvért ár: 70% x 0,1 x 0,5 = 3,5% </text:p>
      <text:p text:style-name="P126"><text:span text:style-name="T121">→ </text:span>Így 1db tag ára: (3,5% / 5) = 0,7 %</text:p>
      <text:p text:style-name="P323"><text:span text:style-name="T124">→ </text:span><text:span text:style-name="T58">Végleges ár: <text:s/>3,5% + (5 x 0,7%) = <text:s/>7 % <text:s text:c="2"/>, </text:span><text:span text:style-name="T60">azaz egy átlagos acél mellvért darab 80%-ába kerül a fenti teljes </text:span><text:span text:style-name="T61">gyatra </text:span><text:span text:style-name="T60">páncél-kombó. <text:s/></text:span><text:span text:style-name="T58">(csak 5 taggal szoroztunk mert a mellvért-darabot már beleszámoltuk!)</text:span></text:p>
      <text:h text:style-name="P336" text:outline-level="3"><text:bookmark-start text:name="__RefHeading___Toc12026_3781431762"/>Vértviselet fortély<text:bookmark-end text:name="__RefHeading___Toc12026_3781431762"/></text:h>
      <text:p text:style-name="P321">Ennek a fortélynak az ismerete csökkenti az MGT okozta levonások hatását.</text:p>
      <text:p text:style-name="P321"><text:span text:style-name="T28">1.fok:</text:span> -15 MGT</text:p>
      <text:p text:style-name="P321"><text:span text:style-name="T28">2.fok:</text:span> -30 MGT</text:p>
      <text:p text:style-name="P321"><text:span text:style-name="T28">3.fok:</text:span> -<text:span text:style-name="T134">3</text:span>5 MGT</text:p>
      <text:list xml:id="list2825776269" text:style-name="L94">
        <text:list-item>
          <text:p text:style-name="P480">Mellvértnél: +5 VÉ</text:p>
        </text:list-item>
        <text:list-item>
          <text:p text:style-name="P480"><text:soft-page-break/>Full vértnél: +10 VÉ</text:p>
        </text:list-item>
      </text:list>
      <text:p text:style-name="P217">A Tulajdonság- és Képzettségpróbáknál is csökkenjen a büntetés? </text:p>
      <text:p text:style-name="P324"/>
      <text:h text:style-name="P331" text:outline-level="2"><text:bookmark-start text:name="__RefHeading___Toc12028_3781431762"/>Távolsági harc<text:bookmark-end text:name="__RefHeading___Toc12028_3781431762"/></text:h>
      <text:p text:style-name="Text_20_body">Kitéve külön doksiba. Ha kész, visszatenni.</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Text_20_body"/>
      <text:p text:style-name="P70"/>
      <text:p text:style-name="P72">--</text:p>
      <text:p text:style-name="P73">Creative Commons License</text:p>
      <text:p text:style-name="P85"><text:span text:style-name="T113">Ezen dokumentum maga, továbbá részletei, vagy másolatai kizárólag a Creative Commons <text:s/>„Nevezd meg!-Ne add el!-Így add tovább! 2.5 Magyarország” </text:span><text:span text:style-name="_5b_RPG_5d__20_Áthúzott"><text:span text:style-name="T112">Licenc feltételeinek megfelelően használható fel</text:span></text:span><text:span text:style-name="_5b_RPG_5d__20_Áthúzott"><text:span text:style-name="T108">. </text:span></text:span></text:p>
      <text:p text:style-name="P85"><text:span text:style-name="_5b_RPG_5d__20_Áthúzott"><text:span text:style-name="T109">Ailtas, 2008 </text:span></text:span></text:p>
      <text:p text:style-name="P85"><text:span text:style-name="_5b_RPG_5d__20_Áthúzott"><text:span text:style-name="T110">(</text:span></text:span><text:span text:style-name="_5b_RPG_5d__20_Áthúzott"><text:span text:style-name="T111">CC</text:span></text:span><text:span text:style-name="_5b_RPG_5d__20_Áthúzott"><text:span text:style-name="T110">(BY-NC-SA))</text:span></text:span><text:span text:style-name="_5b_RPG_5d__20_Áthúzott"><text:span text:style-name="T109"> Fekete Bálint, 2008</text:span></text:span></text:p>
      <text:p text:style-name="P85"><text:span text:style-name="_5b_RPG_5d__20_Áthúzott"><text:span text:style-name="T109">--</text:span></text:span></text:p>
      <text:p text:style-name="P71"><text:span text:style-name="_5b_RPG_5d__20_Áthúzott"><text:span text:style-name="T62"/></text:span></text:p>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DejaVu Sans" svg:font-family="'DejaVu Sans'" style:font-family-generic="swiss" style:font-pitch="variable"/>
    <style:font-face style:name="DejaVu Sans1" svg:font-family="'DejaVu Sans'" style:font-family-generic="system" style:font-pitch="variable"/>
    <style:font-face style:name="DejaVu Sans2" svg:font-family="'DejaVu Sans'" style:font-adornments="Dőlt" style:font-family-generic="swiss" style:font-pitch="variable"/>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Dőlt" style:font-family-generic="roman" style:font-pitch="variable"/>
    <style:font-face style:name="FreeSerif4" svg:font-family="FreeSerif" style:font-adornments="Félkövér" style:font-pitch="variable"/>
    <style:font-face style:name="FreeSerif5" svg:font-family="FreeSerif" style:font-adornments="Félkövér dőlt" style:font-pitch="variable"/>
    <style:font-face style:name="FreeSerif6"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Roman No9 L" svg:font-family="'Nimbus Roman No9 L'"/>
    <style:font-face style:name="Nimbus Roman No9 L1" svg:font-family="'Nimbus Roman No9 L'" style:font-family-generic="roman" style:font-pitch="variable"/>
    <style:font-face style:name="Nimbus Sans L" svg:font-family="'Nimbus Sans L'" style:font-pitch="variable"/>
    <style:font-face style:name="OpenSymbol" svg:font-family="OpenSymbol" style:font-charset="x-symbol"/>
    <style:font-face style:name="OpenSymbol1" svg:font-family="OpenSymbol" style:font-adornments="Dőlt" style:font-pitch="variable" style:font-charset="x-symbol"/>
    <style:font-face style:name="OpenSymbol2" svg:font-family="OpenSymbol" style:font-adornments="Normál" style:font-pitch="variable" style:font-charset="x-symbol"/>
    <style:font-face style:name="Sans Serif" svg:font-family="'Sans Serif'" style:font-pitch="variable"/>
    <style:font-face style:name="StarSymbol" svg:font-family="StarSymbol" style:font-charset="x-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Dőlt" style:font-family-generic="roman" style:font-pitch="variable"/>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Nimbus Roman No9 L1" fo:font-size="12pt" fo:language="hu" fo:country="HU" style:font-name-asian="Sans Serif" style:font-size-asian="12pt" style:language-asian="hu" style:country-asian="HU" style:font-name-complex="Tahoma2"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398in" style:contextual-spacing="false" fo:text-align="justify" style:justify-single-word="false" fo:widows="2" fo:text-indent="0.0783in" style:auto-text-indent="false" style:shadow="none"/>
      <style:text-properties style:font-name="FreeSerif3" fo:font-family="FreeSerif" style:font-style-name="Dőlt" style:font-family-generic="roman"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2"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236in 0.0236in" text:number-lines="false" text:line-number="0">
        <style:tab-stops/>
      </style:paragraph-properties>
      <style:text-properties style:font-name="FreeSerif5"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6"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6"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6"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6"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6"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6"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6"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6"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4"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6"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63</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harcrendszer</dc:title>
    <dc:subject>M* világához</dc:subject>
    <meta:editing-cycles>59</meta:editing-cycles>
    <meta:editing-duration>P3DT13H12M49S</meta:editing-duration>
    <dc:date>2023-12-17T22:07:34.704000000</dc:date>
    <meta:document-statistic meta:table-count="72" meta:image-count="1" meta:object-count="0" meta:page-count="82" meta:paragraph-count="3038" meta:word-count="19958" meta:character-count="133374" meta:non-whitespace-character-count="116294"/>
    <meta:user-defined meta:name="Info 1"/>
    <meta:user-defined meta:name="Info 2"/>
    <meta:user-defined meta:name="Info 3"/>
    <meta:user-defined meta:name="Info 4"/>
  </office:meta>
</office:document-meta>
</file>